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5mm"/>
    </style:style>
    <style:style style:name="co2" style:family="table-column">
      <style:table-column-properties fo:break-before="auto" style:column-width="10.76mm"/>
    </style:style>
    <style:style style:name="co3" style:family="table-column">
      <style:table-column-properties fo:break-before="auto" style:column-width="41.47mm"/>
    </style:style>
    <style:style style:name="co4" style:family="table-column">
      <style:table-column-properties fo:break-before="auto" style:column-width="69.55mm"/>
    </style:style>
    <style:style style:name="co5" style:family="table-column">
      <style:table-column-properties fo:break-before="auto" style:column-width="34.61mm"/>
    </style:style>
    <style:style style:name="co6" style:family="table-column">
      <style:table-column-properties fo:break-before="auto" style:column-width="14.04mm"/>
    </style:style>
    <style:style style:name="co7" style:family="table-column">
      <style:table-column-properties fo:break-before="auto" style:column-width="8.48mm"/>
    </style:style>
    <style:style style:name="co8" style:family="table-column">
      <style:table-column-properties fo:break-before="auto" style:column-width="58.23mm"/>
    </style:style>
    <style:style style:name="co9" style:family="table-column">
      <style:table-column-properties fo:break-before="auto" style:column-width="37.87mm"/>
    </style:style>
    <style:style style:name="co10" style:family="table-column">
      <style:table-column-properties fo:break-before="auto" style:column-width="16.65mm"/>
    </style:style>
    <style:style style:name="co11" style:family="table-column">
      <style:table-column-properties fo:break-before="auto" style:column-width="6.65mm"/>
    </style:style>
    <style:style style:name="co12" style:family="table-column">
      <style:table-column-properties fo:break-before="auto" style:column-width="58.44mm"/>
    </style:style>
    <style:style style:name="co13" style:family="table-column">
      <style:table-column-properties fo:break-before="auto" style:column-width="61.07mm"/>
    </style:style>
    <style:style style:name="co14" style:family="table-column">
      <style:table-column-properties fo:break-before="auto" style:column-width="21.54mm"/>
    </style:style>
    <style:style style:name="co15" style:family="table-column">
      <style:table-column-properties fo:break-before="auto" style:column-width="11.75mm"/>
    </style:style>
    <style:style style:name="co16" style:family="table-column">
      <style:table-column-properties fo:break-before="auto" style:column-width="17.69mm"/>
    </style:style>
    <style:style style:name="co17" style:family="table-column">
      <style:table-column-properties fo:break-before="auto" style:column-width="38.52mm"/>
    </style:style>
    <style:style style:name="co18" style:family="table-column">
      <style:table-column-properties fo:break-before="auto" style:column-width="32.97mm"/>
    </style:style>
    <style:style style:name="co19" style:family="table-column">
      <style:table-column-properties fo:break-before="auto" style:column-width="38.86mm"/>
    </style:style>
    <style:style style:name="co20" style:family="table-column">
      <style:table-column-properties fo:break-before="auto" style:column-width="22.52mm"/>
    </style:style>
    <style:style style:name="co21" style:family="table-column">
      <style:table-column-properties fo:break-before="auto" style:column-width="54.2mm"/>
    </style:style>
    <style:style style:name="co22" style:family="table-column">
      <style:table-column-properties fo:break-before="auto" style:column-width="46.36mm"/>
    </style:style>
    <style:style style:name="co23" style:family="table-column">
      <style:table-column-properties fo:break-before="auto" style:column-width="42.1mm"/>
    </style:style>
    <style:style style:name="co24" style:family="table-column">
      <style:table-column-properties fo:break-before="auto" style:column-width="30.04mm"/>
    </style:style>
    <style:style style:name="co25" style:family="table-column">
      <style:table-column-properties fo:break-before="auto" style:column-width="49.32mm"/>
    </style:style>
    <style:style style:name="co26" style:family="table-column">
      <style:table-column-properties fo:break-before="auto" style:column-width="37.22mm"/>
    </style:style>
    <style:style style:name="co27" style:family="table-column">
      <style:table-column-properties fo:break-before="auto" style:column-width="41.79mm"/>
    </style:style>
    <style:style style:name="co28" style:family="table-column">
      <style:table-column-properties fo:break-before="auto" style:column-width="110.88mm"/>
    </style:style>
    <style:style style:name="co29" style:family="table-column">
      <style:table-column-properties fo:break-before="auto" style:column-width="46.99mm"/>
    </style:style>
    <style:style style:name="co30" style:family="table-column">
      <style:table-column-properties fo:break-before="auto" style:column-width="36.58mm"/>
    </style:style>
    <style:style style:name="co31" style:family="table-column">
      <style:table-column-properties fo:break-before="auto" style:column-width="26.6mm"/>
    </style:style>
    <style:style style:name="co32" style:family="table-column">
      <style:table-column-properties fo:break-before="auto" style:column-width="28.52mm"/>
    </style:style>
    <style:style style:name="co33" style:family="table-column">
      <style:table-column-properties fo:break-before="auto" style:column-width="34.47mm"/>
    </style:style>
    <style:style style:name="co34" style:family="table-column">
      <style:table-column-properties fo:break-before="auto" style:column-width="264.97mm"/>
    </style:style>
    <style:style style:name="co3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replications-master-file-[N-inside-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default-cell-style-name="Default"/>
        <table:table-column table:style-name="co11" table:default-cell-style-name="Default"/>
        <table:table-column table:style-name="co12" table:default-cell-style-name="ce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5"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column table:style-name="co25" table:default-cell-style-name="Default"/>
        <table:table-column table:style-name="co3"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office:value-type="string" calcext:value-type="string">
            <text:p>replication_type</text:p>
          </table:table-cell>
          <table:table-cell office:value-type="string" calcext:value-type="string">
            <text:p>replication_number</text:p>
          </table:table-cell>
          <table:table-cell office:value-type="string" calcext:value-type="string">
            <text:p>target_effect</text:p>
          </table:table-cell>
          <table:table-cell office:value-type="string" calcext:value-type="string">
            <text:p>original_authors_study_number</text:p>
          </table:table-cell>
          <table:table-cell office:value-type="string" calcext:value-type="string">
            <text:p>original_effect_size</text:p>
          </table:table-cell>
          <table:table-cell office:value-type="string" calcext:value-type="string">
            <text:p>original_N</text:p>
          </table:table-cell>
          <table:table-cell table:number-columns-repeated="2"/>
          <table:table-cell office:value-type="string" calcext:value-type="string">
            <text:p>replication_effect_size</text:p>
          </table:table-cell>
          <table:table-cell office:value-type="string" calcext:value-type="string">
            <text:p>replication_N</text:p>
          </table:table-cell>
          <table:table-cell table:number-columns-repeated="2"/>
          <table:table-cell office:value-type="string" calcext:value-type="string">
            <text:p>replication_authors_study_number</text:p>
          </table:table-cell>
          <table:table-cell office:value-type="string" calcext:value-type="string">
            <text:p>replication_outcome</text:p>
          </table:table-cell>
          <table:table-cell office:value-type="string" calcext:value-type="string">
            <text:p>replication_outcome_bayesian</text:p>
          </table:table-cell>
          <table:table-cell office:value-type="string" calcext:value-type="string">
            <text:p>discipline</text:p>
          </table:table-cell>
          <table:table-cell office:value-type="string" calcext:value-type="string">
            <text:p>replication_method_differences</text:p>
          </table:table-cell>
          <table:table-cell office:value-type="string" calcext:value-type="string">
            <text:p>positive_control_evidence</text:p>
          </table:table-cell>
          <table:table-cell office:value-type="string" calcext:value-type="string">
            <text:p>IVs</text:p>
          </table:table-cell>
          <table:table-cell office:value-type="string" calcext:value-type="string">
            <text:p>DVs</text:p>
          </table:table-cell>
          <table:table-cell office:value-type="string" calcext:value-type="string">
            <text:p>other_outcomes</text:p>
          </table:table-cell>
          <table:table-cell office:value-type="string" calcext:value-type="string">
            <text:p>replication_open_materials_URL</text:p>
          </table:table-cell>
          <table:table-cell office:value-type="string" calcext:value-type="string">
            <text:p>replication_open_data_URL</text:p>
          </table:table-cell>
          <table:table-cell office:value-type="string" calcext:value-type="string">
            <text:p>replication_pre_reg_URL</text:p>
          </table:table-cell>
          <table:table-cell office:value-type="string" calcext:value-type="string">
            <text:p>original_study_article_URL</text:p>
          </table:table-cell>
          <table:table-cell office:value-type="string" calcext:value-type="string">
            <text:p>replication_study_article_URL</text:p>
          </table:table-cell>
          <table:table-cell office:value-type="string" calcext:value-type="string">
            <text:p>original_open_materials_URL</text:p>
          </table:table-cell>
          <table:table-cell office:value-type="string" calcext:value-type="string">
            <text:p>original_open_data_URL</text:p>
          </table:table-cell>
          <table:table-cell office:value-type="string" calcext:value-type="string">
            <text:p>original_pre_reg_URL</text:p>
          </table:table-cell>
          <table:table-cell office:value-type="string" calcext:value-type="string">
            <text:p>effect_description</text:p>
          </table:table-cell>
          <table:table-cell office:value-type="string" calcext:value-type="string">
            <text:p>design</text:p>
          </table:table-cell>
          <table:table-cell office:value-type="string" calcext:value-type="string">
            <text:p>effect_type</text:p>
          </table:table-cell>
          <table:table-cell office:value-type="string" calcext:value-type="string">
            <text:p>original_test_statistic</text:p>
          </table:table-cell>
          <table:table-cell office:value-type="string" calcext:value-type="string">
            <text:p>original_pvalue</text:p>
          </table:table-cell>
          <table:table-cell office:value-type="string" calcext:value-type="string">
            <text:p>study_order_CS</text:p>
          </table:table-cell>
          <table:table-cell office:value-type="string" calcext:value-type="string">
            <text:p>RPP_study_number</text:p>
          </table:table-cell>
          <table:table-cell office:value-type="string" calcext:value-type="string">
            <text:p>Original_Article_Title</text:p>
          </table:table-cell>
        </table:table-row>
        <table:table-row table:style-name="ro1">
          <table:table-cell office:value-type="string" calcext:value-type="string">
            <text:p>Reproducibility Project</text:p>
          </table:table-cell>
          <table:table-cell office:value-type="float" office:value="1" calcext:value-type="float">
            <text:p>1</text:p>
          </table:table-cell>
          <table:table-cell office:value-type="string" calcext:value-type="string">
            <text:p>Decreased liking for rebels compared to obedient confederates (in non-self-affirmed control condition) eliminated in self-affirmed condition </text:p>
          </table:table-cell>
          <table:table-cell office:value-type="string" calcext:value-type="string">
            <text:p>Monin et al. (2008) Study 4</text:p>
          </table:table-cell>
          <table:table-cell office:value-type="string" calcext:value-type="string">
            <text:p>η² = .241</text:p>
          </table:table-cell>
          <table:table-cell office:value-type="float" office:value="67" calcext:value-type="float">
            <text:p>67</text:p>
          </table:table-cell>
          <table:table-cell office:value-type="float" office:value="4" calcext:value-type="float">
            <text:p>4</text:p>
          </table:table-cell>
          <table:table-cell office:value-type="string" calcext:value-type="string">
            <text:p>η²(N=67) = .241</text:p>
          </table:table-cell>
          <table:table-cell office:value-type="string" calcext:value-type="string">
            <text:p>η² = .052</text:p>
          </table:table-cell>
          <table:table-cell office:value-type="float" office:value="75" calcext:value-type="float">
            <text:p>75</text:p>
          </table:table-cell>
          <table:table-cell table:formula="of:=FIND(&quot;=&quot;;[.I2];1)" office:value-type="float" office:value="4" calcext:value-type="float">
            <text:p>4</text:p>
          </table:table-cell>
          <table:table-cell table:formula="of:=COM.MICROSOFT.CONCAT(MID([.I2];1;[.K2]-2);&quot;(N=&quot;;[.J2];&quot;)&quot;;MID([.I2];[.K2]-1;LEN([.I2])-[.K2]+2))" office:value-type="string" office:string-value="η²(N=75) = .052" calcext:value-type="string">
            <text:p>η²(N=75) = .052</text:p>
          </table:table-cell>
          <table:table-cell office:value-type="string" calcext:value-type="string">
            <text:p>Holubar &amp; Frank (2015) </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pz0my/</text:p>
          </table:table-cell>
          <table:table-cell office:value-type="string" calcext:value-type="string">
            <text:p>https://osf.io/a4fm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 omnibus</text:p>
          </table:table-cell>
          <table:table-cell office:value-type="string" calcext:value-type="string">
            <text:p>main effect</text:p>
          </table:table-cell>
          <table:table-cell office:value-type="string" calcext:value-type="string">
            <text:p>F(2, 64) = 10.17</text:p>
          </table:table-cell>
          <table:table-cell office:value-type="string" calcext:value-type="string">
            <text:p>&lt;.01</text:p>
          </table:table-cell>
          <table:table-cell office:value-type="float" office:value="1" calcext:value-type="float">
            <text:p>1</text:p>
          </table:table-cell>
          <table:table-cell office:value-type="float" office:value="43" calcext:value-type="float">
            <text:p>43</text:p>
          </table:table-cell>
          <table:table-cell office:value-type="string" calcext:value-type="string">
            <text:p>The rejection of moral rebels: Resenting those who do the right thing.</text:p>
          </table:table-cell>
        </table:table-row>
        <table:table-row table:style-name="ro1">
          <table:table-cell office:value-type="string" calcext:value-type="string">
            <text:p>Reproducibility Project</text:p>
          </table:table-cell>
          <table:table-cell office:value-type="float" office:value="2" calcext:value-type="float">
            <text:p>2</text:p>
          </table:table-cell>
          <table:table-cell office:value-type="string" calcext:value-type="string">
            <text:p>Positive relation between indirect ratings (AMP) and direct ratings (of Black vs. White faces) stronger in low (compared to high) pressure to respond in socially desirable manner conditions. </text:p>
          </table:table-cell>
          <table:table-cell office:value-type="string" calcext:value-type="string">
            <text:p>Payne et al. (2008) Study 4</text:p>
          </table:table-cell>
          <table:table-cell office:value-type="string" calcext:value-type="string">
            <text:p>R² = .09</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R²(N=70) = .09</text:p>
          </table:table-cell>
          <table:table-cell office:value-type="string" calcext:value-type="string">
            <text:p>R² = .016</text:p>
          </table:table-cell>
          <table:table-cell office:value-type="float" office:value="180" calcext:value-type="float">
            <text:p>180</text:p>
          </table:table-cell>
          <table:table-cell table:formula="of:=FIND(&quot;=&quot;;[.I3];1)" office:value-type="float" office:value="4" calcext:value-type="float">
            <text:p>4</text:p>
          </table:table-cell>
          <table:table-cell table:formula="of:=COM.MICROSOFT.CONCAT(MID([.I3];1;[.K3]-2);&quot;(N=&quot;;[.J3];&quot;)&quot;;MID([.I3];[.K3]-1;LEN([.I3])-[.K3]+2))" office:value-type="string" office:string-value="R²(N=180) = .016" calcext:value-type="string">
            <text:p>R²(N=180) = .016</text:p>
          </table:table-cell>
          <table:table-cell office:value-type="string" calcext:value-type="string">
            <text:p>Vianello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rc6mv/</text:p>
          </table:table-cell>
          <table:table-cell office:value-type="string" calcext:value-type="string">
            <text:p>https://osf.io/79y8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hierarchical multiple linear regression</text:p>
          </table:table-cell>
          <table:table-cell office:value-type="string" calcext:value-type="string">
            <text:p>correlation</text:p>
          </table:table-cell>
          <table:table-cell office:value-type="string" calcext:value-type="string">
            <text:p>t(67) = 3.08</text:p>
          </table:table-cell>
          <table:table-cell office:value-type="string" calcext:value-type="string">
            <text:p>&lt;.01</text:p>
          </table:table-cell>
          <table:table-cell office:value-type="float" office:value="2" calcext:value-type="float">
            <text:p>2</text:p>
          </table:table-cell>
          <table:table-cell office:value-type="float" office:value="44" calcext:value-type="float">
            <text:p>44</text:p>
          </table:table-cell>
          <table:table-cell office:value-type="string" calcext:value-type="string">
            <text:p>Why do implicit and explicit attitude tests diverge? The role of structural fit.</text:p>
          </table:table-cell>
        </table:table-row>
        <table:table-row table:style-name="ro1">
          <table:table-cell office:value-type="string" calcext:value-type="string">
            <text:p>Reproducibility Project</text:p>
          </table:table-cell>
          <table:table-cell office:value-type="float" office:value="3" calcext:value-type="float">
            <text:p>3</text:p>
          </table:table-cell>
          <table:table-cell office:value-type="string" calcext:value-type="string">
            <text:p>Younger respondents show greater variability (variance) in acquiescent response tendencies than older respondents. </text:p>
          </table:table-cell>
          <table:table-cell office:value-type="string" calcext:value-type="string">
            <text:p>Soto, John et al. (2008) Study 1</text:p>
          </table:table-cell>
          <table:table-cell office:value-type="string" calcext:value-type="string">
            <text:p>F(21, 230025) = 118.15</text:p>
          </table:table-cell>
          <table:table-cell office:value-type="float" office:value="230047" calcext:value-type="float">
            <text:p>230047</text:p>
          </table:table-cell>
          <table:table-cell office:value-type="float" office:value="15" calcext:value-type="float">
            <text:p>15</text:p>
          </table:table-cell>
          <table:table-cell office:value-type="string" calcext:value-type="string">
            <text:p>F(21, 230025)(N=230047) = 118.15</text:p>
          </table:table-cell>
          <table:table-cell office:value-type="string" calcext:value-type="string">
            <text:p>F(21, 455304) = 261.93</text:p>
          </table:table-cell>
          <table:table-cell office:value-type="float" office:value="455326" calcext:value-type="float">
            <text:p>455326</text:p>
          </table:table-cell>
          <table:table-cell table:formula="of:=FIND(&quot;=&quot;;[.I4];1)" office:value-type="float" office:value="15" calcext:value-type="float">
            <text:p>15</text:p>
          </table:table-cell>
          <table:table-cell table:formula="of:=COM.MICROSOFT.CONCAT(MID([.I4];1;[.K4]-2);&quot;(N=&quot;;[.J4];&quot;)&quot;;MID([.I4];[.K4]-1;LEN([.I4])-[.K4]+2))" office:value-type="string" office:string-value="F(21, 455304)(N=455326) = 261.93" calcext:value-type="string">
            <text:p>F(21, 455304)(N=455326) = 261.93</text:p>
          </table:table-cell>
          <table:table-cell office:value-type="string" calcext:value-type="string">
            <text:p>Soderberg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kez47/</text:p>
          </table:table-cell>
          <table:table-cell office:value-type="string" calcext:value-type="string">
            <text:p>https://osf.io/6zdct/</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Levene's test for equality of variance</text:p>
          </table:table-cell>
          <table:table-cell office:value-type="string" calcext:value-type="string">
            <text:p>main effect</text:p>
          </table:table-cell>
          <table:table-cell office:value-type="string" calcext:value-type="string">
            <text:p>F(21, 230025) = 118.15</text:p>
          </table:table-cell>
          <table:table-cell office:value-type="string" calcext:value-type="string">
            <text:p>&lt;.001</text:p>
          </table:table-cell>
          <table:table-cell office:value-type="float" office:value="3" calcext:value-type="float">
            <text:p>3</text:p>
          </table:table-cell>
          <table:table-cell office:value-type="float" office:value="46" calcext:value-type="float">
            <text:p>46</text:p>
          </table:table-cell>
          <table:table-cell office:value-type="string" calcext:value-type="string">
            <text:p>The developmental psychometrics of big five self-reports: Acquiescence, factor structure, coherence, and differentiation from ages 10 to 20.</text:p>
          </table:table-cell>
        </table:table-row>
        <table:table-row table:style-name="ro1">
          <table:table-cell office:value-type="string" calcext:value-type="string">
            <text:p>Reproducibility Project</text:p>
          </table:table-cell>
          <table:table-cell office:value-type="float" office:value="4" calcext:value-type="float">
            <text:p>4</text:p>
          </table:table-cell>
          <table:table-cell office:value-type="string" calcext:value-type="string">
            <text:p>Increased relative preference for parent among mortality-salience induced Ps scoring low on avoidance but high on anxiety compared to control conditions (dental pain) </text:p>
          </table:table-cell>
          <table:table-cell office:value-type="string" calcext:value-type="string">
            <text:p>Cox, Arndt et al. (2008) Study 6</text:p>
          </table:table-cell>
          <table:table-cell office:value-type="string" calcext:value-type="string">
            <text:p>f² = .289</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f²(N=100) = .289</text:p>
          </table:table-cell>
          <table:table-cell office:value-type="string" calcext:value-type="string">
            <text:p>f² = .05</text:p>
          </table:table-cell>
          <table:table-cell office:value-type="float" office:value="200" calcext:value-type="float">
            <text:p>200</text:p>
          </table:table-cell>
          <table:table-cell table:formula="of:=FIND(&quot;=&quot;;[.I5];1)" office:value-type="float" office:value="4" calcext:value-type="float">
            <text:p>4</text:p>
          </table:table-cell>
          <table:table-cell table:formula="of:=COM.MICROSOFT.CONCAT(MID([.I5];1;[.K5]-2);&quot;(N=&quot;;[.J5];&quot;)&quot;;MID([.I5];[.K5]-1;LEN([.I5])-[.K5]+2))" office:value-type="string" office:string-value="f²(N=200) = .05" calcext:value-type="string">
            <text:p>f²(N=200) = .05</text:p>
          </table:table-cell>
          <table:table-cell office:value-type="string" calcext:value-type="string">
            <text:p>Wissink, Zeelenberg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5tbxf/</text:p>
          </table:table-cell>
          <table:table-cell office:value-type="string" calcext:value-type="string">
            <text:p>https://osf.io/uhnd2/</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 samples t-test</text:p>
          </table:table-cell>
          <table:table-cell office:value-type="string" calcext:value-type="string">
            <text:p>main effect</text:p>
          </table:table-cell>
          <table:table-cell office:value-type="string" calcext:value-type="string">
            <text:p>t(92)= -2.22</text:p>
          </table:table-cell>
          <table:table-cell office:value-type="float" office:value="0.03" calcext:value-type="float">
            <text:p>0.03</text:p>
          </table:table-cell>
          <table:table-cell office:value-type="float" office:value="4" calcext:value-type="float">
            <text:p>4</text:p>
          </table:table-cell>
          <table:table-cell office:value-type="float" office:value="48" calcext:value-type="float">
            <text:p>48</text:p>
          </table:table-cell>
          <table:table-cell office:value-type="string" calcext:value-type="string">
            <text:p>Terror management and adults' attachment to their parents: The safe haven remains.</text:p>
          </table:table-cell>
        </table:table-row>
        <table:table-row table:style-name="ro1">
          <table:table-cell office:value-type="string" calcext:value-type="string">
            <text:p>Reproducibility Project</text:p>
          </table:table-cell>
          <table:table-cell office:value-type="float" office:value="5" calcext:value-type="float">
            <text:p>5</text:p>
          </table:table-cell>
          <table:table-cell office:value-type="string" calcext:value-type="string">
            <text:p>Ps primed with action words correctly solved higher number of SAT-type verbal and math problems than Ps primed with inaction words. </text:p>
          </table:table-cell>
          <table:table-cell office:value-type="string" calcext:value-type="string">
            <text:p>Albarracin <text:s/>et al. (2008) Study 5</text:p>
          </table:table-cell>
          <table:table-cell office:value-type="string" calcext:value-type="string">
            <text:p>η² = .143</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η²(N=36) = .143</text:p>
          </table:table-cell>
          <table:table-cell office:value-type="string" calcext:value-type="string">
            <text:p>η² = .001</text:p>
          </table:table-cell>
          <table:table-cell office:value-type="float" office:value="88" calcext:value-type="float">
            <text:p>88</text:p>
          </table:table-cell>
          <table:table-cell table:formula="of:=FIND(&quot;=&quot;;[.I6];1)" office:value-type="float" office:value="4" calcext:value-type="float">
            <text:p>4</text:p>
          </table:table-cell>
          <table:table-cell table:formula="of:=COM.MICROSOFT.CONCAT(MID([.I6];1;[.K6]-2);&quot;(N=&quot;;[.J6];&quot;)&quot;;MID([.I6];[.K6]-1;LEN([.I6])-[.K6]+2))" office:value-type="string" office:string-value="η²(N=88) = .001" calcext:value-type="string">
            <text:p>η²(N=88) = .001</text:p>
          </table:table-cell>
          <table:table-cell office:value-type="string" calcext:value-type="string">
            <text:p>Kim, Frank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vy1bc/</text:p>
          </table:table-cell>
          <table:table-cell office:value-type="string" calcext:value-type="string">
            <text:p>https://osf.io/2pbaf/</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1, 34) = 5.68</text:p>
          </table:table-cell>
          <table:table-cell office:value-type="float" office:value="0.02" calcext:value-type="float">
            <text:p>0.02</text:p>
          </table:table-cell>
          <table:table-cell office:value-type="float" office:value="5" calcext:value-type="float">
            <text:p>5</text:p>
          </table:table-cell>
          <table:table-cell office:value-type="float" office:value="49" calcext:value-type="float">
            <text:p>49</text:p>
          </table:table-cell>
          <table:table-cell office:value-type="string" calcext:value-type="string">
            <text:p>Increasing and decreasing motor and cognitive output: A model of general action and inaction goals.</text:p>
          </table:table-cell>
        </table:table-row>
        <table:table-row table:style-name="ro1">
          <table:table-cell office:value-type="string" calcext:value-type="string">
            <text:p>Reproducibility Project</text:p>
          </table:table-cell>
          <table:table-cell office:value-type="float" office:value="6" calcext:value-type="float">
            <text:p>6</text:p>
          </table:table-cell>
          <table:table-cell office:value-type="string" calcext:value-type="string">
            <text:p>Action-word primed Ps completing an inactive task generated a greater number of thoughts compared to inaction-primed Ps completing an active task, with no difference in thoughts in control conditions. </text:p>
          </table:table-cell>
          <table:table-cell office:value-type="string" calcext:value-type="string">
            <text:p>Albarracin <text:s/>et al. (2008) Study 7</text:p>
          </table:table-cell>
          <table:table-cell office:value-type="string" calcext:value-type="string">
            <text:p>η² = .087</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η²(N=98) = .087</text:p>
          </table:table-cell>
          <table:table-cell office:value-type="string" calcext:value-type="string">
            <text:p>η² = .049</text:p>
          </table:table-cell>
          <table:table-cell office:value-type="float" office:value="105" calcext:value-type="float">
            <text:p>105</text:p>
          </table:table-cell>
          <table:table-cell table:formula="of:=FIND(&quot;=&quot;;[.I7];1)" office:value-type="float" office:value="4" calcext:value-type="float">
            <text:p>4</text:p>
          </table:table-cell>
          <table:table-cell table:formula="of:=COM.MICROSOFT.CONCAT(MID([.I7];1;[.K7]-2);&quot;(N=&quot;;[.J7];&quot;)&quot;;MID([.I7];[.K7]-1;LEN([.I7])-[.K7]+2))" office:value-type="string" office:string-value="η²(N=105) = .049" calcext:value-type="string">
            <text:p>η²(N=105) = .049</text:p>
          </table:table-cell>
          <table:table-cell office:value-type="string" calcext:value-type="string">
            <text:p>Voracek &amp; Sonnleitner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rgm6p/</text:p>
          </table:table-cell>
          <table:table-cell office:value-type="string" calcext:value-type="string">
            <text:p>https://osf.io/xbyqd/</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interaction</text:p>
          </table:table-cell>
          <table:table-cell office:value-type="string" calcext:value-type="string">
            <text:p>F(2, 92) = 4.36</text:p>
          </table:table-cell>
          <table:table-cell office:value-type="float" office:value="0.02" calcext:value-type="float">
            <text:p>0.02</text:p>
          </table:table-cell>
          <table:table-cell office:value-type="float" office:value="6" calcext:value-type="float">
            <text:p>6</text:p>
          </table:table-cell>
          <table:table-cell office:value-type="float" office:value="50" calcext:value-type="float">
            <text:p>50</text:p>
          </table:table-cell>
          <table:table-cell office:value-type="string" calcext:value-type="string">
            <text:p>Increasing and decreasing motor and cognitive output: A model of general action and inaction goals.</text:p>
          </table:table-cell>
        </table:table-row>
        <table:table-row table:style-name="ro1">
          <table:table-cell office:value-type="string" calcext:value-type="string">
            <text:p>Reproducibility Project</text:p>
          </table:table-cell>
          <table:table-cell office:value-type="float" office:value="7" calcext:value-type="float">
            <text:p>7</text:p>
          </table:table-cell>
          <table:table-cell office:value-type="string" calcext:value-type="string">
            <text:p>Affective coherence increased cognitive complexity in participant-generated narratives compared to affective incoherence. </text:p>
          </table:table-cell>
          <table:table-cell office:value-type="string" calcext:value-type="string">
            <text:p>Centerbar, Schnall et al. (2008) Study 5</text:p>
          </table:table-cell>
          <table:table-cell office:value-type="string" calcext:value-type="string">
            <text:p>η² = .040</text:p>
          </table:table-cell>
          <table:table-cell office:value-type="float" office:value="133" calcext:value-type="float">
            <text:p>133</text:p>
          </table:table-cell>
          <table:table-cell office:value-type="float" office:value="4" calcext:value-type="float">
            <text:p>4</text:p>
          </table:table-cell>
          <table:table-cell office:value-type="string" calcext:value-type="string">
            <text:p>η²(N=133) = .040</text:p>
          </table:table-cell>
          <table:table-cell office:value-type="string" calcext:value-type="string">
            <text:p>η² = .014</text:p>
          </table:table-cell>
          <table:table-cell office:value-type="float" office:value="113" calcext:value-type="float">
            <text:p>113</text:p>
          </table:table-cell>
          <table:table-cell table:formula="of:=FIND(&quot;=&quot;;[.I8];1)" office:value-type="float" office:value="4" calcext:value-type="float">
            <text:p>4</text:p>
          </table:table-cell>
          <table:table-cell table:formula="of:=COM.MICROSOFT.CONCAT(MID([.I8];1;[.K8]-2);&quot;(N=&quot;;[.J8];&quot;)&quot;;MID([.I8];[.K8]-1;LEN([.I8])-[.K8]+2))" office:value-type="string" office:string-value="η²(N=113) = .014" calcext:value-type="string">
            <text:p>η²(N=113) = .014</text:p>
          </table:table-cell>
          <table:table-cell office:value-type="string" calcext:value-type="string">
            <text:p>Humphries, Brown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l8srm/</text:p>
          </table:table-cell>
          <table:table-cell office:value-type="string" calcext:value-type="string">
            <text:p>https://osf.io/wcgx5/</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31) = 5.79</text:p>
          </table:table-cell>
          <table:table-cell office:value-type="string" calcext:value-type="string">
            <text:p>&lt;.02</text:p>
          </table:table-cell>
          <table:table-cell office:value-type="float" office:value="7" calcext:value-type="float">
            <text:p>7</text:p>
          </table:table-cell>
          <table:table-cell office:value-type="float" office:value="52" calcext:value-type="float">
            <text:p>52</text:p>
          </table:table-cell>
          <table:table-cell office:value-type="string" calcext:value-type="string">
            <text:p>Affective incoherence: When affective concepts and embodied reactions clash.</text:p>
          </table:table-cell>
        </table:table-row>
        <table:table-row table:style-name="ro1">
          <table:table-cell office:value-type="string" calcext:value-type="string">
            <text:p>Reproducibility Project</text:p>
          </table:table-cell>
          <table:table-cell office:value-type="float" office:value="8" calcext:value-type="float">
            <text:p>8</text:p>
          </table:table-cell>
          <table:table-cell office:value-type="string" calcext:value-type="string">
            <text:p>Low-prejudice Ps whose non-prejudiced responses were motivated by internal (but not external) factors exhibited better control on a stereotype-inhibition task than did Ps motivated by a combination of internal and external factors ( and these group differences were specific to response control in the domain of prejudice). </text:p>
          </table:table-cell>
          <table:table-cell office:value-type="string" calcext:value-type="string">
            <text:p>Amodio, Devine et al. (2008) Study 2</text:p>
          </table:table-cell>
          <table:table-cell office:value-type="string" calcext:value-type="string">
            <text:p>η² = .16</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η²(N=48) = .16</text:p>
          </table:table-cell>
          <table:table-cell office:value-type="string" calcext:value-type="string">
            <text:p>η² = .006</text:p>
          </table:table-cell>
          <table:table-cell office:value-type="float" office:value="75" calcext:value-type="float">
            <text:p>75</text:p>
          </table:table-cell>
          <table:table-cell table:formula="of:=FIND(&quot;=&quot;;[.I9];1)" office:value-type="float" office:value="4" calcext:value-type="float">
            <text:p>4</text:p>
          </table:table-cell>
          <table:table-cell table:formula="of:=COM.MICROSOFT.CONCAT(MID([.I9];1;[.K9]-2);&quot;(N=&quot;;[.J9];&quot;)&quot;;MID([.I9];[.K9]-1;LEN([.I9])-[.K9]+2))" office:value-type="string" office:string-value="η²(N=75) = .006" calcext:value-type="string">
            <text:p>η²(N=75) = .006</text:p>
          </table:table-cell>
          <table:table-cell office:value-type="string" calcext:value-type="string">
            <text:p>Johnson, Graham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wkgpq/</text:p>
          </table:table-cell>
          <table:table-cell office:value-type="string" calcext:value-type="string">
            <text:p>https://osf.io/ysxmf/</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1, 31) = 5.14</text:p>
          </table:table-cell>
          <table:table-cell office:value-type="float" office:value="0.03" calcext:value-type="float">
            <text:p>0.03</text:p>
          </table:table-cell>
          <table:table-cell office:value-type="float" office:value="8" calcext:value-type="float">
            <text:p>8</text:p>
          </table:table-cell>
          <table:table-cell office:value-type="float" office:value="53" calcext:value-type="float">
            <text:p>53</text:p>
          </table:table-cell>
          <table:table-cell office:value-type="string" calcext:value-type="string">
            <text:p>Individual differences in the regulation of intergroup bias: The role of conflict monitoring and neural signals for control.</text:p>
          </table:table-cell>
        </table:table-row>
        <table:table-row table:style-name="ro1">
          <table:table-cell office:value-type="string" calcext:value-type="string">
            <text:p>Reproducibility Project</text:p>
          </table:table-cell>
          <table:table-cell office:value-type="float" office:value="9" calcext:value-type="float">
            <text:p>9</text:p>
          </table:table-cell>
          <table:table-cell office:value-type="string" calcext:value-type="string">
            <text:p>Action-oriented mindset caused attitude changes from pre- to post-decision to both chosen and rejected alternatives, whereas positive-nonaction and neutral mindsets caused attitude changes solely to rejected alternative. </text:p>
          </table:table-cell>
          <table:table-cell office:value-type="string" calcext:value-type="string">
            <text:p>Harmon-Jones et al. (2008) Study 2</text:p>
          </table:table-cell>
          <table:table-cell office:value-type="string" calcext:value-type="string">
            <text:p>η² = .11</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η²(N=57) = .11</text:p>
          </table:table-cell>
          <table:table-cell office:value-type="string" calcext:value-type="string">
            <text:p>η² = .01</text:p>
          </table:table-cell>
          <table:table-cell office:value-type="float" office:value="71" calcext:value-type="float">
            <text:p>71</text:p>
          </table:table-cell>
          <table:table-cell table:formula="of:=FIND(&quot;=&quot;;[.I10];1)" office:value-type="float" office:value="4" calcext:value-type="float">
            <text:p>4</text:p>
          </table:table-cell>
          <table:table-cell table:formula="of:=COM.MICROSOFT.CONCAT(MID([.I10];1;[.K10]-2);&quot;(N=&quot;;[.J10];&quot;)&quot;;MID([.I10];[.K10]-1;LEN([.I10])-[.K10]+2))" office:value-type="string" office:string-value="η²(N=71) = .01" calcext:value-type="string">
            <text:p>η²(N=71) = .01</text:p>
          </table:table-cell>
          <table:table-cell office:value-type="string" calcext:value-type="string">
            <text:p>Gable &amp; Mechin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su6bm/</text:p>
          </table:table-cell>
          <table:table-cell office:value-type="string" calcext:value-type="string">
            <text:p>https://osf.io/zpwne/</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2, 54) = 3.19</text:p>
          </table:table-cell>
          <table:table-cell office:value-type="string" calcext:value-type="string">
            <text:p>&lt;.05</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Left frontal cortical activation and spreading of alternatives: Tests of the action-based model of dissonance.</text:p>
          </table:table-cell>
        </table:table-row>
        <table:table-row table:style-name="ro1">
          <table:table-cell office:value-type="string" calcext:value-type="string">
            <text:p>Reproducibility Project</text:p>
          </table:table-cell>
          <table:table-cell office:value-type="float" office:value="10" calcext:value-type="float">
            <text:p>10</text:p>
          </table:table-cell>
          <table:table-cell office:value-type="string" calcext:value-type="string">
            <text:p>Ps made lower bargaining offers to angry (compared to happy) recipients than happy, but only when consequences of rejection were low. </text:p>
          </table:table-cell>
          <table:table-cell office:value-type="string" calcext:value-type="string">
            <text:p>van Dijk, van Kleef et al. (2008) Study 3</text:p>
          </table:table-cell>
          <table:table-cell office:value-type="string" calcext:value-type="string">
            <text:p>η² = .143</text:p>
          </table:table-cell>
          <table:table-cell office:value-type="float" office:value="103" calcext:value-type="float">
            <text:p>103</text:p>
          </table:table-cell>
          <table:table-cell office:value-type="float" office:value="4" calcext:value-type="float">
            <text:p>4</text:p>
          </table:table-cell>
          <table:table-cell office:value-type="string" calcext:value-type="string">
            <text:p>η²(N=103) = .143</text:p>
          </table:table-cell>
          <table:table-cell office:value-type="string" calcext:value-type="string">
            <text:p>d = .082</text:p>
          </table:table-cell>
          <table:table-cell office:value-type="float" office:value="83" calcext:value-type="float">
            <text:p>83</text:p>
          </table:table-cell>
          <table:table-cell table:formula="of:=FIND(&quot;=&quot;;[.I11];1)" office:value-type="float" office:value="3" calcext:value-type="float">
            <text:p>3</text:p>
          </table:table-cell>
          <table:table-cell table:formula="of:=COM.MICROSOFT.CONCAT(MID([.I11];1;[.K11]-2);&quot;(N=&quot;;[.J11];&quot;)&quot;;MID([.I11];[.K11]-1;LEN([.I11])-[.K11]+2))" office:value-type="string" office:string-value="d(N=83) = .082" calcext:value-type="string">
            <text:p>d(N=83) = .082</text:p>
          </table:table-cell>
          <table:table-cell office:value-type="string" calcext:value-type="string">
            <text:p>Voracek &amp; Slowik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xtsq6/</text:p>
          </table:table-cell>
          <table:table-cell office:value-type="string" calcext:value-type="string">
            <text:p>https://osf.io/2idfu/</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1, 99) = 16.62</text:p>
          </table:table-cell>
          <table:table-cell office:value-type="string" calcext:value-type="string">
            <text:p>&lt;.0001</text:p>
          </table:table-cell>
          <table:table-cell office:value-type="float" office:value="10" calcext:value-type="float">
            <text:p>10</text:p>
          </table:table-cell>
          <table:table-cell office:value-type="float" office:value="56" calcext:value-type="float">
            <text:p>56</text:p>
          </table:table-cell>
          <table:table-cell office:value-type="string" calcext:value-type="string">
            <text:p>A social functional approach to emotions in bargaining: when communicating anger pays and when it backfires.</text:p>
          </table:table-cell>
        </table:table-row>
        <table:table-row table:style-name="ro1">
          <table:table-cell office:value-type="string" calcext:value-type="string">
            <text:p>Reproducibility Project</text:p>
          </table:table-cell>
          <table:table-cell office:value-type="float" office:value="11" calcext:value-type="float">
            <text:p>11</text:p>
          </table:table-cell>
          <table:table-cell office:value-type="string" calcext:value-type="string">
            <text:p>Ps believed confederate's expressions were happier than their private feelings, but only in vulnerable conditions. </text:p>
          </table:table-cell>
          <table:table-cell office:value-type="string" calcext:value-type="string">
            <text:p>Lemay &amp; Clark (2008a) Study 5</text:p>
          </table:table-cell>
          <table:table-cell office:value-type="string" calcext:value-type="string">
            <text:p>η² = .028</text:p>
          </table:table-cell>
          <table:table-cell office:value-type="float" office:value="186" calcext:value-type="float">
            <text:p>186</text:p>
          </table:table-cell>
          <table:table-cell office:value-type="float" office:value="4" calcext:value-type="float">
            <text:p>4</text:p>
          </table:table-cell>
          <table:table-cell office:value-type="string" calcext:value-type="string">
            <text:p>η²(N=186) = .028</text:p>
          </table:table-cell>
          <table:table-cell office:value-type="string" calcext:value-type="string">
            <text:p>η2 = .001</text:p>
          </table:table-cell>
          <table:table-cell office:value-type="float" office:value="280" calcext:value-type="float">
            <text:p>280</text:p>
          </table:table-cell>
          <table:table-cell table:formula="of:=FIND(&quot;=&quot;;[.I12];1)" office:value-type="float" office:value="4" calcext:value-type="float">
            <text:p>4</text:p>
          </table:table-cell>
          <table:table-cell table:formula="of:=COM.MICROSOFT.CONCAT(MID([.I12];1;[.K12]-2);&quot;(N=&quot;;[.J12];&quot;)&quot;;MID([.I12];[.K12]-1;LEN([.I12])-[.K12]+2))" office:value-type="string" office:string-value="η2(N=280) = .001" calcext:value-type="string">
            <text:p>η2(N=280) = .001</text:p>
          </table:table-cell>
          <table:table-cell office:value-type="string" calcext:value-type="string">
            <text:p>Baranski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ke43j/</text:p>
          </table:table-cell>
          <table:table-cell office:value-type="string" calcext:value-type="string">
            <text:p>https://osf.io/efjn3/</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82) = 5.24</text:p>
          </table:table-cell>
          <table:table-cell office:value-type="string" calcext:value-type="string">
            <text:p>&lt;.05</text:p>
          </table:table-cell>
          <table:table-cell office:value-type="float" office:value="11" calcext:value-type="float">
            <text:p>11</text:p>
          </table:table-cell>
          <table:table-cell office:value-type="float" office:value="58" calcext:value-type="float">
            <text:p>58</text:p>
          </table:table-cell>
          <table:table-cell office:value-type="string" calcext:value-type="string">
            <text:p>Walking on eggshells: How expressing relationship insecurities perpetuates them.</text:p>
          </table:table-cell>
        </table:table-row>
        <table:table-row table:style-name="ro1">
          <table:table-cell office:value-type="string" calcext:value-type="string">
            <text:p>Reproducibility Project</text:p>
          </table:table-cell>
          <table:table-cell office:value-type="float" office:value="12" calcext:value-type="float">
            <text:p>12</text:p>
          </table:table-cell>
          <table:table-cell office:value-type="string" calcext:value-type="string">
            <text:p>Ps own responsiveness was a significant predictor of their perception of their partners' responsiveness. </text:p>
          </table:table-cell>
          <table:table-cell office:value-type="string" calcext:value-type="string">
            <text:p>Lemay &amp; Clark (2008b) Study 5</text:p>
          </table:table-cell>
          <table:table-cell office:value-type="string" calcext:value-type="string">
            <text:p>level 1 R² = .68</text:p>
          </table:table-cell>
          <table:table-cell office:value-type="float" office:value="153" calcext:value-type="float">
            <text:p>153</text:p>
          </table:table-cell>
          <table:table-cell office:value-type="float" office:value="12" calcext:value-type="float">
            <text:p>12</text:p>
          </table:table-cell>
          <table:table-cell office:value-type="string" calcext:value-type="string">
            <text:p>level 1 R²(N=153) = .68</text:p>
          </table:table-cell>
          <table:table-cell office:value-type="string" calcext:value-type="string">
            <text:p>b = .72</text:p>
          </table:table-cell>
          <table:table-cell office:value-type="float" office:value="216" calcext:value-type="float">
            <text:p>216</text:p>
          </table:table-cell>
          <table:table-cell table:formula="of:=FIND(&quot;=&quot;;[.I13];1)" office:value-type="float" office:value="3" calcext:value-type="float">
            <text:p>3</text:p>
          </table:table-cell>
          <table:table-cell table:formula="of:=COM.MICROSOFT.CONCAT(MID([.I13];1;[.K13]-2);&quot;(N=&quot;;[.J13];&quot;)&quot;;MID([.I13];[.K13]-1;LEN([.I13])-[.K13]+2))" office:value-type="string" office:string-value="b(N=216) = .72" calcext:value-type="string">
            <text:p>b(N=216) = .72</text:p>
          </table:table-cell>
          <table:table-cell office:value-type="string" calcext:value-type="string">
            <text:p>Marigold, Forest et al.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h84qd/</text:p>
          </table:table-cell>
          <table:table-cell office:value-type="string" calcext:value-type="string">
            <text:p>https://osf.io/mv3i7/</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ultilevel model</text:p>
          </table:table-cell>
          <table:table-cell office:value-type="string" calcext:value-type="string">
            <text:p>regression</text:p>
          </table:table-cell>
          <table:table-cell office:value-type="string" calcext:value-type="string">
            <text:p>b = .68</text:p>
          </table:table-cell>
          <table:table-cell office:value-type="string" calcext:value-type="string">
            <text:p>&lt;.001</text:p>
          </table:table-cell>
          <table:table-cell office:value-type="float" office:value="12" calcext:value-type="float">
            <text:p>12</text:p>
          </table:table-cell>
          <table:table-cell office:value-type="float" office:value="59" calcext:value-type="float">
            <text:p>59</text:p>
          </table:table-cell>
          <table:table-cell office:value-type="string" calcext:value-type="string">
            <text:p>How the head liberates the heart: Projection of communal responsiveness guides relationship promotion.</text:p>
          </table:table-cell>
        </table:table-row>
        <table:table-row table:style-name="ro1">
          <table:table-cell office:value-type="string" calcext:value-type="string">
            <text:p>Reproducibility Project</text:p>
          </table:table-cell>
          <table:table-cell office:value-type="float" office:value="13" calcext:value-type="float">
            <text:p>13</text:p>
          </table:table-cell>
          <table:table-cell office:value-type="string" calcext:value-type="string">
            <text:p>Ps (college seniors) reminded they were experiencing their last day as students at graduation reported fewer mixed emotions than Ps not reminded. </text:p>
          </table:table-cell>
          <table:table-cell office:value-type="string" calcext:value-type="string">
            <text:p>Ersner-Hershfield et al. (2008) Study 2</text:p>
          </table:table-cell>
          <table:table-cell office:value-type="string" calcext:value-type="string">
            <text:p>d = +.45</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d(N=110) = +.45</text:p>
          </table:table-cell>
          <table:table-cell office:value-type="string" calcext:value-type="string">
            <text:p>d = -.01</text:p>
          </table:table-cell>
          <table:table-cell office:value-type="float" office:value="222" calcext:value-type="float">
            <text:p>222</text:p>
          </table:table-cell>
          <table:table-cell table:formula="of:=FIND(&quot;=&quot;;[.I14];1)" office:value-type="float" office:value="3" calcext:value-type="float">
            <text:p>3</text:p>
          </table:table-cell>
          <table:table-cell table:formula="of:=COM.MICROSOFT.CONCAT(MID([.I14];1;[.K14]-2);&quot;(N=&quot;;[.J14];&quot;)&quot;;MID([.I14];[.K14]-1;LEN([.I14])-[.K14]+2))" office:value-type="string" office:string-value="d(N=222) = -.01" calcext:value-type="string">
            <text:p>d(N=222) = -.01</text:p>
          </table:table-cell>
          <table:table-cell office:value-type="string" calcext:value-type="string">
            <text:p>Talhelm, Eggleston, &amp; Lee (2015a)</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sq8k9/</text:p>
          </table:table-cell>
          <table:table-cell office:value-type="string" calcext:value-type="string">
            <text:p>https://osf.io/fw6hv/</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samples t-test</text:p>
          </table:table-cell>
          <table:table-cell office:value-type="string" calcext:value-type="string">
            <text:p>main effect</text:p>
          </table:table-cell>
          <table:table-cell office:value-type="string" calcext:value-type="string">
            <text:p>t(108) = -2.34</text:p>
          </table:table-cell>
          <table:table-cell office:value-type="string" calcext:value-type="string">
            <text:p>&lt;.05</text:p>
          </table:table-cell>
          <table:table-cell office:value-type="float" office:value="13" calcext:value-type="float">
            <text:p>13</text:p>
          </table:table-cell>
          <table:table-cell office:value-type="float" office:value="61" calcext:value-type="float">
            <text:p>61</text:p>
          </table:table-cell>
          <table:table-cell office:value-type="string" calcext:value-type="string">
            <text:p>Poignancy: Mixed emotional experience in the face of meaningful endings.</text:p>
          </table:table-cell>
        </table:table-row>
        <table:table-row table:style-name="ro1">
          <table:table-cell office:value-type="string" calcext:value-type="string">
            <text:p>Reproducibility Project</text:p>
          </table:table-cell>
          <table:table-cell office:value-type="float" office:value="14" calcext:value-type="float">
            <text:p>14</text:p>
          </table:table-cell>
          <table:table-cell office:value-type="string" calcext:value-type="string">
            <text:p>Ps in use-race or avoid-race instruction conditions exhibited less 1/f noise (as reflected in PSD slopes) on WIT than Ps in a control condition. </text:p>
          </table:table-cell>
          <table:table-cell office:value-type="string" calcext:value-type="string">
            <text:p>Correll (2008) Study 2</text:p>
          </table:table-cell>
          <table:table-cell office:value-type="string" calcext:value-type="string">
            <text:p>d = +.59 ± .51</text:p>
          </table:table-cell>
          <table:table-cell office:value-type="float" office:value="71" calcext:value-type="float">
            <text:p>71</text:p>
          </table:table-cell>
          <table:table-cell office:value-type="float" office:value="3" calcext:value-type="float">
            <text:p>3</text:p>
          </table:table-cell>
          <table:table-cell office:value-type="string" calcext:value-type="string">
            <text:p>d(N=71) = +.59 ± .51</text:p>
          </table:table-cell>
          <table:table-cell office:value-type="string" calcext:value-type="string">
            <text:p>d = +.16 ± .34</text:p>
          </table:table-cell>
          <table:table-cell office:value-type="float" office:value="148" calcext:value-type="float">
            <text:p>148</text:p>
          </table:table-cell>
          <table:table-cell table:formula="of:=FIND(&quot;=&quot;;[.I15];1)" office:value-type="float" office:value="3" calcext:value-type="float">
            <text:p>3</text:p>
          </table:table-cell>
          <table:table-cell table:formula="of:=COM.MICROSOFT.CONCAT(MID([.I15];1;[.K15]-2);&quot;(N=&quot;;[.J15];&quot;)&quot;;MID([.I15];[.K15]-1;LEN([.I15])-[.K15]+2))" office:value-type="string" office:string-value="d(N=148) = +.16 ± .34" calcext:value-type="string">
            <text:p>d(N=148) = +.16 ± .34</text:p>
          </table:table-cell>
          <table:table-cell office:value-type="string" calcext:value-type="string">
            <text:p>LeBel (2015) Study 1</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fejxb/</text:p>
          </table:table-cell>
          <table:table-cell office:value-type="string" calcext:value-type="string">
            <text:p>https://osf.io/hzka3/</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 using planned orthogonal contrasts</text:p>
          </table:table-cell>
          <table:table-cell office:value-type="string" calcext:value-type="string">
            <text:p>contrast</text:p>
          </table:table-cell>
          <table:table-cell office:value-type="string" calcext:value-type="string">
            <text:p>F(1, 68) = 5.52</text:p>
          </table:table-cell>
          <table:table-cell office:value-type="string" calcext:value-type="string">
            <text:p>&lt;.02</text:p>
          </table:table-cell>
          <table:table-cell office:value-type="float" office:value="14" calcext:value-type="float">
            <text:p>14</text:p>
          </table:table-cell>
          <table:table-cell office:value-type="float" office:value="63" calcext:value-type="float">
            <text:p>63</text:p>
          </table:table-cell>
          <table:table-cell office:value-type="string" calcext:value-type="string">
            <text:p>1/f noise and effort on implicit measures of bias.</text:p>
          </table:table-cell>
        </table:table-row>
        <table:table-row table:style-name="ro1">
          <table:table-cell office:value-type="string" calcext:value-type="string">
            <text:p>Reproducibility Project</text:p>
          </table:table-cell>
          <table:table-cell office:value-type="float" office:value="15" calcext:value-type="float">
            <text:p>15</text:p>
          </table:table-cell>
          <table:table-cell office:value-type="string" calcext:value-type="string">
            <text:p>Aggression priming increased perceptions of aggression (assimilation effect) among Ps whose processing style induced to be global (or control) whereas aggression priming decreased perceptions of aggression (contrast affect) among Ps whose processing style induced to be local. </text:p>
          </table:table-cell>
          <table:table-cell office:value-type="string" calcext:value-type="string">
            <text:p>Forster, Liberman et al. (2008) Study 1</text:p>
          </table:table-cell>
          <table:table-cell office:value-type="string" calcext:value-type="string">
            <text:p>η² = .362</text:p>
          </table:table-cell>
          <table:table-cell office:value-type="float" office:value="82" calcext:value-type="float">
            <text:p>82</text:p>
          </table:table-cell>
          <table:table-cell office:value-type="float" office:value="4" calcext:value-type="float">
            <text:p>4</text:p>
          </table:table-cell>
          <table:table-cell office:value-type="string" calcext:value-type="string">
            <text:p>η²(N=82) = .362</text:p>
          </table:table-cell>
          <table:table-cell office:value-type="string" calcext:value-type="string">
            <text:p>η² = .026</text:p>
          </table:table-cell>
          <table:table-cell office:value-type="float" office:value="71" calcext:value-type="float">
            <text:p>71</text:p>
          </table:table-cell>
          <table:table-cell table:formula="of:=FIND(&quot;=&quot;;[.I16];1)" office:value-type="float" office:value="4" calcext:value-type="float">
            <text:p>4</text:p>
          </table:table-cell>
          <table:table-cell table:formula="of:=COM.MICROSOFT.CONCAT(MID([.I16];1;[.K16]-2);&quot;(N=&quot;;[.J16];&quot;)&quot;;MID([.I16];[.K16]-1;LEN([.I16])-[.K16]+2))" office:value-type="string" office:string-value="η²(N=71) = .026" calcext:value-type="string">
            <text:p>η²(N=71) = .026</text:p>
          </table:table-cell>
          <table:table-cell office:value-type="string" calcext:value-type="string">
            <text:p>Reinhard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mxryb/</text:p>
          </table:table-cell>
          <table:table-cell office:value-type="string" calcext:value-type="string">
            <text:p>https://osf.io/sxnu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2, 76) = 21.57</text:p>
          </table:table-cell>
          <table:table-cell office:value-type="string" calcext:value-type="string">
            <text:p>&lt;.0001</text:p>
          </table:table-cell>
          <table:table-cell office:value-type="float" office:value="15" calcext:value-type="float">
            <text:p>15</text:p>
          </table:table-cell>
          <table:table-cell office:value-type="float" office:value="64" calcext:value-type="float">
            <text:p>64</text:p>
          </table:table-cell>
          <table:table-cell office:value-type="string" calcext:value-type="string">
            <text:p>The effect of global versus local processing styles on assimilation versus contrast in social judgment.</text:p>
          </table:table-cell>
        </table:table-row>
        <table:table-row table:style-name="ro1">
          <table:table-cell office:value-type="string" calcext:value-type="string">
            <text:p>Reproducibility Project</text:p>
          </table:table-cell>
          <table:table-cell office:value-type="float" office:value="16" calcext:value-type="float">
            <text:p>16</text:p>
          </table:table-cell>
          <table:table-cell office:value-type="string" calcext:value-type="string">
            <text:p>Subtly asking Ps questions about their empathic understanding and capability of exhibiting similar transgressions reduced male (but not female) Ps' feelings of vengefulness. </text:p>
          </table:table-cell>
          <table:table-cell office:value-type="string" calcext:value-type="string">
            <text:p>Exline, Baumeister et al. (2008) Study 7</text:p>
          </table:table-cell>
          <table:table-cell office:value-type="string" calcext:value-type="string">
            <text:p>η² = .186</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η²(N=45) = .186</text:p>
          </table:table-cell>
          <table:table-cell office:value-type="string" calcext:value-type="string">
            <text:p>η² = .001</text:p>
          </table:table-cell>
          <table:table-cell office:value-type="float" office:value="135" calcext:value-type="float">
            <text:p>135</text:p>
          </table:table-cell>
          <table:table-cell table:formula="of:=FIND(&quot;=&quot;;[.I17];1)" office:value-type="float" office:value="4" calcext:value-type="float">
            <text:p>4</text:p>
          </table:table-cell>
          <table:table-cell table:formula="of:=COM.MICROSOFT.CONCAT(MID([.I17];1;[.K17]-2);&quot;(N=&quot;;[.J17];&quot;)&quot;;MID([.I17];[.K17]-1;LEN([.I17])-[.K17]+2))" office:value-type="string" office:string-value="η²(N=135) = .001" calcext:value-type="string">
            <text:p>η²(N=135) = .001</text:p>
          </table:table-cell>
          <table:table-cell office:value-type="string" calcext:value-type="string">
            <text:p>Lin &amp; Frank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imrx2/</text:p>
          </table:table-cell>
          <table:table-cell office:value-type="string" calcext:value-type="string">
            <text:p>https://osf.io/es7ub/</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41) = 9.40</text:p>
          </table:table-cell>
          <table:table-cell office:value-type="string" calcext:value-type="string">
            <text:p>&lt;.01</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Not so innocent: Does seeing one's own capacity for wrongdoing predict forgiveness?</text:p>
          </table:table-cell>
        </table:table-row>
        <table:table-row table:style-name="ro1">
          <table:table-cell office:value-type="string" calcext:value-type="string">
            <text:p>Reproducibility Project</text:p>
          </table:table-cell>
          <table:table-cell office:value-type="float" office:value="17" calcext:value-type="float">
            <text:p>17</text:p>
          </table:table-cell>
          <table:table-cell office:value-type="string" calcext:value-type="string">
            <text:p>Tempting fate effect (tempting fate increases perceived likelihood of negative outcomes) amplified under cognitive load compared to a control condition. </text:p>
          </table:table-cell>
          <table:table-cell office:value-type="string" calcext:value-type="string">
            <text:p>Risen &amp; Gilovich (2008) Study 6</text:p>
          </table:table-cell>
          <table:table-cell office:value-type="string" calcext:value-type="string">
            <text:p>η² = .035</text:p>
          </table:table-cell>
          <table:table-cell office:value-type="float" office:value="122" calcext:value-type="float">
            <text:p>122</text:p>
          </table:table-cell>
          <table:table-cell office:value-type="float" office:value="4" calcext:value-type="float">
            <text:p>4</text:p>
          </table:table-cell>
          <table:table-cell office:value-type="string" calcext:value-type="string">
            <text:p>η²(N=122) = .035</text:p>
          </table:table-cell>
          <table:table-cell office:value-type="string" calcext:value-type="string">
            <text:p>η² = .000</text:p>
          </table:table-cell>
          <table:table-cell office:value-type="float" office:value="226" calcext:value-type="float">
            <text:p>226</text:p>
          </table:table-cell>
          <table:table-cell table:formula="of:=FIND(&quot;=&quot;;[.I18];1)" office:value-type="float" office:value="4" calcext:value-type="float">
            <text:p>4</text:p>
          </table:table-cell>
          <table:table-cell table:formula="of:=COM.MICROSOFT.CONCAT(MID([.I18];1;[.K18]-2);&quot;(N=&quot;;[.J18];&quot;)&quot;;MID([.I18];[.K18]-1;LEN([.I18])-[.K18]+2))" office:value-type="string" office:string-value="η²(N=226) = .000" calcext:value-type="string">
            <text:p>η²(N=226) = .000</text:p>
          </table:table-cell>
          <table:table-cell office:value-type="string" calcext:value-type="string">
            <text:p>Mathur &amp; Frank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sg3su/</text:p>
          </table:table-cell>
          <table:table-cell office:value-type="string" calcext:value-type="string">
            <text:p>https://osf.io/nwua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116) = 4.15</text:p>
          </table:table-cell>
          <table:table-cell office:value-type="string" calcext:value-type="string">
            <text:p>&lt;.05</text:p>
          </table:table-cell>
          <table:table-cell office:value-type="float" office:value="17" calcext:value-type="float">
            <text:p>17</text:p>
          </table:table-cell>
          <table:table-cell office:value-type="float" office:value="68" calcext:value-type="float">
            <text:p>68</text:p>
          </table:table-cell>
          <table:table-cell office:value-type="string" calcext:value-type="string">
            <text:p>Why people are reluctant to tempt fate.</text:p>
          </table:table-cell>
        </table:table-row>
        <table:table-row table:style-name="ro1">
          <table:table-cell office:value-type="string" calcext:value-type="string">
            <text:p>Reproducibility Project</text:p>
          </table:table-cell>
          <table:table-cell office:value-type="float" office:value="18" calcext:value-type="float">
            <text:p>18</text:p>
          </table:table-cell>
          <table:table-cell office:value-type="string" calcext:value-type="string">
            <text:p>Ps recognized conveyed emotions as pride at an above chance level, no matter what culture target represented. </text:p>
          </table:table-cell>
          <table:table-cell office:value-type="string" calcext:value-type="string">
            <text:p>Tracy &amp; Robins (2008) Study 4</text:p>
          </table:table-cell>
          <table:table-cell office:value-type="string" calcext:value-type="string">
            <text:p>Av. Proportion = .78</text:p>
          </table:table-cell>
          <table:table-cell office:value-type="float" office:value="211" calcext:value-type="float">
            <text:p>211</text:p>
          </table:table-cell>
          <table:table-cell office:value-type="float" office:value="16" calcext:value-type="float">
            <text:p>16</text:p>
          </table:table-cell>
          <table:table-cell office:value-type="string" calcext:value-type="string">
            <text:p>Av. Proportion(N=211) = .78</text:p>
          </table:table-cell>
          <table:table-cell office:value-type="string" calcext:value-type="string">
            <text:p>Av. proportion = .77</text:p>
          </table:table-cell>
          <table:table-cell office:value-type="float" office:value="333" calcext:value-type="float">
            <text:p>333</text:p>
          </table:table-cell>
          <table:table-cell table:formula="of:=FIND(&quot;=&quot;;[.I19];1)" office:value-type="float" office:value="16" calcext:value-type="float">
            <text:p>16</text:p>
          </table:table-cell>
          <table:table-cell table:formula="of:=COM.MICROSOFT.CONCAT(MID([.I19];1;[.K19]-2);&quot;(N=&quot;;[.J19];&quot;)&quot;;MID([.I19];[.K19]-1;LEN([.I19])-[.K19]+2))" office:value-type="string" office:string-value="Av. proportion(N=333) = .77" calcext:value-type="string">
            <text:p>Av. proportion(N=333) = .77</text:p>
          </table:table-cell>
          <table:table-cell office:value-type="string" calcext:value-type="string">
            <text:p>Sullivan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qthf2/</text:p>
          </table:table-cell>
          <table:table-cell office:value-type="string" calcext:value-type="string">
            <text:p>https://osf.io/9uqxr/</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table:number-columns-repeated="2" office:value-type="string" calcext:value-type="string">
            <text:p>binomial test</text:p>
          </table:table-cell>
          <table:table-cell office:value-type="string" calcext:value-type="string">
            <text:p>X</text:p>
          </table:table-cell>
          <table:table-cell office:value-type="string" calcext:value-type="string">
            <text:p>&lt;.05</text:p>
          </table:table-cell>
          <table:table-cell office:value-type="float" office:value="18" calcext:value-type="float">
            <text:p>18</text:p>
          </table:table-cell>
          <table:table-cell office:value-type="float" office:value="69" calcext:value-type="float">
            <text:p>69</text:p>
          </table:table-cell>
          <table:table-cell office:value-type="string" calcext:value-type="string">
            <text:p>The nonverbal expression of pride: Evidence for cross-cultural recognition.</text:p>
          </table:table-cell>
        </table:table-row>
        <table:table-row table:style-name="ro1">
          <table:table-cell office:value-type="string" calcext:value-type="string">
            <text:p>Reproducibility Project</text:p>
          </table:table-cell>
          <table:table-cell office:value-type="float" office:value="19" calcext:value-type="float">
            <text:p>19</text:p>
          </table:table-cell>
          <table:table-cell office:value-type="string" calcext:value-type="string">
            <text:p>Ps correctly answering Wason's four-card selection task exhibited higher cognitive ability (SAT scores) than Ps answering card task incorrectly. </text:p>
          </table:table-cell>
          <table:table-cell office:value-type="string" calcext:value-type="string">
            <text:p>Stanovich &amp; West (2008) Study 8</text:p>
          </table:table-cell>
          <table:table-cell office:value-type="string" calcext:value-type="string">
            <text:p>d = +.493</text:p>
          </table:table-cell>
          <table:table-cell office:value-type="float" office:value="375" calcext:value-type="float">
            <text:p>375</text:p>
          </table:table-cell>
          <table:table-cell office:value-type="float" office:value="3" calcext:value-type="float">
            <text:p>3</text:p>
          </table:table-cell>
          <table:table-cell office:value-type="string" calcext:value-type="string">
            <text:p>d(N=375) = +.493</text:p>
          </table:table-cell>
          <table:table-cell office:value-type="string" calcext:value-type="string">
            <text:p>d = +.15</text:p>
          </table:table-cell>
          <table:table-cell office:value-type="float" office:value="177" calcext:value-type="float">
            <text:p>177</text:p>
          </table:table-cell>
          <table:table-cell table:formula="of:=FIND(&quot;=&quot;;[.I20];1)" office:value-type="float" office:value="3" calcext:value-type="float">
            <text:p>3</text:p>
          </table:table-cell>
          <table:table-cell table:formula="of:=COM.MICROSOFT.CONCAT(MID([.I20];1;[.K20]-2);&quot;(N=&quot;;[.J20];&quot;)&quot;;MID([.I20];[.K20]-1;LEN([.I20])-[.K20]+2))" office:value-type="string" office:string-value="d(N=177) = +.15" calcext:value-type="string">
            <text:p>d(N=177) = +.15</text:p>
          </table:table-cell>
          <table:table-cell office:value-type="string" calcext:value-type="string">
            <text:p>Baranski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7ux8p/</text:p>
          </table:table-cell>
          <table:table-cell office:value-type="string" calcext:value-type="string">
            <text:p>https://osf.io/p3gz2/</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 samples t-test</text:p>
          </table:table-cell>
          <table:table-cell office:value-type="string" calcext:value-type="string">
            <text:p>main effect</text:p>
          </table:table-cell>
          <table:table-cell office:value-type="string" calcext:value-type="string">
            <text:p>t(373) = 4.40</text:p>
          </table:table-cell>
          <table:table-cell office:value-type="string" calcext:value-type="string">
            <text:p>&lt;.001</text:p>
          </table:table-cell>
          <table:table-cell office:value-type="float" office:value="19" calcext:value-type="float">
            <text:p>19</text:p>
          </table:table-cell>
          <table:table-cell office:value-type="float" office:value="71" calcext:value-type="float">
            <text:p>71</text:p>
          </table:table-cell>
          <table:table-cell office:value-type="string" calcext:value-type="string">
            <text:p>On the relative independence of thinking biases and cognitive ability.</text:p>
          </table:table-cell>
        </table:table-row>
        <table:table-row table:style-name="ro1">
          <table:table-cell office:value-type="string" calcext:value-type="string">
            <text:p>Reproducibility Project</text:p>
          </table:table-cell>
          <table:table-cell office:value-type="float" office:value="20" calcext:value-type="float">
            <text:p>20</text:p>
          </table:table-cell>
          <table:table-cell office:value-type="string" calcext:value-type="string">
            <text:p>Strong arguments more persuasive than weak arguments among Ps forced to focus on important values in the messages, but no argument strength effect among Ps forced to focus on unimportant values. </text:p>
          </table:table-cell>
          <table:table-cell office:value-type="string" calcext:value-type="string">
            <text:p>Blankenship &amp; Wegener (2008) Study 5a</text:p>
          </table:table-cell>
          <table:table-cell office:value-type="string" calcext:value-type="string">
            <text:p>η² = .042</text:p>
          </table:table-cell>
          <table:table-cell office:value-type="float" office:value="261" calcext:value-type="float">
            <text:p>261</text:p>
          </table:table-cell>
          <table:table-cell office:value-type="float" office:value="4" calcext:value-type="float">
            <text:p>4</text:p>
          </table:table-cell>
          <table:table-cell office:value-type="string" calcext:value-type="string">
            <text:p>η²(N=261) = .042</text:p>
          </table:table-cell>
          <table:table-cell office:value-type="string" calcext:value-type="string">
            <text:p>η² = .002</text:p>
          </table:table-cell>
          <table:table-cell office:value-type="float" office:value="251" calcext:value-type="float">
            <text:p>251</text:p>
          </table:table-cell>
          <table:table-cell table:formula="of:=FIND(&quot;=&quot;;[.I21];1)" office:value-type="float" office:value="4" calcext:value-type="float">
            <text:p>4</text:p>
          </table:table-cell>
          <table:table-cell table:formula="of:=COM.MICROSOFT.CONCAT(MID([.I21];1;[.K21]-2);&quot;(N=&quot;;[.J21];&quot;)&quot;;MID([.I21];[.K21]-1;LEN([.I21])-[.K21]+2))" office:value-type="string" office:string-value="η²(N=251) = .002" calcext:value-type="string">
            <text:p>η²(N=251) = .002</text:p>
          </table:table-cell>
          <table:table-cell office:value-type="string" calcext:value-type="string">
            <text:p>Lemm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2gx4k/</text:p>
          </table:table-cell>
          <table:table-cell office:value-type="string" calcext:value-type="string">
            <text:p>https://osf.io/v3e2z/</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257) = 11.58</text:p>
          </table:table-cell>
          <table:table-cell office:value-type="float" office:value="0.002" calcext:value-type="float">
            <text:p>0.002</text:p>
          </table:table-cell>
          <table:table-cell office:value-type="float" office:value="20" calcext:value-type="float">
            <text:p>20</text:p>
          </table:table-cell>
          <table:table-cell office:value-type="float" office:value="72" calcext:value-type="float">
            <text:p>72</text:p>
          </table:table-cell>
          <table:table-cell office:value-type="string" calcext:value-type="string">
            <text:p>Opening the mind to close it: Considering a message in light of important values increases message processing and later resistance to change.</text:p>
          </table:table-cell>
        </table:table-row>
        <table:table-row table:style-name="ro1">
          <table:table-cell office:value-type="string" calcext:value-type="string">
            <text:p>Reproducibility Project</text:p>
          </table:table-cell>
          <table:table-cell office:value-type="float" office:value="21" calcext:value-type="float">
            <text:p>21</text:p>
          </table:table-cell>
          <table:table-cell office:value-type="string" calcext:value-type="string">
            <text:p>Bumper stickers of descriptive deviants rated as more popular than bumper stickers of prescriptive deviants. </text:p>
          </table:table-cell>
          <table:table-cell office:value-type="string" calcext:value-type="string">
            <text:p>Morrison &amp; Miller (2008) Study 3</text:p>
          </table:table-cell>
          <table:table-cell office:value-type="string" calcext:value-type="string">
            <text:p>Φ (phi) = .32</text:p>
          </table:table-cell>
          <table:table-cell office:value-type="float" office:value="37" calcext:value-type="float">
            <text:p>37</text:p>
          </table:table-cell>
          <table:table-cell office:value-type="float" office:value="9" calcext:value-type="float">
            <text:p>9</text:p>
          </table:table-cell>
          <table:table-cell office:value-type="string" calcext:value-type="string">
            <text:p>Φ (phi)(N=37) = .32</text:p>
          </table:table-cell>
          <table:table-cell office:value-type="string" calcext:value-type="string">
            <text:p>Φ (phi) = .20</text:p>
          </table:table-cell>
          <table:table-cell office:value-type="float" office:value="120" calcext:value-type="float">
            <text:p>120</text:p>
          </table:table-cell>
          <table:table-cell table:formula="of:=FIND(&quot;=&quot;;[.I22];1)" office:value-type="float" office:value="9" calcext:value-type="float">
            <text:p>9</text:p>
          </table:table-cell>
          <table:table-cell table:formula="of:=COM.MICROSOFT.CONCAT(MID([.I22];1;[.K22]-2);&quot;(N=&quot;;[.J22];&quot;)&quot;;MID([.I22];[.K22]-1;LEN([.I22])-[.K22]+2))" office:value-type="string" office:string-value="Φ (phi)(N=120) = .20" calcext:value-type="string">
            <text:p>Φ (phi)(N=120) = .20</text:p>
          </table:table-cell>
          <table:table-cell office:value-type="string" calcext:value-type="string">
            <text:p>Motyl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nhwv5/</text:p>
          </table:table-cell>
          <table:table-cell office:value-type="string" calcext:value-type="string">
            <text:p>https://osf.io/2jwi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earson's Chi-squared test</text:p>
          </table:table-cell>
          <table:table-cell office:value-type="string" calcext:value-type="string">
            <text:p>main effect</text:p>
          </table:table-cell>
          <table:table-cell office:value-type="string" calcext:value-type="string">
            <text:p>X^2(1, N=37) = 3.85</text:p>
          </table:table-cell>
          <table:table-cell office:value-type="string" calcext:value-type="string">
            <text:p>&lt;.05</text:p>
          </table:table-cell>
          <table:table-cell office:value-type="float" office:value="21" calcext:value-type="float">
            <text:p>21</text:p>
          </table:table-cell>
          <table:table-cell office:value-type="float" office:value="73" calcext:value-type="float">
            <text:p>73</text:p>
          </table:table-cell>
          <table:table-cell office:value-type="string" calcext:value-type="string">
            <text:p>Distinguishing between silent and vocal minorities: Not all deviants feel marginal.</text:p>
          </table:table-cell>
        </table:table-row>
        <table:table-row table:style-name="ro1">
          <table:table-cell office:value-type="string" calcext:value-type="string">
            <text:p>Reproducibility Project</text:p>
          </table:table-cell>
          <table:table-cell office:value-type="float" office:value="22" calcext:value-type="float">
            <text:p>22</text:p>
          </table:table-cell>
          <table:table-cell office:value-type="string" calcext:value-type="string">
            <text:p>Increased donations to HIV/AIDS initiative when emphasizing "to-date" information among Ps who hadn't yet donated, but emphasizing "to-go" information among Ps who had. </text:p>
          </table:table-cell>
          <table:table-cell office:value-type="string" calcext:value-type="string">
            <text:p>Koo &amp; Fishbach (2008) Study 4</text:p>
          </table:table-cell>
          <table:table-cell office:value-type="string" calcext:value-type="string">
            <text:p>η² = .041</text:p>
          </table:table-cell>
          <table:table-cell office:value-type="float" office:value="246" calcext:value-type="float">
            <text:p>246</text:p>
          </table:table-cell>
          <table:table-cell office:value-type="float" office:value="4" calcext:value-type="float">
            <text:p>4</text:p>
          </table:table-cell>
          <table:table-cell office:value-type="string" calcext:value-type="string">
            <text:p>η²(N=246) = .041</text:p>
          </table:table-cell>
          <table:table-cell office:value-type="string" calcext:value-type="string">
            <text:p>OR = .159</text:p>
          </table:table-cell>
          <table:table-cell office:value-type="float" office:value="768703" calcext:value-type="float">
            <text:p>768703</text:p>
          </table:table-cell>
          <table:table-cell table:formula="of:=FIND(&quot;=&quot;;[.I23];1)" office:value-type="float" office:value="4" calcext:value-type="float">
            <text:p>4</text:p>
          </table:table-cell>
          <table:table-cell table:formula="of:=COM.MICROSOFT.CONCAT(MID([.I23];1;[.K23]-2);&quot;(N=&quot;;[.J23];&quot;)&quot;;MID([.I23];[.K23]-1;LEN([.I23])-[.K23]+2))" office:value-type="string" office:string-value="OR(N=768703) = .159" calcext:value-type="string">
            <text:p>OR(N=768703) = .159</text:p>
          </table:table-cell>
          <table:table-cell office:value-type="string" calcext:value-type="string">
            <text:p>Kidwell &amp; Dodson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nr7d9/</text:p>
          </table:table-cell>
          <table:table-cell office:value-type="string" calcext:value-type="string">
            <text:p>https://osf.io/68m2c/</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242) = 10.47</text:p>
          </table:table-cell>
          <table:table-cell office:value-type="string" calcext:value-type="string">
            <text:p>&lt;.01</text:p>
          </table:table-cell>
          <table:table-cell office:value-type="float" office:value="22" calcext:value-type="float">
            <text:p>22</text:p>
          </table:table-cell>
          <table:table-cell office:value-type="float" office:value="77" calcext:value-type="float">
            <text:p>77</text:p>
          </table:table-cell>
          <table:table-cell office:value-type="string" calcext:value-type="string">
            <text:p>Dynamics of self-regulation: How (un) accomplished goal actions affect motivation.</text:p>
          </table:table-cell>
        </table:table-row>
        <table:table-row table:style-name="ro1">
          <table:table-cell office:value-type="string" calcext:value-type="string">
            <text:p>Reproducibility Project</text:p>
          </table:table-cell>
          <table:table-cell office:value-type="float" office:value="23" calcext:value-type="float">
            <text:p>23</text:p>
          </table:table-cell>
          <table:table-cell office:value-type="string" calcext:value-type="string">
            <text:p>Ps in one-sided focus condition exhibited less ambivalence than participants in two-sided focus condition. </text:p>
          </table:table-cell>
          <table:table-cell office:value-type="string" calcext:value-type="string">
            <text:p>Henderson, de Liver et al. (2008) Study 5</text:p>
          </table:table-cell>
          <table:table-cell office:value-type="string" calcext:value-type="string">
            <text:p>η² = .135</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η²(N=46) = .135</text:p>
          </table:table-cell>
          <table:table-cell office:value-type="string" calcext:value-type="string">
            <text:p>η² = .048</text:p>
          </table:table-cell>
          <table:table-cell office:value-type="float" office:value="70" calcext:value-type="float">
            <text:p>70</text:p>
          </table:table-cell>
          <table:table-cell table:formula="of:=FIND(&quot;=&quot;;[.I24];1)" office:value-type="float" office:value="4" calcext:value-type="float">
            <text:p>4</text:p>
          </table:table-cell>
          <table:table-cell table:formula="of:=COM.MICROSOFT.CONCAT(MID([.I24];1;[.K24]-2);&quot;(N=&quot;;[.J24];&quot;)&quot;;MID([.I24];[.K24]-1;LEN([.I24])-[.K24]+2))" office:value-type="string" office:string-value="η²(N=70) = .048" calcext:value-type="string">
            <text:p>η²(N=70) = .048</text:p>
          </table:table-cell>
          <table:table-cell office:value-type="string" calcext:value-type="string">
            <text:p>Lane &amp; Gazarian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79dey/</text:p>
          </table:table-cell>
          <table:table-cell office:value-type="string" calcext:value-type="string">
            <text:p>https://osf.io/cjr7d/</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2, 43) = 3.36</text:p>
          </table:table-cell>
          <table:table-cell office:value-type="string" calcext:value-type="string">
            <text:p>&lt;.05</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The effects of an implemental mind-set on attitude strength.</text:p>
          </table:table-cell>
        </table:table-row>
        <table:table-row table:style-name="ro1">
          <table:table-cell office:value-type="string" calcext:value-type="string">
            <text:p>Reproducibility Project</text:p>
          </table:table-cell>
          <table:table-cell office:value-type="float" office:value="24" calcext:value-type="float">
            <text:p>24</text:p>
          </table:table-cell>
          <table:table-cell office:value-type="string" calcext:value-type="string">
            <text:p>Ps in perpetrator condition reported higher need for social acceptance and reconciliation after moral acceptance was restored, whereas Ps in victim condition reported higher need for power and reconciliation after sense of power was restored (message x role interaction in after condition). </text:p>
          </table:table-cell>
          <table:table-cell office:value-type="string" calcext:value-type="string">
            <text:p>Shnabel &amp; Nadler (2008) Study 4</text:p>
          </table:table-cell>
          <table:table-cell office:value-type="string" calcext:value-type="string">
            <text:p>η² = .07</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η²(N=94) = .07</text:p>
          </table:table-cell>
          <table:table-cell office:value-type="string" calcext:value-type="string">
            <text:p>η² = .010</text:p>
          </table:table-cell>
          <table:table-cell office:value-type="float" office:value="141" calcext:value-type="float">
            <text:p>141</text:p>
          </table:table-cell>
          <table:table-cell table:formula="of:=FIND(&quot;=&quot;;[.I25];1)" office:value-type="float" office:value="4" calcext:value-type="float">
            <text:p>4</text:p>
          </table:table-cell>
          <table:table-cell table:formula="of:=COM.MICROSOFT.CONCAT(MID([.I25];1;[.K25]-2);&quot;(N=&quot;;[.J25];&quot;)&quot;;MID([.I25];[.K25]-1;LEN([.I25])-[.K25]+2))" office:value-type="string" office:string-value="η²(N=141) = .010" calcext:value-type="string">
            <text:p>η²(N=141) = .010</text:p>
          </table:table-cell>
          <table:table-cell office:value-type="string" calcext:value-type="string">
            <text:p>E. Gilbert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xse7q/</text:p>
          </table:table-cell>
          <table:table-cell office:value-type="string" calcext:value-type="string">
            <text:p>https://osf.io/fuj2c/</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interaction</text:p>
          </table:table-cell>
          <table:table-cell office:value-type="string" calcext:value-type="string">
            <text:p>F(1, 90) = 6.98</text:p>
          </table:table-cell>
          <table:table-cell office:value-type="string" calcext:value-type="string">
            <text:p>&lt;.05</text:p>
          </table:table-cell>
          <table:table-cell office:value-type="float" office:value="24" calcext:value-type="float">
            <text:p>24</text:p>
          </table:table-cell>
          <table:table-cell office:value-type="float" office:value="81" calcext:value-type="float">
            <text:p>81</text:p>
          </table:table-cell>
          <table:table-cell office:value-type="string" calcext:value-type="string">
            <text:p>A needs-based model of reconciliation: Satisfying the differential emotional needs of victim and perpetrator as a key to promoting reconciliation.</text:p>
          </table:table-cell>
        </table:table-row>
        <table:table-row table:style-name="ro1">
          <table:table-cell office:value-type="string" calcext:value-type="string">
            <text:p>Reproducibility Project</text:p>
          </table:table-cell>
          <table:table-cell office:value-type="float" office:value="25" calcext:value-type="float">
            <text:p>25</text:p>
          </table:table-cell>
          <table:table-cell office:value-type="string" calcext:value-type="string">
            <text:p>Composite ratings of perceived power and leadership positively correlated with company profits, even after controlling for CEO age, CEO attractiveness, and affect CEOs displayed in photo. </text:p>
          </table:table-cell>
          <table:table-cell office:value-type="string" calcext:value-type="string">
            <text:p>Rule &amp; Ambady (2008) Study 1</text:p>
          </table:table-cell>
          <table:table-cell office:value-type="string" calcext:value-type="string">
            <text:p>r = +.30</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r(N=50) = +.30</text:p>
          </table:table-cell>
          <table:table-cell office:value-type="string" calcext:value-type="string">
            <text:p>r = +.27</text:p>
          </table:table-cell>
          <table:table-cell office:value-type="float" office:value="50" calcext:value-type="float">
            <text:p>50</text:p>
          </table:table-cell>
          <table:table-cell table:formula="of:=FIND(&quot;=&quot;;[.I26];1)" office:value-type="float" office:value="3" calcext:value-type="float">
            <text:p>3</text:p>
          </table:table-cell>
          <table:table-cell table:formula="of:=COM.MICROSOFT.CONCAT(MID([.I26];1;[.K26]-2);&quot;(N=&quot;;[.J26];&quot;)&quot;;MID([.I26];[.K26]-1;LEN([.I26])-[.K26]+2))" office:value-type="string" office:string-value="r(N=50) = +.27" calcext:value-type="string">
            <text:p>r(N=50) = +.27</text:p>
          </table:table-cell>
          <table:table-cell office:value-type="string" calcext:value-type="string">
            <text:p>Talhelm, Eggleston, &amp; Lee (2015b)</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r5gpv/</text:p>
          </table:table-cell>
          <table:table-cell office:value-type="string" calcext:value-type="string">
            <text:p>https://osf.io/4peq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artial correlation</text:p>
          </table:table-cell>
          <table:table-cell office:value-type="string" calcext:value-type="string">
            <text:p>correlation</text:p>
          </table:table-cell>
          <table:table-cell office:value-type="string" calcext:value-type="string">
            <text:p>r(41) = .30</text:p>
          </table:table-cell>
          <table:table-cell office:value-type="string" calcext:value-type="string">
            <text:p>&lt;.05</text:p>
          </table:table-cell>
          <table:table-cell office:value-type="float" office:value="25" calcext:value-type="float">
            <text:p>25</text:p>
          </table:table-cell>
          <table:table-cell office:value-type="float" office:value="82" calcext:value-type="float">
            <text:p>82</text:p>
          </table:table-cell>
          <table:table-cell office:value-type="string" calcext:value-type="string">
            <text:p>The face of success: inferences from chief executive officers' appearance predict company profits.</text:p>
          </table:table-cell>
        </table:table-row>
        <table:table-row table:style-name="ro1">
          <table:table-cell office:value-type="string" calcext:value-type="string">
            <text:p>Reproducibility Project</text:p>
          </table:table-cell>
          <table:table-cell office:value-type="float" office:value="26" calcext:value-type="float">
            <text:p>26</text:p>
          </table:table-cell>
          <table:table-cell office:value-type="string" calcext:value-type="string">
            <text:p>Decision-makers prefer inconsistent information when choosing between two pieces of information (one consistent, one inconsistent), but prefer consistent information when choosing between more pieces of information (interaction between information quality and information selection). </text:p>
          </table:table-cell>
          <table:table-cell office:value-type="string" calcext:value-type="string">
            <text:p>Fischer, Schulz-Hardt et al. (2008) Study 4</text:p>
          </table:table-cell>
          <table:table-cell office:value-type="string" calcext:value-type="string">
            <text:p>d = +1.17</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d(N=52) = +1.17</text:p>
          </table:table-cell>
          <table:table-cell office:value-type="string" calcext:value-type="string">
            <text:p>d = +.46</text:p>
          </table:table-cell>
          <table:table-cell office:value-type="float" office:value="150" calcext:value-type="float">
            <text:p>150</text:p>
          </table:table-cell>
          <table:table-cell table:formula="of:=FIND(&quot;=&quot;;[.I27];1)" office:value-type="float" office:value="3" calcext:value-type="float">
            <text:p>3</text:p>
          </table:table-cell>
          <table:table-cell table:formula="of:=COM.MICROSOFT.CONCAT(MID([.I27];1;[.K27]-2);&quot;(N=&quot;;[.J27];&quot;)&quot;;MID([.I27];[.K27]-1;LEN([.I27])-[.K27]+2))" office:value-type="string" office:string-value="d(N=150) = +.46" calcext:value-type="string">
            <text:p>d(N=150) = +.46</text:p>
          </table:table-cell>
          <table:table-cell office:value-type="string" calcext:value-type="string">
            <text:p>Ratliff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v8vft/</text:p>
          </table:table-cell>
          <table:table-cell office:value-type="string" calcext:value-type="string">
            <text:p>https://osf.io/5afur/</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earson's Chi-squared test</text:p>
          </table:table-cell>
          <table:table-cell office:value-type="string" calcext:value-type="string">
            <text:p>interaction</text:p>
          </table:table-cell>
          <table:table-cell office:value-type="string" calcext:value-type="string">
            <text:p>X^2(1, N=52) = 13.18</text:p>
          </table:table-cell>
          <table:table-cell office:value-type="float" office:value="0.001" calcext:value-type="float">
            <text:p>0.001</text:p>
          </table:table-cell>
          <table:table-cell office:value-type="float" office:value="26" calcext:value-type="float">
            <text:p>26</text:p>
          </table:table-cell>
          <table:table-cell office:value-type="float" office:value="84" calcext:value-type="float">
            <text:p>84</text:p>
          </table:table-cell>
          <table:table-cell office:value-type="string" calcext:value-type="string">
            <text:p>Selective exposure and information quantity: How different information quantities moderate decision makers' preference for consistent and inconsistent information.</text:p>
          </table:table-cell>
        </table:table-row>
        <table:table-row table:style-name="ro1">
          <table:table-cell office:value-type="string" calcext:value-type="string">
            <text:p>Reproducibility Project</text:p>
          </table:table-cell>
          <table:table-cell office:value-type="float" office:value="27" calcext:value-type="float">
            <text:p>27</text:p>
          </table:table-cell>
          <table:table-cell office:value-type="string" calcext:value-type="string">
            <text:p>Ps whose self-regulation resources depleted exhibited increased biases in confirmatory information processing compared to non-depleted and ego-threatened condition Ps </text:p>
          </table:table-cell>
          <table:table-cell office:value-type="string" calcext:value-type="string">
            <text:p>Fischer, Greitemeyer et al. (2008) Study 2</text:p>
          </table:table-cell>
          <table:table-cell office:value-type="string" calcext:value-type="string">
            <text:p>η² = .09</text:p>
          </table:table-cell>
          <table:table-cell office:value-type="float" office:value="85" calcext:value-type="float">
            <text:p>85</text:p>
          </table:table-cell>
          <table:table-cell office:value-type="float" office:value="4" calcext:value-type="float">
            <text:p>4</text:p>
          </table:table-cell>
          <table:table-cell office:value-type="string" calcext:value-type="string">
            <text:p>η²(N=85) = .09</text:p>
          </table:table-cell>
          <table:table-cell office:value-type="string" calcext:value-type="string">
            <text:p>η² = .03</text:p>
          </table:table-cell>
          <table:table-cell office:value-type="float" office:value="140" calcext:value-type="float">
            <text:p>140</text:p>
          </table:table-cell>
          <table:table-cell table:formula="of:=FIND(&quot;=&quot;;[.I28];1)" office:value-type="float" office:value="4" calcext:value-type="float">
            <text:p>4</text:p>
          </table:table-cell>
          <table:table-cell table:formula="of:=COM.MICROSOFT.CONCAT(MID([.I28];1;[.K28]-2);&quot;(N=&quot;;[.J28];&quot;)&quot;;MID([.I28];[.K28]-1;LEN([.I28])-[.K28]+2))" office:value-type="string" office:string-value="η²(N=140) = .03" calcext:value-type="string">
            <text:p>η²(N=140) = .03</text:p>
          </table:table-cell>
          <table:table-cell office:value-type="string" calcext:value-type="string">
            <text:p>Galliani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j8bpa/</text:p>
          </table:table-cell>
          <table:table-cell office:value-type="string" calcext:value-type="string">
            <text:p>https://osf.io/9pnct/</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main effect</text:p>
          </table:table-cell>
          <table:table-cell office:value-type="string" calcext:value-type="string">
            <text:p>F(2, 82) = 4.05</text:p>
          </table:table-cell>
          <table:table-cell office:value-type="float" office:value="0.02" calcext:value-type="float">
            <text:p>0.02</text:p>
          </table:table-cell>
          <table:table-cell office:value-type="float" office:value="27" calcext:value-type="float">
            <text:p>27</text:p>
          </table:table-cell>
          <table:table-cell office:value-type="float" office:value="86" calcext:value-type="float">
            <text:p>86</text:p>
          </table:table-cell>
          <table:table-cell office:value-type="string" calcext:value-type="string">
            <text:p>Self-regulation and selective exposure: The impact of depleted self-regulation resources on confirmatory information processing.</text:p>
          </table:table-cell>
        </table:table-row>
        <table:table-row table:style-name="ro1">
          <table:table-cell office:value-type="string" calcext:value-type="string">
            <text:p>Reproducibility Project</text:p>
          </table:table-cell>
          <table:table-cell office:value-type="float" office:value="28" calcext:value-type="float">
            <text:p>28</text:p>
          </table:table-cell>
          <table:table-cell office:value-type="string" calcext:value-type="string">
            <text:p>When learning goals absent, Ps sat closer to each other when they discussed love and relationships compared to when they discussed racial profiling. </text:p>
          </table:table-cell>
          <table:table-cell office:value-type="string" calcext:value-type="string">
            <text:p>Goff, Steele et al. (2008) Study 4</text:p>
          </table:table-cell>
          <table:table-cell office:value-type="string" calcext:value-type="string">
            <text:p>η² = .16</text:p>
          </table:table-cell>
          <table:table-cell office:value-type="float" office:value="55" calcext:value-type="float">
            <text:p>55</text:p>
          </table:table-cell>
          <table:table-cell office:value-type="float" office:value="4" calcext:value-type="float">
            <text:p>4</text:p>
          </table:table-cell>
          <table:table-cell office:value-type="string" calcext:value-type="string">
            <text:p>η²(N=55) = .16</text:p>
          </table:table-cell>
          <table:table-cell office:value-type="string" calcext:value-type="string">
            <text:p>η² = .002</text:p>
          </table:table-cell>
          <table:table-cell office:value-type="float" office:value="51" calcext:value-type="float">
            <text:p>51</text:p>
          </table:table-cell>
          <table:table-cell table:formula="of:=FIND(&quot;=&quot;;[.I29];1)" office:value-type="float" office:value="4" calcext:value-type="float">
            <text:p>4</text:p>
          </table:table-cell>
          <table:table-cell table:formula="of:=COM.MICROSOFT.CONCAT(MID([.I29];1;[.K29]-2);&quot;(N=&quot;;[.J29];&quot;)&quot;;MID([.I29];[.K29]-1;LEN([.I29])-[.K29]+2))" office:value-type="string" office:string-value="η²(N=51) = .002" calcext:value-type="string">
            <text:p>η²(N=51) = .002</text:p>
          </table:table-cell>
          <table:table-cell office:value-type="string" calcext:value-type="string">
            <text:p>Kelso, Gampa, Wright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abxcj/</text:p>
          </table:table-cell>
          <table:table-cell office:value-type="string" calcext:value-type="string">
            <text:p>https://osf.io/7q5u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interaction</text:p>
          </table:table-cell>
          <table:table-cell office:value-type="string" calcext:value-type="string">
            <text:p>F(1, 51) = 9.46</text:p>
          </table:table-cell>
          <table:table-cell office:value-type="string" calcext:value-type="string">
            <text:p>&lt;.01</text:p>
          </table:table-cell>
          <table:table-cell office:value-type="float" office:value="28" calcext:value-type="float">
            <text:p>28</text:p>
          </table:table-cell>
          <table:table-cell office:value-type="float" office:value="87" calcext:value-type="float">
            <text:p>87</text:p>
          </table:table-cell>
          <table:table-cell office:value-type="string" calcext:value-type="string">
            <text:p>The space between us: Stereotype threat and distance in interracial contexts.</text:p>
          </table:table-cell>
        </table:table-row>
        <table:table-row table:style-name="ro1">
          <table:table-cell office:value-type="string" calcext:value-type="string">
            <text:p>Reproducibility Project</text:p>
          </table:table-cell>
          <table:table-cell office:value-type="float" office:value="29" calcext:value-type="float">
            <text:p>29</text:p>
          </table:table-cell>
          <table:table-cell office:value-type="string" calcext:value-type="string">
            <text:p>Perceived earning prospects significantly positively predicted romantic interest in speed-dating situation for both men and women (absence of evidence for interaction effect). </text:p>
          </table:table-cell>
          <table:table-cell office:value-type="string" calcext:value-type="string">
            <text:p>Eastwick &amp; Finkel (2008) Study 1</text:p>
          </table:table-cell>
          <table:table-cell office:value-type="string" calcext:value-type="string">
            <text:p>r = +.04</text:p>
          </table:table-cell>
          <table:table-cell office:value-type="float" office:value="163" calcext:value-type="float">
            <text:p>163</text:p>
          </table:table-cell>
          <table:table-cell office:value-type="float" office:value="3" calcext:value-type="float">
            <text:p>3</text:p>
          </table:table-cell>
          <table:table-cell office:value-type="string" calcext:value-type="string">
            <text:p>r(N=163) = +.04</text:p>
          </table:table-cell>
          <table:table-cell office:value-type="string" calcext:value-type="string">
            <text:p>r = +.01</text:p>
          </table:table-cell>
          <table:table-cell office:value-type="float" office:value="304" calcext:value-type="float">
            <text:p>304</text:p>
          </table:table-cell>
          <table:table-cell table:formula="of:=FIND(&quot;=&quot;;[.I30];1)" office:value-type="float" office:value="3" calcext:value-type="float">
            <text:p>3</text:p>
          </table:table-cell>
          <table:table-cell table:formula="of:=COM.MICROSOFT.CONCAT(MID([.I30];1;[.K30]-2);&quot;(N=&quot;;[.J30];&quot;)&quot;;MID([.I30];[.K30]-1;LEN([.I30])-[.K30]+2))" office:value-type="string" office:string-value="r(N=304) = +.01" calcext:value-type="string">
            <text:p>r(N=304) = +.01</text:p>
          </table:table-cell>
          <table:table-cell office:value-type="string" calcext:value-type="string">
            <text:p>Selterman, Chagnon et al.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ng6cc/</text:p>
          </table:table-cell>
          <table:table-cell office:value-type="string" calcext:value-type="string">
            <text:p>https://osf.io/5pjsn/</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eta-analytic summary of interaction effects in 14 multilevel models</text:p>
          </table:table-cell>
          <table:table-cell office:value-type="string" calcext:value-type="string">
            <text:p>interaction</text:p>
          </table:table-cell>
          <table:table-cell office:value-type="string" calcext:value-type="string">
            <text:p>t(26) = 0.72</text:p>
          </table:table-cell>
          <table:table-cell office:value-type="float" office:value="0.48" calcext:value-type="float">
            <text:p>0.48</text:p>
          </table:table-cell>
          <table:table-cell office:value-type="float" office:value="29" calcext:value-type="float">
            <text:p>29</text:p>
          </table:table-cell>
          <table:table-cell office:value-type="float" office:value="89" calcext:value-type="float">
            <text:p>89</text:p>
          </table:table-cell>
          <table:table-cell office:value-type="string" calcext:value-type="string">
            <text:p>Sex differences in mate preferences revisited: Do people know what they initially desire in a romantic partner?</text:p>
          </table:table-cell>
        </table:table-row>
        <table:table-row table:style-name="ro1">
          <table:table-cell office:value-type="string" calcext:value-type="string">
            <text:p>Reproducibility Project</text:p>
          </table:table-cell>
          <table:table-cell office:value-type="float" office:value="30" calcext:value-type="float">
            <text:p>30</text:p>
          </table:table-cell>
          <table:table-cell office:value-type="string" calcext:value-type="string">
            <text:p>When primed with approach goals, low self-esteem Ps in partner criticism condition believed their partner regarded them significantly more negatively than did controls. </text:p>
          </table:table-cell>
          <table:table-cell office:value-type="string" calcext:value-type="string">
            <text:p>Murray, Derrick et al. (2008) Study 8</text:p>
          </table:table-cell>
          <table:table-cell office:value-type="string" calcext:value-type="string">
            <text:p>sr² = +.07</text:p>
          </table:table-cell>
          <table:table-cell office:value-type="float" office:value="91" calcext:value-type="float">
            <text:p>91</text:p>
          </table:table-cell>
          <table:table-cell office:value-type="float" office:value="5" calcext:value-type="float">
            <text:p>5</text:p>
          </table:table-cell>
          <table:table-cell office:value-type="string" calcext:value-type="string">
            <text:p>sr²(N=91) = +.07</text:p>
          </table:table-cell>
          <table:table-cell office:value-type="string" calcext:value-type="string">
            <text:p>beta = -.231</text:p>
          </table:table-cell>
          <table:table-cell office:value-type="float" office:value="76" calcext:value-type="float">
            <text:p>76</text:p>
          </table:table-cell>
          <table:table-cell table:formula="of:=FIND(&quot;=&quot;;[.I31];1)" office:value-type="float" office:value="6" calcext:value-type="float">
            <text:p>6</text:p>
          </table:table-cell>
          <table:table-cell table:formula="of:=COM.MICROSOFT.CONCAT(MID([.I31];1;[.K31]-2);&quot;(N=&quot;;[.J31];&quot;)&quot;;MID([.I31];[.K31]-1;LEN([.I31])-[.K31]+2))" office:value-type="string" office:string-value="beta(N=76) = -.231" calcext:value-type="string">
            <text:p>beta(N=76) = -.231</text:p>
          </table:table-cell>
          <table:table-cell office:value-type="string" calcext:value-type="string">
            <text:p>Sinclair, Goldberg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cxmf6/</text:p>
          </table:table-cell>
          <table:table-cell office:value-type="string" calcext:value-type="string">
            <text:p>https://osf.io/3hndq/</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hierarchical regression analyses</text:p>
          </table:table-cell>
          <table:table-cell office:value-type="string" calcext:value-type="string">
            <text:p>interaction</text:p>
          </table:table-cell>
          <table:table-cell office:value-type="string" calcext:value-type="string">
            <text:p>t(83) = 3.05</text:p>
          </table:table-cell>
          <table:table-cell office:value-type="string" calcext:value-type="string">
            <text:p>&lt;.01</text:p>
          </table:table-cell>
          <table:table-cell office:value-type="float" office:value="30" calcext:value-type="float">
            <text:p>30</text:p>
          </table:table-cell>
          <table:table-cell office:value-type="float" office:value="93" calcext:value-type="float">
            <text:p>93</text:p>
          </table:table-cell>
          <table:table-cell office:value-type="string" calcext:value-type="string">
            <text:p>Balancing connectedness and self-protection goals in close relationships: A levels-of-processing perspective on risk regulation.</text:p>
          </table:table-cell>
        </table:table-row>
        <table:table-row table:style-name="ro1">
          <table:table-cell office:value-type="string" calcext:value-type="string">
            <text:p>Reproducibility Project</text:p>
          </table:table-cell>
          <table:table-cell office:value-type="float" office:value="31" calcext:value-type="float">
            <text:p>31</text:p>
          </table:table-cell>
          <table:table-cell office:value-type="string" calcext:value-type="string">
            <text:p>Self-handicap condition Ps performed worse on mathematical questions task than control condition Ps. </text:p>
          </table:table-cell>
          <table:table-cell office:value-type="string" calcext:value-type="string">
            <text:p>McCrea (2008) Study 5</text:p>
          </table:table-cell>
          <table:table-cell office:value-type="string" calcext:value-type="string">
            <text:p>d = +.736</text:p>
          </table:table-cell>
          <table:table-cell office:value-type="float" office:value="28" calcext:value-type="float">
            <text:p>28</text:p>
          </table:table-cell>
          <table:table-cell office:value-type="float" office:value="3" calcext:value-type="float">
            <text:p>3</text:p>
          </table:table-cell>
          <table:table-cell office:value-type="string" calcext:value-type="string">
            <text:p>d(N=28) = +.736</text:p>
          </table:table-cell>
          <table:table-cell office:value-type="string" calcext:value-type="string">
            <text:p>d = +.197</text:p>
          </table:table-cell>
          <table:table-cell office:value-type="float" office:value="61" calcext:value-type="float">
            <text:p>61</text:p>
          </table:table-cell>
          <table:table-cell table:formula="of:=FIND(&quot;=&quot;;[.I32];1)" office:value-type="float" office:value="3" calcext:value-type="float">
            <text:p>3</text:p>
          </table:table-cell>
          <table:table-cell table:formula="of:=COM.MICROSOFT.CONCAT(MID([.I32];1;[.K32]-2);&quot;(N=&quot;;[.J32];&quot;)&quot;;MID([.I32];[.K32]-1;LEN([.I32])-[.K32]+2))" office:value-type="string" office:string-value="d(N=61) = +.197" calcext:value-type="string">
            <text:p>d(N=61) = +.197</text:p>
          </table:table-cell>
          <table:table-cell office:value-type="string" calcext:value-type="string">
            <text:p>Chartier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mua6d/</text:p>
          </table:table-cell>
          <table:table-cell office:value-type="string" calcext:value-type="string">
            <text:p>https://osf.io/ytxgr/</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 samples t-test</text:p>
          </table:table-cell>
          <table:table-cell office:value-type="string" calcext:value-type="string">
            <text:p>main effect</text:p>
          </table:table-cell>
          <table:table-cell office:value-type="string" calcext:value-type="string">
            <text:p>t(26) = 1.87</text:p>
          </table:table-cell>
          <table:table-cell office:value-type="string" calcext:value-type="string">
            <text:p>&lt;.05</text:p>
          </table:table-cell>
          <table:table-cell office:value-type="float" office:value="31" calcext:value-type="float">
            <text:p>31</text:p>
          </table:table-cell>
          <table:table-cell office:value-type="float" office:value="94" calcext:value-type="float">
            <text:p>94</text:p>
          </table:table-cell>
          <table:table-cell office:value-type="string" calcext:value-type="string">
            <text:p>Self-handicapping, excuse making, and counterfactual thinking: Consequences for self-esteem and future motivation.</text:p>
          </table:table-cell>
        </table:table-row>
        <table:table-row table:style-name="ro1">
          <table:table-cell office:value-type="string" calcext:value-type="string">
            <text:p>Reproducibility Project</text:p>
          </table:table-cell>
          <table:table-cell office:value-type="float" office:value="32" calcext:value-type="float">
            <text:p>32</text:p>
          </table:table-cell>
          <table:table-cell office:value-type="string" calcext:value-type="string">
            <text:p>Among Black, but not White professionals, high (compared to low) fairness cue lowered expectations of threatening identity contingencies and increased trust. </text:p>
          </table:table-cell>
          <table:table-cell office:value-type="string" calcext:value-type="string">
            <text:p>Purdie-Vaughns <text:s/>et al. (2008) Study 2</text:p>
          </table:table-cell>
          <table:table-cell office:value-type="string" calcext:value-type="string">
            <text:p>η² = .143</text:p>
          </table:table-cell>
          <table:table-cell office:value-type="float" office:value="90" calcext:value-type="float">
            <text:p>90</text:p>
          </table:table-cell>
          <table:table-cell office:value-type="float" office:value="4" calcext:value-type="float">
            <text:p>4</text:p>
          </table:table-cell>
          <table:table-cell office:value-type="string" calcext:value-type="string">
            <text:p>η²(N=90) = .143</text:p>
          </table:table-cell>
          <table:table-cell office:value-type="string" calcext:value-type="string">
            <text:p>η² = .001</text:p>
          </table:table-cell>
          <table:table-cell office:value-type="float" office:value="1490" calcext:value-type="float">
            <text:p>1490</text:p>
          </table:table-cell>
          <table:table-cell table:formula="of:=FIND(&quot;=&quot;;[.I33];1)" office:value-type="float" office:value="4" calcext:value-type="float">
            <text:p>4</text:p>
          </table:table-cell>
          <table:table-cell table:formula="of:=COM.MICROSOFT.CONCAT(MID([.I33];1;[.K33]-2);&quot;(N=&quot;;[.J33];&quot;)&quot;;MID([.I33];[.K33]-1;LEN([.I33])-[.K33]+2))" office:value-type="string" office:string-value="η²(N=1490) = .001" calcext:value-type="string">
            <text:p>η²(N=1490) = .001</text:p>
          </table:table-cell>
          <table:table-cell office:value-type="string" calcext:value-type="string">
            <text:p>Schmidt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etg7c/</text:p>
          </table:table-cell>
          <table:table-cell office:value-type="string" calcext:value-type="string">
            <text:p>https://osf.io/3rxv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73) = 12.19</text:p>
          </table:table-cell>
          <table:table-cell office:value-type="float" office:value="0.001" calcext:value-type="float">
            <text:p>0.001</text:p>
          </table:table-cell>
          <table:table-cell office:value-type="float" office:value="32" calcext:value-type="float">
            <text:p>32</text:p>
          </table:table-cell>
          <table:table-cell office:value-type="float" office:value="97" calcext:value-type="float">
            <text:p>97</text:p>
          </table:table-cell>
          <table:table-cell office:value-type="string" calcext:value-type="string">
            <text:p>Social identity contingencies: How diversity cues signal threat or safety for African Americans in mainstream institutions.</text:p>
          </table:table-cell>
        </table:table-row>
        <table:table-row table:style-name="ro1">
          <table:table-cell office:value-type="string" calcext:value-type="string">
            <text:p>Reproducibility Project</text:p>
          </table:table-cell>
          <table:table-cell office:value-type="float" office:value="33" calcext:value-type="float">
            <text:p>33</text:p>
          </table:table-cell>
          <table:table-cell office:value-type="string" calcext:value-type="string">
            <text:p>Conceptually-fluent primed Ps reported increased preference for concrete descriptions of the prime later, compared to conceptually-disfluent primed Ps. </text:p>
          </table:table-cell>
          <table:table-cell office:value-type="string" calcext:value-type="string">
            <text:p>Alter &amp; Oppenheimer (2008) Study 2</text:p>
          </table:table-cell>
          <table:table-cell office:value-type="string" calcext:value-type="string">
            <text:p>Φ (phi) = .13</text:p>
          </table:table-cell>
          <table:table-cell office:value-type="float" office:value="236" calcext:value-type="float">
            <text:p>236</text:p>
          </table:table-cell>
          <table:table-cell office:value-type="float" office:value="9" calcext:value-type="float">
            <text:p>9</text:p>
          </table:table-cell>
          <table:table-cell office:value-type="string" calcext:value-type="string">
            <text:p>Φ (phi)(N=236) = .13</text:p>
          </table:table-cell>
          <table:table-cell office:value-type="string" calcext:value-type="string">
            <text:p>Φ (phi) = .02</text:p>
          </table:table-cell>
          <table:table-cell office:value-type="float" office:value="1146" calcext:value-type="float">
            <text:p>1146</text:p>
          </table:table-cell>
          <table:table-cell table:formula="of:=FIND(&quot;=&quot;;[.I34];1)" office:value-type="float" office:value="9" calcext:value-type="float">
            <text:p>9</text:p>
          </table:table-cell>
          <table:table-cell table:formula="of:=COM.MICROSOFT.CONCAT(MID([.I34];1;[.K34]-2);&quot;(N=&quot;;[.J34];&quot;)&quot;;MID([.I34];[.K34]-1;LEN([.I34])-[.K34]+2))" office:value-type="string" office:string-value="Φ (phi)(N=1146) = .02" calcext:value-type="string">
            <text:p>Φ (phi)(N=1146) = .02</text:p>
          </table:table-cell>
          <table:table-cell office:value-type="string" calcext:value-type="string">
            <text:p>Foster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kegmc/</text:p>
          </table:table-cell>
          <table:table-cell office:value-type="string" calcext:value-type="string">
            <text:p>https://osf.io/jym7h/</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earson's Chi-squared test</text:p>
          </table:table-cell>
          <table:table-cell office:value-type="string" calcext:value-type="string">
            <text:p>main effect</text:p>
          </table:table-cell>
          <table:table-cell office:value-type="string" calcext:value-type="string">
            <text:p>X^2(1, N=236) = 3.83</text:p>
          </table:table-cell>
          <table:table-cell office:value-type="float" office:value="0.05" calcext:value-type="float">
            <text:p>0.05</text:p>
          </table:table-cell>
          <table:table-cell office:value-type="float" office:value="33" calcext:value-type="float">
            <text:p>33</text:p>
          </table:table-cell>
          <table:table-cell office:value-type="float" office:value="104" calcext:value-type="float">
            <text:p>104</text:p>
          </table:table-cell>
          <table:table-cell office:value-type="string" calcext:value-type="string">
            <text:p>Effects of fluency on psychological distance and mental construal (or why New York is a large city, but New York is a civilized jungle).</text:p>
          </table:table-cell>
        </table:table-row>
        <table:table-row table:style-name="ro1">
          <table:table-cell office:value-type="string" calcext:value-type="string">
            <text:p>Reproducibility Project</text:p>
          </table:table-cell>
          <table:table-cell office:value-type="float" office:value="34" calcext:value-type="float">
            <text:p>34</text:p>
          </table:table-cell>
          <table:table-cell office:value-type="string" calcext:value-type="string">
            <text:p>Goal primed Ps learned more on an incidental-learning task (serial reaction time task; SRT) than control-group Ps. </text:p>
          </table:table-cell>
          <table:table-cell office:value-type="string" calcext:value-type="string">
            <text:p>Eitam, Hassin et al. (2008) Study 2</text:p>
          </table:table-cell>
          <table:table-cell office:value-type="string" calcext:value-type="string">
            <text:p>d = +.45</text:p>
          </table:table-cell>
          <table:table-cell office:value-type="float" office:value="86" calcext:value-type="float">
            <text:p>86</text:p>
          </table:table-cell>
          <table:table-cell office:value-type="float" office:value="3" calcext:value-type="float">
            <text:p>3</text:p>
          </table:table-cell>
          <table:table-cell office:value-type="string" calcext:value-type="string">
            <text:p>d(N=86) = +.45</text:p>
          </table:table-cell>
          <table:table-cell office:value-type="string" calcext:value-type="string">
            <text:p>d = -.21</text:p>
          </table:table-cell>
          <table:table-cell office:value-type="float" office:value="158" calcext:value-type="float">
            <text:p>158</text:p>
          </table:table-cell>
          <table:table-cell table:formula="of:=FIND(&quot;=&quot;;[.I35];1)" office:value-type="float" office:value="3" calcext:value-type="float">
            <text:p>3</text:p>
          </table:table-cell>
          <table:table-cell table:formula="of:=COM.MICROSOFT.CONCAT(MID([.I35];1;[.K35]-2);&quot;(N=&quot;;[.J35];&quot;)&quot;;MID([.I35];[.K35]-1;LEN([.I35])-[.K35]+2))" office:value-type="string" office:string-value="d(N=158) = -.21" calcext:value-type="string">
            <text:p>d(N=158) = -.21</text:p>
          </table:table-cell>
          <table:table-cell office:value-type="string" calcext:value-type="string">
            <text:p>Prenoveau &amp; Kirkhart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edcr7/</text:p>
          </table:table-cell>
          <table:table-cell office:value-type="string" calcext:value-type="string">
            <text:p>https://osf.io/x75fq/</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 samples t-test</text:p>
          </table:table-cell>
          <table:table-cell office:value-type="string" calcext:value-type="string">
            <text:p>main effect</text:p>
          </table:table-cell>
          <table:table-cell office:value-type="string" calcext:value-type="string">
            <text:p>t(84) = 2.09</text:p>
          </table:table-cell>
          <table:table-cell office:value-type="string" calcext:value-type="string">
            <text:p>prep = .92</text:p>
          </table:table-cell>
          <table:table-cell office:value-type="float" office:value="34" calcext:value-type="float">
            <text:p>34</text:p>
          </table:table-cell>
          <table:table-cell office:value-type="float" office:value="107" calcext:value-type="float">
            <text:p>107</text:p>
          </table:table-cell>
          <table:table-cell office:value-type="string" calcext:value-type="string">
            <text:p>Nonconscious goal pursuit in novel environments: The case of implicit learning.</text:p>
          </table:table-cell>
        </table:table-row>
        <table:table-row table:style-name="ro1">
          <table:table-cell office:value-type="string" calcext:value-type="string">
            <text:p>Reproducibility Project</text:p>
          </table:table-cell>
          <table:table-cell office:value-type="float" office:value="35" calcext:value-type="float">
            <text:p>35</text:p>
          </table:table-cell>
          <table:table-cell office:value-type="string" calcext:value-type="string">
            <text:p>Male Ps exhibited less sensitivity in distinguishing friendliness versus sexual interest compared to women (supporting a male perceptual insensitivity account). </text:p>
          </table:table-cell>
          <table:table-cell office:value-type="string" calcext:value-type="string">
            <text:p>Farris, Treat et al. (2008) Study 1</text:p>
          </table:table-cell>
          <table:table-cell office:value-type="string" calcext:value-type="string">
            <text:p>η² = .326</text:p>
          </table:table-cell>
          <table:table-cell office:value-type="float" office:value="280" calcext:value-type="float">
            <text:p>280</text:p>
          </table:table-cell>
          <table:table-cell office:value-type="float" office:value="4" calcext:value-type="float">
            <text:p>4</text:p>
          </table:table-cell>
          <table:table-cell office:value-type="string" calcext:value-type="string">
            <text:p>η²(N=280) = .326</text:p>
          </table:table-cell>
          <table:table-cell office:value-type="string" calcext:value-type="string">
            <text:p>η² = .008</text:p>
          </table:table-cell>
          <table:table-cell office:value-type="float" office:value="144" calcext:value-type="float">
            <text:p>144</text:p>
          </table:table-cell>
          <table:table-cell table:formula="of:=FIND(&quot;=&quot;;[.I36];1)" office:value-type="float" office:value="4" calcext:value-type="float">
            <text:p>4</text:p>
          </table:table-cell>
          <table:table-cell table:formula="of:=COM.MICROSOFT.CONCAT(MID([.I36];1;[.K36]-2);&quot;(N=&quot;;[.J36];&quot;)&quot;;MID([.I36];[.K36]-1;LEN([.I36])-[.K36]+2))" office:value-type="string" office:string-value="η²(N=144) = .008" calcext:value-type="string">
            <text:p>η²(N=144) = .008</text:p>
          </table:table-cell>
          <table:table-cell office:value-type="string" calcext:value-type="string">
            <text:p>Attwood, Easey, &amp; Munafo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7dyp5/</text:p>
          </table:table-cell>
          <table:table-cell office:value-type="string" calcext:value-type="string">
            <text:p>https://osf.io/5u4km/</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general linear model</text:p>
          </table:table-cell>
          <table:table-cell office:value-type="string" calcext:value-type="string">
            <text:p>interaction</text:p>
          </table:table-cell>
          <table:table-cell office:value-type="string" calcext:value-type="string">
            <text:p>F(1, 278) = 123.38</text:p>
          </table:table-cell>
          <table:table-cell office:value-type="string" calcext:value-type="string">
            <text:p>&lt;.001</text:p>
          </table:table-cell>
          <table:table-cell office:value-type="float" office:value="35" calcext:value-type="float">
            <text:p>35</text:p>
          </table:table-cell>
          <table:table-cell office:value-type="float" office:value="110" calcext:value-type="float">
            <text:p>110</text:p>
          </table:table-cell>
          <table:table-cell office:value-type="string" calcext:value-type="string">
            <text:p>Perceptual mechanisms that characterize gender differences in decoding women's sexual intent</text:p>
          </table:table-cell>
        </table:table-row>
        <table:table-row table:style-name="ro1">
          <table:table-cell office:value-type="string" calcext:value-type="string">
            <text:p>Reproducibility Project</text:p>
          </table:table-cell>
          <table:table-cell office:value-type="float" office:value="36" calcext:value-type="float">
            <text:p>36</text:p>
          </table:table-cell>
          <table:table-cell office:value-type="string" calcext:value-type="string">
            <text:p>Among accurate, optimistic, or pessimistic predictions, Ps most likely to recommend optimistic predictions. </text:p>
          </table:table-cell>
          <table:table-cell office:value-type="string" calcext:value-type="string">
            <text:p>Armor, Massey et al. (2008) Study 1</text:p>
          </table:table-cell>
          <table:table-cell office:value-type="string" calcext:value-type="string">
            <text:p>d = +.93</text:p>
          </table:table-cell>
          <table:table-cell office:value-type="float" office:value="125" calcext:value-type="float">
            <text:p>125</text:p>
          </table:table-cell>
          <table:table-cell office:value-type="float" office:value="3" calcext:value-type="float">
            <text:p>3</text:p>
          </table:table-cell>
          <table:table-cell office:value-type="string" calcext:value-type="string">
            <text:p>d(N=125) = +.93</text:p>
          </table:table-cell>
          <table:table-cell office:value-type="string" calcext:value-type="string">
            <text:p>d = +1.18</text:p>
          </table:table-cell>
          <table:table-cell office:value-type="float" office:value="177" calcext:value-type="float">
            <text:p>177</text:p>
          </table:table-cell>
          <table:table-cell table:formula="of:=FIND(&quot;=&quot;;[.I37];1)" office:value-type="float" office:value="3" calcext:value-type="float">
            <text:p>3</text:p>
          </table:table-cell>
          <table:table-cell table:formula="of:=COM.MICROSOFT.CONCAT(MID([.I37];1;[.K37]-2);&quot;(N=&quot;;[.J37];&quot;)&quot;;MID([.I37];[.K37]-1;LEN([.I37])-[.K37]+2))" office:value-type="string" office:string-value="d(N=177) = +1.18" calcext:value-type="string">
            <text:p>d(N=177) = +1.18</text:p>
          </table:table-cell>
          <table:table-cell office:value-type="string" calcext:value-type="string">
            <text:p>Lassetter, Brandt et al.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qlzap/</text:p>
          </table:table-cell>
          <table:table-cell office:value-type="string" calcext:value-type="string">
            <text:p>https://osf.io/8u5v2/</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single sample t-test</text:p>
          </table:table-cell>
          <table:table-cell office:value-type="string" calcext:value-type="string">
            <text:p>main effect</text:p>
          </table:table-cell>
          <table:table-cell office:value-type="string" calcext:value-type="string">
            <text:p>t(124) =10.36</text:p>
          </table:table-cell>
          <table:table-cell office:value-type="string" calcext:value-type="string">
            <text:p>prep &gt; .99</text:p>
          </table:table-cell>
          <table:table-cell office:value-type="float" office:value="36" calcext:value-type="float">
            <text:p>36</text:p>
          </table:table-cell>
          <table:table-cell office:value-type="float" office:value="113" calcext:value-type="float">
            <text:p>113</text:p>
          </table:table-cell>
          <table:table-cell office:value-type="string" calcext:value-type="string">
            <text:p>Prescribed optimism: Is it right to be wrong about the future?</text:p>
          </table:table-cell>
        </table:table-row>
        <table:table-row table:style-name="ro1">
          <table:table-cell office:value-type="string" calcext:value-type="string">
            <text:p>Reproducibility Project</text:p>
          </table:table-cell>
          <table:table-cell office:value-type="float" office:value="37" calcext:value-type="float">
            <text:p>37</text:p>
          </table:table-cell>
          <table:table-cell office:value-type="string" calcext:value-type="string">
            <text:p>Older adults produced fewer internal details, but more external details compared to young adults. </text:p>
          </table:table-cell>
          <table:table-cell office:value-type="string" calcext:value-type="string">
            <text:p>Addis, Wong et al. (2008) Study 1</text:p>
          </table:table-cell>
          <table:table-cell office:value-type="string" calcext:value-type="string">
            <text:p>η²= .326</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η²(N=32)= .326</text:p>
          </table:table-cell>
          <table:table-cell office:value-type="string" calcext:value-type="string">
            <text:p>η² = .426</text:p>
          </table:table-cell>
          <table:table-cell office:value-type="float" office:value="32" calcext:value-type="float">
            <text:p>32</text:p>
          </table:table-cell>
          <table:table-cell table:formula="of:=FIND(&quot;=&quot;;[.I38];1)" office:value-type="float" office:value="4" calcext:value-type="float">
            <text:p>4</text:p>
          </table:table-cell>
          <table:table-cell table:formula="of:=COM.MICROSOFT.CONCAT(MID([.I38];1;[.K38]-2);&quot;(N=&quot;;[.J38];&quot;)&quot;;MID([.I38];[.K38]-1;LEN([.I38])-[.K38]+2))" office:value-type="string" office:string-value="η²(N=32) = .426" calcext:value-type="string">
            <text:p>η²(N=32) = .426</text:p>
          </table:table-cell>
          <table:table-cell office:value-type="string" calcext:value-type="string">
            <text:p>Vasquez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yaeu7/</text:p>
          </table:table-cell>
          <table:table-cell office:value-type="string" calcext:value-type="string">
            <text:p>https://osf.io/9ayxi/</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30) = 14.49</text:p>
          </table:table-cell>
          <table:table-cell office:value-type="string" calcext:value-type="string">
            <text:p>prep = .99</text:p>
          </table:table-cell>
          <table:table-cell office:value-type="float" office:value="37" calcext:value-type="float">
            <text:p>37</text:p>
          </table:table-cell>
          <table:table-cell office:value-type="float" office:value="114" calcext:value-type="float">
            <text:p>114</text:p>
          </table:table-cell>
          <table:table-cell office:value-type="string" calcext:value-type="string">
            <text:p>Age-related changes in the episodic simulation of future events</text:p>
          </table:table-cell>
        </table:table-row>
        <table:table-row table:style-name="ro1">
          <table:table-cell office:value-type="string" calcext:value-type="string">
            <text:p>Reproducibility Project</text:p>
          </table:table-cell>
          <table:table-cell office:value-type="float" office:value="38" calcext:value-type="float">
            <text:p>38</text:p>
          </table:table-cell>
          <table:table-cell office:value-type="string" calcext:value-type="string">
            <text:p>Ps in depletion/placebo group exhibited larger attraction effect compared to Ps in other three conditions (depletion with sugar, no depletion with sugar, no depletion with placebo). </text:p>
          </table:table-cell>
          <table:table-cell office:value-type="string" calcext:value-type="string">
            <text:p>Masicampo &amp; Baumeister (2008) Study 1</text:p>
          </table:table-cell>
          <table:table-cell office:value-type="string" calcext:value-type="string">
            <text:p>η² = .045</text:p>
          </table:table-cell>
          <table:table-cell office:value-type="float" office:value="115" calcext:value-type="float">
            <text:p>115</text:p>
          </table:table-cell>
          <table:table-cell office:value-type="float" office:value="4" calcext:value-type="float">
            <text:p>4</text:p>
          </table:table-cell>
          <table:table-cell office:value-type="string" calcext:value-type="string">
            <text:p>η²(N=115) = .045</text:p>
          </table:table-cell>
          <table:table-cell office:value-type="string" calcext:value-type="string">
            <text:p>η² = .002</text:p>
          </table:table-cell>
          <table:table-cell office:value-type="float" office:value="166" calcext:value-type="float">
            <text:p>166</text:p>
          </table:table-cell>
          <table:table-cell table:formula="of:=FIND(&quot;=&quot;;[.I39];1)" office:value-type="float" office:value="4" calcext:value-type="float">
            <text:p>4</text:p>
          </table:table-cell>
          <table:table-cell table:formula="of:=COM.MICROSOFT.CONCAT(MID([.I39];1;[.K39]-2);&quot;(N=&quot;;[.J39];&quot;)&quot;;MID([.I39];[.K39]-1;LEN([.I39])-[.K39]+2))" office:value-type="string" office:string-value="η²(N=166) = .002" calcext:value-type="string">
            <text:p>η²(N=166) = .002</text:p>
          </table:table-cell>
          <table:table-cell office:value-type="string" calcext:value-type="string">
            <text:p>Osborne, Vuu, &amp; Henninger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3h29d/</text:p>
          </table:table-cell>
          <table:table-cell office:value-type="string" calcext:value-type="string">
            <text:p>https://osf.io/897e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focused interaction contrast</text:p>
          </table:table-cell>
          <table:table-cell office:value-type="string" calcext:value-type="string">
            <text:p>F(1, 111) = 5.311</text:p>
          </table:table-cell>
          <table:table-cell office:value-type="string" calcext:value-type="string">
            <text:p>prep = .92</text:p>
          </table:table-cell>
          <table:table-cell office:value-type="float" office:value="38" calcext:value-type="float">
            <text:p>38</text:p>
          </table:table-cell>
          <table:table-cell office:value-type="float" office:value="118" calcext:value-type="float">
            <text:p>118</text:p>
          </table:table-cell>
          <table:table-cell office:value-type="string" calcext:value-type="string">
            <text:p>Toward a physiology of dual-process reasoning and judgment: lemonade, willpower, and expensive rule-based analysis.</text:p>
          </table:table-cell>
        </table:table-row>
        <table:table-row table:style-name="ro1">
          <table:table-cell office:value-type="string" calcext:value-type="string">
            <text:p>Reproducibility Project</text:p>
          </table:table-cell>
          <table:table-cell office:value-type="float" office:value="39" calcext:value-type="float">
            <text:p>39</text:p>
          </table:table-cell>
          <table:table-cell office:value-type="string" calcext:value-type="string">
            <text:p>Startle response magnitude following an error negatively correlated to Error-Related Negativity (ERN) amplitude. </text:p>
          </table:table-cell>
          <table:table-cell office:value-type="string" calcext:value-type="string">
            <text:p>Hajcak &amp; Foti (2008) Study 1</text:p>
          </table:table-cell>
          <table:table-cell office:value-type="string" calcext:value-type="string">
            <text:p>r = -.38</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r(N=31) = -.38</text:p>
          </table:table-cell>
          <table:table-cell office:value-type="string" calcext:value-type="string">
            <text:p>r = -.25</text:p>
          </table:table-cell>
          <table:table-cell office:value-type="float" office:value="43" calcext:value-type="float">
            <text:p>43</text:p>
          </table:table-cell>
          <table:table-cell table:formula="of:=FIND(&quot;=&quot;;[.I40];1)" office:value-type="float" office:value="3" calcext:value-type="float">
            <text:p>3</text:p>
          </table:table-cell>
          <table:table-cell table:formula="of:=COM.MICROSOFT.CONCAT(MID([.I40];1;[.K40]-2);&quot;(N=&quot;;[.J40];&quot;)&quot;;MID([.I40];[.K40]-1;LEN([.I40])-[.K40]+2))" office:value-type="string" office:string-value="r(N=43) = -.25" calcext:value-type="string">
            <text:p>r(N=43) = -.25</text:p>
          </table:table-cell>
          <table:table-cell office:value-type="string" calcext:value-type="string">
            <text:p>Lewis &amp; Pitts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73pnd/</text:p>
          </table:table-cell>
          <table:table-cell office:value-type="string" calcext:value-type="string">
            <text:p>https://osf.io/82bwv/</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zero-order correlation</text:p>
          </table:table-cell>
          <table:table-cell office:value-type="string" calcext:value-type="string">
            <text:p>correlation</text:p>
          </table:table-cell>
          <table:table-cell office:value-type="string" calcext:value-type="string">
            <text:p>r = -.38</text:p>
          </table:table-cell>
          <table:table-cell office:value-type="string" calcext:value-type="string">
            <text:p>&lt;.05</text:p>
          </table:table-cell>
          <table:table-cell office:value-type="float" office:value="39" calcext:value-type="float">
            <text:p>39</text:p>
          </table:table-cell>
          <table:table-cell office:value-type="float" office:value="120" calcext:value-type="float">
            <text:p>120</text:p>
          </table:table-cell>
          <table:table-cell office:value-type="string" calcext:value-type="string">
            <text:p>Errors Are Aversive: Defensive Motivation and the Error-Related Negativity</text:p>
          </table:table-cell>
        </table:table-row>
        <table:table-row table:style-name="ro1">
          <table:table-cell office:value-type="string" calcext:value-type="string">
            <text:p>Reproducibility Project</text:p>
          </table:table-cell>
          <table:table-cell office:value-type="float" office:value="40" calcext:value-type="float">
            <text:p>40</text:p>
          </table:table-cell>
          <table:table-cell office:value-type="string" calcext:value-type="string">
            <text:p>Accepting unfair offers increased activation in right ventrolateral prefrontal cortex compared to baseline </text:p>
          </table:table-cell>
          <table:table-cell office:value-type="string" calcext:value-type="string">
            <text:p>Tabibnia, Satpute et al. (2008) Study 2</text:p>
          </table:table-cell>
          <table:table-cell office:value-type="string" calcext:value-type="string">
            <text:p>d = +3.25</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d(N=12) = +3.25</text:p>
          </table:table-cell>
          <table:table-cell office:value-type="string" calcext:value-type="string">
            <text:p>d = +2.22</text:p>
          </table:table-cell>
          <table:table-cell office:value-type="float" office:value="24" calcext:value-type="float">
            <text:p>24</text:p>
          </table:table-cell>
          <table:table-cell table:formula="of:=FIND(&quot;=&quot;;[.I41];1)" office:value-type="float" office:value="3" calcext:value-type="float">
            <text:p>3</text:p>
          </table:table-cell>
          <table:table-cell table:formula="of:=COM.MICROSOFT.CONCAT(MID([.I41];1;[.K41]-2);&quot;(N=&quot;;[.J41];&quot;)&quot;;MID([.I41];[.K41]-1;LEN([.I41])-[.K41]+2))" office:value-type="string" office:string-value="d(N=24) = +2.22" calcext:value-type="string">
            <text:p>d(N=24) = +2.22</text:p>
          </table:table-cell>
          <table:table-cell office:value-type="string" calcext:value-type="string">
            <text:p>Beer, Rigney, &amp; Flagan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94j6h/</text:p>
          </table:table-cell>
          <table:table-cell office:value-type="string" calcext:value-type="string">
            <text:p>https://osf.io/nxp9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11) = 5.39</text:p>
          </table:table-cell>
          <table:table-cell office:value-type="string" calcext:value-type="string">
            <text:p>prep = .99</text:p>
          </table:table-cell>
          <table:table-cell office:value-type="float" office:value="40" calcext:value-type="float">
            <text:p>40</text:p>
          </table:table-cell>
          <table:table-cell office:value-type="float" office:value="121" calcext:value-type="float">
            <text:p>121</text:p>
          </table:table-cell>
          <table:table-cell office:value-type="string" calcext:value-type="string">
            <text:p>The sunny side of fairness: Preference for fairness activates reward circuitry (and disregarding unfairness activates self-control circuitry)</text:p>
          </table:table-cell>
        </table:table-row>
        <table:table-row table:style-name="ro1">
          <table:table-cell office:value-type="string" calcext:value-type="string">
            <text:p>Reproducibility Project</text:p>
          </table:table-cell>
          <table:table-cell office:value-type="float" office:value="41" calcext:value-type="float">
            <text:p>41</text:p>
          </table:table-cell>
          <table:table-cell office:value-type="string" calcext:value-type="string">
            <text:p>Male Ps whose faith in economic system was threatened reported greater romantic interest in women who embody (versus did not embody) benevolent sexist ideals </text:p>
          </table:table-cell>
          <table:table-cell office:value-type="string" calcext:value-type="string">
            <text:p>Lau, Kay &amp; Spencer (2008) Study 1</text:p>
          </table:table-cell>
          <table:table-cell office:value-type="string" calcext:value-type="string">
            <text:p>η² = .147</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η²(N=36) = .147</text:p>
          </table:table-cell>
          <table:table-cell office:value-type="string" calcext:value-type="string">
            <text:p>η² = .001</text:p>
          </table:table-cell>
          <table:table-cell office:value-type="float" office:value="70" calcext:value-type="float">
            <text:p>70</text:p>
          </table:table-cell>
          <table:table-cell table:formula="of:=FIND(&quot;=&quot;;[.I42];1)" office:value-type="float" office:value="4" calcext:value-type="float">
            <text:p>4</text:p>
          </table:table-cell>
          <table:table-cell table:formula="of:=COM.MICROSOFT.CONCAT(MID([.I42];1;[.K42]-2);&quot;(N=&quot;;[.J42];&quot;)&quot;;MID([.I42];[.K42]-1;LEN([.I42])-[.K42]+2))" office:value-type="string" office:string-value="η²(N=70) = .001" calcext:value-type="string">
            <text:p>η²(N=70) = .001</text:p>
          </table:table-cell>
          <table:table-cell office:value-type="string" calcext:value-type="string">
            <text:p>Stieger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fxqsk/</text:p>
          </table:table-cell>
          <table:table-cell office:value-type="string" calcext:value-type="string">
            <text:p>https://osf.io/42hgf/</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34) = 5.89</text:p>
          </table:table-cell>
          <table:table-cell office:value-type="string" calcext:value-type="string">
            <text:p>prep = .93</text:p>
          </table:table-cell>
          <table:table-cell office:value-type="float" office:value="41" calcext:value-type="float">
            <text:p>41</text:p>
          </table:table-cell>
          <table:table-cell office:value-type="float" office:value="124" calcext:value-type="float">
            <text:p>124</text:p>
          </table:table-cell>
          <table:table-cell office:value-type="string" calcext:value-type="string">
            <text:p>Loving those who justify inequality: the effects of system threat on attraction to women who embody benevolent sexist ideals.</text:p>
          </table:table-cell>
        </table:table-row>
        <table:table-row table:style-name="ro1">
          <table:table-cell office:value-type="string" calcext:value-type="string">
            <text:p>Reproducibility Project</text:p>
          </table:table-cell>
          <table:table-cell office:value-type="float" office:value="42" calcext:value-type="float">
            <text:p>42</text:p>
          </table:table-cell>
          <table:table-cell office:value-type="string" calcext:value-type="string">
            <text:p>Ps with high "external motivation" (EM) to be non-prejudiced exhibited attentional biases for neutral, but not happy Black faces. </text:p>
          </table:table-cell>
          <table:table-cell office:value-type="string" calcext:value-type="string">
            <text:p>Richeson &amp; Trawalter (2008) Study 1</text:p>
          </table:table-cell>
          <table:table-cell office:value-type="string" calcext:value-type="string">
            <text:p>d = +.80</text:p>
          </table:table-cell>
          <table:table-cell office:value-type="float" office:value="28" calcext:value-type="float">
            <text:p>28</text:p>
          </table:table-cell>
          <table:table-cell office:value-type="float" office:value="3" calcext:value-type="float">
            <text:p>3</text:p>
          </table:table-cell>
          <table:table-cell office:value-type="string" calcext:value-type="string">
            <text:p>d(N=28) = +.80</text:p>
          </table:table-cell>
          <table:table-cell office:value-type="string" calcext:value-type="string">
            <text:p>η² = .00</text:p>
          </table:table-cell>
          <table:table-cell office:value-type="float" office:value="66" calcext:value-type="float">
            <text:p>66</text:p>
          </table:table-cell>
          <table:table-cell table:formula="of:=FIND(&quot;=&quot;;[.I43];1)" office:value-type="float" office:value="4" calcext:value-type="float">
            <text:p>4</text:p>
          </table:table-cell>
          <table:table-cell table:formula="of:=COM.MICROSOFT.CONCAT(MID([.I43];1;[.K43]-2);&quot;(N=&quot;;[.J43];&quot;)&quot;;MID([.I43];[.K43]-1;LEN([.I43])-[.K43]+2))" office:value-type="string" office:string-value="η²(N=66) = .00" calcext:value-type="string">
            <text:p>η²(N=66) = .00</text:p>
          </table:table-cell>
          <table:table-cell office:value-type="string" calcext:value-type="string">
            <text:p>Lai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c5fza/</text:p>
          </table:table-cell>
          <table:table-cell office:value-type="string" calcext:value-type="string">
            <text:p>https://osf.io/phwi4/</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1, 26) = 4.17</text:p>
          </table:table-cell>
          <table:table-cell office:value-type="string" calcext:value-type="string">
            <text:p>prep = .92</text:p>
          </table:table-cell>
          <table:table-cell office:value-type="float" office:value="42" calcext:value-type="float">
            <text:p>42</text:p>
          </table:table-cell>
          <table:table-cell office:value-type="float" office:value="129" calcext:value-type="float">
            <text:p>129</text:p>
          </table:table-cell>
          <table:table-cell office:value-type="string" calcext:value-type="string">
            <text:p>The threat of appearing prejudiced and race-based attentional biases.</text:p>
          </table:table-cell>
        </table:table-row>
        <table:table-row table:style-name="ro1">
          <table:table-cell office:value-type="string" calcext:value-type="string">
            <text:p>Reproducibility Project</text:p>
          </table:table-cell>
          <table:table-cell office:value-type="float" office:value="43" calcext:value-type="float">
            <text:p>43</text:p>
          </table:table-cell>
          <table:table-cell office:value-type="string" calcext:value-type="string">
            <text:p>When a White man made a potentially offensive comment in presence of a Black man, Ps who could hear interaction looked at the Black man for a longer period of time compared to when Ps could not hear interaction. </text:p>
          </table:table-cell>
          <table:table-cell office:value-type="string" calcext:value-type="string">
            <text:p>Crosby, Monin et al. (2008) Study 1</text:p>
          </table:table-cell>
          <table:table-cell office:value-type="string" calcext:value-type="string">
            <text:p>η² = .18</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η²(N=25) = .18</text:p>
          </table:table-cell>
          <table:table-cell office:value-type="string" calcext:value-type="string">
            <text:p>η² = .048</text:p>
          </table:table-cell>
          <table:table-cell office:value-type="float" office:value="30" calcext:value-type="float">
            <text:p>30</text:p>
          </table:table-cell>
          <table:table-cell table:formula="of:=FIND(&quot;=&quot;;[.I44];1)" office:value-type="float" office:value="4" calcext:value-type="float">
            <text:p>4</text:p>
          </table:table-cell>
          <table:table-cell table:formula="of:=COM.MICROSOFT.CONCAT(MID([.I44];1;[.K44]-2);&quot;(N=&quot;;[.J44];&quot;)&quot;;MID([.I44];[.K44]-1;LEN([.I44])-[.K44]+2))" office:value-type="string" office:string-value="η²(N=30) = .048" calcext:value-type="string">
            <text:p>η²(N=30) = .048</text:p>
          </table:table-cell>
          <table:table-cell office:value-type="string" calcext:value-type="string">
            <text:p>Skorinko &amp; Jonas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b98zw/</text:p>
          </table:table-cell>
          <table:table-cell office:value-type="string" calcext:value-type="string">
            <text:p>https://osf.io/nkaw4/</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3, 69) = 5.15</text:p>
          </table:table-cell>
          <table:table-cell office:value-type="string" calcext:value-type="string">
            <text:p>&lt;.005</text:p>
          </table:table-cell>
          <table:table-cell office:value-type="float" office:value="43" calcext:value-type="float">
            <text:p>43</text:p>
          </table:table-cell>
          <table:table-cell office:value-type="float" office:value="132" calcext:value-type="float">
            <text:p>132</text:p>
          </table:table-cell>
          <table:table-cell office:value-type="string" calcext:value-type="string">
            <text:p>Where do we look during potentially offensive behavior?</text:p>
          </table:table-cell>
        </table:table-row>
        <table:table-row table:style-name="ro1">
          <table:table-cell office:value-type="string" calcext:value-type="string">
            <text:p>Reproducibility Project</text:p>
          </table:table-cell>
          <table:table-cell office:value-type="float" office:value="44" calcext:value-type="float">
            <text:p>44</text:p>
          </table:table-cell>
          <table:table-cell office:value-type="string" calcext:value-type="string">
            <text:p>People who had what they wanted were happier than others, even after controlling for the degree to which they wanted what they had. </text:p>
          </table:table-cell>
          <table:table-cell office:value-type="string" calcext:value-type="string">
            <text:p>Larsen &amp; McKibban (2008) Study 2</text:p>
          </table:table-cell>
          <table:table-cell office:value-type="string" calcext:value-type="string">
            <text:p>pr = +.21</text:p>
          </table:table-cell>
          <table:table-cell office:value-type="float" office:value="119" calcext:value-type="float">
            <text:p>119</text:p>
          </table:table-cell>
          <table:table-cell office:value-type="float" office:value="4" calcext:value-type="float">
            <text:p>4</text:p>
          </table:table-cell>
          <table:table-cell office:value-type="string" calcext:value-type="string">
            <text:p>pr(N=119) = +.21</text:p>
          </table:table-cell>
          <table:table-cell office:value-type="string" calcext:value-type="string">
            <text:p>pr = +.497</text:p>
          </table:table-cell>
          <table:table-cell office:value-type="float" office:value="238" calcext:value-type="float">
            <text:p>238</text:p>
          </table:table-cell>
          <table:table-cell table:formula="of:=FIND(&quot;=&quot;;[.I45];1)" office:value-type="float" office:value="4" calcext:value-type="float">
            <text:p>4</text:p>
          </table:table-cell>
          <table:table-cell table:formula="of:=COM.MICROSOFT.CONCAT(MID([.I45];1;[.K45]-2);&quot;(N=&quot;;[.J45];&quot;)&quot;;MID([.I45];[.K45]-1;LEN([.I45])-[.K45]+2))" office:value-type="string" office:string-value="pr(N=238) = +.497" calcext:value-type="string">
            <text:p>pr(N=238) = +.497</text:p>
          </table:table-cell>
          <table:table-cell office:value-type="string" calcext:value-type="string">
            <text:p>Seibel, Vermue et al.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5dx4v/</text:p>
          </table:table-cell>
          <table:table-cell office:value-type="string" calcext:value-type="string">
            <text:p>https://osf.io/h4cb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artial correlation</text:p>
          </table:table-cell>
          <table:table-cell office:value-type="string" calcext:value-type="string">
            <text:p>correlation</text:p>
          </table:table-cell>
          <table:table-cell office:value-type="string" calcext:value-type="string">
            <text:p>pr = .21</text:p>
          </table:table-cell>
          <table:table-cell office:value-type="string" calcext:value-type="string">
            <text:p>prep = .92</text:p>
          </table:table-cell>
          <table:table-cell office:value-type="float" office:value="44" calcext:value-type="float">
            <text:p>44</text:p>
          </table:table-cell>
          <table:table-cell office:value-type="float" office:value="134" calcext:value-type="float">
            <text:p>134</text:p>
          </table:table-cell>
          <table:table-cell office:value-type="string" calcext:value-type="string">
            <text:p>Is happiness having what you want, wanting what you have, or both?</text:p>
          </table:table-cell>
        </table:table-row>
        <table:table-row table:style-name="ro1">
          <table:table-cell office:value-type="string" calcext:value-type="string">
            <text:p>Reproducibility Project</text:p>
          </table:table-cell>
          <table:table-cell office:value-type="float" office:value="45" calcext:value-type="float">
            <text:p>45</text:p>
          </table:table-cell>
          <table:table-cell office:value-type="string" calcext:value-type="string">
            <text:p>Information about original individuals automatically influenced Ps' implicit responses toward new individuals from same social category. </text:p>
          </table:table-cell>
          <table:table-cell office:value-type="string" calcext:value-type="string">
            <text:p>Ranganath &amp; Nosek (2008) Study 1</text:p>
          </table:table-cell>
          <table:table-cell office:value-type="string" calcext:value-type="string">
            <text:p>d = -.004</text:p>
          </table:table-cell>
          <table:table-cell office:value-type="float" office:value="564" calcext:value-type="float">
            <text:p>564</text:p>
          </table:table-cell>
          <table:table-cell office:value-type="float" office:value="3" calcext:value-type="float">
            <text:p>3</text:p>
          </table:table-cell>
          <table:table-cell office:value-type="string" calcext:value-type="string">
            <text:p>d(N=564) = -.004</text:p>
          </table:table-cell>
          <table:table-cell office:value-type="string" calcext:value-type="string">
            <text:p>d = +.21</text:p>
          </table:table-cell>
          <table:table-cell office:value-type="float" office:value="3597" calcext:value-type="float">
            <text:p>3597</text:p>
          </table:table-cell>
          <table:table-cell table:formula="of:=FIND(&quot;=&quot;;[.I46];1)" office:value-type="float" office:value="3" calcext:value-type="float">
            <text:p>3</text:p>
          </table:table-cell>
          <table:table-cell table:formula="of:=COM.MICROSOFT.CONCAT(MID([.I46];1;[.K46]-2);&quot;(N=&quot;;[.J46];&quot;)&quot;;MID([.I46];[.K46]-1;LEN([.I46])-[.K46]+2))" office:value-type="string" office:string-value="d(N=3597) = +.21" calcext:value-type="string">
            <text:p>d(N=3597) = +.21</text:p>
          </table:table-cell>
          <table:table-cell office:value-type="string" calcext:value-type="string">
            <text:p>Cohn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2gkjt/</text:p>
          </table:table-cell>
          <table:table-cell office:value-type="string" calcext:value-type="string">
            <text:p>https://osf.io/9xt25/</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t-test</text:p>
          </table:table-cell>
          <table:table-cell office:value-type="string" calcext:value-type="string">
            <text:p>main effect</text:p>
          </table:table-cell>
          <table:table-cell office:value-type="string" calcext:value-type="string">
            <text:p>t(562) = -0.11</text:p>
          </table:table-cell>
          <table:table-cell office:value-type="string" calcext:value-type="string">
            <text:p>prep = .18</text:p>
          </table:table-cell>
          <table:table-cell office:value-type="float" office:value="45" calcext:value-type="float">
            <text:p>45</text:p>
          </table:table-cell>
          <table:table-cell office:value-type="float" office:value="135" calcext:value-type="float">
            <text:p>135</text:p>
          </table:table-cell>
          <table:table-cell office:value-type="string" calcext:value-type="string">
            <text:p>Implicit attitude generalization occurs immediately; explicit attitude generalization takes time</text:p>
          </table:table-cell>
        </table:table-row>
        <table:table-row table:style-name="ro1">
          <table:table-cell office:value-type="string" calcext:value-type="string">
            <text:p>Reproducibility Project</text:p>
          </table:table-cell>
          <table:table-cell office:value-type="float" office:value="46" calcext:value-type="float">
            <text:p>46</text:p>
          </table:table-cell>
          <table:table-cell office:value-type="string" calcext:value-type="string">
            <text:p>Ps who read anti-free-will essay cheated more often that Ps who read a control essay. </text:p>
          </table:table-cell>
          <table:table-cell office:value-type="string" calcext:value-type="string">
            <text:p>Vohs &amp; Schooler (2008) Study 1</text:p>
          </table:table-cell>
          <table:table-cell office:value-type="string" calcext:value-type="string">
            <text:p>d = +.88</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88</text:p>
          </table:table-cell>
          <table:table-cell office:value-type="string" calcext:value-type="string">
            <text:p>d = +.20</text:p>
          </table:table-cell>
          <table:table-cell office:value-type="float" office:value="58" calcext:value-type="float">
            <text:p>58</text:p>
          </table:table-cell>
          <table:table-cell table:formula="of:=FIND(&quot;=&quot;;[.I47];1)" office:value-type="float" office:value="3" calcext:value-type="float">
            <text:p>3</text:p>
          </table:table-cell>
          <table:table-cell table:formula="of:=COM.MICROSOFT.CONCAT(MID([.I47];1;[.K47]-2);&quot;(N=&quot;;[.J47];&quot;)&quot;;MID([.I47];[.K47]-1;LEN([.I47])-[.K47]+2))" office:value-type="string" office:string-value="d(N=58) = +.20" calcext:value-type="string">
            <text:p>d(N=58) = +.20</text:p>
          </table:table-cell>
          <table:table-cell office:value-type="string" calcext:value-type="string">
            <text:p>Giner-Sorolla, Embley et al.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i29mh/</text:p>
          </table:table-cell>
          <table:table-cell office:value-type="string" calcext:value-type="string">
            <text:p>https://osf.io/2nf3u/</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independent samples t-test</text:p>
          </table:table-cell>
          <table:table-cell office:value-type="string" calcext:value-type="string">
            <text:p>main effect</text:p>
          </table:table-cell>
          <table:table-cell office:value-type="string" calcext:value-type="string">
            <text:p>t(28) = 3.04</text:p>
          </table:table-cell>
          <table:table-cell office:value-type="string" calcext:value-type="string">
            <text:p>&lt;.01</text:p>
          </table:table-cell>
          <table:table-cell office:value-type="float" office:value="46" calcext:value-type="float">
            <text:p>46</text:p>
          </table:table-cell>
          <table:table-cell office:value-type="float" office:value="136" calcext:value-type="float">
            <text:p>136</text:p>
          </table:table-cell>
          <table:table-cell office:value-type="string" calcext:value-type="string">
            <text:p>The value of believing in free will: Encouraging a belief in determinism increases cheating.</text:p>
          </table:table-cell>
        </table:table-row>
        <table:table-row table:style-name="ro1">
          <table:table-cell office:value-type="string" calcext:value-type="string">
            <text:p>Reproducibility Project</text:p>
          </table:table-cell>
          <table:table-cell office:value-type="float" office:value="47" calcext:value-type="float">
            <text:p>47</text:p>
          </table:table-cell>
          <table:table-cell office:value-type="string" calcext:value-type="string">
            <text:p>Distance-primed Ps reported higher levels of closeness toward one's family members and hometown compared to control condition Ps. </text:p>
          </table:table-cell>
          <table:table-cell office:value-type="string" calcext:value-type="string">
            <text:p>Williams &amp; Bargh (2008) Study 4</text:p>
          </table:table-cell>
          <table:table-cell office:value-type="string" calcext:value-type="string">
            <text:p>η² = .11</text:p>
          </table:table-cell>
          <table:table-cell office:value-type="float" office:value="84" calcext:value-type="float">
            <text:p>84</text:p>
          </table:table-cell>
          <table:table-cell office:value-type="float" office:value="4" calcext:value-type="float">
            <text:p>4</text:p>
          </table:table-cell>
          <table:table-cell office:value-type="string" calcext:value-type="string">
            <text:p>η²(N=84) = .11</text:p>
          </table:table-cell>
          <table:table-cell office:value-type="string" calcext:value-type="string">
            <text:p>η² = .03</text:p>
          </table:table-cell>
          <table:table-cell office:value-type="float" office:value="125" calcext:value-type="float">
            <text:p>125</text:p>
          </table:table-cell>
          <table:table-cell table:formula="of:=FIND(&quot;=&quot;;[.I48];1)" office:value-type="float" office:value="4" calcext:value-type="float">
            <text:p>4</text:p>
          </table:table-cell>
          <table:table-cell table:formula="of:=COM.MICROSOFT.CONCAT(MID([.I48];1;[.K48]-2);&quot;(N=&quot;;[.J48];&quot;)&quot;;MID([.I48];[.K48]-1;LEN([.I48])-[.K48]+2))" office:value-type="string" office:string-value="η²(N=125) = .03" calcext:value-type="string">
            <text:p>η²(N=125) = .03</text:p>
          </table:table-cell>
          <table:table-cell office:value-type="string" calcext:value-type="string">
            <text:p>Joy-Gaba, Clay, &amp; Cleary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vnsqg/</text:p>
          </table:table-cell>
          <table:table-cell office:value-type="string" calcext:value-type="string">
            <text:p>https://osf.io/7uh8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2, 81) = 4.97</text:p>
          </table:table-cell>
          <table:table-cell office:value-type="string" calcext:value-type="string">
            <text:p>prep = .95</text:p>
          </table:table-cell>
          <table:table-cell office:value-type="float" office:value="47" calcext:value-type="float">
            <text:p>47</text:p>
          </table:table-cell>
          <table:table-cell office:value-type="float" office:value="140" calcext:value-type="float">
            <text:p>140</text:p>
          </table:table-cell>
          <table:table-cell office:value-type="string" calcext:value-type="string">
            <text:p>Keeping one's distance: The influence of spatial distance cues on affect and evaluation.</text:p>
          </table:table-cell>
        </table:table-row>
        <table:table-row table:style-name="ro1">
          <table:table-cell office:value-type="string" calcext:value-type="string">
            <text:p>Reproducibility Project</text:p>
          </table:table-cell>
          <table:table-cell office:value-type="float" office:value="48" calcext:value-type="float">
            <text:p>48</text:p>
          </table:table-cell>
          <table:table-cell office:value-type="string" calcext:value-type="string">
            <text:p>When Ps anticipated playing confrontational games, Ps preferred anger-inducing activities more so than exciting and neutral activities. </text:p>
          </table:table-cell>
          <table:table-cell office:value-type="string" calcext:value-type="string">
            <text:p>Tamir, Mitchell et al. (2008) Study 1</text:p>
          </table:table-cell>
          <table:table-cell office:value-type="string" calcext:value-type="string">
            <text:p>F(2,162) = 192.9</text:p>
          </table:table-cell>
          <table:table-cell office:value-type="float" office:value="82" calcext:value-type="float">
            <text:p>82</text:p>
          </table:table-cell>
          <table:table-cell office:value-type="float" office:value="10" calcext:value-type="float">
            <text:p>10</text:p>
          </table:table-cell>
          <table:table-cell office:value-type="string" calcext:value-type="string">
            <text:p>F(2,162)(N=82) = 192.9</text:p>
          </table:table-cell>
          <table:table-cell office:value-type="string" calcext:value-type="string">
            <text:p>ηp² = .74 [F(2,174) = 252.8]</text:p>
          </table:table-cell>
          <table:table-cell office:value-type="float" office:value="88" calcext:value-type="float">
            <text:p>88</text:p>
          </table:table-cell>
          <table:table-cell table:formula="of:=FIND(&quot;=&quot;;[.I49];1)" office:value-type="float" office:value="5" calcext:value-type="float">
            <text:p>5</text:p>
          </table:table-cell>
          <table:table-cell table:formula="of:=COM.MICROSOFT.CONCAT(MID([.I49];1;[.K49]-2);&quot;(N=&quot;;[.J49];&quot;)&quot;;MID([.I49];[.K49]-1;LEN([.I49])-[.K49]+2))" office:value-type="string" office:string-value="ηp²(N=88) = .74 [F(2,174) = 252.8]" calcext:value-type="string">
            <text:p>ηp²(N=88) = .74 [F(2,174) = 252.8]</text:p>
          </table:table-cell>
          <table:table-cell office:value-type="string" calcext:value-type="string">
            <text:p>Masicampo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k4y9i/</text:p>
          </table:table-cell>
          <table:table-cell office:value-type="string" calcext:value-type="string">
            <text:p>https://osf.io/7i2tf/</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2, 162) = 192.89</text:p>
          </table:table-cell>
          <table:table-cell office:value-type="string" calcext:value-type="string">
            <text:p>&lt;.001</text:p>
          </table:table-cell>
          <table:table-cell office:value-type="float" office:value="48" calcext:value-type="float">
            <text:p>48</text:p>
          </table:table-cell>
          <table:table-cell office:value-type="float" office:value="142" calcext:value-type="float">
            <text:p>142</text:p>
          </table:table-cell>
          <table:table-cell office:value-type="string" calcext:value-type="string">
            <text:p>Hedonic and instrumental motives in anger regulation.</text:p>
          </table:table-cell>
        </table:table-row>
        <table:table-row table:style-name="ro1">
          <table:table-cell office:value-type="string" calcext:value-type="string">
            <text:p>Reproducibility Project</text:p>
          </table:table-cell>
          <table:table-cell office:value-type="float" office:value="49" calcext:value-type="float">
            <text:p>49</text:p>
          </table:table-cell>
          <table:table-cell office:value-type="string" calcext:value-type="string">
            <text:p>Socially disconnected condition Ps reported stronger beliefs in supernatural agents and events (and attributed more social traits to pets) compared to control condition Ps. </text:p>
          </table:table-cell>
          <table:table-cell office:value-type="string" calcext:value-type="string">
            <text:p>Epley, Akalis et al. (2008) Study 3</text:p>
          </table:table-cell>
          <table:table-cell office:value-type="string" calcext:value-type="string">
            <text:p>η² = .12</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η²(N=57) = .12</text:p>
          </table:table-cell>
          <table:table-cell office:value-type="string" calcext:value-type="string">
            <text:p>η² = .02</text:p>
          </table:table-cell>
          <table:table-cell office:value-type="float" office:value="78" calcext:value-type="float">
            <text:p>78</text:p>
          </table:table-cell>
          <table:table-cell table:formula="of:=FIND(&quot;=&quot;;[.I50];1)" office:value-type="float" office:value="4" calcext:value-type="float">
            <text:p>4</text:p>
          </table:table-cell>
          <table:table-cell table:formula="of:=COM.MICROSOFT.CONCAT(MID([.I50];1;[.K50]-2);&quot;(N=&quot;;[.J50];&quot;)&quot;;MID([.I50];[.K50]-1;LEN([.I50])-[.K50]+2))" office:value-type="string" office:string-value="η²(N=78) = .02" calcext:value-type="string">
            <text:p>η²(N=78) = .02</text:p>
          </table:table-cell>
          <table:table-cell office:value-type="string" calcext:value-type="string">
            <text:p>Sandstrom &amp; Dunn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yuybh/</text:p>
          </table:table-cell>
          <table:table-cell office:value-type="string" calcext:value-type="string">
            <text:p>https://osf.io/m5a2c/</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4, 108) = 3.67</text:p>
          </table:table-cell>
          <table:table-cell office:value-type="float" office:value="0.01" calcext:value-type="float">
            <text:p>0.01</text:p>
          </table:table-cell>
          <table:table-cell office:value-type="float" office:value="49" calcext:value-type="float">
            <text:p>49</text:p>
          </table:table-cell>
          <table:table-cell office:value-type="float" office:value="143" calcext:value-type="float">
            <text:p>143</text:p>
          </table:table-cell>
          <table:table-cell office:value-type="string" calcext:value-type="string">
            <text:p>Creating social connection through inferential reproduction: Loneliness and perceived agency in gadgets, gods, and greyhounds.</text:p>
          </table:table-cell>
        </table:table-row>
        <table:table-row table:style-name="ro1">
          <table:table-cell office:value-type="string" calcext:value-type="string">
            <text:p>Reproducibility Project</text:p>
          </table:table-cell>
          <table:table-cell office:value-type="float" office:value="50" calcext:value-type="float">
            <text:p>50</text:p>
          </table:table-cell>
          <table:table-cell office:value-type="string" calcext:value-type="string">
            <text:p>Ps in an intergroup prisoners dilemma-maximizing difference (IPD-MD) game contributed fewer tokens than Ps in an intergroup prisoners dilemma (IPD) game. </text:p>
          </table:table-cell>
          <table:table-cell office:value-type="string" calcext:value-type="string">
            <text:p>Halevy, Bornstein et al. (2008) Study 1</text:p>
          </table:table-cell>
          <table:table-cell office:value-type="string" calcext:value-type="string">
            <text:p>η² = .59</text:p>
          </table:table-cell>
          <table:table-cell office:value-type="float" office:value="240" calcext:value-type="float">
            <text:p>240</text:p>
          </table:table-cell>
          <table:table-cell office:value-type="float" office:value="4" calcext:value-type="float">
            <text:p>4</text:p>
          </table:table-cell>
          <table:table-cell office:value-type="string" calcext:value-type="string">
            <text:p>η²(N=240) = .59</text:p>
          </table:table-cell>
          <table:table-cell office:value-type="string" calcext:value-type="string">
            <text:p>η² = .426</text:p>
          </table:table-cell>
          <table:table-cell office:value-type="float" office:value="120" calcext:value-type="float">
            <text:p>120</text:p>
          </table:table-cell>
          <table:table-cell table:formula="of:=FIND(&quot;=&quot;;[.I51];1)" office:value-type="float" office:value="4" calcext:value-type="float">
            <text:p>4</text:p>
          </table:table-cell>
          <table:table-cell table:formula="of:=COM.MICROSOFT.CONCAT(MID([.I51];1;[.K51]-2);&quot;(N=&quot;;[.J51];&quot;)&quot;;MID([.I51];[.K51]-1;LEN([.I51])-[.K51]+2))" office:value-type="string" office:string-value="η²(N=120) = .426" calcext:value-type="string">
            <text:p>η²(N=120) = .426</text:p>
          </table:table-cell>
          <table:table-cell office:value-type="string" calcext:value-type="string">
            <text:p>Thomae, Woo, &amp; Immelman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76qc5/</text:p>
          </table:table-cell>
          <table:table-cell office:value-type="string" calcext:value-type="string">
            <text:p>https://osf.io/sjwcd/</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t-test</text:p>
          </table:table-cell>
          <table:table-cell office:value-type="string" calcext:value-type="string">
            <text:p>main effect</text:p>
          </table:table-cell>
          <table:table-cell office:value-type="string" calcext:value-type="string">
            <text:p>F(1, 76) = 109.74</text:p>
          </table:table-cell>
          <table:table-cell office:value-type="float" office:value="0" calcext:value-type="float">
            <text:p>0</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ÏIn_Group Love? and ÏOut_Group Hate? as Motives for Individual Participation in Intergroup Conflict: A New Game Paradigm</text:p>
          </table:table-cell>
        </table:table-row>
        <table:table-row table:style-name="ro1">
          <table:table-cell office:value-type="string" calcext:value-type="string">
            <text:p>Reproducibility Project</text:p>
          </table:table-cell>
          <table:table-cell office:value-type="float" office:value="51" calcext:value-type="float">
            <text:p>51</text:p>
          </table:table-cell>
          <table:table-cell office:value-type="string" calcext:value-type="string">
            <text:p>Attached women are more attracted to single men when they're ovulating (compared to not ovulating), but are more attracted to attached men when they're not ovulating (compared to ovulating). </text:p>
          </table:table-cell>
          <table:table-cell office:value-type="string" calcext:value-type="string">
            <text:p>Bressan &amp; Stranieri (2008) Study 2</text:p>
          </table:table-cell>
          <table:table-cell office:value-type="string" calcext:value-type="string">
            <text:p>f = .19</text:p>
          </table:table-cell>
          <table:table-cell office:value-type="float" office:value="208" calcext:value-type="float">
            <text:p>208</text:p>
          </table:table-cell>
          <table:table-cell office:value-type="float" office:value="3" calcext:value-type="float">
            <text:p>3</text:p>
          </table:table-cell>
          <table:table-cell office:value-type="string" calcext:value-type="string">
            <text:p>f(N=208) = .19</text:p>
          </table:table-cell>
          <table:table-cell office:value-type="string" calcext:value-type="string">
            <text:p>η² = .001</text:p>
          </table:table-cell>
          <table:table-cell office:value-type="float" office:value="263" calcext:value-type="float">
            <text:p>263</text:p>
          </table:table-cell>
          <table:table-cell table:formula="of:=FIND(&quot;=&quot;;[.I52];1)" office:value-type="float" office:value="4" calcext:value-type="float">
            <text:p>4</text:p>
          </table:table-cell>
          <table:table-cell table:formula="of:=COM.MICROSOFT.CONCAT(MID([.I52];1;[.K52]-2);&quot;(N=&quot;;[.J52];&quot;)&quot;;MID([.I52];[.K52]-1;LEN([.I52])-[.K52]+2))" office:value-type="string" office:string-value="η²(N=263) = .001" calcext:value-type="string">
            <text:p>η²(N=263) = .001</text:p>
          </table:table-cell>
          <table:table-cell office:value-type="string" calcext:value-type="string">
            <text:p>Frazier &amp; Hasselman (2015) Study 1</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blcj6/</text:p>
          </table:table-cell>
          <table:table-cell office:value-type="string" calcext:value-type="string">
            <text:p>https://osf.io/7vri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94) = 7.16</text:p>
          </table:table-cell>
          <table:table-cell office:value-type="float" office:value="0.008" calcext:value-type="float">
            <text:p>0.008</text:p>
          </table:table-cell>
          <table:table-cell office:value-type="float" office:value="51" calcext:value-type="float">
            <text:p>51</text:p>
          </table:table-cell>
          <table:table-cell office:value-type="float" office:value="148" calcext:value-type="float">
            <text:p>148</text:p>
          </table:table-cell>
          <table:table-cell office:value-type="string" calcext:value-type="string">
            <text:p>The Best Men Are (Not Always) Already Taken: Female Preference for Single Versus Attached Males Depends on Conception Risk</text:p>
          </table:table-cell>
        </table:table-row>
        <table:table-row table:style-name="ro1">
          <table:table-cell office:value-type="string" calcext:value-type="string">
            <text:p>Reproducibility Project</text:p>
          </table:table-cell>
          <table:table-cell office:value-type="float" office:value="52" calcext:value-type="float">
            <text:p>52</text:p>
          </table:table-cell>
          <table:table-cell office:value-type="string" calcext:value-type="string">
            <text:p>Attached women are more attracted to single men when they're ovulating (compared to not ovulating), but are more attracted to attached men when they're not ovulating (compared to ovulating). </text:p>
          </table:table-cell>
          <table:table-cell office:value-type="string" calcext:value-type="string">
            <text:p>Bressan &amp; Stranieri (2008) Study 2</text:p>
          </table:table-cell>
          <table:table-cell office:value-type="string" calcext:value-type="string">
            <text:p>f = .19</text:p>
          </table:table-cell>
          <table:table-cell office:value-type="float" office:value="208" calcext:value-type="float">
            <text:p>208</text:p>
          </table:table-cell>
          <table:table-cell office:value-type="float" office:value="3" calcext:value-type="float">
            <text:p>3</text:p>
          </table:table-cell>
          <table:table-cell office:value-type="string" calcext:value-type="string">
            <text:p>f(N=208) = .19</text:p>
          </table:table-cell>
          <table:table-cell office:value-type="string" calcext:value-type="string">
            <text:p>η² = 0.000</text:p>
          </table:table-cell>
          <table:table-cell office:value-type="float" office:value="318" calcext:value-type="float">
            <text:p>318</text:p>
          </table:table-cell>
          <table:table-cell table:formula="of:=FIND(&quot;=&quot;;[.I53];1)" office:value-type="float" office:value="4" calcext:value-type="float">
            <text:p>4</text:p>
          </table:table-cell>
          <table:table-cell table:formula="of:=COM.MICROSOFT.CONCAT(MID([.I53];1;[.K53]-2);&quot;(N=&quot;;[.J53];&quot;)&quot;;MID([.I53];[.K53]-1;LEN([.I53])-[.K53]+2))" office:value-type="string" office:string-value="η²(N=318) = 0.000" calcext:value-type="string">
            <text:p>η²(N=318) = 0.000</text:p>
          </table:table-cell>
          <table:table-cell office:value-type="string" calcext:value-type="string">
            <text:p>Frazier &amp; Hasselman (2015) Study 2</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blcj6/</text:p>
          </table:table-cell>
          <table:table-cell office:value-type="string" calcext:value-type="string">
            <text:p>https://osf.io/7vri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94) = 7.16</text:p>
          </table:table-cell>
          <table:table-cell office:value-type="float" office:value="0.008" calcext:value-type="float">
            <text:p>0.008</text:p>
          </table:table-cell>
          <table:table-cell office:value-type="float" office:value="52" calcext:value-type="float">
            <text:p>52</text:p>
          </table:table-cell>
          <table:table-cell office:value-type="float" office:value="149" calcext:value-type="float">
            <text:p>149</text:p>
          </table:table-cell>
          <table:table-cell office:value-type="string" calcext:value-type="string">
            <text:p>The Best Men Are (Not Always) Already Taken: Female Preference for Single Versus Attached Males Depends on Conception Risk</text:p>
          </table:table-cell>
        </table:table-row>
        <table:table-row table:style-name="ro1">
          <table:table-cell office:value-type="string" calcext:value-type="string">
            <text:p>Reproducibility Project</text:p>
          </table:table-cell>
          <table:table-cell office:value-type="float" office:value="53" calcext:value-type="float">
            <text:p>53</text:p>
          </table:table-cell>
          <table:table-cell office:value-type="string" calcext:value-type="string">
            <text:p>After experiencing disgust, Ps who washed their hands judged questionable behaviors as less morally wrong than Ps who did not wash their hands. </text:p>
          </table:table-cell>
          <table:table-cell office:value-type="string" calcext:value-type="string">
            <text:p>Schnall, Benton &amp; Harvey (2008) Study 2</text:p>
          </table:table-cell>
          <table:table-cell office:value-type="string" calcext:value-type="string">
            <text:p>d = -.85 ± .62</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d(N=43) = -.85 ± .62</text:p>
          </table:table-cell>
          <table:table-cell office:value-type="string" calcext:value-type="string">
            <text:p>d = +.02 ± .35</text:p>
          </table:table-cell>
          <table:table-cell office:value-type="float" office:value="126" calcext:value-type="float">
            <text:p>126</text:p>
          </table:table-cell>
          <table:table-cell table:formula="of:=FIND(&quot;=&quot;;[.I54];1)" office:value-type="float" office:value="3" calcext:value-type="float">
            <text:p>3</text:p>
          </table:table-cell>
          <table:table-cell table:formula="of:=COM.MICROSOFT.CONCAT(MID([.I54];1;[.K54]-2);&quot;(N=&quot;;[.J54];&quot;)&quot;;MID([.I54];[.K54]-1;LEN([.I54])-[.K54]+2))" office:value-type="string" office:string-value="d(N=126) = +.02 ± .35" calcext:value-type="string">
            <text:p>d(N=126) = +.02 ± .35</text:p>
          </table:table-cell>
          <table:table-cell office:value-type="string" calcext:value-type="string">
            <text:p>Cheung et al. (2015) Study 2</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apidb/</text:p>
          </table:table-cell>
          <table:table-cell office:value-type="string" calcext:value-type="string">
            <text:p>https://osf.io/2dem3/</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main effect</text:p>
          </table:table-cell>
          <table:table-cell office:value-type="string" calcext:value-type="string">
            <text:p>F(1, 41) = 7.81</text:p>
          </table:table-cell>
          <table:table-cell office:value-type="string" calcext:value-type="string">
            <text:p>prep = .97</text:p>
          </table:table-cell>
          <table:table-cell office:value-type="float" office:value="53" calcext:value-type="float">
            <text:p>53</text:p>
          </table:table-cell>
          <table:table-cell office:value-type="float" office:value="151" calcext:value-type="float">
            <text:p>151</text:p>
          </table:table-cell>
          <table:table-cell office:value-type="string" calcext:value-type="string">
            <text:p>With a clean conscience: Cleanliness reduces the severity of moral judgments.</text:p>
          </table:table-cell>
        </table:table-row>
        <table:table-row table:style-name="ro1">
          <table:table-cell office:value-type="string" calcext:value-type="string">
            <text:p>Reproducibility Project</text:p>
          </table:table-cell>
          <table:table-cell office:value-type="float" office:value="54" calcext:value-type="float">
            <text:p>54</text:p>
          </table:table-cell>
          <table:table-cell office:value-type="string" calcext:value-type="string">
            <text:p>Perceptions of National Characters (PNC) measure negatively correlated with behavioural and demographic measures of conscientiousness (validity criteria). </text:p>
          </table:table-cell>
          <table:table-cell office:value-type="string" calcext:value-type="string">
            <text:p>Heine, Buchtel et al. (2008) Study 1</text:p>
          </table:table-cell>
          <table:table-cell office:value-type="string" calcext:value-type="string">
            <text:p>r = -.43</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r(N=70) = -.43</text:p>
          </table:table-cell>
          <table:table-cell office:value-type="string" calcext:value-type="string">
            <text:p>r = .-11</text:p>
          </table:table-cell>
          <table:table-cell office:value-type="float" office:value="16" calcext:value-type="float">
            <text:p>16</text:p>
          </table:table-cell>
          <table:table-cell table:formula="of:=FIND(&quot;=&quot;;[.I55];1)" office:value-type="float" office:value="3" calcext:value-type="float">
            <text:p>3</text:p>
          </table:table-cell>
          <table:table-cell table:formula="of:=COM.MICROSOFT.CONCAT(MID([.I55];1;[.K55]-2);&quot;(N=&quot;;[.J55];&quot;)&quot;;MID([.I55];[.K55]-1;LEN([.I55])-[.K55]+2))" office:value-type="string" office:string-value="r(N=16) = .-11" calcext:value-type="string">
            <text:p>r(N=16) = .-11</text:p>
          </table:table-cell>
          <table:table-cell office:value-type="string" calcext:value-type="string">
            <text:p>Lazarevic &amp; Knezevic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siaqe/</text:p>
          </table:table-cell>
          <table:table-cell office:value-type="string" calcext:value-type="string">
            <text:p>https://osf.io/g4hn3/</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table:number-columns-repeated="2" office:value-type="string" calcext:value-type="string">
            <text:p>correlation</text:p>
          </table:table-cell>
          <table:table-cell office:value-type="string" calcext:value-type="string">
            <text:p>r = -0.43</text:p>
          </table:table-cell>
          <table:table-cell office:value-type="string" calcext:value-type="string">
            <text:p>X</text:p>
          </table:table-cell>
          <table:table-cell office:value-type="float" office:value="54" calcext:value-type="float">
            <text:p>54</text:p>
          </table:table-cell>
          <table:table-cell office:value-type="float" office:value="154" calcext:value-type="float">
            <text:p>154</text:p>
          </table:table-cell>
          <table:table-cell office:value-type="string" calcext:value-type="string">
            <text:p>What Do Cross_National Comparisons of Personality Traits Tell Us? The Case of Conscientiousness</text:p>
          </table:table-cell>
        </table:table-row>
        <table:table-row table:style-name="ro1">
          <table:table-cell office:value-type="string" calcext:value-type="string">
            <text:p>Reproducibility Project</text:p>
          </table:table-cell>
          <table:table-cell office:value-type="float" office:value="55" calcext:value-type="float">
            <text:p>55</text:p>
          </table:table-cell>
          <table:table-cell office:value-type="string" calcext:value-type="string">
            <text:p>Ps scoring high in dominance exhibited faster RTs to vertical compare to horizontal stimuli, unlike Ps scoring low in dominance </text:p>
          </table:table-cell>
          <table:table-cell office:value-type="string" calcext:value-type="string">
            <text:p>Moeller, Robinson et al. (2008) Study 2</text:p>
          </table:table-cell>
          <table:table-cell office:value-type="string" calcext:value-type="string">
            <text:p>r = -.31</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r(N=53) = -.31</text:p>
          </table:table-cell>
          <table:table-cell office:value-type="string" calcext:value-type="string">
            <text:p>r = +.034</text:p>
          </table:table-cell>
          <table:table-cell office:value-type="float" office:value="72" calcext:value-type="float">
            <text:p>72</text:p>
          </table:table-cell>
          <table:table-cell table:formula="of:=FIND(&quot;=&quot;;[.I56];1)" office:value-type="float" office:value="3" calcext:value-type="float">
            <text:p>3</text:p>
          </table:table-cell>
          <table:table-cell table:formula="of:=COM.MICROSOFT.CONCAT(MID([.I56];1;[.K56]-2);&quot;(N=&quot;;[.J56];&quot;)&quot;;MID([.I56];[.K56]-1;LEN([.I56])-[.K56]+2))" office:value-type="string" office:string-value="r(N=72) = +.034" calcext:value-type="string">
            <text:p>r(N=72) = +.034</text:p>
          </table:table-cell>
          <table:table-cell office:value-type="string" calcext:value-type="string">
            <text:p>Levitan &amp; Fernandez-Castilla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tg2wd/</text:p>
          </table:table-cell>
          <table:table-cell office:value-type="string" calcext:value-type="string">
            <text:p>https://osf.io/7dybc/</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table:number-columns-repeated="2" office:value-type="string" calcext:value-type="string">
            <text:p>correlation</text:p>
          </table:table-cell>
          <table:table-cell office:value-type="string" calcext:value-type="string">
            <text:p>r = -.31</text:p>
          </table:table-cell>
          <table:table-cell office:value-type="string" calcext:value-type="string">
            <text:p>&lt;.05</text:p>
          </table:table-cell>
          <table:table-cell office:value-type="float" office:value="55" calcext:value-type="float">
            <text:p>55</text:p>
          </table:table-cell>
          <table:table-cell office:value-type="float" office:value="155" calcext:value-type="float">
            <text:p>155</text:p>
          </table:table-cell>
          <table:table-cell office:value-type="string" calcext:value-type="string">
            <text:p>Personality dominance and preferential use of the vertical dimension of space</text:p>
          </table:table-cell>
        </table:table-row>
        <table:table-row table:style-name="ro1">
          <table:table-cell office:value-type="string" calcext:value-type="string">
            <text:p>Reproducibility Project</text:p>
          </table:table-cell>
          <table:table-cell office:value-type="float" office:value="56" calcext:value-type="float">
            <text:p>56</text:p>
          </table:table-cell>
          <table:table-cell office:value-type="string" calcext:value-type="string">
            <text:p>Interaction between Perspective Memory (PM) cue dimension and compatibility on mean proportion of errors (missed PM cues). </text:p>
          </table:table-cell>
          <table:table-cell office:value-type="string" calcext:value-type="string">
            <text:p>Goschke &amp; Dreisbach (2008) Study 1</text:p>
          </table:table-cell>
          <table:table-cell office:value-type="string" calcext:value-type="string">
            <text:p>η² = .14</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η²(N=40) = .14</text:p>
          </table:table-cell>
          <table:table-cell office:value-type="string" calcext:value-type="string">
            <text:p>η² = .17</text:p>
          </table:table-cell>
          <table:table-cell office:value-type="float" office:value="95" calcext:value-type="float">
            <text:p>95</text:p>
          </table:table-cell>
          <table:table-cell table:formula="of:=FIND(&quot;=&quot;;[.I57];1)" office:value-type="float" office:value="4" calcext:value-type="float">
            <text:p>4</text:p>
          </table:table-cell>
          <table:table-cell table:formula="of:=COM.MICROSOFT.CONCAT(MID([.I57];1;[.K57]-2);&quot;(N=&quot;;[.J57];&quot;)&quot;;MID([.I57];[.K57]-1;LEN([.I57])-[.K57]+2))" office:value-type="string" office:string-value="η²(N=95) = .17" calcext:value-type="string">
            <text:p>η²(N=95) = .17</text:p>
          </table:table-cell>
          <table:table-cell office:value-type="string" calcext:value-type="string">
            <text:p>Costantini &amp; Perugini (2015)</text:p>
          </table:table-cell>
          <table:table-cell office:value-type="string" calcext:value-type="string">
            <text:p>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bk53t/</text:p>
          </table:table-cell>
          <table:table-cell office:value-type="string" calcext:value-type="string">
            <text:p>https://osf.io/pniu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38) = 6.21</text:p>
          </table:table-cell>
          <table:table-cell office:value-type="string" calcext:value-type="string">
            <text:p>prep = .927</text:p>
          </table:table-cell>
          <table:table-cell office:value-type="float" office:value="56" calcext:value-type="float">
            <text:p>56</text:p>
          </table:table-cell>
          <table:table-cell office:value-type="float" office:value="158" calcext:value-type="float">
            <text:p>158</text:p>
          </table:table-cell>
          <table:table-cell office:value-type="string" calcext:value-type="string">
            <text:p>Conflict-triggered goal shielding: Response conflicts attenuate background monitoring for prospective memory cues.</text:p>
          </table:table-cell>
        </table:table-row>
        <table:table-row table:style-name="ro1">
          <table:table-cell office:value-type="string" calcext:value-type="string">
            <text:p>Reproducibility Project</text:p>
          </table:table-cell>
          <table:table-cell office:value-type="float" office:value="57" calcext:value-type="float">
            <text:p>57</text:p>
          </table:table-cell>
          <table:table-cell office:value-type="string" calcext:value-type="string">
            <text:p>Ps underestimated number of pictures belonging to category for which they expected to be paid compared to control pictures in non-endowed category. </text:p>
          </table:table-cell>
          <table:table-cell office:value-type="string" calcext:value-type="string">
            <text:p>Dai, Wertenbroch et al. (2008) Study 1</text:p>
          </table:table-cell>
          <table:table-cell office:value-type="string" calcext:value-type="string">
            <text:p>w = .339</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w(N=56) = .339</text:p>
          </table:table-cell>
          <table:table-cell office:value-type="string" calcext:value-type="string">
            <text:p>w = .19</text:p>
          </table:table-cell>
          <table:table-cell office:value-type="float" office:value="51" calcext:value-type="float">
            <text:p>51</text:p>
          </table:table-cell>
          <table:table-cell table:formula="of:=FIND(&quot;=&quot;;[.I58];1)" office:value-type="float" office:value="3" calcext:value-type="float">
            <text:p>3</text:p>
          </table:table-cell>
          <table:table-cell table:formula="of:=COM.MICROSOFT.CONCAT(MID([.I58];1;[.K58]-2);&quot;(N=&quot;;[.J58];&quot;)&quot;;MID([.I58];[.K58]-1;LEN([.I58])-[.K58]+2))" office:value-type="string" office:string-value="w(N=51) = .19" calcext:value-type="string">
            <text:p>w(N=51) = .19</text:p>
          </table:table-cell>
          <table:table-cell office:value-type="string" calcext:value-type="string">
            <text:p>Fuchs, Estel, &amp; Goellner (2015)</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table:number-columns-repeated="2" office:value-type="string" calcext:value-type="string">
            <text:p>https://osf.io/q7f6w/</text:p>
          </table:table-cell>
          <table:table-cell office:value-type="string" calcext:value-type="string">
            <text:p>https://osf.io/js7gd/</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earson's Chi-squared test</text:p>
          </table:table-cell>
          <table:table-cell office:value-type="string" calcext:value-type="string">
            <text:p>main effect</text:p>
          </table:table-cell>
          <table:table-cell office:value-type="string" calcext:value-type="string">
            <text:p>X^2(1, N=56) = 4.51</text:p>
          </table:table-cell>
          <table:table-cell office:value-type="float" office:value="0.037" calcext:value-type="float">
            <text:p>0.037</text:p>
          </table:table-cell>
          <table:table-cell office:value-type="float" office:value="57" calcext:value-type="float">
            <text:p>57</text:p>
          </table:table-cell>
          <table:table-cell office:value-type="float" office:value="165" calcext:value-type="float">
            <text:p>165</text:p>
          </table:table-cell>
          <table:table-cell office:value-type="string" calcext:value-type="string">
            <text:p>The value heuristic in judgments of relative frequency.</text:p>
          </table:table-cell>
        </table:table-row>
        <table:table-row table:style-name="ro1">
          <table:table-cell office:value-type="string" calcext:value-type="string">
            <text:p>Reproducibility Project</text:p>
          </table:table-cell>
          <table:table-cell office:value-type="float" office:value="58" calcext:value-type="float">
            <text:p>58</text:p>
          </table:table-cell>
          <table:table-cell office:value-type="string" calcext:value-type="string">
            <text:p>Effect of relation between target and distractor was present for picture naming, but absent for word reading.</text:p>
          </table:table-cell>
          <table:table-cell office:value-type="string" calcext:value-type="string">
            <text:p>Roelofs (2008) Study 3</text:p>
          </table:table-cell>
          <table:table-cell office:value-type="string" calcext:value-type="string">
            <text:p>η² = 0.354</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η²(N=24) = 0.354</text:p>
          </table:table-cell>
          <table:table-cell office:value-type="string" calcext:value-type="string">
            <text:p>η² = .02</text:p>
          </table:table-cell>
          <table:table-cell office:value-type="float" office:value="29" calcext:value-type="float">
            <text:p>29</text:p>
          </table:table-cell>
          <table:table-cell table:formula="of:=FIND(&quot;=&quot;;[.I59];1)" office:value-type="float" office:value="4" calcext:value-type="float">
            <text:p>4</text:p>
          </table:table-cell>
          <table:table-cell table:formula="of:=COM.MICROSOFT.CONCAT(MID([.I59];1;[.K59]-2);&quot;(N=&quot;;[.J59];&quot;)&quot;;MID([.I59];[.K59]-1;LEN([.I59])-[.K59]+2))" office:value-type="string" office:string-value="η²(N=29) = .02" calcext:value-type="string">
            <text:p>η²(N=29) = .02</text:p>
          </table:table-cell>
          <table:table-cell office:value-type="string" calcext:value-type="string">
            <text:p>van Rijn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qwkum/</text:p>
          </table:table-cell>
          <table:table-cell office:value-type="string" calcext:value-type="string">
            <text:p>https://osf.io/janu3/</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3) = 7.11</text:p>
          </table:table-cell>
          <table:table-cell office:value-type="float" office:value="0.02" calcext:value-type="float">
            <text:p>0.02</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Tracing attention and the activation flow in spoken word planning using eye movements.</text:p>
          </table:table-cell>
        </table:table-row>
        <table:table-row table:style-name="ro1">
          <table:table-cell office:value-type="string" calcext:value-type="string">
            <text:p>Reproducibility Project</text:p>
          </table:table-cell>
          <table:table-cell office:value-type="float" office:value="59" calcext:value-type="float">
            <text:p>59</text:p>
          </table:table-cell>
          <table:table-cell office:value-type="string" calcext:value-type="string">
            <text:p>Repetition blindness (RB) effect observed for nonwords.</text:p>
          </table:table-cell>
          <table:table-cell office:value-type="string" calcext:value-type="string">
            <text:p>Morris &amp; Still (2008) Study 6</text:p>
          </table:table-cell>
          <table:table-cell office:value-type="string" calcext:value-type="string">
            <text:p>η² = .374</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η²(N=24) = .374</text:p>
          </table:table-cell>
          <table:table-cell office:value-type="string" calcext:value-type="string">
            <text:p>η² = .051</text:p>
          </table:table-cell>
          <table:table-cell office:value-type="float" office:value="24" calcext:value-type="float">
            <text:p>24</text:p>
          </table:table-cell>
          <table:table-cell table:formula="of:=FIND(&quot;=&quot;;[.I60];1)" office:value-type="float" office:value="4" calcext:value-type="float">
            <text:p>4</text:p>
          </table:table-cell>
          <table:table-cell table:formula="of:=COM.MICROSOFT.CONCAT(MID([.I60];1;[.K60]-2);&quot;(N=&quot;;[.J60];&quot;)&quot;;MID([.I60];[.K60]-1;LEN([.I60])-[.K60]+2))" office:value-type="string" office:string-value="η²(N=24) = .051" calcext:value-type="string">
            <text:p>η²(N=24) = .051</text:p>
          </table:table-cell>
          <table:table-cell office:value-type="string" calcext:value-type="string">
            <text:p>Goodbourn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rmvk5/</text:p>
          </table:table-cell>
          <table:table-cell office:value-type="string" calcext:value-type="string">
            <text:p>https://osf.io/5f42t/</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23) = 13.71</text:p>
          </table:table-cell>
          <table:table-cell office:value-type="string" calcext:value-type="string">
            <text:p>&lt;0.005</text:p>
          </table:table-cell>
          <table:table-cell office:value-type="float" office:value="59" calcext:value-type="float">
            <text:p>59</text:p>
          </table:table-cell>
          <table:table-cell office:value-type="float" office:value="2" calcext:value-type="float">
            <text:p>2</text:p>
          </table:table-cell>
          <table:table-cell office:value-type="string" calcext:value-type="string">
            <text:p>Now you see it, now you don't: repetition blindness for nonwords</text:p>
          </table:table-cell>
        </table:table-row>
        <table:table-row table:style-name="ro1">
          <table:table-cell office:value-type="string" calcext:value-type="string">
            <text:p>Reproducibility Project</text:p>
          </table:table-cell>
          <table:table-cell office:value-type="float" office:value="60" calcext:value-type="float">
            <text:p>60</text:p>
          </table:table-cell>
          <table:table-cell office:value-type="string" calcext:value-type="string">
            <text:p>Lower recall for low-switch lists with degraded stimuli compared to low-switch lists with normal (non-degraded) stimuli.</text:p>
          </table:table-cell>
          <table:table-cell office:value-type="string" calcext:value-type="string">
            <text:p>Liefooghe, Barouillet et al. (2008) Study 4</text:p>
          </table:table-cell>
          <table:table-cell office:value-type="string" calcext:value-type="string">
            <text:p>η² = .181</text:p>
          </table:table-cell>
          <table:table-cell office:value-type="float" office:value="25" calcext:value-type="float">
            <text:p>25</text:p>
          </table:table-cell>
          <table:table-cell office:value-type="float" office:value="4" calcext:value-type="float">
            <text:p>4</text:p>
          </table:table-cell>
          <table:table-cell office:value-type="string" calcext:value-type="string">
            <text:p>η²(N=25) = .181</text:p>
          </table:table-cell>
          <table:table-cell office:value-type="string" calcext:value-type="string">
            <text:p>η² = .046</text:p>
          </table:table-cell>
          <table:table-cell office:value-type="float" office:value="32" calcext:value-type="float">
            <text:p>32</text:p>
          </table:table-cell>
          <table:table-cell table:formula="of:=FIND(&quot;=&quot;;[.I61];1)" office:value-type="float" office:value="4" calcext:value-type="float">
            <text:p>4</text:p>
          </table:table-cell>
          <table:table-cell table:formula="of:=COM.MICROSOFT.CONCAT(MID([.I61];1;[.K61]-2);&quot;(N=&quot;;[.J61];&quot;)&quot;;MID([.I61];[.K61]-1;LEN([.I61])-[.K61]+2))" office:value-type="string" office:string-value="η²(N=32) = .046" calcext:value-type="string">
            <text:p>η²(N=32) = .046</text:p>
          </table:table-cell>
          <table:table-cell office:value-type="string" calcext:value-type="string">
            <text:p>Plessow, Moschl, &amp; Pave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4dvzb/</text:p>
          </table:table-cell>
          <table:table-cell office:value-type="string" calcext:value-type="string">
            <text:p>https://osf.io/2h4vx/</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ANOVA</text:p>
          </table:table-cell>
          <table:table-cell office:value-type="string" calcext:value-type="string">
            <text:p>main effect</text:p>
          </table:table-cell>
          <table:table-cell office:value-type="string" calcext:value-type="string">
            <text:p>F(1, 24) = 5.29</text:p>
          </table:table-cell>
          <table:table-cell office:value-type="string" calcext:value-type="string">
            <text:p>&lt;0.05</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Working memory costs of task switching.</text:p>
          </table:table-cell>
        </table:table-row>
        <table:table-row table:style-name="ro1">
          <table:table-cell office:value-type="string" calcext:value-type="string">
            <text:p>Reproducibility Project</text:p>
          </table:table-cell>
          <table:table-cell office:value-type="float" office:value="61" calcext:value-type="float">
            <text:p>61</text:p>
          </table:table-cell>
          <table:table-cell office:value-type="string" calcext:value-type="string">
            <text:p>Larger relearning effect for non-practiced items from practiced categories than non-practiced items from non-practiced categories.</text:p>
          </table:table-cell>
          <table:table-cell office:value-type="string" calcext:value-type="string">
            <text:p>Storm, Bjork &amp; Bjork (2008) Study 1</text:p>
          </table:table-cell>
          <table:table-cell office:value-type="string" calcext:value-type="string">
            <text:p>η² = .052</text:p>
          </table:table-cell>
          <table:table-cell office:value-type="float" office:value="240" calcext:value-type="float">
            <text:p>240</text:p>
          </table:table-cell>
          <table:table-cell office:value-type="float" office:value="4" calcext:value-type="float">
            <text:p>4</text:p>
          </table:table-cell>
          <table:table-cell office:value-type="string" calcext:value-type="string">
            <text:p>η²(N=240) = .052</text:p>
          </table:table-cell>
          <table:table-cell office:value-type="string" calcext:value-type="string">
            <text:p>η² = .00003</text:p>
          </table:table-cell>
          <table:table-cell office:value-type="float" office:value="270" calcext:value-type="float">
            <text:p>270</text:p>
          </table:table-cell>
          <table:table-cell table:formula="of:=FIND(&quot;=&quot;;[.I62];1)" office:value-type="float" office:value="4" calcext:value-type="float">
            <text:p>4</text:p>
          </table:table-cell>
          <table:table-cell table:formula="of:=COM.MICROSOFT.CONCAT(MID([.I62];1;[.K62]-2);&quot;(N=&quot;;[.J62];&quot;)&quot;;MID([.I62];[.K62]-1;LEN([.I62])-[.K62]+2))" office:value-type="string" office:string-value="η²(N=270) = .00003" calcext:value-type="string">
            <text:p>η²(N=270) = .00003</text:p>
          </table:table-cell>
          <table:table-cell office:value-type="string" calcext:value-type="string">
            <text:p>Callahan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8j9cg/</text:p>
          </table:table-cell>
          <table:table-cell office:value-type="string" calcext:value-type="string">
            <text:p>https://osf.io/4m3py/</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1, 190) = 10.49</text:p>
          </table:table-cell>
          <table:table-cell office:value-type="string" calcext:value-type="string">
            <text:p>&lt;0.001</text:p>
          </table:table-cell>
          <table:table-cell office:value-type="float" office:value="61" calcext:value-type="float">
            <text:p>61</text:p>
          </table:table-cell>
          <table:table-cell office:value-type="float" office:value="4" calcext:value-type="float">
            <text:p>4</text:p>
          </table:table-cell>
          <table:table-cell office:value-type="string" calcext:value-type="string">
            <text:p>Accelerated relearning after retrieval-induced forgetting: The benefit of being forgotten.</text:p>
          </table:table-cell>
        </table:table-row>
        <table:table-row table:style-name="ro1">
          <table:table-cell office:value-type="string" calcext:value-type="string">
            <text:p>Reproducibility Project</text:p>
          </table:table-cell>
          <table:table-cell office:value-type="float" office:value="62" calcext:value-type="float">
            <text:p>62</text:p>
          </table:table-cell>
          <table:table-cell office:value-type="string" calcext:value-type="string">
            <text:p>Intermixed–blocked effect: Intermixed pre-exposure to stimuli lead to better <text:s/>performance (perceptual learning) compared to non-intermixed pre-exposure.</text:p>
          </table:table-cell>
          <table:table-cell office:value-type="string" calcext:value-type="string">
            <text:p>Mitchell, Nash &amp; Hall (2008) Study 2</text:p>
          </table:table-cell>
          <table:table-cell office:value-type="string" calcext:value-type="string">
            <text:p>dz = +.51</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dz(N=32) = +.51</text:p>
          </table:table-cell>
          <table:table-cell office:value-type="string" calcext:value-type="string">
            <text:p>ηp² = .02</text:p>
          </table:table-cell>
          <table:table-cell office:value-type="float" office:value="48" calcext:value-type="float">
            <text:p>48</text:p>
          </table:table-cell>
          <table:table-cell table:formula="of:=FIND(&quot;=&quot;;[.I63];1)" office:value-type="float" office:value="5" calcext:value-type="float">
            <text:p>5</text:p>
          </table:table-cell>
          <table:table-cell table:formula="of:=COM.MICROSOFT.CONCAT(MID([.I63];1;[.K63]-2);&quot;(N=&quot;;[.J63];&quot;)&quot;;MID([.I63];[.K63]-1;LEN([.I63])-[.K63]+2))" office:value-type="string" office:string-value="ηp²(N=48) = .02" calcext:value-type="string">
            <text:p>ηp²(N=48) = .02</text:p>
          </table:table-cell>
          <table:table-cell office:value-type="string" calcext:value-type="string">
            <text:p>Lakens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4xdkk/</text:p>
          </table:table-cell>
          <table:table-cell office:value-type="string" calcext:value-type="string">
            <text:p>https://osf.io/beck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31) = 8.38</text:p>
          </table:table-cell>
          <table:table-cell office:value-type="string" calcext:value-type="string">
            <text:p>X</text:p>
          </table:table-cell>
          <table:table-cell office:value-type="float" office:value="62" calcext:value-type="float">
            <text:p>62</text:p>
          </table:table-cell>
          <table:table-cell office:value-type="float" office:value="5" calcext:value-type="float">
            <text:p>5</text:p>
          </table:table-cell>
          <table:table-cell office:value-type="string" calcext:value-type="string">
            <text:p>The intermixed-blocked effect in human perceptual learning is not the consequence of trial spacing.</text:p>
          </table:table-cell>
        </table:table-row>
        <table:table-row table:style-name="ro1">
          <table:table-cell office:value-type="string" calcext:value-type="string">
            <text:p>Reproducibility Project</text:p>
          </table:table-cell>
          <table:table-cell office:value-type="float" office:value="63" calcext:value-type="float">
            <text:p>63</text:p>
          </table:table-cell>
          <table:table-cell office:value-type="string" calcext:value-type="string">
            <text:p>Faster RTs to misses compared to correct rejections (suggesting memory sources for priming and recognition are independent).</text:p>
          </table:table-cell>
          <table:table-cell office:value-type="string" calcext:value-type="string">
            <text:p>Berry, Shanks &amp; Henson (2008) Study 1</text:p>
          </table:table-cell>
          <table:table-cell office:value-type="string" calcext:value-type="string">
            <text:p>dz = +.724</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dz(N=24) = +.724</text:p>
          </table:table-cell>
          <table:table-cell office:value-type="string" calcext:value-type="string">
            <text:p>dz = +.424</text:p>
          </table:table-cell>
          <table:table-cell office:value-type="float" office:value="32" calcext:value-type="float">
            <text:p>32</text:p>
          </table:table-cell>
          <table:table-cell table:formula="of:=FIND(&quot;=&quot;;[.I64];1)" office:value-type="float" office:value="4" calcext:value-type="float">
            <text:p>4</text:p>
          </table:table-cell>
          <table:table-cell table:formula="of:=COM.MICROSOFT.CONCAT(MID([.I64];1;[.K64]-2);&quot;(N=&quot;;[.J64];&quot;)&quot;;MID([.I64];[.K64]-1;LEN([.I64])-[.K64]+2))" office:value-type="string" office:string-value="dz(N=32) = +.424" calcext:value-type="string">
            <text:p>dz(N=32) = +.424</text:p>
          </table:table-cell>
          <table:table-cell office:value-type="string" calcext:value-type="string">
            <text:p>Meixner &amp; Bruning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atgp5/</text:p>
          </table:table-cell>
          <table:table-cell office:value-type="string" calcext:value-type="string">
            <text:p>https://osf.io/87gna/</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23) = 3.55</text:p>
          </table:table-cell>
          <table:table-cell office:value-type="float" office:value="0.002" calcext:value-type="float">
            <text:p>0.002</text:p>
          </table:table-cell>
          <table:table-cell office:value-type="float" office:value="63" calcext:value-type="float">
            <text:p>63</text:p>
          </table:table-cell>
          <table:table-cell office:value-type="float" office:value="6" calcext:value-type="float">
            <text:p>6</text:p>
          </table:table-cell>
          <table:table-cell office:value-type="string" calcext:value-type="string">
            <text:p>A single-system account of the relationship between priming, recognition, and fluency.</text:p>
          </table:table-cell>
        </table:table-row>
        <table:table-row table:style-name="ro1">
          <table:table-cell office:value-type="string" calcext:value-type="string">
            <text:p>Reproducibility Project</text:p>
          </table:table-cell>
          <table:table-cell office:value-type="float" office:value="64" calcext:value-type="float">
            <text:p>64</text:p>
          </table:table-cell>
          <table:table-cell office:value-type="string" calcext:value-type="string">
            <text:p>Enhanced memory for order of words when word lists contained only short words compared to when word lists only contained long words.</text:p>
          </table:table-cell>
          <table:table-cell office:value-type="string" calcext:value-type="string">
            <text:p>Beaman, Neath et al. (2008) Study 2</text:p>
          </table:table-cell>
          <table:table-cell office:value-type="string" calcext:value-type="string">
            <text:p>d = +1.02</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d(N=100) = +1.02</text:p>
          </table:table-cell>
          <table:table-cell office:value-type="string" calcext:value-type="string">
            <text:p>d = +.13</text:p>
          </table:table-cell>
          <table:table-cell office:value-type="float" office:value="15" calcext:value-type="float">
            <text:p>15</text:p>
          </table:table-cell>
          <table:table-cell table:formula="of:=FIND(&quot;=&quot;;[.I65];1)" office:value-type="float" office:value="3" calcext:value-type="float">
            <text:p>3</text:p>
          </table:table-cell>
          <table:table-cell table:formula="of:=COM.MICROSOFT.CONCAT(MID([.I65];1;[.K65]-2);&quot;(N=&quot;;[.J65];&quot;)&quot;;MID([.I65];[.K65]-1;LEN([.I65])-[.K65]+2))" office:value-type="string" office:string-value="d(N=15) = +.13" calcext:value-type="string">
            <text:p>d(N=15) = +.13</text:p>
          </table:table-cell>
          <table:table-cell office:value-type="string" calcext:value-type="string">
            <text:p>Kleinberg &amp; Kunkels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6n3bm/</text:p>
          </table:table-cell>
          <table:table-cell office:value-type="string" calcext:value-type="string">
            <text:p>https://osf.io/a6mje/</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99) = 10.18</text:p>
          </table:table-cell>
          <table:table-cell office:value-type="string" calcext:value-type="string">
            <text:p>&lt;0.05</text:p>
          </table:table-cell>
          <table:table-cell office:value-type="float" office:value="64" calcext:value-type="float">
            <text:p>64</text:p>
          </table:table-cell>
          <table:table-cell office:value-type="float" office:value="7" calcext:value-type="float">
            <text:p>7</text:p>
          </table:table-cell>
          <table:table-cell office:value-type="string" calcext:value-type="string">
            <text:p>Modeling distributions of immediate memory effects: No strategies needed?</text:p>
          </table:table-cell>
        </table:table-row>
        <table:table-row table:style-name="ro1">
          <table:table-cell office:value-type="string" calcext:value-type="string">
            <text:p>Reproducibility Project</text:p>
          </table:table-cell>
          <table:table-cell office:value-type="float" office:value="65" calcext:value-type="float">
            <text:p>65</text:p>
          </table:table-cell>
          <table:table-cell office:value-type="string" calcext:value-type="string">
            <text:p>Higher number of incorrect judgments observed for schema-consistent attributions in neutral proportion condition and schema-inconsistent attributions in conflicting proportion condition.</text:p>
          </table:table-cell>
          <table:table-cell office:value-type="string" calcext:value-type="string">
            <text:p>Dodson, Darragh et al. (2008) Study 3</text:p>
          </table:table-cell>
          <table:table-cell office:value-type="string" calcext:value-type="string">
            <text:p>η² = .32</text:p>
          </table:table-cell>
          <table:table-cell office:value-type="float" office:value="39" calcext:value-type="float">
            <text:p>39</text:p>
          </table:table-cell>
          <table:table-cell office:value-type="float" office:value="4" calcext:value-type="float">
            <text:p>4</text:p>
          </table:table-cell>
          <table:table-cell office:value-type="string" calcext:value-type="string">
            <text:p>η²(N=39) = .32</text:p>
          </table:table-cell>
          <table:table-cell office:value-type="string" calcext:value-type="string">
            <text:p>η² = .012</text:p>
          </table:table-cell>
          <table:table-cell office:value-type="float" office:value="33" calcext:value-type="float">
            <text:p>33</text:p>
          </table:table-cell>
          <table:table-cell table:formula="of:=FIND(&quot;=&quot;;[.I66];1)" office:value-type="float" office:value="4" calcext:value-type="float">
            <text:p>4</text:p>
          </table:table-cell>
          <table:table-cell table:formula="of:=COM.MICROSOFT.CONCAT(MID([.I66];1;[.K66]-2);&quot;(N=&quot;;[.J66];&quot;)&quot;;MID([.I66];[.K66]-1;LEN([.I66])-[.K66]+2))" office:value-type="string" office:string-value="η²(N=33) = .012" calcext:value-type="string">
            <text:p>η²(N=33) = .012</text:p>
          </table:table-cell>
          <table:table-cell office:value-type="string" calcext:value-type="string">
            <text:p>Calhoun-Sauls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c5pbg/</text:p>
          </table:table-cell>
          <table:table-cell office:value-type="string" calcext:value-type="string">
            <text:p>https://osf.io/b9dpu/</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 37) = 17.03</text:p>
          </table:table-cell>
          <table:table-cell office:value-type="string" calcext:value-type="string">
            <text:p>&lt;.001</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Stereotypes and retrieval-provoked illusory source recollections.</text:p>
          </table:table-cell>
        </table:table-row>
        <table:table-row table:style-name="ro1">
          <table:table-cell office:value-type="string" calcext:value-type="string">
            <text:p>Reproducibility Project</text:p>
          </table:table-cell>
          <table:table-cell office:value-type="float" office:value="66" calcext:value-type="float">
            <text:p>66</text:p>
          </table:table-cell>
          <table:table-cell office:value-type="string" calcext:value-type="string">
            <text:p>Comparative distance effect observed when task required numerical matching.</text:p>
          </table:table-cell>
          <table:table-cell office:value-type="string" calcext:value-type="string">
            <text:p>Ganor-Stern &amp; Tzelgov (2008) Study 2</text:p>
          </table:table-cell>
          <table:table-cell office:value-type="string" calcext:value-type="string">
            <text:p>ηp² = .488</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ηp²(N=32) = .488</text:p>
          </table:table-cell>
          <table:table-cell office:value-type="string" calcext:value-type="string">
            <text:p>ηp² = .55</text:p>
          </table:table-cell>
          <table:table-cell office:value-type="float" office:value="32" calcext:value-type="float">
            <text:p>32</text:p>
          </table:table-cell>
          <table:table-cell table:formula="of:=FIND(&quot;=&quot;;[.I67];1)" office:value-type="float" office:value="5" calcext:value-type="float">
            <text:p>5</text:p>
          </table:table-cell>
          <table:table-cell table:formula="of:=COM.MICROSOFT.CONCAT(MID([.I67];1;[.K67]-2);&quot;(N=&quot;;[.J67];&quot;)&quot;;MID([.I67];[.K67]-1;LEN([.I67])-[.K67]+2))" office:value-type="string" office:string-value="ηp²(N=32) = .55" calcext:value-type="string">
            <text:p>ηp²(N=32) = .55</text:p>
          </table:table-cell>
          <table:table-cell office:value-type="string" calcext:value-type="string">
            <text:p>Shaki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vmipw/</text:p>
          </table:table-cell>
          <table:table-cell office:value-type="string" calcext:value-type="string">
            <text:p>https://osf.io/7mgwh/</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main effect</text:p>
          </table:table-cell>
          <table:table-cell office:value-type="string" calcext:value-type="string">
            <text:p>F(1, 28) = 26.69</text:p>
          </table:table-cell>
          <table:table-cell office:value-type="string" calcext:value-type="string">
            <text:p>&lt;.00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Across-notation automatic numerical processing.</text:p>
          </table:table-cell>
        </table:table-row>
        <table:table-row table:style-name="ro1">
          <table:table-cell office:value-type="string" calcext:value-type="string">
            <text:p>Reproducibility Project</text:p>
          </table:table-cell>
          <table:table-cell office:value-type="float" office:value="67" calcext:value-type="float">
            <text:p>67</text:p>
          </table:table-cell>
          <table:table-cell office:value-type="string" calcext:value-type="string">
            <text:p>Words with many near neighbors (e.g., chicken) associated with increased level of processing (i.e., categorized more slowly) compared to words with few near neighbors (e.g., hyena)</text:p>
          </table:table-cell>
          <table:table-cell office:value-type="string" calcext:value-type="string">
            <text:p>Mirman &amp; Magnuson (2008) Study 2</text:p>
          </table:table-cell>
          <table:table-cell office:value-type="string" calcext:value-type="string">
            <text:p>η² = .452</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η²(N=22) = .452</text:p>
          </table:table-cell>
          <table:table-cell office:value-type="string" calcext:value-type="string">
            <text:p>η² = .218</text:p>
          </table:table-cell>
          <table:table-cell office:value-type="float" office:value="30" calcext:value-type="float">
            <text:p>30</text:p>
          </table:table-cell>
          <table:table-cell table:formula="of:=FIND(&quot;=&quot;;[.I68];1)" office:value-type="float" office:value="4" calcext:value-type="float">
            <text:p>4</text:p>
          </table:table-cell>
          <table:table-cell table:formula="of:=COM.MICROSOFT.CONCAT(MID([.I68];1;[.K68]-2);&quot;(N=&quot;;[.J68];&quot;)&quot;;MID([.I68];[.K68]-1;LEN([.I68])-[.K68]+2))" office:value-type="string" office:string-value="η²(N=30) = .218" calcext:value-type="string">
            <text:p>η²(N=30) = .218</text:p>
          </table:table-cell>
          <table:table-cell office:value-type="string" calcext:value-type="string">
            <text:p>Bosco &amp; Field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rvkc5/</text:p>
          </table:table-cell>
          <table:table-cell office:value-type="string" calcext:value-type="string">
            <text:p>https://osf.io/r57hu/</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21) = 17.3</text:p>
          </table:table-cell>
          <table:table-cell office:value-type="string" calcext:value-type="string">
            <text:p>&lt;.001</text:p>
          </table:table-cell>
          <table:table-cell office:value-type="float" office:value="67" calcext:value-type="float">
            <text:p>67</text:p>
          </table:table-cell>
          <table:table-cell office:value-type="float" office:value="11" calcext:value-type="float">
            <text:p>11</text:p>
          </table:table-cell>
          <table:table-cell office:value-type="string" calcext:value-type="string">
            <text:p>Attractor dynamics and semantic neighborhood density: Processing is slowed by near neighbors and speeded by distant neighbors.</text:p>
          </table:table-cell>
        </table:table-row>
        <table:table-row table:style-name="ro1">
          <table:table-cell office:value-type="string" calcext:value-type="string">
            <text:p>Reproducibility Project</text:p>
          </table:table-cell>
          <table:table-cell office:value-type="float" office:value="68" calcext:value-type="float">
            <text:p>68</text:p>
          </table:table-cell>
          <table:table-cell office:value-type="string" calcext:value-type="string">
            <text:p>Pronounced disruptive effect of between-sequence phonological similarity on free recall of lists of end rhyming words.</text:p>
          </table:table-cell>
          <table:table-cell office:value-type="string" calcext:value-type="string">
            <text:p>Marsh, Vachon, &amp; Jones (2008) Study 1</text:p>
          </table:table-cell>
          <table:table-cell office:value-type="string" calcext:value-type="string">
            <text:p>d = +.52</text:p>
          </table:table-cell>
          <table:table-cell office:value-type="float" office:value="48" calcext:value-type="float">
            <text:p>48</text:p>
          </table:table-cell>
          <table:table-cell office:value-type="float" office:value="3" calcext:value-type="float">
            <text:p>3</text:p>
          </table:table-cell>
          <table:table-cell office:value-type="string" calcext:value-type="string">
            <text:p>d(N=48) = +.52</text:p>
          </table:table-cell>
          <table:table-cell office:value-type="string" calcext:value-type="string">
            <text:p>η² = .014</text:p>
          </table:table-cell>
          <table:table-cell office:value-type="float" office:value="118" calcext:value-type="float">
            <text:p>118</text:p>
          </table:table-cell>
          <table:table-cell table:formula="of:=FIND(&quot;=&quot;;[.I69];1)" office:value-type="float" office:value="4" calcext:value-type="float">
            <text:p>4</text:p>
          </table:table-cell>
          <table:table-cell table:formula="of:=COM.MICROSOFT.CONCAT(MID([.I69];1;[.K69]-2);&quot;(N=&quot;;[.J69];&quot;)&quot;;MID([.I69];[.K69]-1;LEN([.I69])-[.K69]+2))" office:value-type="string" office:string-value="η²(N=118) = .014" calcext:value-type="string">
            <text:p>η²(N=118) = .014</text:p>
          </table:table-cell>
          <table:table-cell office:value-type="string" calcext:value-type="string">
            <text:p>Bel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7rtcz/</text:p>
          </table:table-cell>
          <table:table-cell office:value-type="string" calcext:value-type="string">
            <text:p>https://osf.io/sqcwk/</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2, 92) = 3.13</text:p>
          </table:table-cell>
          <table:table-cell office:value-type="string" calcext:value-type="string">
            <text:p>&lt;.05</text:p>
          </table:table-cell>
          <table:table-cell office:value-type="float" office:value="68" calcext:value-type="float">
            <text:p>68</text:p>
          </table:table-cell>
          <table:table-cell office:value-type="float" office:value="12" calcext:value-type="float">
            <text:p>12</text:p>
          </table:table-cell>
          <table:table-cell office:value-type="string" calcext:value-type="string">
            <text:p>When does between-sequence phonological similarity promote irrelevant sound disruption?</text:p>
          </table:table-cell>
        </table:table-row>
        <table:table-row table:style-name="ro1">
          <table:table-cell office:value-type="string" calcext:value-type="string">
            <text:p>Reproducibility Project</text:p>
          </table:table-cell>
          <table:table-cell office:value-type="float" office:value="69" calcext:value-type="float">
            <text:p>69</text:p>
          </table:table-cell>
          <table:table-cell office:value-type="string" calcext:value-type="string">
            <text:p>RTs faster when participants were given the same mathematical operation to practice and to test, relative to operational change or a new problem.</text:p>
          </table:table-cell>
          <table:table-cell office:value-type="string" calcext:value-type="string">
            <text:p>Campbell &amp; Robert (2008) Study 3</text:p>
          </table:table-cell>
          <table:table-cell office:value-type="string" calcext:value-type="string">
            <text:p>η² = .550</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η²(N=36) = .550</text:p>
          </table:table-cell>
          <table:table-cell office:value-type="string" calcext:value-type="string">
            <text:p>η² = .55</text:p>
          </table:table-cell>
          <table:table-cell office:value-type="float" office:value="36" calcext:value-type="float">
            <text:p>36</text:p>
          </table:table-cell>
          <table:table-cell table:formula="of:=FIND(&quot;=&quot;;[.I70];1)" office:value-type="float" office:value="4" calcext:value-type="float">
            <text:p>4</text:p>
          </table:table-cell>
          <table:table-cell table:formula="of:=COM.MICROSOFT.CONCAT(MID([.I70];1;[.K70]-2);&quot;(N=&quot;;[.J70];&quot;)&quot;;MID([.I70];[.K70]-1;LEN([.I70])-[.K70]+2))" office:value-type="string" office:string-value="η²(N=36) = .55" calcext:value-type="string">
            <text:p>η²(N=36) = .55</text:p>
          </table:table-cell>
          <table:table-cell office:value-type="string" calcext:value-type="string">
            <text:p>Ricker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gxvd3/</text:p>
          </table:table-cell>
          <table:table-cell office:value-type="string" calcext:value-type="string">
            <text:p>https://osf.io/bux7k/</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2, 68) = 41.59</text:p>
          </table:table-cell>
          <table:table-cell office:value-type="string" calcext:value-type="string">
            <text:p>&lt;.001</text:p>
          </table:table-cell>
          <table:table-cell office:value-type="float" office:value="69" calcext:value-type="float">
            <text:p>69</text:p>
          </table:table-cell>
          <table:table-cell office:value-type="float" office:value="13" calcext:value-type="float">
            <text:p>13</text:p>
          </table:table-cell>
          <table:table-cell office:value-type="string" calcext:value-type="string">
            <text:p>Bidirectional associations in multiplication memory: Conditions of negative and positive transfer.</text:p>
          </table:table-cell>
        </table:table-row>
        <table:table-row table:style-name="ro1">
          <table:table-cell office:value-type="string" calcext:value-type="string">
            <text:p>Reproducibility Project</text:p>
          </table:table-cell>
          <table:table-cell office:value-type="float" office:value="70" calcext:value-type="float">
            <text:p>70</text:p>
          </table:table-cell>
          <table:table-cell office:value-type="string" calcext:value-type="string">
            <text:p>Higher number of errors on low contingency trials compared to medium contingency trials.</text:p>
          </table:table-cell>
          <table:table-cell office:value-type="string" calcext:value-type="string">
            <text:p>Schmidt &amp; Besner (2008) Study 2</text:p>
          </table:table-cell>
          <table:table-cell office:value-type="string" calcext:value-type="string">
            <text:p>d = +.198</text:p>
          </table:table-cell>
          <table:table-cell office:value-type="float" office:value="95" calcext:value-type="float">
            <text:p>95</text:p>
          </table:table-cell>
          <table:table-cell office:value-type="float" office:value="3" calcext:value-type="float">
            <text:p>3</text:p>
          </table:table-cell>
          <table:table-cell office:value-type="string" calcext:value-type="string">
            <text:p>d(N=95) = +.198</text:p>
          </table:table-cell>
          <table:table-cell office:value-type="string" calcext:value-type="string">
            <text:p>d = +.255</text:p>
          </table:table-cell>
          <table:table-cell office:value-type="float" office:value="242" calcext:value-type="float">
            <text:p>242</text:p>
          </table:table-cell>
          <table:table-cell table:formula="of:=FIND(&quot;=&quot;;[.I71];1)" office:value-type="float" office:value="3" calcext:value-type="float">
            <text:p>3</text:p>
          </table:table-cell>
          <table:table-cell table:formula="of:=COM.MICROSOFT.CONCAT(MID([.I71];1;[.K71]-2);&quot;(N=&quot;;[.J71];&quot;)&quot;;MID([.I71];[.K71]-1;LEN([.I71])-[.K71]+2))" office:value-type="string" office:string-value="d(N=242) = +.255" calcext:value-type="string">
            <text:p>d(N=242) = +.255</text:p>
          </table:table-cell>
          <table:table-cell office:value-type="string" calcext:value-type="string">
            <text:p>Cloud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bscfe/</text:p>
          </table:table-cell>
          <table:table-cell office:value-type="string" calcext:value-type="string">
            <text:p>https://osf.io/bskwq/</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94) = 1.929</text:p>
          </table:table-cell>
          <table:table-cell office:value-type="float" office:value="0.028" calcext:value-type="float">
            <text:p>0.028</text:p>
          </table:table-cell>
          <table:table-cell office:value-type="float" office:value="70" calcext:value-type="float">
            <text:p>70</text:p>
          </table:table-cell>
          <table:table-cell office:value-type="float" office:value="15" calcext:value-type="float">
            <text:p>15</text:p>
          </table:table-cell>
          <table:table-cell office:value-type="string" calcext:value-type="string">
            <text:p>The Stroop effect: Why proportion congruent has nothing to do with congruency and everything to do with contingency.</text:p>
          </table:table-cell>
        </table:table-row>
        <table:table-row table:style-name="ro1">
          <table:table-cell office:value-type="string" calcext:value-type="string">
            <text:p>Reproducibility Project</text:p>
          </table:table-cell>
          <table:table-cell office:value-type="float" office:value="71" calcext:value-type="float">
            <text:p>71</text:p>
          </table:table-cell>
          <table:table-cell office:value-type="string" calcext:value-type="string">
            <text:p>Tendency to underestimate (overestimate) frequency of positive (negative) observations increased from provider with smallest to provider with highest overall frequency due to differential regression effects.</text:p>
          </table:table-cell>
          <table:table-cell office:value-type="string" calcext:value-type="string">
            <text:p>Fiedler (2008) Study 2</text:p>
          </table:table-cell>
          <table:table-cell office:value-type="string" calcext:value-type="string">
            <text:p>η² = .186</text:p>
          </table:table-cell>
          <table:table-cell office:value-type="float" office:value="39" calcext:value-type="float">
            <text:p>39</text:p>
          </table:table-cell>
          <table:table-cell office:value-type="float" office:value="4" calcext:value-type="float">
            <text:p>4</text:p>
          </table:table-cell>
          <table:table-cell office:value-type="string" calcext:value-type="string">
            <text:p>η²(N=39) = .186</text:p>
          </table:table-cell>
          <table:table-cell office:value-type="string" calcext:value-type="string">
            <text:p>η² = .28</text:p>
          </table:table-cell>
          <table:table-cell office:value-type="float" office:value="47" calcext:value-type="float">
            <text:p>47</text:p>
          </table:table-cell>
          <table:table-cell table:formula="of:=FIND(&quot;=&quot;;[.I72];1)" office:value-type="float" office:value="4" calcext:value-type="float">
            <text:p>4</text:p>
          </table:table-cell>
          <table:table-cell table:formula="of:=COM.MICROSOFT.CONCAT(MID([.I72];1;[.K72]-2);&quot;(N=&quot;;[.J72];&quot;)&quot;;MID([.I72];[.K72]-1;LEN([.I72])-[.K72]+2))" office:value-type="string" office:string-value="η²(N=47) = .28" calcext:value-type="string">
            <text:p>η²(N=47) = .28</text:p>
          </table:table-cell>
          <table:table-cell office:value-type="string" calcext:value-type="string">
            <text:p>Glockner &amp; Jekel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hp27x/</text:p>
          </table:table-cell>
          <table:table-cell office:value-type="string" calcext:value-type="string">
            <text:p>https://osf.io/vtz2i/</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2, 76) = 8.67</text:p>
          </table:table-cell>
          <table:table-cell office:value-type="string" calcext:value-type="string">
            <text:p>&lt;.001</text:p>
          </table:table-cell>
          <table:table-cell office:value-type="float" office:value="71" calcext:value-type="float">
            <text:p>71</text:p>
          </table:table-cell>
          <table:table-cell office:value-type="float" office:value="17" calcext:value-type="float">
            <text:p>17</text:p>
          </table:table-cell>
          <table:table-cell office:value-type="string" calcext:value-type="string">
            <text:p>The ultimate sampling dilemma in experience-based decision making.</text:p>
          </table:table-cell>
        </table:table-row>
        <table:table-row table:style-name="ro1">
          <table:table-cell office:value-type="string" calcext:value-type="string">
            <text:p>Reproducibility Project</text:p>
          </table:table-cell>
          <table:table-cell office:value-type="float" office:value="72" calcext:value-type="float">
            <text:p>72</text:p>
          </table:table-cell>
          <table:table-cell office:value-type="string" calcext:value-type="string">
            <text:p>Higher new probe accuracy for short compared to long lists.</text:p>
          </table:table-cell>
          <table:table-cell office:value-type="string" calcext:value-type="string">
            <text:p>Oberauer (2008) Study 3</text:p>
          </table:table-cell>
          <table:table-cell office:value-type="string" calcext:value-type="string">
            <text:p>η² = .31</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η²(N=32) = .31</text:p>
          </table:table-cell>
          <table:table-cell office:value-type="string" calcext:value-type="string">
            <text:p>η² = .162</text:p>
          </table:table-cell>
          <table:table-cell office:value-type="float" office:value="21" calcext:value-type="float">
            <text:p>21</text:p>
          </table:table-cell>
          <table:table-cell table:formula="of:=FIND(&quot;=&quot;;[.I73];1)" office:value-type="float" office:value="4" calcext:value-type="float">
            <text:p>4</text:p>
          </table:table-cell>
          <table:table-cell table:formula="of:=COM.MICROSOFT.CONCAT(MID([.I73];1;[.K73]-2);&quot;(N=&quot;;[.J73];&quot;)&quot;;MID([.I73];[.K73]-1;LEN([.I73])-[.K73]+2))" office:value-type="string" office:string-value="η²(N=21) = .162" calcext:value-type="string">
            <text:p>η²(N=21) = .162</text:p>
          </table:table-cell>
          <table:table-cell office:value-type="string" calcext:value-type="string">
            <text:p>Bosch, Neijenhuijs et a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gcj7x/</text:p>
          </table:table-cell>
          <table:table-cell office:value-type="string" calcext:value-type="string">
            <text:p>https://osf.io/n32zj/</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31) = 14.2</text:p>
          </table:table-cell>
          <table:table-cell office:value-type="string" calcext:value-type="string">
            <text:p>&lt;.001</text:p>
          </table:table-cell>
          <table:table-cell office:value-type="float" office:value="72" calcext:value-type="float">
            <text:p>72</text:p>
          </table:table-cell>
          <table:table-cell office:value-type="float" office:value="19" calcext:value-type="float">
            <text:p>19</text:p>
          </table:table-cell>
          <table:table-cell office:value-type="string" calcext:value-type="string">
            <text:p>How to say no: Single-and dual-process theories of short-term recognition tested on negative probes.</text:p>
          </table:table-cell>
        </table:table-row>
        <table:table-row table:style-name="ro1">
          <table:table-cell office:value-type="string" calcext:value-type="string">
            <text:p>Reproducibility Project</text:p>
          </table:table-cell>
          <table:table-cell office:value-type="float" office:value="73" calcext:value-type="float">
            <text:p>73</text:p>
          </table:table-cell>
          <table:table-cell office:value-type="string" calcext:value-type="string">
            <text:p>Directed forgetting effect observed for spaced but not grouped (massed) items.</text:p>
          </table:table-cell>
          <table:table-cell office:value-type="string" calcext:value-type="string">
            <text:p>Sahakyan, Delaney et al. (2008) Study 3</text:p>
          </table:table-cell>
          <table:table-cell office:value-type="string" calcext:value-type="string">
            <text:p>η² = .05</text:p>
          </table:table-cell>
          <table:table-cell office:value-type="float" office:value="96" calcext:value-type="float">
            <text:p>96</text:p>
          </table:table-cell>
          <table:table-cell office:value-type="float" office:value="4" calcext:value-type="float">
            <text:p>4</text:p>
          </table:table-cell>
          <table:table-cell office:value-type="string" calcext:value-type="string">
            <text:p>η²(N=96) = .05</text:p>
          </table:table-cell>
          <table:table-cell office:value-type="string" calcext:value-type="string">
            <text:p>η² = .0004</text:p>
          </table:table-cell>
          <table:table-cell office:value-type="float" office:value="108" calcext:value-type="float">
            <text:p>108</text:p>
          </table:table-cell>
          <table:table-cell table:formula="of:=FIND(&quot;=&quot;;[.I74];1)" office:value-type="float" office:value="4" calcext:value-type="float">
            <text:p>4</text:p>
          </table:table-cell>
          <table:table-cell table:formula="of:=COM.MICROSOFT.CONCAT(MID([.I74];1;[.K74]-2);&quot;(N=&quot;;[.J74];&quot;)&quot;;MID([.I74];[.K74]-1;LEN([.I74])-[.K74]+2))" office:value-type="string" office:string-value="η²(N=108) = .0004" calcext:value-type="string">
            <text:p>η²(N=108) = .0004</text:p>
          </table:table-cell>
          <table:table-cell office:value-type="string" calcext:value-type="string">
            <text:p>Fiedler &amp; May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bzdr2/</text:p>
          </table:table-cell>
          <table:table-cell office:value-type="string" calcext:value-type="string">
            <text:p>https://osf.io/kcwfa/</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1,94) = 4.97</text:p>
          </table:table-cell>
          <table:table-cell office:value-type="string" calcext:value-type="string">
            <text:p>&lt;.05</text:p>
          </table:table-cell>
          <table:table-cell office:value-type="float" office:value="73" calcext:value-type="float">
            <text:p>73</text:p>
          </table:table-cell>
          <table:table-cell office:value-type="float" office:value="20" calcext:value-type="float">
            <text:p>20</text:p>
          </table:table-cell>
          <table:table-cell office:value-type="string" calcext:value-type="string">
            <text:p>Intentional forgetting is easier after two "shots" than one.</text:p>
          </table:table-cell>
        </table:table-row>
        <table:table-row table:style-name="ro1">
          <table:table-cell office:value-type="string" calcext:value-type="string">
            <text:p>Reproducibility Project</text:p>
          </table:table-cell>
          <table:table-cell office:value-type="float" office:value="74" calcext:value-type="float">
            <text:p>74</text:p>
          </table:table-cell>
          <table:table-cell office:value-type="string" calcext:value-type="string">
            <text:p>Bilingual Ps less successful than monolinguals at reporting T2 target when it lagged a successfully identified T1 target by 2 items (i.e., at lag 3).</text:p>
          </table:table-cell>
          <table:table-cell office:value-type="string" calcext:value-type="string">
            <text:p>Colzato, Bajo et al. (2008) Study 3</text:p>
          </table:table-cell>
          <table:table-cell office:value-type="string" calcext:value-type="string">
            <text:p>MSE = .009</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MSE(N=18) = .009</text:p>
          </table:table-cell>
          <table:table-cell office:value-type="string" calcext:value-type="string">
            <text:p>η² = .01</text:p>
          </table:table-cell>
          <table:table-cell office:value-type="float" office:value="32" calcext:value-type="float">
            <text:p>32</text:p>
          </table:table-cell>
          <table:table-cell table:formula="of:=FIND(&quot;=&quot;;[.I75];1)" office:value-type="float" office:value="4" calcext:value-type="float">
            <text:p>4</text:p>
          </table:table-cell>
          <table:table-cell table:formula="of:=COM.MICROSOFT.CONCAT(MID([.I75];1;[.K75]-2);&quot;(N=&quot;;[.J75];&quot;)&quot;;MID([.I75];[.K75]-1;LEN([.I75])-[.K75]+2))" office:value-type="string" office:string-value="η²(N=32) = .01" calcext:value-type="string">
            <text:p>η²(N=32) = .01</text:p>
          </table:table-cell>
          <table:table-cell office:value-type="string" calcext:value-type="string">
            <text:p>Kappes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p9thw/</text:p>
          </table:table-cell>
          <table:table-cell office:value-type="string" calcext:value-type="string">
            <text:p>https://osf.io/a5ukz/</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3, 93) = 5.23</text:p>
          </table:table-cell>
          <table:table-cell office:value-type="float" office:value="0.002" calcext:value-type="float">
            <text:p>0.002</text:p>
          </table:table-cell>
          <table:table-cell office:value-type="float" office:value="74" calcext:value-type="float">
            <text:p>74</text:p>
          </table:table-cell>
          <table:table-cell office:value-type="float" office:value="22" calcext:value-type="float">
            <text:p>22</text:p>
          </table:table-cell>
          <table:table-cell office:value-type="string" calcext:value-type="string">
            <text:p>How does bilingualism improve executive control? A comparison of active and reactive inhibition mechanisms.</text:p>
          </table:table-cell>
        </table:table-row>
        <table:table-row table:style-name="ro1">
          <table:table-cell office:value-type="string" calcext:value-type="string">
            <text:p>Reproducibility Project</text:p>
          </table:table-cell>
          <table:table-cell office:value-type="float" office:value="75" calcext:value-type="float">
            <text:p>75</text:p>
          </table:table-cell>
          <table:table-cell office:value-type="string" calcext:value-type="string">
            <text:p>RT difference between sum and neutral targets larger when cue digits primed with categorical (compared to unrelated or functionally related) primes.</text:p>
          </table:table-cell>
          <table:table-cell office:value-type="string" calcext:value-type="string">
            <text:p>Bassok, Pedigo et al. (2008) Study 1</text:p>
          </table:table-cell>
          <table:table-cell office:value-type="string" calcext:value-type="string">
            <text:p>F(1,152) = 23.2</text:p>
          </table:table-cell>
          <table:table-cell office:value-type="float" office:value="154" calcext:value-type="float">
            <text:p>154</text:p>
          </table:table-cell>
          <table:table-cell office:value-type="float" office:value="10" calcext:value-type="float">
            <text:p>10</text:p>
          </table:table-cell>
          <table:table-cell office:value-type="string" calcext:value-type="string">
            <text:p>F(1,152)(N=154) = 23.2</text:p>
          </table:table-cell>
          <table:table-cell office:value-type="string" calcext:value-type="string">
            <text:p>F(1,48) = 4.2 [MSE=9999]</text:p>
          </table:table-cell>
          <table:table-cell office:value-type="float" office:value="49" calcext:value-type="float">
            <text:p>49</text:p>
          </table:table-cell>
          <table:table-cell table:formula="of:=FIND(&quot;=&quot;;[.I76];1)" office:value-type="float" office:value="9" calcext:value-type="float">
            <text:p>9</text:p>
          </table:table-cell>
          <table:table-cell table:formula="of:=COM.MICROSOFT.CONCAT(MID([.I76];1;[.K76]-2);&quot;(N=&quot;;[.J76];&quot;)&quot;;MID([.I76];[.K76]-1;LEN([.I76])-[.K76]+2))" office:value-type="string" office:string-value="F(1,48)(N=49) = 4.2 [MSE=9999]" calcext:value-type="string">
            <text:p>F(1,48)(N=49) = 4.2 [MSE=9999]</text:p>
          </table:table-cell>
          <table:table-cell office:value-type="string" calcext:value-type="string">
            <text:p>Hung, Lin, &amp; Tsang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sqim7/</text:p>
          </table:table-cell>
          <table:table-cell office:value-type="string" calcext:value-type="string">
            <text:p>https://osf.io/irgb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52) = 23.176</text:p>
          </table:table-cell>
          <table:table-cell office:value-type="string" calcext:value-type="string">
            <text:p>&lt;.001</text:p>
          </table:table-cell>
          <table:table-cell office:value-type="float" office:value="75" calcext:value-type="float">
            <text:p>75</text:p>
          </table:table-cell>
          <table:table-cell office:value-type="float" office:value="24" calcext:value-type="float">
            <text:p>24</text:p>
          </table:table-cell>
          <table:table-cell office:value-type="string" calcext:value-type="string">
            <text:p>Priming addition facts with semantic relations.</text:p>
          </table:table-cell>
        </table:table-row>
        <table:table-row table:style-name="ro1">
          <table:table-cell office:value-type="string" calcext:value-type="string">
            <text:p>Reproducibility Project</text:p>
          </table:table-cell>
          <table:table-cell office:value-type="float" office:value="76" calcext:value-type="float">
            <text:p>76</text:p>
          </table:table-cell>
          <table:table-cell office:value-type="string" calcext:value-type="string">
            <text:p>Likelihood of producing a given response increased as a function of the number of times same response had previously been recalled, even for errors.</text:p>
          </table:table-cell>
          <table:table-cell office:value-type="string" calcext:value-type="string">
            <text:p>Couture, Lafond, &amp; Tremblay (2008) Study 1</text:p>
          </table:table-cell>
          <table:table-cell office:value-type="string" calcext:value-type="string">
            <text:p>d = +1.51</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d(N=24) = +1.51</text:p>
          </table:table-cell>
          <table:table-cell office:value-type="string" calcext:value-type="string">
            <text:p>η² = .224</text:p>
          </table:table-cell>
          <table:table-cell office:value-type="float" office:value="63" calcext:value-type="float">
            <text:p>63</text:p>
          </table:table-cell>
          <table:table-cell table:formula="of:=FIND(&quot;=&quot;;[.I77];1)" office:value-type="float" office:value="4" calcext:value-type="float">
            <text:p>4</text:p>
          </table:table-cell>
          <table:table-cell table:formula="of:=COM.MICROSOFT.CONCAT(MID([.I77];1;[.K77]-2);&quot;(N=&quot;;[.J77];&quot;)&quot;;MID([.I77];[.K77]-1;LEN([.I77])-[.K77]+2))" office:value-type="string" office:string-value="η²(N=63) = .224" calcext:value-type="string">
            <text:p>η²(N=63) = .224</text:p>
          </table:table-cell>
          <table:table-cell office:value-type="string" calcext:value-type="string">
            <text:p>Roebke &amp; Penna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k9gp6/</text:p>
          </table:table-cell>
          <table:table-cell office:value-type="string" calcext:value-type="string">
            <text:p>https://osf.io/qm5n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main effect</text:p>
          </table:table-cell>
          <table:table-cell office:value-type="string" calcext:value-type="string">
            <text:p>F(3, 48) = 9.14</text:p>
          </table:table-cell>
          <table:table-cell office:value-type="string" calcext:value-type="string">
            <text:p>&lt;.001</text:p>
          </table:table-cell>
          <table:table-cell office:value-type="float" office:value="76" calcext:value-type="float">
            <text:p>76</text:p>
          </table:table-cell>
          <table:table-cell office:value-type="float" office:value="25" calcext:value-type="float">
            <text:p>25</text:p>
          </table:table-cell>
          <table:table-cell office:value-type="string" calcext:value-type="string">
            <text:p>Learning correct responses and errors in the Hebb repetition effect: two faces of the same coin.</text:p>
          </table:table-cell>
        </table:table-row>
        <table:table-row table:style-name="ro1">
          <table:table-cell office:value-type="string" calcext:value-type="string">
            <text:p>Reproducibility Project</text:p>
          </table:table-cell>
          <table:table-cell office:value-type="float" office:value="77" calcext:value-type="float">
            <text:p>77</text:p>
          </table:table-cell>
          <table:table-cell office:value-type="string" calcext:value-type="string">
            <text:p>No delay in response when switching between pronouncing regular words and nonwords.</text:p>
          </table:table-cell>
          <table:table-cell office:value-type="string" calcext:value-type="string">
            <text:p>Reynolds &amp; Besner (2008) Study 5</text:p>
          </table:table-cell>
          <table:table-cell office:value-type="string" calcext:value-type="string">
            <text:p>η² = .026</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η²(N=16) = .026</text:p>
          </table:table-cell>
          <table:table-cell office:value-type="string" calcext:value-type="string">
            <text:p>η² = .021</text:p>
          </table:table-cell>
          <table:table-cell office:value-type="float" office:value="20" calcext:value-type="float">
            <text:p>20</text:p>
          </table:table-cell>
          <table:table-cell table:formula="of:=FIND(&quot;=&quot;;[.I78];1)" office:value-type="float" office:value="4" calcext:value-type="float">
            <text:p>4</text:p>
          </table:table-cell>
          <table:table-cell table:formula="of:=COM.MICROSOFT.CONCAT(MID([.I78];1;[.K78]-2);&quot;(N=&quot;;[.J78];&quot;)&quot;;MID([.I78];[.K78]-1;LEN([.I78])-[.K78]+2))" office:value-type="string" office:string-value="η²(N=20) = .021" calcext:value-type="string">
            <text:p>η²(N=20) = .021</text:p>
          </table:table-cell>
          <table:table-cell office:value-type="string" calcext:value-type="string">
            <text:p>Lai &amp; Simpson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hasfu/</text:p>
          </table:table-cell>
          <table:table-cell office:value-type="string" calcext:value-type="string">
            <text:p>https://osf.io/fkcn5/</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interaction</text:p>
          </table:table-cell>
          <table:table-cell office:value-type="string" calcext:value-type="string">
            <text:p>F(1, 94) = 2.5</text:p>
          </table:table-cell>
          <table:table-cell office:value-type="string" calcext:value-type="string">
            <text:p>&gt;0.1</text:p>
          </table:table-cell>
          <table:table-cell office:value-type="float" office:value="77" calcext:value-type="float">
            <text:p>77</text:p>
          </table:table-cell>
          <table:table-cell office:value-type="float" office:value="26" calcext:value-type="float">
            <text:p>26</text:p>
          </table:table-cell>
          <table:table-cell office:value-type="string" calcext:value-type="string">
            <text:p>Contextual effects on reading aloud: Evidence for pathway control.</text:p>
          </table:table-cell>
        </table:table-row>
        <table:table-row table:style-name="ro1">
          <table:table-cell office:value-type="string" calcext:value-type="string">
            <text:p>Reproducibility Project</text:p>
          </table:table-cell>
          <table:table-cell office:value-type="float" office:value="78" calcext:value-type="float">
            <text:p>78</text:p>
          </table:table-cell>
          <table:table-cell office:value-type="string" calcext:value-type="string">
            <text:p>Larger frequency effect for degraded compared to non-degraded words (interaction between stimulus quality and word frequency).</text:p>
          </table:table-cell>
          <table:table-cell office:value-type="string" calcext:value-type="string">
            <text:p>Yap, Balota et al. (2008) Study 4</text:p>
          </table:table-cell>
          <table:table-cell office:value-type="string" calcext:value-type="string">
            <text:p>η² = .143</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η²(N=32) = .143</text:p>
          </table:table-cell>
          <table:table-cell office:value-type="string" calcext:value-type="string">
            <text:p>η² = .144</text:p>
          </table:table-cell>
          <table:table-cell office:value-type="float" office:value="71" calcext:value-type="float">
            <text:p>71</text:p>
          </table:table-cell>
          <table:table-cell table:formula="of:=FIND(&quot;=&quot;;[.I79];1)" office:value-type="float" office:value="4" calcext:value-type="float">
            <text:p>4</text:p>
          </table:table-cell>
          <table:table-cell table:formula="of:=COM.MICROSOFT.CONCAT(MID([.I79];1;[.K79]-2);&quot;(N=&quot;;[.J79];&quot;)&quot;;MID([.I79];[.K79]-1;LEN([.I79])-[.K79]+2))" office:value-type="string" office:string-value="η²(N=71) = .144" calcext:value-type="string">
            <text:p>η²(N=71) = .144</text:p>
          </table:table-cell>
          <table:table-cell office:value-type="string" calcext:value-type="string">
            <text:p>Chartier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ahpik/</text:p>
          </table:table-cell>
          <table:table-cell office:value-type="string" calcext:value-type="string">
            <text:p>https://osf.io/dh4jx/</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31) = 5.17</text:p>
          </table:table-cell>
          <table:table-cell office:value-type="float" office:value="0.03" calcext:value-type="float">
            <text:p>0.03</text:p>
          </table:table-cell>
          <table:table-cell office:value-type="float" office:value="78" calcext:value-type="float">
            <text:p>78</text:p>
          </table:table-cell>
          <table:table-cell office:value-type="float" office:value="27" calcext:value-type="float">
            <text:p>27</text:p>
          </table:table-cell>
          <table:table-cell office:value-type="string" calcext:value-type="string">
            <text:p>On the additive effects of stimulus quality and word frequency in lexical decision: Evidence for opposing interactive influences revealed by RT distributional analyses.</text:p>
          </table:table-cell>
        </table:table-row>
        <table:table-row table:style-name="ro1">
          <table:table-cell office:value-type="string" calcext:value-type="string">
            <text:p>Reproducibility Project</text:p>
          </table:table-cell>
          <table:table-cell office:value-type="float" office:value="79" calcext:value-type="float">
            <text:p>79</text:p>
          </table:table-cell>
          <table:table-cell office:value-type="string" calcext:value-type="string">
            <text:p>RTs slower for semantically-related compared to semantically unrelated word-picture pairs in a delayed picture naming task.</text:p>
          </table:table-cell>
          <table:table-cell office:value-type="string" calcext:value-type="string">
            <text:p>Janssen, Schirm et al. (2008a) Study 1</text:p>
          </table:table-cell>
          <table:table-cell office:value-type="string" calcext:value-type="string">
            <text:p>d = +.74</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d(N=32) = +.74</text:p>
          </table:table-cell>
          <table:table-cell office:value-type="string" calcext:value-type="string">
            <text:p>η² = .011</text:p>
          </table:table-cell>
          <table:table-cell office:value-type="float" office:value="91" calcext:value-type="float">
            <text:p>91</text:p>
          </table:table-cell>
          <table:table-cell table:formula="of:=FIND(&quot;=&quot;;[.I80];1)" office:value-type="float" office:value="4" calcext:value-type="float">
            <text:p>4</text:p>
          </table:table-cell>
          <table:table-cell table:formula="of:=COM.MICROSOFT.CONCAT(MID([.I80];1;[.K80]-2);&quot;(N=&quot;;[.J80];&quot;)&quot;;MID([.I80];[.K80]-1;LEN([.I80])-[.K80]+2))" office:value-type="string" office:string-value="η²(N=91) = .011" calcext:value-type="string">
            <text:p>η²(N=91) = .011</text:p>
          </table:table-cell>
          <table:table-cell office:value-type="string" calcext:value-type="string">
            <text:p>Galak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uhpyr/</text:p>
          </table:table-cell>
          <table:table-cell office:value-type="string" calcext:value-type="string">
            <text:p>https://osf.io/5p7i6/</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31) = 4.1</text:p>
          </table:table-cell>
          <table:table-cell office:value-type="string" calcext:value-type="string">
            <text:p>&lt;.06</text:p>
          </table:table-cell>
          <table:table-cell office:value-type="float" office:value="79" calcext:value-type="float">
            <text:p>79</text:p>
          </table:table-cell>
          <table:table-cell office:value-type="float" office:value="28" calcext:value-type="float">
            <text:p>28</text:p>
          </table:table-cell>
          <table:table-cell office:value-type="string" calcext:value-type="string">
            <text:p>Semantic interference in a delayed naming task: Evidence for the response exclusion hypothesis.</text:p>
          </table:table-cell>
        </table:table-row>
        <table:table-row table:style-name="ro1">
          <table:table-cell office:value-type="string" calcext:value-type="string">
            <text:p>Reproducibility Project</text:p>
          </table:table-cell>
          <table:table-cell office:value-type="float" office:value="80" calcext:value-type="float">
            <text:p>80</text:p>
          </table:table-cell>
          <table:table-cell office:value-type="string" calcext:value-type="string">
            <text:p>Above-chance recall rate on real-triplet test trials compared to familiarization phase (can visual statistical learning be feature-based over colors of objects?).</text:p>
          </table:table-cell>
          <table:table-cell office:value-type="string" calcext:value-type="string">
            <text:p>Turk-Brown, Isola et al. (2008) Study 4b</text:p>
          </table:table-cell>
          <table:table-cell office:value-type="string" calcext:value-type="string">
            <text:p>d = +1.02</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d(N=8) = +1.02</text:p>
          </table:table-cell>
          <table:table-cell office:value-type="string" calcext:value-type="string">
            <text:p>d = +.957</text:p>
          </table:table-cell>
          <table:table-cell office:value-type="float" office:value="15" calcext:value-type="float">
            <text:p>15</text:p>
          </table:table-cell>
          <table:table-cell table:formula="of:=FIND(&quot;=&quot;;[.I81];1)" office:value-type="float" office:value="3" calcext:value-type="float">
            <text:p>3</text:p>
          </table:table-cell>
          <table:table-cell table:formula="of:=COM.MICROSOFT.CONCAT(MID([.I81];1;[.K81]-2);&quot;(N=&quot;;[.J81];&quot;)&quot;;MID([.I81];[.K81]-1;LEN([.I81])-[.K81]+2))" office:value-type="string" office:string-value="d(N=15) = +.957" calcext:value-type="string">
            <text:p>d(N=15) = +.957</text:p>
          </table:table-cell>
          <table:table-cell office:value-type="string" calcext:value-type="string">
            <text:p>Ostkamp &amp; Jakel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ujhlw/</text:p>
          </table:table-cell>
          <table:table-cell office:value-type="string" calcext:value-type="string">
            <text:p>https://osf.io/ktnmc/</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7) = 2.892</text:p>
          </table:table-cell>
          <table:table-cell office:value-type="float" office:value="0.023" calcext:value-type="float">
            <text:p>0.023</text:p>
          </table:table-cell>
          <table:table-cell office:value-type="float" office:value="80" calcext:value-type="float">
            <text:p>80</text:p>
          </table:table-cell>
          <table:table-cell office:value-type="float" office:value="29" calcext:value-type="float">
            <text:p>29</text:p>
          </table:table-cell>
          <table:table-cell office:value-type="string" calcext:value-type="string">
            <text:p>Multidimensional visual statistical learning.</text:p>
          </table:table-cell>
        </table:table-row>
        <table:table-row table:style-name="ro1">
          <table:table-cell office:value-type="string" calcext:value-type="string">
            <text:p>Reproducibility Project</text:p>
          </table:table-cell>
          <table:table-cell office:value-type="float" office:value="81" calcext:value-type="float">
            <text:p>81</text:p>
          </table:table-cell>
          <table:table-cell office:value-type="string" calcext:value-type="string">
            <text:p>A+ instances raised judgment of A and lowered judgment of B as causes for outcome.</text:p>
          </table:table-cell>
          <table:table-cell office:value-type="string" calcext:value-type="string">
            <text:p>White (2008) Study 3</text:p>
          </table:table-cell>
          <table:table-cell office:value-type="string" calcext:value-type="string">
            <text:p>η² = .427</text:p>
          </table:table-cell>
          <table:table-cell office:value-type="float" office:value="37" calcext:value-type="float">
            <text:p>37</text:p>
          </table:table-cell>
          <table:table-cell office:value-type="float" office:value="4" calcext:value-type="float">
            <text:p>4</text:p>
          </table:table-cell>
          <table:table-cell office:value-type="string" calcext:value-type="string">
            <text:p>η²(N=37) = .427</text:p>
          </table:table-cell>
          <table:table-cell office:value-type="string" calcext:value-type="string">
            <text:p>η² = .15</text:p>
          </table:table-cell>
          <table:table-cell office:value-type="float" office:value="38" calcext:value-type="float">
            <text:p>38</text:p>
          </table:table-cell>
          <table:table-cell table:formula="of:=FIND(&quot;=&quot;;[.I82];1)" office:value-type="float" office:value="4" calcext:value-type="float">
            <text:p>4</text:p>
          </table:table-cell>
          <table:table-cell table:formula="of:=COM.MICROSOFT.CONCAT(MID([.I82];1;[.K82]-2);&quot;(N=&quot;;[.J82];&quot;)&quot;;MID([.I82];[.K82]-1;LEN([.I82])-[.K82]+2))" office:value-type="string" office:string-value="η²(N=38) = .15" calcext:value-type="string">
            <text:p>η²(N=38) = .15</text:p>
          </table:table-cell>
          <table:table-cell office:value-type="string" calcext:value-type="string">
            <text:p>Muller &amp; Renkewitz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rhbqj/</text:p>
          </table:table-cell>
          <table:table-cell office:value-type="string" calcext:value-type="string">
            <text:p>https://osf.io/x7c9i/</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36) = 22.88</text:p>
          </table:table-cell>
          <table:table-cell office:value-type="string" calcext:value-type="string">
            <text:p>&lt;.001</text:p>
          </table:table-cell>
          <table:table-cell office:value-type="float" office:value="81" calcext:value-type="float">
            <text:p>81</text:p>
          </table:table-cell>
          <table:table-cell office:value-type="float" office:value="32" calcext:value-type="float">
            <text:p>32</text:p>
          </table:table-cell>
          <table:table-cell office:value-type="string" calcext:value-type="string">
            <text:p>Accounting for occurrences: A new view of the use of contingency information in causal judgment.</text:p>
          </table:table-cell>
        </table:table-row>
        <table:table-row table:style-name="ro1">
          <table:table-cell office:value-type="string" calcext:value-type="string">
            <text:p>Reproducibility Project</text:p>
          </table:table-cell>
          <table:table-cell office:value-type="float" office:value="82" calcext:value-type="float">
            <text:p>82</text:p>
          </table:table-cell>
          <table:table-cell office:value-type="string" calcext:value-type="string">
            <text:p>Ps instructed to group items induced temporal gap between groups, both when trying to recall order of items and when trying to recall timing of items.</text:p>
          </table:table-cell>
          <table:table-cell office:value-type="string" calcext:value-type="string">
            <text:p>Farrell (2008) Study 2</text:p>
          </table:table-cell>
          <table:table-cell office:value-type="string" calcext:value-type="string">
            <text:p>d = +.60</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60</text:p>
          </table:table-cell>
          <table:table-cell office:value-type="string" calcext:value-type="string">
            <text:p>d = +.37</text:p>
          </table:table-cell>
          <table:table-cell office:value-type="float" office:value="40" calcext:value-type="float">
            <text:p>40</text:p>
          </table:table-cell>
          <table:table-cell table:formula="of:=FIND(&quot;=&quot;;[.I83];1)" office:value-type="float" office:value="3" calcext:value-type="float">
            <text:p>3</text:p>
          </table:table-cell>
          <table:table-cell table:formula="of:=COM.MICROSOFT.CONCAT(MID([.I83];1;[.K83]-2);&quot;(N=&quot;;[.J83];&quot;)&quot;;MID([.I83];[.K83]-1;LEN([.I83])-[.K83]+2))" office:value-type="string" office:string-value="d(N=40) = +.37" calcext:value-type="string">
            <text:p>d(N=40) = +.37</text:p>
          </table:table-cell>
          <table:table-cell office:value-type="string" calcext:value-type="string">
            <text:p>Olsson &amp; Saxe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swrhy/</text:p>
          </table:table-cell>
          <table:table-cell office:value-type="string" calcext:value-type="string">
            <text:p>https://osf.io/tqf2u/</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aired sample t-test</text:p>
          </table:table-cell>
          <table:table-cell office:value-type="string" calcext:value-type="string">
            <text:p>main effect</text:p>
          </table:table-cell>
          <table:table-cell office:value-type="string" calcext:value-type="string">
            <text:p>t(39) = 3.77</text:p>
          </table:table-cell>
          <table:table-cell office:value-type="float" office:value="0.001" calcext:value-type="float">
            <text:p>0.001</text:p>
          </table:table-cell>
          <table:table-cell office:value-type="float" office:value="82" calcext:value-type="float">
            <text:p>82</text:p>
          </table:table-cell>
          <table:table-cell office:value-type="float" office:value="33" calcext:value-type="float">
            <text:p>33</text:p>
          </table:table-cell>
          <table:table-cell office:value-type="string" calcext:value-type="string">
            <text:p>Multiple roles for time in short-term memory: Evidence from serial recall of order and timing.</text:p>
          </table:table-cell>
        </table:table-row>
        <table:table-row table:style-name="ro1">
          <table:table-cell office:value-type="string" calcext:value-type="string">
            <text:p>Reproducibility Project</text:p>
          </table:table-cell>
          <table:table-cell office:value-type="float" office:value="83" calcext:value-type="float">
            <text:p>83</text:p>
          </table:table-cell>
          <table:table-cell office:value-type="string" calcext:value-type="string">
            <text:p>Number of correct responses differed only as a function of the type of dependency.</text:p>
          </table:table-cell>
          <table:table-cell office:value-type="string" calcext:value-type="string">
            <text:p>Pacton &amp; Perruchet (2008) Study 4b</text:p>
          </table:table-cell>
          <table:table-cell office:value-type="string" calcext:value-type="string">
            <text:p>η² = .51</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η²(N=24) = .51</text:p>
          </table:table-cell>
          <table:table-cell office:value-type="string" calcext:value-type="string">
            <text:p>η² = .46</text:p>
          </table:table-cell>
          <table:table-cell office:value-type="float" office:value="24" calcext:value-type="float">
            <text:p>24</text:p>
          </table:table-cell>
          <table:table-cell table:formula="of:=FIND(&quot;=&quot;;[.I84];1)" office:value-type="float" office:value="4" calcext:value-type="float">
            <text:p>4</text:p>
          </table:table-cell>
          <table:table-cell table:formula="of:=COM.MICROSOFT.CONCAT(MID([.I84];1;[.K84]-2);&quot;(N=&quot;;[.J84];&quot;)&quot;;MID([.I84];[.K84]-1;LEN([.I84])-[.K84]+2))" office:value-type="string" office:string-value="η²(N=24) = .46" calcext:value-type="string">
            <text:p>η²(N=24) = .46</text:p>
          </table:table-cell>
          <table:table-cell office:value-type="string" calcext:value-type="string">
            <text:p>Jahn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vmz2e/</text:p>
          </table:table-cell>
          <table:table-cell office:value-type="string" calcext:value-type="string">
            <text:p>https://osf.io/asn7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mixed ANOVA</text:p>
          </table:table-cell>
          <table:table-cell office:value-type="string" calcext:value-type="string">
            <text:p>main effect</text:p>
          </table:table-cell>
          <table:table-cell office:value-type="string" calcext:value-type="string">
            <text:p>F(1, 20) = 20.79</text:p>
          </table:table-cell>
          <table:table-cell office:value-type="string" calcext:value-type="string">
            <text:p>&lt;.01</text:p>
          </table:table-cell>
          <table:table-cell office:value-type="float" office:value="83" calcext:value-type="float">
            <text:p>83</text:p>
          </table:table-cell>
          <table:table-cell office:value-type="float" office:value="36" calcext:value-type="float">
            <text:p>36</text:p>
          </table:table-cell>
          <table:table-cell office:value-type="string" calcext:value-type="string">
            <text:p>An attention-based associative account of adjacent and nonadjacent dependency learning.</text:p>
          </table:table-cell>
        </table:table-row>
        <table:table-row table:style-name="ro1">
          <table:table-cell office:value-type="string" calcext:value-type="string">
            <text:p>Reproducibility Project</text:p>
          </table:table-cell>
          <table:table-cell office:value-type="float" office:value="84" calcext:value-type="float">
            <text:p>84</text:p>
          </table:table-cell>
          <table:table-cell office:value-type="string" calcext:value-type="string">
            <text:p>For both shape and color conditions, better recall for retro(active) compared to simultaneous cue at all set sizes (except set size = 1).</text:p>
          </table:table-cell>
          <table:table-cell office:value-type="string" calcext:value-type="string">
            <text:p>Makovski, Sussman et al. (2008) Study 3</text:p>
          </table:table-cell>
          <table:table-cell office:value-type="string" calcext:value-type="string">
            <text:p>η² = .304</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η²(N=12) = .304</text:p>
          </table:table-cell>
          <table:table-cell office:value-type="string" calcext:value-type="string">
            <text:p>η² = .122</text:p>
          </table:table-cell>
          <table:table-cell office:value-type="float" office:value="18" calcext:value-type="float">
            <text:p>18</text:p>
          </table:table-cell>
          <table:table-cell table:formula="of:=FIND(&quot;=&quot;;[.I85];1)" office:value-type="float" office:value="4" calcext:value-type="float">
            <text:p>4</text:p>
          </table:table-cell>
          <table:table-cell table:formula="of:=COM.MICROSOFT.CONCAT(MID([.I85];1;[.K85]-2);&quot;(N=&quot;;[.J85];&quot;)&quot;;MID([.I85];[.K85]-1;LEN([.I85])-[.K85]+2))" office:value-type="string" office:string-value="η²(N=18) = .122" calcext:value-type="string">
            <text:p>η²(N=18) = .122</text:p>
          </table:table-cell>
          <table:table-cell office:value-type="string" calcext:value-type="string">
            <text:p>Moore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0pxro/</text:p>
          </table:table-cell>
          <table:table-cell office:value-type="string" calcext:value-type="string">
            <text:p>https://osf.io/xtcuv/</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11) = 4.8</text:p>
          </table:table-cell>
          <table:table-cell office:value-type="string" calcext:value-type="string">
            <text:p>&lt;.05</text:p>
          </table:table-cell>
          <table:table-cell office:value-type="float" office:value="84" calcext:value-type="float">
            <text:p>84</text:p>
          </table:table-cell>
          <table:table-cell office:value-type="float" office:value="37" calcext:value-type="float">
            <text:p>37</text:p>
          </table:table-cell>
          <table:table-cell office:value-type="string" calcext:value-type="string">
            <text:p>Orienting attention in visual working memory reduces interference from memory probes.</text:p>
          </table:table-cell>
        </table:table-row>
        <table:table-row table:style-name="ro1">
          <table:table-cell office:value-type="string" calcext:value-type="string">
            <text:p>Reproducibility Project</text:p>
          </table:table-cell>
          <table:table-cell office:value-type="float" office:value="85" calcext:value-type="float">
            <text:p>85</text:p>
          </table:table-cell>
          <table:table-cell office:value-type="string" calcext:value-type="string">
            <text:p>Comparison of correlations between ART and drug use in sunny versus cloudy conditions; a successful replication would find that the learning process hinders the diagnosticity of the ART in identifying individuals at increased risk of using hazardous drugs.</text:p>
          </table:table-cell>
          <table:table-cell office:value-type="string" calcext:value-type="string">
            <text:p>Pleskac (2008) Study 1</text:p>
          </table:table-cell>
          <table:table-cell office:value-type="string" calcext:value-type="string">
            <text:p>z = 3.10</text:p>
          </table:table-cell>
          <table:table-cell office:value-type="float" office:value="68" calcext:value-type="float">
            <text:p>68</text:p>
          </table:table-cell>
          <table:table-cell office:value-type="float" office:value="3" calcext:value-type="float">
            <text:p>3</text:p>
          </table:table-cell>
          <table:table-cell office:value-type="string" calcext:value-type="string">
            <text:p>z(N=68) = 3.10</text:p>
          </table:table-cell>
          <table:table-cell office:value-type="string" calcext:value-type="string">
            <text:p>z = 1.25</text:p>
          </table:table-cell>
          <table:table-cell office:value-type="float" office:value="153" calcext:value-type="float">
            <text:p>153</text:p>
          </table:table-cell>
          <table:table-cell table:formula="of:=FIND(&quot;=&quot;;[.I86];1)" office:value-type="float" office:value="3" calcext:value-type="float">
            <text:p>3</text:p>
          </table:table-cell>
          <table:table-cell table:formula="of:=COM.MICROSOFT.CONCAT(MID([.I86];1;[.K86]-2);&quot;(N=&quot;;[.J86];&quot;)&quot;;MID([.I86];[.K86]-1;LEN([.I86])-[.K86]+2))" office:value-type="string" office:string-value="z(N=153) = 1.25" calcext:value-type="string">
            <text:p>z(N=153) = 1.25</text:p>
          </table:table-cell>
          <table:table-cell office:value-type="string" calcext:value-type="string">
            <text:p>Forsell, Dreber et a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38ges/</text:p>
          </table:table-cell>
          <table:table-cell office:value-type="string" calcext:value-type="string">
            <text:p>https://osf.io/gyn9e/</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Test of contrast of 4 correlated correlations.</text:p>
          </table:table-cell>
          <table:table-cell office:value-type="string" calcext:value-type="string">
            <text:p>main effect</text:p>
          </table:table-cell>
          <table:table-cell office:value-type="string" calcext:value-type="string">
            <text:p>z = 3.10</text:p>
          </table:table-cell>
          <table:table-cell office:value-type="string" calcext:value-type="string">
            <text:p>&lt;.05</text:p>
          </table:table-cell>
          <table:table-cell office:value-type="float" office:value="85" calcext:value-type="float">
            <text:p>85</text:p>
          </table:table-cell>
          <table:table-cell office:value-type="float" office:value="39" calcext:value-type="float">
            <text:p>39</text:p>
          </table:table-cell>
          <table:table-cell office:value-type="string" calcext:value-type="string">
            <text:p>Decision making and learning while taking sequential risks.</text:p>
          </table:table-cell>
        </table:table-row>
        <table:table-row table:style-name="ro1">
          <table:table-cell office:value-type="string" calcext:value-type="string">
            <text:p>Reproducibility Project</text:p>
          </table:table-cell>
          <table:table-cell office:value-type="float" office:value="86" calcext:value-type="float">
            <text:p>86</text:p>
          </table:table-cell>
          <table:table-cell office:value-type="string" calcext:value-type="string">
            <text:p>Directional language (e.g., "to the left") helps children bind color and shape information to a greater extent than relational language alone (e.g., "next to").</text:p>
          </table:table-cell>
          <table:table-cell office:value-type="string" calcext:value-type="string">
            <text:p>Dessalegn &amp; Landau (2008) Study 4</text:p>
          </table:table-cell>
          <table:table-cell office:value-type="string" calcext:value-type="string">
            <text:p>d = +.82</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d(N=36) = +.82</text:p>
          </table:table-cell>
          <table:table-cell office:value-type="string" calcext:value-type="string">
            <text:p>d = +.48</text:p>
          </table:table-cell>
          <table:table-cell office:value-type="float" office:value="47" calcext:value-type="float">
            <text:p>47</text:p>
          </table:table-cell>
          <table:table-cell table:formula="of:=FIND(&quot;=&quot;;[.I87];1)" office:value-type="float" office:value="3" calcext:value-type="float">
            <text:p>3</text:p>
          </table:table-cell>
          <table:table-cell table:formula="of:=COM.MICROSOFT.CONCAT(MID([.I87];1;[.K87]-2);&quot;(N=&quot;;[.J87];&quot;)&quot;;MID([.I87];[.K87]-1;LEN([.I87])-[.K87]+2))" office:value-type="string" office:string-value="d(N=47) = +.48" calcext:value-type="string">
            <text:p>d(N=47) = +.48</text:p>
          </table:table-cell>
          <table:table-cell office:value-type="string" calcext:value-type="string">
            <text:p>Fitneva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iajp5/</text:p>
          </table:table-cell>
          <table:table-cell office:value-type="string" calcext:value-type="string">
            <text:p>https://osf.io/83n4z/</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1, 34) = 5.8</text:p>
          </table:table-cell>
          <table:table-cell office:value-type="string" calcext:value-type="string">
            <text:p>&lt;.05</text:p>
          </table:table-cell>
          <table:table-cell office:value-type="float" office:value="86" calcext:value-type="float">
            <text:p>86</text:p>
          </table:table-cell>
          <table:table-cell office:value-type="float" office:value="106" calcext:value-type="float">
            <text:p>106</text:p>
          </table:table-cell>
          <table:table-cell office:value-type="string" calcext:value-type="string">
            <text:p>More than meets the eye: the role of language in binding and maintaining feature conjunctions.</text:p>
          </table:table-cell>
        </table:table-row>
        <table:table-row table:style-name="ro1">
          <table:table-cell office:value-type="string" calcext:value-type="string">
            <text:p>Reproducibility Project</text:p>
          </table:table-cell>
          <table:table-cell office:value-type="float" office:value="87" calcext:value-type="float">
            <text:p>87</text:p>
          </table:table-cell>
          <table:table-cell office:value-type="string" calcext:value-type="string">
            <text:p>More precise (e.g., $9.99) compared to less price (e.g., $10) anchors decreased (anchoring effect) adjustment.</text:p>
          </table:table-cell>
          <table:table-cell office:value-type="string" calcext:value-type="string">
            <text:p>Janiszewski &amp; Uy (2008) Study 4</text:p>
          </table:table-cell>
          <table:table-cell office:value-type="string" calcext:value-type="string">
            <text:p>ηp² = .02</text:p>
          </table:table-cell>
          <table:table-cell office:value-type="float" office:value="59" calcext:value-type="float">
            <text:p>59</text:p>
          </table:table-cell>
          <table:table-cell office:value-type="float" office:value="5" calcext:value-type="float">
            <text:p>5</text:p>
          </table:table-cell>
          <table:table-cell office:value-type="string" calcext:value-type="string">
            <text:p>ηp²(N=59) = .02</text:p>
          </table:table-cell>
          <table:table-cell office:value-type="string" calcext:value-type="string">
            <text:p>ηp² = .05</text:p>
          </table:table-cell>
          <table:table-cell office:value-type="float" office:value="120" calcext:value-type="float">
            <text:p>120</text:p>
          </table:table-cell>
          <table:table-cell table:formula="of:=FIND(&quot;=&quot;;[.I88];1)" office:value-type="float" office:value="5" calcext:value-type="float">
            <text:p>5</text:p>
          </table:table-cell>
          <table:table-cell table:formula="of:=COM.MICROSOFT.CONCAT(MID([.I88];1;[.K88]-2);&quot;(N=&quot;;[.J88];&quot;)&quot;;MID([.I88];[.K88]-1;LEN([.I88])-[.K88]+2))" office:value-type="string" office:string-value="ηp²(N=120) = .05" calcext:value-type="string">
            <text:p>ηp²(N=120) = .05</text:p>
          </table:table-cell>
          <table:table-cell office:value-type="string" calcext:value-type="string">
            <text:p>Chandler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aaudl/</text:p>
          </table:table-cell>
          <table:table-cell office:value-type="string" calcext:value-type="string">
            <text:p>https://osf.io/ehjdm/</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1, 55) = 6.88</text:p>
          </table:table-cell>
          <table:table-cell office:value-type="string" calcext:value-type="string">
            <text:p>prep = .947</text:p>
          </table:table-cell>
          <table:table-cell office:value-type="float" office:value="87" calcext:value-type="float">
            <text:p>87</text:p>
          </table:table-cell>
          <table:table-cell office:value-type="float" office:value="111" calcext:value-type="float">
            <text:p>111</text:p>
          </table:table-cell>
          <table:table-cell office:value-type="string" calcext:value-type="string">
            <text:p>Precision of the anchor influences the amount of adjustment.</text:p>
          </table:table-cell>
        </table:table-row>
        <table:table-row table:style-name="ro1">
          <table:table-cell office:value-type="string" calcext:value-type="string">
            <text:p>Reproducibility Project</text:p>
          </table:table-cell>
          <table:table-cell office:value-type="float" office:value="88" calcext:value-type="float">
            <text:p>88</text:p>
          </table:table-cell>
          <table:table-cell office:value-type="string" calcext:value-type="string">
            <text:p>Sample entropy was higher for middle-truth-value questions than for low- and high-truth-value questions.</text:p>
          </table:table-cell>
          <table:table-cell office:value-type="string" calcext:value-type="string">
            <text:p>McKinstry, Dale, &amp; Spivey (2008) Study 1</text:p>
          </table:table-cell>
          <table:table-cell office:value-type="string" calcext:value-type="string">
            <text:p>r = -.70</text:p>
          </table:table-cell>
          <table:table-cell office:value-type="float" office:value="141" calcext:value-type="float">
            <text:p>141</text:p>
          </table:table-cell>
          <table:table-cell office:value-type="float" office:value="3" calcext:value-type="float">
            <text:p>3</text:p>
          </table:table-cell>
          <table:table-cell office:value-type="string" calcext:value-type="string">
            <text:p>r(N=141) = -.70</text:p>
          </table:table-cell>
          <table:table-cell office:value-type="string" calcext:value-type="string">
            <text:p>r = -.75</text:p>
          </table:table-cell>
          <table:table-cell office:value-type="float" office:value="51" calcext:value-type="float">
            <text:p>51</text:p>
          </table:table-cell>
          <table:table-cell table:formula="of:=FIND(&quot;=&quot;;[.I89];1)" office:value-type="float" office:value="3" calcext:value-type="float">
            <text:p>3</text:p>
          </table:table-cell>
          <table:table-cell table:formula="of:=COM.MICROSOFT.CONCAT(MID([.I89];1;[.K89]-2);&quot;(N=&quot;;[.J89];&quot;)&quot;;MID([.I89];[.K89]-1;LEN([.I89])-[.K89]+2))" office:value-type="string" office:string-value="r(N=51) = -.75" calcext:value-type="string">
            <text:p>r(N=51) = -.75</text:p>
          </table:table-cell>
          <table:table-cell office:value-type="string" calcext:value-type="string">
            <text:p>Saxe, Velez, &amp; Feather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d0n81/</text:p>
          </table:table-cell>
          <table:table-cell office:value-type="string" calcext:value-type="string">
            <text:p>https://osf.io/pu9nb/</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1, 9) = 8.7</text:p>
          </table:table-cell>
          <table:table-cell office:value-type="string" calcext:value-type="string">
            <text:p>&lt;.05</text:p>
          </table:table-cell>
          <table:table-cell office:value-type="float" office:value="88" calcext:value-type="float">
            <text:p>88</text:p>
          </table:table-cell>
          <table:table-cell office:value-type="float" office:value="112" calcext:value-type="float">
            <text:p>112</text:p>
          </table:table-cell>
          <table:table-cell office:value-type="string" calcext:value-type="string">
            <text:p>Action dynamics reveal parallel competition in decision making</text:p>
          </table:table-cell>
        </table:table-row>
        <table:table-row table:style-name="ro1">
          <table:table-cell office:value-type="string" calcext:value-type="string">
            <text:p>Reproducibility Project</text:p>
          </table:table-cell>
          <table:table-cell office:value-type="float" office:value="89" calcext:value-type="float">
            <text:p>89</text:p>
          </table:table-cell>
          <table:table-cell office:value-type="string" calcext:value-type="string">
            <text:p>Older children selected correct object more frequently than would be expected by chance on "where" trials.</text:p>
          </table:table-cell>
          <table:table-cell office:value-type="string" calcext:value-type="string">
            <text:p>Nurmsoo &amp; Bloom (2008) Study 1</text:p>
          </table:table-cell>
          <table:table-cell office:value-type="string" calcext:value-type="string">
            <text:p>d = +.571</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d(N=32) = +.571</text:p>
          </table:table-cell>
          <table:table-cell office:value-type="string" calcext:value-type="string">
            <text:p>d = +.286</text:p>
          </table:table-cell>
          <table:table-cell office:value-type="float" office:value="8" calcext:value-type="float">
            <text:p>8</text:p>
          </table:table-cell>
          <table:table-cell table:formula="of:=FIND(&quot;=&quot;;[.I90];1)" office:value-type="float" office:value="3" calcext:value-type="float">
            <text:p>3</text:p>
          </table:table-cell>
          <table:table-cell table:formula="of:=COM.MICROSOFT.CONCAT(MID([.I90];1;[.K90]-2);&quot;(N=&quot;;[.J90];&quot;)&quot;;MID([.I90];[.K90]-1;LEN([.I90])-[.K90]+2))" office:value-type="string" office:string-value="d(N=8) = +.286" calcext:value-type="string">
            <text:p>d(N=8) = +.286</text:p>
          </table:table-cell>
          <table:table-cell office:value-type="string" calcext:value-type="string">
            <text:p>Brown, Kleinberg et a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aczvt/</text:p>
          </table:table-cell>
          <table:table-cell office:value-type="string" calcext:value-type="string">
            <text:p>https://osf.io/ictp5/</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31) = 3.23</text:p>
          </table:table-cell>
          <table:table-cell office:value-type="string" calcext:value-type="string">
            <text:p>prep = .97</text:p>
          </table:table-cell>
          <table:table-cell office:value-type="float" office:value="89" calcext:value-type="float">
            <text:p>89</text:p>
          </table:table-cell>
          <table:table-cell office:value-type="float" office:value="115" calcext:value-type="float">
            <text:p>115</text:p>
          </table:table-cell>
          <table:table-cell office:value-type="string" calcext:value-type="string">
            <text:p>Preschoolers' perspective taking in word learning: do they blindly follow eye gaze?</text:p>
          </table:table-cell>
        </table:table-row>
        <table:table-row table:style-name="ro1">
          <table:table-cell office:value-type="string" calcext:value-type="string">
            <text:p>Reproducibility Project</text:p>
          </table:table-cell>
          <table:table-cell office:value-type="float" office:value="90" calcext:value-type="float">
            <text:p>90</text:p>
          </table:table-cell>
          <table:table-cell office:value-type="string" calcext:value-type="string">
            <text:p>Averaging two guesses within one person provides a more accurate answer than either guess alone.</text:p>
          </table:table-cell>
          <table:table-cell office:value-type="string" calcext:value-type="string">
            <text:p>Vul &amp; Pashler (2008) Study 1</text:p>
          </table:table-cell>
          <table:table-cell office:value-type="string" calcext:value-type="string">
            <text:p>d = +.47</text:p>
          </table:table-cell>
          <table:table-cell office:value-type="float" office:value="173" calcext:value-type="float">
            <text:p>173</text:p>
          </table:table-cell>
          <table:table-cell office:value-type="float" office:value="3" calcext:value-type="float">
            <text:p>3</text:p>
          </table:table-cell>
          <table:table-cell office:value-type="string" calcext:value-type="string">
            <text:p>d(N=173) = +.47</text:p>
          </table:table-cell>
          <table:table-cell office:value-type="string" calcext:value-type="string">
            <text:p>d = +.34</text:p>
          </table:table-cell>
          <table:table-cell office:value-type="float" office:value="140" calcext:value-type="float">
            <text:p>140</text:p>
          </table:table-cell>
          <table:table-cell table:formula="of:=FIND(&quot;=&quot;;[.I91];1)" office:value-type="float" office:value="3" calcext:value-type="float">
            <text:p>3</text:p>
          </table:table-cell>
          <table:table-cell table:formula="of:=COM.MICROSOFT.CONCAT(MID([.I91];1;[.K91]-2);&quot;(N=&quot;;[.J91];&quot;)&quot;;MID([.I91];[.K91]-1;LEN([.I91])-[.K91]+2))" office:value-type="string" office:string-value="d(N=140) = +.34" calcext:value-type="string">
            <text:p>d(N=140) = +.34</text:p>
          </table:table-cell>
          <table:table-cell office:value-type="string" calcext:value-type="string">
            <text:p>Steegen, Vanpaemel et al.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ivfu6/</text:p>
          </table:table-cell>
          <table:table-cell office:value-type="string" calcext:value-type="string">
            <text:p>https://osf.io/7kimb/</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172) = 3.94</text:p>
          </table:table-cell>
          <table:table-cell office:value-type="string" calcext:value-type="string">
            <text:p>&lt;.01</text:p>
          </table:table-cell>
          <table:table-cell office:value-type="float" office:value="90" calcext:value-type="float">
            <text:p>90</text:p>
          </table:table-cell>
          <table:table-cell office:value-type="float" office:value="116" calcext:value-type="float">
            <text:p>116</text:p>
          </table:table-cell>
          <table:table-cell office:value-type="string" calcext:value-type="string">
            <text:p>Measuring the crowd within: Probabilistic representations within individuals.</text:p>
          </table:table-cell>
        </table:table-row>
        <table:table-row table:style-name="ro1">
          <table:table-cell office:value-type="string" calcext:value-type="string">
            <text:p>Reproducibility Project</text:p>
          </table:table-cell>
          <table:table-cell office:value-type="float" office:value="91" calcext:value-type="float">
            <text:p>91</text:p>
          </table:table-cell>
          <table:table-cell office:value-type="string" calcext:value-type="string">
            <text:p>Selection is (a) suppressed (efficacy), (b) delayed (latency), and (c) diffused (precision) in time during the attentional blink as demonstrated significant main effects of each of these factors and by a significant three way interaction between SOA, measure (efficacy, latency, precision).</text:p>
          </table:table-cell>
          <table:table-cell office:value-type="string" calcext:value-type="string">
            <text:p>Vul, Nieuwenstein et al. (2008) Study 1</text:p>
          </table:table-cell>
          <table:table-cell office:value-type="string" calcext:value-type="string">
            <text:p>η² = .308</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η²(N=12) = .308</text:p>
          </table:table-cell>
          <table:table-cell office:value-type="string" calcext:value-type="string">
            <text:p>η² = .261</text:p>
          </table:table-cell>
          <table:table-cell office:value-type="float" office:value="12" calcext:value-type="float">
            <text:p>12</text:p>
          </table:table-cell>
          <table:table-cell table:formula="of:=FIND(&quot;=&quot;;[.I92];1)" office:value-type="float" office:value="4" calcext:value-type="float">
            <text:p>4</text:p>
          </table:table-cell>
          <table:table-cell table:formula="of:=COM.MICROSOFT.CONCAT(MID([.I92];1;[.K92]-2);&quot;(N=&quot;;[.J92];&quot;)&quot;;MID([.I92];[.K92]-1;LEN([.I92])-[.K92]+2))" office:value-type="string" office:string-value="η²(N=12) = .261" calcext:value-type="string">
            <text:p>η²(N=12) = .261</text:p>
          </table:table-cell>
          <table:table-cell office:value-type="string" calcext:value-type="string">
            <text:p>Barnett-Cowan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rzjvn/</text:p>
          </table:table-cell>
          <table:table-cell office:value-type="string" calcext:value-type="string">
            <text:p>https://osf.io/jupew/</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interaction</text:p>
          </table:table-cell>
          <table:table-cell office:value-type="string" calcext:value-type="string">
            <text:p>F(18, 660) = 16.31</text:p>
          </table:table-cell>
          <table:table-cell office:value-type="string" calcext:value-type="string">
            <text:p>&lt;.00001</text:p>
          </table:table-cell>
          <table:table-cell office:value-type="float" office:value="91" calcext:value-type="float">
            <text:p>91</text:p>
          </table:table-cell>
          <table:table-cell office:value-type="float" office:value="117" calcext:value-type="float">
            <text:p>117</text:p>
          </table:table-cell>
          <table:table-cell office:value-type="string" calcext:value-type="string">
            <text:p>Temporal selection is suppressed, delayed, and diffused during the attentional blink.</text:p>
          </table:table-cell>
        </table:table-row>
        <table:table-row table:style-name="ro1">
          <table:table-cell office:value-type="string" calcext:value-type="string">
            <text:p>Reproducibility Project</text:p>
          </table:table-cell>
          <table:table-cell office:value-type="float" office:value="92" calcext:value-type="float">
            <text:p>92</text:p>
          </table:table-cell>
          <table:table-cell office:value-type="string" calcext:value-type="string">
            <text:p>Fewer localization errors for targets compared to distractors in the centroid condition.</text:p>
          </table:table-cell>
          <table:table-cell office:value-type="string" calcext:value-type="string">
            <text:p>Alvarez &amp; Oliva (2008) Study 3</text:p>
          </table:table-cell>
          <table:table-cell office:value-type="string" calcext:value-type="string">
            <text:p>dz = -.97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dz(N=8) = -.976</text:p>
          </table:table-cell>
          <table:table-cell office:value-type="string" calcext:value-type="string">
            <text:p>dz = -2.33</text:p>
          </table:table-cell>
          <table:table-cell office:value-type="float" office:value="17" calcext:value-type="float">
            <text:p>17</text:p>
          </table:table-cell>
          <table:table-cell table:formula="of:=FIND(&quot;=&quot;;[.I93];1)" office:value-type="float" office:value="4" calcext:value-type="float">
            <text:p>4</text:p>
          </table:table-cell>
          <table:table-cell table:formula="of:=COM.MICROSOFT.CONCAT(MID([.I93];1;[.K93]-2);&quot;(N=&quot;;[.J93];&quot;)&quot;;MID([.I93];[.K93]-1;LEN([.I93])-[.K93]+2))" office:value-type="string" office:string-value="dz(N=17) = -2.33" calcext:value-type="string">
            <text:p>dz(N=17) = -2.33</text:p>
          </table:table-cell>
          <table:table-cell office:value-type="string" calcext:value-type="string">
            <text:p>Schlegelmilch et al.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dnaxe/</text:p>
          </table:table-cell>
          <table:table-cell office:value-type="string" calcext:value-type="string">
            <text:p>https://osf.io/dm2kj/</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dependent samples t-test</text:p>
          </table:table-cell>
          <table:table-cell office:value-type="string" calcext:value-type="string">
            <text:p>main effect</text:p>
          </table:table-cell>
          <table:table-cell office:value-type="string" calcext:value-type="string">
            <text:p>t(7) = 2.76</text:p>
          </table:table-cell>
          <table:table-cell office:value-type="float" office:value="0.028" calcext:value-type="float">
            <text:p>0.028</text:p>
          </table:table-cell>
          <table:table-cell office:value-type="float" office:value="92" calcext:value-type="float">
            <text:p>92</text:p>
          </table:table-cell>
          <table:table-cell office:value-type="float" office:value="122" calcext:value-type="float">
            <text:p>122</text:p>
          </table:table-cell>
          <table:table-cell office:value-type="string" calcext:value-type="string">
            <text:p>The representation of simple ensemble visual features outside the focus of attention</text:p>
          </table:table-cell>
        </table:table-row>
        <table:table-row table:style-name="ro1">
          <table:table-cell office:value-type="string" calcext:value-type="string">
            <text:p>Reproducibility Project</text:p>
          </table:table-cell>
          <table:table-cell office:value-type="float" office:value="93" calcext:value-type="float">
            <text:p>93</text:p>
          </table:table-cell>
          <table:table-cell office:value-type="string" calcext:value-type="string">
            <text:p>Motion aftereffects were present following the presentation of a still photograph depicting motion</text:p>
          </table:table-cell>
          <table:table-cell office:value-type="string" calcext:value-type="string">
            <text:p>Winawer, Huk, &amp; Boroditsky (2008) Study 3</text:p>
          </table:table-cell>
          <table:table-cell office:value-type="string" calcext:value-type="string">
            <text:p>d = -.94</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d(N=29) = -.94</text:p>
          </table:table-cell>
          <table:table-cell office:value-type="string" calcext:value-type="string">
            <text:p>d = -.62</text:p>
          </table:table-cell>
          <table:table-cell office:value-type="float" office:value="26" calcext:value-type="float">
            <text:p>26</text:p>
          </table:table-cell>
          <table:table-cell table:formula="of:=FIND(&quot;=&quot;;[.I94];1)" office:value-type="float" office:value="3" calcext:value-type="float">
            <text:p>3</text:p>
          </table:table-cell>
          <table:table-cell table:formula="of:=COM.MICROSOFT.CONCAT(MID([.I94];1;[.K94]-2);&quot;(N=&quot;;[.J94];&quot;)&quot;;MID([.I94];[.K94]-1;LEN([.I94])-[.K94]+2))" office:value-type="string" office:string-value="d(N=26) = -.62" calcext:value-type="string">
            <text:p>d(N=26) = -.62</text:p>
          </table:table-cell>
          <table:table-cell office:value-type="string" calcext:value-type="string">
            <text:p>Levitan, Errington &amp; Gampa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mjasz/</text:p>
          </table:table-cell>
          <table:table-cell office:value-type="string" calcext:value-type="string">
            <text:p>https://osf.io/ertbg/</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paired sample t-test</text:p>
          </table:table-cell>
          <table:table-cell office:value-type="string" calcext:value-type="string">
            <text:p>main effect</text:p>
          </table:table-cell>
          <table:table-cell office:value-type="string" calcext:value-type="string">
            <text:p>t(28) = -4.978</text:p>
          </table:table-cell>
          <table:table-cell office:value-type="float" office:value="0.00003" calcext:value-type="float">
            <text:p>3E-05</text:p>
          </table:table-cell>
          <table:table-cell office:value-type="float" office:value="93" calcext:value-type="float">
            <text:p>93</text:p>
          </table:table-cell>
          <table:table-cell office:value-type="float" office:value="127" calcext:value-type="float">
            <text:p>127</text:p>
          </table:table-cell>
          <table:table-cell office:value-type="string" calcext:value-type="string">
            <text:p>A motion aftereffect from still photographs depicting motion</text:p>
          </table:table-cell>
        </table:table-row>
        <table:table-row table:style-name="ro1">
          <table:table-cell office:value-type="string" calcext:value-type="string">
            <text:p>Reproducibility Project</text:p>
          </table:table-cell>
          <table:table-cell office:value-type="float" office:value="94" calcext:value-type="float">
            <text:p>94</text:p>
          </table:table-cell>
          <table:table-cell office:value-type="string" calcext:value-type="string">
            <text:p>Higher recall for words rated for survival relevance compared to control words.</text:p>
          </table:table-cell>
          <table:table-cell office:value-type="string" calcext:value-type="string">
            <text:p>Nairne, Pandeirada et al. (2008) Study 2</text:p>
          </table:table-cell>
          <table:table-cell office:value-type="string" calcext:value-type="string">
            <text:p>η² = .20</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η²(N=24) = .20</text:p>
          </table:table-cell>
          <table:table-cell office:value-type="string" calcext:value-type="string">
            <text:p>η² = .18</text:p>
          </table:table-cell>
          <table:table-cell office:value-type="float" office:value="38" calcext:value-type="float">
            <text:p>38</text:p>
          </table:table-cell>
          <table:table-cell table:formula="of:=FIND(&quot;=&quot;;[.I95];1)" office:value-type="float" office:value="4" calcext:value-type="float">
            <text:p>4</text:p>
          </table:table-cell>
          <table:table-cell table:formula="of:=COM.MICROSOFT.CONCAT(MID([.I95];1;[.K95]-2);&quot;(N=&quot;;[.J95];&quot;)&quot;;MID([.I95];[.K95]-1;LEN([.I95])-[.K95]+2))" office:value-type="string" office:string-value="η²(N=38) = .18" calcext:value-type="string">
            <text:p>η²(N=38) = .18</text:p>
          </table:table-cell>
          <table:table-cell office:value-type="string" calcext:value-type="string">
            <text:p>Muller &amp; Renkewitz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jhkpe/</text:p>
          </table:table-cell>
          <table:table-cell office:value-type="string" calcext:value-type="string">
            <text:p>https://osf.io/v4d2b/</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23) = 5.7</text:p>
          </table:table-cell>
          <table:table-cell office:value-type="string" calcext:value-type="string">
            <text:p>"significant"</text:p>
          </table:table-cell>
          <table:table-cell office:value-type="float" office:value="94" calcext:value-type="float">
            <text:p>94</text:p>
          </table:table-cell>
          <table:table-cell office:value-type="float" office:value="133" calcext:value-type="float">
            <text:p>133</text:p>
          </table:table-cell>
          <table:table-cell office:value-type="string" calcext:value-type="string">
            <text:p>Adaptive memory: The comparative value of survival processing.</text:p>
          </table:table-cell>
        </table:table-row>
        <table:table-row table:style-name="ro1">
          <table:table-cell office:value-type="string" calcext:value-type="string">
            <text:p>Reproducibility Project</text:p>
          </table:table-cell>
          <table:table-cell office:value-type="float" office:value="95" calcext:value-type="float">
            <text:p>95</text:p>
          </table:table-cell>
          <table:table-cell office:value-type="string" calcext:value-type="string">
            <text:p>Auditory memory makes change detection easier in audition than in vision.</text:p>
          </table:table-cell>
          <table:table-cell office:value-type="string" calcext:value-type="string">
            <text:p>Demany, Trost et al. (2008) Study 5</text:p>
          </table:table-cell>
          <table:table-cell office:value-type="string" calcext:value-type="string">
            <text:p>η² = .74</text:p>
          </table:table-cell>
          <table:table-cell table:number-columns-repeated="2" office:value-type="float" office:value="4" calcext:value-type="float">
            <text:p>4</text:p>
          </table:table-cell>
          <table:table-cell office:value-type="string" calcext:value-type="string">
            <text:p>η²(N=4) = .74</text:p>
          </table:table-cell>
          <table:table-cell office:value-type="string" calcext:value-type="string">
            <text:p>η² = .76</text:p>
          </table:table-cell>
          <table:table-cell office:value-type="float" office:value="5" calcext:value-type="float">
            <text:p>5</text:p>
          </table:table-cell>
          <table:table-cell table:formula="of:=FIND(&quot;=&quot;;[.I96];1)" office:value-type="float" office:value="4" calcext:value-type="float">
            <text:p>4</text:p>
          </table:table-cell>
          <table:table-cell table:formula="of:=COM.MICROSOFT.CONCAT(MID([.I96];1;[.K96]-2);&quot;(N=&quot;;[.J96];&quot;)&quot;;MID([.I96];[.K96]-1;LEN([.I96])-[.K96]+2))" office:value-type="string" office:string-value="η²(N=5) = .76" calcext:value-type="string">
            <text:p>η²(N=5) = .76</text:p>
          </table:table-cell>
          <table:table-cell office:value-type="string" calcext:value-type="string">
            <text:p>Snyder &amp; Irsik (2015)</text:p>
          </table:table-cell>
          <table:table-cell office:value-type="string" calcext:value-type="string">
            <text:p>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ta3j8/</text:p>
          </table:table-cell>
          <table:table-cell office:value-type="string" calcext:value-type="string">
            <text:p>https://osf.io/wx74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ANOVA</text:p>
          </table:table-cell>
          <table:table-cell office:value-type="string" calcext:value-type="string">
            <text:p>main effect</text:p>
          </table:table-cell>
          <table:table-cell office:value-type="string" calcext:value-type="string">
            <text:p>F(3, 9) = 8.5</text:p>
          </table:table-cell>
          <table:table-cell office:value-type="float" office:value="0.005" calcext:value-type="float">
            <text:p>0.005</text:p>
          </table:table-cell>
          <table:table-cell office:value-type="float" office:value="95" calcext:value-type="float">
            <text:p>95</text:p>
          </table:table-cell>
          <table:table-cell office:value-type="float" office:value="139" calcext:value-type="float">
            <text:p>139</text:p>
          </table:table-cell>
          <table:table-cell office:value-type="string" calcext:value-type="string">
            <text:p>Auditory change detection: simple sounds are not memorized better than complex sounds</text:p>
          </table:table-cell>
        </table:table-row>
        <table:table-row table:style-name="ro1">
          <table:table-cell office:value-type="string" calcext:value-type="string">
            <text:p>Reproducibility Project</text:p>
          </table:table-cell>
          <table:table-cell office:value-type="float" office:value="96" calcext:value-type="float">
            <text:p>96</text:p>
          </table:table-cell>
          <table:table-cell office:value-type="string" calcext:value-type="string">
            <text:p>Color and object naming times in the congruent condition were faster than in the incongruent condition in the color and object naming tasks, respectively, but these differences did not reach significance.</text:p>
          </table:table-cell>
          <table:table-cell office:value-type="string" calcext:value-type="string">
            <text:p>Janssen, Alario et al. (2008b) Study 2</text:p>
          </table:table-cell>
          <table:table-cell office:value-type="string" calcext:value-type="string">
            <text:p>dz = +1.71</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dz(N=15) = +1.71</text:p>
          </table:table-cell>
          <table:table-cell office:value-type="string" calcext:value-type="string">
            <text:p>dz = +.548</text:p>
          </table:table-cell>
          <table:table-cell office:value-type="float" office:value="12" calcext:value-type="float">
            <text:p>12</text:p>
          </table:table-cell>
          <table:table-cell table:formula="of:=FIND(&quot;=&quot;;[.I97];1)" office:value-type="float" office:value="4" calcext:value-type="float">
            <text:p>4</text:p>
          </table:table-cell>
          <table:table-cell table:formula="of:=COM.MICROSOFT.CONCAT(MID([.I97];1;[.K97]-2);&quot;(N=&quot;;[.J97];&quot;)&quot;;MID([.I97];[.K97]-1;LEN([.I97])-[.K97]+2))" office:value-type="string" office:string-value="dz(N=12) = +.548" calcext:value-type="string">
            <text:p>dz(N=12) = +.548</text:p>
          </table:table-cell>
          <table:table-cell office:value-type="string" calcext:value-type="string">
            <text:p>Melinger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dncxa/</text:p>
          </table:table-cell>
          <table:table-cell office:value-type="string" calcext:value-type="string">
            <text:p>https://osf.io/e3ry5/</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t-test</text:p>
          </table:table-cell>
          <table:table-cell office:value-type="string" calcext:value-type="string">
            <text:p>main effect</text:p>
          </table:table-cell>
          <table:table-cell office:value-type="string" calcext:value-type="string">
            <text:p>t(14) = 3.2</text:p>
          </table:table-cell>
          <table:table-cell office:value-type="string" calcext:value-type="string">
            <text:p>&lt;.007</text:p>
          </table:table-cell>
          <table:table-cell office:value-type="float" office:value="96" calcext:value-type="float">
            <text:p>96</text:p>
          </table:table-cell>
          <table:table-cell office:value-type="float" office:value="146" calcext:value-type="float">
            <text:p>146</text:p>
          </table:table-cell>
          <table:table-cell office:value-type="string" calcext:value-type="string">
            <text:p>A word-order constraint on phonological activation</text:p>
          </table:table-cell>
        </table:table-row>
        <table:table-row table:style-name="ro1">
          <table:table-cell office:value-type="string" calcext:value-type="string">
            <text:p>Reproducibility Project</text:p>
          </table:table-cell>
          <table:table-cell office:value-type="float" office:value="97" calcext:value-type="float">
            <text:p>97</text:p>
          </table:table-cell>
          <table:table-cell office:value-type="string" calcext:value-type="string">
            <text:p>There was a significant interaction between viewpoint (prototypical or non-prototypical) and visual field (upper visual field or lower visual field) on the probability of the first fixation being on the target.</text:p>
          </table:table-cell>
          <table:table-cell office:value-type="string" calcext:value-type="string">
            <text:p>Forti &amp; Humphreys (2008) Study 1</text:p>
          </table:table-cell>
          <table:table-cell office:value-type="string" calcext:value-type="string">
            <text:p>η² = .522</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η²(N=14) = .522</text:p>
          </table:table-cell>
          <table:table-cell office:value-type="string" calcext:value-type="string">
            <text:p>η² = .0065</text:p>
          </table:table-cell>
          <table:table-cell office:value-type="float" office:value="19" calcext:value-type="float">
            <text:p>19</text:p>
          </table:table-cell>
          <table:table-cell table:formula="of:=FIND(&quot;=&quot;;[.I98];1)" office:value-type="float" office:value="4" calcext:value-type="float">
            <text:p>4</text:p>
          </table:table-cell>
          <table:table-cell table:formula="of:=COM.MICROSOFT.CONCAT(MID([.I98];1;[.K98]-2);&quot;(N=&quot;;[.J98];&quot;)&quot;;MID([.I98];[.K98]-1;LEN([.I98])-[.K98]+2))" office:value-type="string" office:string-value="η²(N=19) = .0065" calcext:value-type="string">
            <text:p>η²(N=19) = .0065</text:p>
          </table:table-cell>
          <table:table-cell office:value-type="string" calcext:value-type="string">
            <text:p>Dorrough &amp; Fiedler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tf8ky/</text:p>
          </table:table-cell>
          <table:table-cell office:value-type="string" calcext:value-type="string">
            <text:p>https://osf.io/nhqgs/</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interaction</text:p>
          </table:table-cell>
          <table:table-cell office:value-type="string" calcext:value-type="string">
            <text:p>F(1, 13) = 14.2</text:p>
          </table:table-cell>
          <table:table-cell office:value-type="string" calcext:value-type="string">
            <text:p>prep = .99</text:p>
          </table:table-cell>
          <table:table-cell office:value-type="float" office:value="97" calcext:value-type="float">
            <text:p>97</text:p>
          </table:table-cell>
          <table:table-cell office:value-type="float" office:value="150" calcext:value-type="float">
            <text:p>150</text:p>
          </table:table-cell>
          <table:table-cell office:value-type="string" calcext:value-type="string">
            <text:p>Sensitivity to object viewpoint and action instructions during search for targets in the lower visual field</text:p>
          </table:table-cell>
        </table:table-row>
        <table:table-row table:style-name="ro1">
          <table:table-cell office:value-type="string" calcext:value-type="string">
            <text:p>Reproducibility Project</text:p>
          </table:table-cell>
          <table:table-cell office:value-type="float" office:value="98" calcext:value-type="float">
            <text:p>98</text:p>
          </table:table-cell>
          <table:table-cell office:value-type="string" calcext:value-type="string">
            <text:p>Surfaces with a single EE (EE1) along the shared contour were perceived as closer than surfaces with two EE's orthogonal to the shared contour (Convex2)</text:p>
          </table:table-cell>
          <table:table-cell office:value-type="string" calcext:value-type="string">
            <text:p>Palmer &amp; Ghose (2008) Study 2</text:p>
          </table:table-cell>
          <table:table-cell office:value-type="string" calcext:value-type="string">
            <text:p>d = +1.573</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d(N=8) = +1.573</text:p>
          </table:table-cell>
          <table:table-cell office:value-type="string" calcext:value-type="string">
            <text:p>d = +.11</text:p>
          </table:table-cell>
          <table:table-cell office:value-type="float" office:value="8" calcext:value-type="float">
            <text:p>8</text:p>
          </table:table-cell>
          <table:table-cell table:formula="of:=FIND(&quot;=&quot;;[.I99];1)" office:value-type="float" office:value="3" calcext:value-type="float">
            <text:p>3</text:p>
          </table:table-cell>
          <table:table-cell table:formula="of:=COM.MICROSOFT.CONCAT(MID([.I99];1;[.K99]-2);&quot;(N=&quot;;[.J99];&quot;)&quot;;MID([.I99];[.K99]-1;LEN([.I99])-[.K99]+2))" office:value-type="string" office:string-value="d(N=8) = +.11" calcext:value-type="string">
            <text:p>d(N=8) = +.11</text:p>
          </table:table-cell>
          <table:table-cell office:value-type="string" calcext:value-type="string">
            <text:p>Saxe, Velez, &amp; Johnston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0aifq/</text:p>
          </table:table-cell>
          <table:table-cell office:value-type="string" calcext:value-type="string">
            <text:p>https://osf.io/27cmh/</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single sample t-test</text:p>
          </table:table-cell>
          <table:table-cell office:value-type="string" calcext:value-type="string">
            <text:p>trend</text:p>
          </table:table-cell>
          <table:table-cell office:value-type="string" calcext:value-type="string">
            <text:p>t(7) = 4.45</text:p>
          </table:table-cell>
          <table:table-cell office:value-type="string" calcext:value-type="string">
            <text:p>&lt;.001</text:p>
          </table:table-cell>
          <table:table-cell office:value-type="float" office:value="98" calcext:value-type="float">
            <text:p>98</text:p>
          </table:table-cell>
          <table:table-cell office:value-type="float" office:value="153" calcext:value-type="float">
            <text:p>153</text:p>
          </table:table-cell>
          <table:table-cell office:value-type="string" calcext:value-type="string">
            <text:p>Extremal edge: a powerful cue to depth perception and figure-ground organization</text:p>
          </table:table-cell>
        </table:table-row>
        <table:table-row table:style-name="ro1">
          <table:table-cell office:value-type="string" calcext:value-type="string">
            <text:p>Reproducibility Project</text:p>
          </table:table-cell>
          <table:table-cell office:value-type="float" office:value="99" calcext:value-type="float">
            <text:p>99</text:p>
          </table:table-cell>
          <table:table-cell office:value-type="string" calcext:value-type="string">
            <text:p>Faster identification RTs for fear-relevant compared to fear-irrelevant stimuli, in both children and adults.</text:p>
          </table:table-cell>
          <table:table-cell office:value-type="string" calcext:value-type="string">
            <text:p>Lobue &amp; DeLoache (2008) Study 3</text:p>
          </table:table-cell>
          <table:table-cell office:value-type="string" calcext:value-type="string">
            <text:p>η² = . 23</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η²(N=48) = . 23</text:p>
          </table:table-cell>
          <table:table-cell office:value-type="string" calcext:value-type="string">
            <text:p>η² = .032</text:p>
          </table:table-cell>
          <table:table-cell office:value-type="float" office:value="48" calcext:value-type="float">
            <text:p>48</text:p>
          </table:table-cell>
          <table:table-cell table:formula="of:=FIND(&quot;=&quot;;[.I100];1)" office:value-type="float" office:value="4" calcext:value-type="float">
            <text:p>4</text:p>
          </table:table-cell>
          <table:table-cell table:formula="of:=COM.MICROSOFT.CONCAT(MID([.I100];1;[.K100]-2);&quot;(N=&quot;;[.J100];&quot;)&quot;;MID([.I100];[.K100]-1;LEN([.I100])-[.K100]+2))" office:value-type="string" office:string-value="η²(N=48) = .032" calcext:value-type="string">
            <text:p>η²(N=48) = .032</text:p>
          </table:table-cell>
          <table:table-cell office:value-type="string" calcext:value-type="string">
            <text:p>Cramblet, Alvarez et al.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sd7kg/</text:p>
          </table:table-cell>
          <table:table-cell office:value-type="string" calcext:value-type="string">
            <text:p>https://osf.io/5ygej/</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between ANOVA</text:p>
          </table:table-cell>
          <table:table-cell office:value-type="string" calcext:value-type="string">
            <text:p>main effect</text:p>
          </table:table-cell>
          <table:table-cell office:value-type="string" calcext:value-type="string">
            <text:p>F(1, 44) = 13.42</text:p>
          </table:table-cell>
          <table:table-cell office:value-type="string" calcext:value-type="string">
            <text:p>&lt;.01</text:p>
          </table:table-cell>
          <table:table-cell office:value-type="float" office:value="99" calcext:value-type="float">
            <text:p>99</text:p>
          </table:table-cell>
          <table:table-cell office:value-type="float" office:value="161" calcext:value-type="float">
            <text:p>161</text:p>
          </table:table-cell>
          <table:table-cell office:value-type="string" calcext:value-type="string">
            <text:p>Detecting the snake in the grass: attention to fear-relevant stimuli by adults and young children.</text:p>
          </table:table-cell>
        </table:table-row>
        <table:table-row table:style-name="ro1">
          <table:table-cell office:value-type="string" calcext:value-type="string">
            <text:p>Reproducibility Project</text:p>
          </table:table-cell>
          <table:table-cell office:value-type="float" office:value="100" calcext:value-type="float">
            <text:p>100</text:p>
          </table:table-cell>
          <table:table-cell office:value-type="string" calcext:value-type="string">
            <text:p>Attentional effect of object words interfered with the visual perception of a target in the typical location of the object.</text:p>
          </table:table-cell>
          <table:table-cell office:value-type="string" calcext:value-type="string">
            <text:p>Estes, Verges, &amp; Barsalou (2008) Study 1</text:p>
          </table:table-cell>
          <table:table-cell office:value-type="string" calcext:value-type="string">
            <text:p>η² = .70</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η²(N=18) = .70</text:p>
          </table:table-cell>
          <table:table-cell office:value-type="string" calcext:value-type="string">
            <text:p>η² = .065</text:p>
          </table:table-cell>
          <table:table-cell office:value-type="float" office:value="22" calcext:value-type="float">
            <text:p>22</text:p>
          </table:table-cell>
          <table:table-cell table:formula="of:=FIND(&quot;=&quot;;[.I101];1)" office:value-type="float" office:value="4" calcext:value-type="float">
            <text:p>4</text:p>
          </table:table-cell>
          <table:table-cell table:formula="of:=COM.MICROSOFT.CONCAT(MID([.I101];1;[.K101]-2);&quot;(N=&quot;;[.J101];&quot;)&quot;;MID([.I101];[.K101]-1;LEN([.I101])-[.K101]+2))" office:value-type="string" office:string-value="η²(N=22) = .065" calcext:value-type="string">
            <text:p>η²(N=22) = .065</text:p>
          </table:table-cell>
          <table:table-cell office:value-type="string" calcext:value-type="string">
            <text:p>Renkewitz &amp; Muller (2015)</text:p>
          </table:table-cell>
          <table:table-cell office:value-type="string" calcext:value-type="string">
            <text:p>unsuccessful</text:p>
          </table:table-cell>
          <table:table-cell/>
          <table:table-cell office:value-type="string" calcext:value-type="string">
            <text:p>Cognitive</text:p>
          </table:table-cell>
          <table:table-cell table:number-columns-repeated="5"/>
          <table:table-cell table:number-columns-repeated="2" office:value-type="string" calcext:value-type="string">
            <text:p>https://osf.io/vwnit/</text:p>
          </table:table-cell>
          <table:table-cell office:value-type="string" calcext:value-type="string">
            <text:p>https://osf.io/b7zek/</text:p>
          </table:table-cell>
          <table:table-cell/>
          <table:table-cell office:value-type="string" calcext:value-type="string">
            <text:p>http://datacolada.org/wp-content/uploads/2016/03/5341-Nosek-et-al-Science-2015-Estimating-the-reproducibility-of-psychological-science.pdf</text:p>
          </table:table-cell>
          <table:table-cell table:number-columns-repeated="4"/>
          <table:table-cell office:value-type="string" calcext:value-type="string">
            <text:p>RM ANOVA</text:p>
          </table:table-cell>
          <table:table-cell office:value-type="string" calcext:value-type="string">
            <text:p>main effect</text:p>
          </table:table-cell>
          <table:table-cell office:value-type="string" calcext:value-type="string">
            <text:p>F(1, 17) = 9.33</text:p>
          </table:table-cell>
          <table:table-cell office:value-type="string" calcext:value-type="string">
            <text:p>prep = .97</text:p>
          </table:table-cell>
          <table:table-cell office:value-type="float" office:value="100" calcext:value-type="float">
            <text:p>100</text:p>
          </table:table-cell>
          <table:table-cell office:value-type="float" office:value="167" calcext:value-type="float">
            <text:p>167</text:p>
          </table:table-cell>
          <table:table-cell office:value-type="string" calcext:value-type="string">
            <text:p>Head up, foot down: Object words orient attention to the objects' typical location.</text:p>
          </table:table-cell>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6 ± .42</text:p>
          </table:table-cell>
          <table:table-cell office:value-type="float" office:value="87" calcext:value-type="float">
            <text:p>87</text:p>
          </table:table-cell>
          <table:table-cell table:formula="of:=FIND(&quot;=&quot;;[.I102];1)" office:value-type="float" office:value="3" calcext:value-type="float">
            <text:p>3</text:p>
          </table:table-cell>
          <table:table-cell table:formula="of:=COM.MICROSOFT.CONCAT(MID([.I102];1;[.K102]-2);&quot;(N=&quot;;[.J102];&quot;)&quot;;MID([.I102];[.K102]-1;LEN([.I102])-[.K102]+2))" office:value-type="string" office:string-value="d(N=87) = -.26 ± .42" calcext:value-type="string">
            <text:p>d(N=87) = -.26 ± .42</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4 ± .39</text:p>
          </table:table-cell>
          <table:table-cell office:value-type="float" office:value="102" calcext:value-type="float">
            <text:p>102</text:p>
          </table:table-cell>
          <table:table-cell table:formula="of:=FIND(&quot;=&quot;;[.I103];1)" office:value-type="float" office:value="3" calcext:value-type="float">
            <text:p>3</text:p>
          </table:table-cell>
          <table:table-cell table:formula="of:=COM.MICROSOFT.CONCAT(MID([.I103];1;[.K103]-2);&quot;(N=&quot;;[.J103];&quot;)&quot;;MID([.I103];[.K103]-1;LEN([.I103])-[.K103]+2))" office:value-type="string" office:string-value="d(N=102) = -.24 ± .39" calcext:value-type="string">
            <text:p>d(N=102) = -.24 ± .39</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1 ± .40</text:p>
          </table:table-cell>
          <table:table-cell office:value-type="float" office:value="162" calcext:value-type="float">
            <text:p>162</text:p>
          </table:table-cell>
          <table:table-cell table:formula="of:=FIND(&quot;=&quot;;[.I104];1)" office:value-type="float" office:value="3" calcext:value-type="float">
            <text:p>3</text:p>
          </table:table-cell>
          <table:table-cell table:formula="of:=COM.MICROSOFT.CONCAT(MID([.I104];1;[.K104]-2);&quot;(N=&quot;;[.J104];&quot;)&quot;;MID([.I104];[.K104]-1;LEN([.I104])-[.K104]+2))" office:value-type="string" office:string-value="d(N=162) = -.21 ± .40" calcext:value-type="string">
            <text:p>d(N=162) = -.21 ± .40</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0 ± .40</text:p>
          </table:table-cell>
          <table:table-cell office:value-type="float" office:value="96" calcext:value-type="float">
            <text:p>96</text:p>
          </table:table-cell>
          <table:table-cell table:formula="of:=FIND(&quot;=&quot;;[.I105];1)" office:value-type="float" office:value="3" calcext:value-type="float">
            <text:p>3</text:p>
          </table:table-cell>
          <table:table-cell table:formula="of:=COM.MICROSOFT.CONCAT(MID([.I105];1;[.K105]-2);&quot;(N=&quot;;[.J105];&quot;)&quot;;MID([.I105];[.K105]-1;LEN([.I105])-[.K105]+2))" office:value-type="string" office:string-value="d(N=96) = -.20 ± .40" calcext:value-type="string">
            <text:p>d(N=96) = -.20 ± .40</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9 ± .42</text:p>
          </table:table-cell>
          <table:table-cell office:value-type="float" office:value="87" calcext:value-type="float">
            <text:p>87</text:p>
          </table:table-cell>
          <table:table-cell table:formula="of:=FIND(&quot;=&quot;;[.I106];1)" office:value-type="float" office:value="3" calcext:value-type="float">
            <text:p>3</text:p>
          </table:table-cell>
          <table:table-cell table:formula="of:=COM.MICROSOFT.CONCAT(MID([.I106];1;[.K106]-2);&quot;(N=&quot;;[.J106];&quot;)&quot;;MID([.I106];[.K106]-1;LEN([.I106])-[.K106]+2))" office:value-type="string" office:string-value="d(N=87) = -.19 ± .42" calcext:value-type="string">
            <text:p>d(N=87) = -.19 ± .42</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6 ± .39</text:p>
          </table:table-cell>
          <table:table-cell office:value-type="float" office:value="277" calcext:value-type="float">
            <text:p>277</text:p>
          </table:table-cell>
          <table:table-cell table:formula="of:=FIND(&quot;=&quot;;[.I107];1)" office:value-type="float" office:value="3" calcext:value-type="float">
            <text:p>3</text:p>
          </table:table-cell>
          <table:table-cell table:formula="of:=COM.MICROSOFT.CONCAT(MID([.I107];1;[.K107]-2);&quot;(N=&quot;;[.J107];&quot;)&quot;;MID([.I107];[.K107]-1;LEN([.I107])-[.K107]+2))" office:value-type="string" office:string-value="d(N=277) = -.16 ± .39" calcext:value-type="string">
            <text:p>d(N=277) = -.16 ± .39</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6 ± .24</text:p>
          </table:table-cell>
          <table:table-cell office:value-type="float" office:value="187" calcext:value-type="float">
            <text:p>187</text:p>
          </table:table-cell>
          <table:table-cell table:formula="of:=FIND(&quot;=&quot;;[.I108];1)" office:value-type="float" office:value="3" calcext:value-type="float">
            <text:p>3</text:p>
          </table:table-cell>
          <table:table-cell table:formula="of:=COM.MICROSOFT.CONCAT(MID([.I108];1;[.K108]-2);&quot;(N=&quot;;[.J108];&quot;)&quot;;MID([.I108];[.K108]-1;LEN([.I108])-[.K108]+2))" office:value-type="string" office:string-value="d(N=187) = -.16 ± .24" calcext:value-type="string">
            <text:p>d(N=187) = -.16 ± .24</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5 ± .35</text:p>
          </table:table-cell>
          <table:table-cell office:value-type="float" office:value="127" calcext:value-type="float">
            <text:p>127</text:p>
          </table:table-cell>
          <table:table-cell table:formula="of:=FIND(&quot;=&quot;;[.I109];1)" office:value-type="float" office:value="3" calcext:value-type="float">
            <text:p>3</text:p>
          </table:table-cell>
          <table:table-cell table:formula="of:=COM.MICROSOFT.CONCAT(MID([.I109];1;[.K109]-2);&quot;(N=&quot;;[.J109];&quot;)&quot;;MID([.I109];[.K109]-1;LEN([.I109])-[.K109]+2))" office:value-type="string" office:string-value="d(N=127) = -.15 ± .35" calcext:value-type="string">
            <text:p>d(N=127) = -.15 ± .35</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4 ± .43</text:p>
          </table:table-cell>
          <table:table-cell office:value-type="float" office:value="84" calcext:value-type="float">
            <text:p>84</text:p>
          </table:table-cell>
          <table:table-cell table:formula="of:=FIND(&quot;=&quot;;[.I110];1)" office:value-type="float" office:value="3" calcext:value-type="float">
            <text:p>3</text:p>
          </table:table-cell>
          <table:table-cell table:formula="of:=COM.MICROSOFT.CONCAT(MID([.I110];1;[.K110]-2);&quot;(N=&quot;;[.J110];&quot;)&quot;;MID([.I110];[.K110]-1;LEN([.I110])-[.K110]+2))" office:value-type="string" office:string-value="d(N=84) = -.14 ± .43" calcext:value-type="string">
            <text:p>d(N=84) = -.14 ± .43</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4 ± .37</text:p>
          </table:table-cell>
          <table:table-cell office:value-type="float" office:value="112" calcext:value-type="float">
            <text:p>112</text:p>
          </table:table-cell>
          <table:table-cell table:formula="of:=FIND(&quot;=&quot;;[.I111];1)" office:value-type="float" office:value="3" calcext:value-type="float">
            <text:p>3</text:p>
          </table:table-cell>
          <table:table-cell table:formula="of:=COM.MICROSOFT.CONCAT(MID([.I111];1;[.K111]-2);&quot;(N=&quot;;[.J111];&quot;)&quot;;MID([.I111];[.K111]-1;LEN([.I111])-[.K111]+2))" office:value-type="string" office:string-value="d(N=112) = -.14 ± .37" calcext:value-type="string">
            <text:p>d(N=112) = -.14 ± .37</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3 ± .36</text:p>
          </table:table-cell>
          <table:table-cell office:value-type="float" office:value="113" calcext:value-type="float">
            <text:p>113</text:p>
          </table:table-cell>
          <table:table-cell table:formula="of:=FIND(&quot;=&quot;;[.I112];1)" office:value-type="float" office:value="3" calcext:value-type="float">
            <text:p>3</text:p>
          </table:table-cell>
          <table:table-cell table:formula="of:=COM.MICROSOFT.CONCAT(MID([.I112];1;[.K112]-2);&quot;(N=&quot;;[.J112];&quot;)&quot;;MID([.I112];[.K112]-1;LEN([.I112])-[.K112]+2))" office:value-type="string" office:string-value="d(N=113) = -.13 ± .36" calcext:value-type="string">
            <text:p>d(N=113) = -.13 ± .36</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2 ± .30</text:p>
          </table:table-cell>
          <table:table-cell office:value-type="float" office:value="169" calcext:value-type="float">
            <text:p>169</text:p>
          </table:table-cell>
          <table:table-cell table:formula="of:=FIND(&quot;=&quot;;[.I113];1)" office:value-type="float" office:value="3" calcext:value-type="float">
            <text:p>3</text:p>
          </table:table-cell>
          <table:table-cell table:formula="of:=COM.MICROSOFT.CONCAT(MID([.I113];1;[.K113]-2);&quot;(N=&quot;;[.J113];&quot;)&quot;;MID([.I113];[.K113]-1;LEN([.I113])-[.K113]+2))" office:value-type="string" office:string-value="d(N=169) = -.12 ± .30" calcext:value-type="string">
            <text:p>d(N=169) = -.12 ± .30</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7 ± .33</text:p>
          </table:table-cell>
          <table:table-cell office:value-type="float" office:value="146" calcext:value-type="float">
            <text:p>146</text:p>
          </table:table-cell>
          <table:table-cell table:formula="of:=FIND(&quot;=&quot;;[.I114];1)" office:value-type="float" office:value="3" calcext:value-type="float">
            <text:p>3</text:p>
          </table:table-cell>
          <table:table-cell table:formula="of:=COM.MICROSOFT.CONCAT(MID([.I114];1;[.K114]-2);&quot;(N=&quot;;[.J114];&quot;)&quot;;MID([.I114];[.K114]-1;LEN([.I114])-[.K114]+2))" office:value-type="string" office:string-value="d(N=146) = -.07 ± .33" calcext:value-type="string">
            <text:p>d(N=146) = -.07 ± .33</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6 ± .12</text:p>
          </table:table-cell>
          <table:table-cell office:value-type="float" office:value="1000" calcext:value-type="float">
            <text:p>1000</text:p>
          </table:table-cell>
          <table:table-cell table:formula="of:=FIND(&quot;=&quot;;[.I115];1)" office:value-type="float" office:value="3" calcext:value-type="float">
            <text:p>3</text:p>
          </table:table-cell>
          <table:table-cell table:formula="of:=COM.MICROSOFT.CONCAT(MID([.I115];1;[.K115]-2);&quot;(N=&quot;;[.J115];&quot;)&quot;;MID([.I115];[.K115]-1;LEN([.I115])-[.K115]+2))" office:value-type="string" office:string-value="d(N=1000) = -.06 ± .12" calcext:value-type="string">
            <text:p>d(N=1000) = -.06 ± .12</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5 ± .40</text:p>
          </table:table-cell>
          <table:table-cell office:value-type="float" office:value="108" calcext:value-type="float">
            <text:p>108</text:p>
          </table:table-cell>
          <table:table-cell table:formula="of:=FIND(&quot;=&quot;;[.I116];1)" office:value-type="float" office:value="3" calcext:value-type="float">
            <text:p>3</text:p>
          </table:table-cell>
          <table:table-cell table:formula="of:=COM.MICROSOFT.CONCAT(MID([.I116];1;[.K116]-2);&quot;(N=&quot;;[.J116];&quot;)&quot;;MID([.I116];[.K116]-1;LEN([.I116])-[.K116]+2))" office:value-type="string" office:string-value="d(N=108) = -.05 ± .40" calcext:value-type="string">
            <text:p>d(N=108) = -.05 ± .40</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4 ± .34</text:p>
          </table:table-cell>
          <table:table-cell office:value-type="float" office:value="144" calcext:value-type="float">
            <text:p>144</text:p>
          </table:table-cell>
          <table:table-cell table:formula="of:=FIND(&quot;=&quot;;[.I117];1)" office:value-type="float" office:value="3" calcext:value-type="float">
            <text:p>3</text:p>
          </table:table-cell>
          <table:table-cell table:formula="of:=COM.MICROSOFT.CONCAT(MID([.I117];1;[.K117]-2);&quot;(N=&quot;;[.J117];&quot;)&quot;;MID([.I117];[.K117]-1;LEN([.I117])-[.K117]+2))" office:value-type="string" office:string-value="d(N=144) = -.04 ± .34" calcext:value-type="string">
            <text:p>d(N=144) = -.04 ± .34</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3 ± .11</text:p>
          </table:table-cell>
          <table:table-cell office:value-type="float" office:value="1329" calcext:value-type="float">
            <text:p>1329</text:p>
          </table:table-cell>
          <table:table-cell table:formula="of:=FIND(&quot;=&quot;;[.I118];1)" office:value-type="float" office:value="3" calcext:value-type="float">
            <text:p>3</text:p>
          </table:table-cell>
          <table:table-cell table:formula="of:=COM.MICROSOFT.CONCAT(MID([.I118];1;[.K118]-2);&quot;(N=&quot;;[.J118];&quot;)&quot;;MID([.I118];[.K118]-1;LEN([.I118])-[.K118]+2))" office:value-type="string" office:string-value="d(N=1329) = -.03 ± .11" calcext:value-type="string">
            <text:p>d(N=1329) = -.03 ± .11</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0 ± .43</text:p>
          </table:table-cell>
          <table:table-cell office:value-type="float" office:value="84" calcext:value-type="float">
            <text:p>84</text:p>
          </table:table-cell>
          <table:table-cell table:formula="of:=FIND(&quot;=&quot;;[.I119];1)" office:value-type="float" office:value="3" calcext:value-type="float">
            <text:p>3</text:p>
          </table:table-cell>
          <table:table-cell table:formula="of:=COM.MICROSOFT.CONCAT(MID([.I119];1;[.K119]-2);&quot;(N=&quot;;[.J119];&quot;)&quot;;MID([.I119];[.K119]-1;LEN([.I119])-[.K119]+2))" office:value-type="string" office:string-value="d(N=84) = .00 ± .43" calcext:value-type="string">
            <text:p>d(N=84) = .00 ± .43</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1 ± .40</text:p>
          </table:table-cell>
          <table:table-cell office:value-type="float" office:value="90" calcext:value-type="float">
            <text:p>90</text:p>
          </table:table-cell>
          <table:table-cell table:formula="of:=FIND(&quot;=&quot;;[.I120];1)" office:value-type="float" office:value="3" calcext:value-type="float">
            <text:p>3</text:p>
          </table:table-cell>
          <table:table-cell table:formula="of:=COM.MICROSOFT.CONCAT(MID([.I120];1;[.K120]-2);&quot;(N=&quot;;[.J120];&quot;)&quot;;MID([.I120];[.K120]-1;LEN([.I120])-[.K120]+2))" office:value-type="string" office:string-value="d(N=90) = +.01 ± .40" calcext:value-type="string">
            <text:p>d(N=90) = +.01 ± .40</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1 ± .40</text:p>
          </table:table-cell>
          <table:table-cell office:value-type="float" office:value="96" calcext:value-type="float">
            <text:p>96</text:p>
          </table:table-cell>
          <table:table-cell table:formula="of:=FIND(&quot;=&quot;;[.I121];1)" office:value-type="float" office:value="3" calcext:value-type="float">
            <text:p>3</text:p>
          </table:table-cell>
          <table:table-cell table:formula="of:=COM.MICROSOFT.CONCAT(MID([.I121];1;[.K121]-2);&quot;(N=&quot;;[.J121];&quot;)&quot;;MID([.I121];[.K121]-1;LEN([.I121])-[.K121]+2))" office:value-type="string" office:string-value="d(N=96) = +.01 ± .40" calcext:value-type="string">
            <text:p>d(N=96) = +.01 ± .40</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1 ± .42</text:p>
          </table:table-cell>
          <table:table-cell office:value-type="float" office:value="95" calcext:value-type="float">
            <text:p>95</text:p>
          </table:table-cell>
          <table:table-cell table:formula="of:=FIND(&quot;=&quot;;[.I122];1)" office:value-type="float" office:value="3" calcext:value-type="float">
            <text:p>3</text:p>
          </table:table-cell>
          <table:table-cell table:formula="of:=COM.MICROSOFT.CONCAT(MID([.I122];1;[.K122]-2);&quot;(N=&quot;;[.J122];&quot;)&quot;;MID([.I122];[.K122]-1;LEN([.I122])-[.K122]+2))" office:value-type="string" office:string-value="d(N=95) = +.01 ± .42" calcext:value-type="string">
            <text:p>d(N=95) = +.01 ± .42</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3 ± .36</text:p>
          </table:table-cell>
          <table:table-cell office:value-type="float" office:value="103" calcext:value-type="float">
            <text:p>103</text:p>
          </table:table-cell>
          <table:table-cell table:formula="of:=FIND(&quot;=&quot;;[.I123];1)" office:value-type="float" office:value="3" calcext:value-type="float">
            <text:p>3</text:p>
          </table:table-cell>
          <table:table-cell table:formula="of:=COM.MICROSOFT.CONCAT(MID([.I123];1;[.K123]-2);&quot;(N=&quot;;[.J123];&quot;)&quot;;MID([.I123];[.K123]-1;LEN([.I123])-[.K123]+2))" office:value-type="string" office:string-value="d(N=103) = +.03 ± .36" calcext:value-type="string">
            <text:p>d(N=103) = +.03 ± .36</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3 ± .39</text:p>
          </table:table-cell>
          <table:table-cell office:value-type="float" office:value="123" calcext:value-type="float">
            <text:p>123</text:p>
          </table:table-cell>
          <table:table-cell table:formula="of:=FIND(&quot;=&quot;;[.I124];1)" office:value-type="float" office:value="3" calcext:value-type="float">
            <text:p>3</text:p>
          </table:table-cell>
          <table:table-cell table:formula="of:=COM.MICROSOFT.CONCAT(MID([.I124];1;[.K124]-2);&quot;(N=&quot;;[.J124];&quot;)&quot;;MID([.I124];[.K124]-1;LEN([.I124])-[.K124]+2))" office:value-type="string" office:string-value="d(N=123) = +.03 ± .39" calcext:value-type="string">
            <text:p>d(N=123) = +.03 ± .39</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0 ± .38</text:p>
          </table:table-cell>
          <table:table-cell office:value-type="float" office:value="107" calcext:value-type="float">
            <text:p>107</text:p>
          </table:table-cell>
          <table:table-cell table:formula="of:=FIND(&quot;=&quot;;[.I125];1)" office:value-type="float" office:value="3" calcext:value-type="float">
            <text:p>3</text:p>
          </table:table-cell>
          <table:table-cell table:formula="of:=COM.MICROSOFT.CONCAT(MID([.I125];1;[.K125]-2);&quot;(N=&quot;;[.J125];&quot;)&quot;;MID([.I125];[.K125]-1;LEN([.I125])-[.K125]+2))" office:value-type="string" office:string-value="d(N=107) = +.10 ± .38" calcext:value-type="string">
            <text:p>d(N=107) = +.10 ± .38</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1 ± .30</text:p>
          </table:table-cell>
          <table:table-cell office:value-type="float" office:value="174" calcext:value-type="float">
            <text:p>174</text:p>
          </table:table-cell>
          <table:table-cell table:formula="of:=FIND(&quot;=&quot;;[.I126];1)" office:value-type="float" office:value="3" calcext:value-type="float">
            <text:p>3</text:p>
          </table:table-cell>
          <table:table-cell table:formula="of:=COM.MICROSOFT.CONCAT(MID([.I126];1;[.K126]-2);&quot;(N=&quot;;[.J126];&quot;)&quot;;MID([.I126];[.K126]-1;LEN([.I126])-[.K126]+2))" office:value-type="string" office:string-value="d(N=174) = +.11 ± .30" calcext:value-type="string">
            <text:p>d(N=174) = +.11 ± .30</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3 ± .43</text:p>
          </table:table-cell>
          <table:table-cell office:value-type="float" office:value="86" calcext:value-type="float">
            <text:p>86</text:p>
          </table:table-cell>
          <table:table-cell table:formula="of:=FIND(&quot;=&quot;;[.I127];1)" office:value-type="float" office:value="3" calcext:value-type="float">
            <text:p>3</text:p>
          </table:table-cell>
          <table:table-cell table:formula="of:=COM.MICROSOFT.CONCAT(MID([.I127];1;[.K127]-2);&quot;(N=&quot;;[.J127];&quot;)&quot;;MID([.I127];[.K127]-1;LEN([.I127])-[.K127]+2))" office:value-type="string" office:string-value="d(N=86) = +.13 ± .43" calcext:value-type="string">
            <text:p>d(N=86) = +.13 ± .43</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8 ± .26</text:p>
          </table:table-cell>
          <table:table-cell office:value-type="float" office:value="103" calcext:value-type="float">
            <text:p>103</text:p>
          </table:table-cell>
          <table:table-cell table:formula="of:=FIND(&quot;=&quot;;[.I128];1)" office:value-type="float" office:value="3" calcext:value-type="float">
            <text:p>3</text:p>
          </table:table-cell>
          <table:table-cell table:formula="of:=COM.MICROSOFT.CONCAT(MID([.I128];1;[.K128]-2);&quot;(N=&quot;;[.J128];&quot;)&quot;;MID([.I128];[.K128]-1;LEN([.I128])-[.K128]+2))" office:value-type="string" office:string-value="d(N=103) = +.18 ± .26" calcext:value-type="string">
            <text:p>d(N=103) = +.18 ± .26</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8 ± .36</text:p>
          </table:table-cell>
          <table:table-cell office:value-type="float" office:value="225" calcext:value-type="float">
            <text:p>225</text:p>
          </table:table-cell>
          <table:table-cell table:formula="of:=FIND(&quot;=&quot;;[.I129];1)" office:value-type="float" office:value="3" calcext:value-type="float">
            <text:p>3</text:p>
          </table:table-cell>
          <table:table-cell table:formula="of:=COM.MICROSOFT.CONCAT(MID([.I129];1;[.K129]-2);&quot;(N=&quot;;[.J129];&quot;)&quot;;MID([.I129];[.K129]-1;LEN([.I129])-[.K129]+2))" office:value-type="string" office:string-value="d(N=225) = +.18 ± .36" calcext:value-type="string">
            <text:p>d(N=225) = +.18 ± .36</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8 ± .40</text:p>
          </table:table-cell>
          <table:table-cell office:value-type="float" office:value="120" calcext:value-type="float">
            <text:p>120</text:p>
          </table:table-cell>
          <table:table-cell table:formula="of:=FIND(&quot;=&quot;;[.I130];1)" office:value-type="float" office:value="3" calcext:value-type="float">
            <text:p>3</text:p>
          </table:table-cell>
          <table:table-cell table:formula="of:=COM.MICROSOFT.CONCAT(MID([.I130];1;[.K130]-2);&quot;(N=&quot;;[.J130];&quot;)&quot;;MID([.I130];[.K130]-1;LEN([.I130])-[.K130]+2))" office:value-type="string" office:string-value="d(N=120) = +.18 ± .40" calcext:value-type="string">
            <text:p>d(N=120) = +.18 ± .40</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19 ± .43</text:p>
          </table:table-cell>
          <table:table-cell office:value-type="float" office:value="85" calcext:value-type="float">
            <text:p>85</text:p>
          </table:table-cell>
          <table:table-cell table:formula="of:=FIND(&quot;=&quot;;[.I131];1)" office:value-type="float" office:value="3" calcext:value-type="float">
            <text:p>3</text:p>
          </table:table-cell>
          <table:table-cell table:formula="of:=COM.MICROSOFT.CONCAT(MID([.I131];1;[.K131]-2);&quot;(N=&quot;;[.J131];&quot;)&quot;;MID([.I131];[.K131]-1;LEN([.I131])-[.K131]+2))" office:value-type="string" office:string-value="d(N=85) = +.19 ± .43" calcext:value-type="string">
            <text:p>d(N=85) = +.19 ± .43</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1 ± .44</text:p>
          </table:table-cell>
          <table:table-cell office:value-type="float" office:value="80" calcext:value-type="float">
            <text:p>80</text:p>
          </table:table-cell>
          <table:table-cell table:formula="of:=FIND(&quot;=&quot;;[.I132];1)" office:value-type="float" office:value="3" calcext:value-type="float">
            <text:p>3</text:p>
          </table:table-cell>
          <table:table-cell table:formula="of:=COM.MICROSOFT.CONCAT(MID([.I132];1;[.K132]-2);&quot;(N=&quot;;[.J132];&quot;)&quot;;MID([.I132];[.K132]-1;LEN([.I132])-[.K132]+2))" office:value-type="string" office:string-value="d(N=80) = +.21 ± .44" calcext:value-type="string">
            <text:p>d(N=80) = +.21 ± .44</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1 ± .45</text:p>
          </table:table-cell>
          <table:table-cell office:value-type="float" office:value="79" calcext:value-type="float">
            <text:p>79</text:p>
          </table:table-cell>
          <table:table-cell table:formula="of:=FIND(&quot;=&quot;;[.I133];1)" office:value-type="float" office:value="3" calcext:value-type="float">
            <text:p>3</text:p>
          </table:table-cell>
          <table:table-cell table:formula="of:=COM.MICROSOFT.CONCAT(MID([.I133];1;[.K133]-2);&quot;(N=&quot;;[.J133];&quot;)&quot;;MID([.I133];[.K133]-1;LEN([.I133])-[.K133]+2))" office:value-type="string" office:string-value="d(N=79) = +.21 ± .45" calcext:value-type="string">
            <text:p>d(N=79) = +.21 ± .45</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3 ± .40</text:p>
          </table:table-cell>
          <table:table-cell office:value-type="float" office:value="95" calcext:value-type="float">
            <text:p>95</text:p>
          </table:table-cell>
          <table:table-cell table:formula="of:=FIND(&quot;=&quot;;[.I134];1)" office:value-type="float" office:value="3" calcext:value-type="float">
            <text:p>3</text:p>
          </table:table-cell>
          <table:table-cell table:formula="of:=COM.MICROSOFT.CONCAT(MID([.I134];1;[.K134]-2);&quot;(N=&quot;;[.J134];&quot;)&quot;;MID([.I134];[.K134]-1;LEN([.I134])-[.K134]+2))" office:value-type="string" office:string-value="d(N=95) = +.23 ± .40" calcext:value-type="string">
            <text:p>d(N=95) = +.23 ± .40</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24 ± .41</text:p>
          </table:table-cell>
          <table:table-cell office:value-type="float" office:value="90" calcext:value-type="float">
            <text:p>90</text:p>
          </table:table-cell>
          <table:table-cell table:formula="of:=FIND(&quot;=&quot;;[.I135];1)" office:value-type="float" office:value="3" calcext:value-type="float">
            <text:p>3</text:p>
          </table:table-cell>
          <table:table-cell table:formula="of:=COM.MICROSOFT.CONCAT(MID([.I135];1;[.K135]-2);&quot;(N=&quot;;[.J135];&quot;)&quot;;MID([.I135];[.K135]-1;LEN([.I135])-[.K135]+2))" office:value-type="string" office:string-value="d(N=90) = +.24 ± .41" calcext:value-type="string">
            <text:p>d(N=90) = +.24 ± .41</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30 ± .44</text:p>
          </table:table-cell>
          <table:table-cell office:value-type="float" office:value="81" calcext:value-type="float">
            <text:p>81</text:p>
          </table:table-cell>
          <table:table-cell table:formula="of:=FIND(&quot;=&quot;;[.I136];1)" office:value-type="float" office:value="3" calcext:value-type="float">
            <text:p>3</text:p>
          </table:table-cell>
          <table:table-cell table:formula="of:=COM.MICROSOFT.CONCAT(MID([.I136];1;[.K136]-2);&quot;(N=&quot;;[.J136];&quot;)&quot;;MID([.I136];[.K136]-1;LEN([.I136])-[.K136]+2))" office:value-type="string" office:string-value="d(N=81) = +.30 ± .44" calcext:value-type="string">
            <text:p>d(N=81) = +.30 ± .44</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40 ± .40</text:p>
          </table:table-cell>
          <table:table-cell office:value-type="float" office:value="98" calcext:value-type="float">
            <text:p>98</text:p>
          </table:table-cell>
          <table:table-cell table:formula="of:=FIND(&quot;=&quot;;[.I137];1)" office:value-type="float" office:value="3" calcext:value-type="float">
            <text:p>3</text:p>
          </table:table-cell>
          <table:table-cell table:formula="of:=COM.MICROSOFT.CONCAT(MID([.I137];1;[.K137]-2);&quot;(N=&quot;;[.J137];&quot;)&quot;;MID([.I137];[.K137]-1;LEN([.I137])-[.K137]+2))" office:value-type="string" office:string-value="d(N=98) = +.40 ± .40" calcext:value-type="string">
            <text:p>d(N=98) = +.40 ± .40</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Caruso et al. (2013) Study 1</text:p>
          </table:table-cell>
          <table:table-cell office:value-type="string" calcext:value-type="string">
            <text:p>d = +.77 ± .74</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77 ± .74</text:p>
          </table:table-cell>
          <table:table-cell office:value-type="string" calcext:value-type="string">
            <text:p>d = -.07 ± .34</text:p>
          </table:table-cell>
          <table:table-cell office:value-type="float" office:value="136" calcext:value-type="float">
            <text:p>136</text:p>
          </table:table-cell>
          <table:table-cell table:formula="of:=FIND(&quot;=&quot;;[.I138];1)" office:value-type="float" office:value="3" calcext:value-type="float">
            <text:p>3</text:p>
          </table:table-cell>
          <table:table-cell table:formula="of:=COM.MICROSOFT.CONCAT(MID([.I138];1;[.K138]-2);&quot;(N=&quot;;[.J138];&quot;)&quot;;MID([.I138];[.K138]-1;LEN([.I138])-[.K138]+2))" office:value-type="string" office:string-value="d(N=136) = -.07 ± .34" calcext:value-type="string">
            <text:p>d(N=136) = -.07 ± .34</text:p>
          </table:table-cell>
          <table:table-cell office:value-type="string" calcext:value-type="string">
            <text:p>Rohrer et al. (2015) Study 1</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s://pdfs.semanticscholar.org/f0a7/3c08049f86b20d83b52635ee651d2fffe859.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Caruso et al. (2013) Study 2</text:p>
          </table:table-cell>
          <table:table-cell office:value-type="string" calcext:value-type="string">
            <text:p>d = +.43 ± .30</text:p>
          </table:table-cell>
          <table:table-cell office:value-type="float" office:value="168" calcext:value-type="float">
            <text:p>168</text:p>
          </table:table-cell>
          <table:table-cell office:value-type="float" office:value="3" calcext:value-type="float">
            <text:p>3</text:p>
          </table:table-cell>
          <table:table-cell office:value-type="string" calcext:value-type="string">
            <text:p>d(N=168) = +.43 ± .30</text:p>
          </table:table-cell>
          <table:table-cell office:value-type="string" calcext:value-type="string">
            <text:p>d = +.06 ± .19</text:p>
          </table:table-cell>
          <table:table-cell office:value-type="float" office:value="420" calcext:value-type="float">
            <text:p>420</text:p>
          </table:table-cell>
          <table:table-cell table:formula="of:=FIND(&quot;=&quot;;[.I139];1)" office:value-type="float" office:value="3" calcext:value-type="float">
            <text:p>3</text:p>
          </table:table-cell>
          <table:table-cell table:formula="of:=COM.MICROSOFT.CONCAT(MID([.I139];1;[.K139]-2);&quot;(N=&quot;;[.J139];&quot;)&quot;;MID([.I139];[.K139]-1;LEN([.I139])-[.K139]+2))" office:value-type="string" office:string-value="d(N=420) = +.06 ± .19" calcext:value-type="string">
            <text:p>d(N=420) = +.06 ± .19</text:p>
          </table:table-cell>
          <table:table-cell office:value-type="string" calcext:value-type="string">
            <text:p>Rohrer et al. (2015) Study 2</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s://pdfs.semanticscholar.org/f0a7/3c08049f86b20d83b52635ee651d2fffe859.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Caruso et al. (2013) Study 2</text:p>
          </table:table-cell>
          <table:table-cell office:value-type="string" calcext:value-type="string">
            <text:p>d = +.43 ± .30</text:p>
          </table:table-cell>
          <table:table-cell office:value-type="float" office:value="168" calcext:value-type="float">
            <text:p>168</text:p>
          </table:table-cell>
          <table:table-cell office:value-type="float" office:value="3" calcext:value-type="float">
            <text:p>3</text:p>
          </table:table-cell>
          <table:table-cell office:value-type="string" calcext:value-type="string">
            <text:p>d(N=168) = +.43 ± .30</text:p>
          </table:table-cell>
          <table:table-cell office:value-type="string" calcext:value-type="string">
            <text:p>d = -.09 ± .39</text:p>
          </table:table-cell>
          <table:table-cell office:value-type="float" office:value="115" calcext:value-type="float">
            <text:p>115</text:p>
          </table:table-cell>
          <table:table-cell table:formula="of:=FIND(&quot;=&quot;;[.I140];1)" office:value-type="float" office:value="3" calcext:value-type="float">
            <text:p>3</text:p>
          </table:table-cell>
          <table:table-cell table:formula="of:=COM.MICROSOFT.CONCAT(MID([.I140];1;[.K140]-2);&quot;(N=&quot;;[.J140];&quot;)&quot;;MID([.I140];[.K140]-1;LEN([.I140])-[.K140]+2))" office:value-type="string" office:string-value="d(N=115) = -.09 ± .39" calcext:value-type="string">
            <text:p>d(N=115) = -.09 ± .39</text:p>
          </table:table-cell>
          <table:table-cell office:value-type="string" calcext:value-type="string">
            <text:p>Schuler &amp; Wänke (in press) Study 2</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s://github.com/eplebel/science-commons/blob/master/curated/money-priming/Schuler%20%26%20Wanke%20(in%20press%2C%20SPPS)%20replication%20%26%20extension.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Caruso et al. (2013) Study 3</text:p>
          </table:table-cell>
          <table:table-cell office:value-type="string" calcext:value-type="string">
            <text:p>d = +.49 ± .44</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49 ± .44</text:p>
          </table:table-cell>
          <table:table-cell office:value-type="string" calcext:value-type="string">
            <text:p>d = -.06 ± .31</text:p>
          </table:table-cell>
          <table:table-cell office:value-type="float" office:value="156" calcext:value-type="float">
            <text:p>156</text:p>
          </table:table-cell>
          <table:table-cell table:formula="of:=FIND(&quot;=&quot;;[.I141];1)" office:value-type="float" office:value="3" calcext:value-type="float">
            <text:p>3</text:p>
          </table:table-cell>
          <table:table-cell table:formula="of:=COM.MICROSOFT.CONCAT(MID([.I141];1;[.K141]-2);&quot;(N=&quot;;[.J141];&quot;)&quot;;MID([.I141];[.K141]-1;LEN([.I141])-[.K141]+2))" office:value-type="string" office:string-value="d(N=156) = -.06 ± .31" calcext:value-type="string">
            <text:p>d(N=156) = -.06 ± .31</text:p>
          </table:table-cell>
          <table:table-cell office:value-type="string" calcext:value-type="string">
            <text:p>Rohrer et al. (2015) Study 3</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s://pdfs.semanticscholar.org/f0a7/3c08049f86b20d83b52635ee651d2fffe859.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Caruso et al. (2013) Study 4</text:p>
          </table:table-cell>
          <table:table-cell office:value-type="string" calcext:value-type="string">
            <text:p>d = +.69 ± .58</text:p>
          </table:table-cell>
          <table:table-cell office:value-type="float" office:value="48" calcext:value-type="float">
            <text:p>48</text:p>
          </table:table-cell>
          <table:table-cell office:value-type="float" office:value="3" calcext:value-type="float">
            <text:p>3</text:p>
          </table:table-cell>
          <table:table-cell office:value-type="string" calcext:value-type="string">
            <text:p>d(N=48) = +.69 ± .58</text:p>
          </table:table-cell>
          <table:table-cell office:value-type="string" calcext:value-type="string">
            <text:p>d = +.13 ± .37</text:p>
          </table:table-cell>
          <table:table-cell office:value-type="float" office:value="116" calcext:value-type="float">
            <text:p>116</text:p>
          </table:table-cell>
          <table:table-cell table:formula="of:=FIND(&quot;=&quot;;[.I142];1)" office:value-type="float" office:value="3" calcext:value-type="float">
            <text:p>3</text:p>
          </table:table-cell>
          <table:table-cell table:formula="of:=COM.MICROSOFT.CONCAT(MID([.I142];1;[.K142]-2);&quot;(N=&quot;;[.J142];&quot;)&quot;;MID([.I142];[.K142]-1;LEN([.I142])-[.K142]+2))" office:value-type="string" office:string-value="d(N=116) = +.13 ± .37" calcext:value-type="string">
            <text:p>d(N=116) = +.13 ± .37</text:p>
          </table:table-cell>
          <table:table-cell office:value-type="string" calcext:value-type="string">
            <text:p>Rohrer et al. (2015) Study 4</text:p>
          </table:table-cell>
          <table:table-cell table:number-columns-repeated="2"/>
          <table:table-cell office:value-type="string" calcext:value-type="string">
            <text:p>Social</text:p>
          </table:table-cell>
          <table:table-cell table:number-columns-repeated="8"/>
          <table:table-cell office:value-type="string" calcext:value-type="string">
            <text:p>https://carlsonschool.umn.edu/sites/carlsonschool.umn.edu/files/faculty/publications/Caruso%20Vohs%20et%20al%202013%20JEPG.pdf</text:p>
          </table:table-cell>
          <table:table-cell office:value-type="string" calcext:value-type="string">
            <text:p>https://pdfs.semanticscholar.org/f0a7/3c08049f86b20d83b52635ee651d2fffe859.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oney priming</text:p>
          </table:table-cell>
          <table:table-cell office:value-type="string" calcext:value-type="string">
            <text:p>Vohs et al. (2006) Study 3</text:p>
          </table:table-cell>
          <table:table-cell office:value-type="string" calcext:value-type="string">
            <text:p>d = +.65 ± .65</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d(N=39) = +.65 ± .65</text:p>
          </table:table-cell>
          <table:table-cell office:value-type="string" calcext:value-type="string">
            <text:p>d = +.07 ± .62</text:p>
          </table:table-cell>
          <table:table-cell office:value-type="float" office:value="40" calcext:value-type="float">
            <text:p>40</text:p>
          </table:table-cell>
          <table:table-cell table:formula="of:=FIND(&quot;=&quot;;[.I143];1)" office:value-type="float" office:value="3" calcext:value-type="float">
            <text:p>3</text:p>
          </table:table-cell>
          <table:table-cell table:formula="of:=COM.MICROSOFT.CONCAT(MID([.I143];1;[.K143]-2);&quot;(N=&quot;;[.J143];&quot;)&quot;;MID([.I143];[.K143]-1;LEN([.I143])-[.K143]+2))" office:value-type="string" office:string-value="d(N=40) = +.07 ± .62" calcext:value-type="string">
            <text:p>d(N=40) = +.07 ± .62</text:p>
          </table:table-cell>
          <table:table-cell office:value-type="string" calcext:value-type="string">
            <text:p>Grenier et al. (2012)</text:p>
          </table:table-cell>
          <table:table-cell table:number-columns-repeated="2"/>
          <table:table-cell office:value-type="string" calcext:value-type="string">
            <text:p>Social</text:p>
          </table:table-cell>
          <table:table-cell table:number-columns-repeated="8"/>
          <table:table-cell office:value-type="string" calcext:value-type="string">
            <text:p>https://github.com/eplebel/science-commons/blob/master/curated/money-priming/vohs%20et%20al%20(2006%2C%20science)The%20Psychological%20Consequences%20of%20Money.pdf</text:p>
          </table:table-cell>
          <table:table-cell office:value-type="string" calcext:value-type="string">
            <text:p>http://www.psychfiledrawer.org/files/8661358527290Vohs%20-%20Final%20report_Grenier%2012.pdf</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7</text:p>
          </table:table-cell>
          <table:table-cell office:value-type="float" office:value="84" calcext:value-type="float">
            <text:p>84</text:p>
          </table:table-cell>
          <table:table-cell table:formula="of:=FIND(&quot;=&quot;;[.I144];1)" office:value-type="float" office:value="3" calcext:value-type="float">
            <text:p>3</text:p>
          </table:table-cell>
          <table:table-cell table:formula="of:=COM.MICROSOFT.CONCAT(MID([.I144];1;[.K144]-2);&quot;(N=&quot;;[.J144];&quot;)&quot;;MID([.I144];[.K144]-1;LEN([.I144])-[.K144]+2))" office:value-type="string" office:string-value="d(N=84) = +.07" calcext:value-type="string">
            <text:p>d(N=84) = +.07</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text:p>
          </table:table-cell>
          <table:table-cell office:value-type="float" office:value="120" calcext:value-type="float">
            <text:p>120</text:p>
          </table:table-cell>
          <table:table-cell table:formula="of:=FIND(&quot;=&quot;;[.I145];1)" office:value-type="float" office:value="3" calcext:value-type="float">
            <text:p>3</text:p>
          </table:table-cell>
          <table:table-cell table:formula="of:=COM.MICROSOFT.CONCAT(MID([.I145];1;[.K145]-2);&quot;(N=&quot;;[.J145];&quot;)&quot;;MID([.I145];[.K145]-1;LEN([.I145])-[.K145]+2))" office:value-type="string" office:string-value="d(N=120) = .0" calcext:value-type="string">
            <text:p>d(N=120) = .0</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3</text:p>
          </table:table-cell>
          <table:table-cell office:value-type="float" office:value="84" calcext:value-type="float">
            <text:p>84</text:p>
          </table:table-cell>
          <table:table-cell table:formula="of:=FIND(&quot;=&quot;;[.I146];1)" office:value-type="float" office:value="3" calcext:value-type="float">
            <text:p>3</text:p>
          </table:table-cell>
          <table:table-cell table:formula="of:=COM.MICROSOFT.CONCAT(MID([.I146];1;[.K146]-2);&quot;(N=&quot;;[.J146];&quot;)&quot;;MID([.I146];[.K146]-1;LEN([.I146])-[.K146]+2))" office:value-type="string" office:string-value="d(N=84) = -.03" calcext:value-type="string">
            <text:p>d(N=84) = -.03</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45</text:p>
          </table:table-cell>
          <table:table-cell office:value-type="float" office:value="95" calcext:value-type="float">
            <text:p>95</text:p>
          </table:table-cell>
          <table:table-cell table:formula="of:=FIND(&quot;=&quot;;[.I147];1)" office:value-type="float" office:value="3" calcext:value-type="float">
            <text:p>3</text:p>
          </table:table-cell>
          <table:table-cell table:formula="of:=COM.MICROSOFT.CONCAT(MID([.I147];1;[.K147]-2);&quot;(N=&quot;;[.J147];&quot;)&quot;;MID([.I147];[.K147]-1;LEN([.I147])-[.K147]+2))" office:value-type="string" office:string-value="d(N=95) = -.45" calcext:value-type="string">
            <text:p>d(N=95) = -.45</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7</text:p>
          </table:table-cell>
          <table:table-cell office:value-type="float" office:value="96" calcext:value-type="float">
            <text:p>96</text:p>
          </table:table-cell>
          <table:table-cell table:formula="of:=FIND(&quot;=&quot;;[.I148];1)" office:value-type="float" office:value="3" calcext:value-type="float">
            <text:p>3</text:p>
          </table:table-cell>
          <table:table-cell table:formula="of:=COM.MICROSOFT.CONCAT(MID([.I148];1;[.K148]-2);&quot;(N=&quot;;[.J148];&quot;)&quot;;MID([.I148];[.K148]-1;LEN([.I148])-[.K148]+2))" office:value-type="string" office:string-value="d(N=96) = -.07" calcext:value-type="string">
            <text:p>d(N=96) = -.07</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2</text:p>
          </table:table-cell>
          <table:table-cell office:value-type="float" office:value="102" calcext:value-type="float">
            <text:p>102</text:p>
          </table:table-cell>
          <table:table-cell table:formula="of:=FIND(&quot;=&quot;;[.I149];1)" office:value-type="float" office:value="3" calcext:value-type="float">
            <text:p>3</text:p>
          </table:table-cell>
          <table:table-cell table:formula="of:=COM.MICROSOFT.CONCAT(MID([.I149];1;[.K149]-2);&quot;(N=&quot;;[.J149];&quot;)&quot;;MID([.I149];[.K149]-1;LEN([.I149])-[.K149]+2))" office:value-type="string" office:string-value="d(N=102) = -0.12" calcext:value-type="string">
            <text:p>d(N=102) = -0.12</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7</text:p>
          </table:table-cell>
          <table:table-cell office:value-type="float" office:value="90" calcext:value-type="float">
            <text:p>90</text:p>
          </table:table-cell>
          <table:table-cell table:formula="of:=FIND(&quot;=&quot;;[.I150];1)" office:value-type="float" office:value="3" calcext:value-type="float">
            <text:p>3</text:p>
          </table:table-cell>
          <table:table-cell table:formula="of:=COM.MICROSOFT.CONCAT(MID([.I150];1;[.K150]-2);&quot;(N=&quot;;[.J150];&quot;)&quot;;MID([.I150];[.K150]-1;LEN([.I150])-[.K150]+2))" office:value-type="string" office:string-value="d(N=90) = -0.17" calcext:value-type="string">
            <text:p>d(N=90) = -0.17</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4</text:p>
          </table:table-cell>
          <table:table-cell office:value-type="float" office:value="174" calcext:value-type="float">
            <text:p>174</text:p>
          </table:table-cell>
          <table:table-cell table:formula="of:=FIND(&quot;=&quot;;[.I151];1)" office:value-type="float" office:value="3" calcext:value-type="float">
            <text:p>3</text:p>
          </table:table-cell>
          <table:table-cell table:formula="of:=COM.MICROSOFT.CONCAT(MID([.I151];1;[.K151]-2);&quot;(N=&quot;;[.J151];&quot;)&quot;;MID([.I151];[.K151]-1;LEN([.I151])-[.K151]+2))" office:value-type="string" office:string-value="d(N=174) = +0.04" calcext:value-type="string">
            <text:p>d(N=174) = +0.04</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4</text:p>
          </table:table-cell>
          <table:table-cell office:value-type="float" office:value="113" calcext:value-type="float">
            <text:p>113</text:p>
          </table:table-cell>
          <table:table-cell table:formula="of:=FIND(&quot;=&quot;;[.I152];1)" office:value-type="float" office:value="3" calcext:value-type="float">
            <text:p>3</text:p>
          </table:table-cell>
          <table:table-cell table:formula="of:=COM.MICROSOFT.CONCAT(MID([.I152];1;[.K152]-2);&quot;(N=&quot;;[.J152];&quot;)&quot;;MID([.I152];[.K152]-1;LEN([.I152])-[.K152]+2))" office:value-type="string" office:string-value="d(N=113) = +0.14" calcext:value-type="string">
            <text:p>d(N=113) = +0.14</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4</text:p>
          </table:table-cell>
          <table:table-cell office:value-type="float" office:value="112" calcext:value-type="float">
            <text:p>112</text:p>
          </table:table-cell>
          <table:table-cell table:formula="of:=FIND(&quot;=&quot;;[.I153];1)" office:value-type="float" office:value="3" calcext:value-type="float">
            <text:p>3</text:p>
          </table:table-cell>
          <table:table-cell table:formula="of:=COM.MICROSOFT.CONCAT(MID([.I153];1;[.K153]-2);&quot;(N=&quot;;[.J153];&quot;)&quot;;MID([.I153];[.K153]-1;LEN([.I153])-[.K153]+2))" office:value-type="string" office:string-value="d(N=112) = +0.04" calcext:value-type="string">
            <text:p>d(N=112) = +0.04</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4</text:p>
          </table:table-cell>
          <table:table-cell office:value-type="float" office:value="277" calcext:value-type="float">
            <text:p>277</text:p>
          </table:table-cell>
          <table:table-cell table:formula="of:=FIND(&quot;=&quot;;[.I154];1)" office:value-type="float" office:value="3" calcext:value-type="float">
            <text:p>3</text:p>
          </table:table-cell>
          <table:table-cell table:formula="of:=COM.MICROSOFT.CONCAT(MID([.I154];1;[.K154]-2);&quot;(N=&quot;;[.J154];&quot;)&quot;;MID([.I154];[.K154]-1;LEN([.I154])-[.K154]+2))" office:value-type="string" office:string-value="d(N=277) = +0.04" calcext:value-type="string">
            <text:p>d(N=277) = +0.04</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7</text:p>
          </table:table-cell>
          <table:table-cell office:value-type="float" office:value="146" calcext:value-type="float">
            <text:p>146</text:p>
          </table:table-cell>
          <table:table-cell table:formula="of:=FIND(&quot;=&quot;;[.I155];1)" office:value-type="float" office:value="3" calcext:value-type="float">
            <text:p>3</text:p>
          </table:table-cell>
          <table:table-cell table:formula="of:=COM.MICROSOFT.CONCAT(MID([.I155];1;[.K155]-2);&quot;(N=&quot;;[.J155];&quot;)&quot;;MID([.I155];[.K155]-1;LEN([.I155])-[.K155]+2))" office:value-type="string" office:string-value="d(N=146) = +0.07" calcext:value-type="string">
            <text:p>d(N=146) = +0.07</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9</text:p>
          </table:table-cell>
          <table:table-cell office:value-type="float" office:value="98" calcext:value-type="float">
            <text:p>98</text:p>
          </table:table-cell>
          <table:table-cell table:formula="of:=FIND(&quot;=&quot;;[.I156];1)" office:value-type="float" office:value="3" calcext:value-type="float">
            <text:p>3</text:p>
          </table:table-cell>
          <table:table-cell table:formula="of:=COM.MICROSOFT.CONCAT(MID([.I156];1;[.K156]-2);&quot;(N=&quot;;[.J156];&quot;)&quot;;MID([.I156];[.K156]-1;LEN([.I156])-[.K156]+2))" office:value-type="string" office:string-value="d(N=98) = +0.09" calcext:value-type="string">
            <text:p>d(N=98) = +0.09</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9</text:p>
          </table:table-cell>
          <table:table-cell office:value-type="float" office:value="85" calcext:value-type="float">
            <text:p>85</text:p>
          </table:table-cell>
          <table:table-cell table:formula="of:=FIND(&quot;=&quot;;[.I157];1)" office:value-type="float" office:value="3" calcext:value-type="float">
            <text:p>3</text:p>
          </table:table-cell>
          <table:table-cell table:formula="of:=COM.MICROSOFT.CONCAT(MID([.I157];1;[.K157]-2);&quot;(N=&quot;;[.J157];&quot;)&quot;;MID([.I157];[.K157]-1;LEN([.I157])-[.K157]+2))" office:value-type="string" office:string-value="d(N=85) = +0.09" calcext:value-type="string">
            <text:p>d(N=85) = +0.09</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9</text:p>
          </table:table-cell>
          <table:table-cell office:value-type="float" office:value="1000" calcext:value-type="float">
            <text:p>1000</text:p>
          </table:table-cell>
          <table:table-cell table:formula="of:=FIND(&quot;=&quot;;[.I158];1)" office:value-type="float" office:value="3" calcext:value-type="float">
            <text:p>3</text:p>
          </table:table-cell>
          <table:table-cell table:formula="of:=COM.MICROSOFT.CONCAT(MID([.I158];1;[.K158]-2);&quot;(N=&quot;;[.J158];&quot;)&quot;;MID([.I158];[.K158]-1;LEN([.I158])-[.K158]+2))" office:value-type="string" office:string-value="d(N=1000) = +0.09" calcext:value-type="string">
            <text:p>d(N=1000) = +0.09</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8</text:p>
          </table:table-cell>
          <table:table-cell office:value-type="float" office:value="107" calcext:value-type="float">
            <text:p>107</text:p>
          </table:table-cell>
          <table:table-cell table:formula="of:=FIND(&quot;=&quot;;[.I159];1)" office:value-type="float" office:value="3" calcext:value-type="float">
            <text:p>3</text:p>
          </table:table-cell>
          <table:table-cell table:formula="of:=COM.MICROSOFT.CONCAT(MID([.I159];1;[.K159]-2);&quot;(N=&quot;;[.J159];&quot;)&quot;;MID([.I159];[.K159]-1;LEN([.I159])-[.K159]+2))" office:value-type="string" office:string-value="d(N=107) = +0.28" calcext:value-type="string">
            <text:p>d(N=107) = +0.28</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1</text:p>
          </table:table-cell>
          <table:table-cell office:value-type="float" office:value="123" calcext:value-type="float">
            <text:p>123</text:p>
          </table:table-cell>
          <table:table-cell table:formula="of:=FIND(&quot;=&quot;;[.I160];1)" office:value-type="float" office:value="3" calcext:value-type="float">
            <text:p>3</text:p>
          </table:table-cell>
          <table:table-cell table:formula="of:=COM.MICROSOFT.CONCAT(MID([.I160];1;[.K160]-2);&quot;(N=&quot;;[.J160];&quot;)&quot;;MID([.I160];[.K160]-1;LEN([.I160])-[.K160]+2))" office:value-type="string" office:string-value="d(N=123) = -0.01" calcext:value-type="string">
            <text:p>d(N=123) = -0.01</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3</text:p>
          </table:table-cell>
          <table:table-cell office:value-type="float" office:value="1329" calcext:value-type="float">
            <text:p>1329</text:p>
          </table:table-cell>
          <table:table-cell table:formula="of:=FIND(&quot;=&quot;;[.I161];1)" office:value-type="float" office:value="3" calcext:value-type="float">
            <text:p>3</text:p>
          </table:table-cell>
          <table:table-cell table:formula="of:=COM.MICROSOFT.CONCAT(MID([.I161];1;[.K161]-2);&quot;(N=&quot;;[.J161];&quot;)&quot;;MID([.I161];[.K161]-1;LEN([.I161])-[.K161]+2))" office:value-type="string" office:string-value="d(N=1329) = +0.03" calcext:value-type="string">
            <text:p>d(N=1329) = +0.03</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2</text:p>
          </table:table-cell>
          <table:table-cell office:value-type="float" office:value="95" calcext:value-type="float">
            <text:p>95</text:p>
          </table:table-cell>
          <table:table-cell table:formula="of:=FIND(&quot;=&quot;;[.I162];1)" office:value-type="float" office:value="3" calcext:value-type="float">
            <text:p>3</text:p>
          </table:table-cell>
          <table:table-cell table:formula="of:=COM.MICROSOFT.CONCAT(MID([.I162];1;[.K162]-2);&quot;(N=&quot;;[.J162];&quot;)&quot;;MID([.I162];[.K162]-1;LEN([.I162])-[.K162]+2))" office:value-type="string" office:string-value="d(N=95) = +0.02" calcext:value-type="string">
            <text:p>d(N=95) = +0.02</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2</text:p>
          </table:table-cell>
          <table:table-cell office:value-type="float" office:value="103" calcext:value-type="float">
            <text:p>103</text:p>
          </table:table-cell>
          <table:table-cell table:formula="of:=FIND(&quot;=&quot;;[.I163];1)" office:value-type="float" office:value="3" calcext:value-type="float">
            <text:p>3</text:p>
          </table:table-cell>
          <table:table-cell table:formula="of:=COM.MICROSOFT.CONCAT(MID([.I163];1;[.K163]-2);&quot;(N=&quot;;[.J163];&quot;)&quot;;MID([.I163];[.K163]-1;LEN([.I163])-[.K163]+2))" office:value-type="string" office:string-value="d(N=103) = -0.22" calcext:value-type="string">
            <text:p>d(N=103) = -0.22</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2</text:p>
          </table:table-cell>
          <table:table-cell office:value-type="float" office:value="86" calcext:value-type="float">
            <text:p>86</text:p>
          </table:table-cell>
          <table:table-cell table:formula="of:=FIND(&quot;=&quot;;[.I164];1)" office:value-type="float" office:value="3" calcext:value-type="float">
            <text:p>3</text:p>
          </table:table-cell>
          <table:table-cell table:formula="of:=COM.MICROSOFT.CONCAT(MID([.I164];1;[.K164]-2);&quot;(N=&quot;;[.J164];&quot;)&quot;;MID([.I164];[.K164]-1;LEN([.I164])-[.K164]+2))" office:value-type="string" office:string-value="d(N=86) = +0.02" calcext:value-type="string">
            <text:p>d(N=86) = +0.02</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1</text:p>
          </table:table-cell>
          <table:table-cell office:value-type="float" office:value="162" calcext:value-type="float">
            <text:p>162</text:p>
          </table:table-cell>
          <table:table-cell table:formula="of:=FIND(&quot;=&quot;;[.I165];1)" office:value-type="float" office:value="3" calcext:value-type="float">
            <text:p>3</text:p>
          </table:table-cell>
          <table:table-cell table:formula="of:=COM.MICROSOFT.CONCAT(MID([.I165];1;[.K165]-2);&quot;(N=&quot;;[.J165];&quot;)&quot;;MID([.I165];[.K165]-1;LEN([.I165])-[.K165]+2))" office:value-type="string" office:string-value="d(N=162) = -0.11" calcext:value-type="string">
            <text:p>d(N=162) = -0.11</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9</text:p>
          </table:table-cell>
          <table:table-cell office:value-type="float" office:value="79" calcext:value-type="float">
            <text:p>79</text:p>
          </table:table-cell>
          <table:table-cell table:formula="of:=FIND(&quot;=&quot;;[.I166];1)" office:value-type="float" office:value="3" calcext:value-type="float">
            <text:p>3</text:p>
          </table:table-cell>
          <table:table-cell table:formula="of:=COM.MICROSOFT.CONCAT(MID([.I166];1;[.K166]-2);&quot;(N=&quot;;[.J166];&quot;)&quot;;MID([.I166];[.K166]-1;LEN([.I166])-[.K166]+2))" office:value-type="string" office:string-value="d(N=79) = +0.19" calcext:value-type="string">
            <text:p>d(N=79) = +0.19</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2</text:p>
          </table:table-cell>
          <table:table-cell office:value-type="float" office:value="169" calcext:value-type="float">
            <text:p>169</text:p>
          </table:table-cell>
          <table:table-cell table:formula="of:=FIND(&quot;=&quot;;[.I167];1)" office:value-type="float" office:value="3" calcext:value-type="float">
            <text:p>3</text:p>
          </table:table-cell>
          <table:table-cell table:formula="of:=COM.MICROSOFT.CONCAT(MID([.I167];1;[.K167]-2);&quot;(N=&quot;;[.J167];&quot;)&quot;;MID([.I167];[.K167]-1;LEN([.I167])-[.K167]+2))" office:value-type="string" office:string-value="d(N=169) = -0.22" calcext:value-type="string">
            <text:p>d(N=169) = -0.22</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7</text:p>
          </table:table-cell>
          <table:table-cell office:value-type="float" office:value="187" calcext:value-type="float">
            <text:p>187</text:p>
          </table:table-cell>
          <table:table-cell table:formula="of:=FIND(&quot;=&quot;;[.I168];1)" office:value-type="float" office:value="3" calcext:value-type="float">
            <text:p>3</text:p>
          </table:table-cell>
          <table:table-cell table:formula="of:=COM.MICROSOFT.CONCAT(MID([.I168];1;[.K168]-2);&quot;(N=&quot;;[.J168];&quot;)&quot;;MID([.I168];[.K168]-1;LEN([.I168])-[.K168]+2))" office:value-type="string" office:string-value="d(N=187) = -0.27" calcext:value-type="string">
            <text:p>d(N=187) = -0.27</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7</text:p>
          </table:table-cell>
          <table:table-cell office:value-type="float" office:value="87" calcext:value-type="float">
            <text:p>87</text:p>
          </table:table-cell>
          <table:table-cell table:formula="of:=FIND(&quot;=&quot;;[.I169];1)" office:value-type="float" office:value="3" calcext:value-type="float">
            <text:p>3</text:p>
          </table:table-cell>
          <table:table-cell table:formula="of:=COM.MICROSOFT.CONCAT(MID([.I169];1;[.K169]-2);&quot;(N=&quot;;[.J169];&quot;)&quot;;MID([.I169];[.K169]-1;LEN([.I169])-[.K169]+2))" office:value-type="string" office:string-value="d(N=87) = +0.27" calcext:value-type="string">
            <text:p>d(N=87) = +0.27</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3</text:p>
          </table:table-cell>
          <table:table-cell office:value-type="float" office:value="225" calcext:value-type="float">
            <text:p>225</text:p>
          </table:table-cell>
          <table:table-cell table:formula="of:=FIND(&quot;=&quot;;[.I170];1)" office:value-type="float" office:value="3" calcext:value-type="float">
            <text:p>3</text:p>
          </table:table-cell>
          <table:table-cell table:formula="of:=COM.MICROSOFT.CONCAT(MID([.I170];1;[.K170]-2);&quot;(N=&quot;;[.J170];&quot;)&quot;;MID([.I170];[.K170]-1;LEN([.I170])-[.K170]+2))" office:value-type="string" office:string-value="d(N=225) = -0.03" calcext:value-type="string">
            <text:p>d(N=225) = -0.03</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21</text:p>
          </table:table-cell>
          <table:table-cell office:value-type="float" office:value="80" calcext:value-type="float">
            <text:p>80</text:p>
          </table:table-cell>
          <table:table-cell table:formula="of:=FIND(&quot;=&quot;;[.I171];1)" office:value-type="float" office:value="3" calcext:value-type="float">
            <text:p>3</text:p>
          </table:table-cell>
          <table:table-cell table:formula="of:=COM.MICROSOFT.CONCAT(MID([.I171];1;[.K171]-2);&quot;(N=&quot;;[.J171];&quot;)&quot;;MID([.I171];[.K171]-1;LEN([.I171])-[.K171]+2))" office:value-type="string" office:string-value="d(N=80) = +0.21" calcext:value-type="string">
            <text:p>d(N=80) = +0.21</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1</text:p>
          </table:table-cell>
          <table:table-cell office:value-type="float" office:value="127" calcext:value-type="float">
            <text:p>127</text:p>
          </table:table-cell>
          <table:table-cell table:formula="of:=FIND(&quot;=&quot;;[.I172];1)" office:value-type="float" office:value="3" calcext:value-type="float">
            <text:p>3</text:p>
          </table:table-cell>
          <table:table-cell table:formula="of:=COM.MICROSOFT.CONCAT(MID([.I172];1;[.K172]-2);&quot;(N=&quot;;[.J172];&quot;)&quot;;MID([.I172];[.K172]-1;LEN([.I172])-[.K172]+2))" office:value-type="string" office:string-value="d(N=127) = -0.11" calcext:value-type="string">
            <text:p>d(N=127) = -0.11</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5</text:p>
          </table:table-cell>
          <table:table-cell office:value-type="float" office:value="144" calcext:value-type="float">
            <text:p>144</text:p>
          </table:table-cell>
          <table:table-cell table:formula="of:=FIND(&quot;=&quot;;[.I173];1)" office:value-type="float" office:value="3" calcext:value-type="float">
            <text:p>3</text:p>
          </table:table-cell>
          <table:table-cell table:formula="of:=COM.MICROSOFT.CONCAT(MID([.I173];1;[.K173]-2);&quot;(N=&quot;;[.J173];&quot;)&quot;;MID([.I173];[.K173]-1;LEN([.I173])-[.K173]+2))" office:value-type="string" office:string-value="d(N=144) = +0.5" calcext:value-type="string">
            <text:p>d(N=144) = +0.5</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5</text:p>
          </table:table-cell>
          <table:table-cell office:value-type="float" office:value="81" calcext:value-type="float">
            <text:p>81</text:p>
          </table:table-cell>
          <table:table-cell table:formula="of:=FIND(&quot;=&quot;;[.I174];1)" office:value-type="float" office:value="3" calcext:value-type="float">
            <text:p>3</text:p>
          </table:table-cell>
          <table:table-cell table:formula="of:=COM.MICROSOFT.CONCAT(MID([.I174];1;[.K174]-2);&quot;(N=&quot;;[.J174];&quot;)&quot;;MID([.I174];[.K174]-1;LEN([.I174])-[.K174]+2))" office:value-type="string" office:string-value="d(N=81) = -0.15" calcext:value-type="string">
            <text:p>d(N=81) = -0.15</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7</text:p>
          </table:table-cell>
          <table:table-cell office:value-type="float" office:value="108" calcext:value-type="float">
            <text:p>108</text:p>
          </table:table-cell>
          <table:table-cell table:formula="of:=FIND(&quot;=&quot;;[.I175];1)" office:value-type="float" office:value="3" calcext:value-type="float">
            <text:p>3</text:p>
          </table:table-cell>
          <table:table-cell table:formula="of:=COM.MICROSOFT.CONCAT(MID([.I175];1;[.K175]-2);&quot;(N=&quot;;[.J175];&quot;)&quot;;MID([.I175];[.K175]-1;LEN([.I175])-[.K175]+2))" office:value-type="string" office:string-value="d(N=108) = -0.07" calcext:value-type="string">
            <text:p>d(N=108) = -0.07</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3</text:p>
          </table:table-cell>
          <table:table-cell office:value-type="float" office:value="96" calcext:value-type="float">
            <text:p>96</text:p>
          </table:table-cell>
          <table:table-cell table:formula="of:=FIND(&quot;=&quot;;[.I176];1)" office:value-type="float" office:value="3" calcext:value-type="float">
            <text:p>3</text:p>
          </table:table-cell>
          <table:table-cell table:formula="of:=COM.MICROSOFT.CONCAT(MID([.I176];1;[.K176]-2);&quot;(N=&quot;;[.J176];&quot;)&quot;;MID([.I176];[.K176]-1;LEN([.I176])-[.K176]+2))" office:value-type="string" office:string-value="d(N=96) = -0.03" calcext:value-type="string">
            <text:p>d(N=96) = -0.03</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11</text:p>
          </table:table-cell>
          <table:table-cell office:value-type="float" office:value="103" calcext:value-type="float">
            <text:p>103</text:p>
          </table:table-cell>
          <table:table-cell table:formula="of:=FIND(&quot;=&quot;;[.I177];1)" office:value-type="float" office:value="3" calcext:value-type="float">
            <text:p>3</text:p>
          </table:table-cell>
          <table:table-cell table:formula="of:=COM.MICROSOFT.CONCAT(MID([.I177];1;[.K177]-2);&quot;(N=&quot;;[.J177];&quot;)&quot;;MID([.I177];[.K177]-1;LEN([.I177])-[.K177]+2))" office:value-type="string" office:string-value="d(N=103) = +0.11" calcext:value-type="string">
            <text:p>d(N=103) = +0.11</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9</text:p>
          </table:table-cell>
          <table:table-cell office:value-type="float" office:value="90" calcext:value-type="float">
            <text:p>90</text:p>
          </table:table-cell>
          <table:table-cell table:formula="of:=FIND(&quot;=&quot;;[.I178];1)" office:value-type="float" office:value="3" calcext:value-type="float">
            <text:p>3</text:p>
          </table:table-cell>
          <table:table-cell table:formula="of:=COM.MICROSOFT.CONCAT(MID([.I178];1;[.K178]-2);&quot;(N=&quot;;[.J178];&quot;)&quot;;MID([.I178];[.K178]-1;LEN([.I178])-[.K178]+2))" office:value-type="string" office:string-value="d(N=90) = -0.09" calcext:value-type="string">
            <text:p>d(N=90) = -0.09</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flag priming</text:p>
          </table:table-cell>
          <table:table-cell office:value-type="string" calcext:value-type="string">
            <text:p>Carter, Ferguson, &amp; Hassin (2011) Study 2</text:p>
          </table:table-cell>
          <table:table-cell office:value-type="string" calcext:value-type="string">
            <text:p>d = +.50</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d(N=66) = +.50</text:p>
          </table:table-cell>
          <table:table-cell office:value-type="string" calcext:value-type="string">
            <text:p>d = +0.08</text:p>
          </table:table-cell>
          <table:table-cell office:value-type="float" office:value="87" calcext:value-type="float">
            <text:p>87</text:p>
          </table:table-cell>
          <table:table-cell table:formula="of:=FIND(&quot;=&quot;;[.I179];1)" office:value-type="float" office:value="3" calcext:value-type="float">
            <text:p>3</text:p>
          </table:table-cell>
          <table:table-cell table:formula="of:=COM.MICROSOFT.CONCAT(MID([.I179];1;[.K179]-2);&quot;(N=&quot;;[.J179];&quot;)&quot;;MID([.I179];[.K179]-1;LEN([.I179])-[.K179]+2))" office:value-type="string" office:string-value="d(N=87) = +0.08" calcext:value-type="string">
            <text:p>d(N=87) = +0.08</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travisjcarter.org/Files/Carter-etal-Long%20Term%20Flag%20Prime-PS-201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1</text:p>
          </table:table-cell>
          <table:table-cell office:value-type="float" office:value="84" calcext:value-type="float">
            <text:p>84</text:p>
          </table:table-cell>
          <table:table-cell table:formula="of:=FIND(&quot;=&quot;;[.I180];1)" office:value-type="float" office:value="3" calcext:value-type="float">
            <text:p>3</text:p>
          </table:table-cell>
          <table:table-cell table:formula="of:=COM.MICROSOFT.CONCAT(MID([.I180];1;[.K180]-2);&quot;(N=&quot;;[.J180];&quot;)&quot;;MID([.I180];[.K180]-1;LEN([.I180])-[.K180]+2))" office:value-type="string" office:string-value="d(N=84) = +0.11" calcext:value-type="string">
            <text:p>d(N=84) = +0.11</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8</text:p>
          </table:table-cell>
          <table:table-cell office:value-type="float" office:value="120" calcext:value-type="float">
            <text:p>120</text:p>
          </table:table-cell>
          <table:table-cell table:formula="of:=FIND(&quot;=&quot;;[.I181];1)" office:value-type="float" office:value="3" calcext:value-type="float">
            <text:p>3</text:p>
          </table:table-cell>
          <table:table-cell table:formula="of:=COM.MICROSOFT.CONCAT(MID([.I181];1;[.K181]-2);&quot;(N=&quot;;[.J181];&quot;)&quot;;MID([.I181];[.K181]-1;LEN([.I181])-[.K181]+2))" office:value-type="string" office:string-value="d(N=120) = +0.08" calcext:value-type="string">
            <text:p>d(N=120) = +0.08</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1</text:p>
          </table:table-cell>
          <table:table-cell office:value-type="float" office:value="84" calcext:value-type="float">
            <text:p>84</text:p>
          </table:table-cell>
          <table:table-cell table:formula="of:=FIND(&quot;=&quot;;[.I182];1)" office:value-type="float" office:value="3" calcext:value-type="float">
            <text:p>3</text:p>
          </table:table-cell>
          <table:table-cell table:formula="of:=COM.MICROSOFT.CONCAT(MID([.I182];1;[.K182]-2);&quot;(N=&quot;;[.J182];&quot;)&quot;;MID([.I182];[.K182]-1;LEN([.I182])-[.K182]+2))" office:value-type="string" office:string-value="d(N=84) = -0.01" calcext:value-type="string">
            <text:p>d(N=84) = -0.01</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1</text:p>
          </table:table-cell>
          <table:table-cell office:value-type="float" office:value="95" calcext:value-type="float">
            <text:p>95</text:p>
          </table:table-cell>
          <table:table-cell table:formula="of:=FIND(&quot;=&quot;;[.I183];1)" office:value-type="float" office:value="3" calcext:value-type="float">
            <text:p>3</text:p>
          </table:table-cell>
          <table:table-cell table:formula="of:=COM.MICROSOFT.CONCAT(MID([.I183];1;[.K183]-2);&quot;(N=&quot;;[.J183];&quot;)&quot;;MID([.I183];[.K183]-1;LEN([.I183])-[.K183]+2))" office:value-type="string" office:string-value="d(N=95) = +0.21" calcext:value-type="string">
            <text:p>d(N=95) = +0.21</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3</text:p>
          </table:table-cell>
          <table:table-cell office:value-type="float" office:value="96" calcext:value-type="float">
            <text:p>96</text:p>
          </table:table-cell>
          <table:table-cell table:formula="of:=FIND(&quot;=&quot;;[.I184];1)" office:value-type="float" office:value="3" calcext:value-type="float">
            <text:p>3</text:p>
          </table:table-cell>
          <table:table-cell table:formula="of:=COM.MICROSOFT.CONCAT(MID([.I184];1;[.K184]-2);&quot;(N=&quot;;[.J184];&quot;)&quot;;MID([.I184];[.K184]-1;LEN([.I184])-[.K184]+2))" office:value-type="string" office:string-value="d(N=96) = +0.03" calcext:value-type="string">
            <text:p>d(N=96) = +0.03</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2</text:p>
          </table:table-cell>
          <table:table-cell office:value-type="float" office:value="102" calcext:value-type="float">
            <text:p>102</text:p>
          </table:table-cell>
          <table:table-cell table:formula="of:=FIND(&quot;=&quot;;[.I185];1)" office:value-type="float" office:value="3" calcext:value-type="float">
            <text:p>3</text:p>
          </table:table-cell>
          <table:table-cell table:formula="of:=COM.MICROSOFT.CONCAT(MID([.I185];1;[.K185]-2);&quot;(N=&quot;;[.J185];&quot;)&quot;;MID([.I185];[.K185]-1;LEN([.I185])-[.K185]+2))" office:value-type="string" office:string-value="d(N=102) = -0.22" calcext:value-type="string">
            <text:p>d(N=102) = -0.22</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68</text:p>
          </table:table-cell>
          <table:table-cell office:value-type="float" office:value="90" calcext:value-type="float">
            <text:p>90</text:p>
          </table:table-cell>
          <table:table-cell table:formula="of:=FIND(&quot;=&quot;;[.I186];1)" office:value-type="float" office:value="3" calcext:value-type="float">
            <text:p>3</text:p>
          </table:table-cell>
          <table:table-cell table:formula="of:=COM.MICROSOFT.CONCAT(MID([.I186];1;[.K186]-2);&quot;(N=&quot;;[.J186];&quot;)&quot;;MID([.I186];[.K186]-1;LEN([.I186])-[.K186]+2))" office:value-type="string" office:string-value="d(N=90) = +0.68" calcext:value-type="string">
            <text:p>d(N=90) = +0.68</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8</text:p>
          </table:table-cell>
          <table:table-cell office:value-type="float" office:value="174" calcext:value-type="float">
            <text:p>174</text:p>
          </table:table-cell>
          <table:table-cell table:formula="of:=FIND(&quot;=&quot;;[.I187];1)" office:value-type="float" office:value="3" calcext:value-type="float">
            <text:p>3</text:p>
          </table:table-cell>
          <table:table-cell table:formula="of:=COM.MICROSOFT.CONCAT(MID([.I187];1;[.K187]-2);&quot;(N=&quot;;[.J187];&quot;)&quot;;MID([.I187];[.K187]-1;LEN([.I187])-[.K187]+2))" office:value-type="string" office:string-value="d(N=174) = +0.18" calcext:value-type="string">
            <text:p>d(N=174) = +0.18</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6</text:p>
          </table:table-cell>
          <table:table-cell office:value-type="float" office:value="113" calcext:value-type="float">
            <text:p>113</text:p>
          </table:table-cell>
          <table:table-cell table:formula="of:=FIND(&quot;=&quot;;[.I188];1)" office:value-type="float" office:value="3" calcext:value-type="float">
            <text:p>3</text:p>
          </table:table-cell>
          <table:table-cell table:formula="of:=COM.MICROSOFT.CONCAT(MID([.I188];1;[.K188]-2);&quot;(N=&quot;;[.J188];&quot;)&quot;;MID([.I188];[.K188]-1;LEN([.I188])-[.K188]+2))" office:value-type="string" office:string-value="d(N=113) = -0.16" calcext:value-type="string">
            <text:p>d(N=113) = -0.16</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2</text:p>
          </table:table-cell>
          <table:table-cell office:value-type="float" office:value="112" calcext:value-type="float">
            <text:p>112</text:p>
          </table:table-cell>
          <table:table-cell table:formula="of:=FIND(&quot;=&quot;;[.I189];1)" office:value-type="float" office:value="3" calcext:value-type="float">
            <text:p>3</text:p>
          </table:table-cell>
          <table:table-cell table:formula="of:=COM.MICROSOFT.CONCAT(MID([.I189];1;[.K189]-2);&quot;(N=&quot;;[.J189];&quot;)&quot;;MID([.I189];[.K189]-1;LEN([.I189])-[.K189]+2))" office:value-type="string" office:string-value="d(N=112) = +0.02" calcext:value-type="string">
            <text:p>d(N=112) = +0.02</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8</text:p>
          </table:table-cell>
          <table:table-cell office:value-type="float" office:value="277" calcext:value-type="float">
            <text:p>277</text:p>
          </table:table-cell>
          <table:table-cell table:formula="of:=FIND(&quot;=&quot;;[.I190];1)" office:value-type="float" office:value="3" calcext:value-type="float">
            <text:p>3</text:p>
          </table:table-cell>
          <table:table-cell table:formula="of:=COM.MICROSOFT.CONCAT(MID([.I190];1;[.K190]-2);&quot;(N=&quot;;[.J190];&quot;)&quot;;MID([.I190];[.K190]-1;LEN([.I190])-[.K190]+2))" office:value-type="string" office:string-value="d(N=277) = +0.18" calcext:value-type="string">
            <text:p>d(N=277) = +0.18</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5</text:p>
          </table:table-cell>
          <table:table-cell office:value-type="float" office:value="146" calcext:value-type="float">
            <text:p>146</text:p>
          </table:table-cell>
          <table:table-cell table:formula="of:=FIND(&quot;=&quot;;[.I191];1)" office:value-type="float" office:value="3" calcext:value-type="float">
            <text:p>3</text:p>
          </table:table-cell>
          <table:table-cell table:formula="of:=COM.MICROSOFT.CONCAT(MID([.I191];1;[.K191]-2);&quot;(N=&quot;;[.J191];&quot;)&quot;;MID([.I191];[.K191]-1;LEN([.I191])-[.K191]+2))" office:value-type="string" office:string-value="d(N=146) = +0.15" calcext:value-type="string">
            <text:p>d(N=146) = +0.15</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9</text:p>
          </table:table-cell>
          <table:table-cell office:value-type="float" office:value="98" calcext:value-type="float">
            <text:p>98</text:p>
          </table:table-cell>
          <table:table-cell table:formula="of:=FIND(&quot;=&quot;;[.I192];1)" office:value-type="float" office:value="3" calcext:value-type="float">
            <text:p>3</text:p>
          </table:table-cell>
          <table:table-cell table:formula="of:=COM.MICROSOFT.CONCAT(MID([.I192];1;[.K192]-2);&quot;(N=&quot;;[.J192];&quot;)&quot;;MID([.I192];[.K192]-1;LEN([.I192])-[.K192]+2))" office:value-type="string" office:string-value="d(N=98) = +0.19" calcext:value-type="string">
            <text:p>d(N=98) = +0.19</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33</text:p>
          </table:table-cell>
          <table:table-cell office:value-type="float" office:value="85" calcext:value-type="float">
            <text:p>85</text:p>
          </table:table-cell>
          <table:table-cell table:formula="of:=FIND(&quot;=&quot;;[.I193];1)" office:value-type="float" office:value="3" calcext:value-type="float">
            <text:p>3</text:p>
          </table:table-cell>
          <table:table-cell table:formula="of:=COM.MICROSOFT.CONCAT(MID([.I193];1;[.K193]-2);&quot;(N=&quot;;[.J193];&quot;)&quot;;MID([.I193];[.K193]-1;LEN([.I193])-[.K193]+2))" office:value-type="string" office:string-value="d(N=85) = +0.33" calcext:value-type="string">
            <text:p>d(N=85) = +0.33</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6</text:p>
          </table:table-cell>
          <table:table-cell office:value-type="float" office:value="1000" calcext:value-type="float">
            <text:p>1000</text:p>
          </table:table-cell>
          <table:table-cell table:formula="of:=FIND(&quot;=&quot;;[.I194];1)" office:value-type="float" office:value="3" calcext:value-type="float">
            <text:p>3</text:p>
          </table:table-cell>
          <table:table-cell table:formula="of:=COM.MICROSOFT.CONCAT(MID([.I194];1;[.K194]-2);&quot;(N=&quot;;[.J194];&quot;)&quot;;MID([.I194];[.K194]-1;LEN([.I194])-[.K194]+2))" office:value-type="string" office:string-value="d(N=1000) = +0.26" calcext:value-type="string">
            <text:p>d(N=1000) = +0.26</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1</text:p>
          </table:table-cell>
          <table:table-cell office:value-type="float" office:value="107" calcext:value-type="float">
            <text:p>107</text:p>
          </table:table-cell>
          <table:table-cell table:formula="of:=FIND(&quot;=&quot;;[.I195];1)" office:value-type="float" office:value="3" calcext:value-type="float">
            <text:p>3</text:p>
          </table:table-cell>
          <table:table-cell table:formula="of:=COM.MICROSOFT.CONCAT(MID([.I195];1;[.K195]-2);&quot;(N=&quot;;[.J195];&quot;)&quot;;MID([.I195];[.K195]-1;LEN([.I195])-[.K195]+2))" office:value-type="string" office:string-value="d(N=107) = -0.11" calcext:value-type="string">
            <text:p>d(N=107) = -0.11</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9</text:p>
          </table:table-cell>
          <table:table-cell office:value-type="float" office:value="123" calcext:value-type="float">
            <text:p>123</text:p>
          </table:table-cell>
          <table:table-cell table:formula="of:=FIND(&quot;=&quot;;[.I196];1)" office:value-type="float" office:value="3" calcext:value-type="float">
            <text:p>3</text:p>
          </table:table-cell>
          <table:table-cell table:formula="of:=COM.MICROSOFT.CONCAT(MID([.I196];1;[.K196]-2);&quot;(N=&quot;;[.J196];&quot;)&quot;;MID([.I196];[.K196]-1;LEN([.I196])-[.K196]+2))" office:value-type="string" office:string-value="d(N=123) = +0.29" calcext:value-type="string">
            <text:p>d(N=123) = +0.29</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5</text:p>
          </table:table-cell>
          <table:table-cell office:value-type="float" office:value="1329" calcext:value-type="float">
            <text:p>1329</text:p>
          </table:table-cell>
          <table:table-cell table:formula="of:=FIND(&quot;=&quot;;[.I197];1)" office:value-type="float" office:value="3" calcext:value-type="float">
            <text:p>3</text:p>
          </table:table-cell>
          <table:table-cell table:formula="of:=COM.MICROSOFT.CONCAT(MID([.I197];1;[.K197]-2);&quot;(N=&quot;;[.J197];&quot;)&quot;;MID([.I197];[.K197]-1;LEN([.I197])-[.K197]+2))" office:value-type="string" office:string-value="d(N=1329) = +0.15" calcext:value-type="string">
            <text:p>d(N=1329) = +0.15</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9</text:p>
          </table:table-cell>
          <table:table-cell office:value-type="float" office:value="95" calcext:value-type="float">
            <text:p>95</text:p>
          </table:table-cell>
          <table:table-cell table:formula="of:=FIND(&quot;=&quot;;[.I198];1)" office:value-type="float" office:value="3" calcext:value-type="float">
            <text:p>3</text:p>
          </table:table-cell>
          <table:table-cell table:formula="of:=COM.MICROSOFT.CONCAT(MID([.I198];1;[.K198]-2);&quot;(N=&quot;;[.J198];&quot;)&quot;;MID([.I198];[.K198]-1;LEN([.I198])-[.K198]+2))" office:value-type="string" office:string-value="d(N=95) = +0.29" calcext:value-type="string">
            <text:p>d(N=95) = +0.29</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9</text:p>
          </table:table-cell>
          <table:table-cell office:value-type="float" office:value="103" calcext:value-type="float">
            <text:p>103</text:p>
          </table:table-cell>
          <table:table-cell table:formula="of:=FIND(&quot;=&quot;;[.I199];1)" office:value-type="float" office:value="3" calcext:value-type="float">
            <text:p>3</text:p>
          </table:table-cell>
          <table:table-cell table:formula="of:=COM.MICROSOFT.CONCAT(MID([.I199];1;[.K199]-2);&quot;(N=&quot;;[.J199];&quot;)&quot;;MID([.I199];[.K199]-1;LEN([.I199])-[.K199]+2))" office:value-type="string" office:string-value="d(N=103) = -0.29" calcext:value-type="string">
            <text:p>d(N=103) = -0.29</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33</text:p>
          </table:table-cell>
          <table:table-cell office:value-type="float" office:value="86" calcext:value-type="float">
            <text:p>86</text:p>
          </table:table-cell>
          <table:table-cell table:formula="of:=FIND(&quot;=&quot;;[.I200];1)" office:value-type="float" office:value="3" calcext:value-type="float">
            <text:p>3</text:p>
          </table:table-cell>
          <table:table-cell table:formula="of:=COM.MICROSOFT.CONCAT(MID([.I200];1;[.K200]-2);&quot;(N=&quot;;[.J200];&quot;)&quot;;MID([.I200];[.K200]-1;LEN([.I200])-[.K200]+2))" office:value-type="string" office:string-value="d(N=86) = +0.33" calcext:value-type="string">
            <text:p>d(N=86) = +0.33</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3</text:p>
          </table:table-cell>
          <table:table-cell office:value-type="float" office:value="162" calcext:value-type="float">
            <text:p>162</text:p>
          </table:table-cell>
          <table:table-cell table:formula="of:=FIND(&quot;=&quot;;[.I201];1)" office:value-type="float" office:value="3" calcext:value-type="float">
            <text:p>3</text:p>
          </table:table-cell>
          <table:table-cell table:formula="of:=COM.MICROSOFT.CONCAT(MID([.I201];1;[.K201]-2);&quot;(N=&quot;;[.J201];&quot;)&quot;;MID([.I201];[.K201]-1;LEN([.I201])-[.K201]+2))" office:value-type="string" office:string-value="d(N=162) = +0.3" calcext:value-type="string">
            <text:p>d(N=162) = +0.3</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35</text:p>
          </table:table-cell>
          <table:table-cell office:value-type="float" office:value="79" calcext:value-type="float">
            <text:p>79</text:p>
          </table:table-cell>
          <table:table-cell table:formula="of:=FIND(&quot;=&quot;;[.I202];1)" office:value-type="float" office:value="3" calcext:value-type="float">
            <text:p>3</text:p>
          </table:table-cell>
          <table:table-cell table:formula="of:=COM.MICROSOFT.CONCAT(MID([.I202];1;[.K202]-2);&quot;(N=&quot;;[.J202];&quot;)&quot;;MID([.I202];[.K202]-1;LEN([.I202])-[.K202]+2))" office:value-type="string" office:string-value="d(N=79) = +0.35" calcext:value-type="string">
            <text:p>d(N=79) = +0.35</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9</text:p>
          </table:table-cell>
          <table:table-cell office:value-type="float" office:value="169" calcext:value-type="float">
            <text:p>169</text:p>
          </table:table-cell>
          <table:table-cell table:formula="of:=FIND(&quot;=&quot;;[.I203];1)" office:value-type="float" office:value="3" calcext:value-type="float">
            <text:p>3</text:p>
          </table:table-cell>
          <table:table-cell table:formula="of:=COM.MICROSOFT.CONCAT(MID([.I203];1;[.K203]-2);&quot;(N=&quot;;[.J203];&quot;)&quot;;MID([.I203];[.K203]-1;LEN([.I203])-[.K203]+2))" office:value-type="string" office:string-value="d(N=169) = +0.09" calcext:value-type="string">
            <text:p>d(N=169) = +0.09</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9</text:p>
          </table:table-cell>
          <table:table-cell office:value-type="float" office:value="187" calcext:value-type="float">
            <text:p>187</text:p>
          </table:table-cell>
          <table:table-cell table:formula="of:=FIND(&quot;=&quot;;[.I204];1)" office:value-type="float" office:value="3" calcext:value-type="float">
            <text:p>3</text:p>
          </table:table-cell>
          <table:table-cell table:formula="of:=COM.MICROSOFT.CONCAT(MID([.I204];1;[.K204]-2);&quot;(N=&quot;;[.J204];&quot;)&quot;;MID([.I204];[.K204]-1;LEN([.I204])-[.K204]+2))" office:value-type="string" office:string-value="d(N=187) = -0.09" calcext:value-type="string">
            <text:p>d(N=187) = -0.09</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2</text:p>
          </table:table-cell>
          <table:table-cell office:value-type="float" office:value="87" calcext:value-type="float">
            <text:p>87</text:p>
          </table:table-cell>
          <table:table-cell table:formula="of:=FIND(&quot;=&quot;;[.I205];1)" office:value-type="float" office:value="3" calcext:value-type="float">
            <text:p>3</text:p>
          </table:table-cell>
          <table:table-cell table:formula="of:=COM.MICROSOFT.CONCAT(MID([.I205];1;[.K205]-2);&quot;(N=&quot;;[.J205];&quot;)&quot;;MID([.I205];[.K205]-1;LEN([.I205])-[.K205]+2))" office:value-type="string" office:string-value="d(N=87) = -0.12" calcext:value-type="string">
            <text:p>d(N=87) = -0.12</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32</text:p>
          </table:table-cell>
          <table:table-cell office:value-type="float" office:value="225" calcext:value-type="float">
            <text:p>225</text:p>
          </table:table-cell>
          <table:table-cell table:formula="of:=FIND(&quot;=&quot;;[.I206];1)" office:value-type="float" office:value="3" calcext:value-type="float">
            <text:p>3</text:p>
          </table:table-cell>
          <table:table-cell table:formula="of:=COM.MICROSOFT.CONCAT(MID([.I206];1;[.K206]-2);&quot;(N=&quot;;[.J206];&quot;)&quot;;MID([.I206];[.K206]-1;LEN([.I206])-[.K206]+2))" office:value-type="string" office:string-value="d(N=225) = +0.32" calcext:value-type="string">
            <text:p>d(N=225) = +0.32</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52</text:p>
          </table:table-cell>
          <table:table-cell office:value-type="float" office:value="80" calcext:value-type="float">
            <text:p>80</text:p>
          </table:table-cell>
          <table:table-cell table:formula="of:=FIND(&quot;=&quot;;[.I207];1)" office:value-type="float" office:value="3" calcext:value-type="float">
            <text:p>3</text:p>
          </table:table-cell>
          <table:table-cell table:formula="of:=COM.MICROSOFT.CONCAT(MID([.I207];1;[.K207]-2);&quot;(N=&quot;;[.J207];&quot;)&quot;;MID([.I207];[.K207]-1;LEN([.I207])-[.K207]+2))" office:value-type="string" office:string-value="d(N=80) = -0.52" calcext:value-type="string">
            <text:p>d(N=80) = -0.52</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2</text:p>
          </table:table-cell>
          <table:table-cell office:value-type="float" office:value="127" calcext:value-type="float">
            <text:p>127</text:p>
          </table:table-cell>
          <table:table-cell table:formula="of:=FIND(&quot;=&quot;;[.I208];1)" office:value-type="float" office:value="3" calcext:value-type="float">
            <text:p>3</text:p>
          </table:table-cell>
          <table:table-cell table:formula="of:=COM.MICROSOFT.CONCAT(MID([.I208];1;[.K208]-2);&quot;(N=&quot;;[.J208];&quot;)&quot;;MID([.I208];[.K208]-1;LEN([.I208])-[.K208]+2))" office:value-type="string" office:string-value="d(N=127) = +0.12" calcext:value-type="string">
            <text:p>d(N=127) = +0.12</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7</text:p>
          </table:table-cell>
          <table:table-cell office:value-type="float" office:value="144" calcext:value-type="float">
            <text:p>144</text:p>
          </table:table-cell>
          <table:table-cell table:formula="of:=FIND(&quot;=&quot;;[.I209];1)" office:value-type="float" office:value="3" calcext:value-type="float">
            <text:p>3</text:p>
          </table:table-cell>
          <table:table-cell table:formula="of:=COM.MICROSOFT.CONCAT(MID([.I209];1;[.K209]-2);&quot;(N=&quot;;[.J209];&quot;)&quot;;MID([.I209];[.K209]-1;LEN([.I209])-[.K209]+2))" office:value-type="string" office:string-value="d(N=144) = +0.17" calcext:value-type="string">
            <text:p>d(N=144) = +0.17</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4</text:p>
          </table:table-cell>
          <table:table-cell office:value-type="float" office:value="81" calcext:value-type="float">
            <text:p>81</text:p>
          </table:table-cell>
          <table:table-cell table:formula="of:=FIND(&quot;=&quot;;[.I210];1)" office:value-type="float" office:value="3" calcext:value-type="float">
            <text:p>3</text:p>
          </table:table-cell>
          <table:table-cell table:formula="of:=COM.MICROSOFT.CONCAT(MID([.I210];1;[.K210]-2);&quot;(N=&quot;;[.J210];&quot;)&quot;;MID([.I210];[.K210]-1;LEN([.I210])-[.K210]+2))" office:value-type="string" office:string-value="d(N=81) = +0.04" calcext:value-type="string">
            <text:p>d(N=81) = +0.04</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text:p>
          </table:table-cell>
          <table:table-cell office:value-type="float" office:value="108" calcext:value-type="float">
            <text:p>108</text:p>
          </table:table-cell>
          <table:table-cell table:formula="of:=FIND(&quot;=&quot;;[.I211];1)" office:value-type="float" office:value="3" calcext:value-type="float">
            <text:p>3</text:p>
          </table:table-cell>
          <table:table-cell table:formula="of:=COM.MICROSOFT.CONCAT(MID([.I211];1;[.K211]-2);&quot;(N=&quot;;[.J211];&quot;)&quot;;MID([.I211];[.K211]-1;LEN([.I211])-[.K211]+2))" office:value-type="string" office:string-value="d(N=108) = .0" calcext:value-type="string">
            <text:p>d(N=108) = .0</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8</text:p>
          </table:table-cell>
          <table:table-cell office:value-type="float" office:value="96" calcext:value-type="float">
            <text:p>96</text:p>
          </table:table-cell>
          <table:table-cell table:formula="of:=FIND(&quot;=&quot;;[.I212];1)" office:value-type="float" office:value="3" calcext:value-type="float">
            <text:p>3</text:p>
          </table:table-cell>
          <table:table-cell table:formula="of:=COM.MICROSOFT.CONCAT(MID([.I212];1;[.K212]-2);&quot;(N=&quot;;[.J212];&quot;)&quot;;MID([.I212];[.K212]-1;LEN([.I212])-[.K212]+2))" office:value-type="string" office:string-value="d(N=96) = +0.08" calcext:value-type="string">
            <text:p>d(N=96) = +0.08</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21</text:p>
          </table:table-cell>
          <table:table-cell office:value-type="float" office:value="103" calcext:value-type="float">
            <text:p>103</text:p>
          </table:table-cell>
          <table:table-cell table:formula="of:=FIND(&quot;=&quot;;[.I213];1)" office:value-type="float" office:value="3" calcext:value-type="float">
            <text:p>3</text:p>
          </table:table-cell>
          <table:table-cell table:formula="of:=COM.MICROSOFT.CONCAT(MID([.I213];1;[.K213]-2);&quot;(N=&quot;;[.J213];&quot;)&quot;;MID([.I213];[.K213]-1;LEN([.I213])-[.K213]+2))" office:value-type="string" office:string-value="d(N=103) = -0.21" calcext:value-type="string">
            <text:p>d(N=103) = -0.21</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03</text:p>
          </table:table-cell>
          <table:table-cell office:value-type="float" office:value="90" calcext:value-type="float">
            <text:p>90</text:p>
          </table:table-cell>
          <table:table-cell table:formula="of:=FIND(&quot;=&quot;;[.I214];1)" office:value-type="float" office:value="3" calcext:value-type="float">
            <text:p>3</text:p>
          </table:table-cell>
          <table:table-cell table:formula="of:=COM.MICROSOFT.CONCAT(MID([.I214];1;[.K214]-2);&quot;(N=&quot;;[.J214];&quot;)&quot;;MID([.I214];[.K214]-1;LEN([.I214])-[.K214]+2))" office:value-type="string" office:string-value="d(N=90) = +0.03" calcext:value-type="string">
            <text:p>d(N=90) = +0.03</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imagined contact effect</text:p>
          </table:table-cell>
          <table:table-cell office:value-type="string" calcext:value-type="string">
            <text:p>Husnu &amp; Crisp (2010) Study 1 </text:p>
          </table:table-cell>
          <table:table-cell office:value-type="string" calcext:value-type="string">
            <text:p>d = +.86 ± .74</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86 ± .74</text:p>
          </table:table-cell>
          <table:table-cell office:value-type="string" calcext:value-type="string">
            <text:p>d = +0.14</text:p>
          </table:table-cell>
          <table:table-cell office:value-type="float" office:value="87" calcext:value-type="float">
            <text:p>87</text:p>
          </table:table-cell>
          <table:table-cell table:formula="of:=FIND(&quot;=&quot;;[.I215];1)" office:value-type="float" office:value="3" calcext:value-type="float">
            <text:p>3</text:p>
          </table:table-cell>
          <table:table-cell table:formula="of:=COM.MICROSOFT.CONCAT(MID([.I215];1;[.K215]-2);&quot;(N=&quot;;[.J215];&quot;)&quot;;MID([.I215];[.K215]-1;LEN([.I215])-[.K215]+2))" office:value-type="string" office:string-value="d(N=87) = +0.14" calcext:value-type="string">
            <text:p>d(N=87) = +0.14</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sciencedirect.com/science/article/pii/S0022103110001307</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57</text:p>
          </table:table-cell>
          <table:table-cell office:value-type="float" office:value="84" calcext:value-type="float">
            <text:p>84</text:p>
          </table:table-cell>
          <table:table-cell table:formula="of:=FIND(&quot;=&quot;;[.I216];1)" office:value-type="float" office:value="3" calcext:value-type="float">
            <text:p>3</text:p>
          </table:table-cell>
          <table:table-cell table:formula="of:=COM.MICROSOFT.CONCAT(MID([.I216];1;[.K216]-2);&quot;(N=&quot;;[.J216];&quot;)&quot;;MID([.I216];[.K216]-1;LEN([.I216])-[.K216]+2))" office:value-type="string" office:string-value="d(N=84) = +0.57" calcext:value-type="string">
            <text:p>d(N=84) = +0.57</text:p>
          </table:table-cell>
          <table:table-cell office:value-type="string" calcext:value-type="string">
            <text:p>Bernstein (2014,abington)</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24</text:p>
          </table:table-cell>
          <table:table-cell office:value-type="float" office:value="120" calcext:value-type="float">
            <text:p>120</text:p>
          </table:table-cell>
          <table:table-cell table:formula="of:=FIND(&quot;=&quot;;[.I217];1)" office:value-type="float" office:value="3" calcext:value-type="float">
            <text:p>3</text:p>
          </table:table-cell>
          <table:table-cell table:formula="of:=COM.MICROSOFT.CONCAT(MID([.I217];1;[.K217]-2);&quot;(N=&quot;;[.J217];&quot;)&quot;;MID([.I217];[.K217]-1;LEN([.I217])-[.K217]+2))" office:value-type="string" office:string-value="d(N=120) = +0.24" calcext:value-type="string">
            <text:p>d(N=120) = +0.24</text:p>
          </table:table-cell>
          <table:table-cell office:value-type="string" calcext:value-type="string">
            <text:p>Pilati (2014,brasilia)</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8</text:p>
          </table:table-cell>
          <table:table-cell office:value-type="float" office:value="84" calcext:value-type="float">
            <text:p>84</text:p>
          </table:table-cell>
          <table:table-cell table:formula="of:=FIND(&quot;=&quot;;[.I218];1)" office:value-type="float" office:value="3" calcext:value-type="float">
            <text:p>3</text:p>
          </table:table-cell>
          <table:table-cell table:formula="of:=COM.MICROSOFT.CONCAT(MID([.I218];1;[.K218]-2);&quot;(N=&quot;;[.J218];&quot;)&quot;;MID([.I218];[.K218]-1;LEN([.I218])-[.K218]+2))" office:value-type="string" office:string-value="d(N=84) = +0.48" calcext:value-type="string">
            <text:p>d(N=84) = +0.48</text:p>
          </table:table-cell>
          <table:table-cell office:value-type="string" calcext:value-type="string">
            <text:p>Vranka (2014,Charles)</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text:p>
          </table:table-cell>
          <table:table-cell office:value-type="float" office:value="95" calcext:value-type="float">
            <text:p>95</text:p>
          </table:table-cell>
          <table:table-cell table:formula="of:=FIND(&quot;=&quot;;[.I219];1)" office:value-type="float" office:value="3" calcext:value-type="float">
            <text:p>3</text:p>
          </table:table-cell>
          <table:table-cell table:formula="of:=COM.MICROSOFT.CONCAT(MID([.I219];1;[.K219]-2);&quot;(N=&quot;;[.J219];&quot;)&quot;;MID([.I219];[.K219]-1;LEN([.I219])-[.K219]+2))" office:value-type="string" office:string-value="d(N=95) = +0.4" calcext:value-type="string">
            <text:p>d(N=95) = +0.4</text:p>
          </table:table-cell>
          <table:table-cell office:value-type="string" calcext:value-type="string">
            <text:p>Nier (2014,Conncoll)</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52</text:p>
          </table:table-cell>
          <table:table-cell office:value-type="float" office:value="96" calcext:value-type="float">
            <text:p>96</text:p>
          </table:table-cell>
          <table:table-cell table:formula="of:=FIND(&quot;=&quot;;[.I220];1)" office:value-type="float" office:value="3" calcext:value-type="float">
            <text:p>3</text:p>
          </table:table-cell>
          <table:table-cell table:formula="of:=COM.MICROSOFT.CONCAT(MID([.I220];1;[.K220]-2);&quot;(N=&quot;;[.J220];&quot;)&quot;;MID([.I220];[.K220]-1;LEN([.I220])-[.K220]+2))" office:value-type="string" office:string-value="d(N=96) = +0.52" calcext:value-type="string">
            <text:p>d(N=96) = +0.52</text:p>
          </table:table-cell>
          <table:table-cell office:value-type="string" calcext:value-type="string">
            <text:p>Rutchick (2014,CSUN)</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06</text:p>
          </table:table-cell>
          <table:table-cell office:value-type="float" office:value="102" calcext:value-type="float">
            <text:p>102</text:p>
          </table:table-cell>
          <table:table-cell table:formula="of:=FIND(&quot;=&quot;;[.I221];1)" office:value-type="float" office:value="3" calcext:value-type="float">
            <text:p>3</text:p>
          </table:table-cell>
          <table:table-cell table:formula="of:=COM.MICROSOFT.CONCAT(MID([.I221];1;[.K221]-2);&quot;(N=&quot;;[.J221];&quot;)&quot;;MID([.I221];[.K221]-1;LEN([.I221])-[.K221]+2))" office:value-type="string" office:string-value="d(N=102) = -0.06" calcext:value-type="string">
            <text:p>d(N=102) = -0.06</text:p>
          </table:table-cell>
          <table:table-cell office:value-type="string" calcext:value-type="string">
            <text:p>Cheong (2014,Help)</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24</text:p>
          </table:table-cell>
          <table:table-cell office:value-type="float" office:value="90" calcext:value-type="float">
            <text:p>90</text:p>
          </table:table-cell>
          <table:table-cell table:formula="of:=FIND(&quot;=&quot;;[.I222];1)" office:value-type="float" office:value="3" calcext:value-type="float">
            <text:p>3</text:p>
          </table:table-cell>
          <table:table-cell table:formula="of:=COM.MICROSOFT.CONCAT(MID([.I222];1;[.K222]-2);&quot;(N=&quot;;[.J222];&quot;)&quot;;MID([.I222];[.K222]-1;LEN([.I222])-[.K222]+2))" office:value-type="string" office:string-value="d(N=90) = +0.24" calcext:value-type="string">
            <text:p>d(N=90) = +0.24</text:p>
          </table:table-cell>
          <table:table-cell office:value-type="string" calcext:value-type="string">
            <text:p>Vaughn (2014,Ithaca)</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58</text:p>
          </table:table-cell>
          <table:table-cell office:value-type="float" office:value="174" calcext:value-type="float">
            <text:p>174</text:p>
          </table:table-cell>
          <table:table-cell table:formula="of:=FIND(&quot;=&quot;;[.I223];1)" office:value-type="float" office:value="3" calcext:value-type="float">
            <text:p>3</text:p>
          </table:table-cell>
          <table:table-cell table:formula="of:=COM.MICROSOFT.CONCAT(MID([.I223];1;[.K223]-2);&quot;(N=&quot;;[.J223];&quot;)&quot;;MID([.I223];[.K223]-1;LEN([.I223])-[.K223]+2))" office:value-type="string" office:string-value="d(N=174) = +0.58" calcext:value-type="string">
            <text:p>d(N=174) = +0.58</text:p>
          </table:table-cell>
          <table:table-cell office:value-type="string" calcext:value-type="string">
            <text:p>Kurtz (2014,JM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5</text:p>
          </table:table-cell>
          <table:table-cell office:value-type="float" office:value="113" calcext:value-type="float">
            <text:p>113</text:p>
          </table:table-cell>
          <table:table-cell table:formula="of:=FIND(&quot;=&quot;;[.I224];1)" office:value-type="float" office:value="3" calcext:value-type="float">
            <text:p>3</text:p>
          </table:table-cell>
          <table:table-cell table:formula="of:=COM.MICROSOFT.CONCAT(MID([.I224];1;[.K224]-2);&quot;(N=&quot;;[.J224];&quot;)&quot;;MID([.I224];[.K224]-1;LEN([.I224])-[.K224]+2))" office:value-type="string" office:string-value="d(N=113) = +0.5" calcext:value-type="string">
            <text:p>d(N=113) = +0.5</text:p>
          </table:table-cell>
          <table:table-cell office:value-type="string" calcext:value-type="string">
            <text:p>Cemalcilar (2014,K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5</text:p>
          </table:table-cell>
          <table:table-cell office:value-type="float" office:value="112" calcext:value-type="float">
            <text:p>112</text:p>
          </table:table-cell>
          <table:table-cell table:formula="of:=FIND(&quot;=&quot;;[.I225];1)" office:value-type="float" office:value="3" calcext:value-type="float">
            <text:p>3</text:p>
          </table:table-cell>
          <table:table-cell table:formula="of:=COM.MICROSOFT.CONCAT(MID([.I225];1;[.K225]-2);&quot;(N=&quot;;[.J225];&quot;)&quot;;MID([.I225];[.K225]-1;LEN([.I225])-[.K225]+2))" office:value-type="string" office:string-value="d(N=112) = +0.45" calcext:value-type="string">
            <text:p>d(N=112) = +0.45</text:p>
          </table:table-cell>
          <table:table-cell office:value-type="string" calcext:value-type="string">
            <text:p>Packard (2014,Laurier)</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1</text:p>
          </table:table-cell>
          <table:table-cell office:value-type="float" office:value="277" calcext:value-type="float">
            <text:p>277</text:p>
          </table:table-cell>
          <table:table-cell table:formula="of:=FIND(&quot;=&quot;;[.I226];1)" office:value-type="float" office:value="3" calcext:value-type="float">
            <text:p>3</text:p>
          </table:table-cell>
          <table:table-cell table:formula="of:=COM.MICROSOFT.CONCAT(MID([.I226];1;[.K226]-2);&quot;(N=&quot;;[.J226];&quot;)&quot;;MID([.I226];[.K226]-1;LEN([.I226])-[.K226]+2))" office:value-type="string" office:string-value="d(N=277) = +0.41" calcext:value-type="string">
            <text:p>d(N=277) = +0.41</text:p>
          </table:table-cell>
          <table:table-cell office:value-type="string" calcext:value-type="string">
            <text:p>Kappes (2014,LSE)</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27</text:p>
          </table:table-cell>
          <table:table-cell office:value-type="float" office:value="146" calcext:value-type="float">
            <text:p>146</text:p>
          </table:table-cell>
          <table:table-cell table:formula="of:=FIND(&quot;=&quot;;[.I227];1)" office:value-type="float" office:value="3" calcext:value-type="float">
            <text:p>3</text:p>
          </table:table-cell>
          <table:table-cell table:formula="of:=COM.MICROSOFT.CONCAT(MID([.I227];1;[.K227]-2);&quot;(N=&quot;;[.J227];&quot;)&quot;;MID([.I227];[.K227]-1;LEN([.I227])-[.K227]+2))" office:value-type="string" office:string-value="d(N=146) = +0.27" calcext:value-type="string">
            <text:p>d(N=146) = +0.27</text:p>
          </table:table-cell>
          <table:table-cell office:value-type="string" calcext:value-type="string">
            <text:p>Huntsinger &amp; Mallett (2014,Luc)</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5</text:p>
          </table:table-cell>
          <table:table-cell office:value-type="float" office:value="98" calcext:value-type="float">
            <text:p>98</text:p>
          </table:table-cell>
          <table:table-cell table:formula="of:=FIND(&quot;=&quot;;[.I228];1)" office:value-type="float" office:value="3" calcext:value-type="float">
            <text:p>3</text:p>
          </table:table-cell>
          <table:table-cell table:formula="of:=COM.MICROSOFT.CONCAT(MID([.I228];1;[.K228]-2);&quot;(N=&quot;;[.J228];&quot;)&quot;;MID([.I228];[.K228]-1;LEN([.I228])-[.K228]+2))" office:value-type="string" office:string-value="d(N=98) = +0.15" calcext:value-type="string">
            <text:p>d(N=98) = +0.15</text:p>
          </table:table-cell>
          <table:table-cell office:value-type="string" calcext:value-type="string">
            <text:p>Morris (2014,McDaniel)</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3</text:p>
          </table:table-cell>
          <table:table-cell office:value-type="float" office:value="85" calcext:value-type="float">
            <text:p>85</text:p>
          </table:table-cell>
          <table:table-cell table:formula="of:=FIND(&quot;=&quot;;[.I229];1)" office:value-type="float" office:value="3" calcext:value-type="float">
            <text:p>3</text:p>
          </table:table-cell>
          <table:table-cell table:formula="of:=COM.MICROSOFT.CONCAT(MID([.I229];1;[.K229]-2);&quot;(N=&quot;;[.J229];&quot;)&quot;;MID([.I229];[.K229]-1;LEN([.I229])-[.K229]+2))" office:value-type="string" office:string-value="d(N=85) = +0.33" calcext:value-type="string">
            <text:p>d(N=85) = +0.33</text:p>
          </table:table-cell>
          <table:table-cell office:value-type="string" calcext:value-type="string">
            <text:p>Furrow &amp; Thompson (2014,MSV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1</text:p>
          </table:table-cell>
          <table:table-cell office:value-type="float" office:value="1000" calcext:value-type="float">
            <text:p>1000</text:p>
          </table:table-cell>
          <table:table-cell table:formula="of:=FIND(&quot;=&quot;;[.I230];1)" office:value-type="float" office:value="3" calcext:value-type="float">
            <text:p>3</text:p>
          </table:table-cell>
          <table:table-cell table:formula="of:=COM.MICROSOFT.CONCAT(MID([.I230];1;[.K230]-2);&quot;(N=&quot;;[.J230];&quot;)&quot;;MID([.I230];[.K230]-1;LEN([.I230])-[.K230]+2))" office:value-type="string" office:string-value="d(N=1000) = +0.31" calcext:value-type="string">
            <text:p>d(N=1000) = +0.31</text:p>
          </table:table-cell>
          <table:table-cell office:value-type="string" calcext:value-type="string">
            <text:p>Schmidt &amp; Nosek (2014, MTURK)</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7</text:p>
          </table:table-cell>
          <table:table-cell office:value-type="float" office:value="107" calcext:value-type="float">
            <text:p>107</text:p>
          </table:table-cell>
          <table:table-cell table:formula="of:=FIND(&quot;=&quot;;[.I231];1)" office:value-type="float" office:value="3" calcext:value-type="float">
            <text:p>3</text:p>
          </table:table-cell>
          <table:table-cell table:formula="of:=COM.MICROSOFT.CONCAT(MID([.I231];1;[.K231]-2);&quot;(N=&quot;;[.J231];&quot;)&quot;;MID([.I231];[.K231]-1;LEN([.I231])-[.K231]+2))" office:value-type="string" office:string-value="d(N=107) = +0.47" calcext:value-type="string">
            <text:p>d(N=107) = +0.47</text:p>
          </table:table-cell>
          <table:table-cell office:value-type="string" calcext:value-type="string">
            <text:p>Smith (2014,OS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69</text:p>
          </table:table-cell>
          <table:table-cell office:value-type="float" office:value="123" calcext:value-type="float">
            <text:p>123</text:p>
          </table:table-cell>
          <table:table-cell table:formula="of:=FIND(&quot;=&quot;;[.I232];1)" office:value-type="float" office:value="3" calcext:value-type="float">
            <text:p>3</text:p>
          </table:table-cell>
          <table:table-cell table:formula="of:=COM.MICROSOFT.CONCAT(MID([.I232];1;[.K232]-2);&quot;(N=&quot;;[.J232];&quot;)&quot;;MID([.I232];[.K232]-1;LEN([.I232])-[.K232]+2))" office:value-type="string" office:string-value="d(N=123) = +0.69" calcext:value-type="string">
            <text:p>d(N=123) = +0.69</text:p>
          </table:table-cell>
          <table:table-cell office:value-type="string" calcext:value-type="string">
            <text:p>Levitan (2014,Oxy)</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8</text:p>
          </table:table-cell>
          <table:table-cell office:value-type="float" office:value="1329" calcext:value-type="float">
            <text:p>1329</text:p>
          </table:table-cell>
          <table:table-cell table:formula="of:=FIND(&quot;=&quot;;[.I233];1)" office:value-type="float" office:value="3" calcext:value-type="float">
            <text:p>3</text:p>
          </table:table-cell>
          <table:table-cell table:formula="of:=COM.MICROSOFT.CONCAT(MID([.I233];1;[.K233]-2);&quot;(N=&quot;;[.J233];&quot;)&quot;;MID([.I233];[.K233]-1;LEN([.I233])-[.K233]+2))" office:value-type="string" office:string-value="d(N=1329) = +0.18" calcext:value-type="string">
            <text:p>d(N=1329) = +0.18</text:p>
          </table:table-cell>
          <table:table-cell office:value-type="string" calcext:value-type="string">
            <text:p>Schmidt &amp; Nosek (2014,PI)</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5</text:p>
          </table:table-cell>
          <table:table-cell office:value-type="float" office:value="95" calcext:value-type="float">
            <text:p>95</text:p>
          </table:table-cell>
          <table:table-cell table:formula="of:=FIND(&quot;=&quot;;[.I234];1)" office:value-type="float" office:value="3" calcext:value-type="float">
            <text:p>3</text:p>
          </table:table-cell>
          <table:table-cell table:formula="of:=COM.MICROSOFT.CONCAT(MID([.I234];1;[.K234]-2);&quot;(N=&quot;;[.J234];&quot;)&quot;;MID([.I234];[.K234]-1;LEN([.I234])-[.K234]+2))" office:value-type="string" office:string-value="d(N=95) = +0.15" calcext:value-type="string">
            <text:p>d(N=95) = +0.15</text:p>
          </table:table-cell>
          <table:table-cell office:value-type="string" calcext:value-type="string">
            <text:p>Adams &amp; Nelson (2014,PS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08</text:p>
          </table:table-cell>
          <table:table-cell office:value-type="float" office:value="103" calcext:value-type="float">
            <text:p>103</text:p>
          </table:table-cell>
          <table:table-cell table:formula="of:=FIND(&quot;=&quot;;[.I235];1)" office:value-type="float" office:value="3" calcext:value-type="float">
            <text:p>3</text:p>
          </table:table-cell>
          <table:table-cell table:formula="of:=COM.MICROSOFT.CONCAT(MID([.I235];1;[.K235]-2);&quot;(N=&quot;;[.J235];&quot;)&quot;;MID([.I235];[.K235]-1;LEN([.I235])-[.K235]+2))" office:value-type="string" office:string-value="d(N=103) = -0.08" calcext:value-type="string">
            <text:p>d(N=103) = -0.08</text:p>
          </table:table-cell>
          <table:table-cell office:value-type="string" calcext:value-type="string">
            <text:p>Brumbaugh &amp; Storbeck (2014,QCCUNY) Study 1</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4</text:p>
          </table:table-cell>
          <table:table-cell office:value-type="float" office:value="86" calcext:value-type="float">
            <text:p>86</text:p>
          </table:table-cell>
          <table:table-cell table:formula="of:=FIND(&quot;=&quot;;[.I236];1)" office:value-type="float" office:value="3" calcext:value-type="float">
            <text:p>3</text:p>
          </table:table-cell>
          <table:table-cell table:formula="of:=COM.MICROSOFT.CONCAT(MID([.I236];1;[.K236]-2);&quot;(N=&quot;;[.J236];&quot;)&quot;;MID([.I236];[.K236]-1;LEN([.I236])-[.K236]+2))" office:value-type="string" office:string-value="d(N=86) = +0.14" calcext:value-type="string">
            <text:p>d(N=86) = +0.14</text:p>
          </table:table-cell>
          <table:table-cell office:value-type="string" calcext:value-type="string">
            <text:p>Brumbaugh &amp; Storbeck (2014,QCCUNY2) Study 2</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27</text:p>
          </table:table-cell>
          <table:table-cell office:value-type="float" office:value="162" calcext:value-type="float">
            <text:p>162</text:p>
          </table:table-cell>
          <table:table-cell table:formula="of:=FIND(&quot;=&quot;;[.I237];1)" office:value-type="float" office:value="3" calcext:value-type="float">
            <text:p>3</text:p>
          </table:table-cell>
          <table:table-cell table:formula="of:=COM.MICROSOFT.CONCAT(MID([.I237];1;[.K237]-2);&quot;(N=&quot;;[.J237];&quot;)&quot;;MID([.I237];[.K237]-1;LEN([.I237])-[.K237]+2))" office:value-type="string" office:string-value="d(N=162) = +0.27" calcext:value-type="string">
            <text:p>d(N=162) = +0.27</text:p>
          </table:table-cell>
          <table:table-cell office:value-type="string" calcext:value-type="string">
            <text:p>Devos (2014,SDS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07</text:p>
          </table:table-cell>
          <table:table-cell office:value-type="float" office:value="79" calcext:value-type="float">
            <text:p>79</text:p>
          </table:table-cell>
          <table:table-cell table:formula="of:=FIND(&quot;=&quot;;[.I238];1)" office:value-type="float" office:value="3" calcext:value-type="float">
            <text:p>3</text:p>
          </table:table-cell>
          <table:table-cell table:formula="of:=COM.MICROSOFT.CONCAT(MID([.I238];1;[.K238]-2);&quot;(N=&quot;;[.J238];&quot;)&quot;;MID([.I238];[.K238]-1;LEN([.I238])-[.K238]+2))" office:value-type="string" office:string-value="d(N=79) = -0.07" calcext:value-type="string">
            <text:p>d(N=79) = -0.07</text:p>
          </table:table-cell>
          <table:table-cell office:value-type="string" calcext:value-type="string">
            <text:p>Bocian &amp; Frankowska (2014,SWPS) Study 1</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2</text:p>
          </table:table-cell>
          <table:table-cell office:value-type="float" office:value="169" calcext:value-type="float">
            <text:p>169</text:p>
          </table:table-cell>
          <table:table-cell table:formula="of:=FIND(&quot;=&quot;;[.I239];1)" office:value-type="float" office:value="3" calcext:value-type="float">
            <text:p>3</text:p>
          </table:table-cell>
          <table:table-cell table:formula="of:=COM.MICROSOFT.CONCAT(MID([.I239];1;[.K239]-2);&quot;(N=&quot;;[.J239];&quot;)&quot;;MID([.I239];[.K239]-1;LEN([.I239])-[.K239]+2))" office:value-type="string" office:string-value="d(N=169) = +0.12" calcext:value-type="string">
            <text:p>d(N=169) = +0.12</text:p>
          </table:table-cell>
          <table:table-cell office:value-type="string" calcext:value-type="string">
            <text:p>Bocian &amp; Frankowska (2014,SWPS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5</text:p>
          </table:table-cell>
          <table:table-cell office:value-type="float" office:value="187" calcext:value-type="float">
            <text:p>187</text:p>
          </table:table-cell>
          <table:table-cell table:formula="of:=FIND(&quot;=&quot;;[.I240];1)" office:value-type="float" office:value="3" calcext:value-type="float">
            <text:p>3</text:p>
          </table:table-cell>
          <table:table-cell table:formula="of:=COM.MICROSOFT.CONCAT(MID([.I240];1;[.K240]-2);&quot;(N=&quot;;[.J240];&quot;)&quot;;MID([.I240];[.K240]-1;LEN([.I240])-[.K240]+2))" office:value-type="string" office:string-value="d(N=187) = +0.35" calcext:value-type="string">
            <text:p>d(N=187) = +0.35</text:p>
          </table:table-cell>
          <table:table-cell office:value-type="string" calcext:value-type="string">
            <text:p>Davis &amp; Hicks (2014,TAMU) Study 1</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8</text:p>
          </table:table-cell>
          <table:table-cell office:value-type="float" office:value="87" calcext:value-type="float">
            <text:p>87</text:p>
          </table:table-cell>
          <table:table-cell table:formula="of:=FIND(&quot;=&quot;;[.I241];1)" office:value-type="float" office:value="3" calcext:value-type="float">
            <text:p>3</text:p>
          </table:table-cell>
          <table:table-cell table:formula="of:=COM.MICROSOFT.CONCAT(MID([.I241];1;[.K241]-2);&quot;(N=&quot;;[.J241];&quot;)&quot;;MID([.I241];[.K241]-1;LEN([.I241])-[.K241]+2))" office:value-type="string" office:string-value="d(N=87) = +0.38" calcext:value-type="string">
            <text:p>d(N=87) = +0.38</text:p>
          </table:table-cell>
          <table:table-cell office:value-type="string" calcext:value-type="string">
            <text:p>Hunt &amp; Krueger (2014,TAMUC)</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1</text:p>
          </table:table-cell>
          <table:table-cell office:value-type="float" office:value="225" calcext:value-type="float">
            <text:p>225</text:p>
          </table:table-cell>
          <table:table-cell table:formula="of:=FIND(&quot;=&quot;;[.I242];1)" office:value-type="float" office:value="3" calcext:value-type="float">
            <text:p>3</text:p>
          </table:table-cell>
          <table:table-cell table:formula="of:=COM.MICROSOFT.CONCAT(MID([.I242];1;[.K242]-2);&quot;(N=&quot;;[.J242];&quot;)&quot;;MID([.I242];[.K242]-1;LEN([.I242])-[.K242]+2))" office:value-type="string" office:string-value="d(N=225) = +0.31" calcext:value-type="string">
            <text:p>d(N=225) = +0.31</text:p>
          </table:table-cell>
          <table:table-cell office:value-type="string" calcext:value-type="string">
            <text:p>Davis &amp; Hicks (2014,TAMU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52</text:p>
          </table:table-cell>
          <table:table-cell office:value-type="float" office:value="80" calcext:value-type="float">
            <text:p>80</text:p>
          </table:table-cell>
          <table:table-cell table:formula="of:=FIND(&quot;=&quot;;[.I243];1)" office:value-type="float" office:value="3" calcext:value-type="float">
            <text:p>3</text:p>
          </table:table-cell>
          <table:table-cell table:formula="of:=COM.MICROSOFT.CONCAT(MID([.I243];1;[.K243]-2);&quot;(N=&quot;;[.J243];&quot;)&quot;;MID([.I243];[.K243]-1;LEN([.I243])-[.K243]+2))" office:value-type="string" office:string-value="d(N=80) = +0.52" calcext:value-type="string">
            <text:p>d(N=80) = +0.52</text:p>
          </table:table-cell>
          <table:table-cell office:value-type="string" calcext:value-type="string">
            <text:p>Brandt et al. (2014,Tilburg)</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5</text:p>
          </table:table-cell>
          <table:table-cell office:value-type="float" office:value="127" calcext:value-type="float">
            <text:p>127</text:p>
          </table:table-cell>
          <table:table-cell table:formula="of:=FIND(&quot;=&quot;;[.I244];1)" office:value-type="float" office:value="3" calcext:value-type="float">
            <text:p>3</text:p>
          </table:table-cell>
          <table:table-cell table:formula="of:=COM.MICROSOFT.CONCAT(MID([.I244];1;[.K244]-2);&quot;(N=&quot;;[.J244];&quot;)&quot;;MID([.I244];[.K244]-1;LEN([.I244])-[.K244]+2))" office:value-type="string" office:string-value="d(N=127) = +0.15" calcext:value-type="string">
            <text:p>d(N=127) = +0.15</text:p>
          </table:table-cell>
          <table:table-cell office:value-type="string" calcext:value-type="string">
            <text:p>Klein et al. (2014,UFL)</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5</text:p>
          </table:table-cell>
          <table:table-cell office:value-type="float" office:value="144" calcext:value-type="float">
            <text:p>144</text:p>
          </table:table-cell>
          <table:table-cell table:formula="of:=FIND(&quot;=&quot;;[.I245];1)" office:value-type="float" office:value="3" calcext:value-type="float">
            <text:p>3</text:p>
          </table:table-cell>
          <table:table-cell table:formula="of:=COM.MICROSOFT.CONCAT(MID([.I245];1;[.K245]-2);&quot;(N=&quot;;[.J245];&quot;)&quot;;MID([.I245];[.K245]-1;LEN([.I245])-[.K245]+2))" office:value-type="string" office:string-value="d(N=144) = +0.45" calcext:value-type="string">
            <text:p>d(N=144) = +0.45</text:p>
          </table:table-cell>
          <table:table-cell office:value-type="string" calcext:value-type="string">
            <text:p>Vianello &amp; Galliani (2014,UNIPD)</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3</text:p>
          </table:table-cell>
          <table:table-cell office:value-type="float" office:value="81" calcext:value-type="float">
            <text:p>81</text:p>
          </table:table-cell>
          <table:table-cell table:formula="of:=FIND(&quot;=&quot;;[.I246];1)" office:value-type="float" office:value="3" calcext:value-type="float">
            <text:p>3</text:p>
          </table:table-cell>
          <table:table-cell table:formula="of:=COM.MICROSOFT.CONCAT(MID([.I246];1;[.K246]-2);&quot;(N=&quot;;[.J246];&quot;)&quot;;MID([.I246];[.K246]-1;LEN([.I246])-[.K246]+2))" office:value-type="string" office:string-value="d(N=81) = +0.43" calcext:value-type="string">
            <text:p>d(N=81) = +0.43</text:p>
          </table:table-cell>
          <table:table-cell office:value-type="string" calcext:value-type="string">
            <text:p>Schmidt &amp; Nosek (2014,UVA)</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33</text:p>
          </table:table-cell>
          <table:table-cell office:value-type="float" office:value="108" calcext:value-type="float">
            <text:p>108</text:p>
          </table:table-cell>
          <table:table-cell table:formula="of:=FIND(&quot;=&quot;;[.I247];1)" office:value-type="float" office:value="3" calcext:value-type="float">
            <text:p>3</text:p>
          </table:table-cell>
          <table:table-cell table:formula="of:=COM.MICROSOFT.CONCAT(MID([.I247];1;[.K247]-2);&quot;(N=&quot;;[.J247];&quot;)&quot;;MID([.I247];[.K247]-1;LEN([.I247])-[.K247]+2))" office:value-type="string" office:string-value="d(N=108) = +0.33" calcext:value-type="string">
            <text:p>d(N=108) = +0.33</text:p>
          </table:table-cell>
          <table:table-cell office:value-type="string" calcext:value-type="string">
            <text:p>Hovermale &amp; Joy-Gaba (2014,VC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13</text:p>
          </table:table-cell>
          <table:table-cell office:value-type="float" office:value="96" calcext:value-type="float">
            <text:p>96</text:p>
          </table:table-cell>
          <table:table-cell table:formula="of:=FIND(&quot;=&quot;;[.I248];1)" office:value-type="float" office:value="3" calcext:value-type="float">
            <text:p>3</text:p>
          </table:table-cell>
          <table:table-cell table:formula="of:=COM.MICROSOFT.CONCAT(MID([.I248];1;[.K248]-2);&quot;(N=&quot;;[.J248];&quot;)&quot;;MID([.I248];[.K248]-1;LEN([.I248])-[.K248]+2))" office:value-type="string" office:string-value="d(N=96) = +0.13" calcext:value-type="string">
            <text:p>d(N=96) = +0.13</text:p>
          </table:table-cell>
          <table:table-cell office:value-type="string" calcext:value-type="string">
            <text:p>Swol (2014,Wisc)</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05</text:p>
          </table:table-cell>
          <table:table-cell office:value-type="float" office:value="103" calcext:value-type="float">
            <text:p>103</text:p>
          </table:table-cell>
          <table:table-cell table:formula="of:=FIND(&quot;=&quot;;[.I249];1)" office:value-type="float" office:value="3" calcext:value-type="float">
            <text:p>3</text:p>
          </table:table-cell>
          <table:table-cell table:formula="of:=COM.MICROSOFT.CONCAT(MID([.I249];1;[.K249]-2);&quot;(N=&quot;;[.J249];&quot;)&quot;;MID([.I249];[.K249]-1;LEN([.I249])-[.K249]+2))" office:value-type="string" office:string-value="d(N=103) = +0.05" calcext:value-type="string">
            <text:p>d(N=103) = +0.05</text:p>
          </table:table-cell>
          <table:table-cell office:value-type="string" calcext:value-type="string">
            <text:p>Wichman (2014,WKU)</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25</text:p>
          </table:table-cell>
          <table:table-cell office:value-type="float" office:value="90" calcext:value-type="float">
            <text:p>90</text:p>
          </table:table-cell>
          <table:table-cell table:formula="of:=FIND(&quot;=&quot;;[.I250];1)" office:value-type="float" office:value="3" calcext:value-type="float">
            <text:p>3</text:p>
          </table:table-cell>
          <table:table-cell table:formula="of:=COM.MICROSOFT.CONCAT(MID([.I250];1;[.K250]-2);&quot;(N=&quot;;[.J250];&quot;)&quot;;MID([.I250];[.K250]-1;LEN([.I250])-[.K250]+2))" office:value-type="string" office:string-value="d(N=90) = +0.25" calcext:value-type="string">
            <text:p>d(N=90) = +0.25</text:p>
          </table:table-cell>
          <table:table-cell office:value-type="string" calcext:value-type="string">
            <text:p>Woodzicka (2014,WL)</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sunk cost effect (paid vs. free football ticket)</text:p>
          </table:table-cell>
          <table:table-cell office:value-type="string" calcext:value-type="string">
            <text:p>Oppenheimer et al. (2009 ) Study 1</text:p>
          </table:table-cell>
          <table:table-cell office:value-type="string" calcext:value-type="string">
            <text:p>d = +.23 ± .25</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d(N=115) = +.23 ± .25</text:p>
          </table:table-cell>
          <table:table-cell office:value-type="string" calcext:value-type="string">
            <text:p>d = +0.41</text:p>
          </table:table-cell>
          <table:table-cell office:value-type="float" office:value="87" calcext:value-type="float">
            <text:p>87</text:p>
          </table:table-cell>
          <table:table-cell table:formula="of:=FIND(&quot;=&quot;;[.I251];1)" office:value-type="float" office:value="3" calcext:value-type="float">
            <text:p>3</text:p>
          </table:table-cell>
          <table:table-cell table:formula="of:=COM.MICROSOFT.CONCAT(MID([.I251];1;[.K251]-2);&quot;(N=&quot;;[.J251];&quot;)&quot;;MID([.I251];[.K251]-1;LEN([.I251])-[.K251]+2))" office:value-type="string" office:string-value="d(N=87) = +0.41" calcext:value-type="string">
            <text:p>d(N=87) = +0.41</text:p>
          </table:table-cell>
          <table:table-cell office:value-type="string" calcext:value-type="string">
            <text:p>John &amp; Skorinko (2014,WPI)</text:p>
          </table:table-cell>
          <table:table-cell table:number-columns-repeated="2"/>
          <table:table-cell office:value-type="string" calcext:value-type="string">
            <text:p>Cognitive</text:p>
          </table:table-cell>
          <table:table-cell table:number-columns-repeated="8"/>
          <table:table-cell office:value-type="string" calcext:value-type="string">
            <text:p>http://peoplescience.org/sites/default/files/OppenheimerMeyvisDavidenko.20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2</text:p>
          </table:table-cell>
          <table:table-cell office:value-type="float" office:value="84" calcext:value-type="float">
            <text:p>84</text:p>
          </table:table-cell>
          <table:table-cell table:formula="of:=FIND(&quot;=&quot;;[.I252];1)" office:value-type="float" office:value="3" calcext:value-type="float">
            <text:p>3</text:p>
          </table:table-cell>
          <table:table-cell table:formula="of:=COM.MICROSOFT.CONCAT(MID([.I252];1;[.K252]-2);&quot;(N=&quot;;[.J252];&quot;)&quot;;MID([.I252];[.K252]-1;LEN([.I252])-[.K252]+2))" office:value-type="string" office:string-value="d(N=84) = +0.12" calcext:value-type="string">
            <text:p>d(N=84) = +0.12</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3</text:p>
          </table:table-cell>
          <table:table-cell office:value-type="float" office:value="120" calcext:value-type="float">
            <text:p>120</text:p>
          </table:table-cell>
          <table:table-cell table:formula="of:=FIND(&quot;=&quot;;[.I253];1)" office:value-type="float" office:value="3" calcext:value-type="float">
            <text:p>3</text:p>
          </table:table-cell>
          <table:table-cell table:formula="of:=COM.MICROSOFT.CONCAT(MID([.I253];1;[.K253]-2);&quot;(N=&quot;;[.J253];&quot;)&quot;;MID([.I253];[.K253]-1;LEN([.I253])-[.K253]+2))" office:value-type="string" office:string-value="d(N=120) = +0.33" calcext:value-type="string">
            <text:p>d(N=120) = +0.33</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6</text:p>
          </table:table-cell>
          <table:table-cell office:value-type="float" office:value="84" calcext:value-type="float">
            <text:p>84</text:p>
          </table:table-cell>
          <table:table-cell table:formula="of:=FIND(&quot;=&quot;;[.I254];1)" office:value-type="float" office:value="3" calcext:value-type="float">
            <text:p>3</text:p>
          </table:table-cell>
          <table:table-cell table:formula="of:=COM.MICROSOFT.CONCAT(MID([.I254];1;[.K254]-2);&quot;(N=&quot;;[.J254];&quot;)&quot;;MID([.I254];[.K254]-1;LEN([.I254])-[.K254]+2))" office:value-type="string" office:string-value="d(N=84) = +0.36" calcext:value-type="string">
            <text:p>d(N=84) = +0.36</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1</text:p>
          </table:table-cell>
          <table:table-cell office:value-type="float" office:value="95" calcext:value-type="float">
            <text:p>95</text:p>
          </table:table-cell>
          <table:table-cell table:formula="of:=FIND(&quot;=&quot;;[.I255];1)" office:value-type="float" office:value="3" calcext:value-type="float">
            <text:p>3</text:p>
          </table:table-cell>
          <table:table-cell table:formula="of:=COM.MICROSOFT.CONCAT(MID([.I255];1;[.K255]-2);&quot;(N=&quot;;[.J255];&quot;)&quot;;MID([.I255];[.K255]-1;LEN([.I255])-[.K255]+2))" office:value-type="string" office:string-value="d(N=95) = +0.11" calcext:value-type="string">
            <text:p>d(N=95) = +0.11</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2</text:p>
          </table:table-cell>
          <table:table-cell office:value-type="float" office:value="96" calcext:value-type="float">
            <text:p>96</text:p>
          </table:table-cell>
          <table:table-cell table:formula="of:=FIND(&quot;=&quot;;[.I256];1)" office:value-type="float" office:value="3" calcext:value-type="float">
            <text:p>3</text:p>
          </table:table-cell>
          <table:table-cell table:formula="of:=COM.MICROSOFT.CONCAT(MID([.I256];1;[.K256]-2);&quot;(N=&quot;;[.J256];&quot;)&quot;;MID([.I256];[.K256]-1;LEN([.I256])-[.K256]+2))" office:value-type="string" office:string-value="d(N=96) = +0.12" calcext:value-type="string">
            <text:p>d(N=96) = +0.12</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4</text:p>
          </table:table-cell>
          <table:table-cell office:value-type="float" office:value="102" calcext:value-type="float">
            <text:p>102</text:p>
          </table:table-cell>
          <table:table-cell table:formula="of:=FIND(&quot;=&quot;;[.I257];1)" office:value-type="float" office:value="3" calcext:value-type="float">
            <text:p>3</text:p>
          </table:table-cell>
          <table:table-cell table:formula="of:=COM.MICROSOFT.CONCAT(MID([.I257];1;[.K257]-2);&quot;(N=&quot;;[.J257];&quot;)&quot;;MID([.I257];[.K257]-1;LEN([.I257])-[.K257]+2))" office:value-type="string" office:string-value="d(N=102) = +0.14" calcext:value-type="string">
            <text:p>d(N=102) = +0.14</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07</text:p>
          </table:table-cell>
          <table:table-cell office:value-type="float" office:value="90" calcext:value-type="float">
            <text:p>90</text:p>
          </table:table-cell>
          <table:table-cell table:formula="of:=FIND(&quot;=&quot;;[.I258];1)" office:value-type="float" office:value="3" calcext:value-type="float">
            <text:p>3</text:p>
          </table:table-cell>
          <table:table-cell table:formula="of:=COM.MICROSOFT.CONCAT(MID([.I258];1;[.K258]-2);&quot;(N=&quot;;[.J258];&quot;)&quot;;MID([.I258];[.K258]-1;LEN([.I258])-[.K258]+2))" office:value-type="string" office:string-value="d(N=90) = +0.07" calcext:value-type="string">
            <text:p>d(N=90) = +0.07</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42</text:p>
          </table:table-cell>
          <table:table-cell office:value-type="float" office:value="174" calcext:value-type="float">
            <text:p>174</text:p>
          </table:table-cell>
          <table:table-cell table:formula="of:=FIND(&quot;=&quot;;[.I259];1)" office:value-type="float" office:value="3" calcext:value-type="float">
            <text:p>3</text:p>
          </table:table-cell>
          <table:table-cell table:formula="of:=COM.MICROSOFT.CONCAT(MID([.I259];1;[.K259]-2);&quot;(N=&quot;;[.J259];&quot;)&quot;;MID([.I259];[.K259]-1;LEN([.I259])-[.K259]+2))" office:value-type="string" office:string-value="d(N=174) = +0.42" calcext:value-type="string">
            <text:p>d(N=174) = +0.42</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07</text:p>
          </table:table-cell>
          <table:table-cell office:value-type="float" office:value="113" calcext:value-type="float">
            <text:p>113</text:p>
          </table:table-cell>
          <table:table-cell table:formula="of:=FIND(&quot;=&quot;;[.I260];1)" office:value-type="float" office:value="3" calcext:value-type="float">
            <text:p>3</text:p>
          </table:table-cell>
          <table:table-cell table:formula="of:=COM.MICROSOFT.CONCAT(MID([.I260];1;[.K260]-2);&quot;(N=&quot;;[.J260];&quot;)&quot;;MID([.I260];[.K260]-1;LEN([.I260])-[.K260]+2))" office:value-type="string" office:string-value="d(N=113) = -0.07" calcext:value-type="string">
            <text:p>d(N=113) = -0.07</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text:p>
          </table:table-cell>
          <table:table-cell office:value-type="float" office:value="112" calcext:value-type="float">
            <text:p>112</text:p>
          </table:table-cell>
          <table:table-cell table:formula="of:=FIND(&quot;=&quot;;[.I261];1)" office:value-type="float" office:value="3" calcext:value-type="float">
            <text:p>3</text:p>
          </table:table-cell>
          <table:table-cell table:formula="of:=COM.MICROSOFT.CONCAT(MID([.I261];1;[.K261]-2);&quot;(N=&quot;;[.J261];&quot;)&quot;;MID([.I261];[.K261]-1;LEN([.I261])-[.K261]+2))" office:value-type="string" office:string-value="d(N=112) = +0.3" calcext:value-type="string">
            <text:p>d(N=112) = +0.3</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text:p>
          </table:table-cell>
          <table:table-cell office:value-type="float" office:value="277" calcext:value-type="float">
            <text:p>277</text:p>
          </table:table-cell>
          <table:table-cell table:formula="of:=FIND(&quot;=&quot;;[.I262];1)" office:value-type="float" office:value="3" calcext:value-type="float">
            <text:p>3</text:p>
          </table:table-cell>
          <table:table-cell table:formula="of:=COM.MICROSOFT.CONCAT(MID([.I262];1;[.K262]-2);&quot;(N=&quot;;[.J262];&quot;)&quot;;MID([.I262];[.K262]-1;LEN([.I262])-[.K262]+2))" office:value-type="string" office:string-value="d(N=277) = +0.2" calcext:value-type="string">
            <text:p>d(N=277) = +0.2</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1</text:p>
          </table:table-cell>
          <table:table-cell office:value-type="float" office:value="146" calcext:value-type="float">
            <text:p>146</text:p>
          </table:table-cell>
          <table:table-cell table:formula="of:=FIND(&quot;=&quot;;[.I263];1)" office:value-type="float" office:value="3" calcext:value-type="float">
            <text:p>3</text:p>
          </table:table-cell>
          <table:table-cell table:formula="of:=COM.MICROSOFT.CONCAT(MID([.I263];1;[.K263]-2);&quot;(N=&quot;;[.J263];&quot;)&quot;;MID([.I263];[.K263]-1;LEN([.I263])-[.K263]+2))" office:value-type="string" office:string-value="d(N=146) = +0.31" calcext:value-type="string">
            <text:p>d(N=146) = +0.31</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67</text:p>
          </table:table-cell>
          <table:table-cell office:value-type="float" office:value="98" calcext:value-type="float">
            <text:p>98</text:p>
          </table:table-cell>
          <table:table-cell table:formula="of:=FIND(&quot;=&quot;;[.I264];1)" office:value-type="float" office:value="3" calcext:value-type="float">
            <text:p>3</text:p>
          </table:table-cell>
          <table:table-cell table:formula="of:=COM.MICROSOFT.CONCAT(MID([.I264];1;[.K264]-2);&quot;(N=&quot;;[.J264];&quot;)&quot;;MID([.I264];[.K264]-1;LEN([.I264])-[.K264]+2))" office:value-type="string" office:string-value="d(N=98) = +0.67" calcext:value-type="string">
            <text:p>d(N=98) = +0.67</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9</text:p>
          </table:table-cell>
          <table:table-cell office:value-type="float" office:value="85" calcext:value-type="float">
            <text:p>85</text:p>
          </table:table-cell>
          <table:table-cell table:formula="of:=FIND(&quot;=&quot;;[.I265];1)" office:value-type="float" office:value="3" calcext:value-type="float">
            <text:p>3</text:p>
          </table:table-cell>
          <table:table-cell table:formula="of:=COM.MICROSOFT.CONCAT(MID([.I265];1;[.K265]-2);&quot;(N=&quot;;[.J265];&quot;)&quot;;MID([.I265];[.K265]-1;LEN([.I265])-[.K265]+2))" office:value-type="string" office:string-value="d(N=85) = +0.19" calcext:value-type="string">
            <text:p>d(N=85) = +0.19</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46</text:p>
          </table:table-cell>
          <table:table-cell office:value-type="float" office:value="1000" calcext:value-type="float">
            <text:p>1000</text:p>
          </table:table-cell>
          <table:table-cell table:formula="of:=FIND(&quot;=&quot;;[.I266];1)" office:value-type="float" office:value="3" calcext:value-type="float">
            <text:p>3</text:p>
          </table:table-cell>
          <table:table-cell table:formula="of:=COM.MICROSOFT.CONCAT(MID([.I266];1;[.K266]-2);&quot;(N=&quot;;[.J266];&quot;)&quot;;MID([.I266];[.K266]-1;LEN([.I266])-[.K266]+2))" office:value-type="string" office:string-value="d(N=1000) = +0.46" calcext:value-type="string">
            <text:p>d(N=1000) = +0.46</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66</text:p>
          </table:table-cell>
          <table:table-cell office:value-type="float" office:value="107" calcext:value-type="float">
            <text:p>107</text:p>
          </table:table-cell>
          <table:table-cell table:formula="of:=FIND(&quot;=&quot;;[.I267];1)" office:value-type="float" office:value="3" calcext:value-type="float">
            <text:p>3</text:p>
          </table:table-cell>
          <table:table-cell table:formula="of:=COM.MICROSOFT.CONCAT(MID([.I267];1;[.K267]-2);&quot;(N=&quot;;[.J267];&quot;)&quot;;MID([.I267];[.K267]-1;LEN([.I267])-[.K267]+2))" office:value-type="string" office:string-value="d(N=107) = +0.66" calcext:value-type="string">
            <text:p>d(N=107) = +0.66</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4</text:p>
          </table:table-cell>
          <table:table-cell office:value-type="float" office:value="123" calcext:value-type="float">
            <text:p>123</text:p>
          </table:table-cell>
          <table:table-cell table:formula="of:=FIND(&quot;=&quot;;[.I268];1)" office:value-type="float" office:value="3" calcext:value-type="float">
            <text:p>3</text:p>
          </table:table-cell>
          <table:table-cell table:formula="of:=COM.MICROSOFT.CONCAT(MID([.I268];1;[.K268]-2);&quot;(N=&quot;;[.J268];&quot;)&quot;;MID([.I268];[.K268]-1;LEN([.I268])-[.K268]+2))" office:value-type="string" office:string-value="d(N=123) = +0.14" calcext:value-type="string">
            <text:p>d(N=123) = +0.14</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2</text:p>
          </table:table-cell>
          <table:table-cell office:value-type="float" office:value="1329" calcext:value-type="float">
            <text:p>1329</text:p>
          </table:table-cell>
          <table:table-cell table:formula="of:=FIND(&quot;=&quot;;[.I269];1)" office:value-type="float" office:value="3" calcext:value-type="float">
            <text:p>3</text:p>
          </table:table-cell>
          <table:table-cell table:formula="of:=COM.MICROSOFT.CONCAT(MID([.I269];1;[.K269]-2);&quot;(N=&quot;;[.J269];&quot;)&quot;;MID([.I269];[.K269]-1;LEN([.I269])-[.K269]+2))" office:value-type="string" office:string-value="d(N=1329) = +0.22" calcext:value-type="string">
            <text:p>d(N=1329) = +0.22</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64</text:p>
          </table:table-cell>
          <table:table-cell office:value-type="float" office:value="95" calcext:value-type="float">
            <text:p>95</text:p>
          </table:table-cell>
          <table:table-cell table:formula="of:=FIND(&quot;=&quot;;[.I270];1)" office:value-type="float" office:value="3" calcext:value-type="float">
            <text:p>3</text:p>
          </table:table-cell>
          <table:table-cell table:formula="of:=COM.MICROSOFT.CONCAT(MID([.I270];1;[.K270]-2);&quot;(N=&quot;;[.J270];&quot;)&quot;;MID([.I270];[.K270]-1;LEN([.I270])-[.K270]+2))" office:value-type="string" office:string-value="d(N=95) = +0.64" calcext:value-type="string">
            <text:p>d(N=95) = +0.64</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9</text:p>
          </table:table-cell>
          <table:table-cell office:value-type="float" office:value="103" calcext:value-type="float">
            <text:p>103</text:p>
          </table:table-cell>
          <table:table-cell table:formula="of:=FIND(&quot;=&quot;;[.I271];1)" office:value-type="float" office:value="3" calcext:value-type="float">
            <text:p>3</text:p>
          </table:table-cell>
          <table:table-cell table:formula="of:=COM.MICROSOFT.CONCAT(MID([.I271];1;[.K271]-2);&quot;(N=&quot;;[.J271];&quot;)&quot;;MID([.I271];[.K271]-1;LEN([.I271])-[.K271]+2))" office:value-type="string" office:string-value="d(N=103) = +0.29" calcext:value-type="string">
            <text:p>d(N=103) = +0.29</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text:p>
          </table:table-cell>
          <table:table-cell office:value-type="float" office:value="86" calcext:value-type="float">
            <text:p>86</text:p>
          </table:table-cell>
          <table:table-cell table:formula="of:=FIND(&quot;=&quot;;[.I272];1)" office:value-type="float" office:value="3" calcext:value-type="float">
            <text:p>3</text:p>
          </table:table-cell>
          <table:table-cell table:formula="of:=COM.MICROSOFT.CONCAT(MID([.I272];1;[.K272]-2);&quot;(N=&quot;;[.J272];&quot;)&quot;;MID([.I272];[.K272]-1;LEN([.I272])-[.K272]+2))" office:value-type="string" office:string-value="d(N=86) = -0.1" calcext:value-type="string">
            <text:p>d(N=86) = -0.1</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45</text:p>
          </table:table-cell>
          <table:table-cell office:value-type="float" office:value="162" calcext:value-type="float">
            <text:p>162</text:p>
          </table:table-cell>
          <table:table-cell table:formula="of:=FIND(&quot;=&quot;;[.I273];1)" office:value-type="float" office:value="3" calcext:value-type="float">
            <text:p>3</text:p>
          </table:table-cell>
          <table:table-cell table:formula="of:=COM.MICROSOFT.CONCAT(MID([.I273];1;[.K273]-2);&quot;(N=&quot;;[.J273];&quot;)&quot;;MID([.I273];[.K273]-1;LEN([.I273])-[.K273]+2))" office:value-type="string" office:string-value="d(N=162) = +0.45" calcext:value-type="string">
            <text:p>d(N=162) = +0.45</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2</text:p>
          </table:table-cell>
          <table:table-cell office:value-type="float" office:value="79" calcext:value-type="float">
            <text:p>79</text:p>
          </table:table-cell>
          <table:table-cell table:formula="of:=FIND(&quot;=&quot;;[.I274];1)" office:value-type="float" office:value="3" calcext:value-type="float">
            <text:p>3</text:p>
          </table:table-cell>
          <table:table-cell table:formula="of:=COM.MICROSOFT.CONCAT(MID([.I274];1;[.K274]-2);&quot;(N=&quot;;[.J274];&quot;)&quot;;MID([.I274];[.K274]-1;LEN([.I274])-[.K274]+2))" office:value-type="string" office:string-value="d(N=79) = +0.32" calcext:value-type="string">
            <text:p>d(N=79) = +0.32</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7</text:p>
          </table:table-cell>
          <table:table-cell office:value-type="float" office:value="169" calcext:value-type="float">
            <text:p>169</text:p>
          </table:table-cell>
          <table:table-cell table:formula="of:=FIND(&quot;=&quot;;[.I275];1)" office:value-type="float" office:value="3" calcext:value-type="float">
            <text:p>3</text:p>
          </table:table-cell>
          <table:table-cell table:formula="of:=COM.MICROSOFT.CONCAT(MID([.I275];1;[.K275]-2);&quot;(N=&quot;;[.J275];&quot;)&quot;;MID([.I275];[.K275]-1;LEN([.I275])-[.K275]+2))" office:value-type="string" office:string-value="d(N=169) = +0.27" calcext:value-type="string">
            <text:p>d(N=169) = +0.27</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58</text:p>
          </table:table-cell>
          <table:table-cell office:value-type="float" office:value="187" calcext:value-type="float">
            <text:p>187</text:p>
          </table:table-cell>
          <table:table-cell table:formula="of:=FIND(&quot;=&quot;;[.I276];1)" office:value-type="float" office:value="3" calcext:value-type="float">
            <text:p>3</text:p>
          </table:table-cell>
          <table:table-cell table:formula="of:=COM.MICROSOFT.CONCAT(MID([.I276];1;[.K276]-2);&quot;(N=&quot;;[.J276];&quot;)&quot;;MID([.I276];[.K276]-1;LEN([.I276])-[.K276]+2))" office:value-type="string" office:string-value="d(N=187) = +0.58" calcext:value-type="string">
            <text:p>d(N=187) = +0.58</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1</text:p>
          </table:table-cell>
          <table:table-cell office:value-type="float" office:value="87" calcext:value-type="float">
            <text:p>87</text:p>
          </table:table-cell>
          <table:table-cell table:formula="of:=FIND(&quot;=&quot;;[.I277];1)" office:value-type="float" office:value="3" calcext:value-type="float">
            <text:p>3</text:p>
          </table:table-cell>
          <table:table-cell table:formula="of:=COM.MICROSOFT.CONCAT(MID([.I277];1;[.K277]-2);&quot;(N=&quot;;[.J277];&quot;)&quot;;MID([.I277];[.K277]-1;LEN([.I277])-[.K277]+2))" office:value-type="string" office:string-value="d(N=87) = +0.11" calcext:value-type="string">
            <text:p>d(N=87) = +0.11</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3</text:p>
          </table:table-cell>
          <table:table-cell office:value-type="float" office:value="225" calcext:value-type="float">
            <text:p>225</text:p>
          </table:table-cell>
          <table:table-cell table:formula="of:=FIND(&quot;=&quot;;[.I278];1)" office:value-type="float" office:value="3" calcext:value-type="float">
            <text:p>3</text:p>
          </table:table-cell>
          <table:table-cell table:formula="of:=COM.MICROSOFT.CONCAT(MID([.I278];1;[.K278]-2);&quot;(N=&quot;;[.J278];&quot;)&quot;;MID([.I278];[.K278]-1;LEN([.I278])-[.K278]+2))" office:value-type="string" office:string-value="d(N=225) = +0.3" calcext:value-type="string">
            <text:p>d(N=225) = +0.3</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4</text:p>
          </table:table-cell>
          <table:table-cell office:value-type="float" office:value="80" calcext:value-type="float">
            <text:p>80</text:p>
          </table:table-cell>
          <table:table-cell table:formula="of:=FIND(&quot;=&quot;;[.I279];1)" office:value-type="float" office:value="3" calcext:value-type="float">
            <text:p>3</text:p>
          </table:table-cell>
          <table:table-cell table:formula="of:=COM.MICROSOFT.CONCAT(MID([.I279];1;[.K279]-2);&quot;(N=&quot;;[.J279];&quot;)&quot;;MID([.I279];[.K279]-1;LEN([.I279])-[.K279]+2))" office:value-type="string" office:string-value="d(N=80) = +0.4" calcext:value-type="string">
            <text:p>d(N=80) = +0.4</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5</text:p>
          </table:table-cell>
          <table:table-cell office:value-type="float" office:value="127" calcext:value-type="float">
            <text:p>127</text:p>
          </table:table-cell>
          <table:table-cell table:formula="of:=FIND(&quot;=&quot;;[.I280];1)" office:value-type="float" office:value="3" calcext:value-type="float">
            <text:p>3</text:p>
          </table:table-cell>
          <table:table-cell table:formula="of:=COM.MICROSOFT.CONCAT(MID([.I280];1;[.K280]-2);&quot;(N=&quot;;[.J280];&quot;)&quot;;MID([.I280];[.K280]-1;LEN([.I280])-[.K280]+2))" office:value-type="string" office:string-value="d(N=127) = +0.25" calcext:value-type="string">
            <text:p>d(N=127) = +0.25</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01</text:p>
          </table:table-cell>
          <table:table-cell office:value-type="float" office:value="144" calcext:value-type="float">
            <text:p>144</text:p>
          </table:table-cell>
          <table:table-cell table:formula="of:=FIND(&quot;=&quot;;[.I281];1)" office:value-type="float" office:value="3" calcext:value-type="float">
            <text:p>3</text:p>
          </table:table-cell>
          <table:table-cell table:formula="of:=COM.MICROSOFT.CONCAT(MID([.I281];1;[.K281]-2);&quot;(N=&quot;;[.J281];&quot;)&quot;;MID([.I281];[.K281]-1;LEN([.I281])-[.K281]+2))" office:value-type="string" office:string-value="d(N=144) = +0.01" calcext:value-type="string">
            <text:p>d(N=144) = +0.01</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27</text:p>
          </table:table-cell>
          <table:table-cell office:value-type="float" office:value="81" calcext:value-type="float">
            <text:p>81</text:p>
          </table:table-cell>
          <table:table-cell table:formula="of:=FIND(&quot;=&quot;;[.I282];1)" office:value-type="float" office:value="3" calcext:value-type="float">
            <text:p>3</text:p>
          </table:table-cell>
          <table:table-cell table:formula="of:=COM.MICROSOFT.CONCAT(MID([.I282];1;[.K282]-2);&quot;(N=&quot;;[.J282];&quot;)&quot;;MID([.I282];[.K282]-1;LEN([.I282])-[.K282]+2))" office:value-type="string" office:string-value="d(N=81) = +0.27" calcext:value-type="string">
            <text:p>d(N=81) = +0.27</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56</text:p>
          </table:table-cell>
          <table:table-cell office:value-type="float" office:value="108" calcext:value-type="float">
            <text:p>108</text:p>
          </table:table-cell>
          <table:table-cell table:formula="of:=FIND(&quot;=&quot;;[.I283];1)" office:value-type="float" office:value="3" calcext:value-type="float">
            <text:p>3</text:p>
          </table:table-cell>
          <table:table-cell table:formula="of:=COM.MICROSOFT.CONCAT(MID([.I283];1;[.K283]-2);&quot;(N=&quot;;[.J283];&quot;)&quot;;MID([.I283];[.K283]-1;LEN([.I283])-[.K283]+2))" office:value-type="string" office:string-value="d(N=108) = +0.56" calcext:value-type="string">
            <text:p>d(N=108) = +0.56</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07</text:p>
          </table:table-cell>
          <table:table-cell office:value-type="float" office:value="96" calcext:value-type="float">
            <text:p>96</text:p>
          </table:table-cell>
          <table:table-cell table:formula="of:=FIND(&quot;=&quot;;[.I284];1)" office:value-type="float" office:value="3" calcext:value-type="float">
            <text:p>3</text:p>
          </table:table-cell>
          <table:table-cell table:formula="of:=COM.MICROSOFT.CONCAT(MID([.I284];1;[.K284]-2);&quot;(N=&quot;;[.J284];&quot;)&quot;;MID([.I284];[.K284]-1;LEN([.I284])-[.K284]+2))" office:value-type="string" office:string-value="d(N=96) = +0.07" calcext:value-type="string">
            <text:p>d(N=96) = +0.07</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5</text:p>
          </table:table-cell>
          <table:table-cell office:value-type="float" office:value="103" calcext:value-type="float">
            <text:p>103</text:p>
          </table:table-cell>
          <table:table-cell table:formula="of:=FIND(&quot;=&quot;;[.I285];1)" office:value-type="float" office:value="3" calcext:value-type="float">
            <text:p>3</text:p>
          </table:table-cell>
          <table:table-cell table:formula="of:=COM.MICROSOFT.CONCAT(MID([.I285];1;[.K285]-2);&quot;(N=&quot;;[.J285];&quot;)&quot;;MID([.I285];[.K285]-1;LEN([.I285])-[.K285]+2))" office:value-type="string" office:string-value="d(N=103) = +0.5" calcext:value-type="string">
            <text:p>d(N=103) = +0.5</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04</text:p>
          </table:table-cell>
          <table:table-cell office:value-type="float" office:value="90" calcext:value-type="float">
            <text:p>90</text:p>
          </table:table-cell>
          <table:table-cell table:formula="of:=FIND(&quot;=&quot;;[.I286];1)" office:value-type="float" office:value="3" calcext:value-type="float">
            <text:p>3</text:p>
          </table:table-cell>
          <table:table-cell table:formula="of:=COM.MICROSOFT.CONCAT(MID([.I286];1;[.K286]-2);&quot;(N=&quot;;[.J286];&quot;)&quot;;MID([.I286];[.K286]-1;LEN([.I286])-[.K286]+2))" office:value-type="string" office:string-value="d(N=90) = +0.04" calcext:value-type="string">
            <text:p>d(N=90) = +0.04</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reciprocity norm effect</text:p>
          </table:table-cell>
          <table:table-cell office:value-type="string" calcext:value-type="string">
            <text:p>Hyman &amp; Sheatsley (1950) </text:p>
          </table:table-cell>
          <table:table-cell office:value-type="string" calcext:value-type="string">
            <text:p>d = +.16</text:p>
          </table:table-cell>
          <table:table-cell/>
          <table:table-cell office:value-type="float" office:value="3" calcext:value-type="float">
            <text:p>3</text:p>
          </table:table-cell>
          <table:table-cell office:value-type="string" calcext:value-type="string">
            <text:p>d(N=) = +.16</text:p>
          </table:table-cell>
          <table:table-cell office:value-type="string" calcext:value-type="string">
            <text:p>d = +0.13</text:p>
          </table:table-cell>
          <table:table-cell office:value-type="float" office:value="87" calcext:value-type="float">
            <text:p>87</text:p>
          </table:table-cell>
          <table:table-cell table:formula="of:=FIND(&quot;=&quot;;[.I287];1)" office:value-type="float" office:value="3" calcext:value-type="float">
            <text:p>3</text:p>
          </table:table-cell>
          <table:table-cell table:formula="of:=COM.MICROSOFT.CONCAT(MID([.I287];1;[.K287]-2);&quot;(N=&quot;;[.J287];&quot;)&quot;;MID([.I287];[.K287]-1;LEN([.I287])-[.K287]+2))" office:value-type="string" office:string-value="d(N=87) = +0.13" calcext:value-type="string">
            <text:p>d(N=87) = +0.13</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2</text:p>
          </table:table-cell>
          <table:table-cell office:value-type="float" office:value="84" calcext:value-type="float">
            <text:p>84</text:p>
          </table:table-cell>
          <table:table-cell table:formula="of:=FIND(&quot;=&quot;;[.I288];1)" office:value-type="float" office:value="3" calcext:value-type="float">
            <text:p>3</text:p>
          </table:table-cell>
          <table:table-cell table:formula="of:=COM.MICROSOFT.CONCAT(MID([.I288];1;[.K288]-2);&quot;(N=&quot;;[.J288];&quot;)&quot;;MID([.I288];[.K288]-1;LEN([.I288])-[.K288]+2))" office:value-type="string" office:string-value="d(N=84) = +0.22" calcext:value-type="string">
            <text:p>d(N=84) = +0.22</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19</text:p>
          </table:table-cell>
          <table:table-cell office:value-type="float" office:value="120" calcext:value-type="float">
            <text:p>120</text:p>
          </table:table-cell>
          <table:table-cell table:formula="of:=FIND(&quot;=&quot;;[.I289];1)" office:value-type="float" office:value="3" calcext:value-type="float">
            <text:p>3</text:p>
          </table:table-cell>
          <table:table-cell table:formula="of:=COM.MICROSOFT.CONCAT(MID([.I289];1;[.K289]-2);&quot;(N=&quot;;[.J289];&quot;)&quot;;MID([.I289];[.K289]-1;LEN([.I289])-[.K289]+2))" office:value-type="string" office:string-value="d(N=120) = +0.19" calcext:value-type="string">
            <text:p>d(N=120) = +0.19</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9</text:p>
          </table:table-cell>
          <table:table-cell office:value-type="float" office:value="84" calcext:value-type="float">
            <text:p>84</text:p>
          </table:table-cell>
          <table:table-cell table:formula="of:=FIND(&quot;=&quot;;[.I290];1)" office:value-type="float" office:value="3" calcext:value-type="float">
            <text:p>3</text:p>
          </table:table-cell>
          <table:table-cell table:formula="of:=COM.MICROSOFT.CONCAT(MID([.I290];1;[.K290]-2);&quot;(N=&quot;;[.J290];&quot;)&quot;;MID([.I290];[.K290]-1;LEN([.I290])-[.K290]+2))" office:value-type="string" office:string-value="d(N=84) = +0.29" calcext:value-type="string">
            <text:p>d(N=84) = +0.29</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14</text:p>
          </table:table-cell>
          <table:table-cell office:value-type="float" office:value="95" calcext:value-type="float">
            <text:p>95</text:p>
          </table:table-cell>
          <table:table-cell table:formula="of:=FIND(&quot;=&quot;;[.I291];1)" office:value-type="float" office:value="3" calcext:value-type="float">
            <text:p>3</text:p>
          </table:table-cell>
          <table:table-cell table:formula="of:=COM.MICROSOFT.CONCAT(MID([.I291];1;[.K291]-2);&quot;(N=&quot;;[.J291];&quot;)&quot;;MID([.I291];[.K291]-1;LEN([.I291])-[.K291]+2))" office:value-type="string" office:string-value="d(N=95) = +0.14" calcext:value-type="string">
            <text:p>d(N=95) = +0.14</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74</text:p>
          </table:table-cell>
          <table:table-cell office:value-type="float" office:value="96" calcext:value-type="float">
            <text:p>96</text:p>
          </table:table-cell>
          <table:table-cell table:formula="of:=FIND(&quot;=&quot;;[.I292];1)" office:value-type="float" office:value="3" calcext:value-type="float">
            <text:p>3</text:p>
          </table:table-cell>
          <table:table-cell table:formula="of:=COM.MICROSOFT.CONCAT(MID([.I292];1;[.K292]-2);&quot;(N=&quot;;[.J292];&quot;)&quot;;MID([.I292];[.K292]-1;LEN([.I292])-[.K292]+2))" office:value-type="string" office:string-value="d(N=96) = +0.74" calcext:value-type="string">
            <text:p>d(N=96) = +0.74</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19</text:p>
          </table:table-cell>
          <table:table-cell office:value-type="float" office:value="102" calcext:value-type="float">
            <text:p>102</text:p>
          </table:table-cell>
          <table:table-cell table:formula="of:=FIND(&quot;=&quot;;[.I293];1)" office:value-type="float" office:value="3" calcext:value-type="float">
            <text:p>3</text:p>
          </table:table-cell>
          <table:table-cell table:formula="of:=COM.MICROSOFT.CONCAT(MID([.I293];1;[.K293]-2);&quot;(N=&quot;;[.J293];&quot;)&quot;;MID([.I293];[.K293]-1;LEN([.I293])-[.K293]+2))" office:value-type="string" office:string-value="d(N=102) = +0.19" calcext:value-type="string">
            <text:p>d(N=102) = +0.19</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53</text:p>
          </table:table-cell>
          <table:table-cell office:value-type="float" office:value="90" calcext:value-type="float">
            <text:p>90</text:p>
          </table:table-cell>
          <table:table-cell table:formula="of:=FIND(&quot;=&quot;;[.I294];1)" office:value-type="float" office:value="3" calcext:value-type="float">
            <text:p>3</text:p>
          </table:table-cell>
          <table:table-cell table:formula="of:=COM.MICROSOFT.CONCAT(MID([.I294];1;[.K294]-2);&quot;(N=&quot;;[.J294];&quot;)&quot;;MID([.I294];[.K294]-1;LEN([.I294])-[.K294]+2))" office:value-type="string" office:string-value="d(N=90) = +0.53" calcext:value-type="string">
            <text:p>d(N=90) = +0.53</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65</text:p>
          </table:table-cell>
          <table:table-cell office:value-type="float" office:value="174" calcext:value-type="float">
            <text:p>174</text:p>
          </table:table-cell>
          <table:table-cell table:formula="of:=FIND(&quot;=&quot;;[.I295];1)" office:value-type="float" office:value="3" calcext:value-type="float">
            <text:p>3</text:p>
          </table:table-cell>
          <table:table-cell table:formula="of:=COM.MICROSOFT.CONCAT(MID([.I295];1;[.K295]-2);&quot;(N=&quot;;[.J295];&quot;)&quot;;MID([.I295];[.K295]-1;LEN([.I295])-[.K295]+2))" office:value-type="string" office:string-value="d(N=174) = +0.65" calcext:value-type="string">
            <text:p>d(N=174) = +0.65</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09</text:p>
          </table:table-cell>
          <table:table-cell office:value-type="float" office:value="113" calcext:value-type="float">
            <text:p>113</text:p>
          </table:table-cell>
          <table:table-cell table:formula="of:=FIND(&quot;=&quot;;[.I296];1)" office:value-type="float" office:value="3" calcext:value-type="float">
            <text:p>3</text:p>
          </table:table-cell>
          <table:table-cell table:formula="of:=COM.MICROSOFT.CONCAT(MID([.I296];1;[.K296]-2);&quot;(N=&quot;;[.J296];&quot;)&quot;;MID([.I296];[.K296]-1;LEN([.I296])-[.K296]+2))" office:value-type="string" office:string-value="d(N=113) = -0.09" calcext:value-type="string">
            <text:p>d(N=113) = -0.09</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9</text:p>
          </table:table-cell>
          <table:table-cell office:value-type="float" office:value="112" calcext:value-type="float">
            <text:p>112</text:p>
          </table:table-cell>
          <table:table-cell table:formula="of:=FIND(&quot;=&quot;;[.I297];1)" office:value-type="float" office:value="3" calcext:value-type="float">
            <text:p>3</text:p>
          </table:table-cell>
          <table:table-cell table:formula="of:=COM.MICROSOFT.CONCAT(MID([.I297];1;[.K297]-2);&quot;(N=&quot;;[.J297];&quot;)&quot;;MID([.I297];[.K297]-1;LEN([.I297])-[.K297]+2))" office:value-type="string" office:string-value="d(N=112) = +0.29" calcext:value-type="string">
            <text:p>d(N=112) = +0.29</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7</text:p>
          </table:table-cell>
          <table:table-cell office:value-type="float" office:value="277" calcext:value-type="float">
            <text:p>277</text:p>
          </table:table-cell>
          <table:table-cell table:formula="of:=FIND(&quot;=&quot;;[.I298];1)" office:value-type="float" office:value="3" calcext:value-type="float">
            <text:p>3</text:p>
          </table:table-cell>
          <table:table-cell table:formula="of:=COM.MICROSOFT.CONCAT(MID([.I298];1;[.K298]-2);&quot;(N=&quot;;[.J298];&quot;)&quot;;MID([.I298];[.K298]-1;LEN([.I298])-[.K298]+2))" office:value-type="string" office:string-value="d(N=277) = +0.37" calcext:value-type="string">
            <text:p>d(N=277) = +0.37</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text:p>
          </table:table-cell>
          <table:table-cell office:value-type="float" office:value="146" calcext:value-type="float">
            <text:p>146</text:p>
          </table:table-cell>
          <table:table-cell table:formula="of:=FIND(&quot;=&quot;;[.I299];1)" office:value-type="float" office:value="3" calcext:value-type="float">
            <text:p>3</text:p>
          </table:table-cell>
          <table:table-cell table:formula="of:=COM.MICROSOFT.CONCAT(MID([.I299];1;[.K299]-2);&quot;(N=&quot;;[.J299];&quot;)&quot;;MID([.I299];[.K299]-1;LEN([.I299])-[.K299]+2))" office:value-type="string" office:string-value="d(N=146) = +0.4" calcext:value-type="string">
            <text:p>d(N=146) = +0.4</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09</text:p>
          </table:table-cell>
          <table:table-cell office:value-type="float" office:value="98" calcext:value-type="float">
            <text:p>98</text:p>
          </table:table-cell>
          <table:table-cell table:formula="of:=FIND(&quot;=&quot;;[.I300];1)" office:value-type="float" office:value="3" calcext:value-type="float">
            <text:p>3</text:p>
          </table:table-cell>
          <table:table-cell table:formula="of:=COM.MICROSOFT.CONCAT(MID([.I300];1;[.K300]-2);&quot;(N=&quot;;[.J300];&quot;)&quot;;MID([.I300];[.K300]-1;LEN([.I300])-[.K300]+2))" office:value-type="string" office:string-value="d(N=98) = +0.09" calcext:value-type="string">
            <text:p>d(N=98) = +0.09</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03</text:p>
          </table:table-cell>
          <table:table-cell office:value-type="float" office:value="85" calcext:value-type="float">
            <text:p>85</text:p>
          </table:table-cell>
          <table:table-cell table:formula="of:=FIND(&quot;=&quot;;[.I301];1)" office:value-type="float" office:value="3" calcext:value-type="float">
            <text:p>3</text:p>
          </table:table-cell>
          <table:table-cell table:formula="of:=COM.MICROSOFT.CONCAT(MID([.I301];1;[.K301]-2);&quot;(N=&quot;;[.J301];&quot;)&quot;;MID([.I301];[.K301]-1;LEN([.I301])-[.K301]+2))" office:value-type="string" office:string-value="d(N=85) = -0.03" calcext:value-type="string">
            <text:p>d(N=85) = -0.03</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3</text:p>
          </table:table-cell>
          <table:table-cell office:value-type="float" office:value="1000" calcext:value-type="float">
            <text:p>1000</text:p>
          </table:table-cell>
          <table:table-cell table:formula="of:=FIND(&quot;=&quot;;[.I302];1)" office:value-type="float" office:value="3" calcext:value-type="float">
            <text:p>3</text:p>
          </table:table-cell>
          <table:table-cell table:formula="of:=COM.MICROSOFT.CONCAT(MID([.I302];1;[.K302]-2);&quot;(N=&quot;;[.J302];&quot;)&quot;;MID([.I302];[.K302]-1;LEN([.I302])-[.K302]+2))" office:value-type="string" office:string-value="d(N=1000) = +0.43" calcext:value-type="string">
            <text:p>d(N=1000) = +0.43</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7</text:p>
          </table:table-cell>
          <table:table-cell office:value-type="float" office:value="107" calcext:value-type="float">
            <text:p>107</text:p>
          </table:table-cell>
          <table:table-cell table:formula="of:=FIND(&quot;=&quot;;[.I303];1)" office:value-type="float" office:value="3" calcext:value-type="float">
            <text:p>3</text:p>
          </table:table-cell>
          <table:table-cell table:formula="of:=COM.MICROSOFT.CONCAT(MID([.I303];1;[.K303]-2);&quot;(N=&quot;;[.J303];&quot;)&quot;;MID([.I303];[.K303]-1;LEN([.I303])-[.K303]+2))" office:value-type="string" office:string-value="d(N=107) = +0.27" calcext:value-type="string">
            <text:p>d(N=107) = +0.27</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17</text:p>
          </table:table-cell>
          <table:table-cell office:value-type="float" office:value="123" calcext:value-type="float">
            <text:p>123</text:p>
          </table:table-cell>
          <table:table-cell table:formula="of:=FIND(&quot;=&quot;;[.I304];1)" office:value-type="float" office:value="3" calcext:value-type="float">
            <text:p>3</text:p>
          </table:table-cell>
          <table:table-cell table:formula="of:=COM.MICROSOFT.CONCAT(MID([.I304];1;[.K304]-2);&quot;(N=&quot;;[.J304];&quot;)&quot;;MID([.I304];[.K304]-1;LEN([.I304])-[.K304]+2))" office:value-type="string" office:string-value="d(N=123) = +0.17" calcext:value-type="string">
            <text:p>d(N=123) = +0.17</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6</text:p>
          </table:table-cell>
          <table:table-cell office:value-type="float" office:value="1329" calcext:value-type="float">
            <text:p>1329</text:p>
          </table:table-cell>
          <table:table-cell table:formula="of:=FIND(&quot;=&quot;;[.I305];1)" office:value-type="float" office:value="3" calcext:value-type="float">
            <text:p>3</text:p>
          </table:table-cell>
          <table:table-cell table:formula="of:=COM.MICROSOFT.CONCAT(MID([.I305];1;[.K305]-2);&quot;(N=&quot;;[.J305];&quot;)&quot;;MID([.I305];[.K305]-1;LEN([.I305])-[.K305]+2))" office:value-type="string" office:string-value="d(N=1329) = +0.26" calcext:value-type="string">
            <text:p>d(N=1329) = +0.26</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2</text:p>
          </table:table-cell>
          <table:table-cell office:value-type="float" office:value="95" calcext:value-type="float">
            <text:p>95</text:p>
          </table:table-cell>
          <table:table-cell table:formula="of:=FIND(&quot;=&quot;;[.I306];1)" office:value-type="float" office:value="3" calcext:value-type="float">
            <text:p>3</text:p>
          </table:table-cell>
          <table:table-cell table:formula="of:=COM.MICROSOFT.CONCAT(MID([.I306];1;[.K306]-2);&quot;(N=&quot;;[.J306];&quot;)&quot;;MID([.I306];[.K306]-1;LEN([.I306])-[.K306]+2))" office:value-type="string" office:string-value="d(N=95) = +0.42" calcext:value-type="string">
            <text:p>d(N=95) = +0.42</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86</text:p>
          </table:table-cell>
          <table:table-cell office:value-type="float" office:value="103" calcext:value-type="float">
            <text:p>103</text:p>
          </table:table-cell>
          <table:table-cell table:formula="of:=FIND(&quot;=&quot;;[.I307];1)" office:value-type="float" office:value="3" calcext:value-type="float">
            <text:p>3</text:p>
          </table:table-cell>
          <table:table-cell table:formula="of:=COM.MICROSOFT.CONCAT(MID([.I307];1;[.K307]-2);&quot;(N=&quot;;[.J307];&quot;)&quot;;MID([.I307];[.K307]-1;LEN([.I307])-[.K307]+2))" office:value-type="string" office:string-value="d(N=103) = +0.86" calcext:value-type="string">
            <text:p>d(N=103) = +0.86</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text:p>
          </table:table-cell>
          <table:table-cell office:value-type="float" office:value="86" calcext:value-type="float">
            <text:p>86</text:p>
          </table:table-cell>
          <table:table-cell table:formula="of:=FIND(&quot;=&quot;;[.I308];1)" office:value-type="float" office:value="3" calcext:value-type="float">
            <text:p>3</text:p>
          </table:table-cell>
          <table:table-cell table:formula="of:=COM.MICROSOFT.CONCAT(MID([.I308];1;[.K308]-2);&quot;(N=&quot;;[.J308];&quot;)&quot;;MID([.I308];[.K308]-1;LEN([.I308])-[.K308]+2))" office:value-type="string" office:string-value="d(N=86) = +0.4" calcext:value-type="string">
            <text:p>d(N=86) = +0.4</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text:p>
          </table:table-cell>
          <table:table-cell office:value-type="float" office:value="162" calcext:value-type="float">
            <text:p>162</text:p>
          </table:table-cell>
          <table:table-cell table:formula="of:=FIND(&quot;=&quot;;[.I309];1)" office:value-type="float" office:value="3" calcext:value-type="float">
            <text:p>3</text:p>
          </table:table-cell>
          <table:table-cell table:formula="of:=COM.MICROSOFT.CONCAT(MID([.I309];1;[.K309]-2);&quot;(N=&quot;;[.J309];&quot;)&quot;;MID([.I309];[.K309]-1;LEN([.I309])-[.K309]+2))" office:value-type="string" office:string-value="d(N=162) = +0.4" calcext:value-type="string">
            <text:p>d(N=162) = +0.4</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01</text:p>
          </table:table-cell>
          <table:table-cell office:value-type="float" office:value="79" calcext:value-type="float">
            <text:p>79</text:p>
          </table:table-cell>
          <table:table-cell table:formula="of:=FIND(&quot;=&quot;;[.I310];1)" office:value-type="float" office:value="3" calcext:value-type="float">
            <text:p>3</text:p>
          </table:table-cell>
          <table:table-cell table:formula="of:=COM.MICROSOFT.CONCAT(MID([.I310];1;[.K310]-2);&quot;(N=&quot;;[.J310];&quot;)&quot;;MID([.I310];[.K310]-1;LEN([.I310])-[.K310]+2))" office:value-type="string" office:string-value="d(N=79) = -0.01" calcext:value-type="string">
            <text:p>d(N=79) = -0.01</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1</text:p>
          </table:table-cell>
          <table:table-cell office:value-type="float" office:value="169" calcext:value-type="float">
            <text:p>169</text:p>
          </table:table-cell>
          <table:table-cell table:formula="of:=FIND(&quot;=&quot;;[.I311];1)" office:value-type="float" office:value="3" calcext:value-type="float">
            <text:p>3</text:p>
          </table:table-cell>
          <table:table-cell table:formula="of:=COM.MICROSOFT.CONCAT(MID([.I311];1;[.K311]-2);&quot;(N=&quot;;[.J311];&quot;)&quot;;MID([.I311];[.K311]-1;LEN([.I311])-[.K311]+2))" office:value-type="string" office:string-value="d(N=169) = +0.31" calcext:value-type="string">
            <text:p>d(N=169) = +0.31</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4</text:p>
          </table:table-cell>
          <table:table-cell office:value-type="float" office:value="187" calcext:value-type="float">
            <text:p>187</text:p>
          </table:table-cell>
          <table:table-cell table:formula="of:=FIND(&quot;=&quot;;[.I312];1)" office:value-type="float" office:value="3" calcext:value-type="float">
            <text:p>3</text:p>
          </table:table-cell>
          <table:table-cell table:formula="of:=COM.MICROSOFT.CONCAT(MID([.I312];1;[.K312]-2);&quot;(N=&quot;;[.J312];&quot;)&quot;;MID([.I312];[.K312]-1;LEN([.I312])-[.K312]+2))" office:value-type="string" office:string-value="d(N=187) = +0.34" calcext:value-type="string">
            <text:p>d(N=187) = +0.34</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5</text:p>
          </table:table-cell>
          <table:table-cell office:value-type="float" office:value="87" calcext:value-type="float">
            <text:p>87</text:p>
          </table:table-cell>
          <table:table-cell table:formula="of:=FIND(&quot;=&quot;;[.I313];1)" office:value-type="float" office:value="3" calcext:value-type="float">
            <text:p>3</text:p>
          </table:table-cell>
          <table:table-cell table:formula="of:=COM.MICROSOFT.CONCAT(MID([.I313];1;[.K313]-2);&quot;(N=&quot;;[.J313];&quot;)&quot;;MID([.I313];[.K313]-1;LEN([.I313])-[.K313]+2))" office:value-type="string" office:string-value="d(N=87) = +0.5" calcext:value-type="string">
            <text:p>d(N=87) = +0.5</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8</text:p>
          </table:table-cell>
          <table:table-cell office:value-type="float" office:value="225" calcext:value-type="float">
            <text:p>225</text:p>
          </table:table-cell>
          <table:table-cell table:formula="of:=FIND(&quot;=&quot;;[.I314];1)" office:value-type="float" office:value="3" calcext:value-type="float">
            <text:p>3</text:p>
          </table:table-cell>
          <table:table-cell table:formula="of:=COM.MICROSOFT.CONCAT(MID([.I314];1;[.K314]-2);&quot;(N=&quot;;[.J314];&quot;)&quot;;MID([.I314];[.K314]-1;LEN([.I314])-[.K314]+2))" office:value-type="string" office:string-value="d(N=225) = +0.38" calcext:value-type="string">
            <text:p>d(N=225) = +0.38</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54</text:p>
          </table:table-cell>
          <table:table-cell office:value-type="float" office:value="80" calcext:value-type="float">
            <text:p>80</text:p>
          </table:table-cell>
          <table:table-cell table:formula="of:=FIND(&quot;=&quot;;[.I315];1)" office:value-type="float" office:value="3" calcext:value-type="float">
            <text:p>3</text:p>
          </table:table-cell>
          <table:table-cell table:formula="of:=COM.MICROSOFT.CONCAT(MID([.I315];1;[.K315]-2);&quot;(N=&quot;;[.J315];&quot;)&quot;;MID([.I315];[.K315]-1;LEN([.I315])-[.K315]+2))" office:value-type="string" office:string-value="d(N=80) = +0.54" calcext:value-type="string">
            <text:p>d(N=80) = +0.54</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49</text:p>
          </table:table-cell>
          <table:table-cell office:value-type="float" office:value="127" calcext:value-type="float">
            <text:p>127</text:p>
          </table:table-cell>
          <table:table-cell table:formula="of:=FIND(&quot;=&quot;;[.I316];1)" office:value-type="float" office:value="3" calcext:value-type="float">
            <text:p>3</text:p>
          </table:table-cell>
          <table:table-cell table:formula="of:=COM.MICROSOFT.CONCAT(MID([.I316];1;[.K316]-2);&quot;(N=&quot;;[.J316];&quot;)&quot;;MID([.I316];[.K316]-1;LEN([.I316])-[.K316]+2))" office:value-type="string" office:string-value="d(N=127) = +0.49" calcext:value-type="string">
            <text:p>d(N=127) = +0.49</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6</text:p>
          </table:table-cell>
          <table:table-cell office:value-type="float" office:value="144" calcext:value-type="float">
            <text:p>144</text:p>
          </table:table-cell>
          <table:table-cell table:formula="of:=FIND(&quot;=&quot;;[.I317];1)" office:value-type="float" office:value="3" calcext:value-type="float">
            <text:p>3</text:p>
          </table:table-cell>
          <table:table-cell table:formula="of:=COM.MICROSOFT.CONCAT(MID([.I317];1;[.K317]-2);&quot;(N=&quot;;[.J317];&quot;)&quot;;MID([.I317];[.K317]-1;LEN([.I317])-[.K317]+2))" office:value-type="string" office:string-value="d(N=144) = -0.26" calcext:value-type="string">
            <text:p>d(N=144) = -0.26</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16</text:p>
          </table:table-cell>
          <table:table-cell office:value-type="float" office:value="81" calcext:value-type="float">
            <text:p>81</text:p>
          </table:table-cell>
          <table:table-cell table:formula="of:=FIND(&quot;=&quot;;[.I318];1)" office:value-type="float" office:value="3" calcext:value-type="float">
            <text:p>3</text:p>
          </table:table-cell>
          <table:table-cell table:formula="of:=COM.MICROSOFT.CONCAT(MID([.I318];1;[.K318]-2);&quot;(N=&quot;;[.J318];&quot;)&quot;;MID([.I318];[.K318]-1;LEN([.I318])-[.K318]+2))" office:value-type="string" office:string-value="d(N=81) = +0.16" calcext:value-type="string">
            <text:p>d(N=81) = +0.16</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1</text:p>
          </table:table-cell>
          <table:table-cell office:value-type="float" office:value="108" calcext:value-type="float">
            <text:p>108</text:p>
          </table:table-cell>
          <table:table-cell table:formula="of:=FIND(&quot;=&quot;;[.I319];1)" office:value-type="float" office:value="3" calcext:value-type="float">
            <text:p>3</text:p>
          </table:table-cell>
          <table:table-cell table:formula="of:=COM.MICROSOFT.CONCAT(MID([.I319];1;[.K319]-2);&quot;(N=&quot;;[.J319];&quot;)&quot;;MID([.I319];[.K319]-1;LEN([.I319])-[.K319]+2))" office:value-type="string" office:string-value="d(N=108) = +0.31" calcext:value-type="string">
            <text:p>d(N=108) = +0.31</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2</text:p>
          </table:table-cell>
          <table:table-cell office:value-type="float" office:value="96" calcext:value-type="float">
            <text:p>96</text:p>
          </table:table-cell>
          <table:table-cell table:formula="of:=FIND(&quot;=&quot;;[.I320];1)" office:value-type="float" office:value="3" calcext:value-type="float">
            <text:p>3</text:p>
          </table:table-cell>
          <table:table-cell table:formula="of:=COM.MICROSOFT.CONCAT(MID([.I320];1;[.K320]-2);&quot;(N=&quot;;[.J320];&quot;)&quot;;MID([.I320];[.K320]-1;LEN([.I320])-[.K320]+2))" office:value-type="string" office:string-value="d(N=96) = +0.22" calcext:value-type="string">
            <text:p>d(N=96) = +0.22</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62</text:p>
          </table:table-cell>
          <table:table-cell office:value-type="float" office:value="103" calcext:value-type="float">
            <text:p>103</text:p>
          </table:table-cell>
          <table:table-cell table:formula="of:=FIND(&quot;=&quot;;[.I321];1)" office:value-type="float" office:value="3" calcext:value-type="float">
            <text:p>3</text:p>
          </table:table-cell>
          <table:table-cell table:formula="of:=COM.MICROSOFT.CONCAT(MID([.I321];1;[.K321]-2);&quot;(N=&quot;;[.J321];&quot;)&quot;;MID([.I321];[.K321]-1;LEN([.I321])-[.K321]+2))" office:value-type="string" office:string-value="d(N=103) = +0.62" calcext:value-type="string">
            <text:p>d(N=103) = +0.62</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35</text:p>
          </table:table-cell>
          <table:table-cell office:value-type="float" office:value="90" calcext:value-type="float">
            <text:p>90</text:p>
          </table:table-cell>
          <table:table-cell table:formula="of:=FIND(&quot;=&quot;;[.I322];1)" office:value-type="float" office:value="3" calcext:value-type="float">
            <text:p>3</text:p>
          </table:table-cell>
          <table:table-cell table:formula="of:=COM.MICROSOFT.CONCAT(MID([.I322];1;[.K322]-2);&quot;(N=&quot;;[.J322];&quot;)&quot;;MID([.I322];[.K322]-1;LEN([.I322])-[.K322]+2))" office:value-type="string" office:string-value="d(N=90) = -0.35" calcext:value-type="string">
            <text:p>d(N=90) = -0.35</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quote attribution (on attitudes) effect</text:p>
          </table:table-cell>
          <table:table-cell office:value-type="string" calcext:value-type="string">
            <text:p>Lorge &amp; Curtiss (1936 )</text:p>
          </table:table-cell>
          <table:table-cell office:value-type="string" calcext:value-type="string">
            <text:p>NR</text:p>
          </table:table-cell>
          <table:table-cell table:number-columns-repeated="2"/>
          <table:table-cell office:value-type="string" calcext:value-type="string">
            <text:p>d(N=?) = NR</text:p>
          </table:table-cell>
          <table:table-cell office:value-type="string" calcext:value-type="string">
            <text:p>d = +0.23</text:p>
          </table:table-cell>
          <table:table-cell office:value-type="float" office:value="87" calcext:value-type="float">
            <text:p>87</text:p>
          </table:table-cell>
          <table:table-cell table:formula="of:=FIND(&quot;=&quot;;[.I323];1)" office:value-type="float" office:value="3" calcext:value-type="float">
            <text:p>3</text:p>
          </table:table-cell>
          <table:table-cell table:formula="of:=COM.MICROSOFT.CONCAT(MID([.I323];1;[.K323]-2);&quot;(N=&quot;;[.J323];&quot;)&quot;;MID([.I323];[.K323]-1;LEN([.I323])-[.K323]+2))" office:value-type="string" office:string-value="d(N=87) = +0.23" calcext:value-type="string">
            <text:p>d(N=87) = +0.23</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s://sci-hub.cc/http://www.tandfonline.com/doi/abs/10.1080/00224545.1936.9919891?journalCode=vsoc20</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29</text:p>
          </table:table-cell>
          <table:table-cell office:value-type="float" office:value="84" calcext:value-type="float">
            <text:p>84</text:p>
          </table:table-cell>
          <table:table-cell table:formula="of:=FIND(&quot;=&quot;;[.I324];1)" office:value-type="float" office:value="3" calcext:value-type="float">
            <text:p>3</text:p>
          </table:table-cell>
          <table:table-cell table:formula="of:=COM.MICROSOFT.CONCAT(MID([.I324];1;[.K324]-2);&quot;(N=&quot;;[.J324];&quot;)&quot;;MID([.I324];[.K324]-1;LEN([.I324])-[.K324]+2))" office:value-type="string" office:string-value="d(N=84) = +0.29" calcext:value-type="string">
            <text:p>d(N=84) = +0.29</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96</text:p>
          </table:table-cell>
          <table:table-cell office:value-type="float" office:value="120" calcext:value-type="float">
            <text:p>120</text:p>
          </table:table-cell>
          <table:table-cell table:formula="of:=FIND(&quot;=&quot;;[.I325];1)" office:value-type="float" office:value="3" calcext:value-type="float">
            <text:p>3</text:p>
          </table:table-cell>
          <table:table-cell table:formula="of:=COM.MICROSOFT.CONCAT(MID([.I325];1;[.K325]-2);&quot;(N=&quot;;[.J325];&quot;)&quot;;MID([.I325];[.K325]-1;LEN([.I325])-[.K325]+2))" office:value-type="string" office:string-value="d(N=120) = +0.96" calcext:value-type="string">
            <text:p>d(N=120) = +0.96</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4</text:p>
          </table:table-cell>
          <table:table-cell office:value-type="float" office:value="84" calcext:value-type="float">
            <text:p>84</text:p>
          </table:table-cell>
          <table:table-cell table:formula="of:=FIND(&quot;=&quot;;[.I326];1)" office:value-type="float" office:value="3" calcext:value-type="float">
            <text:p>3</text:p>
          </table:table-cell>
          <table:table-cell table:formula="of:=COM.MICROSOFT.CONCAT(MID([.I326];1;[.K326]-2);&quot;(N=&quot;;[.J326];&quot;)&quot;;MID([.I326];[.K326]-1;LEN([.I326])-[.K326]+2))" office:value-type="string" office:string-value="d(N=84) = +0.54" calcext:value-type="string">
            <text:p>d(N=84) = +0.54</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4</text:p>
          </table:table-cell>
          <table:table-cell office:value-type="float" office:value="95" calcext:value-type="float">
            <text:p>95</text:p>
          </table:table-cell>
          <table:table-cell table:formula="of:=FIND(&quot;=&quot;;[.I327];1)" office:value-type="float" office:value="3" calcext:value-type="float">
            <text:p>3</text:p>
          </table:table-cell>
          <table:table-cell table:formula="of:=COM.MICROSOFT.CONCAT(MID([.I327];1;[.K327]-2);&quot;(N=&quot;;[.J327];&quot;)&quot;;MID([.I327];[.K327]-1;LEN([.I327])-[.K327]+2))" office:value-type="string" office:string-value="d(N=95) = +0.44" calcext:value-type="string">
            <text:p>d(N=95) = +0.44</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4</text:p>
          </table:table-cell>
          <table:table-cell office:value-type="float" office:value="96" calcext:value-type="float">
            <text:p>96</text:p>
          </table:table-cell>
          <table:table-cell table:formula="of:=FIND(&quot;=&quot;;[.I328];1)" office:value-type="float" office:value="3" calcext:value-type="float">
            <text:p>3</text:p>
          </table:table-cell>
          <table:table-cell table:formula="of:=COM.MICROSOFT.CONCAT(MID([.I328];1;[.K328]-2);&quot;(N=&quot;;[.J328];&quot;)&quot;;MID([.I328];[.K328]-1;LEN([.I328])-[.K328]+2))" office:value-type="string" office:string-value="d(N=96) = +0.54" calcext:value-type="string">
            <text:p>d(N=96) = +0.54</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5</text:p>
          </table:table-cell>
          <table:table-cell office:value-type="float" office:value="102" calcext:value-type="float">
            <text:p>102</text:p>
          </table:table-cell>
          <table:table-cell table:formula="of:=FIND(&quot;=&quot;;[.I329];1)" office:value-type="float" office:value="3" calcext:value-type="float">
            <text:p>3</text:p>
          </table:table-cell>
          <table:table-cell table:formula="of:=COM.MICROSOFT.CONCAT(MID([.I329];1;[.K329]-2);&quot;(N=&quot;;[.J329];&quot;)&quot;;MID([.I329];[.K329]-1;LEN([.I329])-[.K329]+2))" office:value-type="string" office:string-value="d(N=102) = +0.45" calcext:value-type="string">
            <text:p>d(N=102) = +0.45</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39</text:p>
          </table:table-cell>
          <table:table-cell office:value-type="float" office:value="90" calcext:value-type="float">
            <text:p>90</text:p>
          </table:table-cell>
          <table:table-cell table:formula="of:=FIND(&quot;=&quot;;[.I330];1)" office:value-type="float" office:value="3" calcext:value-type="float">
            <text:p>3</text:p>
          </table:table-cell>
          <table:table-cell table:formula="of:=COM.MICROSOFT.CONCAT(MID([.I330];1;[.K330]-2);&quot;(N=&quot;;[.J330];&quot;)&quot;;MID([.I330];[.K330]-1;LEN([.I330])-[.K330]+2))" office:value-type="string" office:string-value="d(N=90) = +0.39" calcext:value-type="string">
            <text:p>d(N=90) = +0.39</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4</text:p>
          </table:table-cell>
          <table:table-cell office:value-type="float" office:value="174" calcext:value-type="float">
            <text:p>174</text:p>
          </table:table-cell>
          <table:table-cell table:formula="of:=FIND(&quot;=&quot;;[.I331];1)" office:value-type="float" office:value="3" calcext:value-type="float">
            <text:p>3</text:p>
          </table:table-cell>
          <table:table-cell table:formula="of:=COM.MICROSOFT.CONCAT(MID([.I331];1;[.K331]-2);&quot;(N=&quot;;[.J331];&quot;)&quot;;MID([.I331];[.K331]-1;LEN([.I331])-[.K331]+2))" office:value-type="string" office:string-value="d(N=174) = +0.44" calcext:value-type="string">
            <text:p>d(N=174) = +0.44</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16</text:p>
          </table:table-cell>
          <table:table-cell office:value-type="float" office:value="113" calcext:value-type="float">
            <text:p>113</text:p>
          </table:table-cell>
          <table:table-cell table:formula="of:=FIND(&quot;=&quot;;[.I332];1)" office:value-type="float" office:value="3" calcext:value-type="float">
            <text:p>3</text:p>
          </table:table-cell>
          <table:table-cell table:formula="of:=COM.MICROSOFT.CONCAT(MID([.I332];1;[.K332]-2);&quot;(N=&quot;;[.J332];&quot;)&quot;;MID([.I332];[.K332]-1;LEN([.I332])-[.K332]+2))" office:value-type="string" office:string-value="d(N=113) = -0.16" calcext:value-type="string">
            <text:p>d(N=113) = -0.16</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6</text:p>
          </table:table-cell>
          <table:table-cell office:value-type="float" office:value="112" calcext:value-type="float">
            <text:p>112</text:p>
          </table:table-cell>
          <table:table-cell table:formula="of:=FIND(&quot;=&quot;;[.I333];1)" office:value-type="float" office:value="3" calcext:value-type="float">
            <text:p>3</text:p>
          </table:table-cell>
          <table:table-cell table:formula="of:=COM.MICROSOFT.CONCAT(MID([.I333];1;[.K333]-2);&quot;(N=&quot;;[.J333];&quot;)&quot;;MID([.I333];[.K333]-1;LEN([.I333])-[.K333]+2))" office:value-type="string" office:string-value="d(N=112) = +0.6" calcext:value-type="string">
            <text:p>d(N=112) = +0.6</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2</text:p>
          </table:table-cell>
          <table:table-cell office:value-type="float" office:value="277" calcext:value-type="float">
            <text:p>277</text:p>
          </table:table-cell>
          <table:table-cell table:formula="of:=FIND(&quot;=&quot;;[.I334];1)" office:value-type="float" office:value="3" calcext:value-type="float">
            <text:p>3</text:p>
          </table:table-cell>
          <table:table-cell table:formula="of:=COM.MICROSOFT.CONCAT(MID([.I334];1;[.K334]-2);&quot;(N=&quot;;[.J334];&quot;)&quot;;MID([.I334];[.K334]-1;LEN([.I334])-[.K334]+2))" office:value-type="string" office:string-value="d(N=277) = +0.52" calcext:value-type="string">
            <text:p>d(N=277) = +0.52</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5</text:p>
          </table:table-cell>
          <table:table-cell office:value-type="float" office:value="146" calcext:value-type="float">
            <text:p>146</text:p>
          </table:table-cell>
          <table:table-cell table:formula="of:=FIND(&quot;=&quot;;[.I335];1)" office:value-type="float" office:value="3" calcext:value-type="float">
            <text:p>3</text:p>
          </table:table-cell>
          <table:table-cell table:formula="of:=COM.MICROSOFT.CONCAT(MID([.I335];1;[.K335]-2);&quot;(N=&quot;;[.J335];&quot;)&quot;;MID([.I335];[.K335]-1;LEN([.I335])-[.K335]+2))" office:value-type="string" office:string-value="d(N=146) = +0.55" calcext:value-type="string">
            <text:p>d(N=146) = +0.55</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63</text:p>
          </table:table-cell>
          <table:table-cell office:value-type="float" office:value="98" calcext:value-type="float">
            <text:p>98</text:p>
          </table:table-cell>
          <table:table-cell table:formula="of:=FIND(&quot;=&quot;;[.I336];1)" office:value-type="float" office:value="3" calcext:value-type="float">
            <text:p>3</text:p>
          </table:table-cell>
          <table:table-cell table:formula="of:=COM.MICROSOFT.CONCAT(MID([.I336];1;[.K336]-2);&quot;(N=&quot;;[.J336];&quot;)&quot;;MID([.I336];[.K336]-1;LEN([.I336])-[.K336]+2))" office:value-type="string" office:string-value="d(N=98) = +0.63" calcext:value-type="string">
            <text:p>d(N=98) = +0.63</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7</text:p>
          </table:table-cell>
          <table:table-cell office:value-type="float" office:value="85" calcext:value-type="float">
            <text:p>85</text:p>
          </table:table-cell>
          <table:table-cell table:formula="of:=FIND(&quot;=&quot;;[.I337];1)" office:value-type="float" office:value="3" calcext:value-type="float">
            <text:p>3</text:p>
          </table:table-cell>
          <table:table-cell table:formula="of:=COM.MICROSOFT.CONCAT(MID([.I337];1;[.K337]-2);&quot;(N=&quot;;[.J337];&quot;)&quot;;MID([.I337];[.K337]-1;LEN([.I337])-[.K337]+2))" office:value-type="string" office:string-value="d(N=85) = +0.47" calcext:value-type="string">
            <text:p>d(N=85) = +0.47</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1</text:p>
          </table:table-cell>
          <table:table-cell office:value-type="float" office:value="1000" calcext:value-type="float">
            <text:p>1000</text:p>
          </table:table-cell>
          <table:table-cell table:formula="of:=FIND(&quot;=&quot;;[.I338];1)" office:value-type="float" office:value="3" calcext:value-type="float">
            <text:p>3</text:p>
          </table:table-cell>
          <table:table-cell table:formula="of:=COM.MICROSOFT.CONCAT(MID([.I338];1;[.K338]-2);&quot;(N=&quot;;[.J338];&quot;)&quot;;MID([.I338];[.K338]-1;LEN([.I338])-[.K338]+2))" office:value-type="string" office:string-value="d(N=1000) = +0.51" calcext:value-type="string">
            <text:p>d(N=1000) = +0.51</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3</text:p>
          </table:table-cell>
          <table:table-cell office:value-type="float" office:value="107" calcext:value-type="float">
            <text:p>107</text:p>
          </table:table-cell>
          <table:table-cell table:formula="of:=FIND(&quot;=&quot;;[.I339];1)" office:value-type="float" office:value="3" calcext:value-type="float">
            <text:p>3</text:p>
          </table:table-cell>
          <table:table-cell table:formula="of:=COM.MICROSOFT.CONCAT(MID([.I339];1;[.K339]-2);&quot;(N=&quot;;[.J339];&quot;)&quot;;MID([.I339];[.K339]-1;LEN([.I339])-[.K339]+2))" office:value-type="string" office:string-value="d(N=107) = +0.43" calcext:value-type="string">
            <text:p>d(N=107) = +0.43</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2</text:p>
          </table:table-cell>
          <table:table-cell office:value-type="float" office:value="123" calcext:value-type="float">
            <text:p>123</text:p>
          </table:table-cell>
          <table:table-cell table:formula="of:=FIND(&quot;=&quot;;[.I340];1)" office:value-type="float" office:value="3" calcext:value-type="float">
            <text:p>3</text:p>
          </table:table-cell>
          <table:table-cell table:formula="of:=COM.MICROSOFT.CONCAT(MID([.I340];1;[.K340]-2);&quot;(N=&quot;;[.J340];&quot;)&quot;;MID([.I340];[.K340]-1;LEN([.I340])-[.K340]+2))" office:value-type="string" office:string-value="d(N=123) = +0.42" calcext:value-type="string">
            <text:p>d(N=123) = +0.42</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8</text:p>
          </table:table-cell>
          <table:table-cell office:value-type="float" office:value="1329" calcext:value-type="float">
            <text:p>1329</text:p>
          </table:table-cell>
          <table:table-cell table:formula="of:=FIND(&quot;=&quot;;[.I341];1)" office:value-type="float" office:value="3" calcext:value-type="float">
            <text:p>3</text:p>
          </table:table-cell>
          <table:table-cell table:formula="of:=COM.MICROSOFT.CONCAT(MID([.I341];1;[.K341]-2);&quot;(N=&quot;;[.J341];&quot;)&quot;;MID([.I341];[.K341]-1;LEN([.I341])-[.K341]+2))" office:value-type="string" office:string-value="d(N=1329) = +0.48" calcext:value-type="string">
            <text:p>d(N=1329) = +0.48</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2</text:p>
          </table:table-cell>
          <table:table-cell office:value-type="float" office:value="95" calcext:value-type="float">
            <text:p>95</text:p>
          </table:table-cell>
          <table:table-cell table:formula="of:=FIND(&quot;=&quot;;[.I342];1)" office:value-type="float" office:value="3" calcext:value-type="float">
            <text:p>3</text:p>
          </table:table-cell>
          <table:table-cell table:formula="of:=COM.MICROSOFT.CONCAT(MID([.I342];1;[.K342]-2);&quot;(N=&quot;;[.J342];&quot;)&quot;;MID([.I342];[.K342]-1;LEN([.I342])-[.K342]+2))" office:value-type="string" office:string-value="d(N=95) = +0.42" calcext:value-type="string">
            <text:p>d(N=95) = +0.42</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61</text:p>
          </table:table-cell>
          <table:table-cell office:value-type="float" office:value="103" calcext:value-type="float">
            <text:p>103</text:p>
          </table:table-cell>
          <table:table-cell table:formula="of:=FIND(&quot;=&quot;;[.I343];1)" office:value-type="float" office:value="3" calcext:value-type="float">
            <text:p>3</text:p>
          </table:table-cell>
          <table:table-cell table:formula="of:=COM.MICROSOFT.CONCAT(MID([.I343];1;[.K343]-2);&quot;(N=&quot;;[.J343];&quot;)&quot;;MID([.I343];[.K343]-1;LEN([.I343])-[.K343]+2))" office:value-type="string" office:string-value="d(N=103) = +0.61" calcext:value-type="string">
            <text:p>d(N=103) = +0.61</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8</text:p>
          </table:table-cell>
          <table:table-cell office:value-type="float" office:value="86" calcext:value-type="float">
            <text:p>86</text:p>
          </table:table-cell>
          <table:table-cell table:formula="of:=FIND(&quot;=&quot;;[.I344];1)" office:value-type="float" office:value="3" calcext:value-type="float">
            <text:p>3</text:p>
          </table:table-cell>
          <table:table-cell table:formula="of:=COM.MICROSOFT.CONCAT(MID([.I344];1;[.K344]-2);&quot;(N=&quot;;[.J344];&quot;)&quot;;MID([.I344];[.K344]-1;LEN([.I344])-[.K344]+2))" office:value-type="string" office:string-value="d(N=86) = +0.58" calcext:value-type="string">
            <text:p>d(N=86) = +0.58</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68</text:p>
          </table:table-cell>
          <table:table-cell office:value-type="float" office:value="162" calcext:value-type="float">
            <text:p>162</text:p>
          </table:table-cell>
          <table:table-cell table:formula="of:=FIND(&quot;=&quot;;[.I345];1)" office:value-type="float" office:value="3" calcext:value-type="float">
            <text:p>3</text:p>
          </table:table-cell>
          <table:table-cell table:formula="of:=COM.MICROSOFT.CONCAT(MID([.I345];1;[.K345]-2);&quot;(N=&quot;;[.J345];&quot;)&quot;;MID([.I345];[.K345]-1;LEN([.I345])-[.K345]+2))" office:value-type="string" office:string-value="d(N=162) = +0.68" calcext:value-type="string">
            <text:p>d(N=162) = +0.68</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99</text:p>
          </table:table-cell>
          <table:table-cell office:value-type="float" office:value="79" calcext:value-type="float">
            <text:p>79</text:p>
          </table:table-cell>
          <table:table-cell table:formula="of:=FIND(&quot;=&quot;;[.I346];1)" office:value-type="float" office:value="3" calcext:value-type="float">
            <text:p>3</text:p>
          </table:table-cell>
          <table:table-cell table:formula="of:=COM.MICROSOFT.CONCAT(MID([.I346];1;[.K346]-2);&quot;(N=&quot;;[.J346];&quot;)&quot;;MID([.I346];[.K346]-1;LEN([.I346])-[.K346]+2))" office:value-type="string" office:string-value="d(N=79) = +0.99" calcext:value-type="string">
            <text:p>d(N=79) = +0.99</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31</text:p>
          </table:table-cell>
          <table:table-cell office:value-type="float" office:value="169" calcext:value-type="float">
            <text:p>169</text:p>
          </table:table-cell>
          <table:table-cell table:formula="of:=FIND(&quot;=&quot;;[.I347];1)" office:value-type="float" office:value="3" calcext:value-type="float">
            <text:p>3</text:p>
          </table:table-cell>
          <table:table-cell table:formula="of:=COM.MICROSOFT.CONCAT(MID([.I347];1;[.K347]-2);&quot;(N=&quot;;[.J347];&quot;)&quot;;MID([.I347];[.K347]-1;LEN([.I347])-[.K347]+2))" office:value-type="string" office:string-value="d(N=169) = +0.31" calcext:value-type="string">
            <text:p>d(N=169) = +0.31</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35</text:p>
          </table:table-cell>
          <table:table-cell office:value-type="float" office:value="187" calcext:value-type="float">
            <text:p>187</text:p>
          </table:table-cell>
          <table:table-cell table:formula="of:=FIND(&quot;=&quot;;[.I348];1)" office:value-type="float" office:value="3" calcext:value-type="float">
            <text:p>3</text:p>
          </table:table-cell>
          <table:table-cell table:formula="of:=COM.MICROSOFT.CONCAT(MID([.I348];1;[.K348]-2);&quot;(N=&quot;;[.J348];&quot;)&quot;;MID([.I348];[.K348]-1;LEN([.I348])-[.K348]+2))" office:value-type="string" office:string-value="d(N=187) = +0.35" calcext:value-type="string">
            <text:p>d(N=187) = +0.35</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86</text:p>
          </table:table-cell>
          <table:table-cell office:value-type="float" office:value="87" calcext:value-type="float">
            <text:p>87</text:p>
          </table:table-cell>
          <table:table-cell table:formula="of:=FIND(&quot;=&quot;;[.I349];1)" office:value-type="float" office:value="3" calcext:value-type="float">
            <text:p>3</text:p>
          </table:table-cell>
          <table:table-cell table:formula="of:=COM.MICROSOFT.CONCAT(MID([.I349];1;[.K349]-2);&quot;(N=&quot;;[.J349];&quot;)&quot;;MID([.I349];[.K349]-1;LEN([.I349])-[.K349]+2))" office:value-type="string" office:string-value="d(N=87) = +0.86" calcext:value-type="string">
            <text:p>d(N=87) = +0.86</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37</text:p>
          </table:table-cell>
          <table:table-cell office:value-type="float" office:value="225" calcext:value-type="float">
            <text:p>225</text:p>
          </table:table-cell>
          <table:table-cell table:formula="of:=FIND(&quot;=&quot;;[.I350];1)" office:value-type="float" office:value="3" calcext:value-type="float">
            <text:p>3</text:p>
          </table:table-cell>
          <table:table-cell table:formula="of:=COM.MICROSOFT.CONCAT(MID([.I350];1;[.K350]-2);&quot;(N=&quot;;[.J350];&quot;)&quot;;MID([.I350];[.K350]-1;LEN([.I350])-[.K350]+2))" office:value-type="string" office:string-value="d(N=225) = +0.37" calcext:value-type="string">
            <text:p>d(N=225) = +0.37</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84</text:p>
          </table:table-cell>
          <table:table-cell office:value-type="float" office:value="80" calcext:value-type="float">
            <text:p>80</text:p>
          </table:table-cell>
          <table:table-cell table:formula="of:=FIND(&quot;=&quot;;[.I351];1)" office:value-type="float" office:value="3" calcext:value-type="float">
            <text:p>3</text:p>
          </table:table-cell>
          <table:table-cell table:formula="of:=COM.MICROSOFT.CONCAT(MID([.I351];1;[.K351]-2);&quot;(N=&quot;;[.J351];&quot;)&quot;;MID([.I351];[.K351]-1;LEN([.I351])-[.K351]+2))" office:value-type="string" office:string-value="d(N=80) = +0.84" calcext:value-type="string">
            <text:p>d(N=80) = +0.84</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67</text:p>
          </table:table-cell>
          <table:table-cell office:value-type="float" office:value="127" calcext:value-type="float">
            <text:p>127</text:p>
          </table:table-cell>
          <table:table-cell table:formula="of:=FIND(&quot;=&quot;;[.I352];1)" office:value-type="float" office:value="3" calcext:value-type="float">
            <text:p>3</text:p>
          </table:table-cell>
          <table:table-cell table:formula="of:=COM.MICROSOFT.CONCAT(MID([.I352];1;[.K352]-2);&quot;(N=&quot;;[.J352];&quot;)&quot;;MID([.I352];[.K352]-1;LEN([.I352])-[.K352]+2))" office:value-type="string" office:string-value="d(N=127) = +0.67" calcext:value-type="string">
            <text:p>d(N=127) = +0.67</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72</text:p>
          </table:table-cell>
          <table:table-cell office:value-type="float" office:value="144" calcext:value-type="float">
            <text:p>144</text:p>
          </table:table-cell>
          <table:table-cell table:formula="of:=FIND(&quot;=&quot;;[.I353];1)" office:value-type="float" office:value="3" calcext:value-type="float">
            <text:p>3</text:p>
          </table:table-cell>
          <table:table-cell table:formula="of:=COM.MICROSOFT.CONCAT(MID([.I353];1;[.K353]-2);&quot;(N=&quot;;[.J353];&quot;)&quot;;MID([.I353];[.K353]-1;LEN([.I353])-[.K353]+2))" office:value-type="string" office:string-value="d(N=144) = +0.72" calcext:value-type="string">
            <text:p>d(N=144) = +0.72</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27</text:p>
          </table:table-cell>
          <table:table-cell office:value-type="float" office:value="81" calcext:value-type="float">
            <text:p>81</text:p>
          </table:table-cell>
          <table:table-cell table:formula="of:=FIND(&quot;=&quot;;[.I354];1)" office:value-type="float" office:value="3" calcext:value-type="float">
            <text:p>3</text:p>
          </table:table-cell>
          <table:table-cell table:formula="of:=COM.MICROSOFT.CONCAT(MID([.I354];1;[.K354]-2);&quot;(N=&quot;;[.J354];&quot;)&quot;;MID([.I354];[.K354]-1;LEN([.I354])-[.K354]+2))" office:value-type="string" office:string-value="d(N=81) = +0.27" calcext:value-type="string">
            <text:p>d(N=81) = +0.27</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56</text:p>
          </table:table-cell>
          <table:table-cell office:value-type="float" office:value="108" calcext:value-type="float">
            <text:p>108</text:p>
          </table:table-cell>
          <table:table-cell table:formula="of:=FIND(&quot;=&quot;;[.I355];1)" office:value-type="float" office:value="3" calcext:value-type="float">
            <text:p>3</text:p>
          </table:table-cell>
          <table:table-cell table:formula="of:=COM.MICROSOFT.CONCAT(MID([.I355];1;[.K355]-2);&quot;(N=&quot;;[.J355];&quot;)&quot;;MID([.I355];[.K355]-1;LEN([.I355])-[.K355]+2))" office:value-type="string" office:string-value="d(N=108) = +0.56" calcext:value-type="string">
            <text:p>d(N=108) = +0.56</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41</text:p>
          </table:table-cell>
          <table:table-cell office:value-type="float" office:value="96" calcext:value-type="float">
            <text:p>96</text:p>
          </table:table-cell>
          <table:table-cell table:formula="of:=FIND(&quot;=&quot;;[.I356];1)" office:value-type="float" office:value="3" calcext:value-type="float">
            <text:p>3</text:p>
          </table:table-cell>
          <table:table-cell table:formula="of:=COM.MICROSOFT.CONCAT(MID([.I356];1;[.K356]-2);&quot;(N=&quot;;[.J356];&quot;)&quot;;MID([.I356];[.K356]-1;LEN([.I356])-[.K356]+2))" office:value-type="string" office:string-value="d(N=96) = +0.41" calcext:value-type="string">
            <text:p>d(N=96) = +0.41</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74</text:p>
          </table:table-cell>
          <table:table-cell office:value-type="float" office:value="103" calcext:value-type="float">
            <text:p>103</text:p>
          </table:table-cell>
          <table:table-cell table:formula="of:=FIND(&quot;=&quot;;[.I357];1)" office:value-type="float" office:value="3" calcext:value-type="float">
            <text:p>3</text:p>
          </table:table-cell>
          <table:table-cell table:formula="of:=COM.MICROSOFT.CONCAT(MID([.I357];1;[.K357]-2);&quot;(N=&quot;;[.J357];&quot;)&quot;;MID([.I357];[.K357]-1;LEN([.I357])-[.K357]+2))" office:value-type="string" office:string-value="d(N=103) = +0.74" calcext:value-type="string">
            <text:p>d(N=103) = +0.74</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23</text:p>
          </table:table-cell>
          <table:table-cell office:value-type="float" office:value="90" calcext:value-type="float">
            <text:p>90</text:p>
          </table:table-cell>
          <table:table-cell table:formula="of:=FIND(&quot;=&quot;;[.I358];1)" office:value-type="float" office:value="3" calcext:value-type="float">
            <text:p>3</text:p>
          </table:table-cell>
          <table:table-cell table:formula="of:=COM.MICROSOFT.CONCAT(MID([.I358];1;[.K358]-2);&quot;(N=&quot;;[.J358];&quot;)&quot;;MID([.I358];[.K358]-1;LEN([.I358])-[.K358]+2))" office:value-type="string" office:string-value="d(N=90) = +0.23" calcext:value-type="string">
            <text:p>d(N=90) = +0.23</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scale options anchoring effect</text:p>
          </table:table-cell>
          <table:table-cell office:value-type="string" calcext:value-type="string">
            <text:p>Schwarz et al. (1985) Study 1</text:p>
          </table:table-cell>
          <table:table-cell office:value-type="string" calcext:value-type="string">
            <text:p>d = +.497</text:p>
          </table:table-cell>
          <table:table-cell office:value-type="float" office:value="132" calcext:value-type="float">
            <text:p>132</text:p>
          </table:table-cell>
          <table:table-cell office:value-type="float" office:value="3" calcext:value-type="float">
            <text:p>3</text:p>
          </table:table-cell>
          <table:table-cell office:value-type="string" calcext:value-type="string">
            <text:p>d(N=132) = +.497</text:p>
          </table:table-cell>
          <table:table-cell office:value-type="string" calcext:value-type="string">
            <text:p>d = +0.32</text:p>
          </table:table-cell>
          <table:table-cell office:value-type="float" office:value="87" calcext:value-type="float">
            <text:p>87</text:p>
          </table:table-cell>
          <table:table-cell table:formula="of:=FIND(&quot;=&quot;;[.I359];1)" office:value-type="float" office:value="3" calcext:value-type="float">
            <text:p>3</text:p>
          </table:table-cell>
          <table:table-cell table:formula="of:=COM.MICROSOFT.CONCAT(MID([.I359];1;[.K359]-2);&quot;(N=&quot;;[.J359];&quot;)&quot;;MID([.I359];[.K359]-1;LEN([.I359])-[.K359]+2))" office:value-type="string" office:string-value="d(N=87) = +0.32" calcext:value-type="string">
            <text:p>d(N=87) = +0.32</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282f/cedfb267c6761902044c8ece9bd744c7b6bd.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8</text:p>
          </table:table-cell>
          <table:table-cell office:value-type="float" office:value="84" calcext:value-type="float">
            <text:p>84</text:p>
          </table:table-cell>
          <table:table-cell table:formula="of:=FIND(&quot;=&quot;;[.I360];1)" office:value-type="float" office:value="3" calcext:value-type="float">
            <text:p>3</text:p>
          </table:table-cell>
          <table:table-cell table:formula="of:=COM.MICROSOFT.CONCAT(MID([.I360];1;[.K360]-2);&quot;(N=&quot;;[.J360];&quot;)&quot;;MID([.I360];[.K360]-1;LEN([.I360])-[.K360]+2))" office:value-type="string" office:string-value="d(N=84) = +0.8" calcext:value-type="string">
            <text:p>d(N=84) = +0.8</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36</text:p>
          </table:table-cell>
          <table:table-cell office:value-type="float" office:value="120" calcext:value-type="float">
            <text:p>120</text:p>
          </table:table-cell>
          <table:table-cell table:formula="of:=FIND(&quot;=&quot;;[.I361];1)" office:value-type="float" office:value="3" calcext:value-type="float">
            <text:p>3</text:p>
          </table:table-cell>
          <table:table-cell table:formula="of:=COM.MICROSOFT.CONCAT(MID([.I361];1;[.K361]-2);&quot;(N=&quot;;[.J361];&quot;)&quot;;MID([.I361];[.K361]-1;LEN([.I361])-[.K361]+2))" office:value-type="string" office:string-value="d(N=120) = +0.36" calcext:value-type="string">
            <text:p>d(N=120) = +0.36</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91</text:p>
          </table:table-cell>
          <table:table-cell office:value-type="float" office:value="84" calcext:value-type="float">
            <text:p>84</text:p>
          </table:table-cell>
          <table:table-cell table:formula="of:=FIND(&quot;=&quot;;[.I362];1)" office:value-type="float" office:value="3" calcext:value-type="float">
            <text:p>3</text:p>
          </table:table-cell>
          <table:table-cell table:formula="of:=COM.MICROSOFT.CONCAT(MID([.I362];1;[.K362]-2);&quot;(N=&quot;;[.J362];&quot;)&quot;;MID([.I362];[.K362]-1;LEN([.I362])-[.K362]+2))" office:value-type="string" office:string-value="d(N=84) = +0.91" calcext:value-type="string">
            <text:p>d(N=84) = +0.91</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text:p>
          </table:table-cell>
          <table:table-cell office:value-type="float" office:value="95" calcext:value-type="float">
            <text:p>95</text:p>
          </table:table-cell>
          <table:table-cell table:formula="of:=FIND(&quot;=&quot;;[.I363];1)" office:value-type="float" office:value="3" calcext:value-type="float">
            <text:p>3</text:p>
          </table:table-cell>
          <table:table-cell table:formula="of:=COM.MICROSOFT.CONCAT(MID([.I363];1;[.K363]-2);&quot;(N=&quot;;[.J363];&quot;)&quot;;MID([.I363];[.K363]-1;LEN([.I363])-[.K363]+2))" office:value-type="string" office:string-value="d(N=95) = +0.5" calcext:value-type="string">
            <text:p>d(N=95) = +0.5</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01</text:p>
          </table:table-cell>
          <table:table-cell office:value-type="float" office:value="96" calcext:value-type="float">
            <text:p>96</text:p>
          </table:table-cell>
          <table:table-cell table:formula="of:=FIND(&quot;=&quot;;[.I364];1)" office:value-type="float" office:value="3" calcext:value-type="float">
            <text:p>3</text:p>
          </table:table-cell>
          <table:table-cell table:formula="of:=COM.MICROSOFT.CONCAT(MID([.I364];1;[.K364]-2);&quot;(N=&quot;;[.J364];&quot;)&quot;;MID([.I364];[.K364]-1;LEN([.I364])-[.K364]+2))" office:value-type="string" office:string-value="d(N=96) = +0.01" calcext:value-type="string">
            <text:p>d(N=96) = +0.01</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19</text:p>
          </table:table-cell>
          <table:table-cell office:value-type="float" office:value="102" calcext:value-type="float">
            <text:p>102</text:p>
          </table:table-cell>
          <table:table-cell table:formula="of:=FIND(&quot;=&quot;;[.I365];1)" office:value-type="float" office:value="3" calcext:value-type="float">
            <text:p>3</text:p>
          </table:table-cell>
          <table:table-cell table:formula="of:=COM.MICROSOFT.CONCAT(MID([.I365];1;[.K365]-2);&quot;(N=&quot;;[.J365];&quot;)&quot;;MID([.I365];[.K365]-1;LEN([.I365])-[.K365]+2))" office:value-type="string" office:string-value="d(N=102) = +0.19" calcext:value-type="string">
            <text:p>d(N=102) = +0.19</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6</text:p>
          </table:table-cell>
          <table:table-cell office:value-type="float" office:value="90" calcext:value-type="float">
            <text:p>90</text:p>
          </table:table-cell>
          <table:table-cell table:formula="of:=FIND(&quot;=&quot;;[.I366];1)" office:value-type="float" office:value="3" calcext:value-type="float">
            <text:p>3</text:p>
          </table:table-cell>
          <table:table-cell table:formula="of:=COM.MICROSOFT.CONCAT(MID([.I366];1;[.K366]-2);&quot;(N=&quot;;[.J366];&quot;)&quot;;MID([.I366];[.K366]-1;LEN([.I366])-[.K366]+2))" office:value-type="string" office:string-value="d(N=90) = +0.56" calcext:value-type="string">
            <text:p>d(N=90) = +0.56</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8</text:p>
          </table:table-cell>
          <table:table-cell office:value-type="float" office:value="174" calcext:value-type="float">
            <text:p>174</text:p>
          </table:table-cell>
          <table:table-cell table:formula="of:=FIND(&quot;=&quot;;[.I367];1)" office:value-type="float" office:value="3" calcext:value-type="float">
            <text:p>3</text:p>
          </table:table-cell>
          <table:table-cell table:formula="of:=COM.MICROSOFT.CONCAT(MID([.I367];1;[.K367]-2);&quot;(N=&quot;;[.J367];&quot;)&quot;;MID([.I367];[.K367]-1;LEN([.I367])-[.K367]+2))" office:value-type="string" office:string-value="d(N=174) = +0.8" calcext:value-type="string">
            <text:p>d(N=174) = +0.8</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88</text:p>
          </table:table-cell>
          <table:table-cell office:value-type="float" office:value="113" calcext:value-type="float">
            <text:p>113</text:p>
          </table:table-cell>
          <table:table-cell table:formula="of:=FIND(&quot;=&quot;;[.I368];1)" office:value-type="float" office:value="3" calcext:value-type="float">
            <text:p>3</text:p>
          </table:table-cell>
          <table:table-cell table:formula="of:=COM.MICROSOFT.CONCAT(MID([.I368];1;[.K368]-2);&quot;(N=&quot;;[.J368];&quot;)&quot;;MID([.I368];[.K368]-1;LEN([.I368])-[.K368]+2))" office:value-type="string" office:string-value="d(N=113) = +0.88" calcext:value-type="string">
            <text:p>d(N=113) = +0.88</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97</text:p>
          </table:table-cell>
          <table:table-cell office:value-type="float" office:value="112" calcext:value-type="float">
            <text:p>112</text:p>
          </table:table-cell>
          <table:table-cell table:formula="of:=FIND(&quot;=&quot;;[.I369];1)" office:value-type="float" office:value="3" calcext:value-type="float">
            <text:p>3</text:p>
          </table:table-cell>
          <table:table-cell table:formula="of:=COM.MICROSOFT.CONCAT(MID([.I369];1;[.K369]-2);&quot;(N=&quot;;[.J369];&quot;)&quot;;MID([.I369];[.K369]-1;LEN([.I369])-[.K369]+2))" office:value-type="string" office:string-value="d(N=112) = +0.97" calcext:value-type="string">
            <text:p>d(N=112) = +0.97</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77</text:p>
          </table:table-cell>
          <table:table-cell office:value-type="float" office:value="277" calcext:value-type="float">
            <text:p>277</text:p>
          </table:table-cell>
          <table:table-cell table:formula="of:=FIND(&quot;=&quot;;[.I370];1)" office:value-type="float" office:value="3" calcext:value-type="float">
            <text:p>3</text:p>
          </table:table-cell>
          <table:table-cell table:formula="of:=COM.MICROSOFT.CONCAT(MID([.I370];1;[.K370]-2);&quot;(N=&quot;;[.J370];&quot;)&quot;;MID([.I370];[.K370]-1;LEN([.I370])-[.K370]+2))" office:value-type="string" office:string-value="d(N=277) = +0.77" calcext:value-type="string">
            <text:p>d(N=277) = +0.77</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85</text:p>
          </table:table-cell>
          <table:table-cell office:value-type="float" office:value="146" calcext:value-type="float">
            <text:p>146</text:p>
          </table:table-cell>
          <table:table-cell table:formula="of:=FIND(&quot;=&quot;;[.I371];1)" office:value-type="float" office:value="3" calcext:value-type="float">
            <text:p>3</text:p>
          </table:table-cell>
          <table:table-cell table:formula="of:=COM.MICROSOFT.CONCAT(MID([.I371];1;[.K371]-2);&quot;(N=&quot;;[.J371];&quot;)&quot;;MID([.I371];[.K371]-1;LEN([.I371])-[.K371]+2))" office:value-type="string" office:string-value="d(N=146) = +0.85" calcext:value-type="string">
            <text:p>d(N=146) = +0.85</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61</text:p>
          </table:table-cell>
          <table:table-cell office:value-type="float" office:value="98" calcext:value-type="float">
            <text:p>98</text:p>
          </table:table-cell>
          <table:table-cell table:formula="of:=FIND(&quot;=&quot;;[.I372];1)" office:value-type="float" office:value="3" calcext:value-type="float">
            <text:p>3</text:p>
          </table:table-cell>
          <table:table-cell table:formula="of:=COM.MICROSOFT.CONCAT(MID([.I372];1;[.K372]-2);&quot;(N=&quot;;[.J372];&quot;)&quot;;MID([.I372];[.K372]-1;LEN([.I372])-[.K372]+2))" office:value-type="string" office:string-value="d(N=98) = +0.61" calcext:value-type="string">
            <text:p>d(N=98) = +0.61</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37</text:p>
          </table:table-cell>
          <table:table-cell office:value-type="float" office:value="85" calcext:value-type="float">
            <text:p>85</text:p>
          </table:table-cell>
          <table:table-cell table:formula="of:=FIND(&quot;=&quot;;[.I373];1)" office:value-type="float" office:value="3" calcext:value-type="float">
            <text:p>3</text:p>
          </table:table-cell>
          <table:table-cell table:formula="of:=COM.MICROSOFT.CONCAT(MID([.I373];1;[.K373]-2);&quot;(N=&quot;;[.J373];&quot;)&quot;;MID([.I373];[.K373]-1;LEN([.I373])-[.K373]+2))" office:value-type="string" office:string-value="d(N=85) = +0.37" calcext:value-type="string">
            <text:p>d(N=85) = +0.37</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5</text:p>
          </table:table-cell>
          <table:table-cell office:value-type="float" office:value="1000" calcext:value-type="float">
            <text:p>1000</text:p>
          </table:table-cell>
          <table:table-cell table:formula="of:=FIND(&quot;=&quot;;[.I374];1)" office:value-type="float" office:value="3" calcext:value-type="float">
            <text:p>3</text:p>
          </table:table-cell>
          <table:table-cell table:formula="of:=COM.MICROSOFT.CONCAT(MID([.I374];1;[.K374]-2);&quot;(N=&quot;;[.J374];&quot;)&quot;;MID([.I374];[.K374]-1;LEN([.I374])-[.K374]+2))" office:value-type="string" office:string-value="d(N=1000) = +0.55" calcext:value-type="string">
            <text:p>d(N=1000) = +0.55</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61</text:p>
          </table:table-cell>
          <table:table-cell office:value-type="float" office:value="107" calcext:value-type="float">
            <text:p>107</text:p>
          </table:table-cell>
          <table:table-cell table:formula="of:=FIND(&quot;=&quot;;[.I375];1)" office:value-type="float" office:value="3" calcext:value-type="float">
            <text:p>3</text:p>
          </table:table-cell>
          <table:table-cell table:formula="of:=COM.MICROSOFT.CONCAT(MID([.I375];1;[.K375]-2);&quot;(N=&quot;;[.J375];&quot;)&quot;;MID([.I375];[.K375]-1;LEN([.I375])-[.K375]+2))" office:value-type="string" office:string-value="d(N=107) = +0.61" calcext:value-type="string">
            <text:p>d(N=107) = +0.61</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61</text:p>
          </table:table-cell>
          <table:table-cell office:value-type="float" office:value="123" calcext:value-type="float">
            <text:p>123</text:p>
          </table:table-cell>
          <table:table-cell table:formula="of:=FIND(&quot;=&quot;;[.I376];1)" office:value-type="float" office:value="3" calcext:value-type="float">
            <text:p>3</text:p>
          </table:table-cell>
          <table:table-cell table:formula="of:=COM.MICROSOFT.CONCAT(MID([.I376];1;[.K376]-2);&quot;(N=&quot;;[.J376];&quot;)&quot;;MID([.I376];[.K376]-1;LEN([.I376])-[.K376]+2))" office:value-type="string" office:string-value="d(N=123) = +0.61" calcext:value-type="string">
            <text:p>d(N=123) = +0.61</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62</text:p>
          </table:table-cell>
          <table:table-cell office:value-type="float" office:value="1329" calcext:value-type="float">
            <text:p>1329</text:p>
          </table:table-cell>
          <table:table-cell table:formula="of:=FIND(&quot;=&quot;;[.I377];1)" office:value-type="float" office:value="3" calcext:value-type="float">
            <text:p>3</text:p>
          </table:table-cell>
          <table:table-cell table:formula="of:=COM.MICROSOFT.CONCAT(MID([.I377];1;[.K377]-2);&quot;(N=&quot;;[.J377];&quot;)&quot;;MID([.I377];[.K377]-1;LEN([.I377])-[.K377]+2))" office:value-type="string" office:string-value="d(N=1329) = +0.62" calcext:value-type="string">
            <text:p>d(N=1329) = +0.62</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8</text:p>
          </table:table-cell>
          <table:table-cell office:value-type="float" office:value="95" calcext:value-type="float">
            <text:p>95</text:p>
          </table:table-cell>
          <table:table-cell table:formula="of:=FIND(&quot;=&quot;;[.I378];1)" office:value-type="float" office:value="3" calcext:value-type="float">
            <text:p>3</text:p>
          </table:table-cell>
          <table:table-cell table:formula="of:=COM.MICROSOFT.CONCAT(MID([.I378];1;[.K378]-2);&quot;(N=&quot;;[.J378];&quot;)&quot;;MID([.I378];[.K378]-1;LEN([.I378])-[.K378]+2))" office:value-type="string" office:string-value="d(N=95) = +0.58" calcext:value-type="string">
            <text:p>d(N=95) = +0.58</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3</text:p>
          </table:table-cell>
          <table:table-cell office:value-type="float" office:value="103" calcext:value-type="float">
            <text:p>103</text:p>
          </table:table-cell>
          <table:table-cell table:formula="of:=FIND(&quot;=&quot;;[.I379];1)" office:value-type="float" office:value="3" calcext:value-type="float">
            <text:p>3</text:p>
          </table:table-cell>
          <table:table-cell table:formula="of:=COM.MICROSOFT.CONCAT(MID([.I379];1;[.K379]-2);&quot;(N=&quot;;[.J379];&quot;)&quot;;MID([.I379];[.K379]-1;LEN([.I379])-[.K379]+2))" office:value-type="string" office:string-value="d(N=103) = +0.3" calcext:value-type="string">
            <text:p>d(N=103) = +0.3</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table:table-cell office:value-type="float" office:value="86" calcext:value-type="float">
            <text:p>86</text:p>
          </table:table-cell>
          <table:table-cell/>
          <table:table-cell office:value-type="string" calcext:value-type="string">
            <text:p>d(N=86) = ?</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47</text:p>
          </table:table-cell>
          <table:table-cell office:value-type="float" office:value="162" calcext:value-type="float">
            <text:p>162</text:p>
          </table:table-cell>
          <table:table-cell table:formula="of:=FIND(&quot;=&quot;;[.I381];1)" office:value-type="float" office:value="3" calcext:value-type="float">
            <text:p>3</text:p>
          </table:table-cell>
          <table:table-cell table:formula="of:=COM.MICROSOFT.CONCAT(MID([.I381];1;[.K381]-2);&quot;(N=&quot;;[.J381];&quot;)&quot;;MID([.I381];[.K381]-1;LEN([.I381])-[.K381]+2))" office:value-type="string" office:string-value="d(N=162) = +0.47" calcext:value-type="string">
            <text:p>d(N=162) = +0.47</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41</text:p>
          </table:table-cell>
          <table:table-cell office:value-type="float" office:value="79" calcext:value-type="float">
            <text:p>79</text:p>
          </table:table-cell>
          <table:table-cell table:formula="of:=FIND(&quot;=&quot;;[.I382];1)" office:value-type="float" office:value="3" calcext:value-type="float">
            <text:p>3</text:p>
          </table:table-cell>
          <table:table-cell table:formula="of:=COM.MICROSOFT.CONCAT(MID([.I382];1;[.K382]-2);&quot;(N=&quot;;[.J382];&quot;)&quot;;MID([.I382];[.K382]-1;LEN([.I382])-[.K382]+2))" office:value-type="string" office:string-value="d(N=79) = +0.41" calcext:value-type="string">
            <text:p>d(N=79) = +0.41</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7</text:p>
          </table:table-cell>
          <table:table-cell office:value-type="float" office:value="169" calcext:value-type="float">
            <text:p>169</text:p>
          </table:table-cell>
          <table:table-cell table:formula="of:=FIND(&quot;=&quot;;[.I383];1)" office:value-type="float" office:value="3" calcext:value-type="float">
            <text:p>3</text:p>
          </table:table-cell>
          <table:table-cell table:formula="of:=COM.MICROSOFT.CONCAT(MID([.I383];1;[.K383]-2);&quot;(N=&quot;;[.J383];&quot;)&quot;;MID([.I383];[.K383]-1;LEN([.I383])-[.K383]+2))" office:value-type="string" office:string-value="d(N=169) = +0.57" calcext:value-type="string">
            <text:p>d(N=169) = +0.57</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4</text:p>
          </table:table-cell>
          <table:table-cell office:value-type="float" office:value="187" calcext:value-type="float">
            <text:p>187</text:p>
          </table:table-cell>
          <table:table-cell table:formula="of:=FIND(&quot;=&quot;;[.I384];1)" office:value-type="float" office:value="3" calcext:value-type="float">
            <text:p>3</text:p>
          </table:table-cell>
          <table:table-cell table:formula="of:=COM.MICROSOFT.CONCAT(MID([.I384];1;[.K384]-2);&quot;(N=&quot;;[.J384];&quot;)&quot;;MID([.I384];[.K384]-1;LEN([.I384])-[.K384]+2))" office:value-type="string" office:string-value="d(N=187) = +0.4" calcext:value-type="string">
            <text:p>d(N=187) = +0.4</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66</text:p>
          </table:table-cell>
          <table:table-cell office:value-type="float" office:value="87" calcext:value-type="float">
            <text:p>87</text:p>
          </table:table-cell>
          <table:table-cell table:formula="of:=FIND(&quot;=&quot;;[.I385];1)" office:value-type="float" office:value="3" calcext:value-type="float">
            <text:p>3</text:p>
          </table:table-cell>
          <table:table-cell table:formula="of:=COM.MICROSOFT.CONCAT(MID([.I385];1;[.K385]-2);&quot;(N=&quot;;[.J385];&quot;)&quot;;MID([.I385];[.K385]-1;LEN([.I385])-[.K385]+2))" office:value-type="string" office:string-value="d(N=87) = +0.66" calcext:value-type="string">
            <text:p>d(N=87) = +0.66</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12</text:p>
          </table:table-cell>
          <table:table-cell office:value-type="float" office:value="225" calcext:value-type="float">
            <text:p>225</text:p>
          </table:table-cell>
          <table:table-cell table:formula="of:=FIND(&quot;=&quot;;[.I386];1)" office:value-type="float" office:value="3" calcext:value-type="float">
            <text:p>3</text:p>
          </table:table-cell>
          <table:table-cell table:formula="of:=COM.MICROSOFT.CONCAT(MID([.I386];1;[.K386]-2);&quot;(N=&quot;;[.J386];&quot;)&quot;;MID([.I386];[.K386]-1;LEN([.I386])-[.K386]+2))" office:value-type="string" office:string-value="d(N=225) = +0.12" calcext:value-type="string">
            <text:p>d(N=225) = +0.12</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11</text:p>
          </table:table-cell>
          <table:table-cell office:value-type="float" office:value="80" calcext:value-type="float">
            <text:p>80</text:p>
          </table:table-cell>
          <table:table-cell table:formula="of:=FIND(&quot;=&quot;;[.I387];1)" office:value-type="float" office:value="3" calcext:value-type="float">
            <text:p>3</text:p>
          </table:table-cell>
          <table:table-cell table:formula="of:=COM.MICROSOFT.CONCAT(MID([.I387];1;[.K387]-2);&quot;(N=&quot;;[.J387];&quot;)&quot;;MID([.I387];[.K387]-1;LEN([.I387])-[.K387]+2))" office:value-type="string" office:string-value="d(N=80) = +0.11" calcext:value-type="string">
            <text:p>d(N=80) = +0.11</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7</text:p>
          </table:table-cell>
          <table:table-cell office:value-type="float" office:value="127" calcext:value-type="float">
            <text:p>127</text:p>
          </table:table-cell>
          <table:table-cell table:formula="of:=FIND(&quot;=&quot;;[.I388];1)" office:value-type="float" office:value="3" calcext:value-type="float">
            <text:p>3</text:p>
          </table:table-cell>
          <table:table-cell table:formula="of:=COM.MICROSOFT.CONCAT(MID([.I388];1;[.K388]-2);&quot;(N=&quot;;[.J388];&quot;)&quot;;MID([.I388];[.K388]-1;LEN([.I388])-[.K388]+2))" office:value-type="string" office:string-value="d(N=127) = +0.7" calcext:value-type="string">
            <text:p>d(N=127) = +0.7</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76</text:p>
          </table:table-cell>
          <table:table-cell office:value-type="float" office:value="144" calcext:value-type="float">
            <text:p>144</text:p>
          </table:table-cell>
          <table:table-cell table:formula="of:=FIND(&quot;=&quot;;[.I389];1)" office:value-type="float" office:value="3" calcext:value-type="float">
            <text:p>3</text:p>
          </table:table-cell>
          <table:table-cell table:formula="of:=COM.MICROSOFT.CONCAT(MID([.I389];1;[.K389]-2);&quot;(N=&quot;;[.J389];&quot;)&quot;;MID([.I389];[.K389]-1;LEN([.I389])-[.K389]+2))" office:value-type="string" office:string-value="d(N=144) = +0.76" calcext:value-type="string">
            <text:p>d(N=144) = +0.76</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1.1</text:p>
          </table:table-cell>
          <table:table-cell office:value-type="float" office:value="81" calcext:value-type="float">
            <text:p>81</text:p>
          </table:table-cell>
          <table:table-cell table:formula="of:=FIND(&quot;=&quot;;[.I390];1)" office:value-type="float" office:value="3" calcext:value-type="float">
            <text:p>3</text:p>
          </table:table-cell>
          <table:table-cell table:formula="of:=COM.MICROSOFT.CONCAT(MID([.I390];1;[.K390]-2);&quot;(N=&quot;;[.J390];&quot;)&quot;;MID([.I390];[.K390]-1;LEN([.I390])-[.K390]+2))" office:value-type="string" office:string-value="d(N=81) = +1.1" calcext:value-type="string">
            <text:p>d(N=81) = +1.1</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74</text:p>
          </table:table-cell>
          <table:table-cell office:value-type="float" office:value="108" calcext:value-type="float">
            <text:p>108</text:p>
          </table:table-cell>
          <table:table-cell table:formula="of:=FIND(&quot;=&quot;;[.I391];1)" office:value-type="float" office:value="3" calcext:value-type="float">
            <text:p>3</text:p>
          </table:table-cell>
          <table:table-cell table:formula="of:=COM.MICROSOFT.CONCAT(MID([.I391];1;[.K391]-2);&quot;(N=&quot;;[.J391];&quot;)&quot;;MID([.I391];[.K391]-1;LEN([.I391])-[.K391]+2))" office:value-type="string" office:string-value="d(N=108) = +0.74" calcext:value-type="string">
            <text:p>d(N=108) = +0.74</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77</text:p>
          </table:table-cell>
          <table:table-cell office:value-type="float" office:value="96" calcext:value-type="float">
            <text:p>96</text:p>
          </table:table-cell>
          <table:table-cell table:formula="of:=FIND(&quot;=&quot;;[.I392];1)" office:value-type="float" office:value="3" calcext:value-type="float">
            <text:p>3</text:p>
          </table:table-cell>
          <table:table-cell table:formula="of:=COM.MICROSOFT.CONCAT(MID([.I392];1;[.K392]-2);&quot;(N=&quot;;[.J392];&quot;)&quot;;MID([.I392];[.K392]-1;LEN([.I392])-[.K392]+2))" office:value-type="string" office:string-value="d(N=96) = +0.77" calcext:value-type="string">
            <text:p>d(N=96) = +0.77</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33</text:p>
          </table:table-cell>
          <table:table-cell office:value-type="float" office:value="103" calcext:value-type="float">
            <text:p>103</text:p>
          </table:table-cell>
          <table:table-cell table:formula="of:=FIND(&quot;=&quot;;[.I393];1)" office:value-type="float" office:value="3" calcext:value-type="float">
            <text:p>3</text:p>
          </table:table-cell>
          <table:table-cell table:formula="of:=COM.MICROSOFT.CONCAT(MID([.I393];1;[.K393]-2);&quot;(N=&quot;;[.J393];&quot;)&quot;;MID([.I393];[.K393]-1;LEN([.I393])-[.K393]+2))" office:value-type="string" office:string-value="d(N=103) = +0.33" calcext:value-type="string">
            <text:p>d(N=103) = +0.33</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09</text:p>
          </table:table-cell>
          <table:table-cell office:value-type="float" office:value="90" calcext:value-type="float">
            <text:p>90</text:p>
          </table:table-cell>
          <table:table-cell table:formula="of:=FIND(&quot;=&quot;;[.I394];1)" office:value-type="float" office:value="3" calcext:value-type="float">
            <text:p>3</text:p>
          </table:table-cell>
          <table:table-cell table:formula="of:=COM.MICROSOFT.CONCAT(MID([.I394];1;[.K394]-2);&quot;(N=&quot;;[.J394];&quot;)&quot;;MID([.I394];[.K394]-1;LEN([.I394])-[.K394]+2))" office:value-type="string" office:string-value="d(N=90) = +0.09" calcext:value-type="string">
            <text:p>d(N=90) = +0.09</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sex difference in implicit math attitudes</text:p>
          </table:table-cell>
          <table:table-cell office:value-type="string" calcext:value-type="string">
            <text:p>Nosek, Banaji, &amp; Greenwald (2002) Study 2</text:p>
          </table:table-cell>
          <table:table-cell office:value-type="string" calcext:value-type="string">
            <text:p>d = +1.01</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1.01</text:p>
          </table:table-cell>
          <table:table-cell office:value-type="string" calcext:value-type="string">
            <text:p>d = +0.53</text:p>
          </table:table-cell>
          <table:table-cell office:value-type="float" office:value="87" calcext:value-type="float">
            <text:p>87</text:p>
          </table:table-cell>
          <table:table-cell table:formula="of:=FIND(&quot;=&quot;;[.I395];1)" office:value-type="float" office:value="3" calcext:value-type="float">
            <text:p>3</text:p>
          </table:table-cell>
          <table:table-cell table:formula="of:=COM.MICROSOFT.CONCAT(MID([.I395];1;[.K395]-2);&quot;(N=&quot;;[.J395];&quot;)&quot;;MID([.I395];[.K395]-1;LEN([.I395])-[.K395]+2))" office:value-type="string" office:string-value="d(N=87) = +0.53" calcext:value-type="string">
            <text:p>d(N=87) = +0.53</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5</text:p>
          </table:table-cell>
          <table:table-cell office:value-type="float" office:value="84" calcext:value-type="float">
            <text:p>84</text:p>
          </table:table-cell>
          <table:table-cell table:formula="of:=FIND(&quot;=&quot;;[.I396];1)" office:value-type="float" office:value="3" calcext:value-type="float">
            <text:p>3</text:p>
          </table:table-cell>
          <table:table-cell table:formula="of:=COM.MICROSOFT.CONCAT(MID([.I396];1;[.K396]-2);&quot;(N=&quot;;[.J396];&quot;)&quot;;MID([.I396];[.K396]-1;LEN([.I396])-[.K396]+2))" office:value-type="string" office:string-value="d(N=84) = +0.55" calcext:value-type="string">
            <text:p>d(N=84) = +0.55</text:p>
          </table:table-cell>
          <table:table-cell office:value-type="string" calcext:value-type="string">
            <text:p>Bernstein (2014,abington)</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3</text:p>
          </table:table-cell>
          <table:table-cell office:value-type="float" office:value="120" calcext:value-type="float">
            <text:p>120</text:p>
          </table:table-cell>
          <table:table-cell table:formula="of:=FIND(&quot;=&quot;;[.I397];1)" office:value-type="float" office:value="3" calcext:value-type="float">
            <text:p>3</text:p>
          </table:table-cell>
          <table:table-cell table:formula="of:=COM.MICROSOFT.CONCAT(MID([.I397];1;[.K397]-2);&quot;(N=&quot;;[.J397];&quot;)&quot;;MID([.I397];[.K397]-1;LEN([.I397])-[.K397]+2))" office:value-type="string" office:string-value="d(N=120) = +0.53" calcext:value-type="string">
            <text:p>d(N=120) = +0.53</text:p>
          </table:table-cell>
          <table:table-cell office:value-type="string" calcext:value-type="string">
            <text:p>Pilati (2014,brasilia)</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1</text:p>
          </table:table-cell>
          <table:table-cell office:value-type="float" office:value="84" calcext:value-type="float">
            <text:p>84</text:p>
          </table:table-cell>
          <table:table-cell table:formula="of:=FIND(&quot;=&quot;;[.I398];1)" office:value-type="float" office:value="3" calcext:value-type="float">
            <text:p>3</text:p>
          </table:table-cell>
          <table:table-cell table:formula="of:=COM.MICROSOFT.CONCAT(MID([.I398];1;[.K398]-2);&quot;(N=&quot;;[.J398];&quot;)&quot;;MID([.I398];[.K398]-1;LEN([.I398])-[.K398]+2))" office:value-type="string" office:string-value="d(N=84) = +0.1" calcext:value-type="string">
            <text:p>d(N=84) = +0.1</text:p>
          </table:table-cell>
          <table:table-cell office:value-type="string" calcext:value-type="string">
            <text:p>Vranka (2014,Charles)</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86</text:p>
          </table:table-cell>
          <table:table-cell office:value-type="float" office:value="95" calcext:value-type="float">
            <text:p>95</text:p>
          </table:table-cell>
          <table:table-cell table:formula="of:=FIND(&quot;=&quot;;[.I399];1)" office:value-type="float" office:value="3" calcext:value-type="float">
            <text:p>3</text:p>
          </table:table-cell>
          <table:table-cell table:formula="of:=COM.MICROSOFT.CONCAT(MID([.I399];1;[.K399]-2);&quot;(N=&quot;;[.J399];&quot;)&quot;;MID([.I399];[.K399]-1;LEN([.I399])-[.K399]+2))" office:value-type="string" office:string-value="d(N=95) = +0.86" calcext:value-type="string">
            <text:p>d(N=95) = +0.86</text:p>
          </table:table-cell>
          <table:table-cell office:value-type="string" calcext:value-type="string">
            <text:p>Nier (2014,Conncoll)</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6</text:p>
          </table:table-cell>
          <table:table-cell office:value-type="float" office:value="96" calcext:value-type="float">
            <text:p>96</text:p>
          </table:table-cell>
          <table:table-cell table:formula="of:=FIND(&quot;=&quot;;[.I400];1)" office:value-type="float" office:value="3" calcext:value-type="float">
            <text:p>3</text:p>
          </table:table-cell>
          <table:table-cell table:formula="of:=COM.MICROSOFT.CONCAT(MID([.I400];1;[.K400]-2);&quot;(N=&quot;;[.J400];&quot;)&quot;;MID([.I400];[.K400]-1;LEN([.I400])-[.K400]+2))" office:value-type="string" office:string-value="d(N=96) = +0.56" calcext:value-type="string">
            <text:p>d(N=96) = +0.56</text:p>
          </table:table-cell>
          <table:table-cell office:value-type="string" calcext:value-type="string">
            <text:p>Rutchick (2014,CSUN)</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9</text:p>
          </table:table-cell>
          <table:table-cell office:value-type="float" office:value="102" calcext:value-type="float">
            <text:p>102</text:p>
          </table:table-cell>
          <table:table-cell table:formula="of:=FIND(&quot;=&quot;;[.I401];1)" office:value-type="float" office:value="3" calcext:value-type="float">
            <text:p>3</text:p>
          </table:table-cell>
          <table:table-cell table:formula="of:=COM.MICROSOFT.CONCAT(MID([.I401];1;[.K401]-2);&quot;(N=&quot;;[.J401];&quot;)&quot;;MID([.I401];[.K401]-1;LEN([.I401])-[.K401]+2))" office:value-type="string" office:string-value="d(N=102) = +0.59" calcext:value-type="string">
            <text:p>d(N=102) = +0.59</text:p>
          </table:table-cell>
          <table:table-cell office:value-type="string" calcext:value-type="string">
            <text:p>Cheong (2014,Help)</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72</text:p>
          </table:table-cell>
          <table:table-cell office:value-type="float" office:value="90" calcext:value-type="float">
            <text:p>90</text:p>
          </table:table-cell>
          <table:table-cell table:formula="of:=FIND(&quot;=&quot;;[.I402];1)" office:value-type="float" office:value="3" calcext:value-type="float">
            <text:p>3</text:p>
          </table:table-cell>
          <table:table-cell table:formula="of:=COM.MICROSOFT.CONCAT(MID([.I402];1;[.K402]-2);&quot;(N=&quot;;[.J402];&quot;)&quot;;MID([.I402];[.K402]-1;LEN([.I402])-[.K402]+2))" office:value-type="string" office:string-value="d(N=90) = +0.72" calcext:value-type="string">
            <text:p>d(N=90) = +0.72</text:p>
          </table:table-cell>
          <table:table-cell office:value-type="string" calcext:value-type="string">
            <text:p>Vaughn (2014,Ithaca)</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74</text:p>
          </table:table-cell>
          <table:table-cell office:value-type="float" office:value="174" calcext:value-type="float">
            <text:p>174</text:p>
          </table:table-cell>
          <table:table-cell table:formula="of:=FIND(&quot;=&quot;;[.I403];1)" office:value-type="float" office:value="3" calcext:value-type="float">
            <text:p>3</text:p>
          </table:table-cell>
          <table:table-cell table:formula="of:=COM.MICROSOFT.CONCAT(MID([.I403];1;[.K403]-2);&quot;(N=&quot;;[.J403];&quot;)&quot;;MID([.I403];[.K403]-1;LEN([.I403])-[.K403]+2))" office:value-type="string" office:string-value="d(N=174) = +0.74" calcext:value-type="string">
            <text:p>d(N=174) = +0.74</text:p>
          </table:table-cell>
          <table:table-cell office:value-type="string" calcext:value-type="string">
            <text:p>Kurtz (2014,JM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6</text:p>
          </table:table-cell>
          <table:table-cell office:value-type="float" office:value="113" calcext:value-type="float">
            <text:p>113</text:p>
          </table:table-cell>
          <table:table-cell table:formula="of:=FIND(&quot;=&quot;;[.I404];1)" office:value-type="float" office:value="3" calcext:value-type="float">
            <text:p>3</text:p>
          </table:table-cell>
          <table:table-cell table:formula="of:=COM.MICROSOFT.CONCAT(MID([.I404];1;[.K404]-2);&quot;(N=&quot;;[.J404];&quot;)&quot;;MID([.I404];[.K404]-1;LEN([.I404])-[.K404]+2))" office:value-type="string" office:string-value="d(N=113) = +0.56" calcext:value-type="string">
            <text:p>d(N=113) = +0.56</text:p>
          </table:table-cell>
          <table:table-cell office:value-type="string" calcext:value-type="string">
            <text:p>Cemalcilar (2014,K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82</text:p>
          </table:table-cell>
          <table:table-cell office:value-type="float" office:value="112" calcext:value-type="float">
            <text:p>112</text:p>
          </table:table-cell>
          <table:table-cell table:formula="of:=FIND(&quot;=&quot;;[.I405];1)" office:value-type="float" office:value="3" calcext:value-type="float">
            <text:p>3</text:p>
          </table:table-cell>
          <table:table-cell table:formula="of:=COM.MICROSOFT.CONCAT(MID([.I405];1;[.K405]-2);&quot;(N=&quot;;[.J405];&quot;)&quot;;MID([.I405];[.K405]-1;LEN([.I405])-[.K405]+2))" office:value-type="string" office:string-value="d(N=112) = +0.82" calcext:value-type="string">
            <text:p>d(N=112) = +0.82</text:p>
          </table:table-cell>
          <table:table-cell office:value-type="string" calcext:value-type="string">
            <text:p>Packard (2014,Laurier)</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73</text:p>
          </table:table-cell>
          <table:table-cell office:value-type="float" office:value="277" calcext:value-type="float">
            <text:p>277</text:p>
          </table:table-cell>
          <table:table-cell table:formula="of:=FIND(&quot;=&quot;;[.I406];1)" office:value-type="float" office:value="3" calcext:value-type="float">
            <text:p>3</text:p>
          </table:table-cell>
          <table:table-cell table:formula="of:=COM.MICROSOFT.CONCAT(MID([.I406];1;[.K406]-2);&quot;(N=&quot;;[.J406];&quot;)&quot;;MID([.I406];[.K406]-1;LEN([.I406])-[.K406]+2))" office:value-type="string" office:string-value="d(N=277) = +0.73" calcext:value-type="string">
            <text:p>d(N=277) = +0.73</text:p>
          </table:table-cell>
          <table:table-cell office:value-type="string" calcext:value-type="string">
            <text:p>Kappes (2014,LSE)</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72</text:p>
          </table:table-cell>
          <table:table-cell office:value-type="float" office:value="146" calcext:value-type="float">
            <text:p>146</text:p>
          </table:table-cell>
          <table:table-cell table:formula="of:=FIND(&quot;=&quot;;[.I407];1)" office:value-type="float" office:value="3" calcext:value-type="float">
            <text:p>3</text:p>
          </table:table-cell>
          <table:table-cell table:formula="of:=COM.MICROSOFT.CONCAT(MID([.I407];1;[.K407]-2);&quot;(N=&quot;;[.J407];&quot;)&quot;;MID([.I407];[.K407]-1;LEN([.I407])-[.K407]+2))" office:value-type="string" office:string-value="d(N=146) = +0.72" calcext:value-type="string">
            <text:p>d(N=146) = +0.72</text:p>
          </table:table-cell>
          <table:table-cell office:value-type="string" calcext:value-type="string">
            <text:p>Huntsinger &amp; Mallett (2014,Luc)</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31</text:p>
          </table:table-cell>
          <table:table-cell office:value-type="float" office:value="98" calcext:value-type="float">
            <text:p>98</text:p>
          </table:table-cell>
          <table:table-cell table:formula="of:=FIND(&quot;=&quot;;[.I408];1)" office:value-type="float" office:value="3" calcext:value-type="float">
            <text:p>3</text:p>
          </table:table-cell>
          <table:table-cell table:formula="of:=COM.MICROSOFT.CONCAT(MID([.I408];1;[.K408]-2);&quot;(N=&quot;;[.J408];&quot;)&quot;;MID([.I408];[.K408]-1;LEN([.I408])-[.K408]+2))" office:value-type="string" office:string-value="d(N=98) = +0.31" calcext:value-type="string">
            <text:p>d(N=98) = +0.31</text:p>
          </table:table-cell>
          <table:table-cell office:value-type="string" calcext:value-type="string">
            <text:p>Morris (2014,McDaniel)</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4</text:p>
          </table:table-cell>
          <table:table-cell office:value-type="float" office:value="85" calcext:value-type="float">
            <text:p>85</text:p>
          </table:table-cell>
          <table:table-cell table:formula="of:=FIND(&quot;=&quot;;[.I409];1)" office:value-type="float" office:value="3" calcext:value-type="float">
            <text:p>3</text:p>
          </table:table-cell>
          <table:table-cell table:formula="of:=COM.MICROSOFT.CONCAT(MID([.I409];1;[.K409]-2);&quot;(N=&quot;;[.J409];&quot;)&quot;;MID([.I409];[.K409]-1;LEN([.I409])-[.K409]+2))" office:value-type="string" office:string-value="d(N=85) = +0.54" calcext:value-type="string">
            <text:p>d(N=85) = +0.54</text:p>
          </table:table-cell>
          <table:table-cell office:value-type="string" calcext:value-type="string">
            <text:p>Furrow &amp; Thompson (2014,MSV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62</text:p>
          </table:table-cell>
          <table:table-cell office:value-type="float" office:value="1000" calcext:value-type="float">
            <text:p>1000</text:p>
          </table:table-cell>
          <table:table-cell table:formula="of:=FIND(&quot;=&quot;;[.I410];1)" office:value-type="float" office:value="3" calcext:value-type="float">
            <text:p>3</text:p>
          </table:table-cell>
          <table:table-cell table:formula="of:=COM.MICROSOFT.CONCAT(MID([.I410];1;[.K410]-2);&quot;(N=&quot;;[.J410];&quot;)&quot;;MID([.I410];[.K410]-1;LEN([.I410])-[.K410]+2))" office:value-type="string" office:string-value="d(N=1000) = +0.62" calcext:value-type="string">
            <text:p>d(N=1000) = +0.62</text:p>
          </table:table-cell>
          <table:table-cell office:value-type="string" calcext:value-type="string">
            <text:p>Schmidt &amp; Nosek (2014, MTURK)</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67</text:p>
          </table:table-cell>
          <table:table-cell office:value-type="float" office:value="107" calcext:value-type="float">
            <text:p>107</text:p>
          </table:table-cell>
          <table:table-cell table:formula="of:=FIND(&quot;=&quot;;[.I411];1)" office:value-type="float" office:value="3" calcext:value-type="float">
            <text:p>3</text:p>
          </table:table-cell>
          <table:table-cell table:formula="of:=COM.MICROSOFT.CONCAT(MID([.I411];1;[.K411]-2);&quot;(N=&quot;;[.J411];&quot;)&quot;;MID([.I411];[.K411]-1;LEN([.I411])-[.K411]+2))" office:value-type="string" office:string-value="d(N=107) = +0.67" calcext:value-type="string">
            <text:p>d(N=107) = +0.67</text:p>
          </table:table-cell>
          <table:table-cell office:value-type="string" calcext:value-type="string">
            <text:p>Smith (2014,OS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26</text:p>
          </table:table-cell>
          <table:table-cell office:value-type="float" office:value="123" calcext:value-type="float">
            <text:p>123</text:p>
          </table:table-cell>
          <table:table-cell table:formula="of:=FIND(&quot;=&quot;;[.I412];1)" office:value-type="float" office:value="3" calcext:value-type="float">
            <text:p>3</text:p>
          </table:table-cell>
          <table:table-cell table:formula="of:=COM.MICROSOFT.CONCAT(MID([.I412];1;[.K412]-2);&quot;(N=&quot;;[.J412];&quot;)&quot;;MID([.I412];[.K412]-1;LEN([.I412])-[.K412]+2))" office:value-type="string" office:string-value="d(N=123) = +0.26" calcext:value-type="string">
            <text:p>d(N=123) = +0.26</text:p>
          </table:table-cell>
          <table:table-cell office:value-type="string" calcext:value-type="string">
            <text:p>Levitan (2014,Oxy)</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7</text:p>
          </table:table-cell>
          <table:table-cell office:value-type="float" office:value="1329" calcext:value-type="float">
            <text:p>1329</text:p>
          </table:table-cell>
          <table:table-cell table:formula="of:=FIND(&quot;=&quot;;[.I413];1)" office:value-type="float" office:value="3" calcext:value-type="float">
            <text:p>3</text:p>
          </table:table-cell>
          <table:table-cell table:formula="of:=COM.MICROSOFT.CONCAT(MID([.I413];1;[.K413]-2);&quot;(N=&quot;;[.J413];&quot;)&quot;;MID([.I413];[.K413]-1;LEN([.I413])-[.K413]+2))" office:value-type="string" office:string-value="d(N=1329) = +0.57" calcext:value-type="string">
            <text:p>d(N=1329) = +0.57</text:p>
          </table:table-cell>
          <table:table-cell office:value-type="string" calcext:value-type="string">
            <text:p>Schmidt &amp; Nosek (2014,PI)</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63</text:p>
          </table:table-cell>
          <table:table-cell office:value-type="float" office:value="95" calcext:value-type="float">
            <text:p>95</text:p>
          </table:table-cell>
          <table:table-cell table:formula="of:=FIND(&quot;=&quot;;[.I414];1)" office:value-type="float" office:value="3" calcext:value-type="float">
            <text:p>3</text:p>
          </table:table-cell>
          <table:table-cell table:formula="of:=COM.MICROSOFT.CONCAT(MID([.I414];1;[.K414]-2);&quot;(N=&quot;;[.J414];&quot;)&quot;;MID([.I414];[.K414]-1;LEN([.I414])-[.K414]+2))" office:value-type="string" office:string-value="d(N=95) = +0.63" calcext:value-type="string">
            <text:p>d(N=95) = +0.63</text:p>
          </table:table-cell>
          <table:table-cell office:value-type="string" calcext:value-type="string">
            <text:p>Adams &amp; Nelson (2014,PS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69</text:p>
          </table:table-cell>
          <table:table-cell office:value-type="float" office:value="103" calcext:value-type="float">
            <text:p>103</text:p>
          </table:table-cell>
          <table:table-cell table:formula="of:=FIND(&quot;=&quot;;[.I415];1)" office:value-type="float" office:value="3" calcext:value-type="float">
            <text:p>3</text:p>
          </table:table-cell>
          <table:table-cell table:formula="of:=COM.MICROSOFT.CONCAT(MID([.I415];1;[.K415]-2);&quot;(N=&quot;;[.J415];&quot;)&quot;;MID([.I415];[.K415]-1;LEN([.I415])-[.K415]+2))" office:value-type="string" office:string-value="d(N=103) = +0.69" calcext:value-type="string">
            <text:p>d(N=103) = +0.69</text:p>
          </table:table-cell>
          <table:table-cell office:value-type="string" calcext:value-type="string">
            <text:p>Brumbaugh &amp; Storbeck (2014,QCCUNY) Study 1</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3</text:p>
          </table:table-cell>
          <table:table-cell office:value-type="float" office:value="86" calcext:value-type="float">
            <text:p>86</text:p>
          </table:table-cell>
          <table:table-cell table:formula="of:=FIND(&quot;=&quot;;[.I416];1)" office:value-type="float" office:value="3" calcext:value-type="float">
            <text:p>3</text:p>
          </table:table-cell>
          <table:table-cell table:formula="of:=COM.MICROSOFT.CONCAT(MID([.I416];1;[.K416]-2);&quot;(N=&quot;;[.J416];&quot;)&quot;;MID([.I416];[.K416]-1;LEN([.I416])-[.K416]+2))" office:value-type="string" office:string-value="d(N=86) = +0.3" calcext:value-type="string">
            <text:p>d(N=86) = +0.3</text:p>
          </table:table-cell>
          <table:table-cell office:value-type="string" calcext:value-type="string">
            <text:p>Brumbaugh &amp; Storbeck (2014,QCCUNY2) Study 2</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42</text:p>
          </table:table-cell>
          <table:table-cell office:value-type="float" office:value="162" calcext:value-type="float">
            <text:p>162</text:p>
          </table:table-cell>
          <table:table-cell table:formula="of:=FIND(&quot;=&quot;;[.I417];1)" office:value-type="float" office:value="3" calcext:value-type="float">
            <text:p>3</text:p>
          </table:table-cell>
          <table:table-cell table:formula="of:=COM.MICROSOFT.CONCAT(MID([.I417];1;[.K417]-2);&quot;(N=&quot;;[.J417];&quot;)&quot;;MID([.I417];[.K417]-1;LEN([.I417])-[.K417]+2))" office:value-type="string" office:string-value="d(N=162) = +0.42" calcext:value-type="string">
            <text:p>d(N=162) = +0.42</text:p>
          </table:table-cell>
          <table:table-cell office:value-type="string" calcext:value-type="string">
            <text:p>Devos (2014,SDS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7</text:p>
          </table:table-cell>
          <table:table-cell office:value-type="float" office:value="79" calcext:value-type="float">
            <text:p>79</text:p>
          </table:table-cell>
          <table:table-cell table:formula="of:=FIND(&quot;=&quot;;[.I418];1)" office:value-type="float" office:value="3" calcext:value-type="float">
            <text:p>3</text:p>
          </table:table-cell>
          <table:table-cell table:formula="of:=COM.MICROSOFT.CONCAT(MID([.I418];1;[.K418]-2);&quot;(N=&quot;;[.J418];&quot;)&quot;;MID([.I418];[.K418]-1;LEN([.I418])-[.K418]+2))" office:value-type="string" office:string-value="d(N=79) = +0.57" calcext:value-type="string">
            <text:p>d(N=79) = +0.57</text:p>
          </table:table-cell>
          <table:table-cell office:value-type="string" calcext:value-type="string">
            <text:p>Bocian &amp; Frankowska (2014,SWPS) Study 1</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2</text:p>
          </table:table-cell>
          <table:table-cell office:value-type="float" office:value="169" calcext:value-type="float">
            <text:p>169</text:p>
          </table:table-cell>
          <table:table-cell table:formula="of:=FIND(&quot;=&quot;;[.I419];1)" office:value-type="float" office:value="3" calcext:value-type="float">
            <text:p>3</text:p>
          </table:table-cell>
          <table:table-cell table:formula="of:=COM.MICROSOFT.CONCAT(MID([.I419];1;[.K419]-2);&quot;(N=&quot;;[.J419];&quot;)&quot;;MID([.I419];[.K419]-1;LEN([.I419])-[.K419]+2))" office:value-type="string" office:string-value="d(N=169) = +0.52" calcext:value-type="string">
            <text:p>d(N=169) = +0.52</text:p>
          </table:table-cell>
          <table:table-cell office:value-type="string" calcext:value-type="string">
            <text:p>Bocian &amp; Frankowska (2014,SWPS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55</text:p>
          </table:table-cell>
          <table:table-cell office:value-type="float" office:value="187" calcext:value-type="float">
            <text:p>187</text:p>
          </table:table-cell>
          <table:table-cell table:formula="of:=FIND(&quot;=&quot;;[.I420];1)" office:value-type="float" office:value="3" calcext:value-type="float">
            <text:p>3</text:p>
          </table:table-cell>
          <table:table-cell table:formula="of:=COM.MICROSOFT.CONCAT(MID([.I420];1;[.K420]-2);&quot;(N=&quot;;[.J420];&quot;)&quot;;MID([.I420];[.K420]-1;LEN([.I420])-[.K420]+2))" office:value-type="string" office:string-value="d(N=187) = +0.55" calcext:value-type="string">
            <text:p>d(N=187) = +0.55</text:p>
          </table:table-cell>
          <table:table-cell office:value-type="string" calcext:value-type="string">
            <text:p>Davis &amp; Hicks (2014,TAMU) Study 1</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48</text:p>
          </table:table-cell>
          <table:table-cell office:value-type="float" office:value="87" calcext:value-type="float">
            <text:p>87</text:p>
          </table:table-cell>
          <table:table-cell table:formula="of:=FIND(&quot;=&quot;;[.I421];1)" office:value-type="float" office:value="3" calcext:value-type="float">
            <text:p>3</text:p>
          </table:table-cell>
          <table:table-cell table:formula="of:=COM.MICROSOFT.CONCAT(MID([.I421];1;[.K421]-2);&quot;(N=&quot;;[.J421];&quot;)&quot;;MID([.I421];[.K421]-1;LEN([.I421])-[.K421]+2))" office:value-type="string" office:string-value="d(N=87) = +0.48" calcext:value-type="string">
            <text:p>d(N=87) = +0.48</text:p>
          </table:table-cell>
          <table:table-cell office:value-type="string" calcext:value-type="string">
            <text:p>Hunt &amp; Krueger (2014,TAMUC)</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49</text:p>
          </table:table-cell>
          <table:table-cell office:value-type="float" office:value="225" calcext:value-type="float">
            <text:p>225</text:p>
          </table:table-cell>
          <table:table-cell table:formula="of:=FIND(&quot;=&quot;;[.I422];1)" office:value-type="float" office:value="3" calcext:value-type="float">
            <text:p>3</text:p>
          </table:table-cell>
          <table:table-cell table:formula="of:=COM.MICROSOFT.CONCAT(MID([.I422];1;[.K422]-2);&quot;(N=&quot;;[.J422];&quot;)&quot;;MID([.I422];[.K422]-1;LEN([.I422])-[.K422]+2))" office:value-type="string" office:string-value="d(N=225) = +0.49" calcext:value-type="string">
            <text:p>d(N=225) = +0.49</text:p>
          </table:table-cell>
          <table:table-cell office:value-type="string" calcext:value-type="string">
            <text:p>Davis &amp; Hicks (2014,TAMU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1.03</text:p>
          </table:table-cell>
          <table:table-cell office:value-type="float" office:value="80" calcext:value-type="float">
            <text:p>80</text:p>
          </table:table-cell>
          <table:table-cell table:formula="of:=FIND(&quot;=&quot;;[.I423];1)" office:value-type="float" office:value="3" calcext:value-type="float">
            <text:p>3</text:p>
          </table:table-cell>
          <table:table-cell table:formula="of:=COM.MICROSOFT.CONCAT(MID([.I423];1;[.K423]-2);&quot;(N=&quot;;[.J423];&quot;)&quot;;MID([.I423];[.K423]-1;LEN([.I423])-[.K423]+2))" office:value-type="string" office:string-value="d(N=80) = +1.03" calcext:value-type="string">
            <text:p>d(N=80) = +1.03</text:p>
          </table:table-cell>
          <table:table-cell office:value-type="string" calcext:value-type="string">
            <text:p>Brandt et al. (2014,Tilburg)</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1.17</text:p>
          </table:table-cell>
          <table:table-cell office:value-type="float" office:value="127" calcext:value-type="float">
            <text:p>127</text:p>
          </table:table-cell>
          <table:table-cell table:formula="of:=FIND(&quot;=&quot;;[.I424];1)" office:value-type="float" office:value="3" calcext:value-type="float">
            <text:p>3</text:p>
          </table:table-cell>
          <table:table-cell table:formula="of:=COM.MICROSOFT.CONCAT(MID([.I424];1;[.K424]-2);&quot;(N=&quot;;[.J424];&quot;)&quot;;MID([.I424];[.K424]-1;LEN([.I424])-[.K424]+2))" office:value-type="string" office:string-value="d(N=127) = +1.17" calcext:value-type="string">
            <text:p>d(N=127) = +1.17</text:p>
          </table:table-cell>
          <table:table-cell office:value-type="string" calcext:value-type="string">
            <text:p>Klein et al. (2014,UFL)</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86</text:p>
          </table:table-cell>
          <table:table-cell office:value-type="float" office:value="144" calcext:value-type="float">
            <text:p>144</text:p>
          </table:table-cell>
          <table:table-cell table:formula="of:=FIND(&quot;=&quot;;[.I425];1)" office:value-type="float" office:value="3" calcext:value-type="float">
            <text:p>3</text:p>
          </table:table-cell>
          <table:table-cell table:formula="of:=COM.MICROSOFT.CONCAT(MID([.I425];1;[.K425]-2);&quot;(N=&quot;;[.J425];&quot;)&quot;;MID([.I425];[.K425]-1;LEN([.I425])-[.K425]+2))" office:value-type="string" office:string-value="d(N=144) = +0.86" calcext:value-type="string">
            <text:p>d(N=144) = +0.86</text:p>
          </table:table-cell>
          <table:table-cell office:value-type="string" calcext:value-type="string">
            <text:p>Vianello &amp; Galliani (2014,UNIPD)</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82</text:p>
          </table:table-cell>
          <table:table-cell office:value-type="float" office:value="81" calcext:value-type="float">
            <text:p>81</text:p>
          </table:table-cell>
          <table:table-cell table:formula="of:=FIND(&quot;=&quot;;[.I426];1)" office:value-type="float" office:value="3" calcext:value-type="float">
            <text:p>3</text:p>
          </table:table-cell>
          <table:table-cell table:formula="of:=COM.MICROSOFT.CONCAT(MID([.I426];1;[.K426]-2);&quot;(N=&quot;;[.J426];&quot;)&quot;;MID([.I426];[.K426]-1;LEN([.I426])-[.K426]+2))" office:value-type="string" office:string-value="d(N=81) = +0.82" calcext:value-type="string">
            <text:p>d(N=81) = +0.82</text:p>
          </table:table-cell>
          <table:table-cell office:value-type="string" calcext:value-type="string">
            <text:p>Schmidt &amp; Nosek (2014,UVA)</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32</text:p>
          </table:table-cell>
          <table:table-cell office:value-type="float" office:value="108" calcext:value-type="float">
            <text:p>108</text:p>
          </table:table-cell>
          <table:table-cell table:formula="of:=FIND(&quot;=&quot;;[.I427];1)" office:value-type="float" office:value="3" calcext:value-type="float">
            <text:p>3</text:p>
          </table:table-cell>
          <table:table-cell table:formula="of:=COM.MICROSOFT.CONCAT(MID([.I427];1;[.K427]-2);&quot;(N=&quot;;[.J427];&quot;)&quot;;MID([.I427];[.K427]-1;LEN([.I427])-[.K427]+2))" office:value-type="string" office:string-value="d(N=108) = +0.32" calcext:value-type="string">
            <text:p>d(N=108) = +0.32</text:p>
          </table:table-cell>
          <table:table-cell office:value-type="string" calcext:value-type="string">
            <text:p>Hovermale &amp; Joy-Gaba (2014,VC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1.09</text:p>
          </table:table-cell>
          <table:table-cell office:value-type="float" office:value="96" calcext:value-type="float">
            <text:p>96</text:p>
          </table:table-cell>
          <table:table-cell table:formula="of:=FIND(&quot;=&quot;;[.I428];1)" office:value-type="float" office:value="3" calcext:value-type="float">
            <text:p>3</text:p>
          </table:table-cell>
          <table:table-cell table:formula="of:=COM.MICROSOFT.CONCAT(MID([.I428];1;[.K428]-2);&quot;(N=&quot;;[.J428];&quot;)&quot;;MID([.I428];[.K428]-1;LEN([.I428])-[.K428]+2))" office:value-type="string" office:string-value="d(N=96) = +1.09" calcext:value-type="string">
            <text:p>d(N=96) = +1.09</text:p>
          </table:table-cell>
          <table:table-cell office:value-type="string" calcext:value-type="string">
            <text:p>Swol (2014,Wisc)</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7</text:p>
          </table:table-cell>
          <table:table-cell office:value-type="float" office:value="103" calcext:value-type="float">
            <text:p>103</text:p>
          </table:table-cell>
          <table:table-cell table:formula="of:=FIND(&quot;=&quot;;[.I429];1)" office:value-type="float" office:value="3" calcext:value-type="float">
            <text:p>3</text:p>
          </table:table-cell>
          <table:table-cell table:formula="of:=COM.MICROSOFT.CONCAT(MID([.I429];1;[.K429]-2);&quot;(N=&quot;;[.J429];&quot;)&quot;;MID([.I429];[.K429]-1;LEN([.I429])-[.K429]+2))" office:value-type="string" office:string-value="d(N=103) = +0.7" calcext:value-type="string">
            <text:p>d(N=103) = +0.7</text:p>
          </table:table-cell>
          <table:table-cell office:value-type="string" calcext:value-type="string">
            <text:p>Wichman (2014,WKU)</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49</text:p>
          </table:table-cell>
          <table:table-cell office:value-type="float" office:value="90" calcext:value-type="float">
            <text:p>90</text:p>
          </table:table-cell>
          <table:table-cell table:formula="of:=FIND(&quot;=&quot;;[.I430];1)" office:value-type="float" office:value="3" calcext:value-type="float">
            <text:p>3</text:p>
          </table:table-cell>
          <table:table-cell table:formula="of:=COM.MICROSOFT.CONCAT(MID([.I430];1;[.K430]-2);&quot;(N=&quot;;[.J430];&quot;)&quot;;MID([.I430];[.K430]-1;LEN([.I430])-[.K430]+2))" office:value-type="string" office:string-value="d(N=90) = +0.49" calcext:value-type="string">
            <text:p>d(N=90) = +0.49</text:p>
          </table:table-cell>
          <table:table-cell office:value-type="string" calcext:value-type="string">
            <text:p>Woodzicka (2014,WL)</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gain versus loss framing (unusual disease)</text:p>
          </table:table-cell>
          <table:table-cell office:value-type="string" calcext:value-type="string">
            <text:p>Tversky &amp; Kahneman (1981, Problem 1)</text:p>
          </table:table-cell>
          <table:table-cell office:value-type="string" calcext:value-type="string">
            <text:p>d = +1.2</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1.2</text:p>
          </table:table-cell>
          <table:table-cell office:value-type="string" calcext:value-type="string">
            <text:p>d = +0.67</text:p>
          </table:table-cell>
          <table:table-cell office:value-type="float" office:value="87" calcext:value-type="float">
            <text:p>87</text:p>
          </table:table-cell>
          <table:table-cell table:formula="of:=FIND(&quot;=&quot;;[.I431];1)" office:value-type="float" office:value="3" calcext:value-type="float">
            <text:p>3</text:p>
          </table:table-cell>
          <table:table-cell table:formula="of:=COM.MICROSOFT.CONCAT(MID([.I431];1;[.K431]-2);&quot;(N=&quot;;[.J431];&quot;)&quot;;MID([.I431];[.K431]-1;LEN([.I431])-[.K431]+2))" office:value-type="string" office:string-value="d(N=87) = +0.67" calcext:value-type="string">
            <text:p>d(N=87) = +0.67</text:p>
          </table:table-cell>
          <table:table-cell office:value-type="string" calcext:value-type="string">
            <text:p>John &amp; Skorinko (2014,WPI)</text:p>
          </table:table-cell>
          <table:table-cell table:number-columns-repeated="2"/>
          <table:table-cell office:value-type="string" calcext:value-type="string">
            <text:p>Cognitive</text:p>
          </table:table-cell>
          <table:table-cell table:number-columns-repeated="8"/>
          <table:table-cell office:value-type="string" calcext:value-type="string">
            <text:p>https://psych.hanover.edu/classes/cognition/papers/tversky81.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text:p>
          </table:table-cell>
          <table:table-cell office:value-type="float" office:value="84" calcext:value-type="float">
            <text:p>84</text:p>
          </table:table-cell>
          <table:table-cell table:formula="of:=FIND(&quot;=&quot;;[.I432];1)" office:value-type="float" office:value="3" calcext:value-type="float">
            <text:p>3</text:p>
          </table:table-cell>
          <table:table-cell table:formula="of:=COM.MICROSOFT.CONCAT(MID([.I432];1;[.K432]-2);&quot;(N=&quot;;[.J432];&quot;)&quot;;MID([.I432];[.K432]-1;LEN([.I432])-[.K432]+2))" office:value-type="string" office:string-value="d(N=84) = +0.6" calcext:value-type="string">
            <text:p>d(N=84) = +0.6</text:p>
          </table:table-cell>
          <table:table-cell office:value-type="string" calcext:value-type="string">
            <text:p>Bernstein (2014,abington)</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37</text:p>
          </table:table-cell>
          <table:table-cell office:value-type="float" office:value="120" calcext:value-type="float">
            <text:p>120</text:p>
          </table:table-cell>
          <table:table-cell table:formula="of:=FIND(&quot;=&quot;;[.I433];1)" office:value-type="float" office:value="3" calcext:value-type="float">
            <text:p>3</text:p>
          </table:table-cell>
          <table:table-cell table:formula="of:=COM.MICROSOFT.CONCAT(MID([.I433];1;[.K433]-2);&quot;(N=&quot;;[.J433];&quot;)&quot;;MID([.I433];[.K433]-1;LEN([.I433])-[.K433]+2))" office:value-type="string" office:string-value="d(N=120) = +0.37" calcext:value-type="string">
            <text:p>d(N=120) = +0.37</text:p>
          </table:table-cell>
          <table:table-cell office:value-type="string" calcext:value-type="string">
            <text:p>Pilati (2014,brasilia)</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82</text:p>
          </table:table-cell>
          <table:table-cell office:value-type="float" office:value="84" calcext:value-type="float">
            <text:p>84</text:p>
          </table:table-cell>
          <table:table-cell table:formula="of:=FIND(&quot;=&quot;;[.I434];1)" office:value-type="float" office:value="3" calcext:value-type="float">
            <text:p>3</text:p>
          </table:table-cell>
          <table:table-cell table:formula="of:=COM.MICROSOFT.CONCAT(MID([.I434];1;[.K434]-2);&quot;(N=&quot;;[.J434];&quot;)&quot;;MID([.I434];[.K434]-1;LEN([.I434])-[.K434]+2))" office:value-type="string" office:string-value="d(N=84) = +0.82" calcext:value-type="string">
            <text:p>d(N=84) = +0.82</text:p>
          </table:table-cell>
          <table:table-cell office:value-type="string" calcext:value-type="string">
            <text:p>Vranka (2014,Charles)</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2</text:p>
          </table:table-cell>
          <table:table-cell office:value-type="float" office:value="95" calcext:value-type="float">
            <text:p>95</text:p>
          </table:table-cell>
          <table:table-cell table:formula="of:=FIND(&quot;=&quot;;[.I435];1)" office:value-type="float" office:value="3" calcext:value-type="float">
            <text:p>3</text:p>
          </table:table-cell>
          <table:table-cell table:formula="of:=COM.MICROSOFT.CONCAT(MID([.I435];1;[.K435]-2);&quot;(N=&quot;;[.J435];&quot;)&quot;;MID([.I435];[.K435]-1;LEN([.I435])-[.K435]+2))" office:value-type="string" office:string-value="d(N=95) = +0.62" calcext:value-type="string">
            <text:p>d(N=95) = +0.62</text:p>
          </table:table-cell>
          <table:table-cell office:value-type="string" calcext:value-type="string">
            <text:p>Nier (2014,Conncoll)</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48</text:p>
          </table:table-cell>
          <table:table-cell office:value-type="float" office:value="96" calcext:value-type="float">
            <text:p>96</text:p>
          </table:table-cell>
          <table:table-cell table:formula="of:=FIND(&quot;=&quot;;[.I436];1)" office:value-type="float" office:value="3" calcext:value-type="float">
            <text:p>3</text:p>
          </table:table-cell>
          <table:table-cell table:formula="of:=COM.MICROSOFT.CONCAT(MID([.I436];1;[.K436]-2);&quot;(N=&quot;;[.J436];&quot;)&quot;;MID([.I436];[.K436]-1;LEN([.I436])-[.K436]+2))" office:value-type="string" office:string-value="d(N=96) = +0.48" calcext:value-type="string">
            <text:p>d(N=96) = +0.48</text:p>
          </table:table-cell>
          <table:table-cell office:value-type="string" calcext:value-type="string">
            <text:p>Rutchick (2014,CSUN)</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51</text:p>
          </table:table-cell>
          <table:table-cell office:value-type="float" office:value="102" calcext:value-type="float">
            <text:p>102</text:p>
          </table:table-cell>
          <table:table-cell table:formula="of:=FIND(&quot;=&quot;;[.I437];1)" office:value-type="float" office:value="3" calcext:value-type="float">
            <text:p>3</text:p>
          </table:table-cell>
          <table:table-cell table:formula="of:=COM.MICROSOFT.CONCAT(MID([.I437];1;[.K437]-2);&quot;(N=&quot;;[.J437];&quot;)&quot;;MID([.I437];[.K437]-1;LEN([.I437])-[.K437]+2))" office:value-type="string" office:string-value="d(N=102) = +0.51" calcext:value-type="string">
            <text:p>d(N=102) = +0.51</text:p>
          </table:table-cell>
          <table:table-cell office:value-type="string" calcext:value-type="string">
            <text:p>Cheong (2014,Help)</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3</text:p>
          </table:table-cell>
          <table:table-cell office:value-type="float" office:value="90" calcext:value-type="float">
            <text:p>90</text:p>
          </table:table-cell>
          <table:table-cell table:formula="of:=FIND(&quot;=&quot;;[.I438];1)" office:value-type="float" office:value="3" calcext:value-type="float">
            <text:p>3</text:p>
          </table:table-cell>
          <table:table-cell table:formula="of:=COM.MICROSOFT.CONCAT(MID([.I438];1;[.K438]-2);&quot;(N=&quot;;[.J438];&quot;)&quot;;MID([.I438];[.K438]-1;LEN([.I438])-[.K438]+2))" office:value-type="string" office:string-value="d(N=90) = +0.73" calcext:value-type="string">
            <text:p>d(N=90) = +0.73</text:p>
          </table:table-cell>
          <table:table-cell office:value-type="string" calcext:value-type="string">
            <text:p>Vaughn (2014,Ithaca)</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1</text:p>
          </table:table-cell>
          <table:table-cell office:value-type="float" office:value="174" calcext:value-type="float">
            <text:p>174</text:p>
          </table:table-cell>
          <table:table-cell table:formula="of:=FIND(&quot;=&quot;;[.I439];1)" office:value-type="float" office:value="3" calcext:value-type="float">
            <text:p>3</text:p>
          </table:table-cell>
          <table:table-cell table:formula="of:=COM.MICROSOFT.CONCAT(MID([.I439];1;[.K439]-2);&quot;(N=&quot;;[.J439];&quot;)&quot;;MID([.I439];[.K439]-1;LEN([.I439])-[.K439]+2))" office:value-type="string" office:string-value="d(N=174) = +0.71" calcext:value-type="string">
            <text:p>d(N=174) = +0.71</text:p>
          </table:table-cell>
          <table:table-cell office:value-type="string" calcext:value-type="string">
            <text:p>Kurtz (2014,JM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52</text:p>
          </table:table-cell>
          <table:table-cell office:value-type="float" office:value="113" calcext:value-type="float">
            <text:p>113</text:p>
          </table:table-cell>
          <table:table-cell table:formula="of:=FIND(&quot;=&quot;;[.I440];1)" office:value-type="float" office:value="3" calcext:value-type="float">
            <text:p>3</text:p>
          </table:table-cell>
          <table:table-cell table:formula="of:=COM.MICROSOFT.CONCAT(MID([.I440];1;[.K440]-2);&quot;(N=&quot;;[.J440];&quot;)&quot;;MID([.I440];[.K440]-1;LEN([.I440])-[.K440]+2))" office:value-type="string" office:string-value="d(N=113) = +0.52" calcext:value-type="string">
            <text:p>d(N=113) = +0.52</text:p>
          </table:table-cell>
          <table:table-cell office:value-type="string" calcext:value-type="string">
            <text:p>Cemalcilar (2014,K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96</text:p>
          </table:table-cell>
          <table:table-cell office:value-type="float" office:value="112" calcext:value-type="float">
            <text:p>112</text:p>
          </table:table-cell>
          <table:table-cell table:formula="of:=FIND(&quot;=&quot;;[.I441];1)" office:value-type="float" office:value="3" calcext:value-type="float">
            <text:p>3</text:p>
          </table:table-cell>
          <table:table-cell table:formula="of:=COM.MICROSOFT.CONCAT(MID([.I441];1;[.K441]-2);&quot;(N=&quot;;[.J441];&quot;)&quot;;MID([.I441];[.K441]-1;LEN([.I441])-[.K441]+2))" office:value-type="string" office:string-value="d(N=112) = +0.96" calcext:value-type="string">
            <text:p>d(N=112) = +0.96</text:p>
          </table:table-cell>
          <table:table-cell office:value-type="string" calcext:value-type="string">
            <text:p>Packard (2014,Laurier)</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4</text:p>
          </table:table-cell>
          <table:table-cell office:value-type="float" office:value="277" calcext:value-type="float">
            <text:p>277</text:p>
          </table:table-cell>
          <table:table-cell table:formula="of:=FIND(&quot;=&quot;;[.I442];1)" office:value-type="float" office:value="3" calcext:value-type="float">
            <text:p>3</text:p>
          </table:table-cell>
          <table:table-cell table:formula="of:=COM.MICROSOFT.CONCAT(MID([.I442];1;[.K442]-2);&quot;(N=&quot;;[.J442];&quot;)&quot;;MID([.I442];[.K442]-1;LEN([.I442])-[.K442]+2))" office:value-type="string" office:string-value="d(N=277) = +0.64" calcext:value-type="string">
            <text:p>d(N=277) = +0.64</text:p>
          </table:table-cell>
          <table:table-cell office:value-type="string" calcext:value-type="string">
            <text:p>Kappes (2014,LSE)</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52</text:p>
          </table:table-cell>
          <table:table-cell office:value-type="float" office:value="146" calcext:value-type="float">
            <text:p>146</text:p>
          </table:table-cell>
          <table:table-cell table:formula="of:=FIND(&quot;=&quot;;[.I443];1)" office:value-type="float" office:value="3" calcext:value-type="float">
            <text:p>3</text:p>
          </table:table-cell>
          <table:table-cell table:formula="of:=COM.MICROSOFT.CONCAT(MID([.I443];1;[.K443]-2);&quot;(N=&quot;;[.J443];&quot;)&quot;;MID([.I443];[.K443]-1;LEN([.I443])-[.K443]+2))" office:value-type="string" office:string-value="d(N=146) = +0.52" calcext:value-type="string">
            <text:p>d(N=146) = +0.52</text:p>
          </table:table-cell>
          <table:table-cell office:value-type="string" calcext:value-type="string">
            <text:p>Huntsinger &amp; Mallett (2014,Luc)</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49</text:p>
          </table:table-cell>
          <table:table-cell office:value-type="float" office:value="98" calcext:value-type="float">
            <text:p>98</text:p>
          </table:table-cell>
          <table:table-cell table:formula="of:=FIND(&quot;=&quot;;[.I444];1)" office:value-type="float" office:value="3" calcext:value-type="float">
            <text:p>3</text:p>
          </table:table-cell>
          <table:table-cell table:formula="of:=COM.MICROSOFT.CONCAT(MID([.I444];1;[.K444]-2);&quot;(N=&quot;;[.J444];&quot;)&quot;;MID([.I444];[.K444]-1;LEN([.I444])-[.K444]+2))" office:value-type="string" office:string-value="d(N=98) = +0.49" calcext:value-type="string">
            <text:p>d(N=98) = +0.49</text:p>
          </table:table-cell>
          <table:table-cell office:value-type="string" calcext:value-type="string">
            <text:p>Morris (2014,McDaniel)</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34</text:p>
          </table:table-cell>
          <table:table-cell office:value-type="float" office:value="85" calcext:value-type="float">
            <text:p>85</text:p>
          </table:table-cell>
          <table:table-cell table:formula="of:=FIND(&quot;=&quot;;[.I445];1)" office:value-type="float" office:value="3" calcext:value-type="float">
            <text:p>3</text:p>
          </table:table-cell>
          <table:table-cell table:formula="of:=COM.MICROSOFT.CONCAT(MID([.I445];1;[.K445]-2);&quot;(N=&quot;;[.J445];&quot;)&quot;;MID([.I445];[.K445]-1;LEN([.I445])-[.K445]+2))" office:value-type="string" office:string-value="d(N=85) = +0.34" calcext:value-type="string">
            <text:p>d(N=85) = +0.34</text:p>
          </table:table-cell>
          <table:table-cell office:value-type="string" calcext:value-type="string">
            <text:p>Furrow &amp; Thompson (2014,MSV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1</text:p>
          </table:table-cell>
          <table:table-cell office:value-type="float" office:value="1000" calcext:value-type="float">
            <text:p>1000</text:p>
          </table:table-cell>
          <table:table-cell table:formula="of:=FIND(&quot;=&quot;;[.I446];1)" office:value-type="float" office:value="3" calcext:value-type="float">
            <text:p>3</text:p>
          </table:table-cell>
          <table:table-cell table:formula="of:=COM.MICROSOFT.CONCAT(MID([.I446];1;[.K446]-2);&quot;(N=&quot;;[.J446];&quot;)&quot;;MID([.I446];[.K446]-1;LEN([.I446])-[.K446]+2))" office:value-type="string" office:string-value="d(N=1000) = +0.61" calcext:value-type="string">
            <text:p>d(N=1000) = +0.61</text:p>
          </table:table-cell>
          <table:table-cell office:value-type="string" calcext:value-type="string">
            <text:p>Schmidt &amp; Nosek (2014, MTURK)</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11</text:p>
          </table:table-cell>
          <table:table-cell office:value-type="float" office:value="107" calcext:value-type="float">
            <text:p>107</text:p>
          </table:table-cell>
          <table:table-cell table:formula="of:=FIND(&quot;=&quot;;[.I447];1)" office:value-type="float" office:value="3" calcext:value-type="float">
            <text:p>3</text:p>
          </table:table-cell>
          <table:table-cell table:formula="of:=COM.MICROSOFT.CONCAT(MID([.I447];1;[.K447]-2);&quot;(N=&quot;;[.J447];&quot;)&quot;;MID([.I447];[.K447]-1;LEN([.I447])-[.K447]+2))" office:value-type="string" office:string-value="d(N=107) = +0.11" calcext:value-type="string">
            <text:p>d(N=107) = +0.11</text:p>
          </table:table-cell>
          <table:table-cell office:value-type="string" calcext:value-type="string">
            <text:p>Smith (2014,OS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1.1</text:p>
          </table:table-cell>
          <table:table-cell office:value-type="float" office:value="123" calcext:value-type="float">
            <text:p>123</text:p>
          </table:table-cell>
          <table:table-cell table:formula="of:=FIND(&quot;=&quot;;[.I448];1)" office:value-type="float" office:value="3" calcext:value-type="float">
            <text:p>3</text:p>
          </table:table-cell>
          <table:table-cell table:formula="of:=COM.MICROSOFT.CONCAT(MID([.I448];1;[.K448]-2);&quot;(N=&quot;;[.J448];&quot;)&quot;;MID([.I448];[.K448]-1;LEN([.I448])-[.K448]+2))" office:value-type="string" office:string-value="d(N=123) = +1.1" calcext:value-type="string">
            <text:p>d(N=123) = +1.1</text:p>
          </table:table-cell>
          <table:table-cell office:value-type="string" calcext:value-type="string">
            <text:p>Levitan (2014,Oxy)</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text:p>
          </table:table-cell>
          <table:table-cell office:value-type="float" office:value="1329" calcext:value-type="float">
            <text:p>1329</text:p>
          </table:table-cell>
          <table:table-cell table:formula="of:=FIND(&quot;=&quot;;[.I449];1)" office:value-type="float" office:value="3" calcext:value-type="float">
            <text:p>3</text:p>
          </table:table-cell>
          <table:table-cell table:formula="of:=COM.MICROSOFT.CONCAT(MID([.I449];1;[.K449]-2);&quot;(N=&quot;;[.J449];&quot;)&quot;;MID([.I449];[.K449]-1;LEN([.I449])-[.K449]+2))" office:value-type="string" office:string-value="d(N=1329) = +0.7" calcext:value-type="string">
            <text:p>d(N=1329) = +0.7</text:p>
          </table:table-cell>
          <table:table-cell office:value-type="string" calcext:value-type="string">
            <text:p>Schmidt &amp; Nosek (2014,PI)</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2</text:p>
          </table:table-cell>
          <table:table-cell office:value-type="float" office:value="95" calcext:value-type="float">
            <text:p>95</text:p>
          </table:table-cell>
          <table:table-cell table:formula="of:=FIND(&quot;=&quot;;[.I450];1)" office:value-type="float" office:value="3" calcext:value-type="float">
            <text:p>3</text:p>
          </table:table-cell>
          <table:table-cell table:formula="of:=COM.MICROSOFT.CONCAT(MID([.I450];1;[.K450]-2);&quot;(N=&quot;;[.J450];&quot;)&quot;;MID([.I450];[.K450]-1;LEN([.I450])-[.K450]+2))" office:value-type="string" office:string-value="d(N=95) = +0.62" calcext:value-type="string">
            <text:p>d(N=95) = +0.62</text:p>
          </table:table-cell>
          <table:table-cell office:value-type="string" calcext:value-type="string">
            <text:p>Adams &amp; Nelson (2014,PS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43</text:p>
          </table:table-cell>
          <table:table-cell office:value-type="float" office:value="103" calcext:value-type="float">
            <text:p>103</text:p>
          </table:table-cell>
          <table:table-cell table:formula="of:=FIND(&quot;=&quot;;[.I451];1)" office:value-type="float" office:value="3" calcext:value-type="float">
            <text:p>3</text:p>
          </table:table-cell>
          <table:table-cell table:formula="of:=COM.MICROSOFT.CONCAT(MID([.I451];1;[.K451]-2);&quot;(N=&quot;;[.J451];&quot;)&quot;;MID([.I451];[.K451]-1;LEN([.I451])-[.K451]+2))" office:value-type="string" office:string-value="d(N=103) = +0.43" calcext:value-type="string">
            <text:p>d(N=103) = +0.43</text:p>
          </table:table-cell>
          <table:table-cell office:value-type="string" calcext:value-type="string">
            <text:p>Brumbaugh &amp; Storbeck (2014,QCCUNY) Study 1</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33</text:p>
          </table:table-cell>
          <table:table-cell office:value-type="float" office:value="86" calcext:value-type="float">
            <text:p>86</text:p>
          </table:table-cell>
          <table:table-cell table:formula="of:=FIND(&quot;=&quot;;[.I452];1)" office:value-type="float" office:value="3" calcext:value-type="float">
            <text:p>3</text:p>
          </table:table-cell>
          <table:table-cell table:formula="of:=COM.MICROSOFT.CONCAT(MID([.I452];1;[.K452]-2);&quot;(N=&quot;;[.J452];&quot;)&quot;;MID([.I452];[.K452]-1;LEN([.I452])-[.K452]+2))" office:value-type="string" office:string-value="d(N=86) = +0.33" calcext:value-type="string">
            <text:p>d(N=86) = +0.33</text:p>
          </table:table-cell>
          <table:table-cell office:value-type="string" calcext:value-type="string">
            <text:p>Brumbaugh &amp; Storbeck (2014,QCCUNY2) Study 2</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1</text:p>
          </table:table-cell>
          <table:table-cell office:value-type="float" office:value="162" calcext:value-type="float">
            <text:p>162</text:p>
          </table:table-cell>
          <table:table-cell table:formula="of:=FIND(&quot;=&quot;;[.I453];1)" office:value-type="float" office:value="3" calcext:value-type="float">
            <text:p>3</text:p>
          </table:table-cell>
          <table:table-cell table:formula="of:=COM.MICROSOFT.CONCAT(MID([.I453];1;[.K453]-2);&quot;(N=&quot;;[.J453];&quot;)&quot;;MID([.I453];[.K453]-1;LEN([.I453])-[.K453]+2))" office:value-type="string" office:string-value="d(N=162) = +0.61" calcext:value-type="string">
            <text:p>d(N=162) = +0.61</text:p>
          </table:table-cell>
          <table:table-cell office:value-type="string" calcext:value-type="string">
            <text:p>Devos (2014,SDS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12</text:p>
          </table:table-cell>
          <table:table-cell office:value-type="float" office:value="79" calcext:value-type="float">
            <text:p>79</text:p>
          </table:table-cell>
          <table:table-cell table:formula="of:=FIND(&quot;=&quot;;[.I454];1)" office:value-type="float" office:value="3" calcext:value-type="float">
            <text:p>3</text:p>
          </table:table-cell>
          <table:table-cell table:formula="of:=COM.MICROSOFT.CONCAT(MID([.I454];1;[.K454]-2);&quot;(N=&quot;;[.J454];&quot;)&quot;;MID([.I454];[.K454]-1;LEN([.I454])-[.K454]+2))" office:value-type="string" office:string-value="d(N=79) = +0.12" calcext:value-type="string">
            <text:p>d(N=79) = +0.12</text:p>
          </table:table-cell>
          <table:table-cell office:value-type="string" calcext:value-type="string">
            <text:p>Bocian &amp; Frankowska (2014,SWPS) Study 1</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57</text:p>
          </table:table-cell>
          <table:table-cell office:value-type="float" office:value="169" calcext:value-type="float">
            <text:p>169</text:p>
          </table:table-cell>
          <table:table-cell table:formula="of:=FIND(&quot;=&quot;;[.I455];1)" office:value-type="float" office:value="3" calcext:value-type="float">
            <text:p>3</text:p>
          </table:table-cell>
          <table:table-cell table:formula="of:=COM.MICROSOFT.CONCAT(MID([.I455];1;[.K455]-2);&quot;(N=&quot;;[.J455];&quot;)&quot;;MID([.I455];[.K455]-1;LEN([.I455])-[.K455]+2))" office:value-type="string" office:string-value="d(N=169) = +0.57" calcext:value-type="string">
            <text:p>d(N=169) = +0.57</text:p>
          </table:table-cell>
          <table:table-cell office:value-type="string" calcext:value-type="string">
            <text:p>Bocian &amp; Frankowska (2014,SWPS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2</text:p>
          </table:table-cell>
          <table:table-cell office:value-type="float" office:value="187" calcext:value-type="float">
            <text:p>187</text:p>
          </table:table-cell>
          <table:table-cell table:formula="of:=FIND(&quot;=&quot;;[.I456];1)" office:value-type="float" office:value="3" calcext:value-type="float">
            <text:p>3</text:p>
          </table:table-cell>
          <table:table-cell table:formula="of:=COM.MICROSOFT.CONCAT(MID([.I456];1;[.K456]-2);&quot;(N=&quot;;[.J456];&quot;)&quot;;MID([.I456];[.K456]-1;LEN([.I456])-[.K456]+2))" office:value-type="string" office:string-value="d(N=187) = +0.72" calcext:value-type="string">
            <text:p>d(N=187) = +0.72</text:p>
          </table:table-cell>
          <table:table-cell office:value-type="string" calcext:value-type="string">
            <text:p>Davis &amp; Hicks (2014,TAMU) Study 1</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1</text:p>
          </table:table-cell>
          <table:table-cell office:value-type="float" office:value="87" calcext:value-type="float">
            <text:p>87</text:p>
          </table:table-cell>
          <table:table-cell table:formula="of:=FIND(&quot;=&quot;;[.I457];1)" office:value-type="float" office:value="3" calcext:value-type="float">
            <text:p>3</text:p>
          </table:table-cell>
          <table:table-cell table:formula="of:=COM.MICROSOFT.CONCAT(MID([.I457];1;[.K457]-2);&quot;(N=&quot;;[.J457];&quot;)&quot;;MID([.I457];[.K457]-1;LEN([.I457])-[.K457]+2))" office:value-type="string" office:string-value="d(N=87) = +0.71" calcext:value-type="string">
            <text:p>d(N=87) = +0.71</text:p>
          </table:table-cell>
          <table:table-cell office:value-type="string" calcext:value-type="string">
            <text:p>Hunt &amp; Krueger (2014,TAMUC)</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58</text:p>
          </table:table-cell>
          <table:table-cell office:value-type="float" office:value="225" calcext:value-type="float">
            <text:p>225</text:p>
          </table:table-cell>
          <table:table-cell table:formula="of:=FIND(&quot;=&quot;;[.I458];1)" office:value-type="float" office:value="3" calcext:value-type="float">
            <text:p>3</text:p>
          </table:table-cell>
          <table:table-cell table:formula="of:=COM.MICROSOFT.CONCAT(MID([.I458];1;[.K458]-2);&quot;(N=&quot;;[.J458];&quot;)&quot;;MID([.I458];[.K458]-1;LEN([.I458])-[.K458]+2))" office:value-type="string" office:string-value="d(N=225) = +0.58" calcext:value-type="string">
            <text:p>d(N=225) = +0.58</text:p>
          </table:table-cell>
          <table:table-cell office:value-type="string" calcext:value-type="string">
            <text:p>Davis &amp; Hicks (2014,TAMUON) Study 2</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65</text:p>
          </table:table-cell>
          <table:table-cell office:value-type="float" office:value="80" calcext:value-type="float">
            <text:p>80</text:p>
          </table:table-cell>
          <table:table-cell table:formula="of:=FIND(&quot;=&quot;;[.I459];1)" office:value-type="float" office:value="3" calcext:value-type="float">
            <text:p>3</text:p>
          </table:table-cell>
          <table:table-cell table:formula="of:=COM.MICROSOFT.CONCAT(MID([.I459];1;[.K459]-2);&quot;(N=&quot;;[.J459];&quot;)&quot;;MID([.I459];[.K459]-1;LEN([.I459])-[.K459]+2))" office:value-type="string" office:string-value="d(N=80) = +0.65" calcext:value-type="string">
            <text:p>d(N=80) = +0.65</text:p>
          </table:table-cell>
          <table:table-cell office:value-type="string" calcext:value-type="string">
            <text:p>Brandt et al. (2014,Tilburg)</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38</text:p>
          </table:table-cell>
          <table:table-cell office:value-type="float" office:value="127" calcext:value-type="float">
            <text:p>127</text:p>
          </table:table-cell>
          <table:table-cell table:formula="of:=FIND(&quot;=&quot;;[.I460];1)" office:value-type="float" office:value="3" calcext:value-type="float">
            <text:p>3</text:p>
          </table:table-cell>
          <table:table-cell table:formula="of:=COM.MICROSOFT.CONCAT(MID([.I460];1;[.K460]-2);&quot;(N=&quot;;[.J460];&quot;)&quot;;MID([.I460];[.K460]-1;LEN([.I460])-[.K460]+2))" office:value-type="string" office:string-value="d(N=127) = +0.38" calcext:value-type="string">
            <text:p>d(N=127) = +0.38</text:p>
          </table:table-cell>
          <table:table-cell office:value-type="string" calcext:value-type="string">
            <text:p>Klein et al. (2014,UFL)</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4</text:p>
          </table:table-cell>
          <table:table-cell office:value-type="float" office:value="144" calcext:value-type="float">
            <text:p>144</text:p>
          </table:table-cell>
          <table:table-cell table:formula="of:=FIND(&quot;=&quot;;[.I461];1)" office:value-type="float" office:value="3" calcext:value-type="float">
            <text:p>3</text:p>
          </table:table-cell>
          <table:table-cell table:formula="of:=COM.MICROSOFT.CONCAT(MID([.I461];1;[.K461]-2);&quot;(N=&quot;;[.J461];&quot;)&quot;;MID([.I461];[.K461]-1;LEN([.I461])-[.K461]+2))" office:value-type="string" office:string-value="d(N=144) = +0.74" calcext:value-type="string">
            <text:p>d(N=144) = +0.74</text:p>
          </table:table-cell>
          <table:table-cell office:value-type="string" calcext:value-type="string">
            <text:p>Vianello &amp; Galliani (2014,UNIPD)</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1.14</text:p>
          </table:table-cell>
          <table:table-cell office:value-type="float" office:value="81" calcext:value-type="float">
            <text:p>81</text:p>
          </table:table-cell>
          <table:table-cell table:formula="of:=FIND(&quot;=&quot;;[.I462];1)" office:value-type="float" office:value="3" calcext:value-type="float">
            <text:p>3</text:p>
          </table:table-cell>
          <table:table-cell table:formula="of:=COM.MICROSOFT.CONCAT(MID([.I462];1;[.K462]-2);&quot;(N=&quot;;[.J462];&quot;)&quot;;MID([.I462];[.K462]-1;LEN([.I462])-[.K462]+2))" office:value-type="string" office:string-value="d(N=81) = +1.14" calcext:value-type="string">
            <text:p>d(N=81) = +1.14</text:p>
          </table:table-cell>
          <table:table-cell office:value-type="string" calcext:value-type="string">
            <text:p>Schmidt &amp; Nosek (2014,UVA)</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2</text:p>
          </table:table-cell>
          <table:table-cell office:value-type="float" office:value="108" calcext:value-type="float">
            <text:p>108</text:p>
          </table:table-cell>
          <table:table-cell table:formula="of:=FIND(&quot;=&quot;;[.I463];1)" office:value-type="float" office:value="3" calcext:value-type="float">
            <text:p>3</text:p>
          </table:table-cell>
          <table:table-cell table:formula="of:=COM.MICROSOFT.CONCAT(MID([.I463];1;[.K463]-2);&quot;(N=&quot;;[.J463];&quot;)&quot;;MID([.I463];[.K463]-1;LEN([.I463])-[.K463]+2))" office:value-type="string" office:string-value="d(N=108) = +0.72" calcext:value-type="string">
            <text:p>d(N=108) = +0.72</text:p>
          </table:table-cell>
          <table:table-cell office:value-type="string" calcext:value-type="string">
            <text:p>Hovermale &amp; Joy-Gaba (2014,VC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79</text:p>
          </table:table-cell>
          <table:table-cell office:value-type="float" office:value="96" calcext:value-type="float">
            <text:p>96</text:p>
          </table:table-cell>
          <table:table-cell table:formula="of:=FIND(&quot;=&quot;;[.I464];1)" office:value-type="float" office:value="3" calcext:value-type="float">
            <text:p>3</text:p>
          </table:table-cell>
          <table:table-cell table:formula="of:=COM.MICROSOFT.CONCAT(MID([.I464];1;[.K464]-2);&quot;(N=&quot;;[.J464];&quot;)&quot;;MID([.I464];[.K464]-1;LEN([.I464])-[.K464]+2))" office:value-type="string" office:string-value="d(N=96) = +0.79" calcext:value-type="string">
            <text:p>d(N=96) = +0.79</text:p>
          </table:table-cell>
          <table:table-cell office:value-type="string" calcext:value-type="string">
            <text:p>Swol (2014,Wisc)</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43</text:p>
          </table:table-cell>
          <table:table-cell office:value-type="float" office:value="103" calcext:value-type="float">
            <text:p>103</text:p>
          </table:table-cell>
          <table:table-cell table:formula="of:=FIND(&quot;=&quot;;[.I465];1)" office:value-type="float" office:value="3" calcext:value-type="float">
            <text:p>3</text:p>
          </table:table-cell>
          <table:table-cell table:formula="of:=COM.MICROSOFT.CONCAT(MID([.I465];1;[.K465]-2);&quot;(N=&quot;;[.J465];&quot;)&quot;;MID([.I465];[.K465]-1;LEN([.I465])-[.K465]+2))" office:value-type="string" office:string-value="d(N=103) = +0.43" calcext:value-type="string">
            <text:p>d(N=103) = +0.43</text:p>
          </table:table-cell>
          <table:table-cell office:value-type="string" calcext:value-type="string">
            <text:p>Wichman (2014,WKU)</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07</text:p>
          </table:table-cell>
          <table:table-cell office:value-type="float" office:value="90" calcext:value-type="float">
            <text:p>90</text:p>
          </table:table-cell>
          <table:table-cell table:formula="of:=FIND(&quot;=&quot;;[.I466];1)" office:value-type="float" office:value="3" calcext:value-type="float">
            <text:p>3</text:p>
          </table:table-cell>
          <table:table-cell table:formula="of:=COM.MICROSOFT.CONCAT(MID([.I466];1;[.K466]-2);&quot;(N=&quot;;[.J466];&quot;)&quot;;MID([.I466];[.K466]-1;LEN([.I466])-[.K466]+2))" office:value-type="string" office:string-value="d(N=90) = +0.07" calcext:value-type="string">
            <text:p>d(N=90) = +0.07</text:p>
          </table:table-cell>
          <table:table-cell office:value-type="string" calcext:value-type="string">
            <text:p>Woodzicka (2014,WL)</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retroactive gambler's fallacy effect</text:p>
          </table:table-cell>
          <table:table-cell office:value-type="string" calcext:value-type="string">
            <text:p>Oppenheimer &amp; Monin (2009) Study 2a </text:p>
          </table:table-cell>
          <table:table-cell office:value-type="string" calcext:value-type="string">
            <text:p>d = +.69 ± .54</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d(N=59) = +.69 ± .54</text:p>
          </table:table-cell>
          <table:table-cell office:value-type="string" calcext:value-type="string">
            <text:p>d = +0.93</text:p>
          </table:table-cell>
          <table:table-cell office:value-type="float" office:value="87" calcext:value-type="float">
            <text:p>87</text:p>
          </table:table-cell>
          <table:table-cell table:formula="of:=FIND(&quot;=&quot;;[.I467];1)" office:value-type="float" office:value="3" calcext:value-type="float">
            <text:p>3</text:p>
          </table:table-cell>
          <table:table-cell table:formula="of:=COM.MICROSOFT.CONCAT(MID([.I467];1;[.K467]-2);&quot;(N=&quot;;[.J467];&quot;)&quot;;MID([.I467];[.K467]-1;LEN([.I467])-[.K467]+2))" office:value-type="string" office:string-value="d(N=87) = +0.93" calcext:value-type="string">
            <text:p>d(N=87) = +0.93</text:p>
          </table:table-cell>
          <table:table-cell office:value-type="string" calcext:value-type="string">
            <text:p>John &amp; Skorinko (2014,WPI)</text:p>
          </table:table-cell>
          <table:table-cell table:number-columns-repeated="2"/>
          <table:table-cell office:value-type="string" calcext:value-type="string">
            <text:p>Cognitive</text:p>
          </table:table-cell>
          <table:table-cell table:number-columns-repeated="8"/>
          <table:table-cell office:value-type="string" calcext:value-type="string">
            <text:p>http://journal.sjdm.org/9609/jdm9609.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42</text:p>
          </table:table-cell>
          <table:table-cell office:value-type="float" office:value="84" calcext:value-type="float">
            <text:p>84</text:p>
          </table:table-cell>
          <table:table-cell table:formula="of:=FIND(&quot;=&quot;;[.I468];1)" office:value-type="float" office:value="3" calcext:value-type="float">
            <text:p>3</text:p>
          </table:table-cell>
          <table:table-cell table:formula="of:=COM.MICROSOFT.CONCAT(MID([.I468];1;[.K468]-2);&quot;(N=&quot;;[.J468];&quot;)&quot;;MID([.I468];[.K468]-1;LEN([.I468])-[.K468]+2))" office:value-type="string" office:string-value="d(N=84) = +0.42" calcext:value-type="string">
            <text:p>d(N=84) = +0.42</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3</text:p>
          </table:table-cell>
          <table:table-cell office:value-type="float" office:value="120" calcext:value-type="float">
            <text:p>120</text:p>
          </table:table-cell>
          <table:table-cell table:formula="of:=FIND(&quot;=&quot;;[.I469];1)" office:value-type="float" office:value="3" calcext:value-type="float">
            <text:p>3</text:p>
          </table:table-cell>
          <table:table-cell table:formula="of:=COM.MICROSOFT.CONCAT(MID([.I469];1;[.K469]-2);&quot;(N=&quot;;[.J469];&quot;)&quot;;MID([.I469];[.K469]-1;LEN([.I469])-[.K469]+2))" office:value-type="string" office:string-value="d(N=120) = +0.93" calcext:value-type="string">
            <text:p>d(N=120) = +0.93</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2</text:p>
          </table:table-cell>
          <table:table-cell office:value-type="float" office:value="84" calcext:value-type="float">
            <text:p>84</text:p>
          </table:table-cell>
          <table:table-cell table:formula="of:=FIND(&quot;=&quot;;[.I470];1)" office:value-type="float" office:value="3" calcext:value-type="float">
            <text:p>3</text:p>
          </table:table-cell>
          <table:table-cell table:formula="of:=COM.MICROSOFT.CONCAT(MID([.I470];1;[.K470]-2);&quot;(N=&quot;;[.J470];&quot;)&quot;;MID([.I470];[.K470]-1;LEN([.I470])-[.K470]+2))" office:value-type="string" office:string-value="d(N=84) = +0.62" calcext:value-type="string">
            <text:p>d(N=84) = +0.62</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22</text:p>
          </table:table-cell>
          <table:table-cell office:value-type="float" office:value="95" calcext:value-type="float">
            <text:p>95</text:p>
          </table:table-cell>
          <table:table-cell table:formula="of:=FIND(&quot;=&quot;;[.I471];1)" office:value-type="float" office:value="3" calcext:value-type="float">
            <text:p>3</text:p>
          </table:table-cell>
          <table:table-cell table:formula="of:=COM.MICROSOFT.CONCAT(MID([.I471];1;[.K471]-2);&quot;(N=&quot;;[.J471];&quot;)&quot;;MID([.I471];[.K471]-1;LEN([.I471])-[.K471]+2))" office:value-type="string" office:string-value="d(N=95) = +1.22" calcext:value-type="string">
            <text:p>d(N=95) = +1.22</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42</text:p>
          </table:table-cell>
          <table:table-cell office:value-type="float" office:value="96" calcext:value-type="float">
            <text:p>96</text:p>
          </table:table-cell>
          <table:table-cell table:formula="of:=FIND(&quot;=&quot;;[.I472];1)" office:value-type="float" office:value="3" calcext:value-type="float">
            <text:p>3</text:p>
          </table:table-cell>
          <table:table-cell table:formula="of:=COM.MICROSOFT.CONCAT(MID([.I472];1;[.K472]-2);&quot;(N=&quot;;[.J472];&quot;)&quot;;MID([.I472];[.K472]-1;LEN([.I472])-[.K472]+2))" office:value-type="string" office:string-value="d(N=96) = +0.42" calcext:value-type="string">
            <text:p>d(N=96) = +0.42</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9</text:p>
          </table:table-cell>
          <table:table-cell office:value-type="float" office:value="102" calcext:value-type="float">
            <text:p>102</text:p>
          </table:table-cell>
          <table:table-cell table:formula="of:=FIND(&quot;=&quot;;[.I473];1)" office:value-type="float" office:value="3" calcext:value-type="float">
            <text:p>3</text:p>
          </table:table-cell>
          <table:table-cell table:formula="of:=COM.MICROSOFT.CONCAT(MID([.I473];1;[.K473]-2);&quot;(N=&quot;;[.J473];&quot;)&quot;;MID([.I473];[.K473]-1;LEN([.I473])-[.K473]+2))" office:value-type="string" office:string-value="d(N=102) = +0.69" calcext:value-type="string">
            <text:p>d(N=102) = +0.69</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5</text:p>
          </table:table-cell>
          <table:table-cell office:value-type="float" office:value="90" calcext:value-type="float">
            <text:p>90</text:p>
          </table:table-cell>
          <table:table-cell table:formula="of:=FIND(&quot;=&quot;;[.I474];1)" office:value-type="float" office:value="3" calcext:value-type="float">
            <text:p>3</text:p>
          </table:table-cell>
          <table:table-cell table:formula="of:=COM.MICROSOFT.CONCAT(MID([.I474];1;[.K474]-2);&quot;(N=&quot;;[.J474];&quot;)&quot;;MID([.I474];[.K474]-1;LEN([.I474])-[.K474]+2))" office:value-type="string" office:string-value="d(N=90) = +0.85" calcext:value-type="string">
            <text:p>d(N=90) = +0.85</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14</text:p>
          </table:table-cell>
          <table:table-cell office:value-type="float" office:value="174" calcext:value-type="float">
            <text:p>174</text:p>
          </table:table-cell>
          <table:table-cell table:formula="of:=FIND(&quot;=&quot;;[.I475];1)" office:value-type="float" office:value="3" calcext:value-type="float">
            <text:p>3</text:p>
          </table:table-cell>
          <table:table-cell table:formula="of:=COM.MICROSOFT.CONCAT(MID([.I475];1;[.K475]-2);&quot;(N=&quot;;[.J475];&quot;)&quot;;MID([.I475];[.K475]-1;LEN([.I475])-[.K475]+2))" office:value-type="string" office:string-value="d(N=174) = +1.14" calcext:value-type="string">
            <text:p>d(N=174) = +1.14</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57</text:p>
          </table:table-cell>
          <table:table-cell office:value-type="float" office:value="113" calcext:value-type="float">
            <text:p>113</text:p>
          </table:table-cell>
          <table:table-cell table:formula="of:=FIND(&quot;=&quot;;[.I476];1)" office:value-type="float" office:value="3" calcext:value-type="float">
            <text:p>3</text:p>
          </table:table-cell>
          <table:table-cell table:formula="of:=COM.MICROSOFT.CONCAT(MID([.I476];1;[.K476]-2);&quot;(N=&quot;;[.J476];&quot;)&quot;;MID([.I476];[.K476]-1;LEN([.I476])-[.K476]+2))" office:value-type="string" office:string-value="d(N=113) = +0.57" calcext:value-type="string">
            <text:p>d(N=113) = +0.57</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5</text:p>
          </table:table-cell>
          <table:table-cell office:value-type="float" office:value="112" calcext:value-type="float">
            <text:p>112</text:p>
          </table:table-cell>
          <table:table-cell table:formula="of:=FIND(&quot;=&quot;;[.I477];1)" office:value-type="float" office:value="3" calcext:value-type="float">
            <text:p>3</text:p>
          </table:table-cell>
          <table:table-cell table:formula="of:=COM.MICROSOFT.CONCAT(MID([.I477];1;[.K477]-2);&quot;(N=&quot;;[.J477];&quot;)&quot;;MID([.I477];[.K477]-1;LEN([.I477])-[.K477]+2))" office:value-type="string" office:string-value="d(N=112) = +0.85" calcext:value-type="string">
            <text:p>d(N=112) = +0.85</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text:p>
          </table:table-cell>
          <table:table-cell office:value-type="float" office:value="277" calcext:value-type="float">
            <text:p>277</text:p>
          </table:table-cell>
          <table:table-cell table:formula="of:=FIND(&quot;=&quot;;[.I478];1)" office:value-type="float" office:value="3" calcext:value-type="float">
            <text:p>3</text:p>
          </table:table-cell>
          <table:table-cell table:formula="of:=COM.MICROSOFT.CONCAT(MID([.I478];1;[.K478]-2);&quot;(N=&quot;;[.J478];&quot;)&quot;;MID([.I478];[.K478]-1;LEN([.I478])-[.K478]+2))" office:value-type="string" office:string-value="d(N=277) = +0.8" calcext:value-type="string">
            <text:p>d(N=277) = +0.8</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00</text:p>
          </table:table-cell>
          <table:table-cell office:value-type="float" office:value="146" calcext:value-type="float">
            <text:p>146</text:p>
          </table:table-cell>
          <table:table-cell table:formula="of:=FIND(&quot;=&quot;;[.I479];1)" office:value-type="float" office:value="3" calcext:value-type="float">
            <text:p>3</text:p>
          </table:table-cell>
          <table:table-cell table:formula="of:=COM.MICROSOFT.CONCAT(MID([.I479];1;[.K479]-2);&quot;(N=&quot;;[.J479];&quot;)&quot;;MID([.I479];[.K479]-1;LEN([.I479])-[.K479]+2))" office:value-type="string" office:string-value="d(N=146) = +1.00" calcext:value-type="string">
            <text:p>d(N=146) = +1.00</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8</text:p>
          </table:table-cell>
          <table:table-cell office:value-type="float" office:value="98" calcext:value-type="float">
            <text:p>98</text:p>
          </table:table-cell>
          <table:table-cell table:formula="of:=FIND(&quot;=&quot;;[.I480];1)" office:value-type="float" office:value="3" calcext:value-type="float">
            <text:p>3</text:p>
          </table:table-cell>
          <table:table-cell table:formula="of:=COM.MICROSOFT.CONCAT(MID([.I480];1;[.K480]-2);&quot;(N=&quot;;[.J480];&quot;)&quot;;MID([.I480];[.K480]-1;LEN([.I480])-[.K480]+2))" office:value-type="string" office:string-value="d(N=98) = +0.88" calcext:value-type="string">
            <text:p>d(N=98) = +0.88</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1</text:p>
          </table:table-cell>
          <table:table-cell office:value-type="float" office:value="85" calcext:value-type="float">
            <text:p>85</text:p>
          </table:table-cell>
          <table:table-cell table:formula="of:=FIND(&quot;=&quot;;[.I481];1)" office:value-type="float" office:value="3" calcext:value-type="float">
            <text:p>3</text:p>
          </table:table-cell>
          <table:table-cell table:formula="of:=COM.MICROSOFT.CONCAT(MID([.I481];1;[.K481]-2);&quot;(N=&quot;;[.J481];&quot;)&quot;;MID([.I481];[.K481]-1;LEN([.I481])-[.K481]+2))" office:value-type="string" office:string-value="d(N=85) = +0.91" calcext:value-type="string">
            <text:p>d(N=85) = +0.91</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7</text:p>
          </table:table-cell>
          <table:table-cell office:value-type="float" office:value="1000" calcext:value-type="float">
            <text:p>1000</text:p>
          </table:table-cell>
          <table:table-cell table:formula="of:=FIND(&quot;=&quot;;[.I482];1)" office:value-type="float" office:value="3" calcext:value-type="float">
            <text:p>3</text:p>
          </table:table-cell>
          <table:table-cell table:formula="of:=COM.MICROSOFT.CONCAT(MID([.I482];1;[.K482]-2);&quot;(N=&quot;;[.J482];&quot;)&quot;;MID([.I482];[.K482]-1;LEN([.I482])-[.K482]+2))" office:value-type="string" office:string-value="d(N=1000) = +0.7" calcext:value-type="string">
            <text:p>d(N=1000) = +0.7</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53</text:p>
          </table:table-cell>
          <table:table-cell office:value-type="float" office:value="107" calcext:value-type="float">
            <text:p>107</text:p>
          </table:table-cell>
          <table:table-cell table:formula="of:=FIND(&quot;=&quot;;[.I483];1)" office:value-type="float" office:value="3" calcext:value-type="float">
            <text:p>3</text:p>
          </table:table-cell>
          <table:table-cell table:formula="of:=COM.MICROSOFT.CONCAT(MID([.I483];1;[.K483]-2);&quot;(N=&quot;;[.J483];&quot;)&quot;;MID([.I483];[.K483]-1;LEN([.I483])-[.K483]+2))" office:value-type="string" office:string-value="d(N=107) = +0.53" calcext:value-type="string">
            <text:p>d(N=107) = +0.53</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6</text:p>
          </table:table-cell>
          <table:table-cell office:value-type="float" office:value="123" calcext:value-type="float">
            <text:p>123</text:p>
          </table:table-cell>
          <table:table-cell table:formula="of:=FIND(&quot;=&quot;;[.I484];1)" office:value-type="float" office:value="3" calcext:value-type="float">
            <text:p>3</text:p>
          </table:table-cell>
          <table:table-cell table:formula="of:=COM.MICROSOFT.CONCAT(MID([.I484];1;[.K484]-2);&quot;(N=&quot;;[.J484];&quot;)&quot;;MID([.I484];[.K484]-1;LEN([.I484])-[.K484]+2))" office:value-type="string" office:string-value="d(N=123) = +0.86" calcext:value-type="string">
            <text:p>d(N=123) = +0.86</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74</text:p>
          </table:table-cell>
          <table:table-cell office:value-type="float" office:value="1329" calcext:value-type="float">
            <text:p>1329</text:p>
          </table:table-cell>
          <table:table-cell table:formula="of:=FIND(&quot;=&quot;;[.I485];1)" office:value-type="float" office:value="3" calcext:value-type="float">
            <text:p>3</text:p>
          </table:table-cell>
          <table:table-cell table:formula="of:=COM.MICROSOFT.CONCAT(MID([.I485];1;[.K485]-2);&quot;(N=&quot;;[.J485];&quot;)&quot;;MID([.I485];[.K485]-1;LEN([.I485])-[.K485]+2))" office:value-type="string" office:string-value="d(N=1329) = +0.74" calcext:value-type="string">
            <text:p>d(N=1329) = +0.74</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text:p>
          </table:table-cell>
          <table:table-cell office:value-type="float" office:value="95" calcext:value-type="float">
            <text:p>95</text:p>
          </table:table-cell>
          <table:table-cell table:formula="of:=FIND(&quot;=&quot;;[.I486];1)" office:value-type="float" office:value="3" calcext:value-type="float">
            <text:p>3</text:p>
          </table:table-cell>
          <table:table-cell table:formula="of:=COM.MICROSOFT.CONCAT(MID([.I486];1;[.K486]-2);&quot;(N=&quot;;[.J486];&quot;)&quot;;MID([.I486];[.K486]-1;LEN([.I486])-[.K486]+2))" office:value-type="string" office:string-value="d(N=95) = +0.9" calcext:value-type="string">
            <text:p>d(N=95) = +0.9</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5</text:p>
          </table:table-cell>
          <table:table-cell office:value-type="float" office:value="103" calcext:value-type="float">
            <text:p>103</text:p>
          </table:table-cell>
          <table:table-cell table:formula="of:=FIND(&quot;=&quot;;[.I487];1)" office:value-type="float" office:value="3" calcext:value-type="float">
            <text:p>3</text:p>
          </table:table-cell>
          <table:table-cell table:formula="of:=COM.MICROSOFT.CONCAT(MID([.I487];1;[.K487]-2);&quot;(N=&quot;;[.J487];&quot;)&quot;;MID([.I487];[.K487]-1;LEN([.I487])-[.K487]+2))" office:value-type="string" office:string-value="d(N=103) = +0.85" calcext:value-type="string">
            <text:p>d(N=103) = +0.85</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table:table-cell office:value-type="float" office:value="86" calcext:value-type="float">
            <text:p>86</text:p>
          </table:table-cell>
          <table:table-cell/>
          <table:table-cell office:value-type="string" calcext:value-type="string">
            <text:p>d(N=86) = ?</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74</text:p>
          </table:table-cell>
          <table:table-cell office:value-type="float" office:value="162" calcext:value-type="float">
            <text:p>162</text:p>
          </table:table-cell>
          <table:table-cell table:formula="of:=FIND(&quot;=&quot;;[.I489];1)" office:value-type="float" office:value="3" calcext:value-type="float">
            <text:p>3</text:p>
          </table:table-cell>
          <table:table-cell table:formula="of:=COM.MICROSOFT.CONCAT(MID([.I489];1;[.K489]-2);&quot;(N=&quot;;[.J489];&quot;)&quot;;MID([.I489];[.K489]-1;LEN([.I489])-[.K489]+2))" office:value-type="string" office:string-value="d(N=162) = +0.74" calcext:value-type="string">
            <text:p>d(N=162) = +0.74</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4</text:p>
          </table:table-cell>
          <table:table-cell office:value-type="float" office:value="79" calcext:value-type="float">
            <text:p>79</text:p>
          </table:table-cell>
          <table:table-cell table:formula="of:=FIND(&quot;=&quot;;[.I490];1)" office:value-type="float" office:value="3" calcext:value-type="float">
            <text:p>3</text:p>
          </table:table-cell>
          <table:table-cell table:formula="of:=COM.MICROSOFT.CONCAT(MID([.I490];1;[.K490]-2);&quot;(N=&quot;;[.J490];&quot;)&quot;;MID([.I490];[.K490]-1;LEN([.I490])-[.K490]+2))" office:value-type="string" office:string-value="d(N=79) = +0.64" calcext:value-type="string">
            <text:p>d(N=79) = +0.64</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1</text:p>
          </table:table-cell>
          <table:table-cell office:value-type="float" office:value="169" calcext:value-type="float">
            <text:p>169</text:p>
          </table:table-cell>
          <table:table-cell table:formula="of:=FIND(&quot;=&quot;;[.I491];1)" office:value-type="float" office:value="3" calcext:value-type="float">
            <text:p>3</text:p>
          </table:table-cell>
          <table:table-cell table:formula="of:=COM.MICROSOFT.CONCAT(MID([.I491];1;[.K491]-2);&quot;(N=&quot;;[.J491];&quot;)&quot;;MID([.I491];[.K491]-1;LEN([.I491])-[.K491]+2))" office:value-type="string" office:string-value="d(N=169) = +0.91" calcext:value-type="string">
            <text:p>d(N=169) = +0.91</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6</text:p>
          </table:table-cell>
          <table:table-cell office:value-type="float" office:value="187" calcext:value-type="float">
            <text:p>187</text:p>
          </table:table-cell>
          <table:table-cell table:formula="of:=FIND(&quot;=&quot;;[.I492];1)" office:value-type="float" office:value="3" calcext:value-type="float">
            <text:p>3</text:p>
          </table:table-cell>
          <table:table-cell table:formula="of:=COM.MICROSOFT.CONCAT(MID([.I492];1;[.K492]-2);&quot;(N=&quot;;[.J492];&quot;)&quot;;MID([.I492];[.K492]-1;LEN([.I492])-[.K492]+2))" office:value-type="string" office:string-value="d(N=187) = +0.66" calcext:value-type="string">
            <text:p>d(N=187) = +0.66</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6</text:p>
          </table:table-cell>
          <table:table-cell office:value-type="float" office:value="87" calcext:value-type="float">
            <text:p>87</text:p>
          </table:table-cell>
          <table:table-cell table:formula="of:=FIND(&quot;=&quot;;[.I493];1)" office:value-type="float" office:value="3" calcext:value-type="float">
            <text:p>3</text:p>
          </table:table-cell>
          <table:table-cell table:formula="of:=COM.MICROSOFT.CONCAT(MID([.I493];1;[.K493]-2);&quot;(N=&quot;;[.J493];&quot;)&quot;;MID([.I493];[.K493]-1;LEN([.I493])-[.K493]+2))" office:value-type="string" office:string-value="d(N=87) = +0.66" calcext:value-type="string">
            <text:p>d(N=87) = +0.66</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9</text:p>
          </table:table-cell>
          <table:table-cell office:value-type="float" office:value="225" calcext:value-type="float">
            <text:p>225</text:p>
          </table:table-cell>
          <table:table-cell table:formula="of:=FIND(&quot;=&quot;;[.I494];1)" office:value-type="float" office:value="3" calcext:value-type="float">
            <text:p>3</text:p>
          </table:table-cell>
          <table:table-cell table:formula="of:=COM.MICROSOFT.CONCAT(MID([.I494];1;[.K494]-2);&quot;(N=&quot;;[.J494];&quot;)&quot;;MID([.I494];[.K494]-1;LEN([.I494])-[.K494]+2))" office:value-type="string" office:string-value="d(N=225) = +0.99" calcext:value-type="string">
            <text:p>d(N=225) = +0.99</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74</text:p>
          </table:table-cell>
          <table:table-cell office:value-type="float" office:value="80" calcext:value-type="float">
            <text:p>80</text:p>
          </table:table-cell>
          <table:table-cell table:formula="of:=FIND(&quot;=&quot;;[.I495];1)" office:value-type="float" office:value="3" calcext:value-type="float">
            <text:p>3</text:p>
          </table:table-cell>
          <table:table-cell table:formula="of:=COM.MICROSOFT.CONCAT(MID([.I495];1;[.K495]-2);&quot;(N=&quot;;[.J495];&quot;)&quot;;MID([.I495];[.K495]-1;LEN([.I495])-[.K495]+2))" office:value-type="string" office:string-value="d(N=80) = +0.74" calcext:value-type="string">
            <text:p>d(N=80) = +0.74</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49</text:p>
          </table:table-cell>
          <table:table-cell office:value-type="float" office:value="127" calcext:value-type="float">
            <text:p>127</text:p>
          </table:table-cell>
          <table:table-cell table:formula="of:=FIND(&quot;=&quot;;[.I496];1)" office:value-type="float" office:value="3" calcext:value-type="float">
            <text:p>3</text:p>
          </table:table-cell>
          <table:table-cell table:formula="of:=COM.MICROSOFT.CONCAT(MID([.I496];1;[.K496]-2);&quot;(N=&quot;;[.J496];&quot;)&quot;;MID([.I496];[.K496]-1;LEN([.I496])-[.K496]+2))" office:value-type="string" office:string-value="d(N=127) = +1.49" calcext:value-type="string">
            <text:p>d(N=127) = +1.49</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2</text:p>
          </table:table-cell>
          <table:table-cell office:value-type="float" office:value="144" calcext:value-type="float">
            <text:p>144</text:p>
          </table:table-cell>
          <table:table-cell table:formula="of:=FIND(&quot;=&quot;;[.I497];1)" office:value-type="float" office:value="3" calcext:value-type="float">
            <text:p>3</text:p>
          </table:table-cell>
          <table:table-cell table:formula="of:=COM.MICROSOFT.CONCAT(MID([.I497];1;[.K497]-2);&quot;(N=&quot;;[.J497];&quot;)&quot;;MID([.I497];[.K497]-1;LEN([.I497])-[.K497]+2))" office:value-type="string" office:string-value="d(N=144) = +1.2" calcext:value-type="string">
            <text:p>d(N=144) = +1.2</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29</text:p>
          </table:table-cell>
          <table:table-cell office:value-type="float" office:value="81" calcext:value-type="float">
            <text:p>81</text:p>
          </table:table-cell>
          <table:table-cell table:formula="of:=FIND(&quot;=&quot;;[.I498];1)" office:value-type="float" office:value="3" calcext:value-type="float">
            <text:p>3</text:p>
          </table:table-cell>
          <table:table-cell table:formula="of:=COM.MICROSOFT.CONCAT(MID([.I498];1;[.K498]-2);&quot;(N=&quot;;[.J498];&quot;)&quot;;MID([.I498];[.K498]-1;LEN([.I498])-[.K498]+2))" office:value-type="string" office:string-value="d(N=81) = +1.29" calcext:value-type="string">
            <text:p>d(N=81) = +1.29</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94</text:p>
          </table:table-cell>
          <table:table-cell office:value-type="float" office:value="108" calcext:value-type="float">
            <text:p>108</text:p>
          </table:table-cell>
          <table:table-cell table:formula="of:=FIND(&quot;=&quot;;[.I499];1)" office:value-type="float" office:value="3" calcext:value-type="float">
            <text:p>3</text:p>
          </table:table-cell>
          <table:table-cell table:formula="of:=COM.MICROSOFT.CONCAT(MID([.I499];1;[.K499]-2);&quot;(N=&quot;;[.J499];&quot;)&quot;;MID([.I499];[.K499]-1;LEN([.I499])-[.K499]+2))" office:value-type="string" office:string-value="d(N=108) = +0.94" calcext:value-type="string">
            <text:p>d(N=108) = +0.94</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1.17</text:p>
          </table:table-cell>
          <table:table-cell office:value-type="float" office:value="96" calcext:value-type="float">
            <text:p>96</text:p>
          </table:table-cell>
          <table:table-cell table:formula="of:=FIND(&quot;=&quot;;[.I500];1)" office:value-type="float" office:value="3" calcext:value-type="float">
            <text:p>3</text:p>
          </table:table-cell>
          <table:table-cell table:formula="of:=COM.MICROSOFT.CONCAT(MID([.I500];1;[.K500]-2);&quot;(N=&quot;;[.J500];&quot;)&quot;;MID([.I500];[.K500]-1;LEN([.I500])-[.K500]+2))" office:value-type="string" office:string-value="d(N=96) = +1.17" calcext:value-type="string">
            <text:p>d(N=96) = +1.17</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82</text:p>
          </table:table-cell>
          <table:table-cell office:value-type="float" office:value="103" calcext:value-type="float">
            <text:p>103</text:p>
          </table:table-cell>
          <table:table-cell table:formula="of:=FIND(&quot;=&quot;;[.I501];1)" office:value-type="float" office:value="3" calcext:value-type="float">
            <text:p>3</text:p>
          </table:table-cell>
          <table:table-cell table:formula="of:=COM.MICROSOFT.CONCAT(MID([.I501];1;[.K501]-2);&quot;(N=&quot;;[.J501];&quot;)&quot;;MID([.I501];[.K501]-1;LEN([.I501])-[.K501]+2))" office:value-type="string" office:string-value="d(N=103) = +0.82" calcext:value-type="string">
            <text:p>d(N=103) = +0.82</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64</text:p>
          </table:table-cell>
          <table:table-cell office:value-type="float" office:value="90" calcext:value-type="float">
            <text:p>90</text:p>
          </table:table-cell>
          <table:table-cell table:formula="of:=FIND(&quot;=&quot;;[.I502];1)" office:value-type="float" office:value="3" calcext:value-type="float">
            <text:p>3</text:p>
          </table:table-cell>
          <table:table-cell table:formula="of:=COM.MICROSOFT.CONCAT(MID([.I502];1;[.K502]-2);&quot;(N=&quot;;[.J502];&quot;)&quot;;MID([.I502];[.K502]-1;LEN([.I502])-[.K502]+2))" office:value-type="string" office:string-value="d(N=90) = +0.64" calcext:value-type="string">
            <text:p>d(N=90) = +0.64</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implicit-explicit math attitude correlation</text:p>
          </table:table-cell>
          <table:table-cell office:value-type="string" calcext:value-type="string">
            <text:p>Nosek, Banaji, &amp; Greenwald (2002) Study 2</text:p>
          </table:table-cell>
          <table:table-cell office:value-type="string" calcext:value-type="string">
            <text:p>d = +.93</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d(N=91) = +.93</text:p>
          </table:table-cell>
          <table:table-cell office:value-type="string" calcext:value-type="string">
            <text:p>d = +0.78</text:p>
          </table:table-cell>
          <table:table-cell office:value-type="float" office:value="87" calcext:value-type="float">
            <text:p>87</text:p>
          </table:table-cell>
          <table:table-cell table:formula="of:=FIND(&quot;=&quot;;[.I503];1)" office:value-type="float" office:value="3" calcext:value-type="float">
            <text:p>3</text:p>
          </table:table-cell>
          <table:table-cell table:formula="of:=COM.MICROSOFT.CONCAT(MID([.I503];1;[.K503]-2);&quot;(N=&quot;;[.J503];&quot;)&quot;;MID([.I503];[.K503]-1;LEN([.I503])-[.K503]+2))" office:value-type="string" office:string-value="d(N=87) = +0.78" calcext:value-type="string">
            <text:p>d(N=87) = +0.78</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8"/>
          <table:table-cell office:value-type="string" calcext:value-type="string">
            <text:p>http://users.nber.org/~sewp/events/2005.01.14/Bios+Links/Krieger-rec1-Banaji_Math-Not-M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87</text:p>
          </table:table-cell>
          <table:table-cell office:value-type="float" office:value="84" calcext:value-type="float">
            <text:p>84</text:p>
          </table:table-cell>
          <table:table-cell table:formula="of:=FIND(&quot;=&quot;;[.I504];1)" office:value-type="float" office:value="3" calcext:value-type="float">
            <text:p>3</text:p>
          </table:table-cell>
          <table:table-cell table:formula="of:=COM.MICROSOFT.CONCAT(MID([.I504];1;[.K504]-2);&quot;(N=&quot;;[.J504];&quot;)&quot;;MID([.I504];[.K504]-1;LEN([.I504])-[.K504]+2))" office:value-type="string" office:string-value="d(N=84) = +2.87" calcext:value-type="string">
            <text:p>d(N=84) = +2.87</text:p>
          </table:table-cell>
          <table:table-cell office:value-type="string" calcext:value-type="string">
            <text:p>Bernstein (2014,abington)</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34</text:p>
          </table:table-cell>
          <table:table-cell office:value-type="float" office:value="120" calcext:value-type="float">
            <text:p>120</text:p>
          </table:table-cell>
          <table:table-cell table:formula="of:=FIND(&quot;=&quot;;[.I505];1)" office:value-type="float" office:value="3" calcext:value-type="float">
            <text:p>3</text:p>
          </table:table-cell>
          <table:table-cell table:formula="of:=COM.MICROSOFT.CONCAT(MID([.I505];1;[.K505]-2);&quot;(N=&quot;;[.J505];&quot;)&quot;;MID([.I505];[.K505]-1;LEN([.I505])-[.K505]+2))" office:value-type="string" office:string-value="d(N=120) = +2.34" calcext:value-type="string">
            <text:p>d(N=120) = +2.34</text:p>
          </table:table-cell>
          <table:table-cell office:value-type="string" calcext:value-type="string">
            <text:p>Pilati (2014,brasilia)</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57</text:p>
          </table:table-cell>
          <table:table-cell office:value-type="float" office:value="84" calcext:value-type="float">
            <text:p>84</text:p>
          </table:table-cell>
          <table:table-cell table:formula="of:=FIND(&quot;=&quot;;[.I506];1)" office:value-type="float" office:value="3" calcext:value-type="float">
            <text:p>3</text:p>
          </table:table-cell>
          <table:table-cell table:formula="of:=COM.MICROSOFT.CONCAT(MID([.I506];1;[.K506]-2);&quot;(N=&quot;;[.J506];&quot;)&quot;;MID([.I506];[.K506]-1;LEN([.I506])-[.K506]+2))" office:value-type="string" office:string-value="d(N=84) = +1.57" calcext:value-type="string">
            <text:p>d(N=84) = +1.57</text:p>
          </table:table-cell>
          <table:table-cell office:value-type="string" calcext:value-type="string">
            <text:p>Vranka (2014,Charles)</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05</text:p>
          </table:table-cell>
          <table:table-cell office:value-type="float" office:value="95" calcext:value-type="float">
            <text:p>95</text:p>
          </table:table-cell>
          <table:table-cell table:formula="of:=FIND(&quot;=&quot;;[.I507];1)" office:value-type="float" office:value="3" calcext:value-type="float">
            <text:p>3</text:p>
          </table:table-cell>
          <table:table-cell table:formula="of:=COM.MICROSOFT.CONCAT(MID([.I507];1;[.K507]-2);&quot;(N=&quot;;[.J507];&quot;)&quot;;MID([.I507];[.K507]-1;LEN([.I507])-[.K507]+2))" office:value-type="string" office:string-value="d(N=95) = +2.05" calcext:value-type="string">
            <text:p>d(N=95) = +2.05</text:p>
          </table:table-cell>
          <table:table-cell office:value-type="string" calcext:value-type="string">
            <text:p>Nier (2014,Conncoll)</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5</text:p>
          </table:table-cell>
          <table:table-cell office:value-type="float" office:value="96" calcext:value-type="float">
            <text:p>96</text:p>
          </table:table-cell>
          <table:table-cell table:formula="of:=FIND(&quot;=&quot;;[.I508];1)" office:value-type="float" office:value="3" calcext:value-type="float">
            <text:p>3</text:p>
          </table:table-cell>
          <table:table-cell table:formula="of:=COM.MICROSOFT.CONCAT(MID([.I508];1;[.K508]-2);&quot;(N=&quot;;[.J508];&quot;)&quot;;MID([.I508];[.K508]-1;LEN([.I508])-[.K508]+2))" office:value-type="string" office:string-value="d(N=96) = +2.5" calcext:value-type="string">
            <text:p>d(N=96) = +2.5</text:p>
          </table:table-cell>
          <table:table-cell office:value-type="string" calcext:value-type="string">
            <text:p>Rutchick (2014,CSUN)</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74</text:p>
          </table:table-cell>
          <table:table-cell office:value-type="float" office:value="102" calcext:value-type="float">
            <text:p>102</text:p>
          </table:table-cell>
          <table:table-cell table:formula="of:=FIND(&quot;=&quot;;[.I509];1)" office:value-type="float" office:value="3" calcext:value-type="float">
            <text:p>3</text:p>
          </table:table-cell>
          <table:table-cell table:formula="of:=COM.MICROSOFT.CONCAT(MID([.I509];1;[.K509]-2);&quot;(N=&quot;;[.J509];&quot;)&quot;;MID([.I509];[.K509]-1;LEN([.I509])-[.K509]+2))" office:value-type="string" office:string-value="d(N=102) = +2.74" calcext:value-type="string">
            <text:p>d(N=102) = +2.74</text:p>
          </table:table-cell>
          <table:table-cell office:value-type="string" calcext:value-type="string">
            <text:p>Cheong (2014,Help)</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8</text:p>
          </table:table-cell>
          <table:table-cell office:value-type="float" office:value="90" calcext:value-type="float">
            <text:p>90</text:p>
          </table:table-cell>
          <table:table-cell table:formula="of:=FIND(&quot;=&quot;;[.I510];1)" office:value-type="float" office:value="3" calcext:value-type="float">
            <text:p>3</text:p>
          </table:table-cell>
          <table:table-cell table:formula="of:=COM.MICROSOFT.CONCAT(MID([.I510];1;[.K510]-2);&quot;(N=&quot;;[.J510];&quot;)&quot;;MID([.I510];[.K510]-1;LEN([.I510])-[.K510]+2))" office:value-type="string" office:string-value="d(N=90) = +2.8" calcext:value-type="string">
            <text:p>d(N=90) = +2.8</text:p>
          </table:table-cell>
          <table:table-cell office:value-type="string" calcext:value-type="string">
            <text:p>Vaughn (2014,Ithaca)</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14</text:p>
          </table:table-cell>
          <table:table-cell office:value-type="float" office:value="174" calcext:value-type="float">
            <text:p>174</text:p>
          </table:table-cell>
          <table:table-cell table:formula="of:=FIND(&quot;=&quot;;[.I511];1)" office:value-type="float" office:value="3" calcext:value-type="float">
            <text:p>3</text:p>
          </table:table-cell>
          <table:table-cell table:formula="of:=COM.MICROSOFT.CONCAT(MID([.I511];1;[.K511]-2);&quot;(N=&quot;;[.J511];&quot;)&quot;;MID([.I511];[.K511]-1;LEN([.I511])-[.K511]+2))" office:value-type="string" office:string-value="d(N=174) = +2.14" calcext:value-type="string">
            <text:p>d(N=174) = +2.14</text:p>
          </table:table-cell>
          <table:table-cell office:value-type="string" calcext:value-type="string">
            <text:p>Kurtz (2014,JM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98</text:p>
          </table:table-cell>
          <table:table-cell office:value-type="float" office:value="113" calcext:value-type="float">
            <text:p>113</text:p>
          </table:table-cell>
          <table:table-cell table:formula="of:=FIND(&quot;=&quot;;[.I512];1)" office:value-type="float" office:value="3" calcext:value-type="float">
            <text:p>3</text:p>
          </table:table-cell>
          <table:table-cell table:formula="of:=COM.MICROSOFT.CONCAT(MID([.I512];1;[.K512]-2);&quot;(N=&quot;;[.J512];&quot;)&quot;;MID([.I512];[.K512]-1;LEN([.I512])-[.K512]+2))" office:value-type="string" office:string-value="d(N=113) = +1.98" calcext:value-type="string">
            <text:p>d(N=113) = +1.98</text:p>
          </table:table-cell>
          <table:table-cell office:value-type="string" calcext:value-type="string">
            <text:p>Cemalcilar (2014,K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58</text:p>
          </table:table-cell>
          <table:table-cell office:value-type="float" office:value="112" calcext:value-type="float">
            <text:p>112</text:p>
          </table:table-cell>
          <table:table-cell table:formula="of:=FIND(&quot;=&quot;;[.I513];1)" office:value-type="float" office:value="3" calcext:value-type="float">
            <text:p>3</text:p>
          </table:table-cell>
          <table:table-cell table:formula="of:=COM.MICROSOFT.CONCAT(MID([.I513];1;[.K513]-2);&quot;(N=&quot;;[.J513];&quot;)&quot;;MID([.I513];[.K513]-1;LEN([.I513])-[.K513]+2))" office:value-type="string" office:string-value="d(N=112) = +1.58" calcext:value-type="string">
            <text:p>d(N=112) = +1.58</text:p>
          </table:table-cell>
          <table:table-cell office:value-type="string" calcext:value-type="string">
            <text:p>Packard (2014,Laurier)</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95</text:p>
          </table:table-cell>
          <table:table-cell office:value-type="float" office:value="277" calcext:value-type="float">
            <text:p>277</text:p>
          </table:table-cell>
          <table:table-cell table:formula="of:=FIND(&quot;=&quot;;[.I514];1)" office:value-type="float" office:value="3" calcext:value-type="float">
            <text:p>3</text:p>
          </table:table-cell>
          <table:table-cell table:formula="of:=COM.MICROSOFT.CONCAT(MID([.I514];1;[.K514]-2);&quot;(N=&quot;;[.J514];&quot;)&quot;;MID([.I514];[.K514]-1;LEN([.I514])-[.K514]+2))" office:value-type="string" office:string-value="d(N=277) = +1.95" calcext:value-type="string">
            <text:p>d(N=277) = +1.95</text:p>
          </table:table-cell>
          <table:table-cell office:value-type="string" calcext:value-type="string">
            <text:p>Kappes (2014,LSE)</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7</text:p>
          </table:table-cell>
          <table:table-cell office:value-type="float" office:value="146" calcext:value-type="float">
            <text:p>146</text:p>
          </table:table-cell>
          <table:table-cell table:formula="of:=FIND(&quot;=&quot;;[.I515];1)" office:value-type="float" office:value="3" calcext:value-type="float">
            <text:p>3</text:p>
          </table:table-cell>
          <table:table-cell table:formula="of:=COM.MICROSOFT.CONCAT(MID([.I515];1;[.K515]-2);&quot;(N=&quot;;[.J515];&quot;)&quot;;MID([.I515];[.K515]-1;LEN([.I515])-[.K515]+2))" office:value-type="string" office:string-value="d(N=146) = +1.7" calcext:value-type="string">
            <text:p>d(N=146) = +1.7</text:p>
          </table:table-cell>
          <table:table-cell office:value-type="string" calcext:value-type="string">
            <text:p>Huntsinger &amp; Mallett (2014,Luc)</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77</text:p>
          </table:table-cell>
          <table:table-cell office:value-type="float" office:value="98" calcext:value-type="float">
            <text:p>98</text:p>
          </table:table-cell>
          <table:table-cell table:formula="of:=FIND(&quot;=&quot;;[.I516];1)" office:value-type="float" office:value="3" calcext:value-type="float">
            <text:p>3</text:p>
          </table:table-cell>
          <table:table-cell table:formula="of:=COM.MICROSOFT.CONCAT(MID([.I516];1;[.K516]-2);&quot;(N=&quot;;[.J516];&quot;)&quot;;MID([.I516];[.K516]-1;LEN([.I516])-[.K516]+2))" office:value-type="string" office:string-value="d(N=98) = +1.77" calcext:value-type="string">
            <text:p>d(N=98) = +1.77</text:p>
          </table:table-cell>
          <table:table-cell office:value-type="string" calcext:value-type="string">
            <text:p>Morris (2014,McDaniel)</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84</text:p>
          </table:table-cell>
          <table:table-cell office:value-type="float" office:value="85" calcext:value-type="float">
            <text:p>85</text:p>
          </table:table-cell>
          <table:table-cell table:formula="of:=FIND(&quot;=&quot;;[.I517];1)" office:value-type="float" office:value="3" calcext:value-type="float">
            <text:p>3</text:p>
          </table:table-cell>
          <table:table-cell table:formula="of:=COM.MICROSOFT.CONCAT(MID([.I517];1;[.K517]-2);&quot;(N=&quot;;[.J517];&quot;)&quot;;MID([.I517];[.K517]-1;LEN([.I517])-[.K517]+2))" office:value-type="string" office:string-value="d(N=85) = +1.84" calcext:value-type="string">
            <text:p>d(N=85) = +1.84</text:p>
          </table:table-cell>
          <table:table-cell office:value-type="string" calcext:value-type="string">
            <text:p>Furrow &amp; Thompson (2014,MSV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67</text:p>
          </table:table-cell>
          <table:table-cell office:value-type="float" office:value="1000" calcext:value-type="float">
            <text:p>1000</text:p>
          </table:table-cell>
          <table:table-cell table:formula="of:=FIND(&quot;=&quot;;[.I518];1)" office:value-type="float" office:value="3" calcext:value-type="float">
            <text:p>3</text:p>
          </table:table-cell>
          <table:table-cell table:formula="of:=COM.MICROSOFT.CONCAT(MID([.I518];1;[.K518]-2);&quot;(N=&quot;;[.J518];&quot;)&quot;;MID([.I518];[.K518]-1;LEN([.I518])-[.K518]+2))" office:value-type="string" office:string-value="d(N=1000) = +1.67" calcext:value-type="string">
            <text:p>d(N=1000) = +1.67</text:p>
          </table:table-cell>
          <table:table-cell office:value-type="string" calcext:value-type="string">
            <text:p>Schmidt &amp; Nosek (2014, MTURK)</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46</text:p>
          </table:table-cell>
          <table:table-cell office:value-type="float" office:value="107" calcext:value-type="float">
            <text:p>107</text:p>
          </table:table-cell>
          <table:table-cell table:formula="of:=FIND(&quot;=&quot;;[.I519];1)" office:value-type="float" office:value="3" calcext:value-type="float">
            <text:p>3</text:p>
          </table:table-cell>
          <table:table-cell table:formula="of:=COM.MICROSOFT.CONCAT(MID([.I519];1;[.K519]-2);&quot;(N=&quot;;[.J519];&quot;)&quot;;MID([.I519];[.K519]-1;LEN([.I519])-[.K519]+2))" office:value-type="string" office:string-value="d(N=107) = +2.46" calcext:value-type="string">
            <text:p>d(N=107) = +2.46</text:p>
          </table:table-cell>
          <table:table-cell office:value-type="string" calcext:value-type="string">
            <text:p>Smith (2014,OS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49</text:p>
          </table:table-cell>
          <table:table-cell office:value-type="float" office:value="123" calcext:value-type="float">
            <text:p>123</text:p>
          </table:table-cell>
          <table:table-cell table:formula="of:=FIND(&quot;=&quot;;[.I520];1)" office:value-type="float" office:value="3" calcext:value-type="float">
            <text:p>3</text:p>
          </table:table-cell>
          <table:table-cell table:formula="of:=COM.MICROSOFT.CONCAT(MID([.I520];1;[.K520]-2);&quot;(N=&quot;;[.J520];&quot;)&quot;;MID([.I520];[.K520]-1;LEN([.I520])-[.K520]+2))" office:value-type="string" office:string-value="d(N=123) = +1.49" calcext:value-type="string">
            <text:p>d(N=123) = +1.49</text:p>
          </table:table-cell>
          <table:table-cell office:value-type="string" calcext:value-type="string">
            <text:p>Levitan (2014,Oxy)</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35</text:p>
          </table:table-cell>
          <table:table-cell office:value-type="float" office:value="1329" calcext:value-type="float">
            <text:p>1329</text:p>
          </table:table-cell>
          <table:table-cell table:formula="of:=FIND(&quot;=&quot;;[.I521];1)" office:value-type="float" office:value="3" calcext:value-type="float">
            <text:p>3</text:p>
          </table:table-cell>
          <table:table-cell table:formula="of:=COM.MICROSOFT.CONCAT(MID([.I521];1;[.K521]-2);&quot;(N=&quot;;[.J521];&quot;)&quot;;MID([.I521];[.K521]-1;LEN([.I521])-[.K521]+2))" office:value-type="string" office:string-value="d(N=1329) = +1.35" calcext:value-type="string">
            <text:p>d(N=1329) = +1.35</text:p>
          </table:table-cell>
          <table:table-cell office:value-type="string" calcext:value-type="string">
            <text:p>Schmidt &amp; Nosek (2014,PI)</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26</text:p>
          </table:table-cell>
          <table:table-cell office:value-type="float" office:value="95" calcext:value-type="float">
            <text:p>95</text:p>
          </table:table-cell>
          <table:table-cell table:formula="of:=FIND(&quot;=&quot;;[.I522];1)" office:value-type="float" office:value="3" calcext:value-type="float">
            <text:p>3</text:p>
          </table:table-cell>
          <table:table-cell table:formula="of:=COM.MICROSOFT.CONCAT(MID([.I522];1;[.K522]-2);&quot;(N=&quot;;[.J522];&quot;)&quot;;MID([.I522];[.K522]-1;LEN([.I522])-[.K522]+2))" office:value-type="string" office:string-value="d(N=95) = +2.26" calcext:value-type="string">
            <text:p>d(N=95) = +2.26</text:p>
          </table:table-cell>
          <table:table-cell office:value-type="string" calcext:value-type="string">
            <text:p>Adams &amp; Nelson (2014,PS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99</text:p>
          </table:table-cell>
          <table:table-cell office:value-type="float" office:value="103" calcext:value-type="float">
            <text:p>103</text:p>
          </table:table-cell>
          <table:table-cell table:formula="of:=FIND(&quot;=&quot;;[.I523];1)" office:value-type="float" office:value="3" calcext:value-type="float">
            <text:p>3</text:p>
          </table:table-cell>
          <table:table-cell table:formula="of:=COM.MICROSOFT.CONCAT(MID([.I523];1;[.K523]-2);&quot;(N=&quot;;[.J523];&quot;)&quot;;MID([.I523];[.K523]-1;LEN([.I523])-[.K523]+2))" office:value-type="string" office:string-value="d(N=103) = +1.99" calcext:value-type="string">
            <text:p>d(N=103) = +1.99</text:p>
          </table:table-cell>
          <table:table-cell office:value-type="string" calcext:value-type="string">
            <text:p>Brumbaugh &amp; Storbeck (2014,QCCUNY) Study 1</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11</text:p>
          </table:table-cell>
          <table:table-cell office:value-type="float" office:value="86" calcext:value-type="float">
            <text:p>86</text:p>
          </table:table-cell>
          <table:table-cell table:formula="of:=FIND(&quot;=&quot;;[.I524];1)" office:value-type="float" office:value="3" calcext:value-type="float">
            <text:p>3</text:p>
          </table:table-cell>
          <table:table-cell table:formula="of:=COM.MICROSOFT.CONCAT(MID([.I524];1;[.K524]-2);&quot;(N=&quot;;[.J524];&quot;)&quot;;MID([.I524];[.K524]-1;LEN([.I524])-[.K524]+2))" office:value-type="string" office:string-value="d(N=86) = +2.11" calcext:value-type="string">
            <text:p>d(N=86) = +2.11</text:p>
          </table:table-cell>
          <table:table-cell office:value-type="string" calcext:value-type="string">
            <text:p>Brumbaugh &amp; Storbeck (2014,QCCUNY2) Study 2</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05</text:p>
          </table:table-cell>
          <table:table-cell office:value-type="float" office:value="162" calcext:value-type="float">
            <text:p>162</text:p>
          </table:table-cell>
          <table:table-cell table:formula="of:=FIND(&quot;=&quot;;[.I525];1)" office:value-type="float" office:value="3" calcext:value-type="float">
            <text:p>3</text:p>
          </table:table-cell>
          <table:table-cell table:formula="of:=COM.MICROSOFT.CONCAT(MID([.I525];1;[.K525]-2);&quot;(N=&quot;;[.J525];&quot;)&quot;;MID([.I525];[.K525]-1;LEN([.I525])-[.K525]+2))" office:value-type="string" office:string-value="d(N=162) = +2.05" calcext:value-type="string">
            <text:p>d(N=162) = +2.05</text:p>
          </table:table-cell>
          <table:table-cell office:value-type="string" calcext:value-type="string">
            <text:p>Devos (2014,SDS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3.29</text:p>
          </table:table-cell>
          <table:table-cell office:value-type="float" office:value="79" calcext:value-type="float">
            <text:p>79</text:p>
          </table:table-cell>
          <table:table-cell table:formula="of:=FIND(&quot;=&quot;;[.I526];1)" office:value-type="float" office:value="3" calcext:value-type="float">
            <text:p>3</text:p>
          </table:table-cell>
          <table:table-cell table:formula="of:=COM.MICROSOFT.CONCAT(MID([.I526];1;[.K526]-2);&quot;(N=&quot;;[.J526];&quot;)&quot;;MID([.I526];[.K526]-1;LEN([.I526])-[.K526]+2))" office:value-type="string" office:string-value="d(N=79) = +3.29" calcext:value-type="string">
            <text:p>d(N=79) = +3.29</text:p>
          </table:table-cell>
          <table:table-cell office:value-type="string" calcext:value-type="string">
            <text:p>Bocian &amp; Frankowska (2014,SWPS) Study 1</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8</text:p>
          </table:table-cell>
          <table:table-cell office:value-type="float" office:value="169" calcext:value-type="float">
            <text:p>169</text:p>
          </table:table-cell>
          <table:table-cell table:formula="of:=FIND(&quot;=&quot;;[.I527];1)" office:value-type="float" office:value="3" calcext:value-type="float">
            <text:p>3</text:p>
          </table:table-cell>
          <table:table-cell table:formula="of:=COM.MICROSOFT.CONCAT(MID([.I527];1;[.K527]-2);&quot;(N=&quot;;[.J527];&quot;)&quot;;MID([.I527];[.K527]-1;LEN([.I527])-[.K527]+2))" office:value-type="string" office:string-value="d(N=169) = +1.8" calcext:value-type="string">
            <text:p>d(N=169) = +1.8</text:p>
          </table:table-cell>
          <table:table-cell office:value-type="string" calcext:value-type="string">
            <text:p>Bocian &amp; Frankowska (2014,SWPSON) Study 2</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15</text:p>
          </table:table-cell>
          <table:table-cell office:value-type="float" office:value="187" calcext:value-type="float">
            <text:p>187</text:p>
          </table:table-cell>
          <table:table-cell table:formula="of:=FIND(&quot;=&quot;;[.I528];1)" office:value-type="float" office:value="3" calcext:value-type="float">
            <text:p>3</text:p>
          </table:table-cell>
          <table:table-cell table:formula="of:=COM.MICROSOFT.CONCAT(MID([.I528];1;[.K528]-2);&quot;(N=&quot;;[.J528];&quot;)&quot;;MID([.I528];[.K528]-1;LEN([.I528])-[.K528]+2))" office:value-type="string" office:string-value="d(N=187) = +2.15" calcext:value-type="string">
            <text:p>d(N=187) = +2.15</text:p>
          </table:table-cell>
          <table:table-cell office:value-type="string" calcext:value-type="string">
            <text:p>Davis &amp; Hicks (2014,TAMU) Study 1</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47</text:p>
          </table:table-cell>
          <table:table-cell office:value-type="float" office:value="87" calcext:value-type="float">
            <text:p>87</text:p>
          </table:table-cell>
          <table:table-cell table:formula="of:=FIND(&quot;=&quot;;[.I529];1)" office:value-type="float" office:value="3" calcext:value-type="float">
            <text:p>3</text:p>
          </table:table-cell>
          <table:table-cell table:formula="of:=COM.MICROSOFT.CONCAT(MID([.I529];1;[.K529]-2);&quot;(N=&quot;;[.J529];&quot;)&quot;;MID([.I529];[.K529]-1;LEN([.I529])-[.K529]+2))" office:value-type="string" office:string-value="d(N=87) = +2.47" calcext:value-type="string">
            <text:p>d(N=87) = +2.47</text:p>
          </table:table-cell>
          <table:table-cell office:value-type="string" calcext:value-type="string">
            <text:p>Hunt &amp; Krueger (2014,TAMUC)</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61</text:p>
          </table:table-cell>
          <table:table-cell office:value-type="float" office:value="225" calcext:value-type="float">
            <text:p>225</text:p>
          </table:table-cell>
          <table:table-cell table:formula="of:=FIND(&quot;=&quot;;[.I530];1)" office:value-type="float" office:value="3" calcext:value-type="float">
            <text:p>3</text:p>
          </table:table-cell>
          <table:table-cell table:formula="of:=COM.MICROSOFT.CONCAT(MID([.I530];1;[.K530]-2);&quot;(N=&quot;;[.J530];&quot;)&quot;;MID([.I530];[.K530]-1;LEN([.I530])-[.K530]+2))" office:value-type="string" office:string-value="d(N=225) = +1.61" calcext:value-type="string">
            <text:p>d(N=225) = +1.61</text:p>
          </table:table-cell>
          <table:table-cell office:value-type="string" calcext:value-type="string">
            <text:p>Davis &amp; Hicks (2014,TAMUON) Study 2</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49</text:p>
          </table:table-cell>
          <table:table-cell office:value-type="float" office:value="80" calcext:value-type="float">
            <text:p>80</text:p>
          </table:table-cell>
          <table:table-cell table:formula="of:=FIND(&quot;=&quot;;[.I531];1)" office:value-type="float" office:value="3" calcext:value-type="float">
            <text:p>3</text:p>
          </table:table-cell>
          <table:table-cell table:formula="of:=COM.MICROSOFT.CONCAT(MID([.I531];1;[.K531]-2);&quot;(N=&quot;;[.J531];&quot;)&quot;;MID([.I531];[.K531]-1;LEN([.I531])-[.K531]+2))" office:value-type="string" office:string-value="d(N=80) = +1.49" calcext:value-type="string">
            <text:p>d(N=80) = +1.49</text:p>
          </table:table-cell>
          <table:table-cell office:value-type="string" calcext:value-type="string">
            <text:p>Brandt et al. (2014,Tilburg)</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55</text:p>
          </table:table-cell>
          <table:table-cell office:value-type="float" office:value="127" calcext:value-type="float">
            <text:p>127</text:p>
          </table:table-cell>
          <table:table-cell table:formula="of:=FIND(&quot;=&quot;;[.I532];1)" office:value-type="float" office:value="3" calcext:value-type="float">
            <text:p>3</text:p>
          </table:table-cell>
          <table:table-cell table:formula="of:=COM.MICROSOFT.CONCAT(MID([.I532];1;[.K532]-2);&quot;(N=&quot;;[.J532];&quot;)&quot;;MID([.I532];[.K532]-1;LEN([.I532])-[.K532]+2))" office:value-type="string" office:string-value="d(N=127) = +2.55" calcext:value-type="string">
            <text:p>d(N=127) = +2.55</text:p>
          </table:table-cell>
          <table:table-cell office:value-type="string" calcext:value-type="string">
            <text:p>Klein et al. (2014,UFL)</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39</text:p>
          </table:table-cell>
          <table:table-cell office:value-type="float" office:value="144" calcext:value-type="float">
            <text:p>144</text:p>
          </table:table-cell>
          <table:table-cell table:formula="of:=FIND(&quot;=&quot;;[.I533];1)" office:value-type="float" office:value="3" calcext:value-type="float">
            <text:p>3</text:p>
          </table:table-cell>
          <table:table-cell table:formula="of:=COM.MICROSOFT.CONCAT(MID([.I533];1;[.K533]-2);&quot;(N=&quot;;[.J533];&quot;)&quot;;MID([.I533];[.K533]-1;LEN([.I533])-[.K533]+2))" office:value-type="string" office:string-value="d(N=144) = +1.39" calcext:value-type="string">
            <text:p>d(N=144) = +1.39</text:p>
          </table:table-cell>
          <table:table-cell office:value-type="string" calcext:value-type="string">
            <text:p>Vianello &amp; Galliani (2014,UNIPD)</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15</text:p>
          </table:table-cell>
          <table:table-cell office:value-type="float" office:value="81" calcext:value-type="float">
            <text:p>81</text:p>
          </table:table-cell>
          <table:table-cell table:formula="of:=FIND(&quot;=&quot;;[.I534];1)" office:value-type="float" office:value="3" calcext:value-type="float">
            <text:p>3</text:p>
          </table:table-cell>
          <table:table-cell table:formula="of:=COM.MICROSOFT.CONCAT(MID([.I534];1;[.K534]-2);&quot;(N=&quot;;[.J534];&quot;)&quot;;MID([.I534];[.K534]-1;LEN([.I534])-[.K534]+2))" office:value-type="string" office:string-value="d(N=81) = +2.15" calcext:value-type="string">
            <text:p>d(N=81) = +2.15</text:p>
          </table:table-cell>
          <table:table-cell office:value-type="string" calcext:value-type="string">
            <text:p>Schmidt &amp; Nosek (2014,UVA)</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02</text:p>
          </table:table-cell>
          <table:table-cell office:value-type="float" office:value="108" calcext:value-type="float">
            <text:p>108</text:p>
          </table:table-cell>
          <table:table-cell table:formula="of:=FIND(&quot;=&quot;;[.I535];1)" office:value-type="float" office:value="3" calcext:value-type="float">
            <text:p>3</text:p>
          </table:table-cell>
          <table:table-cell table:formula="of:=COM.MICROSOFT.CONCAT(MID([.I535];1;[.K535]-2);&quot;(N=&quot;;[.J535];&quot;)&quot;;MID([.I535];[.K535]-1;LEN([.I535])-[.K535]+2))" office:value-type="string" office:string-value="d(N=108) = +2.02" calcext:value-type="string">
            <text:p>d(N=108) = +2.02</text:p>
          </table:table-cell>
          <table:table-cell office:value-type="string" calcext:value-type="string">
            <text:p>Hovermale &amp; Joy-Gaba (2014,VC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96</text:p>
          </table:table-cell>
          <table:table-cell office:value-type="float" office:value="96" calcext:value-type="float">
            <text:p>96</text:p>
          </table:table-cell>
          <table:table-cell table:formula="of:=FIND(&quot;=&quot;;[.I536];1)" office:value-type="float" office:value="3" calcext:value-type="float">
            <text:p>3</text:p>
          </table:table-cell>
          <table:table-cell table:formula="of:=COM.MICROSOFT.CONCAT(MID([.I536];1;[.K536]-2);&quot;(N=&quot;;[.J536];&quot;)&quot;;MID([.I536];[.K536]-1;LEN([.I536])-[.K536]+2))" office:value-type="string" office:string-value="d(N=96) = +1.96" calcext:value-type="string">
            <text:p>d(N=96) = +1.96</text:p>
          </table:table-cell>
          <table:table-cell office:value-type="string" calcext:value-type="string">
            <text:p>Swol (2014,Wisc)</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2.51</text:p>
          </table:table-cell>
          <table:table-cell office:value-type="float" office:value="103" calcext:value-type="float">
            <text:p>103</text:p>
          </table:table-cell>
          <table:table-cell table:formula="of:=FIND(&quot;=&quot;;[.I537];1)" office:value-type="float" office:value="3" calcext:value-type="float">
            <text:p>3</text:p>
          </table:table-cell>
          <table:table-cell table:formula="of:=COM.MICROSOFT.CONCAT(MID([.I537];1;[.K537]-2);&quot;(N=&quot;;[.J537];&quot;)&quot;;MID([.I537];[.K537]-1;LEN([.I537])-[.K537]+2))" office:value-type="string" office:string-value="d(N=103) = +2.51" calcext:value-type="string">
            <text:p>d(N=103) = +2.51</text:p>
          </table:table-cell>
          <table:table-cell office:value-type="string" calcext:value-type="string">
            <text:p>Wichman (2014,WKU)</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35</text:p>
          </table:table-cell>
          <table:table-cell office:value-type="float" office:value="90" calcext:value-type="float">
            <text:p>90</text:p>
          </table:table-cell>
          <table:table-cell table:formula="of:=FIND(&quot;=&quot;;[.I538];1)" office:value-type="float" office:value="3" calcext:value-type="float">
            <text:p>3</text:p>
          </table:table-cell>
          <table:table-cell table:formula="of:=COM.MICROSOFT.CONCAT(MID([.I538];1;[.K538]-2);&quot;(N=&quot;;[.J538];&quot;)&quot;;MID([.I538];[.K538]-1;LEN([.I538])-[.K538]+2))" office:value-type="string" office:string-value="d(N=90) = +1.35" calcext:value-type="string">
            <text:p>d(N=90) = +1.35</text:p>
          </table:table-cell>
          <table:table-cell office:value-type="string" calcext:value-type="string">
            <text:p>Woodzicka (2014,WL)</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anchoring effect (population of Chicago)</text:p>
          </table:table-cell>
          <table:table-cell office:value-type="string" calcext:value-type="string">
            <text:p>Jacowitz &amp; Kahneman (1995) </text:p>
          </table:table-cell>
          <table:table-cell office:value-type="string" calcext:value-type="string">
            <text:p>d = +.93</text:p>
          </table:table-cell>
          <table:table-cell office:value-type="float" office:value="156" calcext:value-type="float">
            <text:p>156</text:p>
          </table:table-cell>
          <table:table-cell office:value-type="float" office:value="3" calcext:value-type="float">
            <text:p>3</text:p>
          </table:table-cell>
          <table:table-cell office:value-type="string" calcext:value-type="string">
            <text:p>d(N=156) = +.93</text:p>
          </table:table-cell>
          <table:table-cell office:value-type="string" calcext:value-type="string">
            <text:p>d = +1.69</text:p>
          </table:table-cell>
          <table:table-cell office:value-type="float" office:value="87" calcext:value-type="float">
            <text:p>87</text:p>
          </table:table-cell>
          <table:table-cell table:formula="of:=FIND(&quot;=&quot;;[.I539];1)" office:value-type="float" office:value="3" calcext:value-type="float">
            <text:p>3</text:p>
          </table:table-cell>
          <table:table-cell table:formula="of:=COM.MICROSOFT.CONCAT(MID([.I539];1;[.K539]-2);&quot;(N=&quot;;[.J539];&quot;)&quot;;MID([.I539];[.K539]-1;LEN([.I539])-[.K539]+2))" office:value-type="string" office:string-value="d(N=87) = +1.69" calcext:value-type="string">
            <text:p>d(N=87) = +1.69</text:p>
          </table:table-cell>
          <table:table-cell office:value-type="string" calcext:value-type="string">
            <text:p>John &amp; Skorinko (2014,WPI)</text:p>
          </table:table-cell>
          <table:table-cell table:number-columns-repeated="2"/>
          <table:table-cell office:value-type="string" calcext:value-type="string">
            <text:p>Cognitive</text:p>
          </table:table-cell>
          <table:table-cell table:number-columns-repeated="4"/>
          <table:table-cell office:value-type="string" calcext:value-type="string">
            <text:p>3 other anchoring DVs (babies, height of Everest, distance to NYC)</text:p>
          </table:table-cell>
          <table:table-cell table:number-columns-repeated="3"/>
          <table:table-cell office:value-type="string" calcext:value-type="string">
            <text:p>http://facweb.plattsburgh.edu/wendy.braje/students/psy205/JKarticle.pdf</text:p>
          </table:table-cell>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 calcext:value-type="float">
            <text:p>1</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92</text:p>
          </table:table-cell>
          <table:table-cell office:value-type="float" office:value="84" calcext:value-type="float">
            <text:p>84</text:p>
          </table:table-cell>
          <table:table-cell table:formula="of:=FIND(&quot;=&quot;;[.I540];1)" office:value-type="float" office:value="3" calcext:value-type="float">
            <text:p>3</text:p>
          </table:table-cell>
          <table:table-cell table:formula="of:=COM.MICROSOFT.CONCAT(MID([.I540];1;[.K540]-2);&quot;(N=&quot;;[.J540];&quot;)&quot;;MID([.I540];[.K540]-1;LEN([.I540])-[.K540]+2))" office:value-type="string" office:string-value="d(N=84) = +1.92" calcext:value-type="string">
            <text:p>d(N=84) = +1.92</text:p>
          </table:table-cell>
          <table:table-cell office:value-type="string" calcext:value-type="string">
            <text:p>Bernstein (2014,abington)</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 calcext:value-type="float">
            <text:p>2</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06</text:p>
          </table:table-cell>
          <table:table-cell office:value-type="float" office:value="120" calcext:value-type="float">
            <text:p>120</text:p>
          </table:table-cell>
          <table:table-cell table:formula="of:=FIND(&quot;=&quot;;[.I541];1)" office:value-type="float" office:value="3" calcext:value-type="float">
            <text:p>3</text:p>
          </table:table-cell>
          <table:table-cell table:formula="of:=COM.MICROSOFT.CONCAT(MID([.I541];1;[.K541]-2);&quot;(N=&quot;;[.J541];&quot;)&quot;;MID([.I541];[.K541]-1;LEN([.I541])-[.K541]+2))" office:value-type="string" office:string-value="d(N=120) = +2.06" calcext:value-type="string">
            <text:p>d(N=120) = +2.06</text:p>
          </table:table-cell>
          <table:table-cell office:value-type="string" calcext:value-type="string">
            <text:p>Pilati (2014,brasili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 calcext:value-type="float">
            <text:p>3</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49</text:p>
          </table:table-cell>
          <table:table-cell office:value-type="float" office:value="84" calcext:value-type="float">
            <text:p>84</text:p>
          </table:table-cell>
          <table:table-cell table:formula="of:=FIND(&quot;=&quot;;[.I542];1)" office:value-type="float" office:value="3" calcext:value-type="float">
            <text:p>3</text:p>
          </table:table-cell>
          <table:table-cell table:formula="of:=COM.MICROSOFT.CONCAT(MID([.I542];1;[.K542]-2);&quot;(N=&quot;;[.J542];&quot;)&quot;;MID([.I542];[.K542]-1;LEN([.I542])-[.K542]+2))" office:value-type="string" office:string-value="d(N=84) = +1.49" calcext:value-type="string">
            <text:p>d(N=84) = +1.49</text:p>
          </table:table-cell>
          <table:table-cell office:value-type="string" calcext:value-type="string">
            <text:p>Vranka (2014,Charles)</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4" calcext:value-type="float">
            <text:p>4</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3</text:p>
          </table:table-cell>
          <table:table-cell office:value-type="float" office:value="95" calcext:value-type="float">
            <text:p>95</text:p>
          </table:table-cell>
          <table:table-cell table:formula="of:=FIND(&quot;=&quot;;[.I543];1)" office:value-type="float" office:value="3" calcext:value-type="float">
            <text:p>3</text:p>
          </table:table-cell>
          <table:table-cell table:formula="of:=COM.MICROSOFT.CONCAT(MID([.I543];1;[.K543]-2);&quot;(N=&quot;;[.J543];&quot;)&quot;;MID([.I543];[.K543]-1;LEN([.I543])-[.K543]+2))" office:value-type="string" office:string-value="d(N=95) = +2.3" calcext:value-type="string">
            <text:p>d(N=95) = +2.3</text:p>
          </table:table-cell>
          <table:table-cell office:value-type="string" calcext:value-type="string">
            <text:p>Nier (2014,Conncol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5" calcext:value-type="float">
            <text:p>5</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54</text:p>
          </table:table-cell>
          <table:table-cell office:value-type="float" office:value="96" calcext:value-type="float">
            <text:p>96</text:p>
          </table:table-cell>
          <table:table-cell table:formula="of:=FIND(&quot;=&quot;;[.I544];1)" office:value-type="float" office:value="3" calcext:value-type="float">
            <text:p>3</text:p>
          </table:table-cell>
          <table:table-cell table:formula="of:=COM.MICROSOFT.CONCAT(MID([.I544];1;[.K544]-2);&quot;(N=&quot;;[.J544];&quot;)&quot;;MID([.I544];[.K544]-1;LEN([.I544])-[.K544]+2))" office:value-type="string" office:string-value="d(N=96) = +1.54" calcext:value-type="string">
            <text:p>d(N=96) = +1.54</text:p>
          </table:table-cell>
          <table:table-cell office:value-type="string" calcext:value-type="string">
            <text:p>Rutchick (2014,CSUN)</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6" calcext:value-type="float">
            <text:p>6</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53</text:p>
          </table:table-cell>
          <table:table-cell office:value-type="float" office:value="102" calcext:value-type="float">
            <text:p>102</text:p>
          </table:table-cell>
          <table:table-cell table:formula="of:=FIND(&quot;=&quot;;[.I545];1)" office:value-type="float" office:value="3" calcext:value-type="float">
            <text:p>3</text:p>
          </table:table-cell>
          <table:table-cell table:formula="of:=COM.MICROSOFT.CONCAT(MID([.I545];1;[.K545]-2);&quot;(N=&quot;;[.J545];&quot;)&quot;;MID([.I545];[.K545]-1;LEN([.I545])-[.K545]+2))" office:value-type="string" office:string-value="d(N=102) = +2.53" calcext:value-type="string">
            <text:p>d(N=102) = +2.53</text:p>
          </table:table-cell>
          <table:table-cell office:value-type="string" calcext:value-type="string">
            <text:p>Cheong (2014,Help)</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7" calcext:value-type="float">
            <text:p>7</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51</text:p>
          </table:table-cell>
          <table:table-cell office:value-type="float" office:value="90" calcext:value-type="float">
            <text:p>90</text:p>
          </table:table-cell>
          <table:table-cell table:formula="of:=FIND(&quot;=&quot;;[.I546];1)" office:value-type="float" office:value="3" calcext:value-type="float">
            <text:p>3</text:p>
          </table:table-cell>
          <table:table-cell table:formula="of:=COM.MICROSOFT.CONCAT(MID([.I546];1;[.K546]-2);&quot;(N=&quot;;[.J546];&quot;)&quot;;MID([.I546];[.K546]-1;LEN([.I546])-[.K546]+2))" office:value-type="string" office:string-value="d(N=90) = +1.51" calcext:value-type="string">
            <text:p>d(N=90) = +1.51</text:p>
          </table:table-cell>
          <table:table-cell office:value-type="string" calcext:value-type="string">
            <text:p>Vaughn (2014,Ithac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8" calcext:value-type="float">
            <text:p>8</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12</text:p>
          </table:table-cell>
          <table:table-cell office:value-type="float" office:value="174" calcext:value-type="float">
            <text:p>174</text:p>
          </table:table-cell>
          <table:table-cell table:formula="of:=FIND(&quot;=&quot;;[.I547];1)" office:value-type="float" office:value="3" calcext:value-type="float">
            <text:p>3</text:p>
          </table:table-cell>
          <table:table-cell table:formula="of:=COM.MICROSOFT.CONCAT(MID([.I547];1;[.K547]-2);&quot;(N=&quot;;[.J547];&quot;)&quot;;MID([.I547];[.K547]-1;LEN([.I547])-[.K547]+2))" office:value-type="string" office:string-value="d(N=174) = +2.12" calcext:value-type="string">
            <text:p>d(N=174) = +2.12</text:p>
          </table:table-cell>
          <table:table-cell office:value-type="string" calcext:value-type="string">
            <text:p>Kurtz (2014,JM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9" calcext:value-type="float">
            <text:p>9</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0.07</text:p>
          </table:table-cell>
          <table:table-cell office:value-type="float" office:value="113" calcext:value-type="float">
            <text:p>113</text:p>
          </table:table-cell>
          <table:table-cell table:formula="of:=FIND(&quot;=&quot;;[.I548];1)" office:value-type="float" office:value="3" calcext:value-type="float">
            <text:p>3</text:p>
          </table:table-cell>
          <table:table-cell table:formula="of:=COM.MICROSOFT.CONCAT(MID([.I548];1;[.K548]-2);&quot;(N=&quot;;[.J548];&quot;)&quot;;MID([.I548];[.K548]-1;LEN([.I548])-[.K548]+2))" office:value-type="string" office:string-value="d(N=113) = +0.07" calcext:value-type="string">
            <text:p>d(N=113) = +0.07</text:p>
          </table:table-cell>
          <table:table-cell office:value-type="string" calcext:value-type="string">
            <text:p>Cemalcilar (2014,K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0" calcext:value-type="float">
            <text:p>10</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0.94</text:p>
          </table:table-cell>
          <table:table-cell office:value-type="float" office:value="112" calcext:value-type="float">
            <text:p>112</text:p>
          </table:table-cell>
          <table:table-cell table:formula="of:=FIND(&quot;=&quot;;[.I549];1)" office:value-type="float" office:value="3" calcext:value-type="float">
            <text:p>3</text:p>
          </table:table-cell>
          <table:table-cell table:formula="of:=COM.MICROSOFT.CONCAT(MID([.I549];1;[.K549]-2);&quot;(N=&quot;;[.J549];&quot;)&quot;;MID([.I549];[.K549]-1;LEN([.I549])-[.K549]+2))" office:value-type="string" office:string-value="d(N=112) = +0.94" calcext:value-type="string">
            <text:p>d(N=112) = +0.94</text:p>
          </table:table-cell>
          <table:table-cell office:value-type="string" calcext:value-type="string">
            <text:p>Packard (2014,Laurier)</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1" calcext:value-type="float">
            <text:p>11</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69</text:p>
          </table:table-cell>
          <table:table-cell office:value-type="float" office:value="277" calcext:value-type="float">
            <text:p>277</text:p>
          </table:table-cell>
          <table:table-cell table:formula="of:=FIND(&quot;=&quot;;[.I550];1)" office:value-type="float" office:value="3" calcext:value-type="float">
            <text:p>3</text:p>
          </table:table-cell>
          <table:table-cell table:formula="of:=COM.MICROSOFT.CONCAT(MID([.I550];1;[.K550]-2);&quot;(N=&quot;;[.J550];&quot;)&quot;;MID([.I550];[.K550]-1;LEN([.I550])-[.K550]+2))" office:value-type="string" office:string-value="d(N=277) = +1.69" calcext:value-type="string">
            <text:p>d(N=277) = +1.69</text:p>
          </table:table-cell>
          <table:table-cell office:value-type="string" calcext:value-type="string">
            <text:p>Kappes (2014,LSE)</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2" calcext:value-type="float">
            <text:p>12</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18</text:p>
          </table:table-cell>
          <table:table-cell office:value-type="float" office:value="146" calcext:value-type="float">
            <text:p>146</text:p>
          </table:table-cell>
          <table:table-cell table:formula="of:=FIND(&quot;=&quot;;[.I551];1)" office:value-type="float" office:value="3" calcext:value-type="float">
            <text:p>3</text:p>
          </table:table-cell>
          <table:table-cell table:formula="of:=COM.MICROSOFT.CONCAT(MID([.I551];1;[.K551]-2);&quot;(N=&quot;;[.J551];&quot;)&quot;;MID([.I551];[.K551]-1;LEN([.I551])-[.K551]+2))" office:value-type="string" office:string-value="d(N=146) = +2.18" calcext:value-type="string">
            <text:p>d(N=146) = +2.18</text:p>
          </table:table-cell>
          <table:table-cell office:value-type="string" calcext:value-type="string">
            <text:p>Huntsinger &amp; Mallett (2014,Lu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3" calcext:value-type="float">
            <text:p>13</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21</text:p>
          </table:table-cell>
          <table:table-cell office:value-type="float" office:value="98" calcext:value-type="float">
            <text:p>98</text:p>
          </table:table-cell>
          <table:table-cell table:formula="of:=FIND(&quot;=&quot;;[.I552];1)" office:value-type="float" office:value="3" calcext:value-type="float">
            <text:p>3</text:p>
          </table:table-cell>
          <table:table-cell table:formula="of:=COM.MICROSOFT.CONCAT(MID([.I552];1;[.K552]-2);&quot;(N=&quot;;[.J552];&quot;)&quot;;MID([.I552];[.K552]-1;LEN([.I552])-[.K552]+2))" office:value-type="string" office:string-value="d(N=98) = +2.21" calcext:value-type="string">
            <text:p>d(N=98) = +2.21</text:p>
          </table:table-cell>
          <table:table-cell office:value-type="string" calcext:value-type="string">
            <text:p>Morris (2014,McDanie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4" calcext:value-type="float">
            <text:p>14</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91</text:p>
          </table:table-cell>
          <table:table-cell office:value-type="float" office:value="85" calcext:value-type="float">
            <text:p>85</text:p>
          </table:table-cell>
          <table:table-cell table:formula="of:=FIND(&quot;=&quot;;[.I553];1)" office:value-type="float" office:value="3" calcext:value-type="float">
            <text:p>3</text:p>
          </table:table-cell>
          <table:table-cell table:formula="of:=COM.MICROSOFT.CONCAT(MID([.I553];1;[.K553]-2);&quot;(N=&quot;;[.J553];&quot;)&quot;;MID([.I553];[.K553]-1;LEN([.I553])-[.K553]+2))" office:value-type="string" office:string-value="d(N=85) = +1.91" calcext:value-type="string">
            <text:p>d(N=85) = +1.91</text:p>
          </table:table-cell>
          <table:table-cell office:value-type="string" calcext:value-type="string">
            <text:p>Furrow &amp; Thompson (2014,MSV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5" calcext:value-type="float">
            <text:p>15</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44</text:p>
          </table:table-cell>
          <table:table-cell office:value-type="float" office:value="1000" calcext:value-type="float">
            <text:p>1000</text:p>
          </table:table-cell>
          <table:table-cell table:formula="of:=FIND(&quot;=&quot;;[.I554];1)" office:value-type="float" office:value="3" calcext:value-type="float">
            <text:p>3</text:p>
          </table:table-cell>
          <table:table-cell table:formula="of:=COM.MICROSOFT.CONCAT(MID([.I554];1;[.K554]-2);&quot;(N=&quot;;[.J554];&quot;)&quot;;MID([.I554];[.K554]-1;LEN([.I554])-[.K554]+2))" office:value-type="string" office:string-value="d(N=1000) = +2.44" calcext:value-type="string">
            <text:p>d(N=1000) = +2.44</text:p>
          </table:table-cell>
          <table:table-cell office:value-type="string" calcext:value-type="string">
            <text:p>Schmidt &amp; Nosek (2014, MTURK)</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6" calcext:value-type="float">
            <text:p>16</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04</text:p>
          </table:table-cell>
          <table:table-cell office:value-type="float" office:value="107" calcext:value-type="float">
            <text:p>107</text:p>
          </table:table-cell>
          <table:table-cell table:formula="of:=FIND(&quot;=&quot;;[.I555];1)" office:value-type="float" office:value="3" calcext:value-type="float">
            <text:p>3</text:p>
          </table:table-cell>
          <table:table-cell table:formula="of:=COM.MICROSOFT.CONCAT(MID([.I555];1;[.K555]-2);&quot;(N=&quot;;[.J555];&quot;)&quot;;MID([.I555];[.K555]-1;LEN([.I555])-[.K555]+2))" office:value-type="string" office:string-value="d(N=107) = +2.04" calcext:value-type="string">
            <text:p>d(N=107) = +2.04</text:p>
          </table:table-cell>
          <table:table-cell office:value-type="string" calcext:value-type="string">
            <text:p>Smith (2014,O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7" calcext:value-type="float">
            <text:p>17</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4.27</text:p>
          </table:table-cell>
          <table:table-cell office:value-type="float" office:value="123" calcext:value-type="float">
            <text:p>123</text:p>
          </table:table-cell>
          <table:table-cell table:formula="of:=FIND(&quot;=&quot;;[.I556];1)" office:value-type="float" office:value="3" calcext:value-type="float">
            <text:p>3</text:p>
          </table:table-cell>
          <table:table-cell table:formula="of:=COM.MICROSOFT.CONCAT(MID([.I556];1;[.K556]-2);&quot;(N=&quot;;[.J556];&quot;)&quot;;MID([.I556];[.K556]-1;LEN([.I556])-[.K556]+2))" office:value-type="string" office:string-value="d(N=123) = +4.27" calcext:value-type="string">
            <text:p>d(N=123) = +4.27</text:p>
          </table:table-cell>
          <table:table-cell office:value-type="string" calcext:value-type="string">
            <text:p>Levitan (2014,Oxy)</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8" calcext:value-type="float">
            <text:p>18</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7</text:p>
          </table:table-cell>
          <table:table-cell office:value-type="float" office:value="1329" calcext:value-type="float">
            <text:p>1329</text:p>
          </table:table-cell>
          <table:table-cell table:formula="of:=FIND(&quot;=&quot;;[.I557];1)" office:value-type="float" office:value="3" calcext:value-type="float">
            <text:p>3</text:p>
          </table:table-cell>
          <table:table-cell table:formula="of:=COM.MICROSOFT.CONCAT(MID([.I557];1;[.K557]-2);&quot;(N=&quot;;[.J557];&quot;)&quot;;MID([.I557];[.K557]-1;LEN([.I557])-[.K557]+2))" office:value-type="string" office:string-value="d(N=1329) = +2.7" calcext:value-type="string">
            <text:p>d(N=1329) = +2.7</text:p>
          </table:table-cell>
          <table:table-cell office:value-type="string" calcext:value-type="string">
            <text:p>Schmidt &amp; Nosek (2014,PI)</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19" calcext:value-type="float">
            <text:p>19</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18</text:p>
          </table:table-cell>
          <table:table-cell office:value-type="float" office:value="95" calcext:value-type="float">
            <text:p>95</text:p>
          </table:table-cell>
          <table:table-cell table:formula="of:=FIND(&quot;=&quot;;[.I558];1)" office:value-type="float" office:value="3" calcext:value-type="float">
            <text:p>3</text:p>
          </table:table-cell>
          <table:table-cell table:formula="of:=COM.MICROSOFT.CONCAT(MID([.I558];1;[.K558]-2);&quot;(N=&quot;;[.J558];&quot;)&quot;;MID([.I558];[.K558]-1;LEN([.I558])-[.K558]+2))" office:value-type="string" office:string-value="d(N=95) = +2.18" calcext:value-type="string">
            <text:p>d(N=95) = +2.18</text:p>
          </table:table-cell>
          <table:table-cell office:value-type="string" calcext:value-type="string">
            <text:p>Adams &amp; Nelson (2014,P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0" calcext:value-type="float">
            <text:p>20</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43</text:p>
          </table:table-cell>
          <table:table-cell office:value-type="float" office:value="103" calcext:value-type="float">
            <text:p>103</text:p>
          </table:table-cell>
          <table:table-cell table:formula="of:=FIND(&quot;=&quot;;[.I559];1)" office:value-type="float" office:value="3" calcext:value-type="float">
            <text:p>3</text:p>
          </table:table-cell>
          <table:table-cell table:formula="of:=COM.MICROSOFT.CONCAT(MID([.I559];1;[.K559]-2);&quot;(N=&quot;;[.J559];&quot;)&quot;;MID([.I559];[.K559]-1;LEN([.I559])-[.K559]+2))" office:value-type="string" office:string-value="d(N=103) = +1.43" calcext:value-type="string">
            <text:p>d(N=103) = +1.43</text:p>
          </table:table-cell>
          <table:table-cell office:value-type="string" calcext:value-type="string">
            <text:p>Brumbaugh &amp; Storbeck (2014,QCCUNY)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1" calcext:value-type="float">
            <text:p>21</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59</text:p>
          </table:table-cell>
          <table:table-cell office:value-type="float" office:value="86" calcext:value-type="float">
            <text:p>86</text:p>
          </table:table-cell>
          <table:table-cell table:formula="of:=FIND(&quot;=&quot;;[.I560];1)" office:value-type="float" office:value="3" calcext:value-type="float">
            <text:p>3</text:p>
          </table:table-cell>
          <table:table-cell table:formula="of:=COM.MICROSOFT.CONCAT(MID([.I560];1;[.K560]-2);&quot;(N=&quot;;[.J560];&quot;)&quot;;MID([.I560];[.K560]-1;LEN([.I560])-[.K560]+2))" office:value-type="string" office:string-value="d(N=86) = +1.59" calcext:value-type="string">
            <text:p>d(N=86) = +1.59</text:p>
          </table:table-cell>
          <table:table-cell office:value-type="string" calcext:value-type="string">
            <text:p>Brumbaugh &amp; Storbeck (2014,QCCUNY2)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2" calcext:value-type="float">
            <text:p>22</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43</text:p>
          </table:table-cell>
          <table:table-cell office:value-type="float" office:value="162" calcext:value-type="float">
            <text:p>162</text:p>
          </table:table-cell>
          <table:table-cell table:formula="of:=FIND(&quot;=&quot;;[.I561];1)" office:value-type="float" office:value="3" calcext:value-type="float">
            <text:p>3</text:p>
          </table:table-cell>
          <table:table-cell table:formula="of:=COM.MICROSOFT.CONCAT(MID([.I561];1;[.K561]-2);&quot;(N=&quot;;[.J561];&quot;)&quot;;MID([.I561];[.K561]-1;LEN([.I561])-[.K561]+2))" office:value-type="string" office:string-value="d(N=162) = +2.43" calcext:value-type="string">
            <text:p>d(N=162) = +2.43</text:p>
          </table:table-cell>
          <table:table-cell office:value-type="string" calcext:value-type="string">
            <text:p>Devos (2014,SDS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3" calcext:value-type="float">
            <text:p>23</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45</text:p>
          </table:table-cell>
          <table:table-cell office:value-type="float" office:value="79" calcext:value-type="float">
            <text:p>79</text:p>
          </table:table-cell>
          <table:table-cell table:formula="of:=FIND(&quot;=&quot;;[.I562];1)" office:value-type="float" office:value="3" calcext:value-type="float">
            <text:p>3</text:p>
          </table:table-cell>
          <table:table-cell table:formula="of:=COM.MICROSOFT.CONCAT(MID([.I562];1;[.K562]-2);&quot;(N=&quot;;[.J562];&quot;)&quot;;MID([.I562];[.K562]-1;LEN([.I562])-[.K562]+2))" office:value-type="string" office:string-value="d(N=79) = +1.45" calcext:value-type="string">
            <text:p>d(N=79) = +1.45</text:p>
          </table:table-cell>
          <table:table-cell office:value-type="string" calcext:value-type="string">
            <text:p>Bocian &amp; Frankowska (2014,SWPS)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4" calcext:value-type="float">
            <text:p>24</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74</text:p>
          </table:table-cell>
          <table:table-cell office:value-type="float" office:value="169" calcext:value-type="float">
            <text:p>169</text:p>
          </table:table-cell>
          <table:table-cell table:formula="of:=FIND(&quot;=&quot;;[.I563];1)" office:value-type="float" office:value="3" calcext:value-type="float">
            <text:p>3</text:p>
          </table:table-cell>
          <table:table-cell table:formula="of:=COM.MICROSOFT.CONCAT(MID([.I563];1;[.K563]-2);&quot;(N=&quot;;[.J563];&quot;)&quot;;MID([.I563];[.K563]-1;LEN([.I563])-[.K563]+2))" office:value-type="string" office:string-value="d(N=169) = +1.74" calcext:value-type="string">
            <text:p>d(N=169) = +1.74</text:p>
          </table:table-cell>
          <table:table-cell office:value-type="string" calcext:value-type="string">
            <text:p>Bocian &amp; Frankowska (2014,SWPSON)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5" calcext:value-type="float">
            <text:p>25</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48</text:p>
          </table:table-cell>
          <table:table-cell office:value-type="float" office:value="187" calcext:value-type="float">
            <text:p>187</text:p>
          </table:table-cell>
          <table:table-cell table:formula="of:=FIND(&quot;=&quot;;[.I564];1)" office:value-type="float" office:value="3" calcext:value-type="float">
            <text:p>3</text:p>
          </table:table-cell>
          <table:table-cell table:formula="of:=COM.MICROSOFT.CONCAT(MID([.I564];1;[.K564]-2);&quot;(N=&quot;;[.J564];&quot;)&quot;;MID([.I564];[.K564]-1;LEN([.I564])-[.K564]+2))" office:value-type="string" office:string-value="d(N=187) = +1.48" calcext:value-type="string">
            <text:p>d(N=187) = +1.48</text:p>
          </table:table-cell>
          <table:table-cell office:value-type="string" calcext:value-type="string">
            <text:p>Davis &amp; Hicks (2014,TAMU) Study 1</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6" calcext:value-type="float">
            <text:p>26</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87</text:p>
          </table:table-cell>
          <table:table-cell office:value-type="float" office:value="87" calcext:value-type="float">
            <text:p>87</text:p>
          </table:table-cell>
          <table:table-cell table:formula="of:=FIND(&quot;=&quot;;[.I565];1)" office:value-type="float" office:value="3" calcext:value-type="float">
            <text:p>3</text:p>
          </table:table-cell>
          <table:table-cell table:formula="of:=COM.MICROSOFT.CONCAT(MID([.I565];1;[.K565]-2);&quot;(N=&quot;;[.J565];&quot;)&quot;;MID([.I565];[.K565]-1;LEN([.I565])-[.K565]+2))" office:value-type="string" office:string-value="d(N=87) = +1.87" calcext:value-type="string">
            <text:p>d(N=87) = +1.87</text:p>
          </table:table-cell>
          <table:table-cell office:value-type="string" calcext:value-type="string">
            <text:p>Hunt &amp; Krueger (2014,TAMU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7" calcext:value-type="float">
            <text:p>27</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71</text:p>
          </table:table-cell>
          <table:table-cell office:value-type="float" office:value="225" calcext:value-type="float">
            <text:p>225</text:p>
          </table:table-cell>
          <table:table-cell table:formula="of:=FIND(&quot;=&quot;;[.I566];1)" office:value-type="float" office:value="3" calcext:value-type="float">
            <text:p>3</text:p>
          </table:table-cell>
          <table:table-cell table:formula="of:=COM.MICROSOFT.CONCAT(MID([.I566];1;[.K566]-2);&quot;(N=&quot;;[.J566];&quot;)&quot;;MID([.I566];[.K566]-1;LEN([.I566])-[.K566]+2))" office:value-type="string" office:string-value="d(N=225) = +1.71" calcext:value-type="string">
            <text:p>d(N=225) = +1.71</text:p>
          </table:table-cell>
          <table:table-cell office:value-type="string" calcext:value-type="string">
            <text:p>Davis &amp; Hicks (2014,TAMUON) Study 2</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8" calcext:value-type="float">
            <text:p>28</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22</text:p>
          </table:table-cell>
          <table:table-cell office:value-type="float" office:value="80" calcext:value-type="float">
            <text:p>80</text:p>
          </table:table-cell>
          <table:table-cell table:formula="of:=FIND(&quot;=&quot;;[.I567];1)" office:value-type="float" office:value="3" calcext:value-type="float">
            <text:p>3</text:p>
          </table:table-cell>
          <table:table-cell table:formula="of:=COM.MICROSOFT.CONCAT(MID([.I567];1;[.K567]-2);&quot;(N=&quot;;[.J567];&quot;)&quot;;MID([.I567];[.K567]-1;LEN([.I567])-[.K567]+2))" office:value-type="string" office:string-value="d(N=80) = +1.22" calcext:value-type="string">
            <text:p>d(N=80) = +1.22</text:p>
          </table:table-cell>
          <table:table-cell office:value-type="string" calcext:value-type="string">
            <text:p>Brandt et al. (2014,Tilburg)</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29" calcext:value-type="float">
            <text:p>29</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29</text:p>
          </table:table-cell>
          <table:table-cell office:value-type="float" office:value="127" calcext:value-type="float">
            <text:p>127</text:p>
          </table:table-cell>
          <table:table-cell table:formula="of:=FIND(&quot;=&quot;;[.I568];1)" office:value-type="float" office:value="3" calcext:value-type="float">
            <text:p>3</text:p>
          </table:table-cell>
          <table:table-cell table:formula="of:=COM.MICROSOFT.CONCAT(MID([.I568];1;[.K568]-2);&quot;(N=&quot;;[.J568];&quot;)&quot;;MID([.I568];[.K568]-1;LEN([.I568])-[.K568]+2))" office:value-type="string" office:string-value="d(N=127) = +2.29" calcext:value-type="string">
            <text:p>d(N=127) = +2.29</text:p>
          </table:table-cell>
          <table:table-cell office:value-type="string" calcext:value-type="string">
            <text:p>Klein et al. (2014,UF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0" calcext:value-type="float">
            <text:p>30</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0.78</text:p>
          </table:table-cell>
          <table:table-cell office:value-type="float" office:value="144" calcext:value-type="float">
            <text:p>144</text:p>
          </table:table-cell>
          <table:table-cell table:formula="of:=FIND(&quot;=&quot;;[.I569];1)" office:value-type="float" office:value="3" calcext:value-type="float">
            <text:p>3</text:p>
          </table:table-cell>
          <table:table-cell table:formula="of:=COM.MICROSOFT.CONCAT(MID([.I569];1;[.K569]-2);&quot;(N=&quot;;[.J569];&quot;)&quot;;MID([.I569];[.K569]-1;LEN([.I569])-[.K569]+2))" office:value-type="string" office:string-value="d(N=144) = +0.78" calcext:value-type="string">
            <text:p>d(N=144) = +0.78</text:p>
          </table:table-cell>
          <table:table-cell office:value-type="string" calcext:value-type="string">
            <text:p>Vianello &amp; Galliani (2014,UNIPD)</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1" calcext:value-type="float">
            <text:p>31</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88</text:p>
          </table:table-cell>
          <table:table-cell office:value-type="float" office:value="81" calcext:value-type="float">
            <text:p>81</text:p>
          </table:table-cell>
          <table:table-cell table:formula="of:=FIND(&quot;=&quot;;[.I570];1)" office:value-type="float" office:value="3" calcext:value-type="float">
            <text:p>3</text:p>
          </table:table-cell>
          <table:table-cell table:formula="of:=COM.MICROSOFT.CONCAT(MID([.I570];1;[.K570]-2);&quot;(N=&quot;;[.J570];&quot;)&quot;;MID([.I570];[.K570]-1;LEN([.I570])-[.K570]+2))" office:value-type="string" office:string-value="d(N=81) = +1.88" calcext:value-type="string">
            <text:p>d(N=81) = +1.88</text:p>
          </table:table-cell>
          <table:table-cell office:value-type="string" calcext:value-type="string">
            <text:p>Schmidt &amp; Nosek (2014,UVA)</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2" calcext:value-type="float">
            <text:p>32</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58</text:p>
          </table:table-cell>
          <table:table-cell office:value-type="float" office:value="108" calcext:value-type="float">
            <text:p>108</text:p>
          </table:table-cell>
          <table:table-cell table:formula="of:=FIND(&quot;=&quot;;[.I571];1)" office:value-type="float" office:value="3" calcext:value-type="float">
            <text:p>3</text:p>
          </table:table-cell>
          <table:table-cell table:formula="of:=COM.MICROSOFT.CONCAT(MID([.I571];1;[.K571]-2);&quot;(N=&quot;;[.J571];&quot;)&quot;;MID([.I571];[.K571]-1;LEN([.I571])-[.K571]+2))" office:value-type="string" office:string-value="d(N=108) = +1.58" calcext:value-type="string">
            <text:p>d(N=108) = +1.58</text:p>
          </table:table-cell>
          <table:table-cell office:value-type="string" calcext:value-type="string">
            <text:p>Hovermale &amp; Joy-Gaba (2014,VC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3" calcext:value-type="float">
            <text:p>33</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8</text:p>
          </table:table-cell>
          <table:table-cell office:value-type="float" office:value="96" calcext:value-type="float">
            <text:p>96</text:p>
          </table:table-cell>
          <table:table-cell table:formula="of:=FIND(&quot;=&quot;;[.I572];1)" office:value-type="float" office:value="3" calcext:value-type="float">
            <text:p>3</text:p>
          </table:table-cell>
          <table:table-cell table:formula="of:=COM.MICROSOFT.CONCAT(MID([.I572];1;[.K572]-2);&quot;(N=&quot;;[.J572];&quot;)&quot;;MID([.I572];[.K572]-1;LEN([.I572])-[.K572]+2))" office:value-type="string" office:string-value="d(N=96) = +1.8" calcext:value-type="string">
            <text:p>d(N=96) = +1.8</text:p>
          </table:table-cell>
          <table:table-cell office:value-type="string" calcext:value-type="string">
            <text:p>Swol (2014,Wisc)</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4" calcext:value-type="float">
            <text:p>34</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19</text:p>
          </table:table-cell>
          <table:table-cell office:value-type="float" office:value="103" calcext:value-type="float">
            <text:p>103</text:p>
          </table:table-cell>
          <table:table-cell table:formula="of:=FIND(&quot;=&quot;;[.I573];1)" office:value-type="float" office:value="3" calcext:value-type="float">
            <text:p>3</text:p>
          </table:table-cell>
          <table:table-cell table:formula="of:=COM.MICROSOFT.CONCAT(MID([.I573];1;[.K573]-2);&quot;(N=&quot;;[.J573];&quot;)&quot;;MID([.I573];[.K573]-1;LEN([.I573])-[.K573]+2))" office:value-type="string" office:string-value="d(N=103) = +2.19" calcext:value-type="string">
            <text:p>d(N=103) = +2.19</text:p>
          </table:table-cell>
          <table:table-cell office:value-type="string" calcext:value-type="string">
            <text:p>Wichman (2014,WKU)</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5" calcext:value-type="float">
            <text:p>35</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2.35</text:p>
          </table:table-cell>
          <table:table-cell office:value-type="float" office:value="90" calcext:value-type="float">
            <text:p>90</text:p>
          </table:table-cell>
          <table:table-cell table:formula="of:=FIND(&quot;=&quot;;[.I574];1)" office:value-type="float" office:value="3" calcext:value-type="float">
            <text:p>3</text:p>
          </table:table-cell>
          <table:table-cell table:formula="of:=COM.MICROSOFT.CONCAT(MID([.I574];1;[.K574]-2);&quot;(N=&quot;;[.J574];&quot;)&quot;;MID([.I574];[.K574]-1;LEN([.I574])-[.K574]+2))" office:value-type="string" office:string-value="d(N=90) = +2.35" calcext:value-type="string">
            <text:p>d(N=90) = +2.35</text:p>
          </table:table-cell>
          <table:table-cell office:value-type="string" calcext:value-type="string">
            <text:p>Woodzicka (2014,WL)</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Many Labs 1</text:p>
          </table:table-cell>
          <table:table-cell office:value-type="float" office:value="36" calcext:value-type="float">
            <text:p>36</text:p>
          </table:table-cell>
          <table:table-cell office:value-type="string" calcext:value-type="string">
            <text:p>question phrasing effect (allowed vs. forbidden)</text:p>
          </table:table-cell>
          <table:table-cell office:value-type="string" calcext:value-type="string">
            <text:p>Rugg (1941)</text:p>
          </table:table-cell>
          <table:table-cell office:value-type="string" calcext:value-type="string">
            <text:p>d = +.65</text:p>
          </table:table-cell>
          <table:table-cell/>
          <table:table-cell office:value-type="float" office:value="3" calcext:value-type="float">
            <text:p>3</text:p>
          </table:table-cell>
          <table:table-cell office:value-type="string" calcext:value-type="string">
            <text:p>d(N=) = +.65</text:p>
          </table:table-cell>
          <table:table-cell office:value-type="string" calcext:value-type="string">
            <text:p>d = +1.39</text:p>
          </table:table-cell>
          <table:table-cell office:value-type="float" office:value="87" calcext:value-type="float">
            <text:p>87</text:p>
          </table:table-cell>
          <table:table-cell table:formula="of:=FIND(&quot;=&quot;;[.I575];1)" office:value-type="float" office:value="3" calcext:value-type="float">
            <text:p>3</text:p>
          </table:table-cell>
          <table:table-cell table:formula="of:=COM.MICROSOFT.CONCAT(MID([.I575];1;[.K575]-2);&quot;(N=&quot;;[.J575];&quot;)&quot;;MID([.I575];[.K575]-1;LEN([.I575])-[.K575]+2))" office:value-type="string" office:string-value="d(N=87) = +1.39" calcext:value-type="string">
            <text:p>d(N=87) = +1.39</text:p>
          </table:table-cell>
          <table:table-cell office:value-type="string" calcext:value-type="string">
            <text:p>John &amp; Skorinko (2014,WPI)</text:p>
          </table:table-cell>
          <table:table-cell table:number-columns-repeated="2"/>
          <table:table-cell office:value-type="string" calcext:value-type="string">
            <text:p>social</text:p>
          </table:table-cell>
          <table:table-cell table:number-columns-repeated="9"/>
          <table:table-cell office:value-type="string" calcext:value-type="string">
            <text:p>http://econtent.hogrefe.com/doi/pdf/10.1027/1864-9335/a000178</text:p>
          </table:table-cell>
          <table:table-cell table:number-columns-repeated="11"/>
        </table:table-row>
        <table:table-row table:style-name="ro1">
          <table:table-cell office:value-type="string" calcext:value-type="string">
            <text:p>Social Psychology: Special Issue</text:p>
          </table:table-cell>
          <table:table-cell office:value-type="float" office:value="1" calcext:value-type="float">
            <text:p>1</text:p>
          </table:table-cell>
          <table:table-cell office:value-type="string" calcext:value-type="string">
            <text:p>primacy-of-warmth effect</text:p>
          </table:table-cell>
          <table:table-cell office:value-type="string" calcext:value-type="string">
            <text:p>Asch (1946) Study 1</text:p>
          </table:table-cell>
          <table:table-cell/>
          <table:table-cell office:value-type="float" office:value="834" calcext:value-type="float">
            <text:p>834</text:p>
          </table:table-cell>
          <table:table-cell/>
          <table:table-cell office:value-type="string" calcext:value-type="string">
            <text:p>ES(N=834) = ?</text:p>
          </table:table-cell>
          <table:table-cell/>
          <table:table-cell office:value-type="float" office:value="1023" calcext:value-type="float">
            <text:p>1023</text:p>
          </table:table-cell>
          <table:table-cell/>
          <table:table-cell office:value-type="string" calcext:value-type="string">
            <text:p>ES(N=1023) = ?</text:p>
          </table:table-cell>
          <table:table-cell office:value-type="string" calcext:value-type="string">
            <text:p>Nauts, Langner et al. (2014)</text:p>
          </table:table-cell>
          <table:table-cell office:value-type="string" calcext:value-type="string">
            <text:p>unsuccessful</text:p>
          </table:table-cell>
          <table:table-cell/>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 calcext:value-type="float">
            <text:p>2</text:p>
          </table:table-cell>
          <table:table-cell office:value-type="string" calcext:value-type="string">
            <text:p>deviation-rejection effect (sociometric test DV)</text:p>
          </table:table-cell>
          <table:table-cell office:value-type="string" calcext:value-type="string">
            <text:p>Schachter (1951)</text:p>
          </table:table-cell>
          <table:table-cell office:value-type="string" calcext:value-type="string">
            <text:p>d = +1.84</text:p>
          </table:table-cell>
          <table:table-cell/>
          <table:table-cell office:value-type="float" office:value="3" calcext:value-type="float">
            <text:p>3</text:p>
          </table:table-cell>
          <table:table-cell office:value-type="string" calcext:value-type="string">
            <text:p>d(N=) = +1.84</text:p>
          </table:table-cell>
          <table:table-cell office:value-type="string" calcext:value-type="string">
            <text:p>d = +.39</text:p>
          </table:table-cell>
          <table:table-cell office:value-type="float" office:value="80" calcext:value-type="float">
            <text:p>80</text:p>
          </table:table-cell>
          <table:table-cell table:formula="of:=FIND(&quot;=&quot;;[.I577];1)" office:value-type="float" office:value="3" calcext:value-type="float">
            <text:p>3</text:p>
          </table:table-cell>
          <table:table-cell table:formula="of:=COM.MICROSOFT.CONCAT(MID([.I577];1;[.K577]-2);&quot;(N=&quot;;[.J577];&quot;)&quot;;MID([.I577];[.K577]-1;LEN([.I577])-[.K577]+2))" office:value-type="string" office:string-value="d(N=80) = +.39" calcext:value-type="string">
            <text:p>d(N=80) = +.39</text:p>
          </table:table-cell>
          <table:table-cell office:value-type="string" calcext:value-type="string">
            <text:p>Wesselmann, Williams et al. (2014)</text:p>
          </table:table-cell>
          <table:table-cell office:value-type="string" calcext:value-type="string">
            <text:p>mixed</text:p>
          </table:table-cell>
          <table:table-cell/>
          <table:table-cell office:value-type="string" calcext:value-type="string">
            <text:p>social</text:p>
          </table:table-cell>
          <table:table-cell table:number-columns-repeated="4"/>
          <table:table-cell office:value-type="string" calcext:value-type="string">
            <text:p>2 other DVs (communication, committee nomination; pattern of results inconsistent with original)</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3" calcext:value-type="float">
            <text:p>3</text:p>
          </table:table-cell>
          <table:table-cell office:value-type="string" calcext:value-type="string">
            <text:p>Romeo &amp; Juliet Effect</text:p>
          </table:table-cell>
          <table:table-cell office:value-type="string" calcext:value-type="string">
            <text:p>Driscoll et al. (1972)</text:p>
          </table:table-cell>
          <table:table-cell office:value-type="string" calcext:value-type="string">
            <text:p>r = +.34 ± .32</text:p>
          </table:table-cell>
          <table:table-cell/>
          <table:table-cell office:value-type="float" office:value="3" calcext:value-type="float">
            <text:p>3</text:p>
          </table:table-cell>
          <table:table-cell office:value-type="string" calcext:value-type="string">
            <text:p>r(N=) = +.34 ± .32</text:p>
          </table:table-cell>
          <table:table-cell office:value-type="string" calcext:value-type="string">
            <text:p>r = -.05 ± .10</text:p>
          </table:table-cell>
          <table:table-cell office:value-type="float" office:value="396" calcext:value-type="float">
            <text:p>396</text:p>
          </table:table-cell>
          <table:table-cell table:formula="of:=FIND(&quot;=&quot;;[.I578];1)" office:value-type="float" office:value="3" calcext:value-type="float">
            <text:p>3</text:p>
          </table:table-cell>
          <table:table-cell table:formula="of:=COM.MICROSOFT.CONCAT(MID([.I578];1;[.K578]-2);&quot;(N=&quot;;[.J578];&quot;)&quot;;MID([.I578];[.K578]-1;LEN([.I578])-[.K578]+2))" office:value-type="string" office:string-value="r(N=396) = -.05 ± .10" calcext:value-type="string">
            <text:p>r(N=396) = -.05 ± .10</text:p>
          </table:table-cell>
          <table:table-cell office:value-type="string" calcext:value-type="string">
            <text:p>Sinclair, Hood, &amp; Wright (2014)</text:p>
          </table:table-cell>
          <table:table-cell office:value-type="string" calcext:value-type="string">
            <text:p>unsuccessful</text:p>
          </table:table-cell>
          <table:table-cell/>
          <table:table-cell office:value-type="string" calcext:value-type="string">
            <text:p>social</text:p>
          </table:table-cell>
          <table:table-cell/>
          <table:table-cell office:value-type="string" calcext:value-type="string">
            <text:p>Parental interference negatively associated with partner trust, r = -.18, p &lt; .001</text:p>
          </table:table-cell>
          <table:table-cell table:number-columns-repeated="2"/>
          <table:table-cell office:value-type="string" calcext:value-type="string">
            <text:p>2 other DVs (commitment, trust; also inconsistent with originally observed pattern of results)</text:p>
          </table:table-cell>
          <table:table-cell table:number-columns-repeated="4"/>
          <table:table-cell office:value-type="string" calcext:value-type="string">
            <text:p>https://osf.io/e4nxu/</text:p>
          </table:table-cell>
          <table:table-cell table:number-columns-repeated="3"/>
          <table:table-cell office:value-type="string" calcext:value-type="string">
            <text:p>Increases in parental interference positively associated with increases in love over time</text:p>
          </table:table-cell>
          <table:table-cell table:number-columns-repeated="7"/>
        </table:table-row>
        <table:table-row table:style-name="ro1">
          <table:table-cell office:value-type="string" calcext:value-type="string">
            <text:p>Social Psychology: Special Issue</text:p>
          </table:table-cell>
          <table:table-cell office:value-type="float" office:value="4" calcext:value-type="float">
            <text:p>4</text:p>
          </table:table-cell>
          <table:table-cell office:value-type="string" calcext:value-type="string">
            <text:p>single-exposure musical conditioning effect</text:p>
          </table:table-cell>
          <table:table-cell office:value-type="string" calcext:value-type="string">
            <text:p>Gorn (1982)</text:p>
          </table:table-cell>
          <table:table-cell office:value-type="string" calcext:value-type="string">
            <text:p>Φ (phi) = .49</text:p>
          </table:table-cell>
          <table:table-cell office:value-type="float" office:value="195" calcext:value-type="float">
            <text:p>195</text:p>
          </table:table-cell>
          <table:table-cell office:value-type="float" office:value="9" calcext:value-type="float">
            <text:p>9</text:p>
          </table:table-cell>
          <table:table-cell office:value-type="string" calcext:value-type="string">
            <text:p>Φ (phi)(N=195) = .49</text:p>
          </table:table-cell>
          <table:table-cell office:value-type="string" calcext:value-type="string">
            <text:p>Φ (phi) = -.06</text:p>
          </table:table-cell>
          <table:table-cell office:value-type="float" office:value="143" calcext:value-type="float">
            <text:p>143</text:p>
          </table:table-cell>
          <table:table-cell table:formula="of:=FIND(&quot;=&quot;;[.I579];1)" office:value-type="float" office:value="9" calcext:value-type="float">
            <text:p>9</text:p>
          </table:table-cell>
          <table:table-cell table:formula="of:=COM.MICROSOFT.CONCAT(MID([.I579];1;[.K579]-2);&quot;(N=&quot;;[.J579];&quot;)&quot;;MID([.I579];[.K579]-1;LEN([.I579])-[.K579]+2))" office:value-type="string" office:string-value="Φ (phi)(N=143) = -.06" calcext:value-type="string">
            <text:p>Φ (phi)(N=143) = -.06</text:p>
          </table:table-cell>
          <table:table-cell office:value-type="string" calcext:value-type="string">
            <text:p>Vermeulen, Batenburg et al. (2014) Study 1</text:p>
          </table:table-cell>
          <table:table-cell office:value-type="string" calcext:value-type="string">
            <text:p>unsuccessful</text:p>
          </table:table-cell>
          <table:table-cell/>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5" calcext:value-type="float">
            <text:p>5</text:p>
          </table:table-cell>
          <table:table-cell office:value-type="string" calcext:value-type="string">
            <text:p>single-exposure musical conditioning effect</text:p>
          </table:table-cell>
          <table:table-cell office:value-type="string" calcext:value-type="string">
            <text:p>Gorn (1982)</text:p>
          </table:table-cell>
          <table:table-cell office:value-type="string" calcext:value-type="string">
            <text:p>Φ (phi) = .49</text:p>
          </table:table-cell>
          <table:table-cell office:value-type="float" office:value="195" calcext:value-type="float">
            <text:p>195</text:p>
          </table:table-cell>
          <table:table-cell office:value-type="float" office:value="9" calcext:value-type="float">
            <text:p>9</text:p>
          </table:table-cell>
          <table:table-cell office:value-type="string" calcext:value-type="string">
            <text:p>Φ (phi)(N=195) = .49</text:p>
          </table:table-cell>
          <table:table-cell office:value-type="string" calcext:value-type="string">
            <text:p>Φ (phi) = -.10</text:p>
          </table:table-cell>
          <table:table-cell office:value-type="float" office:value="160" calcext:value-type="float">
            <text:p>160</text:p>
          </table:table-cell>
          <table:table-cell table:formula="of:=FIND(&quot;=&quot;;[.I580];1)" office:value-type="float" office:value="9" calcext:value-type="float">
            <text:p>9</text:p>
          </table:table-cell>
          <table:table-cell table:formula="of:=COM.MICROSOFT.CONCAT(MID([.I580];1;[.K580]-2);&quot;(N=&quot;;[.J580];&quot;)&quot;;MID([.I580];[.K580]-1;LEN([.I580])-[.K580]+2))" office:value-type="string" office:string-value="Φ (phi)(N=160) = -.10" calcext:value-type="string">
            <text:p>Φ (phi)(N=160) = -.10</text:p>
          </table:table-cell>
          <table:table-cell office:value-type="string" calcext:value-type="string">
            <text:p>Vermeulen, Batenburg et al. (2014) Study 2</text:p>
          </table:table-cell>
          <table:table-cell office:value-type="string" calcext:value-type="string">
            <text:p>unsuccessful</text:p>
          </table:table-cell>
          <table:table-cell/>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6" calcext:value-type="float">
            <text:p>6</text:p>
          </table:table-cell>
          <table:table-cell office:value-type="string" calcext:value-type="string">
            <text:p>single-exposure musical conditioning effect</text:p>
          </table:table-cell>
          <table:table-cell office:value-type="string" calcext:value-type="string">
            <text:p>Gorn (1982)</text:p>
          </table:table-cell>
          <table:table-cell office:value-type="string" calcext:value-type="string">
            <text:p>Φ (phi) = .49</text:p>
          </table:table-cell>
          <table:table-cell office:value-type="float" office:value="195" calcext:value-type="float">
            <text:p>195</text:p>
          </table:table-cell>
          <table:table-cell office:value-type="float" office:value="9" calcext:value-type="float">
            <text:p>9</text:p>
          </table:table-cell>
          <table:table-cell office:value-type="string" calcext:value-type="string">
            <text:p>Φ (phi)(N=195) = .49</text:p>
          </table:table-cell>
          <table:table-cell office:value-type="string" calcext:value-type="string">
            <text:p>Φ (phi) = .35</text:p>
          </table:table-cell>
          <table:table-cell office:value-type="float" office:value="72" calcext:value-type="float">
            <text:p>72</text:p>
          </table:table-cell>
          <table:table-cell table:formula="of:=FIND(&quot;=&quot;;[.I581];1)" office:value-type="float" office:value="9" calcext:value-type="float">
            <text:p>9</text:p>
          </table:table-cell>
          <table:table-cell table:formula="of:=COM.MICROSOFT.CONCAT(MID([.I581];1;[.K581]-2);&quot;(N=&quot;;[.J581];&quot;)&quot;;MID([.I581];[.K581]-1;LEN([.I581])-[.K581]+2))" office:value-type="string" office:string-value="Φ (phi)(N=72) = .35" calcext:value-type="string">
            <text:p>Φ (phi)(N=72) = .35</text:p>
          </table:table-cell>
          <table:table-cell office:value-type="string" calcext:value-type="string">
            <text:p>Vermeulen, Batenburg et al. (2014) Study 3</text:p>
          </table:table-cell>
          <table:table-cell office:value-type="string" calcext:value-type="string">
            <text:p>successful</text:p>
          </table:table-cell>
          <table:table-cell/>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7" calcext:value-type="float">
            <text:p>7</text:p>
          </table:table-cell>
          <table:table-cell office:value-type="string" calcext:value-type="string">
            <text:p>automatic stereotype activation effect (response priming)</text:p>
          </table:table-cell>
          <table:table-cell office:value-type="string" calcext:value-type="string">
            <text:p>Banaji &amp; Hardin (1996) Study 1</text:p>
          </table:table-cell>
          <table:table-cell office:value-type="string" calcext:value-type="string">
            <text:p>d = +.45 ± .23</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d(N=73) = +.45 ± .23</text:p>
          </table:table-cell>
          <table:table-cell office:value-type="string" calcext:value-type="string">
            <text:p>d = +.51 ± .11</text:p>
          </table:table-cell>
          <table:table-cell office:value-type="float" office:value="294" calcext:value-type="float">
            <text:p>294</text:p>
          </table:table-cell>
          <table:table-cell table:formula="of:=FIND(&quot;=&quot;;[.I582];1)" office:value-type="float" office:value="3" calcext:value-type="float">
            <text:p>3</text:p>
          </table:table-cell>
          <table:table-cell table:formula="of:=COM.MICROSOFT.CONCAT(MID([.I582];1;[.K582]-2);&quot;(N=&quot;;[.J582];&quot;)&quot;;MID([.I582];[.K582]-1;LEN([.I582])-[.K582]+2))" office:value-type="string" office:string-value="d(N=294) = +.51 ± .11" calcext:value-type="string">
            <text:p>d(N=294) = +.51 ± .11</text:p>
          </table:table-cell>
          <table:table-cell office:value-type="string" calcext:value-type="string">
            <text:p>Muller &amp; Rothermund (2014)</text:p>
          </table:table-cell>
          <table:table-cell office:value-type="string" calcext:value-type="string">
            <text:p>successful (*but unsuccessful on additional semantic priming outcome)</text:p>
          </table:table-cell>
          <table:table-cell/>
          <table:table-cell office:value-type="string" calcext:value-type="string">
            <text:p>social</text:p>
          </table:table-cell>
          <table:table-cell table:number-columns-repeated="4"/>
          <table:table-cell office:value-type="string" calcext:value-type="string">
            <text:p>additional semantic priming outcome (to rule out response priming alternative explanation); original pattern of results not replicat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8" calcext:value-type="float">
            <text:p>8</text:p>
          </table:table-cell>
          <table:table-cell office:value-type="string" calcext:value-type="string">
            <text:p>stereotype susceptibility effect</text:p>
          </table:table-cell>
          <table:table-cell office:value-type="string" calcext:value-type="string">
            <text:p>Shih, Pittinsky, &amp; Ambady (1999) Study 1</text:p>
          </table:table-cell>
          <table:table-cell office:value-type="string" calcext:value-type="string">
            <text:p>d = +.73 ± .76</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d(N=46) = +.73 ± .76</text:p>
          </table:table-cell>
          <table:table-cell office:value-type="string" calcext:value-type="string">
            <text:p>d = +.27 ± .38</text:p>
          </table:table-cell>
          <table:table-cell office:value-type="float" office:value="158" calcext:value-type="float">
            <text:p>158</text:p>
          </table:table-cell>
          <table:table-cell table:formula="of:=FIND(&quot;=&quot;;[.I583];1)" office:value-type="float" office:value="3" calcext:value-type="float">
            <text:p>3</text:p>
          </table:table-cell>
          <table:table-cell table:formula="of:=COM.MICROSOFT.CONCAT(MID([.I583];1;[.K583]-2);&quot;(N=&quot;;[.J583];&quot;)&quot;;MID([.I583];[.K583]-1;LEN([.I583])-[.K583]+2))" office:value-type="string" office:string-value="d(N=158) = +.27 ± .38" calcext:value-type="string">
            <text:p>d(N=158) = +.27 ± .38</text:p>
          </table:table-cell>
          <table:table-cell office:value-type="string" calcext:value-type="string">
            <text:p>Gibson, Losee, &amp; Vitiello (2014)</text:p>
          </table:table-cell>
          <table:table-cell office:value-type="string" calcext:value-type="string">
            <text:p>unsuccessful</text:p>
          </table:table-cell>
          <table:table-cell/>
          <table:table-cell office:value-type="string" calcext:value-type="string">
            <text:p>social</text:p>
          </table:table-cell>
          <table:table-cell table:number-columns-repeated="5"/>
          <table:table-cell office:value-type="string" calcext:value-type="string">
            <text:p>https://osf.io/e69y4/</text:p>
          </table:table-cell>
          <table:table-cell office:value-type="string" calcext:value-type="string">
            <text:p>https://osf.io/eiuq6/</text:p>
          </table:table-cell>
          <table:table-cell office:value-type="string" calcext:value-type="string">
            <text:p>https://osf.io/jq54i/</text:p>
          </table:table-cell>
          <table:table-cell office:value-type="string" calcext:value-type="string">
            <text:p>http://homepages.se.edu/cvonbergen/files/2013/01/Stereotype-Suscetability_Identity-Salience-and-Shifts-in-Quantitative-Performance.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9" calcext:value-type="float">
            <text:p>9</text:p>
          </table:table-cell>
          <table:table-cell office:value-type="string" calcext:value-type="string">
            <text:p>stereotype susceptibility effect</text:p>
          </table:table-cell>
          <table:table-cell office:value-type="string" calcext:value-type="string">
            <text:p>Shih, Pittinsky, &amp; Ambady (1999) Study 1</text:p>
          </table:table-cell>
          <table:table-cell office:value-type="string" calcext:value-type="string">
            <text:p>d = +.73 ± .76</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d(N=46) = +.73 ± .76</text:p>
          </table:table-cell>
          <table:table-cell office:value-type="string" calcext:value-type="string">
            <text:p>d = +.17 ± .42</text:p>
          </table:table-cell>
          <table:table-cell office:value-type="float" office:value="139" calcext:value-type="float">
            <text:p>139</text:p>
          </table:table-cell>
          <table:table-cell table:formula="of:=FIND(&quot;=&quot;;[.I584];1)" office:value-type="float" office:value="3" calcext:value-type="float">
            <text:p>3</text:p>
          </table:table-cell>
          <table:table-cell table:formula="of:=COM.MICROSOFT.CONCAT(MID([.I584];1;[.K584]-2);&quot;(N=&quot;;[.J584];&quot;)&quot;;MID([.I584];[.K584]-1;LEN([.I584])-[.K584]+2))" office:value-type="string" office:string-value="d(N=139) = +.17 ± .42" calcext:value-type="string">
            <text:p>d(N=139) = +.17 ± .42</text:p>
          </table:table-cell>
          <table:table-cell office:value-type="string" calcext:value-type="string">
            <text:p>Moon &amp; Roeder (2014)</text:p>
          </table:table-cell>
          <table:table-cell office:value-type="string" calcext:value-type="string">
            <text:p>unsuccessful</text:p>
          </table:table-cell>
          <table:table-cell/>
          <table:table-cell office:value-type="string" calcext:value-type="string">
            <text:p>social</text:p>
          </table:table-cell>
          <table:table-cell table:number-columns-repeated="8"/>
          <table:table-cell office:value-type="string" calcext:value-type="string">
            <text:p>http://homepages.se.edu/cvonbergen/files/2013/01/Stereotype-Suscetability_Identity-Salience-and-Shifts-in-Quantitative-Performance.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10" calcext:value-type="float">
            <text:p>10</text:p>
          </table:table-cell>
          <table:table-cell office:value-type="string" calcext:value-type="string">
            <text:p>infidelity distress sex difference effect</text:p>
          </table:table-cell>
          <table:table-cell office:value-type="string" calcext:value-type="string">
            <text:p>Buss et al. (1999) Study 2 (Young)</text:p>
          </table:table-cell>
          <table:table-cell office:value-type="string" calcext:value-type="string">
            <text:p>d = +1.30 ± .28</text:p>
          </table:table-cell>
          <table:table-cell office:value-type="float" office:value="234" calcext:value-type="float">
            <text:p>234</text:p>
          </table:table-cell>
          <table:table-cell office:value-type="float" office:value="3" calcext:value-type="float">
            <text:p>3</text:p>
          </table:table-cell>
          <table:table-cell office:value-type="string" calcext:value-type="string">
            <text:p>d(N=234) = +1.30 ± .28</text:p>
          </table:table-cell>
          <table:table-cell office:value-type="string" calcext:value-type="string">
            <text:p>d = +1.11 ± .50</text:p>
          </table:table-cell>
          <table:table-cell office:value-type="float" office:value="87" calcext:value-type="float">
            <text:p>87</text:p>
          </table:table-cell>
          <table:table-cell table:formula="of:=FIND(&quot;=&quot;;[.I585];1)" office:value-type="float" office:value="3" calcext:value-type="float">
            <text:p>3</text:p>
          </table:table-cell>
          <table:table-cell table:formula="of:=COM.MICROSOFT.CONCAT(MID([.I585];1;[.K585]-2);&quot;(N=&quot;;[.J585];&quot;)&quot;;MID([.I585];[.K585]-1;LEN([.I585])-[.K585]+2))" office:value-type="string" office:string-value="d(N=87) = +1.11 ± .50" calcext:value-type="string">
            <text:p>d(N=87) = +1.11 ± .50</text:p>
          </table:table-cell>
          <table:table-cell office:value-type="string" calcext:value-type="string">
            <text:p>IJzerman et al. (2014) Study 1 (Young)</text:p>
          </table:table-cell>
          <table:table-cell table:number-columns-repeated="2"/>
          <table:table-cell office:value-type="string" calcext:value-type="string">
            <text:p>social</text:p>
          </table:table-cell>
          <table:table-cell table:number-columns-repeated="8"/>
          <table:table-cell office:value-type="string" calcext:value-type="string">
            <text:p>http://www.toddkshackelford.com/downloads/Buss-PR-1999.pdf</text:p>
          </table:table-cell>
          <table:table-cell office:value-type="string" calcext:value-type="string">
            <text:p>https://osf.io/e4nxu/</text:p>
          </table:table-cell>
          <table:table-cell table:number-columns-repeated="3"/>
          <table:table-cell office:value-type="string" calcext:value-type="string">
            <text:p>Men are more distressed by sexual (cf. emotional) infidelity whereas women are more distressed by emotional (cf. sexual) infidelity</text:p>
          </table:table-cell>
          <table:table-cell table:number-columns-repeated="7"/>
        </table:table-row>
        <table:table-row table:style-name="ro1">
          <table:table-cell office:value-type="string" calcext:value-type="string">
            <text:p>Social Psychology: Special Issue</text:p>
          </table:table-cell>
          <table:table-cell office:value-type="float" office:value="11" calcext:value-type="float">
            <text:p>11</text:p>
          </table:table-cell>
          <table:table-cell office:value-type="string" calcext:value-type="string">
            <text:p>infidelity distress sex difference effect</text:p>
          </table:table-cell>
          <table:table-cell office:value-type="string" calcext:value-type="string">
            <text:p>Buss et al. (1999) Study 2 (Young)</text:p>
          </table:table-cell>
          <table:table-cell office:value-type="string" calcext:value-type="string">
            <text:p>d = +1.30 ± .28</text:p>
          </table:table-cell>
          <table:table-cell office:value-type="float" office:value="234" calcext:value-type="float">
            <text:p>234</text:p>
          </table:table-cell>
          <table:table-cell office:value-type="float" office:value="3" calcext:value-type="float">
            <text:p>3</text:p>
          </table:table-cell>
          <table:table-cell office:value-type="string" calcext:value-type="string">
            <text:p>d(N=234) = +1.30 ± .28</text:p>
          </table:table-cell>
          <table:table-cell office:value-type="string" calcext:value-type="string">
            <text:p>d = +.30 ± .28</text:p>
          </table:table-cell>
          <table:table-cell office:value-type="float" office:value="199" calcext:value-type="float">
            <text:p>199</text:p>
          </table:table-cell>
          <table:table-cell table:formula="of:=FIND(&quot;=&quot;;[.I586];1)" office:value-type="float" office:value="3" calcext:value-type="float">
            <text:p>3</text:p>
          </table:table-cell>
          <table:table-cell table:formula="of:=COM.MICROSOFT.CONCAT(MID([.I586];1;[.K586]-2);&quot;(N=&quot;;[.J586];&quot;)&quot;;MID([.I586];[.K586]-1;LEN([.I586])-[.K586]+2))" office:value-type="string" office:string-value="d(N=199) = +.30 ± .28" calcext:value-type="string">
            <text:p>d(N=199) = +.30 ± .28</text:p>
          </table:table-cell>
          <table:table-cell office:value-type="string" calcext:value-type="string">
            <text:p>IJzerman et al. (2014) Study 2 (Young)</text:p>
          </table:table-cell>
          <table:table-cell table:number-columns-repeated="2"/>
          <table:table-cell office:value-type="string" calcext:value-type="string">
            <text:p>social</text:p>
          </table:table-cell>
          <table:table-cell table:number-columns-repeated="8"/>
          <table:table-cell office:value-type="string" calcext:value-type="string">
            <text:p>http://www.toddkshackelford.com/downloads/Buss-PR-1999.pdf</text:p>
          </table:table-cell>
          <table:table-cell office:value-type="string" calcext:value-type="string">
            <text:p>https://osf.io/e4nxu/</text:p>
          </table:table-cell>
          <table:table-cell table:number-columns-repeated="3"/>
          <table:table-cell office:value-type="string" calcext:value-type="string">
            <text:p>Men are more distressed by sexual (cf. emotional) infidelity whereas women are more distressed by emotional (cf. sexual) infidelity</text:p>
          </table:table-cell>
          <table:table-cell table:number-columns-repeated="7"/>
        </table:table-row>
        <table:table-row table:style-name="ro1">
          <table:table-cell office:value-type="string" calcext:value-type="string">
            <text:p>Social Psychology: Special Issue</text:p>
          </table:table-cell>
          <table:table-cell office:value-type="float" office:value="12" calcext:value-type="float">
            <text:p>12</text:p>
          </table:table-cell>
          <table:table-cell office:value-type="string" calcext:value-type="string">
            <text:p>infidelity distress sex difference effect</text:p>
          </table:table-cell>
          <table:table-cell office:value-type="string" calcext:value-type="string">
            <text:p>Buss et al. (1999) Study 2 (Young)</text:p>
          </table:table-cell>
          <table:table-cell office:value-type="string" calcext:value-type="string">
            <text:p>d = +1.30 ± .28</text:p>
          </table:table-cell>
          <table:table-cell office:value-type="float" office:value="234" calcext:value-type="float">
            <text:p>234</text:p>
          </table:table-cell>
          <table:table-cell office:value-type="float" office:value="3" calcext:value-type="float">
            <text:p>3</text:p>
          </table:table-cell>
          <table:table-cell office:value-type="string" calcext:value-type="string">
            <text:p>d(N=234) = +1.30 ± .28</text:p>
          </table:table-cell>
          <table:table-cell office:value-type="string" calcext:value-type="string">
            <text:p>d = +.50 ± .12</text:p>
          </table:table-cell>
          <table:table-cell office:value-type="float" office:value="1221" calcext:value-type="float">
            <text:p>1221</text:p>
          </table:table-cell>
          <table:table-cell table:formula="of:=FIND(&quot;=&quot;;[.I587];1)" office:value-type="float" office:value="3" calcext:value-type="float">
            <text:p>3</text:p>
          </table:table-cell>
          <table:table-cell table:formula="of:=COM.MICROSOFT.CONCAT(MID([.I587];1;[.K587]-2);&quot;(N=&quot;;[.J587];&quot;)&quot;;MID([.I587];[.K587]-1;LEN([.I587])-[.K587]+2))" office:value-type="string" office:string-value="d(N=1221) = +.50 ± .12" calcext:value-type="string">
            <text:p>d(N=1221) = +.50 ± .12</text:p>
          </table:table-cell>
          <table:table-cell office:value-type="string" calcext:value-type="string">
            <text:p>IJzerman et al. (2014) Study 4 (Young)</text:p>
          </table:table-cell>
          <table:table-cell table:number-columns-repeated="2"/>
          <table:table-cell office:value-type="string" calcext:value-type="string">
            <text:p>social</text:p>
          </table:table-cell>
          <table:table-cell table:number-columns-repeated="8"/>
          <table:table-cell office:value-type="string" calcext:value-type="string">
            <text:p>http://www.toddkshackelford.com/downloads/Buss-PR-1999.pdf</text:p>
          </table:table-cell>
          <table:table-cell office:value-type="string" calcext:value-type="string">
            <text:p>https://osf.io/e4nxu/</text:p>
          </table:table-cell>
          <table:table-cell table:number-columns-repeated="3"/>
          <table:table-cell office:value-type="string" calcext:value-type="string">
            <text:p>Men are more distressed by sexual (cf. emotional) infidelity whereas women are more distressed by emotional (cf. sexual) infidelity</text:p>
          </table:table-cell>
          <table:table-cell table:number-columns-repeated="7"/>
        </table:table-row>
        <table:table-row table:style-name="ro1">
          <table:table-cell office:value-type="string" calcext:value-type="string">
            <text:p>Social Psychology: Special Issue</text:p>
          </table:table-cell>
          <table:table-cell office:value-type="float" office:value="13" calcext:value-type="float">
            <text:p>13</text:p>
          </table:table-cell>
          <table:table-cell office:value-type="string" calcext:value-type="string">
            <text:p>infidelity distress sex difference effect</text:p>
          </table:table-cell>
          <table:table-cell office:value-type="string" calcext:value-type="string">
            <text:p>Shackelford et al. (2004) (Old)</text:p>
          </table:table-cell>
          <table:table-cell office:value-type="string" calcext:value-type="string">
            <text:p>d = +0.57 ± .28</text:p>
          </table:table-cell>
          <table:table-cell office:value-type="float" office:value="202" calcext:value-type="float">
            <text:p>202</text:p>
          </table:table-cell>
          <table:table-cell office:value-type="float" office:value="3" calcext:value-type="float">
            <text:p>3</text:p>
          </table:table-cell>
          <table:table-cell office:value-type="string" calcext:value-type="string">
            <text:p>d(N=202) = +0.57 ± .28</text:p>
          </table:table-cell>
          <table:table-cell office:value-type="string" calcext:value-type="string">
            <text:p>d = -.09 ± .34</text:p>
          </table:table-cell>
          <table:table-cell office:value-type="float" office:value="143" calcext:value-type="float">
            <text:p>143</text:p>
          </table:table-cell>
          <table:table-cell table:formula="of:=FIND(&quot;=&quot;;[.I588];1)" office:value-type="float" office:value="3" calcext:value-type="float">
            <text:p>3</text:p>
          </table:table-cell>
          <table:table-cell table:formula="of:=COM.MICROSOFT.CONCAT(MID([.I588];1;[.K588]-2);&quot;(N=&quot;;[.J588];&quot;)&quot;;MID([.I588];[.K588]-1;LEN([.I588])-[.K588]+2))" office:value-type="string" office:string-value="d(N=143) = -.09 ± .34" calcext:value-type="string">
            <text:p>d(N=143) = -.09 ± .34</text:p>
          </table:table-cell>
          <table:table-cell office:value-type="string" calcext:value-type="string">
            <text:p>IJzerman et al. (2014) Study 3 (Old)</text:p>
          </table:table-cell>
          <table:table-cell table:number-columns-repeated="2"/>
          <table:table-cell office:value-type="string" calcext:value-type="string">
            <text:p>social</text:p>
          </table:table-cell>
          <table:table-cell table:number-columns-repeated="8"/>
          <table:table-cell office:value-type="string" calcext:value-type="string">
            <text:p>http://citeseerx.ist.psu.edu/viewdoc/download?doi=10.1.1.387.7314&amp;rep=rep1&amp;type=pdf</text:p>
          </table:table-cell>
          <table:table-cell office:value-type="string" calcext:value-type="string">
            <text:p>https://osf.io/e4nxu/</text:p>
          </table:table-cell>
          <table:table-cell table:number-columns-repeated="3"/>
          <table:table-cell office:value-type="string" calcext:value-type="string">
            <text:p>Men are more distressed by sexual (cf. emotional) infidelity whereas women are more distressed by emotional (cf. sexual) infidelity</text:p>
          </table:table-cell>
          <table:table-cell table:number-columns-repeated="7"/>
        </table:table-row>
        <table:table-row table:style-name="ro1">
          <table:table-cell office:value-type="string" calcext:value-type="string">
            <text:p>Social Psychology: Special Issue</text:p>
          </table:table-cell>
          <table:table-cell office:value-type="float" office:value="14" calcext:value-type="float">
            <text:p>14</text:p>
          </table:table-cell>
          <table:table-cell office:value-type="string" calcext:value-type="string">
            <text:p>infidelity distress sex difference effect</text:p>
          </table:table-cell>
          <table:table-cell office:value-type="string" calcext:value-type="string">
            <text:p>Shackelford et al. (2004) (Old)</text:p>
          </table:table-cell>
          <table:table-cell office:value-type="string" calcext:value-type="string">
            <text:p>d = +0.57 ± .28</text:p>
          </table:table-cell>
          <table:table-cell office:value-type="float" office:value="202" calcext:value-type="float">
            <text:p>202</text:p>
          </table:table-cell>
          <table:table-cell office:value-type="float" office:value="3" calcext:value-type="float">
            <text:p>3</text:p>
          </table:table-cell>
          <table:table-cell office:value-type="string" calcext:value-type="string">
            <text:p>d(N=202) = +0.57 ± .28</text:p>
          </table:table-cell>
          <table:table-cell office:value-type="string" calcext:value-type="string">
            <text:p>d = +.05 ± .28</text:p>
          </table:table-cell>
          <table:table-cell office:value-type="float" office:value="245" calcext:value-type="float">
            <text:p>245</text:p>
          </table:table-cell>
          <table:table-cell table:formula="of:=FIND(&quot;=&quot;;[.I589];1)" office:value-type="float" office:value="3" calcext:value-type="float">
            <text:p>3</text:p>
          </table:table-cell>
          <table:table-cell table:formula="of:=COM.MICROSOFT.CONCAT(MID([.I589];1;[.K589]-2);&quot;(N=&quot;;[.J589];&quot;)&quot;;MID([.I589];[.K589]-1;LEN([.I589])-[.K589]+2))" office:value-type="string" office:string-value="d(N=245) = +.05 ± .28" calcext:value-type="string">
            <text:p>d(N=245) = +.05 ± .28</text:p>
          </table:table-cell>
          <table:table-cell office:value-type="string" calcext:value-type="string">
            <text:p>IJzerman et al. (2014) Study 4 (Old)</text:p>
          </table:table-cell>
          <table:table-cell table:number-columns-repeated="2"/>
          <table:table-cell office:value-type="string" calcext:value-type="string">
            <text:p>social</text:p>
          </table:table-cell>
          <table:table-cell table:number-columns-repeated="8"/>
          <table:table-cell office:value-type="string" calcext:value-type="string">
            <text:p>http://citeseerx.ist.psu.edu/viewdoc/download?doi=10.1.1.387.7314&amp;rep=rep1&amp;type=pdf</text:p>
          </table:table-cell>
          <table:table-cell office:value-type="string" calcext:value-type="string">
            <text:p>https://osf.io/e4nxu/</text:p>
          </table:table-cell>
          <table:table-cell table:number-columns-repeated="3"/>
          <table:table-cell office:value-type="string" calcext:value-type="string">
            <text:p>Men are more distressed by sexual (cf. emotional) infidelity whereas women are more distressed by emotional (cf. sexual) infidelity</text:p>
          </table:table-cell>
          <table:table-cell table:number-columns-repeated="7"/>
        </table:table-row>
        <table:table-row table:style-name="ro1">
          <table:table-cell office:value-type="string" calcext:value-type="string">
            <text:p>Social Psychology: Special Issue</text:p>
          </table:table-cell>
          <table:table-cell office:value-type="float" office:value="15" calcext:value-type="float">
            <text:p>15</text:p>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01 ± .27</text:p>
          </table:table-cell>
          <table:table-cell office:value-type="float" office:value="208" calcext:value-type="float">
            <text:p>208</text:p>
          </table:table-cell>
          <table:table-cell table:formula="of:=FIND(&quot;=&quot;;[.I590];1)" office:value-type="float" office:value="3" calcext:value-type="float">
            <text:p>3</text:p>
          </table:table-cell>
          <table:table-cell table:formula="of:=COM.MICROSOFT.CONCAT(MID([.I590];1;[.K590]-2);&quot;(N=&quot;;[.J590];&quot;)&quot;;MID([.I590];[.K590]-1;LEN([.I590])-[.K590]+2))" office:value-type="string" office:string-value="d(N=208) = -.01 ± .27" calcext:value-type="string">
            <text:p>d(N=208) = -.01 ± .27</text:p>
          </table:table-cell>
          <table:table-cell office:value-type="string" calcext:value-type="string">
            <text:p>Johnson et al. (2014a) Study 1</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16" calcext:value-type="float">
            <text:p>16</text:p>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05 ± .14</text:p>
          </table:table-cell>
          <table:table-cell office:value-type="float" office:value="736" calcext:value-type="float">
            <text:p>736</text:p>
          </table:table-cell>
          <table:table-cell table:formula="of:=FIND(&quot;=&quot;;[.I591];1)" office:value-type="float" office:value="3" calcext:value-type="float">
            <text:p>3</text:p>
          </table:table-cell>
          <table:table-cell table:formula="of:=COM.MICROSOFT.CONCAT(MID([.I591];1;[.K591]-2);&quot;(N=&quot;;[.J591];&quot;)&quot;;MID([.I591];[.K591]-1;LEN([.I591])-[.K591]+2))" office:value-type="string" office:string-value="d(N=736) = +.05 ± .14" calcext:value-type="string">
            <text:p>d(N=736) = +.05 ± .14</text:p>
          </table:table-cell>
          <table:table-cell office:value-type="string" calcext:value-type="string">
            <text:p>Johnson et al. (2014b,online)</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17" calcext:value-type="float">
            <text:p>17</text:p>
          </table:table-cell>
          <table:table-cell office:value-type="string" calcext:value-type="string">
            <text:p>Cleanliness priming effect</text:p>
          </table:table-cell>
          <table:table-cell office:value-type="string" calcext:value-type="string">
            <text:p>Schnall et al. (2008a) Study 2</text:p>
          </table:table-cell>
          <table:table-cell office:value-type="string" calcext:value-type="string">
            <text:p>d = -.84 ± .62</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d(N=43) = -.84 ± .62</text:p>
          </table:table-cell>
          <table:table-cell office:value-type="string" calcext:value-type="string">
            <text:p>d = +.02 ± .35</text:p>
          </table:table-cell>
          <table:table-cell office:value-type="float" office:value="126" calcext:value-type="float">
            <text:p>126</text:p>
          </table:table-cell>
          <table:table-cell table:formula="of:=FIND(&quot;=&quot;;[.I592];1)" office:value-type="float" office:value="3" calcext:value-type="float">
            <text:p>3</text:p>
          </table:table-cell>
          <table:table-cell table:formula="of:=COM.MICROSOFT.CONCAT(MID([.I592];1;[.K592]-2);&quot;(N=&quot;;[.J592];&quot;)&quot;;MID([.I592];[.K592]-1;LEN([.I592])-[.K592]+2))" office:value-type="string" office:string-value="d(N=126) = +.02 ± .35" calcext:value-type="string">
            <text:p>d(N=126) = +.02 ± .35</text:p>
          </table:table-cell>
          <table:table-cell office:value-type="string" calcext:value-type="string">
            <text:p>Johnson et al. (2014a) Study 2</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44 ± .50</text:p>
          </table:table-cell>
          <table:table-cell office:value-type="float" office:value="60" calcext:value-type="float">
            <text:p>60</text:p>
          </table:table-cell>
          <table:table-cell table:formula="of:=FIND(&quot;=&quot;;[.I593];1)" office:value-type="float" office:value="3" calcext:value-type="float">
            <text:p>3</text:p>
          </table:table-cell>
          <table:table-cell table:formula="of:=COM.MICROSOFT.CONCAT(MID([.I593];1;[.K593]-2);&quot;(N=&quot;;[.J593];&quot;)&quot;;MID([.I593];[.K593]-1;LEN([.I593])-[.K593]+2))" office:value-type="string" office:string-value="d(N=60) = -.44 ± .50" calcext:value-type="string">
            <text:p>d(N=60) = -.44 ± .50</text:p>
          </table:table-cell>
          <table:table-cell office:value-type="string" calcext:value-type="string">
            <text:p>Besman et al. (2013)</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47 ± .51</text:p>
          </table:table-cell>
          <table:table-cell office:value-type="float" office:value="60" calcext:value-type="float">
            <text:p>60</text:p>
          </table:table-cell>
          <table:table-cell table:formula="of:=FIND(&quot;=&quot;;[.I594];1)" office:value-type="float" office:value="3" calcext:value-type="float">
            <text:p>3</text:p>
          </table:table-cell>
          <table:table-cell table:formula="of:=COM.MICROSOFT.CONCAT(MID([.I594];1;[.K594]-2);&quot;(N=&quot;;[.J594];&quot;)&quot;;MID([.I594];[.K594]-1;LEN([.I594])-[.K594]+2))" office:value-type="string" office:string-value="d(N=60) = -.47 ± .51" calcext:value-type="string">
            <text:p>d(N=60) = -.47 ± .51</text:p>
          </table:table-cell>
          <table:table-cell office:value-type="string" calcext:value-type="string">
            <text:p>Arbesfeld et al. (2014)</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10 ± .41</text:p>
          </table:table-cell>
          <table:table-cell office:value-type="float" office:value="90" calcext:value-type="float">
            <text:p>90</text:p>
          </table:table-cell>
          <table:table-cell table:formula="of:=FIND(&quot;=&quot;;[.I595];1)" office:value-type="float" office:value="3" calcext:value-type="float">
            <text:p>3</text:p>
          </table:table-cell>
          <table:table-cell table:formula="of:=COM.MICROSOFT.CONCAT(MID([.I595];1;[.K595]-2);&quot;(N=&quot;;[.J595];&quot;)&quot;;MID([.I595];[.K595]-1;LEN([.I595])-[.K595]+2))" office:value-type="string" office:string-value="d(N=90) = -.10 ± .41" calcext:value-type="string">
            <text:p>d(N=90) = -.10 ± .41</text:p>
          </table:table-cell>
          <table:table-cell office:value-type="string" calcext:value-type="string">
            <text:p>Lee et al. (2013)</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Cleanliness priming effect</text:p>
          </table:table-cell>
          <table:table-cell office:value-type="string" calcext:value-type="string">
            <text:p>Schnall et al. (2008a) Study 1</text:p>
          </table:table-cell>
          <table:table-cell office:value-type="string" calcext:value-type="string">
            <text:p>d = -.59 ± .5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59 ± .55</text:p>
          </table:table-cell>
          <table:table-cell office:value-type="string" calcext:value-type="string">
            <text:p>d = -.20 ± .29</text:p>
          </table:table-cell>
          <table:table-cell office:value-type="float" office:value="189" calcext:value-type="float">
            <text:p>189</text:p>
          </table:table-cell>
          <table:table-cell table:formula="of:=FIND(&quot;=&quot;;[.I596];1)" office:value-type="float" office:value="3" calcext:value-type="float">
            <text:p>3</text:p>
          </table:table-cell>
          <table:table-cell table:formula="of:=COM.MICROSOFT.CONCAT(MID([.I596];1;[.K596]-2);&quot;(N=&quot;;[.J596];&quot;)&quot;;MID([.I596];[.K596]-1;LEN([.I596])-[.K596]+2))" office:value-type="string" office:string-value="d(N=189) = -.20 ± .29" calcext:value-type="string">
            <text:p>d(N=189) = -.20 ± .29</text:p>
          </table:table-cell>
          <table:table-cell office:value-type="string" calcext:value-type="string">
            <text:p>Huang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s://core.ac.uk/download/pdf/1335179.pdf</text:p>
          </table:table-cell>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18" calcext:value-type="float">
            <text:p>18</text:p>
          </table:table-cell>
          <table:table-cell office:value-type="string" calcext:value-type="string">
            <text:p>physical warmth boosts interpersonal warmth</text:p>
          </table:table-cell>
          <table:table-cell office:value-type="string" calcext:value-type="string">
            <text:p>Williams &amp; Bargh (2008a) Study 2</text:p>
          </table:table-cell>
          <table:table-cell office:value-type="string" calcext:value-type="string">
            <text:p>OR = 3.52 [1.06,11.73]</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OR(N=53) = 3.52 [1.06,11.73]</text:p>
          </table:table-cell>
          <table:table-cell office:value-type="string" calcext:value-type="string">
            <text:p>OR = .61 [0.38, 0.98]</text:p>
          </table:table-cell>
          <table:table-cell office:value-type="float" office:value="282" calcext:value-type="float">
            <text:p>282</text:p>
          </table:table-cell>
          <table:table-cell table:formula="of:=FIND(&quot;=&quot;;[.I597];1)" office:value-type="float" office:value="4" calcext:value-type="float">
            <text:p>4</text:p>
          </table:table-cell>
          <table:table-cell table:formula="of:=COM.MICROSOFT.CONCAT(MID([.I597];1;[.K597]-2);&quot;(N=&quot;;[.J597];&quot;)&quot;;MID([.I597];[.K597]-1;LEN([.I597])-[.K597]+2))" office:value-type="string" office:string-value="OR(N=282) = .61 [0.38, 0.98]" calcext:value-type="string">
            <text:p>OR(N=282) = .61 [0.38, 0.98]</text:p>
          </table:table-cell>
          <table:table-cell office:value-type="string" calcext:value-type="string">
            <text:p>Lynott et al. (2014,Kenyon) Study 1</text:p>
          </table:table-cell>
          <table:table-cell table:number-columns-repeated="2"/>
          <table:table-cell office:value-type="string" calcext:value-type="string">
            <text:p>social</text:p>
          </table:table-cell>
          <table:table-cell/>
          <table:table-cell office:value-type="string" calcext:value-type="string">
            <text:p>Hot pack rated as warmer than the cold pack, d = 2.50</text:p>
          </table:table-cell>
          <table:table-cell table:number-columns-repeated="6"/>
          <table:table-cell office:value-type="string" calcext:value-type="string">
            <text:p>https://www.ncbi.nlm.nih.gov/pmc/articles/PMC2737341/</text:p>
          </table:table-cell>
          <table:table-cell office:value-type="string" calcext:value-type="string">
            <text:p>http://econtent.hogrefe.com/doi/full/10.1027/1864-9335/a000187</text:p>
          </table:table-cell>
          <table:table-cell table:number-columns-repeated="11"/>
        </table:table-row>
        <table:table-row table:style-name="ro1">
          <table:table-cell office:value-type="string" calcext:value-type="string">
            <text:p>Social Psychology: Special Issue</text:p>
          </table:table-cell>
          <table:table-cell office:value-type="float" office:value="19" calcext:value-type="float">
            <text:p>19</text:p>
          </table:table-cell>
          <table:table-cell office:value-type="string" calcext:value-type="string">
            <text:p>physical warmth boosts interpersonal warmth</text:p>
          </table:table-cell>
          <table:table-cell office:value-type="string" calcext:value-type="string">
            <text:p>Williams &amp; Bargh (2008a) Study 2</text:p>
          </table:table-cell>
          <table:table-cell office:value-type="string" calcext:value-type="string">
            <text:p>OR = 3.52 [1.06,11.73]</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OR(N=53) = 3.52 [1.06,11.73]</text:p>
          </table:table-cell>
          <table:table-cell office:value-type="string" calcext:value-type="string">
            <text:p>OR = .92 [0.56, 1.53]</text:p>
          </table:table-cell>
          <table:table-cell office:value-type="float" office:value="294" calcext:value-type="float">
            <text:p>294</text:p>
          </table:table-cell>
          <table:table-cell table:formula="of:=FIND(&quot;=&quot;;[.I598];1)" office:value-type="float" office:value="4" calcext:value-type="float">
            <text:p>4</text:p>
          </table:table-cell>
          <table:table-cell table:formula="of:=COM.MICROSOFT.CONCAT(MID([.I598];1;[.K598]-2);&quot;(N=&quot;;[.J598];&quot;)&quot;;MID([.I598];[.K598]-1;LEN([.I598])-[.K598]+2))" office:value-type="string" office:string-value="OR(N=294) = .92 [0.56, 1.53]" calcext:value-type="string">
            <text:p>OR(N=294) = .92 [0.56, 1.53]</text:p>
          </table:table-cell>
          <table:table-cell office:value-type="string" calcext:value-type="string">
            <text:p>Lynott et al. (2014,MSU) Study 2</text:p>
          </table:table-cell>
          <table:table-cell table:number-columns-repeated="2"/>
          <table:table-cell office:value-type="string" calcext:value-type="string">
            <text:p>social</text:p>
          </table:table-cell>
          <table:table-cell/>
          <table:table-cell office:value-type="string" calcext:value-type="string">
            <text:p>Hot pack rated as warmer than the cold pack, d = 2.22</text:p>
          </table:table-cell>
          <table:table-cell table:number-columns-repeated="6"/>
          <table:table-cell office:value-type="string" calcext:value-type="string">
            <text:p>https://www.ncbi.nlm.nih.gov/pmc/articles/PMC2737341/</text:p>
          </table:table-cell>
          <table:table-cell office:value-type="string" calcext:value-type="string">
            <text:p>http://econtent.hogrefe.com/doi/full/10.1027/1864-9335/a000187</text:p>
          </table:table-cell>
          <table:table-cell table:number-columns-repeated="11"/>
        </table:table-row>
        <table:table-row table:style-name="ro1">
          <table:table-cell office:value-type="string" calcext:value-type="string">
            <text:p>Social Psychology: Special Issue</text:p>
          </table:table-cell>
          <table:table-cell office:value-type="float" office:value="20" calcext:value-type="float">
            <text:p>20</text:p>
          </table:table-cell>
          <table:table-cell office:value-type="string" calcext:value-type="string">
            <text:p>physical warmth boosts interpersonal warmth</text:p>
          </table:table-cell>
          <table:table-cell office:value-type="string" calcext:value-type="string">
            <text:p>Williams &amp; Bargh (2008a) Study 2</text:p>
          </table:table-cell>
          <table:table-cell office:value-type="string" calcext:value-type="string">
            <text:p>OR = 3.52 [1.06,11.73]</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OR(N=53) = 3.52 [1.06,11.73]</text:p>
          </table:table-cell>
          <table:table-cell office:value-type="string" calcext:value-type="string">
            <text:p>OR = .77 [0.58, 1.02]</text:p>
          </table:table-cell>
          <table:table-cell office:value-type="float" office:value="237" calcext:value-type="float">
            <text:p>237</text:p>
          </table:table-cell>
          <table:table-cell table:formula="of:=FIND(&quot;=&quot;;[.I599];1)" office:value-type="float" office:value="4" calcext:value-type="float">
            <text:p>4</text:p>
          </table:table-cell>
          <table:table-cell table:formula="of:=COM.MICROSOFT.CONCAT(MID([.I599];1;[.K599]-2);&quot;(N=&quot;;[.J599];&quot;)&quot;;MID([.I599];[.K599]-1;LEN([.I599])-[.K599]+2))" office:value-type="string" office:string-value="OR(N=237) = .77 [0.58, 1.02]" calcext:value-type="string">
            <text:p>OR(N=237) = .77 [0.58, 1.02]</text:p>
          </table:table-cell>
          <table:table-cell office:value-type="string" calcext:value-type="string">
            <text:p>Lynott et al. (2014,UK) Study 3</text:p>
          </table:table-cell>
          <table:table-cell table:number-columns-repeated="2"/>
          <table:table-cell office:value-type="string" calcext:value-type="string">
            <text:p>social</text:p>
          </table:table-cell>
          <table:table-cell/>
          <table:table-cell office:value-type="string" calcext:value-type="string">
            <text:p>Hot pack rated as warmer than the cold pack, d = 2.61</text:p>
          </table:table-cell>
          <table:table-cell table:number-columns-repeated="6"/>
          <table:table-cell office:value-type="string" calcext:value-type="string">
            <text:p>https://www.ncbi.nlm.nih.gov/pmc/articles/PMC2737341/</text:p>
          </table:table-cell>
          <table:table-cell office:value-type="string" calcext:value-type="string">
            <text:p>http://econtent.hogrefe.com/doi/full/10.1027/1864-9335/a000187</text:p>
          </table:table-cell>
          <table:table-cell table:number-columns-repeated="11"/>
        </table:table-row>
        <table:table-row table:style-name="ro1">
          <table:table-cell office:value-type="string" calcext:value-type="string">
            <text:p>Social Psychology: Special Issue</text:p>
          </table:table-cell>
          <table:table-cell office:value-type="float" office:value="21" calcext:value-type="float">
            <text:p>21</text:p>
          </table:table-cell>
          <table:table-cell office:value-type="string" calcext:value-type="string">
            <text:p>psychological distance increases wrongness of immoral acts</text:p>
          </table:table-cell>
          <table:table-cell office:value-type="string" calcext:value-type="string">
            <text:p>Eyal, Liberman, &amp; Trope (2008) Study 2</text:p>
          </table:table-cell>
          <table:table-cell office:value-type="string" calcext:value-type="string">
            <text:p>d = +.66 ± .27 </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d(N=58) = +.66 ± .27 </text:p>
          </table:table-cell>
          <table:table-cell office:value-type="string" calcext:value-type="string">
            <text:p>d = -.06 ± .37 </text:p>
          </table:table-cell>
          <table:table-cell office:value-type="float" office:value="116" calcext:value-type="float">
            <text:p>116</text:p>
          </table:table-cell>
          <table:table-cell table:formula="of:=FIND(&quot;=&quot;;[.I600];1)" office:value-type="float" office:value="3" calcext:value-type="float">
            <text:p>3</text:p>
          </table:table-cell>
          <table:table-cell table:formula="of:=COM.MICROSOFT.CONCAT(MID([.I600];1;[.K600]-2);&quot;(N=&quot;;[.J600];&quot;)&quot;;MID([.I600];[.K600]-1;LEN([.I600])-[.K600]+2))" office:value-type="string" office:string-value="d(N=116) = -.06 ± .37 " calcext:value-type="string">
            <text:p>d(N=116) = -.06 ± .37 </text:p>
          </table:table-cell>
          <table:table-cell office:value-type="string" calcext:value-type="string">
            <text:p>Zezelj &amp; Jokic (2015) Study 1 </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2" calcext:value-type="float">
            <text:p>22</text:p>
          </table:table-cell>
          <table:table-cell office:value-type="string" calcext:value-type="string">
            <text:p>psychological distance increases wrongness of immoral acts</text:p>
          </table:table-cell>
          <table:table-cell office:value-type="string" calcext:value-type="string">
            <text:p>Eyal, Liberman, &amp; Trope (2008) Study 3 </text:p>
          </table:table-cell>
          <table:table-cell office:value-type="string" calcext:value-type="string">
            <text:p>d = +.71 ± .17 </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1 ± .17 </text:p>
          </table:table-cell>
          <table:table-cell office:value-type="string" calcext:value-type="string">
            <text:p>d = +.61 ± .14 </text:p>
          </table:table-cell>
          <table:table-cell office:value-type="float" office:value="105" calcext:value-type="float">
            <text:p>105</text:p>
          </table:table-cell>
          <table:table-cell table:formula="of:=FIND(&quot;=&quot;;[.I601];1)" office:value-type="float" office:value="3" calcext:value-type="float">
            <text:p>3</text:p>
          </table:table-cell>
          <table:table-cell table:formula="of:=COM.MICROSOFT.CONCAT(MID([.I601];1;[.K601]-2);&quot;(N=&quot;;[.J601];&quot;)&quot;;MID([.I601];[.K601]-1;LEN([.I601])-[.K601]+2))" office:value-type="string" office:string-value="d(N=105) = +.61 ± .14 " calcext:value-type="string">
            <text:p>d(N=105) = +.61 ± .14 </text:p>
          </table:table-cell>
          <table:table-cell office:value-type="string" calcext:value-type="string">
            <text:p>Zezelj &amp; Jokic (2015) Study 2</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3" calcext:value-type="float">
            <text:p>23</text:p>
          </table:table-cell>
          <table:table-cell office:value-type="string" calcext:value-type="string">
            <text:p>psychological distance increases wrongness of immoral acts</text:p>
          </table:table-cell>
          <table:table-cell office:value-type="string" calcext:value-type="string">
            <text:p>Eyal, Liberman, &amp; Trope (2008) Study 4 </text:p>
          </table:table-cell>
          <table:table-cell office:value-type="string" calcext:value-type="string">
            <text:p>d = +.80 ± .26 </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80 ± .26 </text:p>
          </table:table-cell>
          <table:table-cell office:value-type="string" calcext:value-type="string">
            <text:p>d = -.26 ± .26 </text:p>
          </table:table-cell>
          <table:table-cell office:value-type="float" office:value="84" calcext:value-type="float">
            <text:p>84</text:p>
          </table:table-cell>
          <table:table-cell table:formula="of:=FIND(&quot;=&quot;;[.I602];1)" office:value-type="float" office:value="3" calcext:value-type="float">
            <text:p>3</text:p>
          </table:table-cell>
          <table:table-cell table:formula="of:=COM.MICROSOFT.CONCAT(MID([.I602];1;[.K602]-2);&quot;(N=&quot;;[.J602];&quot;)&quot;;MID([.I602];[.K602]-1;LEN([.I602])-[.K602]+2))" office:value-type="string" office:string-value="d(N=84) = -.26 ± .26 " calcext:value-type="string">
            <text:p>d(N=84) = -.26 ± .26 </text:p>
          </table:table-cell>
          <table:table-cell office:value-type="string" calcext:value-type="string">
            <text:p>Zezelj &amp; Jokic (2015) Study 3</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4" calcext:value-type="float">
            <text:p>24</text:p>
          </table:table-cell>
          <table:table-cell office:value-type="string" calcext:value-type="string">
            <text:p>psychological distance increases wrongness of immoral acts</text:p>
          </table:table-cell>
          <table:table-cell office:value-type="string" calcext:value-type="string">
            <text:p>Gong &amp; Medin (2012) Study 1 </text:p>
          </table:table-cell>
          <table:table-cell office:value-type="string" calcext:value-type="string">
            <text:p>d = -1.07 </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d(N=34) = -1.07 </text:p>
          </table:table-cell>
          <table:table-cell office:value-type="string" calcext:value-type="string">
            <text:p>d = -.68 ± .36 </text:p>
          </table:table-cell>
          <table:table-cell office:value-type="float" office:value="48" calcext:value-type="float">
            <text:p>48</text:p>
          </table:table-cell>
          <table:table-cell table:formula="of:=FIND(&quot;=&quot;;[.I603];1)" office:value-type="float" office:value="3" calcext:value-type="float">
            <text:p>3</text:p>
          </table:table-cell>
          <table:table-cell table:formula="of:=COM.MICROSOFT.CONCAT(MID([.I603];1;[.K603]-2);&quot;(N=&quot;;[.J603];&quot;)&quot;;MID([.I603];[.K603]-1;LEN([.I603])-[.K603]+2))" office:value-type="string" office:string-value="d(N=48) = -.68 ± .36 " calcext:value-type="string">
            <text:p>d(N=48) = -.68 ± .36 </text:p>
          </table:table-cell>
          <table:table-cell office:value-type="string" calcext:value-type="string">
            <text:p>Zezelj &amp; Jokic (2015) Study 4</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5" calcext:value-type="float">
            <text:p>25</text:p>
          </table:table-cell>
          <table:table-cell office:value-type="string" calcext:value-type="string">
            <text:p>moral licensing effect (donation amount)</text:p>
          </table:table-cell>
          <table:table-cell office:value-type="string" calcext:value-type="string">
            <text:p>Sachdeva, Iliev, &amp; Medin (2009) Study 1</text:p>
          </table:table-cell>
          <table:table-cell office:value-type="string" calcext:value-type="string">
            <text:p>d(N=46) = +.62 ± .73</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d(N=46) = +.62 ± .73</text:p>
          </table:table-cell>
          <table:table-cell office:value-type="string" calcext:value-type="string">
            <text:p>d = -.03 ± .48</text:p>
          </table:table-cell>
          <table:table-cell office:value-type="float" office:value="71" calcext:value-type="float">
            <text:p>71</text:p>
          </table:table-cell>
          <table:table-cell table:formula="of:=FIND(&quot;=&quot;;[.I604];1)" office:value-type="float" office:value="3" calcext:value-type="float">
            <text:p>3</text:p>
          </table:table-cell>
          <table:table-cell table:formula="of:=COM.MICROSOFT.CONCAT(MID([.I604];1;[.K604]-2);&quot;(N=&quot;;[.J604];&quot;)&quot;;MID([.I604];[.K604]-1;LEN([.I604])-[.K604]+2))" office:value-type="string" office:string-value="d(N=71) = -.03 ± .48" calcext:value-type="string">
            <text:p>d(N=71) = -.03 ± .48</text:p>
          </table:table-cell>
          <table:table-cell office:value-type="string" calcext:value-type="string">
            <text:p>Blanken et al. (2014) Study 1</text:p>
          </table:table-cell>
          <table:table-cell table:number-columns-repeated="2"/>
          <table:table-cell office:value-type="string" calcext:value-type="string">
            <text:p>social</text:p>
          </table:table-cell>
          <table:table-cell table:number-columns-repeated="4"/>
          <table:table-cell office:value-type="string" calcext:value-type="string">
            <text:p>*additional negative trait (moral cleansing) condition; similar pattern of results observ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6" calcext:value-type="float">
            <text:p>26</text:p>
          </table:table-cell>
          <table:table-cell office:value-type="string" calcext:value-type="string">
            <text:p>moral licensing effect (cooperative behavior)</text:p>
          </table:table-cell>
          <table:table-cell office:value-type="string" calcext:value-type="string">
            <text:p>Sachdeva, Iliev, &amp; Medin (2009) Study 3</text:p>
          </table:table-cell>
          <table:table-cell office:value-type="string" calcext:value-type="string">
            <text:p>d(N=46) = +.59 ± .71</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d(N=46) = +.59 ± .71</text:p>
          </table:table-cell>
          <table:table-cell office:value-type="string" calcext:value-type="string">
            <text:p>d = -.31 ± .39</text:p>
          </table:table-cell>
          <table:table-cell office:value-type="float" office:value="98" calcext:value-type="float">
            <text:p>98</text:p>
          </table:table-cell>
          <table:table-cell table:formula="of:=FIND(&quot;=&quot;;[.I605];1)" office:value-type="float" office:value="3" calcext:value-type="float">
            <text:p>3</text:p>
          </table:table-cell>
          <table:table-cell table:formula="of:=COM.MICROSOFT.CONCAT(MID([.I605];1;[.K605]-2);&quot;(N=&quot;;[.J605];&quot;)&quot;;MID([.I605];[.K605]-1;LEN([.I605])-[.K605]+2))" office:value-type="string" office:string-value="d(N=98) = -.31 ± .39" calcext:value-type="string">
            <text:p>d(N=98) = -.31 ± .39</text:p>
          </table:table-cell>
          <table:table-cell office:value-type="string" calcext:value-type="string">
            <text:p>Blanken et al. (2014) Study 2</text:p>
          </table:table-cell>
          <table:table-cell table:number-columns-repeated="2"/>
          <table:table-cell office:value-type="string" calcext:value-type="string">
            <text:p>social</text:p>
          </table:table-cell>
          <table:table-cell table:number-columns-repeated="4"/>
          <table:table-cell office:value-type="string" calcext:value-type="string">
            <text:p>*additional negative trait (moral cleansing) condition; similar pattern of results observ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7" calcext:value-type="float">
            <text:p>27</text:p>
          </table:table-cell>
          <table:table-cell office:value-type="string" calcext:value-type="string">
            <text:p>moral licensing effect (donation amount)</text:p>
          </table:table-cell>
          <table:table-cell office:value-type="string" calcext:value-type="string">
            <text:p>Sachdeva, Iliev, &amp; Medin (2009) Study 1</text:p>
          </table:table-cell>
          <table:table-cell office:value-type="string" calcext:value-type="string">
            <text:p>d(N=46) = +.62 ± .73</text:p>
          </table:table-cell>
          <table:table-cell office:value-type="float" office:value="46" calcext:value-type="float">
            <text:p>46</text:p>
          </table:table-cell>
          <table:table-cell office:value-type="float" office:value="4" calcext:value-type="float">
            <text:p>4</text:p>
          </table:table-cell>
          <table:table-cell office:value-type="string" calcext:value-type="string">
            <text:p>d(N=46) = +.62 ± .73</text:p>
          </table:table-cell>
          <table:table-cell office:value-type="string" calcext:value-type="string">
            <text:p>d = +.05 ± .20</text:p>
          </table:table-cell>
          <table:table-cell office:value-type="float" office:value="632" calcext:value-type="float">
            <text:p>632</text:p>
          </table:table-cell>
          <table:table-cell table:formula="of:=FIND(&quot;=&quot;;[.I606];1)" office:value-type="float" office:value="3" calcext:value-type="float">
            <text:p>3</text:p>
          </table:table-cell>
          <table:table-cell table:formula="of:=COM.MICROSOFT.CONCAT(MID([.I606];1;[.K606]-2);&quot;(N=&quot;;[.J606];&quot;)&quot;;MID([.I606];[.K606]-1;LEN([.I606])-[.K606]+2))" office:value-type="string" office:string-value="d(N=632) = +.05 ± .20" calcext:value-type="string">
            <text:p>d(N=632) = +.05 ± .20</text:p>
          </table:table-cell>
          <table:table-cell office:value-type="string" calcext:value-type="string">
            <text:p>Blanken et al. (2014) Study 3 (online)</text:p>
          </table:table-cell>
          <table:table-cell table:number-columns-repeated="2"/>
          <table:table-cell office:value-type="string" calcext:value-type="string">
            <text:p>social</text:p>
          </table:table-cell>
          <table:table-cell table:number-columns-repeated="4"/>
          <table:table-cell office:value-type="string" calcext:value-type="string">
            <text:p>*additional negative trait (moral cleansing) condition; similar pattern of results observ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8" calcext:value-type="float">
            <text:p>28</text:p>
          </table:table-cell>
          <table:table-cell office:value-type="string" calcext:value-type="string">
            <text:p>superstition boosts performance effect</text:p>
          </table:table-cell>
          <table:table-cell office:value-type="string" calcext:value-type="string">
            <text:p>Damisch et al. (2010) Study 1</text:p>
          </table:table-cell>
          <table:table-cell office:value-type="string" calcext:value-type="string">
            <text:p>d = +.80 ± .75</text:p>
          </table:table-cell>
          <table:table-cell office:value-type="float" office:value="28" calcext:value-type="float">
            <text:p>28</text:p>
          </table:table-cell>
          <table:table-cell office:value-type="float" office:value="3" calcext:value-type="float">
            <text:p>3</text:p>
          </table:table-cell>
          <table:table-cell office:value-type="string" calcext:value-type="string">
            <text:p>d(N=28) = +.80 ± .75</text:p>
          </table:table-cell>
          <table:table-cell office:value-type="string" calcext:value-type="string">
            <text:p>d = +.05 ± .40</text:p>
          </table:table-cell>
          <table:table-cell office:value-type="float" office:value="116" calcext:value-type="float">
            <text:p>116</text:p>
          </table:table-cell>
          <table:table-cell table:formula="of:=FIND(&quot;=&quot;;[.I607];1)" office:value-type="float" office:value="3" calcext:value-type="float">
            <text:p>3</text:p>
          </table:table-cell>
          <table:table-cell table:formula="of:=COM.MICROSOFT.CONCAT(MID([.I607];1;[.K607]-2);&quot;(N=&quot;;[.J607];&quot;)&quot;;MID([.I607];[.K607]-1;LEN([.I607])-[.K607]+2))" office:value-type="string" office:string-value="d(N=116) = +.05 ± .40" calcext:value-type="string">
            <text:p>d(N=116) = +.05 ± .40</text:p>
          </table:table-cell>
          <table:table-cell office:value-type="string" calcext:value-type="string">
            <text:p>Calin-Jageman &amp; Caldwell (2014) Study 1</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29" calcext:value-type="float">
            <text:p>29</text:p>
          </table:table-cell>
          <table:table-cell office:value-type="string" calcext:value-type="string">
            <text:p>superstition boosts performance effect</text:p>
          </table:table-cell>
          <table:table-cell office:value-type="string" calcext:value-type="string">
            <text:p>Damisch et al. (2010) Study 1</text:p>
          </table:table-cell>
          <table:table-cell office:value-type="string" calcext:value-type="string">
            <text:p>d = +.80 ± .75</text:p>
          </table:table-cell>
          <table:table-cell office:value-type="float" office:value="28" calcext:value-type="float">
            <text:p>28</text:p>
          </table:table-cell>
          <table:table-cell office:value-type="float" office:value="3" calcext:value-type="float">
            <text:p>3</text:p>
          </table:table-cell>
          <table:table-cell office:value-type="string" calcext:value-type="string">
            <text:p>d(N=28) = +.80 ± .75</text:p>
          </table:table-cell>
          <table:table-cell office:value-type="string" calcext:value-type="string">
            <text:p>d = +.04 ± .42</text:p>
          </table:table-cell>
          <table:table-cell office:value-type="float" office:value="108" calcext:value-type="float">
            <text:p>108</text:p>
          </table:table-cell>
          <table:table-cell table:formula="of:=FIND(&quot;=&quot;;[.I608];1)" office:value-type="float" office:value="3" calcext:value-type="float">
            <text:p>3</text:p>
          </table:table-cell>
          <table:table-cell table:formula="of:=COM.MICROSOFT.CONCAT(MID([.I608];1;[.K608]-2);&quot;(N=&quot;;[.J608];&quot;)&quot;;MID([.I608];[.K608]-1;LEN([.I608])-[.K608]+2))" office:value-type="string" office:string-value="d(N=108) = +.04 ± .42" calcext:value-type="string">
            <text:p>d(N=108) = +.04 ± .42</text:p>
          </table:table-cell>
          <table:table-cell office:value-type="string" calcext:value-type="string">
            <text:p>Calin-Jageman &amp; Caldwell (2014) Study 2</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30" calcext:value-type="float">
            <text:p>30</text:p>
          </table:table-cell>
          <table:table-cell office:value-type="string" calcext:value-type="string">
            <text:p>unethicality darkens light perception (perceived brightness)</text:p>
          </table:table-cell>
          <table:table-cell office:value-type="string" calcext:value-type="string">
            <text:p>Banerjee et al. (2012) Study 1</text:p>
          </table:table-cell>
          <table:table-cell office:value-type="string" calcext:value-type="string">
            <text:p>d = +.6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65</text:p>
          </table:table-cell>
          <table:table-cell office:value-type="string" calcext:value-type="string">
            <text:p>d = +.12</text:p>
          </table:table-cell>
          <table:table-cell office:value-type="float" office:value="475" calcext:value-type="float">
            <text:p>475</text:p>
          </table:table-cell>
          <table:table-cell table:formula="of:=FIND(&quot;=&quot;;[.I609];1)" office:value-type="float" office:value="3" calcext:value-type="float">
            <text:p>3</text:p>
          </table:table-cell>
          <table:table-cell table:formula="of:=COM.MICROSOFT.CONCAT(MID([.I609];1;[.K609]-2);&quot;(N=&quot;;[.J609];&quot;)&quot;;MID([.I609];[.K609]-1;LEN([.I609])-[.K609]+2))" office:value-type="string" office:string-value="d(N=475) = +.12" calcext:value-type="string">
            <text:p>d(N=475) = +.12</text:p>
          </table:table-cell>
          <table:table-cell office:value-type="string" calcext:value-type="string">
            <text:p>Brandt, IJzerman, &amp; Blanken (2014,online) Study 1</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31" calcext:value-type="float">
            <text:p>31</text:p>
          </table:table-cell>
          <table:table-cell office:value-type="string" calcext:value-type="string">
            <text:p>unethicality darkens light perception (lamp preference)</text:p>
          </table:table-cell>
          <table:table-cell office:value-type="string" calcext:value-type="string">
            <text:p>Banerjee et al. (2012) Study 2</text:p>
          </table:table-cell>
          <table:table-cell office:value-type="string" calcext:value-type="string">
            <text:p>d = +1.23</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d(N=74) = +1.23</text:p>
          </table:table-cell>
          <table:table-cell office:value-type="string" calcext:value-type="string">
            <text:p>d = -.03</text:p>
          </table:table-cell>
          <table:table-cell office:value-type="float" office:value="482" calcext:value-type="float">
            <text:p>482</text:p>
          </table:table-cell>
          <table:table-cell table:formula="of:=FIND(&quot;=&quot;;[.I610];1)" office:value-type="float" office:value="3" calcext:value-type="float">
            <text:p>3</text:p>
          </table:table-cell>
          <table:table-cell table:formula="of:=COM.MICROSOFT.CONCAT(MID([.I610];1;[.K610]-2);&quot;(N=&quot;;[.J610];&quot;)&quot;;MID([.I610];[.K610]-1;LEN([.I610])-[.K610]+2))" office:value-type="string" office:string-value="d(N=482) = -.03" calcext:value-type="string">
            <text:p>d(N=482) = -.03</text:p>
          </table:table-cell>
          <table:table-cell office:value-type="string" calcext:value-type="string">
            <text:p>Brandt, IJzerman, &amp; Blanken (2014,online) Study 2</text:p>
          </table:table-cell>
          <table:table-cell table:number-columns-repeated="2"/>
          <table:table-cell office:value-type="string" calcext:value-type="string">
            <text:p>social</text:p>
          </table:table-cell>
          <table:table-cell table:number-columns-repeated="4"/>
          <table:table-cell office:value-type="string" calcext:value-type="string">
            <text:p>3 other DVs (estimated watts, candle preference, flashlight preference; same pattern of results observ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32" calcext:value-type="float">
            <text:p>32</text:p>
          </table:table-cell>
          <table:table-cell office:value-type="string" calcext:value-type="string">
            <text:p>unethicality darkens light perception (perceived brightness)</text:p>
          </table:table-cell>
          <table:table-cell office:value-type="string" calcext:value-type="string">
            <text:p>Banerjee et al. (2012) Study 1</text:p>
          </table:table-cell>
          <table:table-cell office:value-type="string" calcext:value-type="string">
            <text:p>d = +.65</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65</text:p>
          </table:table-cell>
          <table:table-cell office:value-type="string" calcext:value-type="string">
            <text:p>d = -.11</text:p>
          </table:table-cell>
          <table:table-cell office:value-type="float" office:value="100" calcext:value-type="float">
            <text:p>100</text:p>
          </table:table-cell>
          <table:table-cell table:formula="of:=FIND(&quot;=&quot;;[.I611];1)" office:value-type="float" office:value="3" calcext:value-type="float">
            <text:p>3</text:p>
          </table:table-cell>
          <table:table-cell table:formula="of:=COM.MICROSOFT.CONCAT(MID([.I611];1;[.K611]-2);&quot;(N=&quot;;[.J611];&quot;)&quot;;MID([.I611];[.K611]-1;LEN([.I611])-[.K611]+2))" office:value-type="string" office:string-value="d(N=100) = -.11" calcext:value-type="string">
            <text:p>d(N=100) = -.11</text:p>
          </table:table-cell>
          <table:table-cell office:value-type="string" calcext:value-type="string">
            <text:p>Brandt, IJzerman, &amp; Blanken (2014) Study 3</text:p>
          </table:table-cell>
          <table:table-cell table:number-columns-repeated="2"/>
          <table:table-cell office:value-type="string" calcext:value-type="string">
            <text:p>social</text:p>
          </table:table-cell>
          <table:table-cell table:number-columns-repeated="9"/>
          <table:table-cell office:value-type="string" calcext:value-type="string">
            <text:p>https://osf.io/e4nxu/</text:p>
          </table:table-cell>
          <table:table-cell table:number-columns-repeated="11"/>
        </table:table-row>
        <table:table-row table:style-name="ro1">
          <table:table-cell office:value-type="string" calcext:value-type="string">
            <text:p>Social Psychology: Special Issue</text:p>
          </table:table-cell>
          <table:table-cell office:value-type="float" office:value="33" calcext:value-type="float">
            <text:p>33</text:p>
          </table:table-cell>
          <table:table-cell office:value-type="string" calcext:value-type="string">
            <text:p>unethicality darkens light perception (lamp preference)</text:p>
          </table:table-cell>
          <table:table-cell office:value-type="string" calcext:value-type="string">
            <text:p>Banerjee et al. (2012) Study 2</text:p>
          </table:table-cell>
          <table:table-cell office:value-type="string" calcext:value-type="string">
            <text:p>d = +1.23</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d(N=74) = +1.23</text:p>
          </table:table-cell>
          <table:table-cell office:value-type="string" calcext:value-type="string">
            <text:p>d = -.11</text:p>
          </table:table-cell>
          <table:table-cell office:value-type="float" office:value="121" calcext:value-type="float">
            <text:p>121</text:p>
          </table:table-cell>
          <table:table-cell table:formula="of:=FIND(&quot;=&quot;;[.I612];1)" office:value-type="float" office:value="3" calcext:value-type="float">
            <text:p>3</text:p>
          </table:table-cell>
          <table:table-cell table:formula="of:=COM.MICROSOFT.CONCAT(MID([.I612];1;[.K612]-2);&quot;(N=&quot;;[.J612];&quot;)&quot;;MID([.I612];[.K612]-1;LEN([.I612])-[.K612]+2))" office:value-type="string" office:string-value="d(N=121) = -.11" calcext:value-type="string">
            <text:p>d(N=121) = -.11</text:p>
          </table:table-cell>
          <table:table-cell office:value-type="string" calcext:value-type="string">
            <text:p>Brandt, IJzerman, &amp; Blanken (2014) Study 4</text:p>
          </table:table-cell>
          <table:table-cell table:number-columns-repeated="2"/>
          <table:table-cell office:value-type="string" calcext:value-type="string">
            <text:p>social</text:p>
          </table:table-cell>
          <table:table-cell table:number-columns-repeated="4"/>
          <table:table-cell office:value-type="string" calcext:value-type="string">
            <text:p>3 other DVs (estimated watts, candle preference, flashlight preference; same pattern of results observed)</text:p>
          </table:table-cell>
          <table:table-cell table:number-columns-repeated="4"/>
          <table:table-cell office:value-type="string" calcext:value-type="string">
            <text:p>https://osf.io/e4nxu/</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023</text:p>
          </table:table-cell>
          <table:table-cell office:value-type="float" office:value="84" calcext:value-type="float">
            <text:p>84</text:p>
          </table:table-cell>
          <table:table-cell table:formula="of:=FIND(&quot;=&quot;;[.I613];1)" office:value-type="float" office:value="4" calcext:value-type="float">
            <text:p>4</text:p>
          </table:table-cell>
          <table:table-cell table:formula="of:=COM.MICROSOFT.CONCAT(MID([.I613];1;[.K613]-2);&quot;(N=&quot;;[.J613];&quot;)&quot;;MID([.I613];[.K613]-1;LEN([.I613])-[.K613]+2))" office:value-type="string" office:string-value="dz(N=84) = +1.023" calcext:value-type="string">
            <text:p>dz(N=84) = +1.023</text:p>
          </table:table-cell>
          <table:table-cell office:value-type="string" calcext:value-type="string">
            <text:p>Bonfiglio et al. (2016, Ashland)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902</text:p>
          </table:table-cell>
          <table:table-cell office:value-type="float" office:value="119" calcext:value-type="float">
            <text:p>119</text:p>
          </table:table-cell>
          <table:table-cell table:formula="of:=FIND(&quot;=&quot;;[.I614];1)" office:value-type="float" office:value="4" calcext:value-type="float">
            <text:p>4</text:p>
          </table:table-cell>
          <table:table-cell table:formula="of:=COM.MICROSOFT.CONCAT(MID([.I614];1;[.K614]-2);&quot;(N=&quot;;[.J614];&quot;)&quot;;MID([.I614];[.K614]-1;LEN([.I614])-[.K614]+2))" office:value-type="string" office:string-value="dz(N=119) = +.902" calcext:value-type="string">
            <text:p>dz(N=119) = +.902</text:p>
          </table:table-cell>
          <table:table-cell office:value-type="string" calcext:value-type="string">
            <text:p>Hermann et al. (2016, Bradley)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109</text:p>
          </table:table-cell>
          <table:table-cell office:value-type="float" office:value="44" calcext:value-type="float">
            <text:p>44</text:p>
          </table:table-cell>
          <table:table-cell table:formula="of:=FIND(&quot;=&quot;;[.I615];1)" office:value-type="float" office:value="4" calcext:value-type="float">
            <text:p>4</text:p>
          </table:table-cell>
          <table:table-cell table:formula="of:=COM.MICROSOFT.CONCAT(MID([.I615];1;[.K615]-2);&quot;(N=&quot;;[.J615];&quot;)&quot;;MID([.I615];[.K615]-1;LEN([.I615])-[.K615]+2))" office:value-type="string" office:string-value="dz(N=44) = +1.109" calcext:value-type="string">
            <text:p>dz(N=44) = +1.109</text:p>
          </table:table-cell>
          <table:table-cell office:value-type="string" calcext:value-type="string">
            <text:p>Capaldi et al. (2016, Carleton)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218</text:p>
          </table:table-cell>
          <table:table-cell office:value-type="float" office:value="91" calcext:value-type="float">
            <text:p>91</text:p>
          </table:table-cell>
          <table:table-cell table:formula="of:=FIND(&quot;=&quot;;[.I616];1)" office:value-type="float" office:value="4" calcext:value-type="float">
            <text:p>4</text:p>
          </table:table-cell>
          <table:table-cell table:formula="of:=COM.MICROSOFT.CONCAT(MID([.I616];1;[.K616]-2);&quot;(N=&quot;;[.J616];&quot;)&quot;;MID([.I616];[.K616]-1;LEN([.I616])-[.K616]+2))" office:value-type="string" office:string-value="dz(N=91) = +1.218" calcext:value-type="string">
            <text:p>dz(N=91) = +1.218</text:p>
          </table:table-cell>
          <table:table-cell office:value-type="string" calcext:value-type="string">
            <text:p>Vaughn (2016, Ithaca)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020</text:p>
          </table:table-cell>
          <table:table-cell office:value-type="float" office:value="96" calcext:value-type="float">
            <text:p>96</text:p>
          </table:table-cell>
          <table:table-cell table:formula="of:=FIND(&quot;=&quot;;[.I617];1)" office:value-type="float" office:value="4" calcext:value-type="float">
            <text:p>4</text:p>
          </table:table-cell>
          <table:table-cell table:formula="of:=COM.MICROSOFT.CONCAT(MID([.I617];1;[.K617]-2);&quot;(N=&quot;;[.J617];&quot;)&quot;;MID([.I617];[.K617]-1;LEN([.I617])-[.K617]+2))" office:value-type="string" office:string-value="dz(N=96) = +.8020" calcext:value-type="string">
            <text:p>dz(N=96) = +.8020</text:p>
          </table:table-cell>
          <table:table-cell office:value-type="string" calcext:value-type="string">
            <text:p>Belanger et al. (2016, Miami)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7045</text:p>
          </table:table-cell>
          <table:table-cell office:value-type="float" office:value="318" calcext:value-type="float">
            <text:p>318</text:p>
          </table:table-cell>
          <table:table-cell table:formula="of:=FIND(&quot;=&quot;;[.I618];1)" office:value-type="float" office:value="4" calcext:value-type="float">
            <text:p>4</text:p>
          </table:table-cell>
          <table:table-cell table:formula="of:=COM.MICROSOFT.CONCAT(MID([.I618];1;[.K618]-2);&quot;(N=&quot;;[.J618];&quot;)&quot;;MID([.I618];[.K618]-1;LEN([.I618])-[.K618]+2))" office:value-type="string" office:string-value="dz(N=318) = +.7045" calcext:value-type="string">
            <text:p>dz(N=318) = +.7045</text:p>
          </table:table-cell>
          <table:table-cell office:value-type="string" calcext:value-type="string">
            <text:p>Johnson et al. (2016, MichiganS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9890</text:p>
          </table:table-cell>
          <table:table-cell office:value-type="float" office:value="124" calcext:value-type="float">
            <text:p>124</text:p>
          </table:table-cell>
          <table:table-cell table:formula="of:=FIND(&quot;=&quot;;[.I619];1)" office:value-type="float" office:value="4" calcext:value-type="float">
            <text:p>4</text:p>
          </table:table-cell>
          <table:table-cell table:formula="of:=COM.MICROSOFT.CONCAT(MID([.I619];1;[.K619]-2);&quot;(N=&quot;;[.J619];&quot;)&quot;;MID([.I619];[.K619]-1;LEN([.I619])-[.K619]+2))" office:value-type="string" office:string-value="dz(N=124) = +.9890" calcext:value-type="string">
            <text:p>dz(N=124) = +.9890</text:p>
          </table:table-cell>
          <table:table-cell office:value-type="string" calcext:value-type="string">
            <text:p>Allen (2016, MontanaS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869</text:p>
          </table:table-cell>
          <table:table-cell office:value-type="float" office:value="131" calcext:value-type="float">
            <text:p>131</text:p>
          </table:table-cell>
          <table:table-cell table:formula="of:=FIND(&quot;=&quot;;[.I620];1)" office:value-type="float" office:value="4" calcext:value-type="float">
            <text:p>4</text:p>
          </table:table-cell>
          <table:table-cell table:formula="of:=COM.MICROSOFT.CONCAT(MID([.I620];1;[.K620]-2);&quot;(N=&quot;;[.J620];&quot;)&quot;;MID([.I620];[.K620]-1;LEN([.I620])-[.K620]+2))" office:value-type="string" office:string-value="dz(N=131) = +.8869" calcext:value-type="string">
            <text:p>dz(N=131) = +.8869</text:p>
          </table:table-cell>
          <table:table-cell office:value-type="string" calcext:value-type="string">
            <text:p>Banks et al. (2016, NovaS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0755</text:p>
          </table:table-cell>
          <table:table-cell office:value-type="float" office:value="158" calcext:value-type="float">
            <text:p>158</text:p>
          </table:table-cell>
          <table:table-cell table:formula="of:=FIND(&quot;=&quot;;[.I621];1)" office:value-type="float" office:value="4" calcext:value-type="float">
            <text:p>4</text:p>
          </table:table-cell>
          <table:table-cell table:formula="of:=COM.MICROSOFT.CONCAT(MID([.I621];1;[.K621]-2);&quot;(N=&quot;;[.J621];&quot;)&quot;;MID([.I621];[.K621]-1;LEN([.I621])-[.K621]+2))" office:value-type="string" office:string-value="dz(N=158) = +1.0755" calcext:value-type="string">
            <text:p>dz(N=158) = +1.0755</text:p>
          </table:table-cell>
          <table:table-cell office:value-type="string" calcext:value-type="string">
            <text:p>Wirth (2016, OSUNewark)</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0085</text:p>
          </table:table-cell>
          <table:table-cell office:value-type="float" office:value="101" calcext:value-type="float">
            <text:p>101</text:p>
          </table:table-cell>
          <table:table-cell table:formula="of:=FIND(&quot;=&quot;;[.I622];1)" office:value-type="float" office:value="4" calcext:value-type="float">
            <text:p>4</text:p>
          </table:table-cell>
          <table:table-cell table:formula="of:=COM.MICROSOFT.CONCAT(MID([.I622];1;[.K622]-2);&quot;(N=&quot;;[.J622];&quot;)&quot;;MID([.I622];[.K622]-1;LEN([.I622])-[.K622]+2))" office:value-type="string" office:string-value="dz(N=101) = +1.0085" calcext:value-type="string">
            <text:p>dz(N=101) = +1.0085</text:p>
          </table:table-cell>
          <table:table-cell office:value-type="string" calcext:value-type="string">
            <text:p>Grahe et al. (2016, PacificL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231</text:p>
          </table:table-cell>
          <table:table-cell office:value-type="float" office:value="117" calcext:value-type="float">
            <text:p>117</text:p>
          </table:table-cell>
          <table:table-cell table:formula="of:=FIND(&quot;=&quot;;[.I623];1)" office:value-type="float" office:value="4" calcext:value-type="float">
            <text:p>4</text:p>
          </table:table-cell>
          <table:table-cell table:formula="of:=COM.MICROSOFT.CONCAT(MID([.I623];1;[.K623]-2);&quot;(N=&quot;;[.J623];&quot;)&quot;;MID([.I623];[.K623]-1;LEN([.I623])-[.K623]+2))" office:value-type="string" office:string-value="dz(N=117) = +.8231" calcext:value-type="string">
            <text:p>dz(N=117) = +.8231</text:p>
          </table:table-cell>
          <table:table-cell office:value-type="string" calcext:value-type="string">
            <text:p>Bernstein (2016, PSAbington)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702</text:p>
          </table:table-cell>
          <table:table-cell office:value-type="float" office:value="142" calcext:value-type="float">
            <text:p>142</text:p>
          </table:table-cell>
          <table:table-cell table:formula="of:=FIND(&quot;=&quot;;[.I624];1)" office:value-type="float" office:value="4" calcext:value-type="float">
            <text:p>4</text:p>
          </table:table-cell>
          <table:table-cell table:formula="of:=COM.MICROSOFT.CONCAT(MID([.I624];1;[.K624]-2);&quot;(N=&quot;;[.J624];&quot;)&quot;;MID([.I624];[.K624]-1;LEN([.I624])-[.K624]+2))" office:value-type="string" office:string-value="dz(N=142) = +.8702" calcext:value-type="string">
            <text:p>dz(N=142) = +.8702</text:p>
          </table:table-cell>
          <table:table-cell office:value-type="string" calcext:value-type="string">
            <text:p>Devos et al. (2016, SDS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754</text:p>
          </table:table-cell>
          <table:table-cell office:value-type="float" office:value="178" calcext:value-type="float">
            <text:p>178</text:p>
          </table:table-cell>
          <table:table-cell table:formula="of:=FIND(&quot;=&quot;;[.I625];1)" office:value-type="float" office:value="4" calcext:value-type="float">
            <text:p>4</text:p>
          </table:table-cell>
          <table:table-cell table:formula="of:=COM.MICROSOFT.CONCAT(MID([.I625];1;[.K625]-2);&quot;(N=&quot;;[.J625];&quot;)&quot;;MID([.I625];[.K625]-1;LEN([.I625])-[.K625]+2))" office:value-type="string" office:string-value="dz(N=178) = +.8754" calcext:value-type="string">
            <text:p>dz(N=178) = +.8754</text:p>
          </table:table-cell>
          <table:table-cell office:value-type="string" calcext:value-type="string">
            <text:p>Davis &amp; Hicks (2016, TexasA&amp;M)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349</text:p>
          </table:table-cell>
          <table:table-cell office:value-type="float" office:value="119" calcext:value-type="float">
            <text:p>119</text:p>
          </table:table-cell>
          <table:table-cell table:formula="of:=FIND(&quot;=&quot;;[.I626];1)" office:value-type="float" office:value="4" calcext:value-type="float">
            <text:p>4</text:p>
          </table:table-cell>
          <table:table-cell table:formula="of:=COM.MICROSOFT.CONCAT(MID([.I626];1;[.K626]-2);&quot;(N=&quot;;[.J626];&quot;)&quot;;MID([.I626];[.K626]-1;LEN([.I626])-[.K626]+2))" office:value-type="string" office:string-value="dz(N=119) = +.8349" calcext:value-type="string">
            <text:p>dz(N=119) = +.8349</text:p>
          </table:table-cell>
          <table:table-cell office:value-type="string" calcext:value-type="string">
            <text:p>German et al. (2016, UCDavis)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1.0906</text:p>
          </table:table-cell>
          <table:table-cell office:value-type="float" office:value="242" calcext:value-type="float">
            <text:p>242</text:p>
          </table:table-cell>
          <table:table-cell table:formula="of:=FIND(&quot;=&quot;;[.I627];1)" office:value-type="float" office:value="4" calcext:value-type="float">
            <text:p>4</text:p>
          </table:table-cell>
          <table:table-cell table:formula="of:=COM.MICROSOFT.CONCAT(MID([.I627];1;[.K627]-2);&quot;(N=&quot;;[.J627];&quot;)&quot;;MID([.I627];[.K627]-1;LEN([.I627])-[.K627]+2))" office:value-type="string" office:string-value="dz(N=242) = +1.0906" calcext:value-type="string">
            <text:p>dz(N=242) = +1.0906</text:p>
          </table:table-cell>
          <table:table-cell office:value-type="string" calcext:value-type="string">
            <text:p>Baranski et al. (2016, UCRiverside)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7534</text:p>
          </table:table-cell>
          <table:table-cell office:value-type="float" office:value="137" calcext:value-type="float">
            <text:p>137</text:p>
          </table:table-cell>
          <table:table-cell table:formula="of:=FIND(&quot;=&quot;;[.I628];1)" office:value-type="float" office:value="4" calcext:value-type="float">
            <text:p>4</text:p>
          </table:table-cell>
          <table:table-cell table:formula="of:=COM.MICROSOFT.CONCAT(MID([.I628];1;[.K628]-2);&quot;(N=&quot;;[.J628];&quot;)&quot;;MID([.I628];[.K628]-1;LEN([.I628])-[.K628]+2))" office:value-type="string" office:string-value="dz(N=137) = +.7534" calcext:value-type="string">
            <text:p>dz(N=137) = +.7534</text:p>
          </table:table-cell>
          <table:table-cell office:value-type="string" calcext:value-type="string">
            <text:p>Brown et al. (2016, UofF)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962</text:p>
          </table:table-cell>
          <table:table-cell office:value-type="float" office:value="89" calcext:value-type="float">
            <text:p>89</text:p>
          </table:table-cell>
          <table:table-cell table:formula="of:=FIND(&quot;=&quot;;[.I629];1)" office:value-type="float" office:value="4" calcext:value-type="float">
            <text:p>4</text:p>
          </table:table-cell>
          <table:table-cell table:formula="of:=COM.MICROSOFT.CONCAT(MID([.I629];1;[.K629]-2);&quot;(N=&quot;;[.J629];&quot;)&quot;;MID([.I629];[.K629]-1;LEN([.I629])-[.K629]+2))" office:value-type="string" office:string-value="dz(N=89) = +.8962" calcext:value-type="string">
            <text:p>dz(N=89) = +.8962</text:p>
          </table:table-cell>
          <table:table-cell office:value-type="string" calcext:value-type="string">
            <text:p>Fletcher et al. (2016, UofSM)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6584</text:p>
          </table:table-cell>
          <table:table-cell office:value-type="float" office:value="81" calcext:value-type="float">
            <text:p>81</text:p>
          </table:table-cell>
          <table:table-cell table:formula="of:=FIND(&quot;=&quot;;[.I630];1)" office:value-type="float" office:value="4" calcext:value-type="float">
            <text:p>4</text:p>
          </table:table-cell>
          <table:table-cell table:formula="of:=COM.MICROSOFT.CONCAT(MID([.I630];1;[.K630]-2);&quot;(N=&quot;;[.J630];&quot;)&quot;;MID([.I630];[.K630]-1;LEN([.I630])-[.K630]+2))" office:value-type="string" office:string-value="dz(N=81) = +.6584" calcext:value-type="string">
            <text:p>dz(N=81) = +.6584</text:p>
          </table:table-cell>
          <table:table-cell office:value-type="string" calcext:value-type="string">
            <text:p>Re et al. (2016, UofT)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740</text:p>
          </table:table-cell>
          <table:table-cell office:value-type="float" office:value="194" calcext:value-type="float">
            <text:p>194</text:p>
          </table:table-cell>
          <table:table-cell table:formula="of:=FIND(&quot;=&quot;;[.I631];1)" office:value-type="float" office:value="4" calcext:value-type="float">
            <text:p>4</text:p>
          </table:table-cell>
          <table:table-cell table:formula="of:=COM.MICROSOFT.CONCAT(MID([.I631];1;[.K631]-2);&quot;(N=&quot;;[.J631];&quot;)&quot;;MID([.I631];[.K631]-1;LEN([.I631])-[.K631]+2))" office:value-type="string" office:string-value="dz(N=194) = +.8740" calcext:value-type="string">
            <text:p>dz(N=194) = +.8740</text:p>
          </table:table-cell>
          <table:table-cell office:value-type="string" calcext:value-type="string">
            <text:p>Ebersole et al. (2016, UofV) Study 1</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9611</text:p>
          </table:table-cell>
          <table:table-cell office:value-type="float" office:value="95" calcext:value-type="float">
            <text:p>95</text:p>
          </table:table-cell>
          <table:table-cell table:formula="of:=FIND(&quot;=&quot;;[.I632];1)" office:value-type="float" office:value="4" calcext:value-type="float">
            <text:p>4</text:p>
          </table:table-cell>
          <table:table-cell table:formula="of:=COM.MICROSOFT.CONCAT(MID([.I632];1;[.K632]-2);&quot;(N=&quot;;[.J632];&quot;)&quot;;MID([.I632];[.K632]-1;LEN([.I632])-[.K632]+2))" office:value-type="string" office:string-value="dz(N=95) = +.9611" calcext:value-type="string">
            <text:p>dz(N=95) = +.9611</text:p>
          </table:table-cell>
          <table:table-cell office:value-type="string" calcext:value-type="string">
            <text:p>Cairo et al. (2016, VirginiaCU) </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stroop effect</text:p>
          </table:table-cell>
          <table:table-cell office:value-type="string" calcext:value-type="string">
            <text:p>Stroop (1935) Study 2</text:p>
          </table:table-cell>
          <table:table-cell office:value-type="string" calcext:value-type="string">
            <text:p>dz = +2.04</text:p>
          </table:table-cell>
          <table:table-cell office:value-type="float" office:value="100" calcext:value-type="float">
            <text:p>100</text:p>
          </table:table-cell>
          <table:table-cell office:value-type="float" office:value="4" calcext:value-type="float">
            <text:p>4</text:p>
          </table:table-cell>
          <table:table-cell office:value-type="string" calcext:value-type="string">
            <text:p>dz(N=100) = +2.04</text:p>
          </table:table-cell>
          <table:table-cell office:value-type="string" calcext:value-type="string">
            <text:p>dz = +.8135</text:p>
          </table:table-cell>
          <table:table-cell office:value-type="float" office:value="620" calcext:value-type="float">
            <text:p>620</text:p>
          </table:table-cell>
          <table:table-cell table:formula="of:=FIND(&quot;=&quot;;[.I633];1)" office:value-type="float" office:value="4" calcext:value-type="float">
            <text:p>4</text:p>
          </table:table-cell>
          <table:table-cell table:formula="of:=COM.MICROSOFT.CONCAT(MID([.I633];1;[.K633]-2);&quot;(N=&quot;;[.J633];&quot;)&quot;;MID([.I633];[.K633]-1;LEN([.I633])-[.K633]+2))" office:value-type="string" office:string-value="dz(N=620) = +.8135" calcext:value-type="string">
            <text:p>dz(N=620) = +.8135</text:p>
          </table:table-cell>
          <table:table-cell office:value-type="string" calcext:value-type="string">
            <text:p>Ebersole et al. (2016, mTurk) Study 2</text:p>
          </table:table-cell>
          <table:table-cell table:number-columns-repeated="2"/>
          <table:table-cell office:value-type="string" calcext:value-type="string">
            <text:p>Cognitive</text:p>
          </table:table-cell>
          <table:table-cell table:number-columns-repeated="8"/>
          <table:table-cell office:value-type="string" calcext:value-type="string">
            <text:p>http://pubman.mpdl.mpg.de/pubman/item/escidoc:2389918/component/escidoc:2389917/Stroop_1935_Studies.pdf</text:p>
          </table:table-cell>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77</text:p>
          </table:table-cell>
          <table:table-cell office:value-type="float" office:value="44" calcext:value-type="float">
            <text:p>44</text:p>
          </table:table-cell>
          <table:table-cell table:formula="of:=FIND(&quot;=&quot;;[.I634];1)" office:value-type="float" office:value="3" calcext:value-type="float">
            <text:p>3</text:p>
          </table:table-cell>
          <table:table-cell table:formula="of:=COM.MICROSOFT.CONCAT(MID([.I634];1;[.K634]-2);&quot;(N=&quot;;[.J634];&quot;)&quot;;MID([.I634];[.K634]-1;LEN([.I634])-[.K634]+2))" office:value-type="string" office:string-value="d(N=44) = +.77" calcext:value-type="string">
            <text:p>d(N=44) = +.77</text:p>
          </table:table-cell>
          <table:table-cell office:value-type="string" calcext:value-type="string">
            <text:p>Bonfiglio et al. (2016, Ashland)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7</text:p>
          </table:table-cell>
          <table:table-cell office:value-type="float" office:value="58" calcext:value-type="float">
            <text:p>58</text:p>
          </table:table-cell>
          <table:table-cell table:formula="of:=FIND(&quot;=&quot;;[.I635];1)" office:value-type="float" office:value="3" calcext:value-type="float">
            <text:p>3</text:p>
          </table:table-cell>
          <table:table-cell table:formula="of:=COM.MICROSOFT.CONCAT(MID([.I635];1;[.K635]-2);&quot;(N=&quot;;[.J635];&quot;)&quot;;MID([.I635];[.K635]-1;LEN([.I635])-[.K635]+2))" office:value-type="string" office:string-value="d(N=58) = +.07" calcext:value-type="string">
            <text:p>d(N=58) = +.07</text:p>
          </table:table-cell>
          <table:table-cell office:value-type="string" calcext:value-type="string">
            <text:p>Hermann et al. (2016, Bradley)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9</text:p>
          </table:table-cell>
          <table:table-cell office:value-type="float" office:value="23" calcext:value-type="float">
            <text:p>23</text:p>
          </table:table-cell>
          <table:table-cell table:formula="of:=FIND(&quot;=&quot;;[.I636];1)" office:value-type="float" office:value="3" calcext:value-type="float">
            <text:p>3</text:p>
          </table:table-cell>
          <table:table-cell table:formula="of:=COM.MICROSOFT.CONCAT(MID([.I636];1;[.K636]-2);&quot;(N=&quot;;[.J636];&quot;)&quot;;MID([.I636];[.K636]-1;LEN([.I636])-[.K636]+2))" office:value-type="string" office:string-value="d(N=23) = +.09" calcext:value-type="string">
            <text:p>d(N=23) = +.09</text:p>
          </table:table-cell>
          <table:table-cell office:value-type="string" calcext:value-type="string">
            <text:p>Capaldi et al. (2016, Carleton)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58</text:p>
          </table:table-cell>
          <table:table-cell office:value-type="float" office:value="39" calcext:value-type="float">
            <text:p>39</text:p>
          </table:table-cell>
          <table:table-cell table:formula="of:=FIND(&quot;=&quot;;[.I637];1)" office:value-type="float" office:value="3" calcext:value-type="float">
            <text:p>3</text:p>
          </table:table-cell>
          <table:table-cell table:formula="of:=COM.MICROSOFT.CONCAT(MID([.I637];1;[.K637]-2);&quot;(N=&quot;;[.J637];&quot;)&quot;;MID([.I637];[.K637]-1;LEN([.I637])-[.K637]+2))" office:value-type="string" office:string-value="d(N=39) = +.58" calcext:value-type="string">
            <text:p>d(N=39) = +.58</text:p>
          </table:table-cell>
          <table:table-cell office:value-type="string" calcext:value-type="string">
            <text:p>Vaughn (2016, Ithaca)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8</text:p>
          </table:table-cell>
          <table:table-cell office:value-type="float" office:value="52" calcext:value-type="float">
            <text:p>52</text:p>
          </table:table-cell>
          <table:table-cell table:formula="of:=FIND(&quot;=&quot;;[.I638];1)" office:value-type="float" office:value="3" calcext:value-type="float">
            <text:p>3</text:p>
          </table:table-cell>
          <table:table-cell table:formula="of:=COM.MICROSOFT.CONCAT(MID([.I638];1;[.K638]-2);&quot;(N=&quot;;[.J638];&quot;)&quot;;MID([.I638];[.K638]-1;LEN([.I638])-[.K638]+2))" office:value-type="string" office:string-value="d(N=52) = +.08" calcext:value-type="string">
            <text:p>d(N=52) = +.08</text:p>
          </table:table-cell>
          <table:table-cell office:value-type="string" calcext:value-type="string">
            <text:p>Belanger et al. (2016, Miami)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9</text:p>
          </table:table-cell>
          <table:table-cell office:value-type="float" office:value="159" calcext:value-type="float">
            <text:p>159</text:p>
          </table:table-cell>
          <table:table-cell table:formula="of:=FIND(&quot;=&quot;;[.I639];1)" office:value-type="float" office:value="3" calcext:value-type="float">
            <text:p>3</text:p>
          </table:table-cell>
          <table:table-cell table:formula="of:=COM.MICROSOFT.CONCAT(MID([.I639];1;[.K639]-2);&quot;(N=&quot;;[.J639];&quot;)&quot;;MID([.I639];[.K639]-1;LEN([.I639])-[.K639]+2))" office:value-type="string" office:string-value="d(N=159) = +.09" calcext:value-type="string">
            <text:p>d(N=159) = +.09</text:p>
          </table:table-cell>
          <table:table-cell office:value-type="string" calcext:value-type="string">
            <text:p>Johnson et al. (2016, Michigan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65</text:p>
          </table:table-cell>
          <table:table-cell office:value-type="float" office:value="64" calcext:value-type="float">
            <text:p>64</text:p>
          </table:table-cell>
          <table:table-cell table:formula="of:=FIND(&quot;=&quot;;[.I640];1)" office:value-type="float" office:value="3" calcext:value-type="float">
            <text:p>3</text:p>
          </table:table-cell>
          <table:table-cell table:formula="of:=COM.MICROSOFT.CONCAT(MID([.I640];1;[.K640]-2);&quot;(N=&quot;;[.J640];&quot;)&quot;;MID([.I640];[.K640]-1;LEN([.I640])-[.K640]+2))" office:value-type="string" office:string-value="d(N=64) = +.65" calcext:value-type="string">
            <text:p>d(N=64) = +.65</text:p>
          </table:table-cell>
          <table:table-cell office:value-type="string" calcext:value-type="string">
            <text:p>Allen (2016, Montana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68</text:p>
          </table:table-cell>
          <table:table-cell office:value-type="float" office:value="68" calcext:value-type="float">
            <text:p>68</text:p>
          </table:table-cell>
          <table:table-cell table:formula="of:=FIND(&quot;=&quot;;[.I641];1)" office:value-type="float" office:value="3" calcext:value-type="float">
            <text:p>3</text:p>
          </table:table-cell>
          <table:table-cell table:formula="of:=COM.MICROSOFT.CONCAT(MID([.I641];1;[.K641]-2);&quot;(N=&quot;;[.J641];&quot;)&quot;;MID([.I641];[.K641]-1;LEN([.I641])-[.K641]+2))" office:value-type="string" office:string-value="d(N=68) = +.68" calcext:value-type="string">
            <text:p>d(N=68) = +.68</text:p>
          </table:table-cell>
          <table:table-cell office:value-type="string" calcext:value-type="string">
            <text:p>Banks et al. (2016, Nova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3</text:p>
          </table:table-cell>
          <table:table-cell office:value-type="float" office:value="73" calcext:value-type="float">
            <text:p>73</text:p>
          </table:table-cell>
          <table:table-cell table:formula="of:=FIND(&quot;=&quot;;[.I642];1)" office:value-type="float" office:value="3" calcext:value-type="float">
            <text:p>3</text:p>
          </table:table-cell>
          <table:table-cell table:formula="of:=COM.MICROSOFT.CONCAT(MID([.I642];1;[.K642]-2);&quot;(N=&quot;;[.J642];&quot;)&quot;;MID([.I642];[.K642]-1;LEN([.I642])-[.K642]+2))" office:value-type="string" office:string-value="d(N=73) = +.03" calcext:value-type="string">
            <text:p>d(N=73) = +.03</text:p>
          </table:table-cell>
          <table:table-cell office:value-type="string" calcext:value-type="string">
            <text:p>Wirth (2016, OSUNewark)</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64</text:p>
          </table:table-cell>
          <table:table-cell office:value-type="float" office:value="52" calcext:value-type="float">
            <text:p>52</text:p>
          </table:table-cell>
          <table:table-cell table:formula="of:=FIND(&quot;=&quot;;[.I643];1)" office:value-type="float" office:value="3" calcext:value-type="float">
            <text:p>3</text:p>
          </table:table-cell>
          <table:table-cell table:formula="of:=COM.MICROSOFT.CONCAT(MID([.I643];1;[.K643]-2);&quot;(N=&quot;;[.J643];&quot;)&quot;;MID([.I643];[.K643]-1;LEN([.I643])-[.K643]+2))" office:value-type="string" office:string-value="d(N=52) = +.64" calcext:value-type="string">
            <text:p>d(N=52) = +.64</text:p>
          </table:table-cell>
          <table:table-cell office:value-type="string" calcext:value-type="string">
            <text:p>Grahe et al. (2016, PacificL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42</text:p>
          </table:table-cell>
          <table:table-cell office:value-type="float" office:value="53" calcext:value-type="float">
            <text:p>53</text:p>
          </table:table-cell>
          <table:table-cell table:formula="of:=FIND(&quot;=&quot;;[.I644];1)" office:value-type="float" office:value="3" calcext:value-type="float">
            <text:p>3</text:p>
          </table:table-cell>
          <table:table-cell table:formula="of:=COM.MICROSOFT.CONCAT(MID([.I644];1;[.K644]-2);&quot;(N=&quot;;[.J644];&quot;)&quot;;MID([.I644];[.K644]-1;LEN([.I644])-[.K644]+2))" office:value-type="string" office:string-value="d(N=53) = +.42" calcext:value-type="string">
            <text:p>d(N=53) = +.42</text:p>
          </table:table-cell>
          <table:table-cell office:value-type="string" calcext:value-type="string">
            <text:p>Bernstein (2016, PSAbington)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54</text:p>
          </table:table-cell>
          <table:table-cell office:value-type="float" office:value="65" calcext:value-type="float">
            <text:p>65</text:p>
          </table:table-cell>
          <table:table-cell table:formula="of:=FIND(&quot;=&quot;;[.I645];1)" office:value-type="float" office:value="3" calcext:value-type="float">
            <text:p>3</text:p>
          </table:table-cell>
          <table:table-cell table:formula="of:=COM.MICROSOFT.CONCAT(MID([.I645];1;[.K645]-2);&quot;(N=&quot;;[.J645];&quot;)&quot;;MID([.I645];[.K645]-1;LEN([.I645])-[.K645]+2))" office:value-type="string" office:string-value="d(N=65) = +.54" calcext:value-type="string">
            <text:p>d(N=65) = +.54</text:p>
          </table:table-cell>
          <table:table-cell office:value-type="string" calcext:value-type="string">
            <text:p>Devos et al. (2016, SD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16</text:p>
          </table:table-cell>
          <table:table-cell office:value-type="float" office:value="109" calcext:value-type="float">
            <text:p>109</text:p>
          </table:table-cell>
          <table:table-cell table:formula="of:=FIND(&quot;=&quot;;[.I646];1)" office:value-type="float" office:value="3" calcext:value-type="float">
            <text:p>3</text:p>
          </table:table-cell>
          <table:table-cell table:formula="of:=COM.MICROSOFT.CONCAT(MID([.I646];1;[.K646]-2);&quot;(N=&quot;;[.J646];&quot;)&quot;;MID([.I646];[.K646]-1;LEN([.I646])-[.K646]+2))" office:value-type="string" office:string-value="d(N=109) = +.16" calcext:value-type="string">
            <text:p>d(N=109) = +.16</text:p>
          </table:table-cell>
          <table:table-cell office:value-type="string" calcext:value-type="string">
            <text:p>Davis &amp; Hicks (2016, TexasA&amp;M)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42</text:p>
          </table:table-cell>
          <table:table-cell office:value-type="float" office:value="63" calcext:value-type="float">
            <text:p>63</text:p>
          </table:table-cell>
          <table:table-cell table:formula="of:=FIND(&quot;=&quot;;[.I647];1)" office:value-type="float" office:value="3" calcext:value-type="float">
            <text:p>3</text:p>
          </table:table-cell>
          <table:table-cell table:formula="of:=COM.MICROSOFT.CONCAT(MID([.I647];1;[.K647]-2);&quot;(N=&quot;;[.J647];&quot;)&quot;;MID([.I647];[.K647]-1;LEN([.I647])-[.K647]+2))" office:value-type="string" office:string-value="d(N=63) = +.42" calcext:value-type="string">
            <text:p>d(N=63) = +.42</text:p>
          </table:table-cell>
          <table:table-cell office:value-type="string" calcext:value-type="string">
            <text:p>German et al. (2016, UCDavis)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11</text:p>
          </table:table-cell>
          <table:table-cell office:value-type="float" office:value="110" calcext:value-type="float">
            <text:p>110</text:p>
          </table:table-cell>
          <table:table-cell table:formula="of:=FIND(&quot;=&quot;;[.I648];1)" office:value-type="float" office:value="3" calcext:value-type="float">
            <text:p>3</text:p>
          </table:table-cell>
          <table:table-cell table:formula="of:=COM.MICROSOFT.CONCAT(MID([.I648];1;[.K648]-2);&quot;(N=&quot;;[.J648];&quot;)&quot;;MID([.I648];[.K648]-1;LEN([.I648])-[.K648]+2))" office:value-type="string" office:string-value="d(N=110) = +.11" calcext:value-type="string">
            <text:p>d(N=110) = +.11</text:p>
          </table:table-cell>
          <table:table-cell office:value-type="string" calcext:value-type="string">
            <text:p>Baranski et al. (2016, UCRiverside)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22</text:p>
          </table:table-cell>
          <table:table-cell office:value-type="float" office:value="72" calcext:value-type="float">
            <text:p>72</text:p>
          </table:table-cell>
          <table:table-cell table:formula="of:=FIND(&quot;=&quot;;[.I649];1)" office:value-type="float" office:value="3" calcext:value-type="float">
            <text:p>3</text:p>
          </table:table-cell>
          <table:table-cell table:formula="of:=COM.MICROSOFT.CONCAT(MID([.I649];1;[.K649]-2);&quot;(N=&quot;;[.J649];&quot;)&quot;;MID([.I649];[.K649]-1;LEN([.I649])-[.K649]+2))" office:value-type="string" office:string-value="d(N=72) = +.22" calcext:value-type="string">
            <text:p>d(N=72) = +.22</text:p>
          </table:table-cell>
          <table:table-cell office:value-type="string" calcext:value-type="string">
            <text:p>Brown et al. (2016, UofF)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5</text:p>
          </table:table-cell>
          <table:table-cell office:value-type="float" office:value="39" calcext:value-type="float">
            <text:p>39</text:p>
          </table:table-cell>
          <table:table-cell table:formula="of:=FIND(&quot;=&quot;;[.I650];1)" office:value-type="float" office:value="3" calcext:value-type="float">
            <text:p>3</text:p>
          </table:table-cell>
          <table:table-cell table:formula="of:=COM.MICROSOFT.CONCAT(MID([.I650];1;[.K650]-2);&quot;(N=&quot;;[.J650];&quot;)&quot;;MID([.I650];[.K650]-1;LEN([.I650])-[.K650]+2))" office:value-type="string" office:string-value="d(N=39) = +.05" calcext:value-type="string">
            <text:p>d(N=39) = +.05</text:p>
          </table:table-cell>
          <table:table-cell office:value-type="string" calcext:value-type="string">
            <text:p>Fletcher et al. (2016, UofSM)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49</text:p>
          </table:table-cell>
          <table:table-cell office:value-type="float" office:value="37" calcext:value-type="float">
            <text:p>37</text:p>
          </table:table-cell>
          <table:table-cell table:formula="of:=FIND(&quot;=&quot;;[.I651];1)" office:value-type="float" office:value="3" calcext:value-type="float">
            <text:p>3</text:p>
          </table:table-cell>
          <table:table-cell table:formula="of:=COM.MICROSOFT.CONCAT(MID([.I651];1;[.K651]-2);&quot;(N=&quot;;[.J651];&quot;)&quot;;MID([.I651];[.K651]-1;LEN([.I651])-[.K651]+2))" office:value-type="string" office:string-value="d(N=37) = +.49" calcext:value-type="string">
            <text:p>d(N=37) = +.49</text:p>
          </table:table-cell>
          <table:table-cell office:value-type="string" calcext:value-type="string">
            <text:p>Re et al. (2016, UofT)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04</text:p>
          </table:table-cell>
          <table:table-cell office:value-type="float" office:value="104" calcext:value-type="float">
            <text:p>104</text:p>
          </table:table-cell>
          <table:table-cell table:formula="of:=FIND(&quot;=&quot;;[.I652];1)" office:value-type="float" office:value="3" calcext:value-type="float">
            <text:p>3</text:p>
          </table:table-cell>
          <table:table-cell table:formula="of:=COM.MICROSOFT.CONCAT(MID([.I652];1;[.K652]-2);&quot;(N=&quot;;[.J652];&quot;)&quot;;MID([.I652];[.K652]-1;LEN([.I652])-[.K652]+2))" office:value-type="string" office:string-value="d(N=104) = +.04" calcext:value-type="string">
            <text:p>d(N=104) = +.04</text:p>
          </table:table-cell>
          <table:table-cell office:value-type="string" calcext:value-type="string">
            <text:p>Ebersole et al. (2016, UofV) Study 1</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metaphoric restructuring effect</text:p>
          </table:table-cell>
          <table:table-cell office:value-type="string" calcext:value-type="string">
            <text:p>Boroditsky (2000) Study 1</text:p>
          </table:table-cell>
          <table:table-cell office:value-type="string" calcext:value-type="string">
            <text:p>d = +.63 ± .56</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3 ± .56</text:p>
          </table:table-cell>
          <table:table-cell office:value-type="string" calcext:value-type="string">
            <text:p>d = -.12</text:p>
          </table:table-cell>
          <table:table-cell office:value-type="float" office:value="51" calcext:value-type="float">
            <text:p>51</text:p>
          </table:table-cell>
          <table:table-cell table:formula="of:=FIND(&quot;=&quot;;[.I653];1)" office:value-type="float" office:value="3" calcext:value-type="float">
            <text:p>3</text:p>
          </table:table-cell>
          <table:table-cell table:formula="of:=COM.MICROSOFT.CONCAT(MID([.I653];1;[.K653]-2);&quot;(N=&quot;;[.J653];&quot;)&quot;;MID([.I653];[.K653]-1;LEN([.I653])-[.K653]+2))" office:value-type="string" office:string-value="d(N=51) = -.12" calcext:value-type="string">
            <text:p>d(N=51) = -.12</text:p>
          </table:table-cell>
          <table:table-cell office:value-type="string" calcext:value-type="string">
            <text:p>Cairo et al. (2016, VirginiaC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29</text:p>
          </table:table-cell>
          <table:table-cell office:value-type="float" office:value="77" calcext:value-type="float">
            <text:p>77</text:p>
          </table:table-cell>
          <table:table-cell table:formula="of:=FIND(&quot;=&quot;;[.I654];1)" office:value-type="float" office:value="3" calcext:value-type="float">
            <text:p>3</text:p>
          </table:table-cell>
          <table:table-cell table:formula="of:=COM.MICROSOFT.CONCAT(MID([.I654];1;[.K654]-2);&quot;(N=&quot;;[.J654];&quot;)&quot;;MID([.I654];[.K654]-1;LEN([.I654])-[.K654]+2))" office:value-type="string" office:string-value="d(N=77) = -.29" calcext:value-type="string">
            <text:p>d(N=77) = -.29</text:p>
          </table:table-cell>
          <table:table-cell office:value-type="string" calcext:value-type="string">
            <text:p>Bonfiglio et al. (2016, Ashland)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0</text:p>
          </table:table-cell>
          <table:table-cell office:value-type="float" office:value="112" calcext:value-type="float">
            <text:p>112</text:p>
          </table:table-cell>
          <table:table-cell table:formula="of:=FIND(&quot;=&quot;;[.I655];1)" office:value-type="float" office:value="3" calcext:value-type="float">
            <text:p>3</text:p>
          </table:table-cell>
          <table:table-cell table:formula="of:=COM.MICROSOFT.CONCAT(MID([.I655];1;[.K655]-2);&quot;(N=&quot;;[.J655];&quot;)&quot;;MID([.I655];[.K655]-1;LEN([.I655])-[.K655]+2))" office:value-type="string" office:string-value="d(N=112) = .00" calcext:value-type="string">
            <text:p>d(N=112) = .00</text:p>
          </table:table-cell>
          <table:table-cell office:value-type="string" calcext:value-type="string">
            <text:p>Hermann et al. (2016, Bradley)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27</text:p>
          </table:table-cell>
          <table:table-cell office:value-type="float" office:value="37" calcext:value-type="float">
            <text:p>37</text:p>
          </table:table-cell>
          <table:table-cell table:formula="of:=FIND(&quot;=&quot;;[.I656];1)" office:value-type="float" office:value="3" calcext:value-type="float">
            <text:p>3</text:p>
          </table:table-cell>
          <table:table-cell table:formula="of:=COM.MICROSOFT.CONCAT(MID([.I656];1;[.K656]-2);&quot;(N=&quot;;[.J656];&quot;)&quot;;MID([.I656];[.K656]-1;LEN([.I656])-[.K656]+2))" office:value-type="string" office:string-value="d(N=37) = +.27" calcext:value-type="string">
            <text:p>d(N=37) = +.27</text:p>
          </table:table-cell>
          <table:table-cell office:value-type="string" calcext:value-type="string">
            <text:p>Capaldi et al. (2016, Carleton)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23</text:p>
          </table:table-cell>
          <table:table-cell office:value-type="float" office:value="86" calcext:value-type="float">
            <text:p>86</text:p>
          </table:table-cell>
          <table:table-cell table:formula="of:=FIND(&quot;=&quot;;[.I657];1)" office:value-type="float" office:value="3" calcext:value-type="float">
            <text:p>3</text:p>
          </table:table-cell>
          <table:table-cell table:formula="of:=COM.MICROSOFT.CONCAT(MID([.I657];1;[.K657]-2);&quot;(N=&quot;;[.J657];&quot;)&quot;;MID([.I657];[.K657]-1;LEN([.I657])-[.K657]+2))" office:value-type="string" office:string-value="d(N=86) = -.23" calcext:value-type="string">
            <text:p>d(N=86) = -.23</text:p>
          </table:table-cell>
          <table:table-cell office:value-type="string" calcext:value-type="string">
            <text:p>Vaughn (2016, Ithaca)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42</text:p>
          </table:table-cell>
          <table:table-cell office:value-type="float" office:value="91" calcext:value-type="float">
            <text:p>91</text:p>
          </table:table-cell>
          <table:table-cell table:formula="of:=FIND(&quot;=&quot;;[.I658];1)" office:value-type="float" office:value="3" calcext:value-type="float">
            <text:p>3</text:p>
          </table:table-cell>
          <table:table-cell table:formula="of:=COM.MICROSOFT.CONCAT(MID([.I658];1;[.K658]-2);&quot;(N=&quot;;[.J658];&quot;)&quot;;MID([.I658];[.K658]-1;LEN([.I658])-[.K658]+2))" office:value-type="string" office:string-value="d(N=91) = +.42" calcext:value-type="string">
            <text:p>d(N=91) = +.42</text:p>
          </table:table-cell>
          <table:table-cell office:value-type="string" calcext:value-type="string">
            <text:p>Belanger et al. (2016, Miami)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1</text:p>
          </table:table-cell>
          <table:table-cell office:value-type="float" office:value="303" calcext:value-type="float">
            <text:p>303</text:p>
          </table:table-cell>
          <table:table-cell table:formula="of:=FIND(&quot;=&quot;;[.I659];1)" office:value-type="float" office:value="3" calcext:value-type="float">
            <text:p>3</text:p>
          </table:table-cell>
          <table:table-cell table:formula="of:=COM.MICROSOFT.CONCAT(MID([.I659];1;[.K659]-2);&quot;(N=&quot;;[.J659];&quot;)&quot;;MID([.I659];[.K659]-1;LEN([.I659])-[.K659]+2))" office:value-type="string" office:string-value="d(N=303) = -.01" calcext:value-type="string">
            <text:p>d(N=303) = -.01</text:p>
          </table:table-cell>
          <table:table-cell office:value-type="string" calcext:value-type="string">
            <text:p>Johnson et al. (2016, Michigan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7</text:p>
          </table:table-cell>
          <table:table-cell office:value-type="float" office:value="116" calcext:value-type="float">
            <text:p>116</text:p>
          </table:table-cell>
          <table:table-cell table:formula="of:=FIND(&quot;=&quot;;[.I660];1)" office:value-type="float" office:value="3" calcext:value-type="float">
            <text:p>3</text:p>
          </table:table-cell>
          <table:table-cell table:formula="of:=COM.MICROSOFT.CONCAT(MID([.I660];1;[.K660]-2);&quot;(N=&quot;;[.J660];&quot;)&quot;;MID([.I660];[.K660]-1;LEN([.I660])-[.K660]+2))" office:value-type="string" office:string-value="d(N=116) = +.07" calcext:value-type="string">
            <text:p>d(N=116) = +.07</text:p>
          </table:table-cell>
          <table:table-cell office:value-type="string" calcext:value-type="string">
            <text:p>Allen (2016, Montana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3</text:p>
          </table:table-cell>
          <table:table-cell office:value-type="float" office:value="122" calcext:value-type="float">
            <text:p>122</text:p>
          </table:table-cell>
          <table:table-cell table:formula="of:=FIND(&quot;=&quot;;[.I661];1)" office:value-type="float" office:value="3" calcext:value-type="float">
            <text:p>3</text:p>
          </table:table-cell>
          <table:table-cell table:formula="of:=COM.MICROSOFT.CONCAT(MID([.I661];1;[.K661]-2);&quot;(N=&quot;;[.J661];&quot;)&quot;;MID([.I661];[.K661]-1;LEN([.I661])-[.K661]+2))" office:value-type="string" office:string-value="d(N=122) = -.03" calcext:value-type="string">
            <text:p>d(N=122) = -.03</text:p>
          </table:table-cell>
          <table:table-cell office:value-type="string" calcext:value-type="string">
            <text:p>Banks et al. (2016, Nova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5</text:p>
          </table:table-cell>
          <table:table-cell office:value-type="float" office:value="148" calcext:value-type="float">
            <text:p>148</text:p>
          </table:table-cell>
          <table:table-cell table:formula="of:=FIND(&quot;=&quot;;[.I662];1)" office:value-type="float" office:value="3" calcext:value-type="float">
            <text:p>3</text:p>
          </table:table-cell>
          <table:table-cell table:formula="of:=COM.MICROSOFT.CONCAT(MID([.I662];1;[.K662]-2);&quot;(N=&quot;;[.J662];&quot;)&quot;;MID([.I662];[.K662]-1;LEN([.I662])-[.K662]+2))" office:value-type="string" office:string-value="d(N=148) = -.05" calcext:value-type="string">
            <text:p>d(N=148) = -.05</text:p>
          </table:table-cell>
          <table:table-cell office:value-type="string" calcext:value-type="string">
            <text:p>Wirth (2016, OSUNewark)</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35</text:p>
          </table:table-cell>
          <table:table-cell office:value-type="float" office:value="99" calcext:value-type="float">
            <text:p>99</text:p>
          </table:table-cell>
          <table:table-cell table:formula="of:=FIND(&quot;=&quot;;[.I663];1)" office:value-type="float" office:value="3" calcext:value-type="float">
            <text:p>3</text:p>
          </table:table-cell>
          <table:table-cell table:formula="of:=COM.MICROSOFT.CONCAT(MID([.I663];1;[.K663]-2);&quot;(N=&quot;;[.J663];&quot;)&quot;;MID([.I663];[.K663]-1;LEN([.I663])-[.K663]+2))" office:value-type="string" office:string-value="d(N=99) = +.35" calcext:value-type="string">
            <text:p>d(N=99) = +.35</text:p>
          </table:table-cell>
          <table:table-cell office:value-type="string" calcext:value-type="string">
            <text:p>Grahe et al. (2016, PacificL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14</text:p>
          </table:table-cell>
          <table:table-cell office:value-type="float" office:value="103" calcext:value-type="float">
            <text:p>103</text:p>
          </table:table-cell>
          <table:table-cell table:formula="of:=FIND(&quot;=&quot;;[.I664];1)" office:value-type="float" office:value="3" calcext:value-type="float">
            <text:p>3</text:p>
          </table:table-cell>
          <table:table-cell table:formula="of:=COM.MICROSOFT.CONCAT(MID([.I664];1;[.K664]-2);&quot;(N=&quot;;[.J664];&quot;)&quot;;MID([.I664];[.K664]-1;LEN([.I664])-[.K664]+2))" office:value-type="string" office:string-value="d(N=103) = -.14" calcext:value-type="string">
            <text:p>d(N=103) = -.14</text:p>
          </table:table-cell>
          <table:table-cell office:value-type="string" calcext:value-type="string">
            <text:p>Bernstein (2016, PSAbington)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1</text:p>
          </table:table-cell>
          <table:table-cell office:value-type="float" office:value="133" calcext:value-type="float">
            <text:p>133</text:p>
          </table:table-cell>
          <table:table-cell table:formula="of:=FIND(&quot;=&quot;;[.I665];1)" office:value-type="float" office:value="3" calcext:value-type="float">
            <text:p>3</text:p>
          </table:table-cell>
          <table:table-cell table:formula="of:=COM.MICROSOFT.CONCAT(MID([.I665];1;[.K665]-2);&quot;(N=&quot;;[.J665];&quot;)&quot;;MID([.I665];[.K665]-1;LEN([.I665])-[.K665]+2))" office:value-type="string" office:string-value="d(N=133) = +.01" calcext:value-type="string">
            <text:p>d(N=133) = +.01</text:p>
          </table:table-cell>
          <table:table-cell office:value-type="string" calcext:value-type="string">
            <text:p>Devos et al. (2016, SDS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3</text:p>
          </table:table-cell>
          <table:table-cell office:value-type="float" office:value="171" calcext:value-type="float">
            <text:p>171</text:p>
          </table:table-cell>
          <table:table-cell table:formula="of:=FIND(&quot;=&quot;;[.I666];1)" office:value-type="float" office:value="3" calcext:value-type="float">
            <text:p>3</text:p>
          </table:table-cell>
          <table:table-cell table:formula="of:=COM.MICROSOFT.CONCAT(MID([.I666];1;[.K666]-2);&quot;(N=&quot;;[.J666];&quot;)&quot;;MID([.I666];[.K666]-1;LEN([.I666])-[.K666]+2))" office:value-type="string" office:string-value="d(N=171) = -.03" calcext:value-type="string">
            <text:p>d(N=171) = -.03</text:p>
          </table:table-cell>
          <table:table-cell office:value-type="string" calcext:value-type="string">
            <text:p>Davis &amp; Hicks (2016, TexasA&amp;M)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39</text:p>
          </table:table-cell>
          <table:table-cell office:value-type="float" office:value="114" calcext:value-type="float">
            <text:p>114</text:p>
          </table:table-cell>
          <table:table-cell table:formula="of:=FIND(&quot;=&quot;;[.I667];1)" office:value-type="float" office:value="3" calcext:value-type="float">
            <text:p>3</text:p>
          </table:table-cell>
          <table:table-cell table:formula="of:=COM.MICROSOFT.CONCAT(MID([.I667];1;[.K667]-2);&quot;(N=&quot;;[.J667];&quot;)&quot;;MID([.I667];[.K667]-1;LEN([.I667])-[.K667]+2))" office:value-type="string" office:string-value="d(N=114) = +.39" calcext:value-type="string">
            <text:p>d(N=114) = +.39</text:p>
          </table:table-cell>
          <table:table-cell office:value-type="string" calcext:value-type="string">
            <text:p>German et al. (2016, UCDavis)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21</text:p>
          </table:table-cell>
          <table:table-cell office:value-type="float" office:value="217" calcext:value-type="float">
            <text:p>217</text:p>
          </table:table-cell>
          <table:table-cell table:formula="of:=FIND(&quot;=&quot;;[.I668];1)" office:value-type="float" office:value="3" calcext:value-type="float">
            <text:p>3</text:p>
          </table:table-cell>
          <table:table-cell table:formula="of:=COM.MICROSOFT.CONCAT(MID([.I668];1;[.K668]-2);&quot;(N=&quot;;[.J668];&quot;)&quot;;MID([.I668];[.K668]-1;LEN([.I668])-[.K668]+2))" office:value-type="string" office:string-value="d(N=217) = +.21" calcext:value-type="string">
            <text:p>d(N=217) = +.21</text:p>
          </table:table-cell>
          <table:table-cell office:value-type="string" calcext:value-type="string">
            <text:p>Baranski et al. (2016, UCRiverside)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08</text:p>
          </table:table-cell>
          <table:table-cell office:value-type="float" office:value="129" calcext:value-type="float">
            <text:p>129</text:p>
          </table:table-cell>
          <table:table-cell table:formula="of:=FIND(&quot;=&quot;;[.I669];1)" office:value-type="float" office:value="3" calcext:value-type="float">
            <text:p>3</text:p>
          </table:table-cell>
          <table:table-cell table:formula="of:=COM.MICROSOFT.CONCAT(MID([.I669];1;[.K669]-2);&quot;(N=&quot;;[.J669];&quot;)&quot;;MID([.I669];[.K669]-1;LEN([.I669])-[.K669]+2))" office:value-type="string" office:string-value="d(N=129) = -.08" calcext:value-type="string">
            <text:p>d(N=129) = -.08</text:p>
          </table:table-cell>
          <table:table-cell office:value-type="string" calcext:value-type="string">
            <text:p>Brown et al. (2016, UofF)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103</text:p>
          </table:table-cell>
          <table:table-cell office:value-type="float" office:value="80" calcext:value-type="float">
            <text:p>80</text:p>
          </table:table-cell>
          <table:table-cell table:formula="of:=FIND(&quot;=&quot;;[.I670];1)" office:value-type="float" office:value="3" calcext:value-type="float">
            <text:p>3</text:p>
          </table:table-cell>
          <table:table-cell table:formula="of:=COM.MICROSOFT.CONCAT(MID([.I670];1;[.K670]-2);&quot;(N=&quot;;[.J670];&quot;)&quot;;MID([.I670];[.K670]-1;LEN([.I670])-[.K670]+2))" office:value-type="string" office:string-value="d(N=80) = +.103" calcext:value-type="string">
            <text:p>d(N=80) = +.103</text:p>
          </table:table-cell>
          <table:table-cell office:value-type="string" calcext:value-type="string">
            <text:p>Fletcher et al. (2016, UofSM)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15</text:p>
          </table:table-cell>
          <table:table-cell office:value-type="float" office:value="78" calcext:value-type="float">
            <text:p>78</text:p>
          </table:table-cell>
          <table:table-cell table:formula="of:=FIND(&quot;=&quot;;[.I671];1)" office:value-type="float" office:value="3" calcext:value-type="float">
            <text:p>3</text:p>
          </table:table-cell>
          <table:table-cell table:formula="of:=COM.MICROSOFT.CONCAT(MID([.I671];1;[.K671]-2);&quot;(N=&quot;;[.J671];&quot;)&quot;;MID([.I671];[.K671]-1;LEN([.I671])-[.K671]+2))" office:value-type="string" office:string-value="d(N=78) = +.15" calcext:value-type="string">
            <text:p>d(N=78) = +.15</text:p>
          </table:table-cell>
          <table:table-cell office:value-type="string" calcext:value-type="string">
            <text:p>Re et al. (2016, UofT)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15</text:p>
          </table:table-cell>
          <table:table-cell office:value-type="float" office:value="190" calcext:value-type="float">
            <text:p>190</text:p>
          </table:table-cell>
          <table:table-cell table:formula="of:=FIND(&quot;=&quot;;[.I672];1)" office:value-type="float" office:value="3" calcext:value-type="float">
            <text:p>3</text:p>
          </table:table-cell>
          <table:table-cell table:formula="of:=COM.MICROSOFT.CONCAT(MID([.I672];1;[.K672]-2);&quot;(N=&quot;;[.J672];&quot;)&quot;;MID([.I672];[.K672]-1;LEN([.I672])-[.K672]+2))" office:value-type="string" office:string-value="d(N=190) = +.15" calcext:value-type="string">
            <text:p>d(N=190) = +.15</text:p>
          </table:table-cell>
          <table:table-cell office:value-type="string" calcext:value-type="string">
            <text:p>Ebersole et al. (2016, UofV) Study 1</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24</text:p>
          </table:table-cell>
          <table:table-cell office:value-type="float" office:value="91" calcext:value-type="float">
            <text:p>91</text:p>
          </table:table-cell>
          <table:table-cell table:formula="of:=FIND(&quot;=&quot;;[.I673];1)" office:value-type="float" office:value="3" calcext:value-type="float">
            <text:p>3</text:p>
          </table:table-cell>
          <table:table-cell table:formula="of:=COM.MICROSOFT.CONCAT(MID([.I673];1;[.K673]-2);&quot;(N=&quot;;[.J673];&quot;)&quot;;MID([.I673];[.K673]-1;LEN([.I673])-[.K673]+2))" office:value-type="string" office:string-value="d(N=91) = +.24" calcext:value-type="string">
            <text:p>d(N=91) = +.24</text:p>
          </table:table-cell>
          <table:table-cell office:value-type="string" calcext:value-type="string">
            <text:p>Cairo et al. (2016, VirginiaCU) </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availability heuristic (word frequency)</text:p>
          </table:table-cell>
          <table:table-cell office:value-type="string" calcext:value-type="string">
            <text:p>Tversky &amp; Kahneman (1973) Study 3</text:p>
          </table:table-cell>
          <table:table-cell office:value-type="string" calcext:value-type="string">
            <text:p>d = +.82 ± .35</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d(N=152) = +.82 ± .35</text:p>
          </table:table-cell>
          <table:table-cell office:value-type="string" calcext:value-type="string">
            <text:p>d = +.18</text:p>
          </table:table-cell>
          <table:table-cell office:value-type="float" office:value="591" calcext:value-type="float">
            <text:p>591</text:p>
          </table:table-cell>
          <table:table-cell table:formula="of:=FIND(&quot;=&quot;;[.I674];1)" office:value-type="float" office:value="3" calcext:value-type="float">
            <text:p>3</text:p>
          </table:table-cell>
          <table:table-cell table:formula="of:=COM.MICROSOFT.CONCAT(MID([.I674];1;[.K674]-2);&quot;(N=&quot;;[.J674];&quot;)&quot;;MID([.I674];[.K674]-1;LEN([.I674])-[.K674]+2))" office:value-type="string" office:string-value="d(N=591) = +.18" calcext:value-type="string">
            <text:p>d(N=591) = +.18</text:p>
          </table:table-cell>
          <table:table-cell office:value-type="string" calcext:value-type="string">
            <text:p>Ebersole et al. (2016, mTurk) Study 2</text:p>
          </table:table-cell>
          <table:table-cell table:number-columns-repeated="2"/>
          <table:table-cell office:value-type="string" calcext:value-type="string">
            <text:p>Cognitive</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1</text:p>
          </table:table-cell>
          <table:table-cell office:value-type="float" office:value="84" calcext:value-type="float">
            <text:p>84</text:p>
          </table:table-cell>
          <table:table-cell table:formula="of:=FIND(&quot;=&quot;;[.I675];1)" office:value-type="float" office:value="3" calcext:value-type="float">
            <text:p>3</text:p>
          </table:table-cell>
          <table:table-cell table:formula="of:=COM.MICROSOFT.CONCAT(MID([.I675];1;[.K675]-2);&quot;(N=&quot;;[.J675];&quot;)&quot;;MID([.I675];[.K675]-1;LEN([.I675])-[.K675]+2))" office:value-type="string" office:string-value="d(N=84) = +.01" calcext:value-type="string">
            <text:p>d(N=84) = +.01</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41</text:p>
          </table:table-cell>
          <table:table-cell office:value-type="float" office:value="112" calcext:value-type="float">
            <text:p>112</text:p>
          </table:table-cell>
          <table:table-cell table:formula="of:=FIND(&quot;=&quot;;[.I676];1)" office:value-type="float" office:value="3" calcext:value-type="float">
            <text:p>3</text:p>
          </table:table-cell>
          <table:table-cell table:formula="of:=COM.MICROSOFT.CONCAT(MID([.I676];1;[.K676]-2);&quot;(N=&quot;;[.J676];&quot;)&quot;;MID([.I676];[.K676]-1;LEN([.I676])-[.K676]+2))" office:value-type="string" office:string-value="d(N=112) = +.41" calcext:value-type="string">
            <text:p>d(N=112) = +.41</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7</text:p>
          </table:table-cell>
          <table:table-cell office:value-type="float" office:value="32" calcext:value-type="float">
            <text:p>32</text:p>
          </table:table-cell>
          <table:table-cell table:formula="of:=FIND(&quot;=&quot;;[.I677];1)" office:value-type="float" office:value="3" calcext:value-type="float">
            <text:p>3</text:p>
          </table:table-cell>
          <table:table-cell table:formula="of:=COM.MICROSOFT.CONCAT(MID([.I677];1;[.K677]-2);&quot;(N=&quot;;[.J677];&quot;)&quot;;MID([.I677];[.K677]-1;LEN([.I677])-[.K677]+2))" office:value-type="string" office:string-value="d(N=32) = -.27" calcext:value-type="string">
            <text:p>d(N=32) = -.27</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3</text:p>
          </table:table-cell>
          <table:table-cell office:value-type="float" office:value="88" calcext:value-type="float">
            <text:p>88</text:p>
          </table:table-cell>
          <table:table-cell table:formula="of:=FIND(&quot;=&quot;;[.I678];1)" office:value-type="float" office:value="3" calcext:value-type="float">
            <text:p>3</text:p>
          </table:table-cell>
          <table:table-cell table:formula="of:=COM.MICROSOFT.CONCAT(MID([.I678];1;[.K678]-2);&quot;(N=&quot;;[.J678];&quot;)&quot;;MID([.I678];[.K678]-1;LEN([.I678])-[.K678]+2))" office:value-type="string" office:string-value="d(N=88) = -.23" calcext:value-type="string">
            <text:p>d(N=88) = -.23</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9</text:p>
          </table:table-cell>
          <table:table-cell office:value-type="float" office:value="89" calcext:value-type="float">
            <text:p>89</text:p>
          </table:table-cell>
          <table:table-cell table:formula="of:=FIND(&quot;=&quot;;[.I679];1)" office:value-type="float" office:value="3" calcext:value-type="float">
            <text:p>3</text:p>
          </table:table-cell>
          <table:table-cell table:formula="of:=COM.MICROSOFT.CONCAT(MID([.I679];1;[.K679]-2);&quot;(N=&quot;;[.J679];&quot;)&quot;;MID([.I679];[.K679]-1;LEN([.I679])-[.K679]+2))" office:value-type="string" office:string-value="d(N=89) = -.19" calcext:value-type="string">
            <text:p>d(N=89) = -.19</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2</text:p>
          </table:table-cell>
          <table:table-cell office:value-type="float" office:value="240" calcext:value-type="float">
            <text:p>240</text:p>
          </table:table-cell>
          <table:table-cell table:formula="of:=FIND(&quot;=&quot;;[.I680];1)" office:value-type="float" office:value="3" calcext:value-type="float">
            <text:p>3</text:p>
          </table:table-cell>
          <table:table-cell table:formula="of:=COM.MICROSOFT.CONCAT(MID([.I680];1;[.K680]-2);&quot;(N=&quot;;[.J680];&quot;)&quot;;MID([.I680];[.K680]-1;LEN([.I680])-[.K680]+2))" office:value-type="string" office:string-value="d(N=240) = +.12" calcext:value-type="string">
            <text:p>d(N=240) = +.12</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2</text:p>
          </table:table-cell>
          <table:table-cell office:value-type="float" office:value="118" calcext:value-type="float">
            <text:p>118</text:p>
          </table:table-cell>
          <table:table-cell table:formula="of:=FIND(&quot;=&quot;;[.I681];1)" office:value-type="float" office:value="3" calcext:value-type="float">
            <text:p>3</text:p>
          </table:table-cell>
          <table:table-cell table:formula="of:=COM.MICROSOFT.CONCAT(MID([.I681];1;[.K681]-2);&quot;(N=&quot;;[.J681];&quot;)&quot;;MID([.I681];[.K681]-1;LEN([.I681])-[.K681]+2))" office:value-type="string" office:string-value="d(N=118) = +.12" calcext:value-type="string">
            <text:p>d(N=118) = +.12</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4</text:p>
          </table:table-cell>
          <table:table-cell office:value-type="float" office:value="126" calcext:value-type="float">
            <text:p>126</text:p>
          </table:table-cell>
          <table:table-cell table:formula="of:=FIND(&quot;=&quot;;[.I682];1)" office:value-type="float" office:value="3" calcext:value-type="float">
            <text:p>3</text:p>
          </table:table-cell>
          <table:table-cell table:formula="of:=COM.MICROSOFT.CONCAT(MID([.I682];1;[.K682]-2);&quot;(N=&quot;;[.J682];&quot;)&quot;;MID([.I682];[.K682]-1;LEN([.I682])-[.K682]+2))" office:value-type="string" office:string-value="d(N=126) = +.24" calcext:value-type="string">
            <text:p>d(N=126) = +.24</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9</text:p>
          </table:table-cell>
          <table:table-cell office:value-type="float" office:value="125" calcext:value-type="float">
            <text:p>125</text:p>
          </table:table-cell>
          <table:table-cell table:formula="of:=FIND(&quot;=&quot;;[.I683];1)" office:value-type="float" office:value="3" calcext:value-type="float">
            <text:p>3</text:p>
          </table:table-cell>
          <table:table-cell table:formula="of:=COM.MICROSOFT.CONCAT(MID([.I683];1;[.K683]-2);&quot;(N=&quot;;[.J683];&quot;)&quot;;MID([.I683];[.K683]-1;LEN([.I683])-[.K683]+2))" office:value-type="string" office:string-value="d(N=125) = +.29" calcext:value-type="string">
            <text:p>d(N=125) = +.29</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6</text:p>
          </table:table-cell>
          <table:table-cell office:value-type="float" office:value="96" calcext:value-type="float">
            <text:p>96</text:p>
          </table:table-cell>
          <table:table-cell table:formula="of:=FIND(&quot;=&quot;;[.I684];1)" office:value-type="float" office:value="3" calcext:value-type="float">
            <text:p>3</text:p>
          </table:table-cell>
          <table:table-cell table:formula="of:=COM.MICROSOFT.CONCAT(MID([.I684];1;[.K684]-2);&quot;(N=&quot;;[.J684];&quot;)&quot;;MID([.I684];[.K684]-1;LEN([.I684])-[.K684]+2))" office:value-type="string" office:string-value="d(N=96) = +.16" calcext:value-type="string">
            <text:p>d(N=96) = +.16</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3</text:p>
          </table:table-cell>
          <table:table-cell office:value-type="float" office:value="100" calcext:value-type="float">
            <text:p>100</text:p>
          </table:table-cell>
          <table:table-cell table:formula="of:=FIND(&quot;=&quot;;[.I685];1)" office:value-type="float" office:value="3" calcext:value-type="float">
            <text:p>3</text:p>
          </table:table-cell>
          <table:table-cell table:formula="of:=COM.MICROSOFT.CONCAT(MID([.I685];1;[.K685]-2);&quot;(N=&quot;;[.J685];&quot;)&quot;;MID([.I685];[.K685]-1;LEN([.I685])-[.K685]+2))" office:value-type="string" office:string-value="d(N=100) = +.03" calcext:value-type="string">
            <text:p>d(N=100) = +.03</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1</text:p>
          </table:table-cell>
          <table:table-cell office:value-type="float" office:value="133" calcext:value-type="float">
            <text:p>133</text:p>
          </table:table-cell>
          <table:table-cell table:formula="of:=FIND(&quot;=&quot;;[.I686];1)" office:value-type="float" office:value="3" calcext:value-type="float">
            <text:p>3</text:p>
          </table:table-cell>
          <table:table-cell table:formula="of:=COM.MICROSOFT.CONCAT(MID([.I686];1;[.K686]-2);&quot;(N=&quot;;[.J686];&quot;)&quot;;MID([.I686];[.K686]-1;LEN([.I686])-[.K686]+2))" office:value-type="string" office:string-value="d(N=133) = -.01" calcext:value-type="string">
            <text:p>d(N=133) = -.01</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7</text:p>
          </table:table-cell>
          <table:table-cell office:value-type="float" office:value="170" calcext:value-type="float">
            <text:p>170</text:p>
          </table:table-cell>
          <table:table-cell table:formula="of:=FIND(&quot;=&quot;;[.I687];1)" office:value-type="float" office:value="3" calcext:value-type="float">
            <text:p>3</text:p>
          </table:table-cell>
          <table:table-cell table:formula="of:=COM.MICROSOFT.CONCAT(MID([.I687];1;[.K687]-2);&quot;(N=&quot;;[.J687];&quot;)&quot;;MID([.I687];[.K687]-1;LEN([.I687])-[.K687]+2))" office:value-type="string" office:string-value="d(N=170) = +.07" calcext:value-type="string">
            <text:p>d(N=170) = +.07</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8</text:p>
          </table:table-cell>
          <table:table-cell office:value-type="float" office:value="109" calcext:value-type="float">
            <text:p>109</text:p>
          </table:table-cell>
          <table:table-cell table:formula="of:=FIND(&quot;=&quot;;[.I688];1)" office:value-type="float" office:value="3" calcext:value-type="float">
            <text:p>3</text:p>
          </table:table-cell>
          <table:table-cell table:formula="of:=COM.MICROSOFT.CONCAT(MID([.I688];1;[.K688]-2);&quot;(N=&quot;;[.J688];&quot;)&quot;;MID([.I688];[.K688]-1;LEN([.I688])-[.K688]+2))" office:value-type="string" office:string-value="d(N=109) = +.18" calcext:value-type="string">
            <text:p>d(N=109) = +.18</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2</text:p>
          </table:table-cell>
          <table:table-cell office:value-type="float" office:value="232" calcext:value-type="float">
            <text:p>232</text:p>
          </table:table-cell>
          <table:table-cell table:formula="of:=FIND(&quot;=&quot;;[.I689];1)" office:value-type="float" office:value="3" calcext:value-type="float">
            <text:p>3</text:p>
          </table:table-cell>
          <table:table-cell table:formula="of:=COM.MICROSOFT.CONCAT(MID([.I689];1;[.K689]-2);&quot;(N=&quot;;[.J689];&quot;)&quot;;MID([.I689];[.K689]-1;LEN([.I689])-[.K689]+2))" office:value-type="string" office:string-value="d(N=232) = +.02" calcext:value-type="string">
            <text:p>d(N=232) = +.02</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1</text:p>
          </table:table-cell>
          <table:table-cell office:value-type="float" office:value="129" calcext:value-type="float">
            <text:p>129</text:p>
          </table:table-cell>
          <table:table-cell table:formula="of:=FIND(&quot;=&quot;;[.I690];1)" office:value-type="float" office:value="3" calcext:value-type="float">
            <text:p>3</text:p>
          </table:table-cell>
          <table:table-cell table:formula="of:=COM.MICROSOFT.CONCAT(MID([.I690];1;[.K690]-2);&quot;(N=&quot;;[.J690];&quot;)&quot;;MID([.I690];[.K690]-1;LEN([.I690])-[.K690]+2))" office:value-type="string" office:string-value="d(N=129) = +.21" calcext:value-type="string">
            <text:p>d(N=129) = +.21</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39</text:p>
          </table:table-cell>
          <table:table-cell office:value-type="float" office:value="82" calcext:value-type="float">
            <text:p>82</text:p>
          </table:table-cell>
          <table:table-cell table:formula="of:=FIND(&quot;=&quot;;[.I691];1)" office:value-type="float" office:value="3" calcext:value-type="float">
            <text:p>3</text:p>
          </table:table-cell>
          <table:table-cell table:formula="of:=COM.MICROSOFT.CONCAT(MID([.I691];1;[.K691]-2);&quot;(N=&quot;;[.J691];&quot;)&quot;;MID([.I691];[.K691]-1;LEN([.I691])-[.K691]+2))" office:value-type="string" office:string-value="d(N=82) = -.39" calcext:value-type="string">
            <text:p>d(N=82) = -.39</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11</text:p>
          </table:table-cell>
          <table:table-cell office:value-type="float" office:value="64" calcext:value-type="float">
            <text:p>64</text:p>
          </table:table-cell>
          <table:table-cell table:formula="of:=FIND(&quot;=&quot;;[.I692];1)" office:value-type="float" office:value="3" calcext:value-type="float">
            <text:p>3</text:p>
          </table:table-cell>
          <table:table-cell table:formula="of:=COM.MICROSOFT.CONCAT(MID([.I692];1;[.K692]-2);&quot;(N=&quot;;[.J692];&quot;)&quot;;MID([.I692];[.K692]-1;LEN([.I692])-[.K692]+2))" office:value-type="string" office:string-value="d(N=64) = -.11" calcext:value-type="string">
            <text:p>d(N=64) = -.11</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3</text:p>
          </table:table-cell>
          <table:table-cell office:value-type="float" office:value="177" calcext:value-type="float">
            <text:p>177</text:p>
          </table:table-cell>
          <table:table-cell table:formula="of:=FIND(&quot;=&quot;;[.I693];1)" office:value-type="float" office:value="3" calcext:value-type="float">
            <text:p>3</text:p>
          </table:table-cell>
          <table:table-cell table:formula="of:=COM.MICROSOFT.CONCAT(MID([.I693];1;[.K693]-2);&quot;(N=&quot;;[.J693];&quot;)&quot;;MID([.I693];[.K693]-1;LEN([.I693])-[.K693]+2))" office:value-type="string" office:string-value="d(N=177) = +.03" calcext:value-type="string">
            <text:p>d(N=177) = +.03</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20</text:p>
          </table:table-cell>
          <table:table-cell office:value-type="float" office:value="91" calcext:value-type="float">
            <text:p>91</text:p>
          </table:table-cell>
          <table:table-cell table:formula="of:=FIND(&quot;=&quot;;[.I694];1)" office:value-type="float" office:value="3" calcext:value-type="float">
            <text:p>3</text:p>
          </table:table-cell>
          <table:table-cell table:formula="of:=COM.MICROSOFT.CONCAT(MID([.I694];1;[.K694]-2);&quot;(N=&quot;;[.J694];&quot;)&quot;;MID([.I694];[.K694]-1;LEN([.I694])-[.K694]+2))" office:value-type="string" office:string-value="d(N=91) = +.20" calcext:value-type="string">
            <text:p>d(N=91) = +.20</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power boosts perspective taking effect</text:p>
          </table:table-cell>
          <table:table-cell office:value-type="string" calcext:value-type="string">
            <text:p>Galinsky et al. (2006) Study 2a</text:p>
          </table:table-cell>
          <table:table-cell office:value-type="string" calcext:value-type="string">
            <text:p>d = +.77 ± .65</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77 ± .65</text:p>
          </table:table-cell>
          <table:table-cell office:value-type="string" calcext:value-type="string">
            <text:p>d = -.06</text:p>
          </table:table-cell>
          <table:table-cell office:value-type="float" office:value="591" calcext:value-type="float">
            <text:p>591</text:p>
          </table:table-cell>
          <table:table-cell table:formula="of:=FIND(&quot;=&quot;;[.I695];1)" office:value-type="float" office:value="3" calcext:value-type="float">
            <text:p>3</text:p>
          </table:table-cell>
          <table:table-cell table:formula="of:=COM.MICROSOFT.CONCAT(MID([.I695];1;[.K695]-2);&quot;(N=&quot;;[.J695];&quot;)&quot;;MID([.I695];[.K695]-1;LEN([.I695])-[.K695]+2))" office:value-type="string" office:string-value="d(N=591) = -.06" calcext:value-type="string">
            <text:p>d(N=591) = -.06</text:p>
          </table:table-cell>
          <table:table-cell office:value-type="string" calcext:value-type="string">
            <text:p>Ebersole et al. (2016, mTurk) Study 2</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17</text:p>
          </table:table-cell>
          <table:table-cell office:value-type="float" office:value="72" calcext:value-type="float">
            <text:p>72</text:p>
          </table:table-cell>
          <table:table-cell table:formula="of:=FIND(&quot;=&quot;;[.I696];1)" office:value-type="float" office:value="3" calcext:value-type="float">
            <text:p>3</text:p>
          </table:table-cell>
          <table:table-cell table:formula="of:=COM.MICROSOFT.CONCAT(MID([.I696];1;[.K696]-2);&quot;(N=&quot;;[.J696];&quot;)&quot;;MID([.I696];[.K696]-1;LEN([.I696])-[.K696]+2))" office:value-type="string" office:string-value="d(N=72) = -.117" calcext:value-type="string">
            <text:p>d(N=72) = -.117</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201</text:p>
          </table:table-cell>
          <table:table-cell office:value-type="float" office:value="109" calcext:value-type="float">
            <text:p>109</text:p>
          </table:table-cell>
          <table:table-cell table:formula="of:=FIND(&quot;=&quot;;[.I697];1)" office:value-type="float" office:value="3" calcext:value-type="float">
            <text:p>3</text:p>
          </table:table-cell>
          <table:table-cell table:formula="of:=COM.MICROSOFT.CONCAT(MID([.I697];1;[.K697]-2);&quot;(N=&quot;;[.J697];&quot;)&quot;;MID([.I697];[.K697]-1;LEN([.I697])-[.K697]+2))" office:value-type="string" office:string-value="d(N=109) = -.201" calcext:value-type="string">
            <text:p>d(N=109) = -.201</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04</text:p>
          </table:table-cell>
          <table:table-cell office:value-type="float" office:value="39" calcext:value-type="float">
            <text:p>39</text:p>
          </table:table-cell>
          <table:table-cell table:formula="of:=FIND(&quot;=&quot;;[.I698];1)" office:value-type="float" office:value="3" calcext:value-type="float">
            <text:p>3</text:p>
          </table:table-cell>
          <table:table-cell table:formula="of:=COM.MICROSOFT.CONCAT(MID([.I698];1;[.K698]-2);&quot;(N=&quot;;[.J698];&quot;)&quot;;MID([.I698];[.K698]-1;LEN([.I698])-[.K698]+2))" office:value-type="string" office:string-value="d(N=39) = .104" calcext:value-type="string">
            <text:p>d(N=39) = .104</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55</text:p>
          </table:table-cell>
          <table:table-cell office:value-type="float" office:value="64" calcext:value-type="float">
            <text:p>64</text:p>
          </table:table-cell>
          <table:table-cell table:formula="of:=FIND(&quot;=&quot;;[.I699];1)" office:value-type="float" office:value="3" calcext:value-type="float">
            <text:p>3</text:p>
          </table:table-cell>
          <table:table-cell table:formula="of:=COM.MICROSOFT.CONCAT(MID([.I699];1;[.K699]-2);&quot;(N=&quot;;[.J699];&quot;)&quot;;MID([.I699];[.K699]-1;LEN([.I699])-[.K699]+2))" office:value-type="string" office:string-value="d(N=64) = -.055" calcext:value-type="string">
            <text:p>d(N=64) = -.055</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17</text:p>
          </table:table-cell>
          <table:table-cell office:value-type="float" office:value="82" calcext:value-type="float">
            <text:p>82</text:p>
          </table:table-cell>
          <table:table-cell table:formula="of:=FIND(&quot;=&quot;;[.I700];1)" office:value-type="float" office:value="3" calcext:value-type="float">
            <text:p>3</text:p>
          </table:table-cell>
          <table:table-cell table:formula="of:=COM.MICROSOFT.CONCAT(MID([.I700];1;[.K700]-2);&quot;(N=&quot;;[.J700];&quot;)&quot;;MID([.I700];[.K700]-1;LEN([.I700])-[.K700]+2))" office:value-type="string" office:string-value="d(N=82) = -.117" calcext:value-type="string">
            <text:p>d(N=82) = -.117</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16</text:p>
          </table:table-cell>
          <table:table-cell office:value-type="float" office:value="274" calcext:value-type="float">
            <text:p>274</text:p>
          </table:table-cell>
          <table:table-cell table:formula="of:=FIND(&quot;=&quot;;[.I701];1)" office:value-type="float" office:value="3" calcext:value-type="float">
            <text:p>3</text:p>
          </table:table-cell>
          <table:table-cell table:formula="of:=COM.MICROSOFT.CONCAT(MID([.I701];1;[.K701]-2);&quot;(N=&quot;;[.J701];&quot;)&quot;;MID([.I701];[.K701]-1;LEN([.I701])-[.K701]+2))" office:value-type="string" office:string-value="d(N=274) = -.016" calcext:value-type="string">
            <text:p>d(N=274) = -.016</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07</text:p>
          </table:table-cell>
          <table:table-cell office:value-type="float" office:value="109" calcext:value-type="float">
            <text:p>109</text:p>
          </table:table-cell>
          <table:table-cell table:formula="of:=FIND(&quot;=&quot;;[.I702];1)" office:value-type="float" office:value="3" calcext:value-type="float">
            <text:p>3</text:p>
          </table:table-cell>
          <table:table-cell table:formula="of:=COM.MICROSOFT.CONCAT(MID([.I702];1;[.K702]-2);&quot;(N=&quot;;[.J702];&quot;)&quot;;MID([.I702];[.K702]-1;LEN([.I702])-[.K702]+2))" office:value-type="string" office:string-value="d(N=109) = +.107" calcext:value-type="string">
            <text:p>d(N=109) = +.107</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439</text:p>
          </table:table-cell>
          <table:table-cell office:value-type="float" office:value="85" calcext:value-type="float">
            <text:p>85</text:p>
          </table:table-cell>
          <table:table-cell table:formula="of:=FIND(&quot;=&quot;;[.I703];1)" office:value-type="float" office:value="3" calcext:value-type="float">
            <text:p>3</text:p>
          </table:table-cell>
          <table:table-cell table:formula="of:=COM.MICROSOFT.CONCAT(MID([.I703];1;[.K703]-2);&quot;(N=&quot;;[.J703];&quot;)&quot;;MID([.I703];[.K703]-1;LEN([.I703])-[.K703]+2))" office:value-type="string" office:string-value="d(N=85) = -.439" calcext:value-type="string">
            <text:p>d(N=85) = -.439</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248</text:p>
          </table:table-cell>
          <table:table-cell office:value-type="float" office:value="127" calcext:value-type="float">
            <text:p>127</text:p>
          </table:table-cell>
          <table:table-cell table:formula="of:=FIND(&quot;=&quot;;[.I704];1)" office:value-type="float" office:value="3" calcext:value-type="float">
            <text:p>3</text:p>
          </table:table-cell>
          <table:table-cell table:formula="of:=COM.MICROSOFT.CONCAT(MID([.I704];1;[.K704]-2);&quot;(N=&quot;;[.J704];&quot;)&quot;;MID([.I704];[.K704]-1;LEN([.I704])-[.K704]+2))" office:value-type="string" office:string-value="d(N=127) = +.248" calcext:value-type="string">
            <text:p>d(N=127) = +.248</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252</text:p>
          </table:table-cell>
          <table:table-cell office:value-type="float" office:value="103" calcext:value-type="float">
            <text:p>103</text:p>
          </table:table-cell>
          <table:table-cell table:formula="of:=FIND(&quot;=&quot;;[.I705];1)" office:value-type="float" office:value="3" calcext:value-type="float">
            <text:p>3</text:p>
          </table:table-cell>
          <table:table-cell table:formula="of:=COM.MICROSOFT.CONCAT(MID([.I705];1;[.K705]-2);&quot;(N=&quot;;[.J705];&quot;)&quot;;MID([.I705];[.K705]-1;LEN([.I705])-[.K705]+2))" office:value-type="string" office:string-value="d(N=103) = +.0252" calcext:value-type="string">
            <text:p>d(N=103) = +.0252</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86</text:p>
          </table:table-cell>
          <table:table-cell office:value-type="float" office:value="118" calcext:value-type="float">
            <text:p>118</text:p>
          </table:table-cell>
          <table:table-cell table:formula="of:=FIND(&quot;=&quot;;[.I706];1)" office:value-type="float" office:value="3" calcext:value-type="float">
            <text:p>3</text:p>
          </table:table-cell>
          <table:table-cell table:formula="of:=COM.MICROSOFT.CONCAT(MID([.I706];1;[.K706]-2);&quot;(N=&quot;;[.J706];&quot;)&quot;;MID([.I706];[.K706]-1;LEN([.I706])-[.K706]+2))" office:value-type="string" office:string-value="d(N=118) = -.186" calcext:value-type="string">
            <text:p>d(N=118) = -.186</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19</text:p>
          </table:table-cell>
          <table:table-cell office:value-type="float" office:value="131" calcext:value-type="float">
            <text:p>131</text:p>
          </table:table-cell>
          <table:table-cell table:formula="of:=FIND(&quot;=&quot;;[.I707];1)" office:value-type="float" office:value="3" calcext:value-type="float">
            <text:p>3</text:p>
          </table:table-cell>
          <table:table-cell table:formula="of:=COM.MICROSOFT.CONCAT(MID([.I707];1;[.K707]-2);&quot;(N=&quot;;[.J707];&quot;)&quot;;MID([.I707];[.K707]-1;LEN([.I707])-[.K707]+2))" office:value-type="string" office:string-value="d(N=131) = +.119" calcext:value-type="string">
            <text:p>d(N=131) = +.119</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44</text:p>
          </table:table-cell>
          <table:table-cell office:value-type="float" office:value="153" calcext:value-type="float">
            <text:p>153</text:p>
          </table:table-cell>
          <table:table-cell table:formula="of:=FIND(&quot;=&quot;;[.I708];1)" office:value-type="float" office:value="3" calcext:value-type="float">
            <text:p>3</text:p>
          </table:table-cell>
          <table:table-cell table:formula="of:=COM.MICROSOFT.CONCAT(MID([.I708];1;[.K708]-2);&quot;(N=&quot;;[.J708];&quot;)&quot;;MID([.I708];[.K708]-1;LEN([.I708])-[.K708]+2))" office:value-type="string" office:string-value="d(N=153) = -.144" calcext:value-type="string">
            <text:p>d(N=153) = -.144</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167</text:p>
          </table:table-cell>
          <table:table-cell office:value-type="float" office:value="105" calcext:value-type="float">
            <text:p>105</text:p>
          </table:table-cell>
          <table:table-cell table:formula="of:=FIND(&quot;=&quot;;[.I709];1)" office:value-type="float" office:value="3" calcext:value-type="float">
            <text:p>3</text:p>
          </table:table-cell>
          <table:table-cell table:formula="of:=COM.MICROSOFT.CONCAT(MID([.I709];1;[.K709]-2);&quot;(N=&quot;;[.J709];&quot;)&quot;;MID([.I709];[.K709]-1;LEN([.I709])-[.K709]+2))" office:value-type="string" office:string-value="d(N=105) = -.0167" calcext:value-type="string">
            <text:p>d(N=105) = -.0167</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317</text:p>
          </table:table-cell>
          <table:table-cell office:value-type="float" office:value="212" calcext:value-type="float">
            <text:p>212</text:p>
          </table:table-cell>
          <table:table-cell table:formula="of:=FIND(&quot;=&quot;;[.I710];1)" office:value-type="float" office:value="3" calcext:value-type="float">
            <text:p>3</text:p>
          </table:table-cell>
          <table:table-cell table:formula="of:=COM.MICROSOFT.CONCAT(MID([.I710];1;[.K710]-2);&quot;(N=&quot;;[.J710];&quot;)&quot;;MID([.I710];[.K710]-1;LEN([.I710])-[.K710]+2))" office:value-type="string" office:string-value="d(N=212) = +.0317" calcext:value-type="string">
            <text:p>d(N=212) = +.0317</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965</text:p>
          </table:table-cell>
          <table:table-cell office:value-type="float" office:value="121" calcext:value-type="float">
            <text:p>121</text:p>
          </table:table-cell>
          <table:table-cell table:formula="of:=FIND(&quot;=&quot;;[.I711];1)" office:value-type="float" office:value="3" calcext:value-type="float">
            <text:p>3</text:p>
          </table:table-cell>
          <table:table-cell table:formula="of:=COM.MICROSOFT.CONCAT(MID([.I711];1;[.K711]-2);&quot;(N=&quot;;[.J711];&quot;)&quot;;MID([.I711];[.K711]-1;LEN([.I711])-[.K711]+2))" office:value-type="string" office:string-value="d(N=121) = -.0965" calcext:value-type="string">
            <text:p>d(N=121) = -.0965</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511</text:p>
          </table:table-cell>
          <table:table-cell office:value-type="float" office:value="79" calcext:value-type="float">
            <text:p>79</text:p>
          </table:table-cell>
          <table:table-cell table:formula="of:=FIND(&quot;=&quot;;[.I712];1)" office:value-type="float" office:value="3" calcext:value-type="float">
            <text:p>3</text:p>
          </table:table-cell>
          <table:table-cell table:formula="of:=COM.MICROSOFT.CONCAT(MID([.I712];1;[.K712]-2);&quot;(N=&quot;;[.J712];&quot;)&quot;;MID([.I712];[.K712]-1;LEN([.I712])-[.K712]+2))" office:value-type="string" office:string-value="d(N=79) = -.0511" calcext:value-type="string">
            <text:p>d(N=79) = -.0511</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348</text:p>
          </table:table-cell>
          <table:table-cell office:value-type="float" office:value="73" calcext:value-type="float">
            <text:p>73</text:p>
          </table:table-cell>
          <table:table-cell table:formula="of:=FIND(&quot;=&quot;;[.I713];1)" office:value-type="float" office:value="3" calcext:value-type="float">
            <text:p>3</text:p>
          </table:table-cell>
          <table:table-cell table:formula="of:=COM.MICROSOFT.CONCAT(MID([.I713];1;[.K713]-2);&quot;(N=&quot;;[.J713];&quot;)&quot;;MID([.I713];[.K713]-1;LEN([.I713])-[.K713]+2))" office:value-type="string" office:string-value="d(N=73) = +.348" calcext:value-type="string">
            <text:p>d(N=73) = +.348</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0909</text:p>
          </table:table-cell>
          <table:table-cell office:value-type="float" office:value="171" calcext:value-type="float">
            <text:p>171</text:p>
          </table:table-cell>
          <table:table-cell table:formula="of:=FIND(&quot;=&quot;;[.I714];1)" office:value-type="float" office:value="3" calcext:value-type="float">
            <text:p>3</text:p>
          </table:table-cell>
          <table:table-cell table:formula="of:=COM.MICROSOFT.CONCAT(MID([.I714];1;[.K714]-2);&quot;(N=&quot;;[.J714];&quot;)&quot;;MID([.I714];[.K714]-1;LEN([.I714])-[.K714]+2))" office:value-type="string" office:string-value="d(N=171) = -.0909" calcext:value-type="string">
            <text:p>d(N=171) = -.0909</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embodiment of weight effect</text:p>
          </table:table-cell>
          <table:table-cell office:value-type="string" calcext:value-type="string">
            <text:p>Jostmann, Lakens et al. (2009) Study 2</text:p>
          </table:table-cell>
          <table:table-cell office:value-type="string" calcext:value-type="string">
            <text:p>d = +.59 ± .58</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d(N=51) = +.59 ± .58</text:p>
          </table:table-cell>
          <table:table-cell office:value-type="string" calcext:value-type="string">
            <text:p>d = -.121</text:p>
          </table:table-cell>
          <table:table-cell office:value-type="float" office:value="89" calcext:value-type="float">
            <text:p>89</text:p>
          </table:table-cell>
          <table:table-cell table:formula="of:=FIND(&quot;=&quot;;[.I715];1)" office:value-type="float" office:value="3" calcext:value-type="float">
            <text:p>3</text:p>
          </table:table-cell>
          <table:table-cell table:formula="of:=COM.MICROSOFT.CONCAT(MID([.I715];1;[.K715]-2);&quot;(N=&quot;;[.J715];&quot;)&quot;;MID([.I715];[.K715]-1;LEN([.I715])-[.K715]+2))" office:value-type="string" office:string-value="d(N=89) = -.121" calcext:value-type="string">
            <text:p>d(N=89) = -.121</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272</text:p>
          </table:table-cell>
          <table:table-cell office:value-type="float" office:value="79" calcext:value-type="float">
            <text:p>79</text:p>
          </table:table-cell>
          <table:table-cell table:formula="of:=FIND(&quot;=&quot;;[.I716];1)" office:value-type="float" office:value="3" calcext:value-type="float">
            <text:p>3</text:p>
          </table:table-cell>
          <table:table-cell table:formula="of:=COM.MICROSOFT.CONCAT(MID([.I716];1;[.K716]-2);&quot;(N=&quot;;[.J716];&quot;)&quot;;MID([.I716];[.K716]-1;LEN([.I716])-[.K716]+2))" office:value-type="string" office:string-value="d(N=79) = -.272" calcext:value-type="string">
            <text:p>d(N=79) = -.272</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107</text:p>
          </table:table-cell>
          <table:table-cell office:value-type="float" office:value="116" calcext:value-type="float">
            <text:p>116</text:p>
          </table:table-cell>
          <table:table-cell table:formula="of:=FIND(&quot;=&quot;;[.I717];1)" office:value-type="float" office:value="3" calcext:value-type="float">
            <text:p>3</text:p>
          </table:table-cell>
          <table:table-cell table:formula="of:=COM.MICROSOFT.CONCAT(MID([.I717];1;[.K717]-2);&quot;(N=&quot;;[.J717];&quot;)&quot;;MID([.I717];[.K717]-1;LEN([.I717])-[.K717]+2))" office:value-type="string" office:string-value="d(N=116) = -.107" calcext:value-type="string">
            <text:p>d(N=116) = -.107</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60</text:p>
          </table:table-cell>
          <table:table-cell office:value-type="float" office:value="37" calcext:value-type="float">
            <text:p>37</text:p>
          </table:table-cell>
          <table:table-cell table:formula="of:=FIND(&quot;=&quot;;[.I718];1)" office:value-type="float" office:value="3" calcext:value-type="float">
            <text:p>3</text:p>
          </table:table-cell>
          <table:table-cell table:formula="of:=COM.MICROSOFT.CONCAT(MID([.I718];1;[.K718]-2);&quot;(N=&quot;;[.J718];&quot;)&quot;;MID([.I718];[.K718]-1;LEN([.I718])-[.K718]+2))" office:value-type="string" office:string-value="d(N=37) = -.060" calcext:value-type="string">
            <text:p>d(N=37) = -.060</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263</text:p>
          </table:table-cell>
          <table:table-cell office:value-type="float" office:value="83" calcext:value-type="float">
            <text:p>83</text:p>
          </table:table-cell>
          <table:table-cell table:formula="of:=FIND(&quot;=&quot;;[.I719];1)" office:value-type="float" office:value="3" calcext:value-type="float">
            <text:p>3</text:p>
          </table:table-cell>
          <table:table-cell table:formula="of:=COM.MICROSOFT.CONCAT(MID([.I719];1;[.K719]-2);&quot;(N=&quot;;[.J719];&quot;)&quot;;MID([.I719];[.K719]-1;LEN([.I719])-[.K719]+2))" office:value-type="string" office:string-value="d(N=83) = +.263" calcext:value-type="string">
            <text:p>d(N=83) = +.263</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90</text:p>
          </table:table-cell>
          <table:table-cell office:value-type="float" office:value="94" calcext:value-type="float">
            <text:p>94</text:p>
          </table:table-cell>
          <table:table-cell table:formula="of:=FIND(&quot;=&quot;;[.I720];1)" office:value-type="float" office:value="3" calcext:value-type="float">
            <text:p>3</text:p>
          </table:table-cell>
          <table:table-cell table:formula="of:=COM.MICROSOFT.CONCAT(MID([.I720];1;[.K720]-2);&quot;(N=&quot;;[.J720];&quot;)&quot;;MID([.I720];[.K720]-1;LEN([.I720])-[.K720]+2))" office:value-type="string" office:string-value="d(N=94) = -.090" calcext:value-type="string">
            <text:p>d(N=94) = -.090</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740</text:p>
          </table:table-cell>
          <table:table-cell office:value-type="float" office:value="298" calcext:value-type="float">
            <text:p>298</text:p>
          </table:table-cell>
          <table:table-cell table:formula="of:=FIND(&quot;=&quot;;[.I721];1)" office:value-type="float" office:value="3" calcext:value-type="float">
            <text:p>3</text:p>
          </table:table-cell>
          <table:table-cell table:formula="of:=COM.MICROSOFT.CONCAT(MID([.I721];1;[.K721]-2);&quot;(N=&quot;;[.J721];&quot;)&quot;;MID([.I721];[.K721]-1;LEN([.I721])-[.K721]+2))" office:value-type="string" office:string-value="d(N=298) = +.0740" calcext:value-type="string">
            <text:p>d(N=298) = +.0740</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544</text:p>
          </table:table-cell>
          <table:table-cell office:value-type="float" office:value="122" calcext:value-type="float">
            <text:p>122</text:p>
          </table:table-cell>
          <table:table-cell table:formula="of:=FIND(&quot;=&quot;;[.I722];1)" office:value-type="float" office:value="3" calcext:value-type="float">
            <text:p>3</text:p>
          </table:table-cell>
          <table:table-cell table:formula="of:=COM.MICROSOFT.CONCAT(MID([.I722];1;[.K722]-2);&quot;(N=&quot;;[.J722];&quot;)&quot;;MID([.I722];[.K722]-1;LEN([.I722])-[.K722]+2))" office:value-type="string" office:string-value="d(N=122) = +.0544" calcext:value-type="string">
            <text:p>d(N=122) = +.0544</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853</text:p>
          </table:table-cell>
          <table:table-cell office:value-type="float" office:value="129" calcext:value-type="float">
            <text:p>129</text:p>
          </table:table-cell>
          <table:table-cell table:formula="of:=FIND(&quot;=&quot;;[.I723];1)" office:value-type="float" office:value="3" calcext:value-type="float">
            <text:p>3</text:p>
          </table:table-cell>
          <table:table-cell table:formula="of:=COM.MICROSOFT.CONCAT(MID([.I723];1;[.K723]-2);&quot;(N=&quot;;[.J723];&quot;)&quot;;MID([.I723];[.K723]-1;LEN([.I723])-[.K723]+2))" office:value-type="string" office:string-value="d(N=129) = -.0853" calcext:value-type="string">
            <text:p>d(N=129) = -.0853</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169</text:p>
          </table:table-cell>
          <table:table-cell office:value-type="float" office:value="153" calcext:value-type="float">
            <text:p>153</text:p>
          </table:table-cell>
          <table:table-cell table:formula="of:=FIND(&quot;=&quot;;[.I724];1)" office:value-type="float" office:value="3" calcext:value-type="float">
            <text:p>3</text:p>
          </table:table-cell>
          <table:table-cell table:formula="of:=COM.MICROSOFT.CONCAT(MID([.I724];1;[.K724]-2);&quot;(N=&quot;;[.J724];&quot;)&quot;;MID([.I724];[.K724]-1;LEN([.I724])-[.K724]+2))" office:value-type="string" office:string-value="d(N=153) = -.169" calcext:value-type="string">
            <text:p>d(N=153) = -.169</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168</text:p>
          </table:table-cell>
          <table:table-cell office:value-type="float" office:value="93" calcext:value-type="float">
            <text:p>93</text:p>
          </table:table-cell>
          <table:table-cell table:formula="of:=FIND(&quot;=&quot;;[.I725];1)" office:value-type="float" office:value="3" calcext:value-type="float">
            <text:p>3</text:p>
          </table:table-cell>
          <table:table-cell table:formula="of:=COM.MICROSOFT.CONCAT(MID([.I725];1;[.K725]-2);&quot;(N=&quot;;[.J725];&quot;)&quot;;MID([.I725];[.K725]-1;LEN([.I725])-[.K725]+2))" office:value-type="string" office:string-value="d(N=93) = -.168" calcext:value-type="string">
            <text:p>d(N=93) = -.168</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80</text:p>
          </table:table-cell>
          <table:table-cell office:value-type="float" office:value="112" calcext:value-type="float">
            <text:p>112</text:p>
          </table:table-cell>
          <table:table-cell table:formula="of:=FIND(&quot;=&quot;;[.I726];1)" office:value-type="float" office:value="3" calcext:value-type="float">
            <text:p>3</text:p>
          </table:table-cell>
          <table:table-cell table:formula="of:=COM.MICROSOFT.CONCAT(MID([.I726];1;[.K726]-2);&quot;(N=&quot;;[.J726];&quot;)&quot;;MID([.I726];[.K726]-1;LEN([.I726])-[.K726]+2))" office:value-type="string" office:string-value="d(N=112) = -.080" calcext:value-type="string">
            <text:p>d(N=112) = -.080</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61</text:p>
          </table:table-cell>
          <table:table-cell office:value-type="float" office:value="134" calcext:value-type="float">
            <text:p>134</text:p>
          </table:table-cell>
          <table:table-cell table:formula="of:=FIND(&quot;=&quot;;[.I727];1)" office:value-type="float" office:value="3" calcext:value-type="float">
            <text:p>3</text:p>
          </table:table-cell>
          <table:table-cell table:formula="of:=COM.MICROSOFT.CONCAT(MID([.I727];1;[.K727]-2);&quot;(N=&quot;;[.J727];&quot;)&quot;;MID([.I727];[.K727]-1;LEN([.I727])-[.K727]+2))" office:value-type="string" office:string-value="d(N=134) = -.061" calcext:value-type="string">
            <text:p>d(N=134) = -.061</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54</text:p>
          </table:table-cell>
          <table:table-cell office:value-type="float" office:value="172" calcext:value-type="float">
            <text:p>172</text:p>
          </table:table-cell>
          <table:table-cell table:formula="of:=FIND(&quot;=&quot;;[.I728];1)" office:value-type="float" office:value="3" calcext:value-type="float">
            <text:p>3</text:p>
          </table:table-cell>
          <table:table-cell table:formula="of:=COM.MICROSOFT.CONCAT(MID([.I728];1;[.K728]-2);&quot;(N=&quot;;[.J728];&quot;)&quot;;MID([.I728];[.K728]-1;LEN([.I728])-[.K728]+2))" office:value-type="string" office:string-value="d(N=172) = +.054" calcext:value-type="string">
            <text:p>d(N=172) = +.054</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375</text:p>
          </table:table-cell>
          <table:table-cell office:value-type="float" office:value="115" calcext:value-type="float">
            <text:p>115</text:p>
          </table:table-cell>
          <table:table-cell table:formula="of:=FIND(&quot;=&quot;;[.I729];1)" office:value-type="float" office:value="3" calcext:value-type="float">
            <text:p>3</text:p>
          </table:table-cell>
          <table:table-cell table:formula="of:=COM.MICROSOFT.CONCAT(MID([.I729];1;[.K729]-2);&quot;(N=&quot;;[.J729];&quot;)&quot;;MID([.I729];[.K729]-1;LEN([.I729])-[.K729]+2))" office:value-type="string" office:string-value="d(N=115) = +.375" calcext:value-type="string">
            <text:p>d(N=115) = +.375</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139</text:p>
          </table:table-cell>
          <table:table-cell office:value-type="float" office:value="237" calcext:value-type="float">
            <text:p>237</text:p>
          </table:table-cell>
          <table:table-cell table:formula="of:=FIND(&quot;=&quot;;[.I730];1)" office:value-type="float" office:value="3" calcext:value-type="float">
            <text:p>3</text:p>
          </table:table-cell>
          <table:table-cell table:formula="of:=COM.MICROSOFT.CONCAT(MID([.I730];1;[.K730]-2);&quot;(N=&quot;;[.J730];&quot;)&quot;;MID([.I730];[.K730]-1;LEN([.I730])-[.K730]+2))" office:value-type="string" office:string-value="d(N=237) = -.139" calcext:value-type="string">
            <text:p>d(N=237) = -.139</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135</text:p>
          </table:table-cell>
          <table:table-cell office:value-type="float" office:value="132" calcext:value-type="float">
            <text:p>132</text:p>
          </table:table-cell>
          <table:table-cell table:formula="of:=FIND(&quot;=&quot;;[.I731];1)" office:value-type="float" office:value="3" calcext:value-type="float">
            <text:p>3</text:p>
          </table:table-cell>
          <table:table-cell table:formula="of:=COM.MICROSOFT.CONCAT(MID([.I731];1;[.K731]-2);&quot;(N=&quot;;[.J731];&quot;)&quot;;MID([.I731];[.K731]-1;LEN([.I731])-[.K731]+2))" office:value-type="string" office:string-value="d(N=132) = +.0135" calcext:value-type="string">
            <text:p>d(N=132) = +.0135</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229</text:p>
          </table:table-cell>
          <table:table-cell office:value-type="float" office:value="87" calcext:value-type="float">
            <text:p>87</text:p>
          </table:table-cell>
          <table:table-cell table:formula="of:=FIND(&quot;=&quot;;[.I732];1)" office:value-type="float" office:value="3" calcext:value-type="float">
            <text:p>3</text:p>
          </table:table-cell>
          <table:table-cell table:formula="of:=COM.MICROSOFT.CONCAT(MID([.I732];1;[.K732]-2);&quot;(N=&quot;;[.J732];&quot;)&quot;;MID([.I732];[.K732]-1;LEN([.I732])-[.K732]+2))" office:value-type="string" office:string-value="d(N=87) = +.229" calcext:value-type="string">
            <text:p>d(N=87) = +.229</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259</text:p>
          </table:table-cell>
          <table:table-cell office:value-type="float" office:value="70" calcext:value-type="float">
            <text:p>70</text:p>
          </table:table-cell>
          <table:table-cell table:formula="of:=FIND(&quot;=&quot;;[.I733];1)" office:value-type="float" office:value="3" calcext:value-type="float">
            <text:p>3</text:p>
          </table:table-cell>
          <table:table-cell table:formula="of:=COM.MICROSOFT.CONCAT(MID([.I733];1;[.K733]-2);&quot;(N=&quot;;[.J733];&quot;)&quot;;MID([.I733];[.K733]-1;LEN([.I733])-[.K733]+2))" office:value-type="string" office:string-value="d(N=70) = +.259" calcext:value-type="string">
            <text:p>d(N=70) = +.259</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0814</text:p>
          </table:table-cell>
          <table:table-cell office:value-type="float" office:value="189" calcext:value-type="float">
            <text:p>189</text:p>
          </table:table-cell>
          <table:table-cell table:formula="of:=FIND(&quot;=&quot;;[.I734];1)" office:value-type="float" office:value="3" calcext:value-type="float">
            <text:p>3</text:p>
          </table:table-cell>
          <table:table-cell table:formula="of:=COM.MICROSOFT.CONCAT(MID([.I734];1;[.K734]-2);&quot;(N=&quot;;[.J734];&quot;)&quot;;MID([.I734];[.K734]-1;LEN([.I734])-[.K734]+2))" office:value-type="string" office:string-value="d(N=189) = +.0814" calcext:value-type="string">
            <text:p>d(N=189) = +.0814</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293</text:p>
          </table:table-cell>
          <table:table-cell office:value-type="float" office:value="92" calcext:value-type="float">
            <text:p>92</text:p>
          </table:table-cell>
          <table:table-cell table:formula="of:=FIND(&quot;=&quot;;[.I735];1)" office:value-type="float" office:value="3" calcext:value-type="float">
            <text:p>3</text:p>
          </table:table-cell>
          <table:table-cell table:formula="of:=COM.MICROSOFT.CONCAT(MID([.I735];1;[.K735]-2);&quot;(N=&quot;;[.J735];&quot;)&quot;;MID([.I735];[.K735]-1;LEN([.I735])-[.K735]+2))" office:value-type="string" office:string-value="d(N=92) = -.293" calcext:value-type="string">
            <text:p>d(N=92) = -.293</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warmer-heart-warmer-room effect</text:p>
          </table:table-cell>
          <table:table-cell office:value-type="string" calcext:value-type="string">
            <text:p>Szymkow, Chandler, IJzerman et al. (2013) Study1 </text:p>
          </table:table-cell>
          <table:table-cell office:value-type="string" calcext:value-type="string">
            <text:p>d = +.86 ± .46</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d(N=80) = +.86 ± .46</text:p>
          </table:table-cell>
          <table:table-cell office:value-type="string" calcext:value-type="string">
            <text:p>d = +.103</text:p>
          </table:table-cell>
          <table:table-cell office:value-type="float" office:value="575" calcext:value-type="float">
            <text:p>575</text:p>
          </table:table-cell>
          <table:table-cell table:formula="of:=FIND(&quot;=&quot;;[.I736];1)" office:value-type="float" office:value="3" calcext:value-type="float">
            <text:p>3</text:p>
          </table:table-cell>
          <table:table-cell table:formula="of:=COM.MICROSOFT.CONCAT(MID([.I736];1;[.K736]-2);&quot;(N=&quot;;[.J736];&quot;)&quot;;MID([.I736];[.K736]-1;LEN([.I736])-[.K736]+2))" office:value-type="string" office:string-value="d(N=575) = +.103" calcext:value-type="string">
            <text:p>d(N=575) = +.103</text:p>
          </table:table-cell>
          <table:table-cell office:value-type="string" calcext:value-type="string">
            <text:p>Ebersole et al. (2016, mTurk) Study 2</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0 [.00,.00]</text:p>
          </table:table-cell>
          <table:table-cell office:value-type="float" office:value="85" calcext:value-type="float">
            <text:p>85</text:p>
          </table:table-cell>
          <table:table-cell table:formula="of:=FIND(&quot;=&quot;;[.I737];1)" office:value-type="float" office:value="5" calcext:value-type="float">
            <text:p>5</text:p>
          </table:table-cell>
          <table:table-cell table:formula="of:=COM.MICROSOFT.CONCAT(MID([.I737];1;[.K737]-2);&quot;(N=&quot;;[.J737];&quot;)&quot;;MID([.I737];[.K737]-1;LEN([.I737])-[.K737]+2))" office:value-type="string" office:string-value="ηp²(N=85) = .000 [.00,.00]" calcext:value-type="string">
            <text:p>ηp²(N=85) = .000 [.00,.00]</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0 [.00,.01]</text:p>
          </table:table-cell>
          <table:table-cell office:value-type="float" office:value="120" calcext:value-type="float">
            <text:p>120</text:p>
          </table:table-cell>
          <table:table-cell table:formula="of:=FIND(&quot;=&quot;;[.I738];1)" office:value-type="float" office:value="5" calcext:value-type="float">
            <text:p>5</text:p>
          </table:table-cell>
          <table:table-cell table:formula="of:=COM.MICROSOFT.CONCAT(MID([.I738];1;[.K738]-2);&quot;(N=&quot;;[.J738];&quot;)&quot;;MID([.I738];[.K738]-1;LEN([.I738])-[.K738]+2))" office:value-type="string" office:string-value="ηp²(N=120) = .000 [.00,.01]" calcext:value-type="string">
            <text:p>ηp²(N=120) = .000 [.00,.01]</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2] </text:p>
          </table:table-cell>
          <table:table-cell office:value-type="float" office:value="45" calcext:value-type="float">
            <text:p>45</text:p>
          </table:table-cell>
          <table:table-cell table:formula="of:=FIND(&quot;=&quot;;[.I739];1)" office:value-type="float" office:value="5" calcext:value-type="float">
            <text:p>5</text:p>
          </table:table-cell>
          <table:table-cell table:formula="of:=COM.MICROSOFT.CONCAT(MID([.I739];1;[.K739]-2);&quot;(N=&quot;;[.J739];&quot;)&quot;;MID([.I739];[.K739]-1;LEN([.I739])-[.K739]+2))" office:value-type="string" office:string-value="ηp²(N=45) = .001 [.00,.02] " calcext:value-type="string">
            <text:p>ηp²(N=45) = .001 [.00,.02] </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4] </text:p>
          </table:table-cell>
          <table:table-cell office:value-type="float" office:value="92" calcext:value-type="float">
            <text:p>92</text:p>
          </table:table-cell>
          <table:table-cell table:formula="of:=FIND(&quot;=&quot;;[.I740];1)" office:value-type="float" office:value="5" calcext:value-type="float">
            <text:p>5</text:p>
          </table:table-cell>
          <table:table-cell table:formula="of:=COM.MICROSOFT.CONCAT(MID([.I740];1;[.K740]-2);&quot;(N=&quot;;[.J740];&quot;)&quot;;MID([.I740];[.K740]-1;LEN([.I740])-[.K740]+2))" office:value-type="string" office:string-value="ηp²(N=92) = .001 [.00,.04] " calcext:value-type="string">
            <text:p>ηp²(N=92) = .001 [.00,.04] </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4] </text:p>
          </table:table-cell>
          <table:table-cell office:value-type="float" office:value="96" calcext:value-type="float">
            <text:p>96</text:p>
          </table:table-cell>
          <table:table-cell table:formula="of:=FIND(&quot;=&quot;;[.I741];1)" office:value-type="float" office:value="5" calcext:value-type="float">
            <text:p>5</text:p>
          </table:table-cell>
          <table:table-cell table:formula="of:=COM.MICROSOFT.CONCAT(MID([.I741];1;[.K741]-2);&quot;(N=&quot;;[.J741];&quot;)&quot;;MID([.I741];[.K741]-1;LEN([.I741])-[.K741]+2))" office:value-type="string" office:string-value="ηp²(N=96) = .001 [.00,.04] " calcext:value-type="string">
            <text:p>ηp²(N=96) = .001 [.00,.04] </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4] </text:p>
          </table:table-cell>
          <table:table-cell office:value-type="float" office:value="318" calcext:value-type="float">
            <text:p>318</text:p>
          </table:table-cell>
          <table:table-cell table:formula="of:=FIND(&quot;=&quot;;[.I742];1)" office:value-type="float" office:value="5" calcext:value-type="float">
            <text:p>5</text:p>
          </table:table-cell>
          <table:table-cell table:formula="of:=COM.MICROSOFT.CONCAT(MID([.I742];1;[.K742]-2);&quot;(N=&quot;;[.J742];&quot;)&quot;;MID([.I742];[.K742]-1;LEN([.I742])-[.K742]+2))" office:value-type="string" office:string-value="ηp²(N=318) = .001 [.00,.04] " calcext:value-type="string">
            <text:p>ηp²(N=318) = .001 [.00,.04] </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6] </text:p>
          </table:table-cell>
          <table:table-cell office:value-type="float" office:value="128" calcext:value-type="float">
            <text:p>128</text:p>
          </table:table-cell>
          <table:table-cell table:formula="of:=FIND(&quot;=&quot;;[.I743];1)" office:value-type="float" office:value="5" calcext:value-type="float">
            <text:p>5</text:p>
          </table:table-cell>
          <table:table-cell table:formula="of:=COM.MICROSOFT.CONCAT(MID([.I743];1;[.K743]-2);&quot;(N=&quot;;[.J743];&quot;)&quot;;MID([.I743];[.K743]-1;LEN([.I743])-[.K743]+2))" office:value-type="string" office:string-value="ηp²(N=128) = .001 [.00,.06] " calcext:value-type="string">
            <text:p>ηp²(N=128) = .001 [.00,.06] </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1 [.00,.08] </text:p>
          </table:table-cell>
          <table:table-cell office:value-type="float" office:value="134" calcext:value-type="float">
            <text:p>134</text:p>
          </table:table-cell>
          <table:table-cell table:formula="of:=FIND(&quot;=&quot;;[.I744];1)" office:value-type="float" office:value="5" calcext:value-type="float">
            <text:p>5</text:p>
          </table:table-cell>
          <table:table-cell table:formula="of:=COM.MICROSOFT.CONCAT(MID([.I744];1;[.K744]-2);&quot;(N=&quot;;[.J744];&quot;)&quot;;MID([.I744];[.K744]-1;LEN([.I744])-[.K744]+2))" office:value-type="string" office:string-value="ηp²(N=134) = .001 [.00,.08] " calcext:value-type="string">
            <text:p>ηp²(N=134) = .001 [.00,.08] </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2 [.00,.04] </text:p>
          </table:table-cell>
          <table:table-cell office:value-type="float" office:value="158" calcext:value-type="float">
            <text:p>158</text:p>
          </table:table-cell>
          <table:table-cell table:formula="of:=FIND(&quot;=&quot;;[.I745];1)" office:value-type="float" office:value="5" calcext:value-type="float">
            <text:p>5</text:p>
          </table:table-cell>
          <table:table-cell table:formula="of:=COM.MICROSOFT.CONCAT(MID([.I745];1;[.K745]-2);&quot;(N=&quot;;[.J745];&quot;)&quot;;MID([.I745];[.K745]-1;LEN([.I745])-[.K745]+2))" office:value-type="string" office:string-value="ηp²(N=158) = .002 [.00,.04] " calcext:value-type="string">
            <text:p>ηp²(N=158) = .002 [.00,.04] </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2 [.00,.04] </text:p>
          </table:table-cell>
          <table:table-cell office:value-type="float" office:value="103" calcext:value-type="float">
            <text:p>103</text:p>
          </table:table-cell>
          <table:table-cell table:formula="of:=FIND(&quot;=&quot;;[.I746];1)" office:value-type="float" office:value="5" calcext:value-type="float">
            <text:p>5</text:p>
          </table:table-cell>
          <table:table-cell table:formula="of:=COM.MICROSOFT.CONCAT(MID([.I746];1;[.K746]-2);&quot;(N=&quot;;[.J746];&quot;)&quot;;MID([.I746];[.K746]-1;LEN([.I746])-[.K746]+2))" office:value-type="string" office:string-value="ηp²(N=103) = .002 [.00,.04] " calcext:value-type="string">
            <text:p>ηp²(N=103) = .002 [.00,.04] </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2 [.00,.05] </text:p>
          </table:table-cell>
          <table:table-cell office:value-type="float" office:value="120" calcext:value-type="float">
            <text:p>120</text:p>
          </table:table-cell>
          <table:table-cell table:formula="of:=FIND(&quot;=&quot;;[.I747];1)" office:value-type="float" office:value="5" calcext:value-type="float">
            <text:p>5</text:p>
          </table:table-cell>
          <table:table-cell table:formula="of:=COM.MICROSOFT.CONCAT(MID([.I747];1;[.K747]-2);&quot;(N=&quot;;[.J747];&quot;)&quot;;MID([.I747];[.K747]-1;LEN([.I747])-[.K747]+2))" office:value-type="string" office:string-value="ηp²(N=120) = .002 [.00,.05] " calcext:value-type="string">
            <text:p>ηp²(N=120) = .002 [.00,.05] </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3 [.00,.05] </text:p>
          </table:table-cell>
          <table:table-cell office:value-type="float" office:value="143" calcext:value-type="float">
            <text:p>143</text:p>
          </table:table-cell>
          <table:table-cell table:formula="of:=FIND(&quot;=&quot;;[.I748];1)" office:value-type="float" office:value="5" calcext:value-type="float">
            <text:p>5</text:p>
          </table:table-cell>
          <table:table-cell table:formula="of:=COM.MICROSOFT.CONCAT(MID([.I748];1;[.K748]-2);&quot;(N=&quot;;[.J748];&quot;)&quot;;MID([.I748];[.K748]-1;LEN([.I748])-[.K748]+2))" office:value-type="string" office:string-value="ηp²(N=143) = .003 [.00,.05] " calcext:value-type="string">
            <text:p>ηp²(N=143) = .003 [.00,.05] </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4 [.00,.06] </text:p>
          </table:table-cell>
          <table:table-cell office:value-type="float" office:value="179" calcext:value-type="float">
            <text:p>179</text:p>
          </table:table-cell>
          <table:table-cell table:formula="of:=FIND(&quot;=&quot;;[.I749];1)" office:value-type="float" office:value="5" calcext:value-type="float">
            <text:p>5</text:p>
          </table:table-cell>
          <table:table-cell table:formula="of:=COM.MICROSOFT.CONCAT(MID([.I749];1;[.K749]-2);&quot;(N=&quot;;[.J749];&quot;)&quot;;MID([.I749];[.K749]-1;LEN([.I749])-[.K749]+2))" office:value-type="string" office:string-value="ηp²(N=179) = .004 [.00,.06] " calcext:value-type="string">
            <text:p>ηp²(N=179) = .004 [.00,.06] </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5 [.00,.04] </text:p>
          </table:table-cell>
          <table:table-cell office:value-type="float" office:value="120" calcext:value-type="float">
            <text:p>120</text:p>
          </table:table-cell>
          <table:table-cell table:formula="of:=FIND(&quot;=&quot;;[.I750];1)" office:value-type="float" office:value="5" calcext:value-type="float">
            <text:p>5</text:p>
          </table:table-cell>
          <table:table-cell table:formula="of:=COM.MICROSOFT.CONCAT(MID([.I750];1;[.K750]-2);&quot;(N=&quot;;[.J750];&quot;)&quot;;MID([.I750];[.K750]-1;LEN([.I750])-[.K750]+2))" office:value-type="string" office:string-value="ηp²(N=120) = .005 [.00,.04] " calcext:value-type="string">
            <text:p>ηp²(N=120) = .005 [.00,.04] </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5 [.00,.05] </text:p>
          </table:table-cell>
          <table:table-cell office:value-type="float" office:value="245" calcext:value-type="float">
            <text:p>245</text:p>
          </table:table-cell>
          <table:table-cell table:formula="of:=FIND(&quot;=&quot;;[.I751];1)" office:value-type="float" office:value="5" calcext:value-type="float">
            <text:p>5</text:p>
          </table:table-cell>
          <table:table-cell table:formula="of:=COM.MICROSOFT.CONCAT(MID([.I751];1;[.K751]-2);&quot;(N=&quot;;[.J751];&quot;)&quot;;MID([.I751];[.K751]-1;LEN([.I751])-[.K751]+2))" office:value-type="string" office:string-value="ηp²(N=245) = .005 [.00,.05] " calcext:value-type="string">
            <text:p>ηp²(N=245) = .005 [.00,.05] </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6 [.00,.06] </text:p>
          </table:table-cell>
          <table:table-cell office:value-type="float" office:value="137" calcext:value-type="float">
            <text:p>137</text:p>
          </table:table-cell>
          <table:table-cell table:formula="of:=FIND(&quot;=&quot;;[.I752];1)" office:value-type="float" office:value="5" calcext:value-type="float">
            <text:p>5</text:p>
          </table:table-cell>
          <table:table-cell table:formula="of:=COM.MICROSOFT.CONCAT(MID([.I752];1;[.K752]-2);&quot;(N=&quot;;[.J752];&quot;)&quot;;MID([.I752];[.K752]-1;LEN([.I752])-[.K752]+2))" office:value-type="string" office:string-value="ηp²(N=137) = .006 [.00,.06] " calcext:value-type="string">
            <text:p>ηp²(N=137) = .006 [.00,.06] </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7 [.00,.08] </text:p>
          </table:table-cell>
          <table:table-cell office:value-type="float" office:value="89" calcext:value-type="float">
            <text:p>89</text:p>
          </table:table-cell>
          <table:table-cell table:formula="of:=FIND(&quot;=&quot;;[.I753];1)" office:value-type="float" office:value="5" calcext:value-type="float">
            <text:p>5</text:p>
          </table:table-cell>
          <table:table-cell table:formula="of:=COM.MICROSOFT.CONCAT(MID([.I753];1;[.K753]-2);&quot;(N=&quot;;[.J753];&quot;)&quot;;MID([.I753];[.K753]-1;LEN([.I753])-[.K753]+2))" office:value-type="string" office:string-value="ηp²(N=89) = .007 [.00,.08] " calcext:value-type="string">
            <text:p>ηp²(N=89) = .007 [.00,.08] </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09 [.00,.07] </text:p>
          </table:table-cell>
          <table:table-cell office:value-type="float" office:value="84" calcext:value-type="float">
            <text:p>84</text:p>
          </table:table-cell>
          <table:table-cell table:formula="of:=FIND(&quot;=&quot;;[.I754];1)" office:value-type="float" office:value="5" calcext:value-type="float">
            <text:p>5</text:p>
          </table:table-cell>
          <table:table-cell table:formula="of:=COM.MICROSOFT.CONCAT(MID([.I754];1;[.K754]-2);&quot;(N=&quot;;[.J754];&quot;)&quot;;MID([.I754];[.K754]-1;LEN([.I754])-[.K754]+2))" office:value-type="string" office:string-value="ηp²(N=84) = .009 [.00,.07] " calcext:value-type="string">
            <text:p>ηp²(N=84) = .009 [.00,.07] </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10 [.00,.08] </text:p>
          </table:table-cell>
          <table:table-cell office:value-type="float" office:value="195" calcext:value-type="float">
            <text:p>195</text:p>
          </table:table-cell>
          <table:table-cell table:formula="of:=FIND(&quot;=&quot;;[.I755];1)" office:value-type="float" office:value="5" calcext:value-type="float">
            <text:p>5</text:p>
          </table:table-cell>
          <table:table-cell table:formula="of:=COM.MICROSOFT.CONCAT(MID([.I755];1;[.K755]-2);&quot;(N=&quot;;[.J755];&quot;)&quot;;MID([.I755];[.K755]-1;LEN([.I755])-[.K755]+2))" office:value-type="string" office:string-value="ηp²(N=195) = .010 [.00,.08] " calcext:value-type="string">
            <text:p>ηp²(N=195) = .010 [.00,.08] </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NFC amplifies strong argument persuasion effect</text:p>
          </table:table-cell>
          <table:table-cell office:value-type="string" calcext:value-type="string">
            <text:p>Cacioppo et al. (1983) Study 1</text:p>
          </table:table-cell>
          <table:table-cell office:value-type="string" calcext:value-type="string">
            <text:p>ηp² = .170 [.06,.29]</text:p>
          </table:table-cell>
          <table:table-cell office:value-type="float" office:value="114" calcext:value-type="float">
            <text:p>114</text:p>
          </table:table-cell>
          <table:table-cell office:value-type="float" office:value="5" calcext:value-type="float">
            <text:p>5</text:p>
          </table:table-cell>
          <table:table-cell office:value-type="string" calcext:value-type="string">
            <text:p>ηp²(N=114) = .170 [.06,.29]</text:p>
          </table:table-cell>
          <table:table-cell office:value-type="string" calcext:value-type="string">
            <text:p>ηp² = .024 [.00,.11] </text:p>
          </table:table-cell>
          <table:table-cell office:value-type="float" office:value="96" calcext:value-type="float">
            <text:p>96</text:p>
          </table:table-cell>
          <table:table-cell table:formula="of:=FIND(&quot;=&quot;;[.I756];1)" office:value-type="float" office:value="5" calcext:value-type="float">
            <text:p>5</text:p>
          </table:table-cell>
          <table:table-cell table:formula="of:=COM.MICROSOFT.CONCAT(MID([.I756];1;[.K756]-2);&quot;(N=&quot;;[.J756];&quot;)&quot;;MID([.I756];[.K756]-1;LEN([.I756])-[.K756]+2))" office:value-type="string" office:string-value="ηp²(N=96) = .024 [.00,.11] " calcext:value-type="string">
            <text:p>ηp²(N=96) = .024 [.00,.11] </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3"/>
          <table:table-cell office:value-type="string" calcext:value-type="string">
            <text:p>Interaction effect: Strong arguments more persuasive than weak arguments (on average), which is amplified at high levels of Need for Cognition (NFC)</text:p>
          </table:table-cell>
          <table:table-cell table:number-columns-repeated="7"/>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0</text:p>
          </table:table-cell>
          <table:table-cell office:value-type="float" office:value="82" calcext:value-type="float">
            <text:p>82</text:p>
          </table:table-cell>
          <table:table-cell table:formula="of:=FIND(&quot;=&quot;;[.I757];1)" office:value-type="float" office:value="5" calcext:value-type="float">
            <text:p>5</text:p>
          </table:table-cell>
          <table:table-cell table:formula="of:=COM.MICROSOFT.CONCAT(MID([.I757];1;[.K757]-2);&quot;(N=&quot;;[.J757];&quot;)&quot;;MID([.I757];[.K757]-1;LEN([.I757])-[.K757]+2))" office:value-type="string" office:string-value="ηp²(N=82) = .000" calcext:value-type="string">
            <text:p>ηp²(N=82) = .000</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48</text:p>
          </table:table-cell>
          <table:table-cell office:value-type="float" office:value="118" calcext:value-type="float">
            <text:p>118</text:p>
          </table:table-cell>
          <table:table-cell table:formula="of:=FIND(&quot;=&quot;;[.I758];1)" office:value-type="float" office:value="5" calcext:value-type="float">
            <text:p>5</text:p>
          </table:table-cell>
          <table:table-cell table:formula="of:=COM.MICROSOFT.CONCAT(MID([.I758];1;[.K758]-2);&quot;(N=&quot;;[.J758];&quot;)&quot;;MID([.I758];[.K758]-1;LEN([.I758])-[.K758]+2))" office:value-type="string" office:string-value="ηp²(N=118) = .0048" calcext:value-type="string">
            <text:p>ηp²(N=118) = .0048</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124</text:p>
          </table:table-cell>
          <table:table-cell office:value-type="float" office:value="42" calcext:value-type="float">
            <text:p>42</text:p>
          </table:table-cell>
          <table:table-cell table:formula="of:=FIND(&quot;=&quot;;[.I759];1)" office:value-type="float" office:value="5" calcext:value-type="float">
            <text:p>5</text:p>
          </table:table-cell>
          <table:table-cell table:formula="of:=COM.MICROSOFT.CONCAT(MID([.I759];1;[.K759]-2);&quot;(N=&quot;;[.J759];&quot;)&quot;;MID([.I759];[.K759]-1;LEN([.I759])-[.K759]+2))" office:value-type="string" office:string-value="ηp²(N=42) = .124" calcext:value-type="string">
            <text:p>ηp²(N=42) = .124</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10</text:p>
          </table:table-cell>
          <table:table-cell office:value-type="float" office:value="90" calcext:value-type="float">
            <text:p>90</text:p>
          </table:table-cell>
          <table:table-cell table:formula="of:=FIND(&quot;=&quot;;[.I760];1)" office:value-type="float" office:value="5" calcext:value-type="float">
            <text:p>5</text:p>
          </table:table-cell>
          <table:table-cell table:formula="of:=COM.MICROSOFT.CONCAT(MID([.I760];1;[.K760]-2);&quot;(N=&quot;;[.J760];&quot;)&quot;;MID([.I760];[.K760]-1;LEN([.I760])-[.K760]+2))" office:value-type="string" office:string-value="ηp²(N=90) = .010" calcext:value-type="string">
            <text:p>ηp²(N=90) = .010</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13</text:p>
          </table:table-cell>
          <table:table-cell office:value-type="float" office:value="95" calcext:value-type="float">
            <text:p>95</text:p>
          </table:table-cell>
          <table:table-cell table:formula="of:=FIND(&quot;=&quot;;[.I761];1)" office:value-type="float" office:value="5" calcext:value-type="float">
            <text:p>5</text:p>
          </table:table-cell>
          <table:table-cell table:formula="of:=COM.MICROSOFT.CONCAT(MID([.I761];1;[.K761]-2);&quot;(N=&quot;;[.J761];&quot;)&quot;;MID([.I761];[.K761]-1;LEN([.I761])-[.K761]+2))" office:value-type="string" office:string-value="ηp²(N=95) = .013" calcext:value-type="string">
            <text:p>ηp²(N=95) = .013</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39</text:p>
          </table:table-cell>
          <table:table-cell office:value-type="float" office:value="307" calcext:value-type="float">
            <text:p>307</text:p>
          </table:table-cell>
          <table:table-cell table:formula="of:=FIND(&quot;=&quot;;[.I762];1)" office:value-type="float" office:value="5" calcext:value-type="float">
            <text:p>5</text:p>
          </table:table-cell>
          <table:table-cell table:formula="of:=COM.MICROSOFT.CONCAT(MID([.I762];1;[.K762]-2);&quot;(N=&quot;;[.J762];&quot;)&quot;;MID([.I762];[.K762]-1;LEN([.I762])-[.K762]+2))" office:value-type="string" office:string-value="ηp²(N=307) = .0039" calcext:value-type="string">
            <text:p>ηp²(N=307) = .0039</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43</text:p>
          </table:table-cell>
          <table:table-cell office:value-type="float" office:value="121" calcext:value-type="float">
            <text:p>121</text:p>
          </table:table-cell>
          <table:table-cell table:formula="of:=FIND(&quot;=&quot;;[.I763];1)" office:value-type="float" office:value="5" calcext:value-type="float">
            <text:p>5</text:p>
          </table:table-cell>
          <table:table-cell table:formula="of:=COM.MICROSOFT.CONCAT(MID([.I763];1;[.K763]-2);&quot;(N=&quot;;[.J763];&quot;)&quot;;MID([.I763];[.K763]-1;LEN([.I763])-[.K763]+2))" office:value-type="string" office:string-value="ηp²(N=121) = .0043" calcext:value-type="string">
            <text:p>ηp²(N=121) = .0043</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31</text:p>
          </table:table-cell>
          <table:table-cell office:value-type="float" office:value="130" calcext:value-type="float">
            <text:p>130</text:p>
          </table:table-cell>
          <table:table-cell table:formula="of:=FIND(&quot;=&quot;;[.I764];1)" office:value-type="float" office:value="5" calcext:value-type="float">
            <text:p>5</text:p>
          </table:table-cell>
          <table:table-cell table:formula="of:=COM.MICROSOFT.CONCAT(MID([.I764];1;[.K764]-2);&quot;(N=&quot;;[.J764];&quot;)&quot;;MID([.I764];[.K764]-1;LEN([.I764])-[.K764]+2))" office:value-type="string" office:string-value="ηp²(N=130) = .0031" calcext:value-type="string">
            <text:p>ηp²(N=130) = .0031</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11</text:p>
          </table:table-cell>
          <table:table-cell office:value-type="float" office:value="149" calcext:value-type="float">
            <text:p>149</text:p>
          </table:table-cell>
          <table:table-cell table:formula="of:=FIND(&quot;=&quot;;[.I765];1)" office:value-type="float" office:value="5" calcext:value-type="float">
            <text:p>5</text:p>
          </table:table-cell>
          <table:table-cell table:formula="of:=COM.MICROSOFT.CONCAT(MID([.I765];1;[.K765]-2);&quot;(N=&quot;;[.J765];&quot;)&quot;;MID([.I765];[.K765]-1;LEN([.I765])-[.K765]+2))" office:value-type="string" office:string-value="ηp²(N=149) = .0011" calcext:value-type="string">
            <text:p>ηp²(N=149) = .0011</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93</text:p>
          </table:table-cell>
          <table:table-cell office:value-type="float" office:value="99" calcext:value-type="float">
            <text:p>99</text:p>
          </table:table-cell>
          <table:table-cell table:formula="of:=FIND(&quot;=&quot;;[.I766];1)" office:value-type="float" office:value="5" calcext:value-type="float">
            <text:p>5</text:p>
          </table:table-cell>
          <table:table-cell table:formula="of:=COM.MICROSOFT.CONCAT(MID([.I766];1;[.K766]-2);&quot;(N=&quot;;[.J766];&quot;)&quot;;MID([.I766];[.K766]-1;LEN([.I766])-[.K766]+2))" office:value-type="string" office:string-value="ηp²(N=99) = .0093" calcext:value-type="string">
            <text:p>ηp²(N=99) = .0093</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23</text:p>
          </table:table-cell>
          <table:table-cell office:value-type="float" office:value="112" calcext:value-type="float">
            <text:p>112</text:p>
          </table:table-cell>
          <table:table-cell table:formula="of:=FIND(&quot;=&quot;;[.I767];1)" office:value-type="float" office:value="5" calcext:value-type="float">
            <text:p>5</text:p>
          </table:table-cell>
          <table:table-cell table:formula="of:=COM.MICROSOFT.CONCAT(MID([.I767];1;[.K767]-2);&quot;(N=&quot;;[.J767];&quot;)&quot;;MID([.I767];[.K767]-1;LEN([.I767])-[.K767]+2))" office:value-type="string" office:string-value="ηp²(N=112) = .023" calcext:value-type="string">
            <text:p>ηp²(N=112) = .023</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33</text:p>
          </table:table-cell>
          <table:table-cell office:value-type="float" office:value="137" calcext:value-type="float">
            <text:p>137</text:p>
          </table:table-cell>
          <table:table-cell table:formula="of:=FIND(&quot;=&quot;;[.I768];1)" office:value-type="float" office:value="5" calcext:value-type="float">
            <text:p>5</text:p>
          </table:table-cell>
          <table:table-cell table:formula="of:=COM.MICROSOFT.CONCAT(MID([.I768];1;[.K768]-2);&quot;(N=&quot;;[.J768];&quot;)&quot;;MID([.I768];[.K768]-1;LEN([.I768])-[.K768]+2))" office:value-type="string" office:string-value="ηp²(N=137) = .0033" calcext:value-type="string">
            <text:p>ηp²(N=137) = .0033</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05</text:p>
          </table:table-cell>
          <table:table-cell office:value-type="float" office:value="177" calcext:value-type="float">
            <text:p>177</text:p>
          </table:table-cell>
          <table:table-cell table:formula="of:=FIND(&quot;=&quot;;[.I769];1)" office:value-type="float" office:value="5" calcext:value-type="float">
            <text:p>5</text:p>
          </table:table-cell>
          <table:table-cell table:formula="of:=COM.MICROSOFT.CONCAT(MID([.I769];1;[.K769]-2);&quot;(N=&quot;;[.J769];&quot;)&quot;;MID([.I769];[.K769]-1;LEN([.I769])-[.K769]+2))" office:value-type="string" office:string-value="ηp²(N=177) = .0005" calcext:value-type="string">
            <text:p>ηp²(N=177) = .0005</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03</text:p>
          </table:table-cell>
          <table:table-cell office:value-type="float" office:value="110" calcext:value-type="float">
            <text:p>110</text:p>
          </table:table-cell>
          <table:table-cell table:formula="of:=FIND(&quot;=&quot;;[.I770];1)" office:value-type="float" office:value="5" calcext:value-type="float">
            <text:p>5</text:p>
          </table:table-cell>
          <table:table-cell table:formula="of:=COM.MICROSOFT.CONCAT(MID([.I770];1;[.K770]-2);&quot;(N=&quot;;[.J770];&quot;)&quot;;MID([.I770];[.K770]-1;LEN([.I770])-[.K770]+2))" office:value-type="string" office:string-value="ηp²(N=110) = .0003" calcext:value-type="string">
            <text:p>ηp²(N=110) = .0003</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341</text:p>
          </table:table-cell>
          <table:table-cell office:value-type="float" office:value="229" calcext:value-type="float">
            <text:p>229</text:p>
          </table:table-cell>
          <table:table-cell table:formula="of:=FIND(&quot;=&quot;;[.I771];1)" office:value-type="float" office:value="5" calcext:value-type="float">
            <text:p>5</text:p>
          </table:table-cell>
          <table:table-cell table:formula="of:=COM.MICROSOFT.CONCAT(MID([.I771];1;[.K771]-2);&quot;(N=&quot;;[.J771];&quot;)&quot;;MID([.I771];[.K771]-1;LEN([.I771])-[.K771]+2))" office:value-type="string" office:string-value="ηp²(N=229) = .0341" calcext:value-type="string">
            <text:p>ηp²(N=229) = .0341</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60</text:p>
          </table:table-cell>
          <table:table-cell office:value-type="float" office:value="134" calcext:value-type="float">
            <text:p>134</text:p>
          </table:table-cell>
          <table:table-cell table:formula="of:=FIND(&quot;=&quot;;[.I772];1)" office:value-type="float" office:value="5" calcext:value-type="float">
            <text:p>5</text:p>
          </table:table-cell>
          <table:table-cell table:formula="of:=COM.MICROSOFT.CONCAT(MID([.I772];1;[.K772]-2);&quot;(N=&quot;;[.J772];&quot;)&quot;;MID([.I772];[.K772]-1;LEN([.I772])-[.K772]+2))" office:value-type="string" office:string-value="ηp²(N=134) = .0060" calcext:value-type="string">
            <text:p>ηp²(N=134) = .0060</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64</text:p>
          </table:table-cell>
          <table:table-cell office:value-type="float" office:value="86" calcext:value-type="float">
            <text:p>86</text:p>
          </table:table-cell>
          <table:table-cell table:formula="of:=FIND(&quot;=&quot;;[.I773];1)" office:value-type="float" office:value="5" calcext:value-type="float">
            <text:p>5</text:p>
          </table:table-cell>
          <table:table-cell table:formula="of:=COM.MICROSOFT.CONCAT(MID([.I773];1;[.K773]-2);&quot;(N=&quot;;[.J773];&quot;)&quot;;MID([.I773];[.K773]-1;LEN([.I773])-[.K773]+2))" office:value-type="string" office:string-value="ηp²(N=86) = .0064" calcext:value-type="string">
            <text:p>ηp²(N=86) = .0064</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24</text:p>
          </table:table-cell>
          <table:table-cell office:value-type="float" office:value="77" calcext:value-type="float">
            <text:p>77</text:p>
          </table:table-cell>
          <table:table-cell table:formula="of:=FIND(&quot;=&quot;;[.I774];1)" office:value-type="float" office:value="5" calcext:value-type="float">
            <text:p>5</text:p>
          </table:table-cell>
          <table:table-cell table:formula="of:=COM.MICROSOFT.CONCAT(MID([.I774];1;[.K774]-2);&quot;(N=&quot;;[.J774];&quot;)&quot;;MID([.I774];[.K774]-1;LEN([.I774])-[.K774]+2))" office:value-type="string" office:string-value="ηp²(N=77) = .0024" calcext:value-type="string">
            <text:p>ηp²(N=77) = .0024</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0004</text:p>
          </table:table-cell>
          <table:table-cell office:value-type="float" office:value="178" calcext:value-type="float">
            <text:p>178</text:p>
          </table:table-cell>
          <table:table-cell table:formula="of:=FIND(&quot;=&quot;;[.I775];1)" office:value-type="float" office:value="5" calcext:value-type="float">
            <text:p>5</text:p>
          </table:table-cell>
          <table:table-cell table:formula="of:=COM.MICROSOFT.CONCAT(MID([.I775];1;[.K775]-2);&quot;(N=&quot;;[.J775];&quot;)&quot;;MID([.I775];[.K775]-1;LEN([.I775])-[.K775]+2))" office:value-type="string" office:string-value="ηp²(N=178) = .000004" calcext:value-type="string">
            <text:p>ηp²(N=178) = .000004</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79</text:p>
          </table:table-cell>
          <table:table-cell office:value-type="float" office:value="92" calcext:value-type="float">
            <text:p>92</text:p>
          </table:table-cell>
          <table:table-cell table:formula="of:=FIND(&quot;=&quot;;[.I776];1)" office:value-type="float" office:value="5" calcext:value-type="float">
            <text:p>5</text:p>
          </table:table-cell>
          <table:table-cell table:formula="of:=COM.MICROSOFT.CONCAT(MID([.I776];1;[.K776]-2);&quot;(N=&quot;;[.J776];&quot;)&quot;;MID([.I776];[.K776]-1;LEN([.I776])-[.K776]+2))" office:value-type="string" office:string-value="ηp²(N=92) = .079" calcext:value-type="string">
            <text:p>ηp²(N=92) = .079</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self-esteem and event valence on psychological distance</text:p>
          </table:table-cell>
          <table:table-cell office:value-type="string" calcext:value-type="string">
            <text:p>Ross &amp; Wilson (2002) Study 2</text:p>
          </table:table-cell>
          <table:table-cell office:value-type="string" calcext:value-type="string">
            <text:p>d = +.21 ± .21</text:p>
          </table:table-cell>
          <table:table-cell office:value-type="float" office:value="357" calcext:value-type="float">
            <text:p>357</text:p>
          </table:table-cell>
          <table:table-cell office:value-type="float" office:value="3" calcext:value-type="float">
            <text:p>3</text:p>
          </table:table-cell>
          <table:table-cell office:value-type="string" calcext:value-type="string">
            <text:p>d(N=357) = +.21 ± .21</text:p>
          </table:table-cell>
          <table:table-cell office:value-type="string" calcext:value-type="string">
            <text:p>ηp² = .0011</text:p>
          </table:table-cell>
          <table:table-cell office:value-type="float" office:value="574" calcext:value-type="float">
            <text:p>574</text:p>
          </table:table-cell>
          <table:table-cell table:formula="of:=FIND(&quot;=&quot;;[.I777];1)" office:value-type="float" office:value="5" calcext:value-type="float">
            <text:p>5</text:p>
          </table:table-cell>
          <table:table-cell table:formula="of:=COM.MICROSOFT.CONCAT(MID([.I777];1;[.K777]-2);&quot;(N=&quot;;[.J777];&quot;)&quot;;MID([.I777];[.K777]-1;LEN([.I777])-[.K777]+2))" office:value-type="string" office:string-value="ηp²(N=574) = .0011" calcext:value-type="string">
            <text:p>ηp²(N=574) = .0011</text:p>
          </table:table-cell>
          <table:table-cell office:value-type="string" calcext:value-type="string">
            <text:p>Ebersole et al. (2016, mTurk) Study 2</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 calcext:value-type="float">
            <text:p>1</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86</text:p>
          </table:table-cell>
          <table:table-cell office:value-type="float" office:value="84" calcext:value-type="float">
            <text:p>84</text:p>
          </table:table-cell>
          <table:table-cell table:formula="of:=FIND(&quot;=&quot;;[.I778];1)" office:value-type="float" office:value="5" calcext:value-type="float">
            <text:p>5</text:p>
          </table:table-cell>
          <table:table-cell table:formula="of:=COM.MICROSOFT.CONCAT(MID([.I778];1;[.K778]-2);&quot;(N=&quot;;[.J778];&quot;)&quot;;MID([.I778];[.K778]-1;LEN([.I778])-[.K778]+2))" office:value-type="string" office:string-value="ηp²(N=84) = 0.086" calcext:value-type="string">
            <text:p>ηp²(N=84) = 0.086</text:p>
          </table:table-cell>
          <table:table-cell office:value-type="string" calcext:value-type="string">
            <text:p>Bonfiglio et al. (2016, Ashland)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 calcext:value-type="float">
            <text:p>2</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60</text:p>
          </table:table-cell>
          <table:table-cell office:value-type="float" office:value="120" calcext:value-type="float">
            <text:p>120</text:p>
          </table:table-cell>
          <table:table-cell table:formula="of:=FIND(&quot;=&quot;;[.I779];1)" office:value-type="float" office:value="5" calcext:value-type="float">
            <text:p>5</text:p>
          </table:table-cell>
          <table:table-cell table:formula="of:=COM.MICROSOFT.CONCAT(MID([.I779];1;[.K779]-2);&quot;(N=&quot;;[.J779];&quot;)&quot;;MID([.I779];[.K779]-1;LEN([.I779])-[.K779]+2))" office:value-type="string" office:string-value="ηp²(N=120) = .0060" calcext:value-type="string">
            <text:p>ηp²(N=120) = .0060</text:p>
          </table:table-cell>
          <table:table-cell office:value-type="string" calcext:value-type="string">
            <text:p>Hermann et al. (2016, Bradley)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3" calcext:value-type="float">
            <text:p>3</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125</text:p>
          </table:table-cell>
          <table:table-cell office:value-type="float" office:value="44" calcext:value-type="float">
            <text:p>44</text:p>
          </table:table-cell>
          <table:table-cell table:formula="of:=FIND(&quot;=&quot;;[.I780];1)" office:value-type="float" office:value="5" calcext:value-type="float">
            <text:p>5</text:p>
          </table:table-cell>
          <table:table-cell table:formula="of:=COM.MICROSOFT.CONCAT(MID([.I780];1;[.K780]-2);&quot;(N=&quot;;[.J780];&quot;)&quot;;MID([.I780];[.K780]-1;LEN([.I780])-[.K780]+2))" office:value-type="string" office:string-value="ηp²(N=44) = .0125" calcext:value-type="string">
            <text:p>ηp²(N=44) = .0125</text:p>
          </table:table-cell>
          <table:table-cell office:value-type="string" calcext:value-type="string">
            <text:p>Capaldi et al. (2016, Carle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4" calcext:value-type="float">
            <text:p>4</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30</text:p>
          </table:table-cell>
          <table:table-cell office:value-type="float" office:value="92" calcext:value-type="float">
            <text:p>92</text:p>
          </table:table-cell>
          <table:table-cell table:formula="of:=FIND(&quot;=&quot;;[.I781];1)" office:value-type="float" office:value="5" calcext:value-type="float">
            <text:p>5</text:p>
          </table:table-cell>
          <table:table-cell table:formula="of:=COM.MICROSOFT.CONCAT(MID([.I781];1;[.K781]-2);&quot;(N=&quot;;[.J781];&quot;)&quot;;MID([.I781];[.K781]-1;LEN([.I781])-[.K781]+2))" office:value-type="string" office:string-value="ηp²(N=92) = .0030" calcext:value-type="string">
            <text:p>ηp²(N=92) = .0030</text:p>
          </table:table-cell>
          <table:table-cell office:value-type="string" calcext:value-type="string">
            <text:p>Vaughn (2016, Ithaca)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5" calcext:value-type="float">
            <text:p>5</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31</text:p>
          </table:table-cell>
          <table:table-cell office:value-type="float" office:value="93" calcext:value-type="float">
            <text:p>93</text:p>
          </table:table-cell>
          <table:table-cell table:formula="of:=FIND(&quot;=&quot;;[.I782];1)" office:value-type="float" office:value="5" calcext:value-type="float">
            <text:p>5</text:p>
          </table:table-cell>
          <table:table-cell table:formula="of:=COM.MICROSOFT.CONCAT(MID([.I782];1;[.K782]-2);&quot;(N=&quot;;[.J782];&quot;)&quot;;MID([.I782];[.K782]-1;LEN([.I782])-[.K782]+2))" office:value-type="string" office:string-value="ηp²(N=93) = .0031" calcext:value-type="string">
            <text:p>ηp²(N=93) = .0031</text:p>
          </table:table-cell>
          <table:table-cell office:value-type="string" calcext:value-type="string">
            <text:p>Belanger et al. (2016, Miami)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6" calcext:value-type="float">
            <text:p>6</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53</text:p>
          </table:table-cell>
          <table:table-cell office:value-type="float" office:value="316" calcext:value-type="float">
            <text:p>316</text:p>
          </table:table-cell>
          <table:table-cell table:formula="of:=FIND(&quot;=&quot;;[.I783];1)" office:value-type="float" office:value="5" calcext:value-type="float">
            <text:p>5</text:p>
          </table:table-cell>
          <table:table-cell table:formula="of:=COM.MICROSOFT.CONCAT(MID([.I783];1;[.K783]-2);&quot;(N=&quot;;[.J783];&quot;)&quot;;MID([.I783];[.K783]-1;LEN([.I783])-[.K783]+2))" office:value-type="string" office:string-value="ηp²(N=316) = .0053" calcext:value-type="string">
            <text:p>ηp²(N=316) = .0053</text:p>
          </table:table-cell>
          <table:table-cell office:value-type="string" calcext:value-type="string">
            <text:p>Johnson et al. (2016, Michigan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7" calcext:value-type="float">
            <text:p>7</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660</text:p>
          </table:table-cell>
          <table:table-cell office:value-type="float" office:value="124" calcext:value-type="float">
            <text:p>124</text:p>
          </table:table-cell>
          <table:table-cell table:formula="of:=FIND(&quot;=&quot;;[.I784];1)" office:value-type="float" office:value="5" calcext:value-type="float">
            <text:p>5</text:p>
          </table:table-cell>
          <table:table-cell table:formula="of:=COM.MICROSOFT.CONCAT(MID([.I784];1;[.K784]-2);&quot;(N=&quot;;[.J784];&quot;)&quot;;MID([.I784];[.K784]-1;LEN([.I784])-[.K784]+2))" office:value-type="string" office:string-value="ηp²(N=124) = .0660" calcext:value-type="string">
            <text:p>ηp²(N=124) = .0660</text:p>
          </table:table-cell>
          <table:table-cell office:value-type="string" calcext:value-type="string">
            <text:p>Allen (2016, Montan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8" calcext:value-type="float">
            <text:p>8</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30</text:p>
          </table:table-cell>
          <table:table-cell office:value-type="float" office:value="130" calcext:value-type="float">
            <text:p>130</text:p>
          </table:table-cell>
          <table:table-cell table:formula="of:=FIND(&quot;=&quot;;[.I785];1)" office:value-type="float" office:value="5" calcext:value-type="float">
            <text:p>5</text:p>
          </table:table-cell>
          <table:table-cell table:formula="of:=COM.MICROSOFT.CONCAT(MID([.I785];1;[.K785]-2);&quot;(N=&quot;;[.J785];&quot;)&quot;;MID([.I785];[.K785]-1;LEN([.I785])-[.K785]+2))" office:value-type="string" office:string-value="ηp²(N=130) = .0030" calcext:value-type="string">
            <text:p>ηp²(N=130) = .0030</text:p>
          </table:table-cell>
          <table:table-cell office:value-type="string" calcext:value-type="string">
            <text:p>Banks et al. (2016, Nova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9" calcext:value-type="float">
            <text:p>9</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0004</text:p>
          </table:table-cell>
          <table:table-cell office:value-type="float" office:value="155" calcext:value-type="float">
            <text:p>155</text:p>
          </table:table-cell>
          <table:table-cell table:formula="of:=FIND(&quot;=&quot;;[.I786];1)" office:value-type="float" office:value="5" calcext:value-type="float">
            <text:p>5</text:p>
          </table:table-cell>
          <table:table-cell table:formula="of:=COM.MICROSOFT.CONCAT(MID([.I786];1;[.K786]-2);&quot;(N=&quot;;[.J786];&quot;)&quot;;MID([.I786];[.K786]-1;LEN([.I786])-[.K786]+2))" office:value-type="string" office:string-value="ηp²(N=155) = .000004" calcext:value-type="string">
            <text:p>ηp²(N=155) = .000004</text:p>
          </table:table-cell>
          <table:table-cell office:value-type="string" calcext:value-type="string">
            <text:p>Wirth (2016, OSUNewark)</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0" calcext:value-type="float">
            <text:p>10</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111</text:p>
          </table:table-cell>
          <table:table-cell office:value-type="float" office:value="103" calcext:value-type="float">
            <text:p>103</text:p>
          </table:table-cell>
          <table:table-cell table:formula="of:=FIND(&quot;=&quot;;[.I787];1)" office:value-type="float" office:value="5" calcext:value-type="float">
            <text:p>5</text:p>
          </table:table-cell>
          <table:table-cell table:formula="of:=COM.MICROSOFT.CONCAT(MID([.I787];1;[.K787]-2);&quot;(N=&quot;;[.J787];&quot;)&quot;;MID([.I787];[.K787]-1;LEN([.I787])-[.K787]+2))" office:value-type="string" office:string-value="ηp²(N=103) = .0111" calcext:value-type="string">
            <text:p>ηp²(N=103) = .0111</text:p>
          </table:table-cell>
          <table:table-cell office:value-type="string" calcext:value-type="string">
            <text:p>Grahe et al. (2016, PacificL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1" calcext:value-type="float">
            <text:p>11</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79</text:p>
          </table:table-cell>
          <table:table-cell office:value-type="float" office:value="119" calcext:value-type="float">
            <text:p>119</text:p>
          </table:table-cell>
          <table:table-cell table:formula="of:=FIND(&quot;=&quot;;[.I788];1)" office:value-type="float" office:value="5" calcext:value-type="float">
            <text:p>5</text:p>
          </table:table-cell>
          <table:table-cell table:formula="of:=COM.MICROSOFT.CONCAT(MID([.I788];1;[.K788]-2);&quot;(N=&quot;;[.J788];&quot;)&quot;;MID([.I788];[.K788]-1;LEN([.I788])-[.K788]+2))" office:value-type="string" office:string-value="ηp²(N=119) = .0079" calcext:value-type="string">
            <text:p>ηp²(N=119) = .0079</text:p>
          </table:table-cell>
          <table:table-cell office:value-type="string" calcext:value-type="string">
            <text:p>Bernstein (2016, PSAbington)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2" calcext:value-type="float">
            <text:p>12</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059</text:p>
          </table:table-cell>
          <table:table-cell office:value-type="float" office:value="138" calcext:value-type="float">
            <text:p>138</text:p>
          </table:table-cell>
          <table:table-cell table:formula="of:=FIND(&quot;=&quot;;[.I789];1)" office:value-type="float" office:value="5" calcext:value-type="float">
            <text:p>5</text:p>
          </table:table-cell>
          <table:table-cell table:formula="of:=COM.MICROSOFT.CONCAT(MID([.I789];1;[.K789]-2);&quot;(N=&quot;;[.J789];&quot;)&quot;;MID([.I789];[.K789]-1;LEN([.I789])-[.K789]+2))" office:value-type="string" office:string-value="ηp²(N=138) = .00059" calcext:value-type="string">
            <text:p>ηp²(N=138) = .00059</text:p>
          </table:table-cell>
          <table:table-cell office:value-type="string" calcext:value-type="string">
            <text:p>Devos et al. (2016, SDS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3" calcext:value-type="float">
            <text:p>13</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479</text:p>
          </table:table-cell>
          <table:table-cell office:value-type="float" office:value="178" calcext:value-type="float">
            <text:p>178</text:p>
          </table:table-cell>
          <table:table-cell table:formula="of:=FIND(&quot;=&quot;;[.I790];1)" office:value-type="float" office:value="5" calcext:value-type="float">
            <text:p>5</text:p>
          </table:table-cell>
          <table:table-cell table:formula="of:=COM.MICROSOFT.CONCAT(MID([.I790];1;[.K790]-2);&quot;(N=&quot;;[.J790];&quot;)&quot;;MID([.I790];[.K790]-1;LEN([.I790])-[.K790]+2))" office:value-type="string" office:string-value="ηp²(N=178) = .00479" calcext:value-type="string">
            <text:p>ηp²(N=178) = .00479</text:p>
          </table:table-cell>
          <table:table-cell office:value-type="string" calcext:value-type="string">
            <text:p>Davis &amp; Hicks (2016, TexasA&amp;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4" calcext:value-type="float">
            <text:p>14</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55</text:p>
          </table:table-cell>
          <table:table-cell office:value-type="float" office:value="117" calcext:value-type="float">
            <text:p>117</text:p>
          </table:table-cell>
          <table:table-cell table:formula="of:=FIND(&quot;=&quot;;[.I791];1)" office:value-type="float" office:value="5" calcext:value-type="float">
            <text:p>5</text:p>
          </table:table-cell>
          <table:table-cell table:formula="of:=COM.MICROSOFT.CONCAT(MID([.I791];1;[.K791]-2);&quot;(N=&quot;;[.J791];&quot;)&quot;;MID([.I791];[.K791]-1;LEN([.I791])-[.K791]+2))" office:value-type="string" office:string-value="ηp²(N=117) = .0055" calcext:value-type="string">
            <text:p>ηp²(N=117) = .0055</text:p>
          </table:table-cell>
          <table:table-cell office:value-type="string" calcext:value-type="string">
            <text:p>German et al. (2016, UCDavis)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5" calcext:value-type="float">
            <text:p>15</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113</text:p>
          </table:table-cell>
          <table:table-cell office:value-type="float" office:value="243" calcext:value-type="float">
            <text:p>243</text:p>
          </table:table-cell>
          <table:table-cell table:formula="of:=FIND(&quot;=&quot;;[.I792];1)" office:value-type="float" office:value="5" calcext:value-type="float">
            <text:p>5</text:p>
          </table:table-cell>
          <table:table-cell table:formula="of:=COM.MICROSOFT.CONCAT(MID([.I792];1;[.K792]-2);&quot;(N=&quot;;[.J792];&quot;)&quot;;MID([.I792];[.K792]-1;LEN([.I792])-[.K792]+2))" office:value-type="string" office:string-value="ηp²(N=243) = .0113" calcext:value-type="string">
            <text:p>ηp²(N=243) = .0113</text:p>
          </table:table-cell>
          <table:table-cell office:value-type="string" calcext:value-type="string">
            <text:p>Baranski et al. (2016, UCRiverside)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6" calcext:value-type="float">
            <text:p>16</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010</text:p>
          </table:table-cell>
          <table:table-cell office:value-type="float" office:value="136" calcext:value-type="float">
            <text:p>136</text:p>
          </table:table-cell>
          <table:table-cell table:formula="of:=FIND(&quot;=&quot;;[.I793];1)" office:value-type="float" office:value="5" calcext:value-type="float">
            <text:p>5</text:p>
          </table:table-cell>
          <table:table-cell table:formula="of:=COM.MICROSOFT.CONCAT(MID([.I793];1;[.K793]-2);&quot;(N=&quot;;[.J793];&quot;)&quot;;MID([.I793];[.K793]-1;LEN([.I793])-[.K793]+2))" office:value-type="string" office:string-value="ηp²(N=136) = .00010" calcext:value-type="string">
            <text:p>ηp²(N=136) = .00010</text:p>
          </table:table-cell>
          <table:table-cell office:value-type="string" calcext:value-type="string">
            <text:p>Brown et al. (2016, UofF)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7" calcext:value-type="float">
            <text:p>17</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790</text:p>
          </table:table-cell>
          <table:table-cell office:value-type="float" office:value="89" calcext:value-type="float">
            <text:p>89</text:p>
          </table:table-cell>
          <table:table-cell table:formula="of:=FIND(&quot;=&quot;;[.I794];1)" office:value-type="float" office:value="5" calcext:value-type="float">
            <text:p>5</text:p>
          </table:table-cell>
          <table:table-cell table:formula="of:=COM.MICROSOFT.CONCAT(MID([.I794];1;[.K794]-2);&quot;(N=&quot;;[.J794];&quot;)&quot;;MID([.I794];[.K794]-1;LEN([.I794])-[.K794]+2))" office:value-type="string" office:string-value="ηp²(N=89) = .00790" calcext:value-type="string">
            <text:p>ηp²(N=89) = .00790</text:p>
          </table:table-cell>
          <table:table-cell office:value-type="string" calcext:value-type="string">
            <text:p>Fletcher et al. (2016, UofSM)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8" calcext:value-type="float">
            <text:p>18</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343</text:p>
          </table:table-cell>
          <table:table-cell office:value-type="float" office:value="80" calcext:value-type="float">
            <text:p>80</text:p>
          </table:table-cell>
          <table:table-cell table:formula="of:=FIND(&quot;=&quot;;[.I795];1)" office:value-type="float" office:value="5" calcext:value-type="float">
            <text:p>5</text:p>
          </table:table-cell>
          <table:table-cell table:formula="of:=COM.MICROSOFT.CONCAT(MID([.I795];1;[.K795]-2);&quot;(N=&quot;;[.J795];&quot;)&quot;;MID([.I795];[.K795]-1;LEN([.I795])-[.K795]+2))" office:value-type="string" office:string-value="ηp²(N=80) = .0343" calcext:value-type="string">
            <text:p>ηp²(N=80) = .0343</text:p>
          </table:table-cell>
          <table:table-cell office:value-type="string" calcext:value-type="string">
            <text:p>Re et al. (2016, UofT)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19" calcext:value-type="float">
            <text:p>19</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672</text:p>
          </table:table-cell>
          <table:table-cell office:value-type="float" office:value="192" calcext:value-type="float">
            <text:p>192</text:p>
          </table:table-cell>
          <table:table-cell table:formula="of:=FIND(&quot;=&quot;;[.I796];1)" office:value-type="float" office:value="5" calcext:value-type="float">
            <text:p>5</text:p>
          </table:table-cell>
          <table:table-cell table:formula="of:=COM.MICROSOFT.CONCAT(MID([.I796];1;[.K796]-2);&quot;(N=&quot;;[.J796];&quot;)&quot;;MID([.I796];[.K796]-1;LEN([.I796])-[.K796]+2))" office:value-type="string" office:string-value="ηp²(N=192) = .0672" calcext:value-type="string">
            <text:p>ηp²(N=192) = .0672</text:p>
          </table:table-cell>
          <table:table-cell office:value-type="string" calcext:value-type="string">
            <text:p>Ebersole et al. (2016, UofV) Study 1</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0" calcext:value-type="float">
            <text:p>20</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57</text:p>
          </table:table-cell>
          <table:table-cell office:value-type="float" office:value="94" calcext:value-type="float">
            <text:p>94</text:p>
          </table:table-cell>
          <table:table-cell table:formula="of:=FIND(&quot;=&quot;;[.I797];1)" office:value-type="float" office:value="5" calcext:value-type="float">
            <text:p>5</text:p>
          </table:table-cell>
          <table:table-cell table:formula="of:=COM.MICROSOFT.CONCAT(MID([.I797];1;[.K797]-2);&quot;(N=&quot;;[.J797];&quot;)&quot;;MID([.I797];[.K797]-1;LEN([.I797])-[.K797]+2))" office:value-type="string" office:string-value="ηp²(N=94) = .0057" calcext:value-type="string">
            <text:p>ηp²(N=94) = .0057</text:p>
          </table:table-cell>
          <table:table-cell office:value-type="string" calcext:value-type="string">
            <text:p>Cairo et al. (2016, VirginiaCU) </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Many Labs 3</text:p>
          </table:table-cell>
          <table:table-cell office:value-type="float" office:value="21" calcext:value-type="float">
            <text:p>21</text:p>
          </table:table-cell>
          <table:table-cell office:value-type="string" calcext:value-type="string">
            <text:p>moral licensing effect</text:p>
          </table:table-cell>
          <table:table-cell office:value-type="string" calcext:value-type="string">
            <text:p>Monin &amp; Miller (2001) Study 1</text:p>
          </table:table-cell>
          <table:table-cell office:value-type="string" calcext:value-type="string">
            <text:p>ηp² = .043 [.002,.103] </text:p>
          </table:table-cell>
          <table:table-cell office:value-type="float" office:value="198" calcext:value-type="float">
            <text:p>198</text:p>
          </table:table-cell>
          <table:table-cell office:value-type="float" office:value="5" calcext:value-type="float">
            <text:p>5</text:p>
          </table:table-cell>
          <table:table-cell office:value-type="string" calcext:value-type="string">
            <text:p>ηp²(N=198) = .043 [.002,.103] </text:p>
          </table:table-cell>
          <table:table-cell office:value-type="string" calcext:value-type="string">
            <text:p>ηp² = .0066</text:p>
          </table:table-cell>
          <table:table-cell office:value-type="float" office:value="639" calcext:value-type="float">
            <text:p>639</text:p>
          </table:table-cell>
          <table:table-cell table:formula="of:=FIND(&quot;=&quot;;[.I798];1)" office:value-type="float" office:value="5" calcext:value-type="float">
            <text:p>5</text:p>
          </table:table-cell>
          <table:table-cell table:formula="of:=COM.MICROSOFT.CONCAT(MID([.I798];1;[.K798]-2);&quot;(N=&quot;;[.J798];&quot;)&quot;;MID([.I798];[.K798]-1;LEN([.I798])-[.K798]+2))" office:value-type="string" office:string-value="ηp²(N=639) = .0066" calcext:value-type="string">
            <text:p>ηp²(N=639) = .0066</text:p>
          </table:table-cell>
          <table:table-cell office:value-type="string" calcext:value-type="string">
            <text:p>Ebersole et al. (2016, mTurk) Study 2</text:p>
          </table:table-cell>
          <table:table-cell table:number-columns-repeated="2"/>
          <table:table-cell office:value-type="string" calcext:value-type="string">
            <text:p>social</text:p>
          </table:table-cell>
          <table:table-cell table:number-columns-repeated="9"/>
          <table:table-cell office:value-type="string" calcext:value-type="string">
            <text:p>http://existentialpsych.tamu.edu/files/2016/09/Many-Labs-3.pdf</text:p>
          </table:table-cell>
          <table:table-cell table:number-columns-repeated="11"/>
        </table:table-row>
        <table:table-row table:style-name="ro1">
          <table:table-cell office:value-type="string" calcext:value-type="string">
            <text:p>RRR1 (PPS)</text:p>
          </table:table-cell>
          <table:table-cell office:value-type="float" office:value="1" calcext:value-type="float">
            <text:p>1</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8% ± 19%</text:p>
          </table:table-cell>
          <table:table-cell office:value-type="float" office:value="102" calcext:value-type="float">
            <text:p>102</text:p>
          </table:table-cell>
          <table:table-cell table:formula="of:=FIND(&quot;=&quot;;[.I799];1)" office:value-type="float" office:value="5" calcext:value-type="float">
            <text:p>5</text:p>
          </table:table-cell>
          <table:table-cell table:formula="of:=COM.MICROSOFT.CONCAT(MID([.I799];1;[.K799]-2);&quot;(N=&quot;;[.J799];&quot;)&quot;;MID([.I799];[.K799]-1;LEN([.I799])-[.K799]+2))" office:value-type="string" office:string-value="IRD(N=102) = -18% ± 19%" calcext:value-type="string">
            <text:p>IRD(N=102) = -18% ± 19%</text:p>
          </table:table-cell>
          <table:table-cell office:value-type="string" calcext:value-type="string">
            <text:p>Leite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 calcext:value-type="float">
            <text:p>2</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6% ± 20%</text:p>
          </table:table-cell>
          <table:table-cell office:value-type="float" office:value="87" calcext:value-type="float">
            <text:p>87</text:p>
          </table:table-cell>
          <table:table-cell table:formula="of:=FIND(&quot;=&quot;;[.I800];1)" office:value-type="float" office:value="5" calcext:value-type="float">
            <text:p>5</text:p>
          </table:table-cell>
          <table:table-cell table:formula="of:=COM.MICROSOFT.CONCAT(MID([.I800];1;[.K800]-2);&quot;(N=&quot;;[.J800];&quot;)&quot;;MID([.I800];[.K800]-1;LEN([.I800])-[.K800]+2))" office:value-type="string" office:string-value="IRD(N=87) = -16% ± 20%" calcext:value-type="string">
            <text:p>IRD(N=87) = -16% ± 20%</text:p>
          </table:table-cell>
          <table:table-cell office:value-type="string" calcext:value-type="string">
            <text:p>Echterhoff &amp; Kopietz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3" calcext:value-type="float">
            <text:p>3</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6% ± 18%</text:p>
          </table:table-cell>
          <table:table-cell office:value-type="float" office:value="101" calcext:value-type="float">
            <text:p>101</text:p>
          </table:table-cell>
          <table:table-cell table:formula="of:=FIND(&quot;=&quot;;[.I801];1)" office:value-type="float" office:value="5" calcext:value-type="float">
            <text:p>5</text:p>
          </table:table-cell>
          <table:table-cell table:formula="of:=COM.MICROSOFT.CONCAT(MID([.I801];1;[.K801]-2);&quot;(N=&quot;;[.J801];&quot;)&quot;;MID([.I801];[.K801]-1;LEN([.I801])-[.K801]+2))" office:value-type="string" office:string-value="IRD(N=101) = -16% ± 18%" calcext:value-type="string">
            <text:p>IRD(N=101) = -16% ± 18%</text:p>
          </table:table-cell>
          <table:table-cell office:value-type="string" calcext:value-type="string">
            <text:p>Musselman &amp; Colarusso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4" calcext:value-type="float">
            <text:p>4</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5% ± 18%</text:p>
          </table:table-cell>
          <table:table-cell office:value-type="float" office:value="123" calcext:value-type="float">
            <text:p>123</text:p>
          </table:table-cell>
          <table:table-cell table:formula="of:=FIND(&quot;=&quot;;[.I802];1)" office:value-type="float" office:value="5" calcext:value-type="float">
            <text:p>5</text:p>
          </table:table-cell>
          <table:table-cell table:formula="of:=COM.MICROSOFT.CONCAT(MID([.I802];1;[.K802]-2);&quot;(N=&quot;;[.J802];&quot;)&quot;;MID([.I802];[.K802]-1;LEN([.I802])-[.K802]+2))" office:value-type="string" office:string-value="IRD(N=123) = -15% ± 18%" calcext:value-type="string">
            <text:p>IRD(N=123) = -15% ± 18%</text:p>
          </table:table-cell>
          <table:table-cell office:value-type="string" calcext:value-type="string">
            <text:p>McCoy &amp; Rancourt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5" calcext:value-type="float">
            <text:p>5</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5% ± 16%</text:p>
          </table:table-cell>
          <table:table-cell office:value-type="float" office:value="150" calcext:value-type="float">
            <text:p>150</text:p>
          </table:table-cell>
          <table:table-cell table:formula="of:=FIND(&quot;=&quot;;[.I803];1)" office:value-type="float" office:value="5" calcext:value-type="float">
            <text:p>5</text:p>
          </table:table-cell>
          <table:table-cell table:formula="of:=COM.MICROSOFT.CONCAT(MID([.I803];1;[.K803]-2);&quot;(N=&quot;;[.J803];&quot;)&quot;;MID([.I803];[.K803]-1;LEN([.I803])-[.K803]+2))" office:value-type="string" office:string-value="IRD(N=150) = -15% ± 16%" calcext:value-type="string">
            <text:p>IRD(N=150) = -15% ± 16%</text:p>
          </table:table-cell>
          <table:table-cell office:value-type="string" calcext:value-type="string">
            <text:p>Dellapaolera &amp; Bornstein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6" calcext:value-type="float">
            <text:p>6</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3% ± 18%</text:p>
          </table:table-cell>
          <table:table-cell office:value-type="float" office:value="113" calcext:value-type="float">
            <text:p>113</text:p>
          </table:table-cell>
          <table:table-cell table:formula="of:=FIND(&quot;=&quot;;[.I804];1)" office:value-type="float" office:value="5" calcext:value-type="float">
            <text:p>5</text:p>
          </table:table-cell>
          <table:table-cell table:formula="of:=COM.MICROSOFT.CONCAT(MID([.I804];1;[.K804]-2);&quot;(N=&quot;;[.J804];&quot;)&quot;;MID([.I804];[.K804]-1;LEN([.I804])-[.K804]+2))" office:value-type="string" office:string-value="IRD(N=113) = -13% ± 18%" calcext:value-type="string">
            <text:p>IRD(N=113) = -13% ± 18%</text:p>
          </table:table-cell>
          <table:table-cell office:value-type="string" calcext:value-type="string">
            <text:p>Alogna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7" calcext:value-type="float">
            <text:p>7</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3% ± 18%</text:p>
          </table:table-cell>
          <table:table-cell office:value-type="float" office:value="110" calcext:value-type="float">
            <text:p>110</text:p>
          </table:table-cell>
          <table:table-cell table:formula="of:=FIND(&quot;=&quot;;[.I805];1)" office:value-type="float" office:value="5" calcext:value-type="float">
            <text:p>5</text:p>
          </table:table-cell>
          <table:table-cell table:formula="of:=COM.MICROSOFT.CONCAT(MID([.I805];1;[.K805]-2);&quot;(N=&quot;;[.J805];&quot;)&quot;;MID([.I805];[.K805]-1;LEN([.I805])-[.K805]+2))" office:value-type="string" office:string-value="IRD(N=110) = -13% ± 18%" calcext:value-type="string">
            <text:p>IRD(N=110) = -13% ± 18%</text:p>
          </table:table-cell>
          <table:table-cell office:value-type="string" calcext:value-type="string">
            <text:p>Poirer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8" calcext:value-type="float">
            <text:p>8</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3% ± 16%</text:p>
          </table:table-cell>
          <table:table-cell office:value-type="float" office:value="150" calcext:value-type="float">
            <text:p>150</text:p>
          </table:table-cell>
          <table:table-cell table:formula="of:=FIND(&quot;=&quot;;[.I806];1)" office:value-type="float" office:value="5" calcext:value-type="float">
            <text:p>5</text:p>
          </table:table-cell>
          <table:table-cell table:formula="of:=COM.MICROSOFT.CONCAT(MID([.I806];1;[.K806]-2);&quot;(N=&quot;;[.J806];&quot;)&quot;;MID([.I806];[.K806]-1;LEN([.I806])-[.K806]+2))" office:value-type="string" office:string-value="IRD(N=150) = -13% ± 16%" calcext:value-type="string">
            <text:p>IRD(N=150) = -13% ± 16%</text:p>
          </table:table-cell>
          <table:table-cell office:value-type="string" calcext:value-type="string">
            <text:p>Carlson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9" calcext:value-type="float">
            <text:p>9</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2% ± 13%</text:p>
          </table:table-cell>
          <table:table-cell office:value-type="float" office:value="220" calcext:value-type="float">
            <text:p>220</text:p>
          </table:table-cell>
          <table:table-cell table:formula="of:=FIND(&quot;=&quot;;[.I807];1)" office:value-type="float" office:value="5" calcext:value-type="float">
            <text:p>5</text:p>
          </table:table-cell>
          <table:table-cell table:formula="of:=COM.MICROSOFT.CONCAT(MID([.I807];1;[.K807]-2);&quot;(N=&quot;;[.J807];&quot;)&quot;;MID([.I807];[.K807]-1;LEN([.I807])-[.K807]+2))" office:value-type="string" office:string-value="IRD(N=220) = -12% ± 13%" calcext:value-type="string">
            <text:p>IRD(N=220) = -12% ± 13%</text:p>
          </table:table-cell>
          <table:table-cell office:value-type="string" calcext:value-type="string">
            <text:p>Mammarella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0" calcext:value-type="float">
            <text:p>10</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9% ± 19%</text:p>
          </table:table-cell>
          <table:table-cell office:value-type="float" office:value="101" calcext:value-type="float">
            <text:p>101</text:p>
          </table:table-cell>
          <table:table-cell table:formula="of:=FIND(&quot;=&quot;;[.I808];1)" office:value-type="float" office:value="5" calcext:value-type="float">
            <text:p>5</text:p>
          </table:table-cell>
          <table:table-cell table:formula="of:=COM.MICROSOFT.CONCAT(MID([.I808];1;[.K808]-2);&quot;(N=&quot;;[.J808];&quot;)&quot;;MID([.I808];[.K808]-1;LEN([.I808])-[.K808]+2))" office:value-type="string" office:string-value="IRD(N=101) = -9% ± 19%" calcext:value-type="string">
            <text:p>IRD(N=101) = -9% ± 19%</text:p>
          </table:table-cell>
          <table:table-cell office:value-type="string" calcext:value-type="string">
            <text:p>Chu, Marsh, &amp; Skelton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1" calcext:value-type="float">
            <text:p>11</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8% ± 20%</text:p>
          </table:table-cell>
          <table:table-cell office:value-type="float" office:value="100" calcext:value-type="float">
            <text:p>100</text:p>
          </table:table-cell>
          <table:table-cell table:formula="of:=FIND(&quot;=&quot;;[.I809];1)" office:value-type="float" office:value="5" calcext:value-type="float">
            <text:p>5</text:p>
          </table:table-cell>
          <table:table-cell table:formula="of:=COM.MICROSOFT.CONCAT(MID([.I809];1;[.K809]-2);&quot;(N=&quot;;[.J809];&quot;)&quot;;MID([.I809];[.K809]-1;LEN([.I809])-[.K809]+2))" office:value-type="string" office:string-value="IRD(N=100) = -8% ± 20%" calcext:value-type="string">
            <text:p>IRD(N=100) = -8% ± 20%</text:p>
          </table:table-cell>
          <table:table-cell office:value-type="string" calcext:value-type="string">
            <text:p>Greenberg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2" calcext:value-type="float">
            <text:p>12</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8% ± 18%</text:p>
          </table:table-cell>
          <table:table-cell office:value-type="float" office:value="120" calcext:value-type="float">
            <text:p>120</text:p>
          </table:table-cell>
          <table:table-cell table:formula="of:=FIND(&quot;=&quot;;[.I810];1)" office:value-type="float" office:value="5" calcext:value-type="float">
            <text:p>5</text:p>
          </table:table-cell>
          <table:table-cell table:formula="of:=COM.MICROSOFT.CONCAT(MID([.I810];1;[.K810]-2);&quot;(N=&quot;;[.J810];&quot;)&quot;;MID([.I810];[.K810]-1;LEN([.I810])-[.K810]+2))" office:value-type="string" office:string-value="IRD(N=120) = -8% ± 18%" calcext:value-type="string">
            <text:p>IRD(N=120) = -8% ± 18%</text:p>
          </table:table-cell>
          <table:table-cell office:value-type="string" calcext:value-type="string">
            <text:p>Wade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3" calcext:value-type="float">
            <text:p>13</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7% ± 16%</text:p>
          </table:table-cell>
          <table:table-cell office:value-type="float" office:value="150" calcext:value-type="float">
            <text:p>150</text:p>
          </table:table-cell>
          <table:table-cell table:formula="of:=FIND(&quot;=&quot;;[.I811];1)" office:value-type="float" office:value="5" calcext:value-type="float">
            <text:p>5</text:p>
          </table:table-cell>
          <table:table-cell table:formula="of:=COM.MICROSOFT.CONCAT(MID([.I811];1;[.K811]-2);&quot;(N=&quot;;[.J811];&quot;)&quot;;MID([.I811];[.K811]-1;LEN([.I811])-[.K811]+2))" office:value-type="string" office:string-value="IRD(N=150) = -7% ± 16%" calcext:value-type="string">
            <text:p>IRD(N=150) = -7% ± 16%</text:p>
          </table:table-cell>
          <table:table-cell office:value-type="string" calcext:value-type="string">
            <text:p>Eggleston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4" calcext:value-type="float">
            <text:p>14</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5% ± 19%</text:p>
          </table:table-cell>
          <table:table-cell office:value-type="float" office:value="105" calcext:value-type="float">
            <text:p>105</text:p>
          </table:table-cell>
          <table:table-cell table:formula="of:=FIND(&quot;=&quot;;[.I812];1)" office:value-type="float" office:value="5" calcext:value-type="float">
            <text:p>5</text:p>
          </table:table-cell>
          <table:table-cell table:formula="of:=COM.MICROSOFT.CONCAT(MID([.I812];1;[.K812]-2);&quot;(N=&quot;;[.J812];&quot;)&quot;;MID([.I812];[.K812]-1;LEN([.I812])-[.K812]+2))" office:value-type="string" office:string-value="IRD(N=105) = -5% ± 19%" calcext:value-type="string">
            <text:p>IRD(N=105) = -5% ± 19%</text:p>
          </table:table-cell>
          <table:table-cell office:value-type="string" calcext:value-type="string">
            <text:p>Verkoeijen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5" calcext:value-type="float">
            <text:p>15</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5% ± 17%</text:p>
          </table:table-cell>
          <table:table-cell office:value-type="float" office:value="131" calcext:value-type="float">
            <text:p>131</text:p>
          </table:table-cell>
          <table:table-cell table:formula="of:=FIND(&quot;=&quot;;[.I813];1)" office:value-type="float" office:value="5" calcext:value-type="float">
            <text:p>5</text:p>
          </table:table-cell>
          <table:table-cell table:formula="of:=COM.MICROSOFT.CONCAT(MID([.I813];1;[.K813]-2);&quot;(N=&quot;;[.J813];&quot;)&quot;;MID([.I813];[.K813]-1;LEN([.I813])-[.K813]+2))" office:value-type="string" office:string-value="IRD(N=131) = -5% ± 17%" calcext:value-type="string">
            <text:p>IRD(N=131) = -5% ± 17%</text:p>
          </table:table-cell>
          <table:table-cell office:value-type="string" calcext:value-type="string">
            <text:p>Kehn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6" calcext:value-type="float">
            <text:p>16</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3% ± 18%</text:p>
          </table:table-cell>
          <table:table-cell office:value-type="float" office:value="101" calcext:value-type="float">
            <text:p>101</text:p>
          </table:table-cell>
          <table:table-cell table:formula="of:=FIND(&quot;=&quot;;[.I814];1)" office:value-type="float" office:value="5" calcext:value-type="float">
            <text:p>5</text:p>
          </table:table-cell>
          <table:table-cell table:formula="of:=COM.MICROSOFT.CONCAT(MID([.I814];1;[.K814]-2);&quot;(N=&quot;;[.J814];&quot;)&quot;;MID([.I814];[.K814]-1;LEN([.I814])-[.K814]+2))" office:value-type="string" office:string-value="IRD(N=101) = -3% ± 18%" calcext:value-type="string">
            <text:p>IRD(N=101) = -3% ± 18%</text:p>
          </table:table-cell>
          <table:table-cell office:value-type="string" calcext:value-type="string">
            <text:p>Birt &amp; Aucoin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7" calcext:value-type="float">
            <text:p>17</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2% ± 18%</text:p>
          </table:table-cell>
          <table:table-cell office:value-type="float" office:value="107" calcext:value-type="float">
            <text:p>107</text:p>
          </table:table-cell>
          <table:table-cell table:formula="of:=FIND(&quot;=&quot;;[.I815];1)" office:value-type="float" office:value="5" calcext:value-type="float">
            <text:p>5</text:p>
          </table:table-cell>
          <table:table-cell table:formula="of:=COM.MICROSOFT.CONCAT(MID([.I815];1;[.K815]-2);&quot;(N=&quot;;[.J815];&quot;)&quot;;MID([.I815];[.K815]-1;LEN([.I815])-[.K815]+2))" office:value-type="string" office:string-value="IRD(N=107) = -2% ± 18%" calcext:value-type="string">
            <text:p>IRD(N=107) = -2% ± 18%</text:p>
          </table:table-cell>
          <table:table-cell office:value-type="string" calcext:value-type="string">
            <text:p>Palmer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8" calcext:value-type="float">
            <text:p>18</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2% ± 17%</text:p>
          </table:table-cell>
          <table:table-cell office:value-type="float" office:value="135" calcext:value-type="float">
            <text:p>135</text:p>
          </table:table-cell>
          <table:table-cell table:formula="of:=FIND(&quot;=&quot;;[.I816];1)" office:value-type="float" office:value="5" calcext:value-type="float">
            <text:p>5</text:p>
          </table:table-cell>
          <table:table-cell table:formula="of:=COM.MICROSOFT.CONCAT(MID([.I816];1;[.K816]-2);&quot;(N=&quot;;[.J816];&quot;)&quot;;MID([.I816];[.K816]-1;LEN([.I816])-[.K816]+2))" office:value-type="string" office:string-value="IRD(N=135) = -2% ± 17%" calcext:value-type="string">
            <text:p>IRD(N=135) = -2% ± 17%</text:p>
          </table:table-cell>
          <table:table-cell office:value-type="string" calcext:value-type="string">
            <text:p>Was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19" calcext:value-type="float">
            <text:p>19</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 ± 18%</text:p>
          </table:table-cell>
          <table:table-cell office:value-type="float" office:value="103" calcext:value-type="float">
            <text:p>103</text:p>
          </table:table-cell>
          <table:table-cell table:formula="of:=FIND(&quot;=&quot;;[.I817];1)" office:value-type="float" office:value="5" calcext:value-type="float">
            <text:p>5</text:p>
          </table:table-cell>
          <table:table-cell table:formula="of:=COM.MICROSOFT.CONCAT(MID([.I817];1;[.K817]-2);&quot;(N=&quot;;[.J817];&quot;)&quot;;MID([.I817];[.K817]-1;LEN([.I817])-[.K817]+2))" office:value-type="string" office:string-value="IRD(N=103) = -1% ± 18%" calcext:value-type="string">
            <text:p>IRD(N=103) = -1% ± 18%</text:p>
          </table:table-cell>
          <table:table-cell office:value-type="string" calcext:value-type="string">
            <text:p>McIntyre, Langton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0" calcext:value-type="float">
            <text:p>20</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0% ± 18%</text:p>
          </table:table-cell>
          <table:table-cell office:value-type="float" office:value="106" calcext:value-type="float">
            <text:p>106</text:p>
          </table:table-cell>
          <table:table-cell table:formula="of:=FIND(&quot;=&quot;;[.I818];1)" office:value-type="float" office:value="5" calcext:value-type="float">
            <text:p>5</text:p>
          </table:table-cell>
          <table:table-cell table:formula="of:=COM.MICROSOFT.CONCAT(MID([.I818];1;[.K818]-2);&quot;(N=&quot;;[.J818];&quot;)&quot;;MID([.I818];[.K818]-1;LEN([.I818])-[.K818]+2))" office:value-type="string" office:string-value="IRD(N=106) = 0% ± 18%" calcext:value-type="string">
            <text:p>IRD(N=106) = 0% ± 18%</text:p>
          </table:table-cell>
          <table:table-cell office:value-type="string" calcext:value-type="string">
            <text:p>Birch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1" calcext:value-type="float">
            <text:p>21</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0% ± 18%</text:p>
          </table:table-cell>
          <table:table-cell office:value-type="float" office:value="110" calcext:value-type="float">
            <text:p>110</text:p>
          </table:table-cell>
          <table:table-cell table:formula="of:=FIND(&quot;=&quot;;[.I819];1)" office:value-type="float" office:value="5" calcext:value-type="float">
            <text:p>5</text:p>
          </table:table-cell>
          <table:table-cell table:formula="of:=COM.MICROSOFT.CONCAT(MID([.I819];1;[.K819]-2);&quot;(N=&quot;;[.J819];&quot;)&quot;;MID([.I819];[.K819]-1;LEN([.I819])-[.K819]+2))" office:value-type="string" office:string-value="IRD(N=110) = 0% ± 18%" calcext:value-type="string">
            <text:p>IRD(N=110) = 0% ± 18%</text:p>
          </table:table-cell>
          <table:table-cell office:value-type="string" calcext:value-type="string">
            <text:p>Susa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2" calcext:value-type="float">
            <text:p>22</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0% ± 15%</text:p>
          </table:table-cell>
          <table:table-cell office:value-type="float" office:value="185" calcext:value-type="float">
            <text:p>185</text:p>
          </table:table-cell>
          <table:table-cell table:formula="of:=FIND(&quot;=&quot;;[.I820];1)" office:value-type="float" office:value="5" calcext:value-type="float">
            <text:p>5</text:p>
          </table:table-cell>
          <table:table-cell table:formula="of:=COM.MICROSOFT.CONCAT(MID([.I820];1;[.K820]-2);&quot;(N=&quot;;[.J820];&quot;)&quot;;MID([.I820];[.K820]-1;LEN([.I820])-[.K820]+2))" office:value-type="string" office:string-value="IRD(N=185) = 0% ± 15%" calcext:value-type="string">
            <text:p>IRD(N=185) = 0% ± 15%</text:p>
          </table:table-cell>
          <table:table-cell office:value-type="string" calcext:value-type="string">
            <text:p>Michael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3" calcext:value-type="float">
            <text:p>23</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2% ± 17%</text:p>
          </table:table-cell>
          <table:table-cell office:value-type="float" office:value="120" calcext:value-type="float">
            <text:p>120</text:p>
          </table:table-cell>
          <table:table-cell table:formula="of:=FIND(&quot;=&quot;;[.I821];1)" office:value-type="float" office:value="5" calcext:value-type="float">
            <text:p>5</text:p>
          </table:table-cell>
          <table:table-cell table:formula="of:=COM.MICROSOFT.CONCAT(MID([.I821];1;[.K821]-2);&quot;(N=&quot;;[.J821];&quot;)&quot;;MID([.I821];[.K821]-1;LEN([.I821])-[.K821]+2))" office:value-type="string" office:string-value="IRD(N=120) = +2% ± 17%" calcext:value-type="string">
            <text:p>IRD(N=120) = +2% ± 17%</text:p>
          </table:table-cell>
          <table:table-cell office:value-type="string" calcext:value-type="string">
            <text:p>Delvenne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4" calcext:value-type="float">
            <text:p>24</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3% ± 19%</text:p>
          </table:table-cell>
          <table:table-cell office:value-type="float" office:value="108" calcext:value-type="float">
            <text:p>108</text:p>
          </table:table-cell>
          <table:table-cell table:formula="of:=FIND(&quot;=&quot;;[.I822];1)" office:value-type="float" office:value="5" calcext:value-type="float">
            <text:p>5</text:p>
          </table:table-cell>
          <table:table-cell table:formula="of:=COM.MICROSOFT.CONCAT(MID([.I822];1;[.K822]-2);&quot;(N=&quot;;[.J822];&quot;)&quot;;MID([.I822];[.K822]-1;LEN([.I822])-[.K822]+2))" office:value-type="string" office:string-value="IRD(N=108) = +3% ± 19%" calcext:value-type="string">
            <text:p>IRD(N=108) = +3% ± 19%</text:p>
          </table:table-cell>
          <table:table-cell office:value-type="string" calcext:value-type="string">
            <text:p>Gabbert &amp; Valentine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5" calcext:value-type="float">
            <text:p>25</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4% ± 17%</text:p>
          </table:table-cell>
          <table:table-cell office:value-type="float" office:value="110" calcext:value-type="float">
            <text:p>110</text:p>
          </table:table-cell>
          <table:table-cell table:formula="of:=FIND(&quot;=&quot;;[.I823];1)" office:value-type="float" office:value="5" calcext:value-type="float">
            <text:p>5</text:p>
          </table:table-cell>
          <table:table-cell table:formula="of:=COM.MICROSOFT.CONCAT(MID([.I823];1;[.K823]-2);&quot;(N=&quot;;[.J823];&quot;)&quot;;MID([.I823];[.K823]-1;LEN([.I823])-[.K823]+2))" office:value-type="string" office:string-value="IRD(N=110) = +4% ± 17%" calcext:value-type="string">
            <text:p>IRD(N=110) = +4% ± 17%</text:p>
          </table:table-cell>
          <table:table-cell office:value-type="string" calcext:value-type="string">
            <text:p>Ulatowska &amp; Cislak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6" calcext:value-type="float">
            <text:p>26</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4% ± 18%</text:p>
          </table:table-cell>
          <table:table-cell office:value-type="float" office:value="113" calcext:value-type="float">
            <text:p>113</text:p>
          </table:table-cell>
          <table:table-cell table:formula="of:=FIND(&quot;=&quot;;[.I824];1)" office:value-type="float" office:value="5" calcext:value-type="float">
            <text:p>5</text:p>
          </table:table-cell>
          <table:table-cell table:formula="of:=COM.MICROSOFT.CONCAT(MID([.I824];1;[.K824]-2);&quot;(N=&quot;;[.J824];&quot;)&quot;;MID([.I824];[.K824]-1;LEN([.I824])-[.K824]+2))" office:value-type="string" office:string-value="IRD(N=113) = +4% ± 18%" calcext:value-type="string">
            <text:p>IRD(N=113) = +4% ± 18%</text:p>
          </table:table-cell>
          <table:table-cell office:value-type="string" calcext:value-type="string">
            <text:p>Mitchell &amp; Petro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7" calcext:value-type="float">
            <text:p>27</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6% ± 10%</text:p>
          </table:table-cell>
          <table:table-cell office:value-type="float" office:value="390" calcext:value-type="float">
            <text:p>390</text:p>
          </table:table-cell>
          <table:table-cell table:formula="of:=FIND(&quot;=&quot;;[.I825];1)" office:value-type="float" office:value="5" calcext:value-type="float">
            <text:p>5</text:p>
          </table:table-cell>
          <table:table-cell table:formula="of:=COM.MICROSOFT.CONCAT(MID([.I825];1;[.K825]-2);&quot;(N=&quot;;[.J825];&quot;)&quot;;MID([.I825];[.K825]-1;LEN([.I825])-[.K825]+2))" office:value-type="string" office:string-value="IRD(N=390) = +6% ± 10%" calcext:value-type="string">
            <text:p>IRD(N=390) = +6% ± 10%</text:p>
          </table:table-cell>
          <table:table-cell office:value-type="string" calcext:value-type="string">
            <text:p>Michael et al. (2014, mTURK)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8" calcext:value-type="float">
            <text:p>28</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7% ± 18%</text:p>
          </table:table-cell>
          <table:table-cell office:value-type="float" office:value="118" calcext:value-type="float">
            <text:p>118</text:p>
          </table:table-cell>
          <table:table-cell table:formula="of:=FIND(&quot;=&quot;;[.I826];1)" office:value-type="float" office:value="5" calcext:value-type="float">
            <text:p>5</text:p>
          </table:table-cell>
          <table:table-cell table:formula="of:=COM.MICROSOFT.CONCAT(MID([.I826];1;[.K826]-2);&quot;(N=&quot;;[.J826];&quot;)&quot;;MID([.I826];[.K826]-1;LEN([.I826])-[.K826]+2))" office:value-type="string" office:string-value="IRD(N=118) = +7% ± 18%" calcext:value-type="string">
            <text:p>IRD(N=118) = +7% ± 18%</text:p>
          </table:table-cell>
          <table:table-cell office:value-type="string" calcext:value-type="string">
            <text:p>Rubinova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29" calcext:value-type="float">
            <text:p>29</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8% ± 20%</text:p>
          </table:table-cell>
          <table:table-cell office:value-type="float" office:value="96" calcext:value-type="float">
            <text:p>96</text:p>
          </table:table-cell>
          <table:table-cell table:formula="of:=FIND(&quot;=&quot;;[.I827];1)" office:value-type="float" office:value="5" calcext:value-type="float">
            <text:p>5</text:p>
          </table:table-cell>
          <table:table-cell table:formula="of:=COM.MICROSOFT.CONCAT(MID([.I827];1;[.K827]-2);&quot;(N=&quot;;[.J827];&quot;)&quot;;MID([.I827];[.K827]-1;LEN([.I827])-[.K827]+2))" office:value-type="string" office:string-value="IRD(N=96) = +8% ± 20%" calcext:value-type="string">
            <text:p>IRD(N=96) = +8% ± 20%</text:p>
          </table:table-cell>
          <table:table-cell office:value-type="string" calcext:value-type="string">
            <text:p>Koch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30" calcext:value-type="float">
            <text:p>30</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0% ± 16%</text:p>
          </table:table-cell>
          <table:table-cell office:value-type="float" office:value="140" calcext:value-type="float">
            <text:p>140</text:p>
          </table:table-cell>
          <table:table-cell table:formula="of:=FIND(&quot;=&quot;;[.I828];1)" office:value-type="float" office:value="5" calcext:value-type="float">
            <text:p>5</text:p>
          </table:table-cell>
          <table:table-cell table:formula="of:=COM.MICROSOFT.CONCAT(MID([.I828];1;[.K828]-2);&quot;(N=&quot;;[.J828];&quot;)&quot;;MID([.I828];[.K828]-1;LEN([.I828])-[.K828]+2))" office:value-type="string" office:string-value="IRD(N=140) = +10% ± 16%" calcext:value-type="string">
            <text:p>IRD(N=140) = +10% ± 16%</text:p>
          </table:table-cell>
          <table:table-cell office:value-type="string" calcext:value-type="string">
            <text:p>Brandimonte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31" calcext:value-type="float">
            <text:p>31</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2% ± 19%</text:p>
          </table:table-cell>
          <table:table-cell office:value-type="float" office:value="112" calcext:value-type="float">
            <text:p>112</text:p>
          </table:table-cell>
          <table:table-cell table:formula="of:=FIND(&quot;=&quot;;[.I829];1)" office:value-type="float" office:value="5" calcext:value-type="float">
            <text:p>5</text:p>
          </table:table-cell>
          <table:table-cell table:formula="of:=COM.MICROSOFT.CONCAT(MID([.I829];1;[.K829]-2);&quot;(N=&quot;;[.J829];&quot;)&quot;;MID([.I829];[.K829]-1;LEN([.I829])-[.K829]+2))" office:value-type="string" office:string-value="IRD(N=112) = +12% ± 19%" calcext:value-type="string">
            <text:p>IRD(N=112) = +12% ± 19%</text:p>
          </table:table-cell>
          <table:table-cell office:value-type="string" calcext:value-type="string">
            <text:p>Edlund &amp; Nichols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1 (PPS)</text:p>
          </table:table-cell>
          <table:table-cell office:value-type="float" office:value="32" calcext:value-type="float">
            <text:p>32</text:p>
          </table:table-cell>
          <table:table-cell office:value-type="string" calcext:value-type="string">
            <text:p>verbal overshadowing effect</text:p>
          </table:table-cell>
          <table:table-cell office:value-type="string" calcext:value-type="string">
            <text:p>Schooler &amp; Eng...-Schooler (1990) Study 4</text:p>
          </table:table-cell>
          <table:table-cell office:value-type="string" calcext:value-type="string">
            <text:p>IRD = -25% ± 20%</text:p>
          </table:table-cell>
          <table:table-cell office:value-type="float" office:value="75" calcext:value-type="float">
            <text:p>75</text:p>
          </table:table-cell>
          <table:table-cell office:value-type="float" office:value="5" calcext:value-type="float">
            <text:p>5</text:p>
          </table:table-cell>
          <table:table-cell office:value-type="string" calcext:value-type="string">
            <text:p>IRD(N=75) = -25% ± 20%</text:p>
          </table:table-cell>
          <table:table-cell office:value-type="string" calcext:value-type="string">
            <text:p>IRD = +14% ± 19%</text:p>
          </table:table-cell>
          <table:table-cell office:value-type="float" office:value="100" calcext:value-type="float">
            <text:p>100</text:p>
          </table:table-cell>
          <table:table-cell table:formula="of:=FIND(&quot;=&quot;;[.I830];1)" office:value-type="float" office:value="5" calcext:value-type="float">
            <text:p>5</text:p>
          </table:table-cell>
          <table:table-cell table:formula="of:=COM.MICROSOFT.CONCAT(MID([.I830];1;[.K830]-2);&quot;(N=&quot;;[.J830];&quot;)&quot;;MID([.I830];[.K830]-1;LEN([.I830])-[.K830]+2))" office:value-type="string" office:string-value="IRD(N=100) = +14% ± 19%" calcext:value-type="string">
            <text:p>IRD(N=100) = +14% ± 19%</text:p>
          </table:table-cell>
          <table:table-cell office:value-type="string" calcext:value-type="string">
            <text:p>Thompson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 calcext:value-type="float">
            <text:p>1</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9% ± 20%</text:p>
          </table:table-cell>
          <table:table-cell office:value-type="float" office:value="95" calcext:value-type="float">
            <text:p>95</text:p>
          </table:table-cell>
          <table:table-cell table:formula="of:=FIND(&quot;=&quot;;[.I831];1)" office:value-type="float" office:value="5" calcext:value-type="float">
            <text:p>5</text:p>
          </table:table-cell>
          <table:table-cell table:formula="of:=COM.MICROSOFT.CONCAT(MID([.I831];1;[.K831]-2);&quot;(N=&quot;;[.J831];&quot;)&quot;;MID([.I831];[.K831]-1;LEN([.I831])-[.K831]+2))" office:value-type="string" office:string-value="IRD(N=95) = -29% ± 20%" calcext:value-type="string">
            <text:p>IRD(N=95) = -29% ± 20%</text:p>
          </table:table-cell>
          <table:table-cell office:value-type="string" calcext:value-type="string">
            <text:p>Poirer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2" calcext:value-type="float">
            <text:p>2</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6% ± 19%</text:p>
          </table:table-cell>
          <table:table-cell office:value-type="float" office:value="98" calcext:value-type="float">
            <text:p>98</text:p>
          </table:table-cell>
          <table:table-cell table:formula="of:=FIND(&quot;=&quot;;[.I832];1)" office:value-type="float" office:value="5" calcext:value-type="float">
            <text:p>5</text:p>
          </table:table-cell>
          <table:table-cell table:formula="of:=COM.MICROSOFT.CONCAT(MID([.I832];1;[.K832]-2);&quot;(N=&quot;;[.J832];&quot;)&quot;;MID([.I832];[.K832]-1;LEN([.I832])-[.K832]+2))" office:value-type="string" office:string-value="IRD(N=98) = -26% ± 19%" calcext:value-type="string">
            <text:p>IRD(N=98) = -26% ± 19%</text:p>
          </table:table-cell>
          <table:table-cell office:value-type="string" calcext:value-type="string">
            <text:p>Delvenne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3" calcext:value-type="float">
            <text:p>3</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5% ± 24%</text:p>
          </table:table-cell>
          <table:table-cell office:value-type="float" office:value="65" calcext:value-type="float">
            <text:p>65</text:p>
          </table:table-cell>
          <table:table-cell table:formula="of:=FIND(&quot;=&quot;;[.I833];1)" office:value-type="float" office:value="5" calcext:value-type="float">
            <text:p>5</text:p>
          </table:table-cell>
          <table:table-cell table:formula="of:=COM.MICROSOFT.CONCAT(MID([.I833];1;[.K833]-2);&quot;(N=&quot;;[.J833];&quot;)&quot;;MID([.I833];[.K833]-1;LEN([.I833])-[.K833]+2))" office:value-type="string" office:string-value="IRD(N=65) = -25% ± 24%" calcext:value-type="string">
            <text:p>IRD(N=65) = -25% ± 24%</text:p>
          </table:table-cell>
          <table:table-cell office:value-type="string" calcext:value-type="string">
            <text:p>Birt &amp; Aucoin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4" calcext:value-type="float">
            <text:p>4</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4% ± 18%</text:p>
          </table:table-cell>
          <table:table-cell office:value-type="float" office:value="111" calcext:value-type="float">
            <text:p>111</text:p>
          </table:table-cell>
          <table:table-cell table:formula="of:=FIND(&quot;=&quot;;[.I834];1)" office:value-type="float" office:value="5" calcext:value-type="float">
            <text:p>5</text:p>
          </table:table-cell>
          <table:table-cell table:formula="of:=COM.MICROSOFT.CONCAT(MID([.I834];1;[.K834]-2);&quot;(N=&quot;;[.J834];&quot;)&quot;;MID([.I834];[.K834]-1;LEN([.I834])-[.K834]+2))" office:value-type="string" office:string-value="IRD(N=111) = -24% ± 18%" calcext:value-type="string">
            <text:p>IRD(N=111) = -24% ± 18%</text:p>
          </table:table-cell>
          <table:table-cell office:value-type="string" calcext:value-type="string">
            <text:p>Susa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5" calcext:value-type="float">
            <text:p>5</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4% ± 15%</text:p>
          </table:table-cell>
          <table:table-cell office:value-type="float" office:value="160" calcext:value-type="float">
            <text:p>160</text:p>
          </table:table-cell>
          <table:table-cell table:formula="of:=FIND(&quot;=&quot;;[.I835];1)" office:value-type="float" office:value="5" calcext:value-type="float">
            <text:p>5</text:p>
          </table:table-cell>
          <table:table-cell table:formula="of:=COM.MICROSOFT.CONCAT(MID([.I835];1;[.K835]-2);&quot;(N=&quot;;[.J835];&quot;)&quot;;MID([.I835];[.K835]-1;LEN([.I835])-[.K835]+2))" office:value-type="string" office:string-value="IRD(N=160) = -24% ± 15%" calcext:value-type="string">
            <text:p>IRD(N=160) = -24% ± 15%</text:p>
          </table:table-cell>
          <table:table-cell office:value-type="string" calcext:value-type="string">
            <text:p>Carlson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6" calcext:value-type="float">
            <text:p>6</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3% ± 24%</text:p>
          </table:table-cell>
          <table:table-cell office:value-type="float" office:value="78" calcext:value-type="float">
            <text:p>78</text:p>
          </table:table-cell>
          <table:table-cell table:formula="of:=FIND(&quot;=&quot;;[.I836];1)" office:value-type="float" office:value="5" calcext:value-type="float">
            <text:p>5</text:p>
          </table:table-cell>
          <table:table-cell table:formula="of:=COM.MICROSOFT.CONCAT(MID([.I836];1;[.K836]-2);&quot;(N=&quot;;[.J836];&quot;)&quot;;MID([.I836];[.K836]-1;LEN([.I836])-[.K836]+2))" office:value-type="string" office:string-value="IRD(N=78) = -23% ± 24%" calcext:value-type="string">
            <text:p>IRD(N=78) = -23% ± 24%</text:p>
          </table:table-cell>
          <table:table-cell office:value-type="string" calcext:value-type="string">
            <text:p>Musselman &amp; Colarusso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7" calcext:value-type="float">
            <text:p>7</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2% ± 20%</text:p>
          </table:table-cell>
          <table:table-cell office:value-type="float" office:value="124" calcext:value-type="float">
            <text:p>124</text:p>
          </table:table-cell>
          <table:table-cell table:formula="of:=FIND(&quot;=&quot;;[.I837];1)" office:value-type="float" office:value="5" calcext:value-type="float">
            <text:p>5</text:p>
          </table:table-cell>
          <table:table-cell table:formula="of:=COM.MICROSOFT.CONCAT(MID([.I837];1;[.K837]-2);&quot;(N=&quot;;[.J837];&quot;)&quot;;MID([.I837];[.K837]-1;LEN([.I837])-[.K837]+2))" office:value-type="string" office:string-value="IRD(N=124) = -22% ± 20%" calcext:value-type="string">
            <text:p>IRD(N=124) = -22% ± 20%</text:p>
          </table:table-cell>
          <table:table-cell office:value-type="string" calcext:value-type="string">
            <text:p>Echterhoff &amp; Kopietz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8" calcext:value-type="float">
            <text:p>8</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2% ± 19%</text:p>
          </table:table-cell>
          <table:table-cell office:value-type="float" office:value="104" calcext:value-type="float">
            <text:p>104</text:p>
          </table:table-cell>
          <table:table-cell table:formula="of:=FIND(&quot;=&quot;;[.I838];1)" office:value-type="float" office:value="5" calcext:value-type="float">
            <text:p>5</text:p>
          </table:table-cell>
          <table:table-cell table:formula="of:=COM.MICROSOFT.CONCAT(MID([.I838];1;[.K838]-2);&quot;(N=&quot;;[.J838];&quot;)&quot;;MID([.I838];[.K838]-1;LEN([.I838])-[.K838]+2))" office:value-type="string" office:string-value="IRD(N=104) = -22% ± 19%" calcext:value-type="string">
            <text:p>IRD(N=104) = -22% ± 19%</text:p>
          </table:table-cell>
          <table:table-cell office:value-type="string" calcext:value-type="string">
            <text:p>Mammarella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9" calcext:value-type="float">
            <text:p>9</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1% ± 16%</text:p>
          </table:table-cell>
          <table:table-cell office:value-type="float" office:value="164" calcext:value-type="float">
            <text:p>164</text:p>
          </table:table-cell>
          <table:table-cell table:formula="of:=FIND(&quot;=&quot;;[.I839];1)" office:value-type="float" office:value="5" calcext:value-type="float">
            <text:p>5</text:p>
          </table:table-cell>
          <table:table-cell table:formula="of:=COM.MICROSOFT.CONCAT(MID([.I839];1;[.K839]-2);&quot;(N=&quot;;[.J839];&quot;)&quot;;MID([.I839];[.K839]-1;LEN([.I839])-[.K839]+2))" office:value-type="string" office:string-value="IRD(N=164) = -21% ± 16%" calcext:value-type="string">
            <text:p>IRD(N=164) = -21% ± 16%</text:p>
          </table:table-cell>
          <table:table-cell office:value-type="string" calcext:value-type="string">
            <text:p>Dellapaolera &amp; Bornstein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0" calcext:value-type="float">
            <text:p>10</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0% ± 19%</text:p>
          </table:table-cell>
          <table:table-cell office:value-type="float" office:value="109" calcext:value-type="float">
            <text:p>109</text:p>
          </table:table-cell>
          <table:table-cell table:formula="of:=FIND(&quot;=&quot;;[.I840];1)" office:value-type="float" office:value="5" calcext:value-type="float">
            <text:p>5</text:p>
          </table:table-cell>
          <table:table-cell table:formula="of:=COM.MICROSOFT.CONCAT(MID([.I840];1;[.K840]-2);&quot;(N=&quot;;[.J840];&quot;)&quot;;MID([.I840];[.K840]-1;LEN([.I840])-[.K840]+2))" office:value-type="string" office:string-value="IRD(N=109) = -20% ± 19%" calcext:value-type="string">
            <text:p>IRD(N=109) = -20% ± 19%</text:p>
          </table:table-cell>
          <table:table-cell office:value-type="string" calcext:value-type="string">
            <text:p>Mitchell &amp; Petro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1" calcext:value-type="float">
            <text:p>11</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7% ± 19%</text:p>
          </table:table-cell>
          <table:table-cell office:value-type="float" office:value="106" calcext:value-type="float">
            <text:p>106</text:p>
          </table:table-cell>
          <table:table-cell table:formula="of:=FIND(&quot;=&quot;;[.I841];1)" office:value-type="float" office:value="5" calcext:value-type="float">
            <text:p>5</text:p>
          </table:table-cell>
          <table:table-cell table:formula="of:=COM.MICROSOFT.CONCAT(MID([.I841];1;[.K841]-2);&quot;(N=&quot;;[.J841];&quot;)&quot;;MID([.I841];[.K841]-1;LEN([.I841])-[.K841]+2))" office:value-type="string" office:string-value="IRD(N=106) = -17% ± 19%" calcext:value-type="string">
            <text:p>IRD(N=106) = -17% ± 19%</text:p>
          </table:table-cell>
          <table:table-cell office:value-type="string" calcext:value-type="string">
            <text:p>Ulatowska &amp; Cislak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2" calcext:value-type="float">
            <text:p>12</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7% ± 17%</text:p>
          </table:table-cell>
          <table:table-cell office:value-type="float" office:value="121" calcext:value-type="float">
            <text:p>121</text:p>
          </table:table-cell>
          <table:table-cell table:formula="of:=FIND(&quot;=&quot;;[.I842];1)" office:value-type="float" office:value="5" calcext:value-type="float">
            <text:p>5</text:p>
          </table:table-cell>
          <table:table-cell table:formula="of:=COM.MICROSOFT.CONCAT(MID([.I842];1;[.K842]-2);&quot;(N=&quot;;[.J842];&quot;)&quot;;MID([.I842];[.K842]-1;LEN([.I842])-[.K842]+2))" office:value-type="string" office:string-value="IRD(N=121) = -17% ± 17%" calcext:value-type="string">
            <text:p>IRD(N=121) = -17% ± 17%</text:p>
          </table:table-cell>
          <table:table-cell office:value-type="string" calcext:value-type="string">
            <text:p>Wade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3" calcext:value-type="float">
            <text:p>13</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6% ± 18%</text:p>
          </table:table-cell>
          <table:table-cell office:value-type="float" office:value="156" calcext:value-type="float">
            <text:p>156</text:p>
          </table:table-cell>
          <table:table-cell table:formula="of:=FIND(&quot;=&quot;;[.I843];1)" office:value-type="float" office:value="5" calcext:value-type="float">
            <text:p>5</text:p>
          </table:table-cell>
          <table:table-cell table:formula="of:=COM.MICROSOFT.CONCAT(MID([.I843];1;[.K843]-2);&quot;(N=&quot;;[.J843];&quot;)&quot;;MID([.I843];[.K843]-1;LEN([.I843])-[.K843]+2))" office:value-type="string" office:string-value="IRD(N=156) = -16% ± 18%" calcext:value-type="string">
            <text:p>IRD(N=156) = -16% ± 18%</text:p>
          </table:table-cell>
          <table:table-cell office:value-type="string" calcext:value-type="string">
            <text:p>Birch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4" calcext:value-type="float">
            <text:p>14</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5% ± 21%</text:p>
          </table:table-cell>
          <table:table-cell office:value-type="float" office:value="89" calcext:value-type="float">
            <text:p>89</text:p>
          </table:table-cell>
          <table:table-cell table:formula="of:=FIND(&quot;=&quot;;[.I844];1)" office:value-type="float" office:value="5" calcext:value-type="float">
            <text:p>5</text:p>
          </table:table-cell>
          <table:table-cell table:formula="of:=COM.MICROSOFT.CONCAT(MID([.I844];1;[.K844]-2);&quot;(N=&quot;;[.J844];&quot;)&quot;;MID([.I844];[.K844]-1;LEN([.I844])-[.K844]+2))" office:value-type="string" office:string-value="IRD(N=89) = -15% ± 21%" calcext:value-type="string">
            <text:p>IRD(N=89) = -15% ± 21%</text:p>
          </table:table-cell>
          <table:table-cell office:value-type="string" calcext:value-type="string">
            <text:p>McCoy &amp; Rancourt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5" calcext:value-type="float">
            <text:p>15</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3% ± 25%</text:p>
          </table:table-cell>
          <table:table-cell office:value-type="float" office:value="75" calcext:value-type="float">
            <text:p>75</text:p>
          </table:table-cell>
          <table:table-cell table:formula="of:=FIND(&quot;=&quot;;[.I845];1)" office:value-type="float" office:value="5" calcext:value-type="float">
            <text:p>5</text:p>
          </table:table-cell>
          <table:table-cell table:formula="of:=COM.MICROSOFT.CONCAT(MID([.I845];1;[.K845]-2);&quot;(N=&quot;;[.J845];&quot;)&quot;;MID([.I845];[.K845]-1;LEN([.I845])-[.K845]+2))" office:value-type="string" office:string-value="IRD(N=75) = -13% ± 25%" calcext:value-type="string">
            <text:p>IRD(N=75) = -13% ± 25%</text:p>
          </table:table-cell>
          <table:table-cell office:value-type="string" calcext:value-type="string">
            <text:p>Greenberg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6" calcext:value-type="float">
            <text:p>16</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2% ± 19%</text:p>
          </table:table-cell>
          <table:table-cell office:value-type="float" office:value="137" calcext:value-type="float">
            <text:p>137</text:p>
          </table:table-cell>
          <table:table-cell table:formula="of:=FIND(&quot;=&quot;;[.I846];1)" office:value-type="float" office:value="5" calcext:value-type="float">
            <text:p>5</text:p>
          </table:table-cell>
          <table:table-cell table:formula="of:=COM.MICROSOFT.CONCAT(MID([.I846];1;[.K846]-2);&quot;(N=&quot;;[.J846];&quot;)&quot;;MID([.I846];[.K846]-1;LEN([.I846])-[.K846]+2))" office:value-type="string" office:string-value="IRD(N=137) = -12% ± 19%" calcext:value-type="string">
            <text:p>IRD(N=137) = -12% ± 19%</text:p>
          </table:table-cell>
          <table:table-cell office:value-type="string" calcext:value-type="string">
            <text:p>Alogna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7" calcext:value-type="float">
            <text:p>17</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1% ± 10%</text:p>
          </table:table-cell>
          <table:table-cell office:value-type="float" office:value="615" calcext:value-type="float">
            <text:p>615</text:p>
          </table:table-cell>
          <table:table-cell table:formula="of:=FIND(&quot;=&quot;;[.I847];1)" office:value-type="float" office:value="5" calcext:value-type="float">
            <text:p>5</text:p>
          </table:table-cell>
          <table:table-cell table:formula="of:=COM.MICROSOFT.CONCAT(MID([.I847];1;[.K847]-2);&quot;(N=&quot;;[.J847];&quot;)&quot;;MID([.I847];[.K847]-1;LEN([.I847])-[.K847]+2))" office:value-type="string" office:string-value="IRD(N=615) = -11% ± 10%" calcext:value-type="string">
            <text:p>IRD(N=615) = -11% ± 10%</text:p>
          </table:table-cell>
          <table:table-cell office:value-type="string" calcext:value-type="string">
            <text:p>Michael et al. (2014, mTURK)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8" calcext:value-type="float">
            <text:p>18</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0% ± 25%</text:p>
          </table:table-cell>
          <table:table-cell office:value-type="float" office:value="67" calcext:value-type="float">
            <text:p>67</text:p>
          </table:table-cell>
          <table:table-cell table:formula="of:=FIND(&quot;=&quot;;[.I848];1)" office:value-type="float" office:value="5" calcext:value-type="float">
            <text:p>5</text:p>
          </table:table-cell>
          <table:table-cell table:formula="of:=COM.MICROSOFT.CONCAT(MID([.I848];1;[.K848]-2);&quot;(N=&quot;;[.J848];&quot;)&quot;;MID([.I848];[.K848]-1;LEN([.I848])-[.K848]+2))" office:value-type="string" office:string-value="IRD(N=67) = -10% ± 25%" calcext:value-type="string">
            <text:p>IRD(N=67) = -10% ± 25%</text:p>
          </table:table-cell>
          <table:table-cell office:value-type="string" calcext:value-type="string">
            <text:p>Koch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19" calcext:value-type="float">
            <text:p>19</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9% ± 22%</text:p>
          </table:table-cell>
          <table:table-cell office:value-type="float" office:value="102" calcext:value-type="float">
            <text:p>102</text:p>
          </table:table-cell>
          <table:table-cell table:formula="of:=FIND(&quot;=&quot;;[.I849];1)" office:value-type="float" office:value="5" calcext:value-type="float">
            <text:p>5</text:p>
          </table:table-cell>
          <table:table-cell table:formula="of:=COM.MICROSOFT.CONCAT(MID([.I849];1;[.K849]-2);&quot;(N=&quot;;[.J849];&quot;)&quot;;MID([.I849];[.K849]-1;LEN([.I849])-[.K849]+2))" office:value-type="string" office:string-value="IRD(N=102) = -9% ± 22%" calcext:value-type="string">
            <text:p>IRD(N=102) = -9% ± 22%</text:p>
          </table:table-cell>
          <table:table-cell office:value-type="string" calcext:value-type="string">
            <text:p>Thompson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20" calcext:value-type="float">
            <text:p>20</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3% ± 18%</text:p>
          </table:table-cell>
          <table:table-cell office:value-type="float" office:value="110" calcext:value-type="float">
            <text:p>110</text:p>
          </table:table-cell>
          <table:table-cell table:formula="of:=FIND(&quot;=&quot;;[.I850];1)" office:value-type="float" office:value="5" calcext:value-type="float">
            <text:p>5</text:p>
          </table:table-cell>
          <table:table-cell table:formula="of:=COM.MICROSOFT.CONCAT(MID([.I850];1;[.K850]-2);&quot;(N=&quot;;[.J850];&quot;)&quot;;MID([.I850];[.K850]-1;LEN([.I850])-[.K850]+2))" office:value-type="string" office:string-value="IRD(N=110) = -3% ± 18%" calcext:value-type="string">
            <text:p>IRD(N=110) = -3% ± 18%</text:p>
          </table:table-cell>
          <table:table-cell office:value-type="string" calcext:value-type="string">
            <text:p>Rubinova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21" calcext:value-type="float">
            <text:p>21</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 ± 20%</text:p>
          </table:table-cell>
          <table:table-cell office:value-type="float" office:value="100" calcext:value-type="float">
            <text:p>100</text:p>
          </table:table-cell>
          <table:table-cell table:formula="of:=FIND(&quot;=&quot;;[.I851];1)" office:value-type="float" office:value="5" calcext:value-type="float">
            <text:p>5</text:p>
          </table:table-cell>
          <table:table-cell table:formula="of:=COM.MICROSOFT.CONCAT(MID([.I851];1;[.K851]-2);&quot;(N=&quot;;[.J851];&quot;)&quot;;MID([.I851];[.K851]-1;LEN([.I851])-[.K851]+2))" office:value-type="string" office:string-value="IRD(N=100) = -2% ± 20%" calcext:value-type="string">
            <text:p>IRD(N=100) = -2% ± 20%</text:p>
          </table:table-cell>
          <table:table-cell office:value-type="string" calcext:value-type="string">
            <text:p>Brandimonte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22" calcext:value-type="float">
            <text:p>22</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2% ± 20%</text:p>
          </table:table-cell>
          <table:table-cell office:value-type="float" office:value="93" calcext:value-type="float">
            <text:p>93</text:p>
          </table:table-cell>
          <table:table-cell table:formula="of:=FIND(&quot;=&quot;;[.I852];1)" office:value-type="float" office:value="5" calcext:value-type="float">
            <text:p>5</text:p>
          </table:table-cell>
          <table:table-cell table:formula="of:=COM.MICROSOFT.CONCAT(MID([.I852];1;[.K852]-2);&quot;(N=&quot;;[.J852];&quot;)&quot;;MID([.I852];[.K852]-1;LEN([.I852])-[.K852]+2))" office:value-type="string" office:string-value="IRD(N=93) = -2% ± 20%" calcext:value-type="string">
            <text:p>IRD(N=93) = -2% ± 20%</text:p>
          </table:table-cell>
          <table:table-cell office:value-type="string" calcext:value-type="string">
            <text:p>Eggleston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2 (PPS)</text:p>
          </table:table-cell>
          <table:table-cell office:value-type="float" office:value="23" calcext:value-type="float">
            <text:p>23</text:p>
          </table:table-cell>
          <table:table-cell office:value-type="string" calcext:value-type="string">
            <text:p>verbal overshadowing effect</text:p>
          </table:table-cell>
          <table:table-cell office:value-type="string" calcext:value-type="string">
            <text:p>Schooler &amp; Eng...-Schooler (1990) Study 1</text:p>
          </table:table-cell>
          <table:table-cell office:value-type="string" calcext:value-type="string">
            <text:p>IRD = -22% ± 22%</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IRD(N=88) = -22% ± 22%</text:p>
          </table:table-cell>
          <table:table-cell office:value-type="string" calcext:value-type="string">
            <text:p>IRD = -1% ± 20%</text:p>
          </table:table-cell>
          <table:table-cell office:value-type="float" office:value="113" calcext:value-type="float">
            <text:p>113</text:p>
          </table:table-cell>
          <table:table-cell table:formula="of:=FIND(&quot;=&quot;;[.I853];1)" office:value-type="float" office:value="5" calcext:value-type="float">
            <text:p>5</text:p>
          </table:table-cell>
          <table:table-cell table:formula="of:=COM.MICROSOFT.CONCAT(MID([.I853];1;[.K853]-2);&quot;(N=&quot;;[.J853];&quot;)&quot;;MID([.I853];[.K853]-1;LEN([.I853])-[.K853]+2))" office:value-type="string" office:string-value="IRD(N=113) = -1% ± 20%" calcext:value-type="string">
            <text:p>IRD(N=113) = -1% ± 20%</text:p>
          </table:table-cell>
          <table:table-cell office:value-type="string" calcext:value-type="string">
            <text:p>Kehn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wixtedlab.ucsd.edu/publications/Psych%20272/Schooler_Engstler-Schooler_1990.pdf</text:p>
          </table:table-cell>
          <table:table-cell office:value-type="string" calcext:value-type="string">
            <text:p>http://journals.sagepub.com/doi/pdf/10.1177/1745691614545653</text:p>
          </table:table-cell>
          <table:table-cell table:number-columns-repeated="11"/>
        </table:table-row>
        <table:table-row table:style-name="ro1">
          <table:table-cell office:value-type="string" calcext:value-type="string">
            <text:p>RRR3 (PPS)</text:p>
          </table:table-cell>
          <table:table-cell office:value-type="float" office:value="1" calcext:value-type="float">
            <text:p>1</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98 ± .74</text:p>
          </table:table-cell>
          <table:table-cell office:value-type="float" office:value="75" calcext:value-type="float">
            <text:p>75</text:p>
          </table:table-cell>
          <table:table-cell table:formula="of:=FIND(&quot;=&quot;;[.I854];1)" office:value-type="float" office:value="4" calcext:value-type="float">
            <text:p>4</text:p>
          </table:table-cell>
          <table:table-cell table:formula="of:=COM.MICROSOFT.CONCAT(MID([.I854];1;[.K854]-2);&quot;(N=&quot;;[.J854];&quot;)&quot;;MID([.I854];[.K854]-1;LEN([.I854])-[.K854]+2))" office:value-type="string" office:string-value="MD(N=75) = -.98 ± .74" calcext:value-type="string">
            <text:p>MD(N=75) = -.98 ± .74</text:p>
          </table:table-cell>
          <table:table-cell office:value-type="string" calcext:value-type="string">
            <text:p>Berger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2" calcext:value-type="float">
            <text:p>2</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95 ± .63</text:p>
          </table:table-cell>
          <table:table-cell office:value-type="float" office:value="86" calcext:value-type="float">
            <text:p>86</text:p>
          </table:table-cell>
          <table:table-cell table:formula="of:=FIND(&quot;=&quot;;[.I855];1)" office:value-type="float" office:value="4" calcext:value-type="float">
            <text:p>4</text:p>
          </table:table-cell>
          <table:table-cell table:formula="of:=COM.MICROSOFT.CONCAT(MID([.I855];1;[.K855]-2);&quot;(N=&quot;;[.J855];&quot;)&quot;;MID([.I855];[.K855]-1;LEN([.I855])-[.K855]+2))" office:value-type="string" office:string-value="MD(N=86) = -.95 ± .63" calcext:value-type="string">
            <text:p>MD(N=86) = -.95 ± .63</text:p>
          </table:table-cell>
          <table:table-cell office:value-type="string" calcext:value-type="string">
            <text:p>Knepp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3" calcext:value-type="float">
            <text:p>3</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41 ± .64</text:p>
          </table:table-cell>
          <table:table-cell office:value-type="float" office:value="83" calcext:value-type="float">
            <text:p>83</text:p>
          </table:table-cell>
          <table:table-cell table:formula="of:=FIND(&quot;=&quot;;[.I856];1)" office:value-type="float" office:value="4" calcext:value-type="float">
            <text:p>4</text:p>
          </table:table-cell>
          <table:table-cell table:formula="of:=COM.MICROSOFT.CONCAT(MID([.I856];1;[.K856]-2);&quot;(N=&quot;;[.J856];&quot;)&quot;;MID([.I856];[.K856]-1;LEN([.I856])-[.K856]+2))" office:value-type="string" office:string-value="MD(N=83) = -.41 ± .64" calcext:value-type="string">
            <text:p>MD(N=83) = -.41 ± .64</text:p>
          </table:table-cell>
          <table:table-cell office:value-type="string" calcext:value-type="string">
            <text:p>Michael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4" calcext:value-type="float">
            <text:p>4</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38 ± .68</text:p>
          </table:table-cell>
          <table:table-cell office:value-type="float" office:value="100" calcext:value-type="float">
            <text:p>100</text:p>
          </table:table-cell>
          <table:table-cell table:formula="of:=FIND(&quot;=&quot;;[.I857];1)" office:value-type="float" office:value="4" calcext:value-type="float">
            <text:p>4</text:p>
          </table:table-cell>
          <table:table-cell table:formula="of:=COM.MICROSOFT.CONCAT(MID([.I857];1;[.K857]-2);&quot;(N=&quot;;[.J857];&quot;)&quot;;MID([.I857];[.K857]-1;LEN([.I857])-[.K857]+2))" office:value-type="string" office:string-value="MD(N=100) = -.38 ± .68" calcext:value-type="string">
            <text:p>MD(N=100) = -.38 ± .68</text:p>
          </table:table-cell>
          <table:table-cell office:value-type="string" calcext:value-type="string">
            <text:p>Prenoveau &amp; Carlucci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5" calcext:value-type="float">
            <text:p>5</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38 ± .59</text:p>
          </table:table-cell>
          <table:table-cell office:value-type="float" office:value="66" calcext:value-type="float">
            <text:p>66</text:p>
          </table:table-cell>
          <table:table-cell table:formula="of:=FIND(&quot;=&quot;;[.I858];1)" office:value-type="float" office:value="4" calcext:value-type="float">
            <text:p>4</text:p>
          </table:table-cell>
          <table:table-cell table:formula="of:=COM.MICROSOFT.CONCAT(MID([.I858];1;[.K858]-2);&quot;(N=&quot;;[.J858];&quot;)&quot;;MID([.I858];[.K858]-1;LEN([.I858])-[.K858]+2))" office:value-type="string" office:string-value="MD(N=66) = -.38 ± .59" calcext:value-type="string">
            <text:p>MD(N=66) = -.38 ± .59</text:p>
          </table:table-cell>
          <table:table-cell office:value-type="string" calcext:value-type="string">
            <text:p>Birt &amp; Aucoin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6" calcext:value-type="float">
            <text:p>6</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35 ± .72</text:p>
          </table:table-cell>
          <table:table-cell office:value-type="float" office:value="67" calcext:value-type="float">
            <text:p>67</text:p>
          </table:table-cell>
          <table:table-cell table:formula="of:=FIND(&quot;=&quot;;[.I859];1)" office:value-type="float" office:value="4" calcext:value-type="float">
            <text:p>4</text:p>
          </table:table-cell>
          <table:table-cell table:formula="of:=COM.MICROSOFT.CONCAT(MID([.I859];1;[.K859]-2);&quot;(N=&quot;;[.J859];&quot;)&quot;;MID([.I859];[.K859]-1;LEN([.I859])-[.K859]+2))" office:value-type="string" office:string-value="MD(N=67) = -.35 ± .72" calcext:value-type="string">
            <text:p>MD(N=67) = -.35 ± .72</text:p>
          </table:table-cell>
          <table:table-cell office:value-type="string" calcext:value-type="string">
            <text:p>Arnal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7" calcext:value-type="float">
            <text:p>7</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33 ± .29</text:p>
          </table:table-cell>
          <table:table-cell office:value-type="float" office:value="260" calcext:value-type="float">
            <text:p>260</text:p>
          </table:table-cell>
          <table:table-cell table:formula="of:=FIND(&quot;=&quot;;[.I860];1)" office:value-type="float" office:value="4" calcext:value-type="float">
            <text:p>4</text:p>
          </table:table-cell>
          <table:table-cell table:formula="of:=COM.MICROSOFT.CONCAT(MID([.I860];1;[.K860]-2);&quot;(N=&quot;;[.J860];&quot;)&quot;;MID([.I860];[.K860]-1;LEN([.I860])-[.K860]+2))" office:value-type="string" office:string-value="MD(N=260) = -.33 ± .29" calcext:value-type="string">
            <text:p>MD(N=260) = -.33 ± .29</text:p>
          </table:table-cell>
          <table:table-cell office:value-type="string" calcext:value-type="string">
            <text:p>Eerland, Sherrill et al. (2016, online)</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8" calcext:value-type="float">
            <text:p>8</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14 ± .60</text:p>
          </table:table-cell>
          <table:table-cell office:value-type="float" office:value="120" calcext:value-type="float">
            <text:p>120</text:p>
          </table:table-cell>
          <table:table-cell table:formula="of:=FIND(&quot;=&quot;;[.I861];1)" office:value-type="float" office:value="4" calcext:value-type="float">
            <text:p>4</text:p>
          </table:table-cell>
          <table:table-cell table:formula="of:=COM.MICROSOFT.CONCAT(MID([.I861];1;[.K861]-2);&quot;(N=&quot;;[.J861];&quot;)&quot;;MID([.I861];[.K861]-1;LEN([.I861])-[.K861]+2))" office:value-type="string" office:string-value="MD(N=120) = -.14 ± .60" calcext:value-type="string">
            <text:p>MD(N=120) = -.14 ± .60</text:p>
          </table:table-cell>
          <table:table-cell office:value-type="string" calcext:value-type="string">
            <text:p>Kurby &amp; Kibbe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9" calcext:value-type="float">
            <text:p>9</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01 ± .42</text:p>
          </table:table-cell>
          <table:table-cell office:value-type="float" office:value="85" calcext:value-type="float">
            <text:p>85</text:p>
          </table:table-cell>
          <table:table-cell table:formula="of:=FIND(&quot;=&quot;;[.I862];1)" office:value-type="float" office:value="4" calcext:value-type="float">
            <text:p>4</text:p>
          </table:table-cell>
          <table:table-cell table:formula="of:=COM.MICROSOFT.CONCAT(MID([.I862];1;[.K862]-2);&quot;(N=&quot;;[.J862];&quot;)&quot;;MID([.I862];[.K862]-1;LEN([.I862])-[.K862]+2))" office:value-type="string" office:string-value="MD(N=85) = -.01 ± .42" calcext:value-type="string">
            <text:p>MD(N=85) = -.01 ± .42</text:p>
          </table:table-cell>
          <table:table-cell office:value-type="string" calcext:value-type="string">
            <text:p>Ferretti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10" calcext:value-type="float">
            <text:p>10</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16 ± .65</text:p>
          </table:table-cell>
          <table:table-cell office:value-type="float" office:value="100" calcext:value-type="float">
            <text:p>100</text:p>
          </table:table-cell>
          <table:table-cell table:formula="of:=FIND(&quot;=&quot;;[.I863];1)" office:value-type="float" office:value="4" calcext:value-type="float">
            <text:p>4</text:p>
          </table:table-cell>
          <table:table-cell table:formula="of:=COM.MICROSOFT.CONCAT(MID([.I863];1;[.K863]-2);&quot;(N=&quot;;[.J863];&quot;)&quot;;MID([.I863];[.K863]-1;LEN([.I863])-[.K863]+2))" office:value-type="string" office:string-value="MD(N=100) = +.16 ± .65" calcext:value-type="string">
            <text:p>MD(N=100) = +.16 ± .65</text:p>
          </table:table-cell>
          <table:table-cell office:value-type="string" calcext:value-type="string">
            <text:p>Eerland, Sherrill et al.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11" calcext:value-type="float">
            <text:p>11</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32 ± .66</text:p>
          </table:table-cell>
          <table:table-cell office:value-type="float" office:value="79" calcext:value-type="float">
            <text:p>79</text:p>
          </table:table-cell>
          <table:table-cell table:formula="of:=FIND(&quot;=&quot;;[.I864];1)" office:value-type="float" office:value="4" calcext:value-type="float">
            <text:p>4</text:p>
          </table:table-cell>
          <table:table-cell table:formula="of:=COM.MICROSOFT.CONCAT(MID([.I864];1;[.K864]-2);&quot;(N=&quot;;[.J864];&quot;)&quot;;MID([.I864];[.K864]-1;LEN([.I864])-[.K864]+2))" office:value-type="string" office:string-value="MD(N=79) = +.32 ± .66" calcext:value-type="string">
            <text:p>MD(N=79) = +.32 ± .66</text:p>
          </table:table-cell>
          <table:table-cell office:value-type="string" calcext:value-type="string">
            <text:p>Poirier, Capezza, &amp; Crocker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3 (PPS)</text:p>
          </table:table-cell>
          <table:table-cell office:value-type="float" office:value="12" calcext:value-type="float">
            <text:p>12</text:p>
          </table:table-cell>
          <table:table-cell office:value-type="string" calcext:value-type="string">
            <text:p>grammar on intentionality effect (criminal intentionality DV)</text:p>
          </table:table-cell>
          <table:table-cell office:value-type="string" calcext:value-type="string">
            <text:p>Hart &amp; Albarracín (2011) Study 3</text:p>
          </table:table-cell>
          <table:table-cell office:value-type="string" calcext:value-type="string">
            <text:p>MD = +1.20 ± .88</text:p>
          </table:table-cell>
          <table:table-cell office:value-type="float" office:value="48" calcext:value-type="float">
            <text:p>48</text:p>
          </table:table-cell>
          <table:table-cell office:value-type="float" office:value="4" calcext:value-type="float">
            <text:p>4</text:p>
          </table:table-cell>
          <table:table-cell office:value-type="string" calcext:value-type="string">
            <text:p>MD(N=48) = +1.20 ± .88</text:p>
          </table:table-cell>
          <table:table-cell office:value-type="string" calcext:value-type="string">
            <text:p>MD = +.65 ± .92</text:p>
          </table:table-cell>
          <table:table-cell office:value-type="float" office:value="66" calcext:value-type="float">
            <text:p>66</text:p>
          </table:table-cell>
          <table:table-cell table:formula="of:=FIND(&quot;=&quot;;[.I865];1)" office:value-type="float" office:value="4" calcext:value-type="float">
            <text:p>4</text:p>
          </table:table-cell>
          <table:table-cell table:formula="of:=COM.MICROSOFT.CONCAT(MID([.I865];1;[.K865]-2);&quot;(N=&quot;;[.J865];&quot;)&quot;;MID([.I865];[.K865]-1;LEN([.I865])-[.K865]+2))" office:value-type="string" office:string-value="MD(N=66) = +.65 ± .92" calcext:value-type="string">
            <text:p>MD(N=66) = +.65 ± .92</text:p>
          </table:table-cell>
          <table:table-cell office:value-type="string" calcext:value-type="string">
            <text:p>Melcher (2016)</text:p>
          </table:table-cell>
          <table:table-cell table:number-columns-repeated="2"/>
          <table:table-cell office:value-type="string" calcext:value-type="string">
            <text:p>social</text:p>
          </table:table-cell>
          <table:table-cell table:number-columns-repeated="4"/>
          <table:table-cell office:value-type="string" calcext:value-type="string">
            <text:p>2 other DVs (detailed processing [imagery], intention attribution; same pattern of results observed)</text:p>
          </table:table-cell>
          <table:table-cell table:number-columns-repeated="8"/>
          <table:table-cell office:value-type="string" calcext:value-type="string">
            <text:p>Imperfective (was doing) behavior descriptions increase perceived criminal intentionality compared to perfective (did)</text:p>
          </table:table-cell>
          <table:table-cell table:number-columns-repeated="7"/>
        </table:table-row>
        <table:table-row table:style-name="ro1">
          <table:table-cell office:value-type="string" calcext:value-type="string">
            <text:p>RRR4 (PPS)</text:p>
          </table:table-cell>
          <table:table-cell office:value-type="float" office:value="1" calcext:value-type="float">
            <text:p>1</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50 ± .48</text:p>
          </table:table-cell>
          <table:table-cell office:value-type="float" office:value="68" calcext:value-type="float">
            <text:p>68</text:p>
          </table:table-cell>
          <table:table-cell table:formula="of:=FIND(&quot;=&quot;;[.I866];1)" office:value-type="float" office:value="3" calcext:value-type="float">
            <text:p>3</text:p>
          </table:table-cell>
          <table:table-cell table:formula="of:=COM.MICROSOFT.CONCAT(MID([.I866];1;[.K866]-2);&quot;(N=&quot;;[.J866];&quot;)&quot;;MID([.I866];[.K866]-1;LEN([.I866])-[.K866]+2))" office:value-type="string" office:string-value="d(N=68) = -.50 ± .48" calcext:value-type="string">
            <text:p>d(N=68) = -.50 ± .48</text:p>
          </table:table-cell>
          <table:table-cell office:value-type="string" calcext:value-type="string">
            <text:p>Ringos &amp; Carlucci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 calcext:value-type="float">
            <text:p>2</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46 ± .43</text:p>
          </table:table-cell>
          <table:table-cell office:value-type="float" office:value="87" calcext:value-type="float">
            <text:p>87</text:p>
          </table:table-cell>
          <table:table-cell table:formula="of:=FIND(&quot;=&quot;;[.I867];1)" office:value-type="float" office:value="3" calcext:value-type="float">
            <text:p>3</text:p>
          </table:table-cell>
          <table:table-cell table:formula="of:=COM.MICROSOFT.CONCAT(MID([.I867];1;[.K867]-2);&quot;(N=&quot;;[.J867];&quot;)&quot;;MID([.I867];[.K867]-1;LEN([.I867])-[.K867]+2))" office:value-type="string" office:string-value="d(N=87) = -.46 ± .43" calcext:value-type="string">
            <text:p>d(N=87) = -.46 ± .43</text:p>
          </table:table-cell>
          <table:table-cell office:value-type="string" calcext:value-type="string">
            <text:p>Wolff, Muzzi &amp; Brand (2016)</text:p>
          </table:table-cell>
          <table:table-cell table:number-columns-repeated="2"/>
          <table:table-cell office:value-type="string" calcext:value-type="string">
            <text:p>social</text:p>
          </table:table-cell>
          <table:table-cell office:value-type="string" calcext:value-type="string">
            <text:p>Germ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3" calcext:value-type="float">
            <text:p>3</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44 ± .56</text:p>
          </table:table-cell>
          <table:table-cell office:value-type="float" office:value="75" calcext:value-type="float">
            <text:p>75</text:p>
          </table:table-cell>
          <table:table-cell table:formula="of:=FIND(&quot;=&quot;;[.I868];1)" office:value-type="float" office:value="3" calcext:value-type="float">
            <text:p>3</text:p>
          </table:table-cell>
          <table:table-cell table:formula="of:=COM.MICROSOFT.CONCAT(MID([.I868];1;[.K868]-2);&quot;(N=&quot;;[.J868];&quot;)&quot;;MID([.I868];[.K868]-1;LEN([.I868])-[.K868]+2))" office:value-type="string" office:string-value="d(N=75) = -.44 ± .56" calcext:value-type="string">
            <text:p>d(N=75) = -.44 ± .56</text:p>
          </table:table-cell>
          <table:table-cell office:value-type="string" calcext:value-type="string">
            <text:p>Calvillo &amp; Mills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4" calcext:value-type="float">
            <text:p>4</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40 ± .46</text:p>
          </table:table-cell>
          <table:table-cell office:value-type="float" office:value="73" calcext:value-type="float">
            <text:p>73</text:p>
          </table:table-cell>
          <table:table-cell table:formula="of:=FIND(&quot;=&quot;;[.I869];1)" office:value-type="float" office:value="3" calcext:value-type="float">
            <text:p>3</text:p>
          </table:table-cell>
          <table:table-cell table:formula="of:=COM.MICROSOFT.CONCAT(MID([.I869];1;[.K869]-2);&quot;(N=&quot;;[.J869];&quot;)&quot;;MID([.I869];[.K869]-1;LEN([.I869])-[.K869]+2))" office:value-type="string" office:string-value="d(N=73) = -.40 ± .46" calcext:value-type="string">
            <text:p>d(N=73) = -.40 ± .46</text:p>
          </table:table-cell>
          <table:table-cell office:value-type="string" calcext:value-type="string">
            <text:p>Crowell, Finley et al.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5" calcext:value-type="float">
            <text:p>5</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36 ± .44</text:p>
          </table:table-cell>
          <table:table-cell office:value-type="float" office:value="79" calcext:value-type="float">
            <text:p>79</text:p>
          </table:table-cell>
          <table:table-cell table:formula="of:=FIND(&quot;=&quot;;[.I870];1)" office:value-type="float" office:value="3" calcext:value-type="float">
            <text:p>3</text:p>
          </table:table-cell>
          <table:table-cell table:formula="of:=COM.MICROSOFT.CONCAT(MID([.I870];1;[.K870]-2);&quot;(N=&quot;;[.J870];&quot;)&quot;;MID([.I870];[.K870]-1;LEN([.I870])-[.K870]+2))" office:value-type="string" office:string-value="d(N=79) = -.36 ± .44" calcext:value-type="string">
            <text:p>d(N=79) = -.36 ± .44</text:p>
          </table:table-cell>
          <table:table-cell office:value-type="string" calcext:value-type="string">
            <text:p>Lynch, vanDellen et al.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6" calcext:value-type="float">
            <text:p>6</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31 ± .52</text:p>
          </table:table-cell>
          <table:table-cell office:value-type="float" office:value="59" calcext:value-type="float">
            <text:p>59</text:p>
          </table:table-cell>
          <table:table-cell table:formula="of:=FIND(&quot;=&quot;;[.I871];1)" office:value-type="float" office:value="3" calcext:value-type="float">
            <text:p>3</text:p>
          </table:table-cell>
          <table:table-cell table:formula="of:=COM.MICROSOFT.CONCAT(MID([.I871];1;[.K871]-2);&quot;(N=&quot;;[.J871];&quot;)&quot;;MID([.I871];[.K871]-1;LEN([.I871])-[.K871]+2))" office:value-type="string" office:string-value="d(N=59) = -.31 ± .52" calcext:value-type="string">
            <text:p>d(N=59) = -.31 ± .52</text:p>
          </table:table-cell>
          <table:table-cell office:value-type="string" calcext:value-type="string">
            <text:p>Birt &amp; Muise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7" calcext:value-type="float">
            <text:p>7</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22 ± .31</text:p>
          </table:table-cell>
          <table:table-cell office:value-type="float" office:value="156" calcext:value-type="float">
            <text:p>156</text:p>
          </table:table-cell>
          <table:table-cell table:formula="of:=FIND(&quot;=&quot;;[.I872];1)" office:value-type="float" office:value="3" calcext:value-type="float">
            <text:p>3</text:p>
          </table:table-cell>
          <table:table-cell table:formula="of:=COM.MICROSOFT.CONCAT(MID([.I872];1;[.K872]-2);&quot;(N=&quot;;[.J872];&quot;)&quot;;MID([.I872];[.K872]-1;LEN([.I872])-[.K872]+2))" office:value-type="string" office:string-value="d(N=156) = -.22 ± .31" calcext:value-type="string">
            <text:p>d(N=156) = -.22 ± .31</text:p>
          </table:table-cell>
          <table:table-cell office:value-type="string" calcext:value-type="string">
            <text:p>Yusainy, Wimbarti et al. (2016)</text:p>
          </table:table-cell>
          <table:table-cell table:number-columns-repeated="2"/>
          <table:table-cell office:value-type="string" calcext:value-type="string">
            <text:p>social</text:p>
          </table:table-cell>
          <table:table-cell office:value-type="string" calcext:value-type="string">
            <text:p>Indonesi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8" calcext:value-type="float">
            <text:p>8</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20 ± .40</text:p>
          </table:table-cell>
          <table:table-cell office:value-type="float" office:value="99" calcext:value-type="float">
            <text:p>99</text:p>
          </table:table-cell>
          <table:table-cell table:formula="of:=FIND(&quot;=&quot;;[.I873];1)" office:value-type="float" office:value="3" calcext:value-type="float">
            <text:p>3</text:p>
          </table:table-cell>
          <table:table-cell table:formula="of:=COM.MICROSOFT.CONCAT(MID([.I873];1;[.K873]-2);&quot;(N=&quot;;[.J873];&quot;)&quot;;MID([.I873];[.K873]-1;LEN([.I873])-[.K873]+2))" office:value-type="string" office:string-value="d(N=99) = -.20 ± .40" calcext:value-type="string">
            <text:p>d(N=99) = -.20 ± .40</text:p>
          </table:table-cell>
          <table:table-cell office:value-type="string" calcext:value-type="string">
            <text:p>Lau &amp; Brewer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9" calcext:value-type="float">
            <text:p>9</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9 ± .39</text:p>
          </table:table-cell>
          <table:table-cell office:value-type="float" office:value="103" calcext:value-type="float">
            <text:p>103</text:p>
          </table:table-cell>
          <table:table-cell table:formula="of:=FIND(&quot;=&quot;;[.I874];1)" office:value-type="float" office:value="3" calcext:value-type="float">
            <text:p>3</text:p>
          </table:table-cell>
          <table:table-cell table:formula="of:=COM.MICROSOFT.CONCAT(MID([.I874];1;[.K874]-2);&quot;(N=&quot;;[.J874];&quot;)&quot;;MID([.I874];[.K874]-1;LEN([.I874])-[.K874]+2))" office:value-type="string" office:string-value="d(N=103) = -.09 ± .39" calcext:value-type="string">
            <text:p>d(N=103) = -.09 ± .39</text:p>
          </table:table-cell>
          <table:table-cell office:value-type="string" calcext:value-type="string">
            <text:p>Ullrich, Primoceri et al. (2016)</text:p>
          </table:table-cell>
          <table:table-cell table:number-columns-repeated="2"/>
          <table:table-cell office:value-type="string" calcext:value-type="string">
            <text:p>social</text:p>
          </table:table-cell>
          <table:table-cell office:value-type="string" calcext:value-type="string">
            <text:p>Germ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0" calcext:value-type="float">
            <text:p>10</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4 ± .42</text:p>
          </table:table-cell>
          <table:table-cell office:value-type="float" office:value="90" calcext:value-type="float">
            <text:p>90</text:p>
          </table:table-cell>
          <table:table-cell table:formula="of:=FIND(&quot;=&quot;;[.I875];1)" office:value-type="float" office:value="3" calcext:value-type="float">
            <text:p>3</text:p>
          </table:table-cell>
          <table:table-cell table:formula="of:=COM.MICROSOFT.CONCAT(MID([.I875];1;[.K875]-2);&quot;(N=&quot;;[.J875];&quot;)&quot;;MID([.I875];[.K875]-1;LEN([.I875])-[.K875]+2))" office:value-type="string" office:string-value="d(N=90) = -.04 ± .42" calcext:value-type="string">
            <text:p>d(N=90) = -.04 ± .42</text:p>
          </table:table-cell>
          <table:table-cell office:value-type="string" calcext:value-type="string">
            <text:p>Elson (2016)</text:p>
          </table:table-cell>
          <table:table-cell table:number-columns-repeated="2"/>
          <table:table-cell office:value-type="string" calcext:value-type="string">
            <text:p>social</text:p>
          </table:table-cell>
          <table:table-cell office:value-type="string" calcext:value-type="string">
            <text:p>Germ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1" calcext:value-type="float">
            <text:p>11</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4 ± .29</text:p>
          </table:table-cell>
          <table:table-cell office:value-type="float" office:value="181" calcext:value-type="float">
            <text:p>181</text:p>
          </table:table-cell>
          <table:table-cell table:formula="of:=FIND(&quot;=&quot;;[.I876];1)" office:value-type="float" office:value="3" calcext:value-type="float">
            <text:p>3</text:p>
          </table:table-cell>
          <table:table-cell table:formula="of:=COM.MICROSOFT.CONCAT(MID([.I876];1;[.K876]-2);&quot;(N=&quot;;[.J876];&quot;)&quot;;MID([.I876];[.K876]-1;LEN([.I876])-[.K876]+2))" office:value-type="string" office:string-value="d(N=181) = -.04 ± .29" calcext:value-type="string">
            <text:p>d(N=181) = -.04 ± .29</text:p>
          </table:table-cell>
          <table:table-cell office:value-type="string" calcext:value-type="string">
            <text:p>Cheung, Kroese et al. (2016)</text:p>
          </table:table-cell>
          <table:table-cell table:number-columns-repeated="2"/>
          <table:table-cell office:value-type="string" calcext:value-type="string">
            <text:p>social</text:p>
          </table:table-cell>
          <table:table-cell office:value-type="string" calcext:value-type="string">
            <text:p>Dut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2" calcext:value-type="float">
            <text:p>12</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0 ± .39</text:p>
          </table:table-cell>
          <table:table-cell office:value-type="float" office:value="101" calcext:value-type="float">
            <text:p>101</text:p>
          </table:table-cell>
          <table:table-cell table:formula="of:=FIND(&quot;=&quot;;[.I877];1)" office:value-type="float" office:value="3" calcext:value-type="float">
            <text:p>3</text:p>
          </table:table-cell>
          <table:table-cell table:formula="of:=COM.MICROSOFT.CONCAT(MID([.I877];1;[.K877]-2);&quot;(N=&quot;;[.J877];&quot;)&quot;;MID([.I877];[.K877]-1;LEN([.I877])-[.K877]+2))" office:value-type="string" office:string-value="d(N=101) = .00 ± .39" calcext:value-type="string">
            <text:p>d(N=101) = .00 ± .39</text:p>
          </table:table-cell>
          <table:table-cell office:value-type="string" calcext:value-type="string">
            <text:p>Hagger et al.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3" calcext:value-type="float">
            <text:p>13</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0 ± .44</text:p>
          </table:table-cell>
          <table:table-cell office:value-type="float" office:value="79" calcext:value-type="float">
            <text:p>79</text:p>
          </table:table-cell>
          <table:table-cell table:formula="of:=FIND(&quot;=&quot;;[.I878];1)" office:value-type="float" office:value="3" calcext:value-type="float">
            <text:p>3</text:p>
          </table:table-cell>
          <table:table-cell table:formula="of:=COM.MICROSOFT.CONCAT(MID([.I878];1;[.K878]-2);&quot;(N=&quot;;[.J878];&quot;)&quot;;MID([.I878];[.K878]-1;LEN([.I878])-[.K878]+2))" office:value-type="string" office:string-value="d(N=79) = .00 ± .44" calcext:value-type="string">
            <text:p>d(N=79) = .00 ± .44</text:p>
          </table:table-cell>
          <table:table-cell office:value-type="string" calcext:value-type="string">
            <text:p>Schlinkert, Schrama et al. (2016)</text:p>
          </table:table-cell>
          <table:table-cell table:number-columns-repeated="2"/>
          <table:table-cell office:value-type="string" calcext:value-type="string">
            <text:p>social</text:p>
          </table:table-cell>
          <table:table-cell office:value-type="string" calcext:value-type="string">
            <text:p>Dut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4" calcext:value-type="float">
            <text:p>14</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4 ± .45</text:p>
          </table:table-cell>
          <table:table-cell office:value-type="float" office:value="75" calcext:value-type="float">
            <text:p>75</text:p>
          </table:table-cell>
          <table:table-cell table:formula="of:=FIND(&quot;=&quot;;[.I879];1)" office:value-type="float" office:value="3" calcext:value-type="float">
            <text:p>3</text:p>
          </table:table-cell>
          <table:table-cell table:formula="of:=COM.MICROSOFT.CONCAT(MID([.I879];1;[.K879]-2);&quot;(N=&quot;;[.J879];&quot;)&quot;;MID([.I879];[.K879]-1;LEN([.I879])-[.K879]+2))" office:value-type="string" office:string-value="d(N=75) = +.04 ± .45" calcext:value-type="string">
            <text:p>d(N=75) = +.04 ± .45</text:p>
          </table:table-cell>
          <table:table-cell office:value-type="string" calcext:value-type="string">
            <text:p>Philipp &amp; Cannon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5" calcext:value-type="float">
            <text:p>15</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09 ± .36</text:p>
          </table:table-cell>
          <table:table-cell office:value-type="float" office:value="126" calcext:value-type="float">
            <text:p>126</text:p>
          </table:table-cell>
          <table:table-cell table:formula="of:=FIND(&quot;=&quot;;[.I880];1)" office:value-type="float" office:value="3" calcext:value-type="float">
            <text:p>3</text:p>
          </table:table-cell>
          <table:table-cell table:formula="of:=COM.MICROSOFT.CONCAT(MID([.I880];1;[.K880]-2);&quot;(N=&quot;;[.J880];&quot;)&quot;;MID([.I880];[.K880]-1;LEN([.I880])-[.K880]+2))" office:value-type="string" office:string-value="d(N=126) = +.09 ± .36" calcext:value-type="string">
            <text:p>d(N=126) = +.09 ± .36</text:p>
          </table:table-cell>
          <table:table-cell office:value-type="string" calcext:value-type="string">
            <text:p>Carruth &amp; Miyake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6" calcext:value-type="float">
            <text:p>16</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11 ± .39</text:p>
          </table:table-cell>
          <table:table-cell office:value-type="float" office:value="102" calcext:value-type="float">
            <text:p>102</text:p>
          </table:table-cell>
          <table:table-cell table:formula="of:=FIND(&quot;=&quot;;[.I881];1)" office:value-type="float" office:value="3" calcext:value-type="float">
            <text:p>3</text:p>
          </table:table-cell>
          <table:table-cell table:formula="of:=COM.MICROSOFT.CONCAT(MID([.I881];1;[.K881]-2);&quot;(N=&quot;;[.J881];&quot;)&quot;;MID([.I881];[.K881]-1;LEN([.I881])-[.K881]+2))" office:value-type="string" office:string-value="d(N=102) = +.11 ± .39" calcext:value-type="string">
            <text:p>d(N=102) = +.11 ± .39</text:p>
          </table:table-cell>
          <table:table-cell office:value-type="string" calcext:value-type="string">
            <text:p>Brandt (2016)</text:p>
          </table:table-cell>
          <table:table-cell table:number-columns-repeated="2"/>
          <table:table-cell office:value-type="string" calcext:value-type="string">
            <text:p>social</text:p>
          </table:table-cell>
          <table:table-cell office:value-type="string" calcext:value-type="string">
            <text:p>Dut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7" calcext:value-type="float">
            <text:p>17</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12 ± .41</text:p>
          </table:table-cell>
          <table:table-cell office:value-type="float" office:value="93" calcext:value-type="float">
            <text:p>93</text:p>
          </table:table-cell>
          <table:table-cell table:formula="of:=FIND(&quot;=&quot;;[.I882];1)" office:value-type="float" office:value="3" calcext:value-type="float">
            <text:p>3</text:p>
          </table:table-cell>
          <table:table-cell table:formula="of:=COM.MICROSOFT.CONCAT(MID([.I882];1;[.K882]-2);&quot;(N=&quot;;[.J882];&quot;)&quot;;MID([.I882];[.K882]-1;LEN([.I882])-[.K882]+2))" office:value-type="string" office:string-value="d(N=93) = +.12 ± .41" calcext:value-type="string">
            <text:p>d(N=93) = +.12 ± .41</text:p>
          </table:table-cell>
          <table:table-cell office:value-type="string" calcext:value-type="string">
            <text:p>Stamos, Bruyneel et al. (2016)</text:p>
          </table:table-cell>
          <table:table-cell table:number-columns-repeated="2"/>
          <table:table-cell office:value-type="string" calcext:value-type="string">
            <text:p>social</text:p>
          </table:table-cell>
          <table:table-cell office:value-type="string" calcext:value-type="string">
            <text:p>Dut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8" calcext:value-type="float">
            <text:p>18</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18 ± .39</text:p>
          </table:table-cell>
          <table:table-cell office:value-type="float" office:value="103" calcext:value-type="float">
            <text:p>103</text:p>
          </table:table-cell>
          <table:table-cell table:formula="of:=FIND(&quot;=&quot;;[.I883];1)" office:value-type="float" office:value="3" calcext:value-type="float">
            <text:p>3</text:p>
          </table:table-cell>
          <table:table-cell table:formula="of:=COM.MICROSOFT.CONCAT(MID([.I883];1;[.K883]-2);&quot;(N=&quot;;[.J883];&quot;)&quot;;MID([.I883];[.K883]-1;LEN([.I883])-[.K883]+2))" office:value-type="string" office:string-value="d(N=103) = +.18 ± .39" calcext:value-type="string">
            <text:p>d(N=103) = +.18 ± .39</text:p>
          </table:table-cell>
          <table:table-cell office:value-type="string" calcext:value-type="string">
            <text:p>Rentzsch, Nalis et al. (2016)</text:p>
          </table:table-cell>
          <table:table-cell table:number-columns-repeated="2"/>
          <table:table-cell office:value-type="string" calcext:value-type="string">
            <text:p>social</text:p>
          </table:table-cell>
          <table:table-cell office:value-type="string" calcext:value-type="string">
            <text:p>Germ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19" calcext:value-type="float">
            <text:p>19</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18 ± .56</text:p>
          </table:table-cell>
          <table:table-cell office:value-type="float" office:value="50" calcext:value-type="float">
            <text:p>50</text:p>
          </table:table-cell>
          <table:table-cell table:formula="of:=FIND(&quot;=&quot;;[.I884];1)" office:value-type="float" office:value="3" calcext:value-type="float">
            <text:p>3</text:p>
          </table:table-cell>
          <table:table-cell table:formula="of:=COM.MICROSOFT.CONCAT(MID([.I884];1;[.K884]-2);&quot;(N=&quot;;[.J884];&quot;)&quot;;MID([.I884];[.K884]-1;LEN([.I884])-[.K884]+2))" office:value-type="string" office:string-value="d(N=50) = +.18 ± .56" calcext:value-type="string">
            <text:p>d(N=50) = +.18 ± .56</text:p>
          </table:table-cell>
          <table:table-cell office:value-type="string" calcext:value-type="string">
            <text:p>Francis &amp; Inzlicht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0" calcext:value-type="float">
            <text:p>20</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23 ± .38</text:p>
          </table:table-cell>
          <table:table-cell office:value-type="float" office:value="106" calcext:value-type="float">
            <text:p>106</text:p>
          </table:table-cell>
          <table:table-cell table:formula="of:=FIND(&quot;=&quot;;[.I885];1)" office:value-type="float" office:value="3" calcext:value-type="float">
            <text:p>3</text:p>
          </table:table-cell>
          <table:table-cell table:formula="of:=COM.MICROSOFT.CONCAT(MID([.I885];1;[.K885]-2);&quot;(N=&quot;;[.J885];&quot;)&quot;;MID([.I885];[.K885]-1;LEN([.I885])-[.K885]+2))" office:value-type="string" office:string-value="d(N=106) = +.23 ± .38" calcext:value-type="string">
            <text:p>d(N=106) = +.23 ± .38</text:p>
          </table:table-cell>
          <table:table-cell office:value-type="string" calcext:value-type="string">
            <text:p>Lange, Heise et al. (2016)</text:p>
          </table:table-cell>
          <table:table-cell table:number-columns-repeated="2"/>
          <table:table-cell office:value-type="string" calcext:value-type="string">
            <text:p>social</text:p>
          </table:table-cell>
          <table:table-cell office:value-type="string" calcext:value-type="string">
            <text:p>German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1" calcext:value-type="float">
            <text:p>21</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27 ± .42</text:p>
          </table:table-cell>
          <table:table-cell office:value-type="float" office:value="89" calcext:value-type="float">
            <text:p>89</text:p>
          </table:table-cell>
          <table:table-cell table:formula="of:=FIND(&quot;=&quot;;[.I886];1)" office:value-type="float" office:value="3" calcext:value-type="float">
            <text:p>3</text:p>
          </table:table-cell>
          <table:table-cell table:formula="of:=COM.MICROSOFT.CONCAT(MID([.I886];1;[.K886]-2);&quot;(N=&quot;;[.J886];&quot;)&quot;;MID([.I886];[.K886]-1;LEN([.I886])-[.K886]+2))" office:value-type="string" office:string-value="d(N=89) = +.27 ± .42" calcext:value-type="string">
            <text:p>d(N=89) = +.27 ± .42</text:p>
          </table:table-cell>
          <table:table-cell office:value-type="string" calcext:value-type="string">
            <text:p>Evans, Fay, &amp; Mosser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2" calcext:value-type="float">
            <text:p>22</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40 ± .43</text:p>
          </table:table-cell>
          <table:table-cell office:value-type="float" office:value="82" calcext:value-type="float">
            <text:p>82</text:p>
          </table:table-cell>
          <table:table-cell table:formula="of:=FIND(&quot;=&quot;;[.I887];1)" office:value-type="float" office:value="3" calcext:value-type="float">
            <text:p>3</text:p>
          </table:table-cell>
          <table:table-cell table:formula="of:=COM.MICROSOFT.CONCAT(MID([.I887];1;[.K887]-2);&quot;(N=&quot;;[.J887];&quot;)&quot;;MID([.I887];[.K887]-1;LEN([.I887])-[.K887]+2))" office:value-type="string" office:string-value="d(N=82) = +.40 ± .43" calcext:value-type="string">
            <text:p>d(N=82) = +.40 ± .43</text:p>
          </table:table-cell>
          <table:table-cell office:value-type="string" calcext:value-type="string">
            <text:p>Tinghög &amp; Koppel (2016)</text:p>
          </table:table-cell>
          <table:table-cell table:number-columns-repeated="2"/>
          <table:table-cell office:value-type="string" calcext:value-type="string">
            <text:p>social</text:p>
          </table:table-cell>
          <table:table-cell table:number-columns-repeated="2"/>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3" calcext:value-type="float">
            <text:p>23</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41 ± .50</text:p>
          </table:table-cell>
          <table:table-cell office:value-type="float" office:value="69" calcext:value-type="float">
            <text:p>69</text:p>
          </table:table-cell>
          <table:table-cell table:formula="of:=FIND(&quot;=&quot;;[.I888];1)" office:value-type="float" office:value="3" calcext:value-type="float">
            <text:p>3</text:p>
          </table:table-cell>
          <table:table-cell table:formula="of:=COM.MICROSOFT.CONCAT(MID([.I888];1;[.K888]-2);&quot;(N=&quot;;[.J888];&quot;)&quot;;MID([.I888];[.K888]-1;LEN([.I888])-[.K888]+2))" office:value-type="string" office:string-value="d(N=69) = +.41 ± .50" calcext:value-type="string">
            <text:p>d(N=69) = +.41 ± .50</text:p>
          </table:table-cell>
          <table:table-cell office:value-type="string" calcext:value-type="string">
            <text:p>Otgaar, Martijn et al. (2016)</text:p>
          </table:table-cell>
          <table:table-cell table:number-columns-repeated="2"/>
          <table:table-cell office:value-type="string" calcext:value-type="string">
            <text:p>social</text:p>
          </table:table-cell>
          <table:table-cell office:value-type="string" calcext:value-type="string">
            <text:p>Dut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RRR4 (PPS)</text:p>
          </table:table-cell>
          <table:table-cell office:value-type="float" office:value="24" calcext:value-type="float">
            <text:p>24</text:p>
          </table:table-cell>
          <table:table-cell office:value-type="string" calcext:value-type="string">
            <text:p>ego depletion effect</text:p>
          </table:table-cell>
          <table:table-cell office:value-type="string" calcext:value-type="string">
            <text:p>Sripada, Kessler, &amp; Jonides (2014)</text:p>
          </table:table-cell>
          <table:table-cell office:value-type="string" calcext:value-type="string">
            <text:p>d = -.69 ± .59</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N=47) = -.69 ± .59</text:p>
          </table:table-cell>
          <table:table-cell office:value-type="string" calcext:value-type="string">
            <text:p>d = +.51 ± .46</text:p>
          </table:table-cell>
          <table:table-cell office:value-type="float" office:value="78" calcext:value-type="float">
            <text:p>78</text:p>
          </table:table-cell>
          <table:table-cell table:formula="of:=FIND(&quot;=&quot;;[.I889];1)" office:value-type="float" office:value="3" calcext:value-type="float">
            <text:p>3</text:p>
          </table:table-cell>
          <table:table-cell table:formula="of:=COM.MICROSOFT.CONCAT(MID([.I889];1;[.K889]-2);&quot;(N=&quot;;[.J889];&quot;)&quot;;MID([.I889];[.K889]-1;LEN([.I889])-[.K889]+2))" office:value-type="string" office:string-value="d(N=78) = +.51 ± .46" calcext:value-type="string">
            <text:p>d(N=78) = +.51 ± .46</text:p>
          </table:table-cell>
          <table:table-cell office:value-type="string" calcext:value-type="string">
            <text:p>Muller, Zerhouni et al. (2016)</text:p>
          </table:table-cell>
          <table:table-cell table:number-columns-repeated="2"/>
          <table:table-cell office:value-type="string" calcext:value-type="string">
            <text:p>social</text:p>
          </table:table-cell>
          <table:table-cell office:value-type="string" calcext:value-type="string">
            <text:p>French language</text:p>
          </table:table-cell>
          <table:table-cell/>
          <table:table-cell office:value-type="string" calcext:value-type="string">
            <text:p>effortful letter crossing vs. control</text:p>
          </table:table-cell>
          <table:table-cell office:value-type="string" calcext:value-type="string">
            <text:p>multi-source interference task (MSIT; RTV)</text:p>
          </table:table-cell>
          <table:table-cell table:number-columns-repeated="4"/>
          <table:table-cell office:value-type="string" calcext:value-type="string">
            <text:p>http://www.ncbi.nlm.nih.gov/pmc/articles/PMC4206661/pdf/nihms-565892.pdf</text:p>
          </table:table-cell>
          <table:table-cell office:value-type="string" calcext:value-type="string">
            <text:p>http://journals.sagepub.com/doi/pdf/10.1177/1745691616652873</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Gaillot, Baumeister et al. (2007) Study 7</text:p>
          </table:table-cell>
          <table:table-cell office:value-type="string" calcext:value-type="string">
            <text:p>d = -1.19 ± .52</text:p>
          </table:table-cell>
          <table:table-cell office:value-type="float" office:value="61" calcext:value-type="float">
            <text:p>61</text:p>
          </table:table-cell>
          <table:table-cell office:value-type="float" office:value="3" calcext:value-type="float">
            <text:p>3</text:p>
          </table:table-cell>
          <table:table-cell office:value-type="string" calcext:value-type="string">
            <text:p>d(N=61) = -1.19 ± .52</text:p>
          </table:table-cell>
          <table:table-cell office:value-type="string" calcext:value-type="string">
            <text:p>d = +.22 ± .34</text:p>
          </table:table-cell>
          <table:table-cell office:value-type="float" office:value="119" calcext:value-type="float">
            <text:p>119</text:p>
          </table:table-cell>
          <table:table-cell table:formula="of:=FIND(&quot;=&quot;;[.I890];1)" office:value-type="float" office:value="3" calcext:value-type="float">
            <text:p>3</text:p>
          </table:table-cell>
          <table:table-cell table:formula="of:=COM.MICROSOFT.CONCAT(MID([.I890];1;[.K890]-2);&quot;(N=&quot;;[.J890];&quot;)&quot;;MID([.I890];[.K890]-1;LEN([.I890])-[.K890]+2))" office:value-type="string" office:string-value="d(N=119) = +.22 ± .34" calcext:value-type="string">
            <text:p>d(N=119) = +.22 ± .34</text:p>
          </table:table-cell>
          <table:table-cell office:value-type="string" calcext:value-type="string">
            <text:p>Cesario &amp; Corker (2010)</text:p>
          </table:table-cell>
          <table:table-cell table:number-columns-repeated="2"/>
          <table:table-cell office:value-type="string" calcext:value-type="string">
            <text:p>social</text:p>
          </table:table-cell>
          <table:table-cell office:value-type="string" calcext:value-type="string">
            <text:p>No manipulation check</text:p>
          </table:table-cell>
          <table:table-cell office:value-type="string" calcext:value-type="string">
            <text:p>Positive correlation between baseline &amp; post-manipulation error rates, r = .36, p &lt; .001</text:p>
          </table:table-cell>
          <table:table-cell office:value-type="string" calcext:value-type="string">
            <text:p>sugar vs. splenda; video attention task vs. control</text:p>
          </table:table-cell>
          <table:table-cell office:value-type="string" calcext:value-type="string">
            <text:p>Stroop performance</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Wang &amp; Dvorak (2010)</text:p>
          </table:table-cell>
          <table:table-cell office:value-type="string" calcext:value-type="string">
            <text:p>d = -.99 ± .52</text:p>
          </table:table-cell>
          <table:table-cell office:value-type="float" office:value="61" calcext:value-type="float">
            <text:p>61</text:p>
          </table:table-cell>
          <table:table-cell office:value-type="float" office:value="3" calcext:value-type="float">
            <text:p>3</text:p>
          </table:table-cell>
          <table:table-cell office:value-type="string" calcext:value-type="string">
            <text:p>d(N=61) = -.99 ± .52</text:p>
          </table:table-cell>
          <table:table-cell office:value-type="string" calcext:value-type="string">
            <text:p>d = +.13 ± .48</text:p>
          </table:table-cell>
          <table:table-cell office:value-type="float" office:value="70" calcext:value-type="float">
            <text:p>70</text:p>
          </table:table-cell>
          <table:table-cell table:formula="of:=FIND(&quot;=&quot;;[.I891];1)" office:value-type="float" office:value="3" calcext:value-type="float">
            <text:p>3</text:p>
          </table:table-cell>
          <table:table-cell table:formula="of:=COM.MICROSOFT.CONCAT(MID([.I891];1;[.K891]-2);&quot;(N=&quot;;[.J891];&quot;)&quot;;MID([.I891];[.K891]-1;LEN([.I891])-[.K891]+2))" office:value-type="string" office:string-value="d(N=70) = +.13 ± .48" calcext:value-type="string">
            <text:p>d(N=70) = +.13 ± .48</text:p>
          </table:table-cell>
          <table:table-cell office:value-type="string" calcext:value-type="string">
            <text:p>Lange &amp; Eggert (2014) Study 1</text:p>
          </table:table-cell>
          <table:table-cell table:number-columns-repeated="2"/>
          <table:table-cell office:value-type="string" calcext:value-type="string">
            <text:p>social</text:p>
          </table:table-cell>
          <table:table-cell office:value-type="string" calcext:value-type="string">
            <text:p>Different choices in future-discounting task</text:p>
          </table:table-cell>
          <table:table-cell office:value-type="string" calcext:value-type="string">
            <text:p>Test-retest reliability of r = .80 across t1 and t2 scores</text:p>
          </table:table-cell>
          <table:table-cell office:value-type="string" calcext:value-type="string">
            <text:p>sugar vs. splenda; future-discounting t1 vs. t2</text:p>
          </table:table-cell>
          <table:table-cell office:value-type="string" calcext:value-type="string">
            <text:p>future-discounting task</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Muraven, Tice et al. (1998) Study 2</text:p>
          </table:table-cell>
          <table:table-cell office:value-type="string" calcext:value-type="string">
            <text:p>d = -.75 ± .71</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d(N=34) = -.75 ± .71</text:p>
          </table:table-cell>
          <table:table-cell office:value-type="string" calcext:value-type="string">
            <text:p>d = -.01 ± .55</text:p>
          </table:table-cell>
          <table:table-cell office:value-type="float" office:value="51" calcext:value-type="float">
            <text:p>51</text:p>
          </table:table-cell>
          <table:table-cell table:formula="of:=FIND(&quot;=&quot;;[.I892];1)" office:value-type="float" office:value="3" calcext:value-type="float">
            <text:p>3</text:p>
          </table:table-cell>
          <table:table-cell table:formula="of:=COM.MICROSOFT.CONCAT(MID([.I892];1;[.K892]-2);&quot;(N=&quot;;[.J892];&quot;)&quot;;MID([.I892];[.K892]-1;LEN([.I892])-[.K892]+2))" office:value-type="string" office:string-value="d(N=51) = -.01 ± .55" calcext:value-type="string">
            <text:p>d(N=51) = -.01 ± .55</text:p>
          </table:table-cell>
          <table:table-cell office:value-type="string" calcext:value-type="string">
            <text:p>Murtagh &amp; Todd (2004) Study 2</text:p>
          </table:table-cell>
          <table:table-cell table:number-columns-repeated="2"/>
          <table:table-cell office:value-type="string" calcext:value-type="string">
            <text:p>social</text:p>
          </table:table-cell>
          <table:table-cell office:value-type="string" calcext:value-type="string">
            <text:p>Very difficult solvable anagrams used rather than "unsolvable"</text:p>
          </table:table-cell>
          <table:table-cell/>
          <table:table-cell office:value-type="string" calcext:value-type="string">
            <text:p>thought suppression vs. control</text:p>
          </table:table-cell>
          <table:table-cell office:value-type="string" calcext:value-type="string">
            <text:p>anagram performance</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Schmeichel, Vohs et al. (2003) Study 1</text:p>
          </table:table-cell>
          <table:table-cell office:value-type="string" calcext:value-type="string">
            <text:p>d = -1.58 ± .9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d(N=24) = -1.58 ± .98</text:p>
          </table:table-cell>
          <table:table-cell office:value-type="string" calcext:value-type="string">
            <text:p>d = -.35 ± .52</text:p>
          </table:table-cell>
          <table:table-cell office:value-type="float" office:value="128" calcext:value-type="float">
            <text:p>128</text:p>
          </table:table-cell>
          <table:table-cell table:formula="of:=FIND(&quot;=&quot;;[.I893];1)" office:value-type="float" office:value="3" calcext:value-type="float">
            <text:p>3</text:p>
          </table:table-cell>
          <table:table-cell table:formula="of:=COM.MICROSOFT.CONCAT(MID([.I893];1;[.K893]-2);&quot;(N=&quot;;[.J893];&quot;)&quot;;MID([.I893];[.K893]-1;LEN([.I893])-[.K893]+2))" office:value-type="string" office:string-value="d(N=128) = -.35 ± .52" calcext:value-type="string">
            <text:p>d(N=128) = -.35 ± .52</text:p>
          </table:table-cell>
          <table:table-cell office:value-type="string" calcext:value-type="string">
            <text:p>Pond et al. (2011) Study 3</text:p>
          </table:table-cell>
          <table:table-cell table:number-columns-repeated="2"/>
          <table:table-cell office:value-type="string" calcext:value-type="string">
            <text:p>social</text:p>
          </table:table-cell>
          <table:table-cell office:value-type="string" calcext:value-type="string">
            <text:p>10 verbal GRE items used (instead of 13 analytic GRE items)</text:p>
          </table:table-cell>
          <table:table-cell/>
          <table:table-cell office:value-type="string" calcext:value-type="string">
            <text:p>video attention task vs. control</text:p>
          </table:table-cell>
          <table:table-cell office:value-type="string" calcext:value-type="string">
            <text:p>GRE standardized test</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Schmeichel (2007) Study 1</text:p>
          </table:table-cell>
          <table:table-cell office:value-type="string" calcext:value-type="string">
            <text:p>d = -.37 ± .44</text:p>
          </table:table-cell>
          <table:table-cell office:value-type="float" office:value="79" calcext:value-type="float">
            <text:p>79</text:p>
          </table:table-cell>
          <table:table-cell office:value-type="float" office:value="3" calcext:value-type="float">
            <text:p>3</text:p>
          </table:table-cell>
          <table:table-cell office:value-type="string" calcext:value-type="string">
            <text:p>d(N=79) = -.37 ± .44</text:p>
          </table:table-cell>
          <table:table-cell office:value-type="string" calcext:value-type="string">
            <text:p>d = -1.31 ± .71</text:p>
          </table:table-cell>
          <table:table-cell office:value-type="float" office:value="38" calcext:value-type="float">
            <text:p>38</text:p>
          </table:table-cell>
          <table:table-cell table:formula="of:=FIND(&quot;=&quot;;[.I894];1)" office:value-type="float" office:value="3" calcext:value-type="float">
            <text:p>3</text:p>
          </table:table-cell>
          <table:table-cell table:formula="of:=COM.MICROSOFT.CONCAT(MID([.I894];1;[.K894]-2);&quot;(N=&quot;;[.J894];&quot;)&quot;;MID([.I894];[.K894]-1;LEN([.I894])-[.K894]+2))" office:value-type="string" office:string-value="d(N=38) = -1.31 ± .71" calcext:value-type="string">
            <text:p>d(N=38) = -1.31 ± .71</text:p>
          </table:table-cell>
          <table:table-cell office:value-type="string" calcext:value-type="string">
            <text:p>Healy et al. (2011) Study 1</text:p>
          </table:table-cell>
          <table:table-cell table:number-columns-repeated="2"/>
          <table:table-cell office:value-type="string" calcext:value-type="string">
            <text:p>social</text:p>
          </table:table-cell>
          <table:table-cell office:value-type="string" calcext:value-type="string">
            <text:p>% of target words recalled (rather than total)</text:p>
          </table:table-cell>
          <table:table-cell/>
          <table:table-cell office:value-type="string" calcext:value-type="string">
            <text:p>video attention task vs. control</text:p>
          </table:table-cell>
          <table:table-cell office:value-type="string" calcext:value-type="string">
            <text:p>working memory (OSPAN)</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Schmeichel (2007) Study 1</text:p>
          </table:table-cell>
          <table:table-cell office:value-type="string" calcext:value-type="string">
            <text:p>d = -.37 ± .44</text:p>
          </table:table-cell>
          <table:table-cell office:value-type="float" office:value="79" calcext:value-type="float">
            <text:p>79</text:p>
          </table:table-cell>
          <table:table-cell office:value-type="float" office:value="3" calcext:value-type="float">
            <text:p>3</text:p>
          </table:table-cell>
          <table:table-cell office:value-type="string" calcext:value-type="string">
            <text:p>d(N=79) = -.37 ± .44</text:p>
          </table:table-cell>
          <table:table-cell office:value-type="string" calcext:value-type="string">
            <text:p>d = +.05 ± .45</text:p>
          </table:table-cell>
          <table:table-cell office:value-type="float" office:value="138" calcext:value-type="float">
            <text:p>138</text:p>
          </table:table-cell>
          <table:table-cell table:formula="of:=FIND(&quot;=&quot;;[.I895];1)" office:value-type="float" office:value="3" calcext:value-type="float">
            <text:p>3</text:p>
          </table:table-cell>
          <table:table-cell table:formula="of:=COM.MICROSOFT.CONCAT(MID([.I895];1;[.K895]-2);&quot;(N=&quot;;[.J895];&quot;)&quot;;MID([.I895];[.K895]-1;LEN([.I895])-[.K895]+2))" office:value-type="string" office:string-value="d(N=138) = +.05 ± .45" calcext:value-type="string">
            <text:p>d(N=138) = +.05 ± .45</text:p>
          </table:table-cell>
          <table:table-cell office:value-type="string" calcext:value-type="string">
            <text:p>Carter &amp; McCullough (2013)</text:p>
          </table:table-cell>
          <table:table-cell table:number-columns-repeated="2"/>
          <table:table-cell office:value-type="string" calcext:value-type="string">
            <text:p>social</text:p>
          </table:table-cell>
          <table:table-cell office:value-type="string" calcext:value-type="string">
            <text:p>Effortful essay task vs. control in between IV and DV (perfectly confounded w/ IV)</text:p>
          </table:table-cell>
          <table:table-cell/>
          <table:table-cell office:value-type="string" calcext:value-type="string">
            <text:p>video attention task vs. control</text:p>
          </table:table-cell>
          <table:table-cell office:value-type="string" calcext:value-type="string">
            <text:p>working memory (OSPAN)</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Schmeichel (2007) Study 1</text:p>
          </table:table-cell>
          <table:table-cell office:value-type="string" calcext:value-type="string">
            <text:p>d = -.37 ± .44</text:p>
          </table:table-cell>
          <table:table-cell office:value-type="float" office:value="79" calcext:value-type="float">
            <text:p>79</text:p>
          </table:table-cell>
          <table:table-cell office:value-type="float" office:value="3" calcext:value-type="float">
            <text:p>3</text:p>
          </table:table-cell>
          <table:table-cell office:value-type="string" calcext:value-type="string">
            <text:p>d(N=79) = -.37 ± .44</text:p>
          </table:table-cell>
          <table:table-cell office:value-type="string" calcext:value-type="string">
            <text:p>d = +.21 ± .28</text:p>
          </table:table-cell>
          <table:table-cell office:value-type="float" office:value="200" calcext:value-type="float">
            <text:p>200</text:p>
          </table:table-cell>
          <table:table-cell table:formula="of:=FIND(&quot;=&quot;;[.I896];1)" office:value-type="float" office:value="3" calcext:value-type="float">
            <text:p>3</text:p>
          </table:table-cell>
          <table:table-cell table:formula="of:=COM.MICROSOFT.CONCAT(MID([.I896];1;[.K896]-2);&quot;(N=&quot;;[.J896];&quot;)&quot;;MID([.I896];[.K896]-1;LEN([.I896])-[.K896]+2))" office:value-type="string" office:string-value="d(N=200) = +.21 ± .28" calcext:value-type="string">
            <text:p>d(N=200) = +.21 ± .28</text:p>
          </table:table-cell>
          <table:table-cell office:value-type="string" calcext:value-type="string">
            <text:p>Lurquin et al. (2016)</text:p>
          </table:table-cell>
          <table:table-cell table:number-columns-repeated="2"/>
          <table:table-cell office:value-type="string" calcext:value-type="string">
            <text:p>social</text:p>
          </table:table-cell>
          <table:table-cell office:value-type="string" calcext:value-type="string">
            <text:p>40 target words in OSPAN (rather than 48)</text:p>
          </table:table-cell>
          <table:table-cell office:value-type="string" calcext:value-type="string">
            <text:p>Main effect of OSPAN set sizes on performance, F(1, 199) = 4439.81, p &lt; .001</text:p>
          </table:table-cell>
          <table:table-cell office:value-type="string" calcext:value-type="string">
            <text:p>video attention task vs. control</text:p>
          </table:table-cell>
          <table:table-cell office:value-type="string" calcext:value-type="string">
            <text:p>working memory (OSPAN)</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ego depletion effect</text:p>
          </table:table-cell>
          <table:table-cell office:value-type="string" calcext:value-type="string">
            <text:p>Inzlicht &amp; Gutsell (2007)</text:p>
          </table:table-cell>
          <table:table-cell office:value-type="string" calcext:value-type="string">
            <text:p>d = -1.06 ± .71</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N=33) = -1.06 ± .71</text:p>
          </table:table-cell>
          <table:table-cell office:value-type="string" calcext:value-type="string">
            <text:p>d = -.93 ± .73</text:p>
          </table:table-cell>
          <table:table-cell office:value-type="float" office:value="31" calcext:value-type="float">
            <text:p>31</text:p>
          </table:table-cell>
          <table:table-cell table:formula="of:=FIND(&quot;=&quot;;[.I897];1)" office:value-type="float" office:value="3" calcext:value-type="float">
            <text:p>3</text:p>
          </table:table-cell>
          <table:table-cell table:formula="of:=COM.MICROSOFT.CONCAT(MID([.I897];1;[.K897]-2);&quot;(N=&quot;;[.J897];&quot;)&quot;;MID([.I897];[.K897]-1;LEN([.I897])-[.K897]+2))" office:value-type="string" office:string-value="d(N=31) = -.93 ± .73" calcext:value-type="string">
            <text:p>d(N=31) = -.93 ± .73</text:p>
          </table:table-cell>
          <table:table-cell office:value-type="string" calcext:value-type="string">
            <text:p>Wang, Yang, &amp; Wang (2014)</text:p>
          </table:table-cell>
          <table:table-cell table:number-columns-repeated="2"/>
          <table:table-cell office:value-type="string" calcext:value-type="string">
            <text:p>social</text:p>
          </table:table-cell>
          <table:table-cell table:number-columns-repeated="2"/>
          <table:table-cell office:value-type="string" calcext:value-type="string">
            <text:p>emotion suppression (video) vs. control</text:p>
          </table:table-cell>
          <table:table-cell office:value-type="string" calcext:value-type="string">
            <text:p>EEG ERN during stroop task</text:p>
          </table:table-cell>
          <table:table-cell table:number-columns-repeated="17"/>
        </table:table-row>
        <table:table-row table:style-name="ro1">
          <table:table-cell office:value-type="string" calcext:value-type="string">
            <text:p>RRR5 (PPS)</text:p>
          </table:table-cell>
          <table:table-cell office:value-type="float" office:value="1" calcext:value-type="float">
            <text:p>1</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58 ± .83</text:p>
          </table:table-cell>
          <table:table-cell office:value-type="float" office:value="87" calcext:value-type="float">
            <text:p>87</text:p>
          </table:table-cell>
          <table:table-cell table:formula="of:=FIND(&quot;=&quot;;[.I898];1)" office:value-type="float" office:value="4" calcext:value-type="float">
            <text:p>4</text:p>
          </table:table-cell>
          <table:table-cell table:formula="of:=COM.MICROSOFT.CONCAT(MID([.I898];1;[.K898]-2);&quot;(N=&quot;;[.J898];&quot;)&quot;;MID([.I898];[.K898]-1;LEN([.I898])-[.K898]+2))" office:value-type="string" office:string-value="MD(N=87) = -.58 ± .83" calcext:value-type="string">
            <text:p>MD(N=87) = -.58 ± .83</text:p>
          </table:table-cell>
          <table:table-cell office:value-type="string" calcext:value-type="string">
            <text:p>Özdogru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2" calcext:value-type="float">
            <text:p>2</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24 ± .52</text:p>
          </table:table-cell>
          <table:table-cell office:value-type="float" office:value="110" calcext:value-type="float">
            <text:p>110</text:p>
          </table:table-cell>
          <table:table-cell table:formula="of:=FIND(&quot;=&quot;;[.I899];1)" office:value-type="float" office:value="4" calcext:value-type="float">
            <text:p>4</text:p>
          </table:table-cell>
          <table:table-cell table:formula="of:=COM.MICROSOFT.CONCAT(MID([.I899];1;[.K899]-2);&quot;(N=&quot;;[.J899];&quot;)&quot;;MID([.I899];[.K899]-1;LEN([.I899])-[.K899]+2))" office:value-type="string" office:string-value="MD(N=110) = -.24 ± .52" calcext:value-type="string">
            <text:p>MD(N=110) = -.24 ± .52</text:p>
          </table:table-cell>
          <table:table-cell office:value-type="string" calcext:value-type="string">
            <text:p>Oosterwijk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3" calcext:value-type="float">
            <text:p>3</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20 ± .54</text:p>
          </table:table-cell>
          <table:table-cell office:value-type="float" office:value="110" calcext:value-type="float">
            <text:p>110</text:p>
          </table:table-cell>
          <table:table-cell table:formula="of:=FIND(&quot;=&quot;;[.I900];1)" office:value-type="float" office:value="4" calcext:value-type="float">
            <text:p>4</text:p>
          </table:table-cell>
          <table:table-cell table:formula="of:=COM.MICROSOFT.CONCAT(MID([.I900];1;[.K900]-2);&quot;(N=&quot;;[.J900];&quot;)&quot;;MID([.I900];[.K900]-1;LEN([.I900])-[.K900]+2))" office:value-type="string" office:string-value="MD(N=110) = -.20 ± .54" calcext:value-type="string">
            <text:p>MD(N=110) = -.20 ± .54</text:p>
          </table:table-cell>
          <table:table-cell office:value-type="string" calcext:value-type="string">
            <text:p>Wayand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4" calcext:value-type="float">
            <text:p>4</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9 ± .54</text:p>
          </table:table-cell>
          <table:table-cell office:value-type="float" office:value="100" calcext:value-type="float">
            <text:p>100</text:p>
          </table:table-cell>
          <table:table-cell table:formula="of:=FIND(&quot;=&quot;;[.I901];1)" office:value-type="float" office:value="4" calcext:value-type="float">
            <text:p>4</text:p>
          </table:table-cell>
          <table:table-cell table:formula="of:=COM.MICROSOFT.CONCAT(MID([.I901];1;[.K901]-2);&quot;(N=&quot;;[.J901];&quot;)&quot;;MID([.I901];[.K901]-1;LEN([.I901])-[.K901]+2))" office:value-type="string" office:string-value="MD(N=100) = -.19 ± .54" calcext:value-type="string">
            <text:p>MD(N=100) = -.19 ± .54</text:p>
          </table:table-cell>
          <table:table-cell office:value-type="string" calcext:value-type="string">
            <text:p>Koch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5" calcext:value-type="float">
            <text:p>5</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3 ± .63</text:p>
          </table:table-cell>
          <table:table-cell office:value-type="float" office:value="120" calcext:value-type="float">
            <text:p>120</text:p>
          </table:table-cell>
          <table:table-cell table:formula="of:=FIND(&quot;=&quot;;[.I902];1)" office:value-type="float" office:value="4" calcext:value-type="float">
            <text:p>4</text:p>
          </table:table-cell>
          <table:table-cell table:formula="of:=COM.MICROSOFT.CONCAT(MID([.I902];1;[.K902]-2);&quot;(N=&quot;;[.J902];&quot;)&quot;;MID([.I902];[.K902]-1;LEN([.I902])-[.K902]+2))" office:value-type="string" office:string-value="MD(N=120) = -.13 ± .63" calcext:value-type="string">
            <text:p>MD(N=120) = -.13 ± .63</text:p>
          </table:table-cell>
          <table:table-cell office:value-type="string" calcext:value-type="string">
            <text:p>Pacheco-Unguetti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6" calcext:value-type="float">
            <text:p>6</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1 ± .58</text:p>
          </table:table-cell>
          <table:table-cell office:value-type="float" office:value="117" calcext:value-type="float">
            <text:p>117</text:p>
          </table:table-cell>
          <table:table-cell table:formula="of:=FIND(&quot;=&quot;;[.I903];1)" office:value-type="float" office:value="4" calcext:value-type="float">
            <text:p>4</text:p>
          </table:table-cell>
          <table:table-cell table:formula="of:=COM.MICROSOFT.CONCAT(MID([.I903];1;[.K903]-2);&quot;(N=&quot;;[.J903];&quot;)&quot;;MID([.I903];[.K903]-1;LEN([.I903])-[.K903]+2))" office:value-type="string" office:string-value="MD(N=117) = -.11 ± .58" calcext:value-type="string">
            <text:p>MD(N=117) = -.11 ± .58</text:p>
          </table:table-cell>
          <table:table-cell office:value-type="string" calcext:value-type="string">
            <text:p>Capaldi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7" calcext:value-type="float">
            <text:p>7</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05 ± .60</text:p>
          </table:table-cell>
          <table:table-cell office:value-type="float" office:value="94" calcext:value-type="float">
            <text:p>94</text:p>
          </table:table-cell>
          <table:table-cell table:formula="of:=FIND(&quot;=&quot;;[.I904];1)" office:value-type="float" office:value="4" calcext:value-type="float">
            <text:p>4</text:p>
          </table:table-cell>
          <table:table-cell table:formula="of:=COM.MICROSOFT.CONCAT(MID([.I904];1;[.K904]-2);&quot;(N=&quot;;[.J904];&quot;)&quot;;MID([.I904];[.K904]-1;LEN([.I904])-[.K904]+2))" office:value-type="string" office:string-value="MD(N=94) = -.05 ± .60" calcext:value-type="string">
            <text:p>MD(N=94) = -.05 ± .60</text:p>
          </table:table-cell>
          <table:table-cell office:value-type="string" calcext:value-type="string">
            <text:p>Chasten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8" calcext:value-type="float">
            <text:p>8</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02 ± .50</text:p>
          </table:table-cell>
          <table:table-cell office:value-type="float" office:value="115" calcext:value-type="float">
            <text:p>115</text:p>
          </table:table-cell>
          <table:table-cell table:formula="of:=FIND(&quot;=&quot;;[.I905];1)" office:value-type="float" office:value="4" calcext:value-type="float">
            <text:p>4</text:p>
          </table:table-cell>
          <table:table-cell table:formula="of:=COM.MICROSOFT.CONCAT(MID([.I905];1;[.K905]-2);&quot;(N=&quot;;[.J905];&quot;)&quot;;MID([.I905];[.K905]-1;LEN([.I905])-[.K905]+2))" office:value-type="string" office:string-value="MD(N=115) = -.02 ± .50" calcext:value-type="string">
            <text:p>MD(N=115) = -.02 ± .50</text:p>
          </table:table-cell>
          <table:table-cell office:value-type="string" calcext:value-type="string">
            <text:p>Benning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9" calcext:value-type="float">
            <text:p>9</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02 ± .54</text:p>
          </table:table-cell>
          <table:table-cell office:value-type="float" office:value="112" calcext:value-type="float">
            <text:p>112</text:p>
          </table:table-cell>
          <table:table-cell table:formula="of:=FIND(&quot;=&quot;;[.I906];1)" office:value-type="float" office:value="4" calcext:value-type="float">
            <text:p>4</text:p>
          </table:table-cell>
          <table:table-cell table:formula="of:=COM.MICROSOFT.CONCAT(MID([.I906];1;[.K906]-2);&quot;(N=&quot;;[.J906];&quot;)&quot;;MID([.I906];[.K906]-1;LEN([.I906])-[.K906]+2))" office:value-type="string" office:string-value="MD(N=112) = +.02 ± .54" calcext:value-type="string">
            <text:p>MD(N=112) = +.02 ± .54</text:p>
          </table:table-cell>
          <table:table-cell office:value-type="string" calcext:value-type="string">
            <text:p>Talarico &amp; DeCicco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0" calcext:value-type="float">
            <text:p>10</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02 ± .67</text:p>
          </table:table-cell>
          <table:table-cell office:value-type="float" office:value="101" calcext:value-type="float">
            <text:p>101</text:p>
          </table:table-cell>
          <table:table-cell table:formula="of:=FIND(&quot;=&quot;;[.I907];1)" office:value-type="float" office:value="4" calcext:value-type="float">
            <text:p>4</text:p>
          </table:table-cell>
          <table:table-cell table:formula="of:=COM.MICROSOFT.CONCAT(MID([.I907];1;[.K907]-2);&quot;(N=&quot;;[.J907];&quot;)&quot;;MID([.I907];[.K907]-1;LEN([.I907])-[.K907]+2))" office:value-type="string" office:string-value="MD(N=101) = +.02 ± .67" calcext:value-type="string">
            <text:p>MD(N=101) = +.02 ± .67</text:p>
          </table:table-cell>
          <table:table-cell office:value-type="string" calcext:value-type="string">
            <text:p>Korb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1" calcext:value-type="float">
            <text:p>11</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2 ± .55</text:p>
          </table:table-cell>
          <table:table-cell office:value-type="float" office:value="101" calcext:value-type="float">
            <text:p>101</text:p>
          </table:table-cell>
          <table:table-cell table:formula="of:=FIND(&quot;=&quot;;[.I908];1)" office:value-type="float" office:value="4" calcext:value-type="float">
            <text:p>4</text:p>
          </table:table-cell>
          <table:table-cell table:formula="of:=COM.MICROSOFT.CONCAT(MID([.I908];1;[.K908]-2);&quot;(N=&quot;;[.J908];&quot;)&quot;;MID([.I908];[.K908]-1;LEN([.I908])-[.K908]+2))" office:value-type="string" office:string-value="MD(N=101) = +.12 ± .55" calcext:value-type="string">
            <text:p>MD(N=101) = +.12 ± .55</text:p>
          </table:table-cell>
          <table:table-cell office:value-type="string" calcext:value-type="string">
            <text:p>Bulnes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2" calcext:value-type="float">
            <text:p>12</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4 ± .53</text:p>
          </table:table-cell>
          <table:table-cell office:value-type="float" office:value="139" calcext:value-type="float">
            <text:p>139</text:p>
          </table:table-cell>
          <table:table-cell table:formula="of:=FIND(&quot;=&quot;;[.I909];1)" office:value-type="float" office:value="4" calcext:value-type="float">
            <text:p>4</text:p>
          </table:table-cell>
          <table:table-cell table:formula="of:=COM.MICROSOFT.CONCAT(MID([.I909];1;[.K909]-2);&quot;(N=&quot;;[.J909];&quot;)&quot;;MID([.I909];[.K909]-1;LEN([.I909])-[.K909]+2))" office:value-type="string" office:string-value="MD(N=139) = +.14 ± .53" calcext:value-type="string">
            <text:p>MD(N=139) = +.14 ± .53</text:p>
          </table:table-cell>
          <table:table-cell office:value-type="string" calcext:value-type="string">
            <text:p>Albohn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3" calcext:value-type="float">
            <text:p>13</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5 ± .42</text:p>
          </table:table-cell>
          <table:table-cell office:value-type="float" office:value="130" calcext:value-type="float">
            <text:p>130</text:p>
          </table:table-cell>
          <table:table-cell table:formula="of:=FIND(&quot;=&quot;;[.I910];1)" office:value-type="float" office:value="4" calcext:value-type="float">
            <text:p>4</text:p>
          </table:table-cell>
          <table:table-cell table:formula="of:=COM.MICROSOFT.CONCAT(MID([.I910];1;[.K910]-2);&quot;(N=&quot;;[.J910];&quot;)&quot;;MID([.I910];[.K910]-1;LEN([.I910])-[.K910]+2))" office:value-type="string" office:string-value="MD(N=130) = +.15 ± .42" calcext:value-type="string">
            <text:p>MD(N=130) = +.15 ± .42</text:p>
          </table:table-cell>
          <table:table-cell office:value-type="string" calcext:value-type="string">
            <text:p>Wagenmakers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4" calcext:value-type="float">
            <text:p>14</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16 ± .59</text:p>
          </table:table-cell>
          <table:table-cell office:value-type="float" office:value="125" calcext:value-type="float">
            <text:p>125</text:p>
          </table:table-cell>
          <table:table-cell table:formula="of:=FIND(&quot;=&quot;;[.I911];1)" office:value-type="float" office:value="4" calcext:value-type="float">
            <text:p>4</text:p>
          </table:table-cell>
          <table:table-cell table:formula="of:=COM.MICROSOFT.CONCAT(MID([.I911];1;[.K911]-2);&quot;(N=&quot;;[.J911];&quot;)&quot;;MID([.I911];[.K911]-1;LEN([.I911])-[.K911]+2))" office:value-type="string" office:string-value="MD(N=125) = +.16 ± .59" calcext:value-type="string">
            <text:p>MD(N=125) = +.16 ± .59</text:p>
          </table:table-cell>
          <table:table-cell office:value-type="string" calcext:value-type="string">
            <text:p>Allard &amp; Zetzer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5" calcext:value-type="float">
            <text:p>15</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20 ± .55</text:p>
          </table:table-cell>
          <table:table-cell office:value-type="float" office:value="99" calcext:value-type="float">
            <text:p>99</text:p>
          </table:table-cell>
          <table:table-cell table:formula="of:=FIND(&quot;=&quot;;[.I912];1)" office:value-type="float" office:value="4" calcext:value-type="float">
            <text:p>4</text:p>
          </table:table-cell>
          <table:table-cell table:formula="of:=COM.MICROSOFT.CONCAT(MID([.I912];1;[.K912]-2);&quot;(N=&quot;;[.J912];&quot;)&quot;;MID([.I912];[.K912]-1;LEN([.I912])-[.K912]+2))" office:value-type="string" office:string-value="MD(N=99) = +.20 ± .55" calcext:value-type="string">
            <text:p>MD(N=99) = +.20 ± .55</text:p>
          </table:table-cell>
          <table:table-cell office:value-type="string" calcext:value-type="string">
            <text:p>Holmes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6" calcext:value-type="float">
            <text:p>16</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35 ± .53</text:p>
          </table:table-cell>
          <table:table-cell office:value-type="float" office:value="108" calcext:value-type="float">
            <text:p>108</text:p>
          </table:table-cell>
          <table:table-cell table:formula="of:=FIND(&quot;=&quot;;[.I913];1)" office:value-type="float" office:value="4" calcext:value-type="float">
            <text:p>4</text:p>
          </table:table-cell>
          <table:table-cell table:formula="of:=COM.MICROSOFT.CONCAT(MID([.I913];1;[.K913]-2);&quot;(N=&quot;;[.J913];&quot;)&quot;;MID([.I913];[.K913]-1;LEN([.I913])-[.K913]+2))" office:value-type="string" office:string-value="MD(N=108) = +.35 ± .53" calcext:value-type="string">
            <text:p>MD(N=108) = +.35 ± .53</text:p>
          </table:table-cell>
          <table:table-cell office:value-type="string" calcext:value-type="string">
            <text:p>Zeelenberg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5 (PPS)</text:p>
          </table:table-cell>
          <table:table-cell office:value-type="float" office:value="17" calcext:value-type="float">
            <text:p>17</text:p>
          </table:table-cell>
          <table:table-cell office:value-type="string" calcext:value-type="string">
            <text:p>Facial feedback hypothesis</text:p>
          </table:table-cell>
          <table:table-cell office:value-type="string" calcext:value-type="string">
            <text:p>Strack et al. (1988) Study 1</text:p>
          </table:table-cell>
          <table:table-cell office:value-type="string" calcext:value-type="string">
            <text:p>MD = +.82 ± .77</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MD(N=60) = +.82 ± .77</text:p>
          </table:table-cell>
          <table:table-cell office:value-type="string" calcext:value-type="string">
            <text:p>MD = +.37 ± .55</text:p>
          </table:table-cell>
          <table:table-cell office:value-type="float" office:value="126" calcext:value-type="float">
            <text:p>126</text:p>
          </table:table-cell>
          <table:table-cell table:formula="of:=FIND(&quot;=&quot;;[.I914];1)" office:value-type="float" office:value="4" calcext:value-type="float">
            <text:p>4</text:p>
          </table:table-cell>
          <table:table-cell table:formula="of:=COM.MICROSOFT.CONCAT(MID([.I914];1;[.K914]-2);&quot;(N=&quot;;[.J914];&quot;)&quot;;MID([.I914];[.K914]-1;LEN([.I914])-[.K914]+2))" office:value-type="string" office:string-value="MD(N=126) = +.37 ± .55" calcext:value-type="string">
            <text:p>MD(N=126) = +.37 ± .55</text:p>
          </table:table-cell>
          <table:table-cell office:value-type="string" calcext:value-type="string">
            <text:p>Lynott et al. (2016)</text:p>
          </table:table-cell>
          <table:table-cell table:number-columns-repeated="2"/>
          <table:table-cell office:value-type="string" calcext:value-type="string">
            <text:p>social</text:p>
          </table:table-cell>
          <table:table-cell office:value-type="string" calcext:value-type="string">
            <text:p>New set of Far Side cartoons normed to be moderately funny; instructions via video to minimize experimenter effects; sessions filmed to allow for manipulation check; minor wording change for funniness rating scale</text:p>
          </table:table-cell>
          <table:table-cell table:number-columns-repeated="7"/>
          <table:table-cell office:value-type="string" calcext:value-type="string">
            <text:p>http://datacolada.org/wp-content/uploads/2014/03/Strack-et-al-1988-cartoons.pdf</text:p>
          </table:table-cell>
          <table:table-cell office:value-type="string" calcext:value-type="string">
            <text:p>http://journals.sagepub.com/doi/pdf/10.1177/1745691616674458</text:p>
          </table:table-cell>
          <table:table-cell table:number-columns-repeated="11"/>
        </table:table-row>
        <table:table-row table:style-name="ro1">
          <table:table-cell office:value-type="string" calcext:value-type="string">
            <text:p>RRR6 (PPS)</text:p>
          </table:table-cell>
          <table:table-cell office:value-type="float" office:value="1" calcext:value-type="float">
            <text:p>1</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42 ± .38</text:p>
          </table:table-cell>
          <table:table-cell office:value-type="float" office:value="160" calcext:value-type="float">
            <text:p>160</text:p>
          </table:table-cell>
          <table:table-cell table:formula="of:=FIND(&quot;=&quot;;[.I915];1)" office:value-type="float" office:value="4" calcext:value-type="float">
            <text:p>4</text:p>
          </table:table-cell>
          <table:table-cell table:formula="of:=COM.MICROSOFT.CONCAT(MID([.I915];1;[.K915]-2);&quot;(N=&quot;;[.J915];&quot;)&quot;;MID([.I915];[.K915]-1;LEN([.I915])-[.K915]+2))" office:value-type="string" office:string-value="MD(N=160) = -.42 ± .38" calcext:value-type="string">
            <text:p>MD(N=160) = -.42 ± .38</text:p>
          </table:table-cell>
          <table:table-cell office:value-type="string" calcext:value-type="string">
            <text:p>Bredow &amp; Luna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0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2" calcext:value-type="float">
            <text:p>2</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6 ± .39</text:p>
          </table:table-cell>
          <table:table-cell office:value-type="float" office:value="201" calcext:value-type="float">
            <text:p>201</text:p>
          </table:table-cell>
          <table:table-cell table:formula="of:=FIND(&quot;=&quot;;[.I916];1)" office:value-type="float" office:value="4" calcext:value-type="float">
            <text:p>4</text:p>
          </table:table-cell>
          <table:table-cell table:formula="of:=COM.MICROSOFT.CONCAT(MID([.I916];1;[.K916]-2);&quot;(N=&quot;;[.J916];&quot;)&quot;;MID([.I916];[.K916]-1;LEN([.I916])-[.K916]+2))" office:value-type="string" office:string-value="MD(N=201) = -.26 ± .39" calcext:value-type="string">
            <text:p>MD(N=201) = -.26 ± .39</text:p>
          </table:table-cell>
          <table:table-cell office:value-type="string" calcext:value-type="string">
            <text:p>Carson, Corretti, Kane &amp; Ackerman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2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3" calcext:value-type="float">
            <text:p>3</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5 ± .46</text:p>
          </table:table-cell>
          <table:table-cell office:value-type="float" office:value="120" calcext:value-type="float">
            <text:p>120</text:p>
          </table:table-cell>
          <table:table-cell table:formula="of:=FIND(&quot;=&quot;;[.I917];1)" office:value-type="float" office:value="4" calcext:value-type="float">
            <text:p>4</text:p>
          </table:table-cell>
          <table:table-cell table:formula="of:=COM.MICROSOFT.CONCAT(MID([.I917];1;[.K917]-2);&quot;(N=&quot;;[.J917];&quot;)&quot;;MID([.I917];[.K917]-1;LEN([.I917])-[.K917]+2))" office:value-type="string" office:string-value="MD(N=120) = -.25 ± .46" calcext:value-type="string">
            <text:p>MD(N=120) = -.25 ± .46</text:p>
          </table:table-cell>
          <table:table-cell office:value-type="string" calcext:value-type="string">
            <text:p>Yong &amp; Li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1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4" calcext:value-type="float">
            <text:p>4</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3 ± .38</text:p>
          </table:table-cell>
          <table:table-cell office:value-type="float" office:value="111" calcext:value-type="float">
            <text:p>111</text:p>
          </table:table-cell>
          <table:table-cell table:formula="of:=FIND(&quot;=&quot;;[.I918];1)" office:value-type="float" office:value="4" calcext:value-type="float">
            <text:p>4</text:p>
          </table:table-cell>
          <table:table-cell table:formula="of:=COM.MICROSOFT.CONCAT(MID([.I918];1;[.K918]-2);&quot;(N=&quot;;[.J918];&quot;)&quot;;MID([.I918];[.K918]-1;LEN([.I918])-[.K918]+2))" office:value-type="string" office:string-value="MD(N=111) = -.23 ± .38" calcext:value-type="string">
            <text:p>MD(N=111) = -.23 ± .38</text:p>
          </table:table-cell>
          <table:table-cell office:value-type="string" calcext:value-type="string">
            <text:p>Goldberg, Sinclair, Ritchey et al.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1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5" calcext:value-type="float">
            <text:p>5</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2 ± .41</text:p>
          </table:table-cell>
          <table:table-cell office:value-type="float" office:value="160" calcext:value-type="float">
            <text:p>160</text:p>
          </table:table-cell>
          <table:table-cell table:formula="of:=FIND(&quot;=&quot;;[.I919];1)" office:value-type="float" office:value="4" calcext:value-type="float">
            <text:p>4</text:p>
          </table:table-cell>
          <table:table-cell table:formula="of:=COM.MICROSOFT.CONCAT(MID([.I919];1;[.K919]-2);&quot;(N=&quot;;[.J919];&quot;)&quot;;MID([.I919];[.K919]-1;LEN([.I919])-[.K919]+2))" office:value-type="string" office:string-value="MD(N=160) = -.22 ± .41" calcext:value-type="string">
            <text:p>MD(N=160) = -.22 ± .41</text:p>
          </table:table-cell>
          <table:table-cell office:value-type="string" calcext:value-type="string">
            <text:p>Cheung, Campbell &amp; LeBel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1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6" calcext:value-type="float">
            <text:p>6</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1 ± .58</text:p>
          </table:table-cell>
          <table:table-cell office:value-type="float" office:value="124" calcext:value-type="float">
            <text:p>124</text:p>
          </table:table-cell>
          <table:table-cell table:formula="of:=FIND(&quot;=&quot;;[.I920];1)" office:value-type="float" office:value="4" calcext:value-type="float">
            <text:p>4</text:p>
          </table:table-cell>
          <table:table-cell table:formula="of:=COM.MICROSOFT.CONCAT(MID([.I920];1;[.K920]-2);&quot;(N=&quot;;[.J920];&quot;)&quot;;MID([.I920];[.K920]-1;LEN([.I920])-[.K920]+2))" office:value-type="string" office:string-value="MD(N=124) = -.21 ± .58" calcext:value-type="string">
            <text:p>MD(N=124) = -.21 ± .58</text:p>
          </table:table-cell>
          <table:table-cell office:value-type="string" calcext:value-type="string">
            <text:p>Fuglestad, Leone &amp; Kim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2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7" calcext:value-type="float">
            <text:p>7</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12 ± .43</text:p>
          </table:table-cell>
          <table:table-cell office:value-type="float" office:value="162" calcext:value-type="float">
            <text:p>162</text:p>
          </table:table-cell>
          <table:table-cell table:formula="of:=FIND(&quot;=&quot;;[.I921];1)" office:value-type="float" office:value="4" calcext:value-type="float">
            <text:p>4</text:p>
          </table:table-cell>
          <table:table-cell table:formula="of:=COM.MICROSOFT.CONCAT(MID([.I921];1;[.K921]-2);&quot;(N=&quot;;[.J921];&quot;)&quot;;MID([.I921];[.K921]-1;LEN([.I921])-[.K921]+2))" office:value-type="string" office:string-value="MD(N=162) = -.12 ± .43" calcext:value-type="string">
            <text:p>MD(N=162) = -.12 ± .43</text:p>
          </table:table-cell>
          <table:table-cell office:value-type="string" calcext:value-type="string">
            <text:p>Vranka, Bahnik, &amp; Houdek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3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8" calcext:value-type="float">
            <text:p>8</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11 ± .42</text:p>
          </table:table-cell>
          <table:table-cell office:value-type="float" office:value="102" calcext:value-type="float">
            <text:p>102</text:p>
          </table:table-cell>
          <table:table-cell table:formula="of:=FIND(&quot;=&quot;;[.I922];1)" office:value-type="float" office:value="4" calcext:value-type="float">
            <text:p>4</text:p>
          </table:table-cell>
          <table:table-cell table:formula="of:=COM.MICROSOFT.CONCAT(MID([.I922];1;[.K922]-2);&quot;(N=&quot;;[.J922];&quot;)&quot;;MID([.I922];[.K922]-1;LEN([.I922])-[.K922]+2))" office:value-type="string" office:string-value="MD(N=102) = -.11 ± .42" calcext:value-type="string">
            <text:p>MD(N=102) = -.11 ± .42</text:p>
          </table:table-cell>
          <table:table-cell office:value-type="string" calcext:value-type="string">
            <text:p>Collins, Bowen, Winczewski et al.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4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9" calcext:value-type="float">
            <text:p>9</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04 ± .49</text:p>
          </table:table-cell>
          <table:table-cell office:value-type="float" office:value="105" calcext:value-type="float">
            <text:p>105</text:p>
          </table:table-cell>
          <table:table-cell table:formula="of:=FIND(&quot;=&quot;;[.I923];1)" office:value-type="float" office:value="4" calcext:value-type="float">
            <text:p>4</text:p>
          </table:table-cell>
          <table:table-cell table:formula="of:=COM.MICROSOFT.CONCAT(MID([.I923];1;[.K923]-2);&quot;(N=&quot;;[.J923];&quot;)&quot;;MID([.I923];[.K923]-1;LEN([.I923])-[.K923]+2))" office:value-type="string" office:string-value="MD(N=105) = -.04 ± .49" calcext:value-type="string">
            <text:p>MD(N=105) = -.04 ± .49</text:p>
          </table:table-cell>
          <table:table-cell office:value-type="string" calcext:value-type="string">
            <text:p>DiDonato &amp; Golom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1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0" calcext:value-type="float">
            <text:p>10</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03 ± .45</text:p>
          </table:table-cell>
          <table:table-cell office:value-type="float" office:value="187" calcext:value-type="float">
            <text:p>187</text:p>
          </table:table-cell>
          <table:table-cell table:formula="of:=FIND(&quot;=&quot;;[.I924];1)" office:value-type="float" office:value="4" calcext:value-type="float">
            <text:p>4</text:p>
          </table:table-cell>
          <table:table-cell table:formula="of:=COM.MICROSOFT.CONCAT(MID([.I924];1;[.K924]-2);&quot;(N=&quot;;[.J924];&quot;)&quot;;MID([.I924];[.K924]-1;LEN([.I924])-[.K924]+2))" office:value-type="string" office:string-value="MD(N=187) = -.03 ± .45" calcext:value-type="string">
            <text:p>MD(N=187) = -.03 ± .45</text:p>
          </table:table-cell>
          <table:table-cell office:value-type="string" calcext:value-type="string">
            <text:p>Sucharyna &amp; Morry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0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1" calcext:value-type="float">
            <text:p>11</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03 ± .39</text:p>
          </table:table-cell>
          <table:table-cell office:value-type="float" office:value="100" calcext:value-type="float">
            <text:p>100</text:p>
          </table:table-cell>
          <table:table-cell table:formula="of:=FIND(&quot;=&quot;;[.I925];1)" office:value-type="float" office:value="4" calcext:value-type="float">
            <text:p>4</text:p>
          </table:table-cell>
          <table:table-cell table:formula="of:=COM.MICROSOFT.CONCAT(MID([.I925];1;[.K925]-2);&quot;(N=&quot;;[.J925];&quot;)&quot;;MID([.I925];[.K925]-1;LEN([.I925])-[.K925]+2))" office:value-type="string" office:string-value="MD(N=100) = +.03 ± .39" calcext:value-type="string">
            <text:p>MD(N=100) = +.03 ± .39</text:p>
          </table:table-cell>
          <table:table-cell office:value-type="string" calcext:value-type="string">
            <text:p>Carcedo &amp; Fernandez-Rouco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86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2" calcext:value-type="float">
            <text:p>12</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12 ± .43</text:p>
          </table:table-cell>
          <table:table-cell office:value-type="float" office:value="142" calcext:value-type="float">
            <text:p>142</text:p>
          </table:table-cell>
          <table:table-cell table:formula="of:=FIND(&quot;=&quot;;[.I926];1)" office:value-type="float" office:value="4" calcext:value-type="float">
            <text:p>4</text:p>
          </table:table-cell>
          <table:table-cell table:formula="of:=COM.MICROSOFT.CONCAT(MID([.I926];1;[.K926]-2);&quot;(N=&quot;;[.J926];&quot;)&quot;;MID([.I926];[.K926]-1;LEN([.I926])-[.K926]+2))" office:value-type="string" office:string-value="MD(N=142) = +.12 ± .43" calcext:value-type="string">
            <text:p>MD(N=142) = +.12 ± .43</text:p>
          </table:table-cell>
          <table:table-cell office:value-type="string" calcext:value-type="string">
            <text:p>Aykutoglu, Gündogdu-Aktürk et al.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3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3" calcext:value-type="float">
            <text:p>13</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16 ± .35</text:p>
          </table:table-cell>
          <table:table-cell office:value-type="float" office:value="209" calcext:value-type="float">
            <text:p>209</text:p>
          </table:table-cell>
          <table:table-cell table:formula="of:=FIND(&quot;=&quot;;[.I927];1)" office:value-type="float" office:value="4" calcext:value-type="float">
            <text:p>4</text:p>
          </table:table-cell>
          <table:table-cell table:formula="of:=COM.MICROSOFT.CONCAT(MID([.I927];1;[.K927]-2);&quot;(N=&quot;;[.J927];&quot;)&quot;;MID([.I927];[.K927]-1;LEN([.I927])-[.K927]+2))" office:value-type="string" office:string-value="MD(N=209) = +.16 ± .35" calcext:value-type="string">
            <text:p>MD(N=209) = +.16 ± .35</text:p>
          </table:table-cell>
          <table:table-cell office:value-type="string" calcext:value-type="string">
            <text:p>Hoplock &amp; Stinson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88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4" calcext:value-type="float">
            <text:p>14</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16 ± .38</text:p>
          </table:table-cell>
          <table:table-cell office:value-type="float" office:value="173" calcext:value-type="float">
            <text:p>173</text:p>
          </table:table-cell>
          <table:table-cell table:formula="of:=FIND(&quot;=&quot;;[.I928];1)" office:value-type="float" office:value="4" calcext:value-type="float">
            <text:p>4</text:p>
          </table:table-cell>
          <table:table-cell table:formula="of:=COM.MICROSOFT.CONCAT(MID([.I928];1;[.K928]-2);&quot;(N=&quot;;[.J928];&quot;)&quot;;MID([.I928];[.K928]-1;LEN([.I928])-[.K928]+2))" office:value-type="string" office:string-value="MD(N=173) = +.16 ± .38" calcext:value-type="string">
            <text:p>MD(N=173) = +.16 ± .38</text:p>
          </table:table-cell>
          <table:table-cell office:value-type="string" calcext:value-type="string">
            <text:p>Cobb, Pink, Millman &amp; Logan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0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5" calcext:value-type="float">
            <text:p>15</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3 ± .43</text:p>
          </table:table-cell>
          <table:table-cell office:value-type="float" office:value="127" calcext:value-type="float">
            <text:p>127</text:p>
          </table:table-cell>
          <table:table-cell table:formula="of:=FIND(&quot;=&quot;;[.I929];1)" office:value-type="float" office:value="4" calcext:value-type="float">
            <text:p>4</text:p>
          </table:table-cell>
          <table:table-cell table:formula="of:=COM.MICROSOFT.CONCAT(MID([.I929];1;[.K929]-2);&quot;(N=&quot;;[.J929];&quot;)&quot;;MID([.I929];[.K929]-1;LEN([.I929])-[.K929]+2))" office:value-type="string" office:string-value="MD(N=127) = +.23 ± .43" calcext:value-type="string">
            <text:p>MD(N=127) = +.23 ± .43</text:p>
          </table:table-cell>
          <table:table-cell office:value-type="string" calcext:value-type="string">
            <text:p>Caprariello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0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RRR6 (PPS)</text:p>
          </table:table-cell>
          <table:table-cell office:value-type="float" office:value="16" calcext:value-type="float">
            <text:p>16</text:p>
          </table:table-cell>
          <table:table-cell office:value-type="string" calcext:value-type="string">
            <text:p>commitment priming boosts forgiveness effect (exit forgiveness DV)</text:p>
          </table:table-cell>
          <table:table-cell office:value-type="string" calcext:value-type="string">
            <text:p>Finkel et al. (2002) Study 1</text:p>
          </table:table-cell>
          <table:table-cell office:value-type="string" calcext:value-type="string">
            <text:p>MD = -.65 ± .45</text:p>
          </table:table-cell>
          <table:table-cell office:value-type="float" office:value="89" calcext:value-type="float">
            <text:p>89</text:p>
          </table:table-cell>
          <table:table-cell office:value-type="float" office:value="4" calcext:value-type="float">
            <text:p>4</text:p>
          </table:table-cell>
          <table:table-cell office:value-type="string" calcext:value-type="string">
            <text:p>MD(N=89) = -.65 ± .45</text:p>
          </table:table-cell>
          <table:table-cell office:value-type="string" calcext:value-type="string">
            <text:p>MD = +.29 ± .46</text:p>
          </table:table-cell>
          <table:table-cell office:value-type="float" office:value="101" calcext:value-type="float">
            <text:p>101</text:p>
          </table:table-cell>
          <table:table-cell table:formula="of:=FIND(&quot;=&quot;;[.I930];1)" office:value-type="float" office:value="4" calcext:value-type="float">
            <text:p>4</text:p>
          </table:table-cell>
          <table:table-cell table:formula="of:=COM.MICROSOFT.CONCAT(MID([.I930];1;[.K930]-2);&quot;(N=&quot;;[.J930];&quot;)&quot;;MID([.I930];[.K930]-1;LEN([.I930])-[.K930]+2))" office:value-type="string" office:string-value="MD(N=101) = +.29 ± .46" calcext:value-type="string">
            <text:p>MD(N=101) = +.29 ± .46</text:p>
          </table:table-cell>
          <table:table-cell office:value-type="string" calcext:value-type="string">
            <text:p>Tidwell &amp; Kraus (2016)</text:p>
          </table:table-cell>
          <table:table-cell table:number-columns-repeated="2"/>
          <table:table-cell office:value-type="string" calcext:value-type="string">
            <text:p>social</text:p>
          </table:table-cell>
          <table:table-cell office:value-type="string" calcext:value-type="string">
            <text:p>DV assessed via computer rather than paper-and-pencil</text:p>
          </table:table-cell>
          <table:table-cell office:value-type="string" calcext:value-type="string">
            <text:p>α = .90 on subjective commitment measure</text:p>
          </table:table-cell>
          <table:table-cell table:number-columns-repeated="2"/>
          <table:table-cell office:value-type="string" calcext:value-type="string">
            <text:p>3 other DVs (neglect, voice, loyalty forgiveness; same pattern of results observed)</text:p>
          </table:table-cell>
          <table:table-cell table:number-columns-repeated="8"/>
          <table:table-cell office:value-type="string" calcext:value-type="string">
            <text:p>High commitment priming (writing about interdependence to partner) increases forgiveness on hypothetical betrayals compared to low commitment priming (writing about independence)</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layboy effect</text:p>
          </table:table-cell>
          <table:table-cell office:value-type="string" calcext:value-type="string">
            <text:p>Kenrick et al. (1989) Study 2</text:p>
          </table:table-cell>
          <table:table-cell office:value-type="string" calcext:value-type="string">
            <text:p>Δd = -.53 ± .64</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Δd(N=65) = -.53 ± .64</text:p>
          </table:table-cell>
          <table:table-cell office:value-type="string" calcext:value-type="string">
            <text:p>Δd = +.29 ± .46</text:p>
          </table:table-cell>
          <table:table-cell office:value-type="float" office:value="223" calcext:value-type="float">
            <text:p>223</text:p>
          </table:table-cell>
          <table:table-cell table:formula="of:=FIND(&quot;=&quot;;[.I931];1)" office:value-type="float" office:value="4" calcext:value-type="float">
            <text:p>4</text:p>
          </table:table-cell>
          <table:table-cell table:formula="of:=COM.MICROSOFT.CONCAT(MID([.I931];1;[.K931]-2);&quot;(N=&quot;;[.J931];&quot;)&quot;;MID([.I931];[.K931]-1;LEN([.I931])-[.K931]+2))" office:value-type="string" office:string-value="Δd(N=223) = +.29 ± .46" calcext:value-type="string">
            <text:p>Δd(N=223) = +.29 ± .46</text:p>
          </table:table-cell>
          <table:table-cell office:value-type="string" calcext:value-type="string">
            <text:p>Balzarini et al. (2015) Study 1</text:p>
          </table:table-cell>
          <table:table-cell table:number-columns-repeated="2"/>
          <table:table-cell office:value-type="string" calcext:value-type="string">
            <text:p>social</text:p>
          </table:table-cell>
          <table:table-cell office:value-type="string" calcext:value-type="string">
            <text:p>Updated pictures of abstract art &amp; male/female nudes; Two attention check questions</text:p>
          </table:table-cell>
          <table:table-cell office:value-type="string" calcext:value-type="string">
            <text:p>Nudes rated as more pleasant than abstract art</text:p>
          </table:table-cell>
          <table:table-cell office:value-type="string" calcext:value-type="string">
            <text:p>Playboy centerfolds vs. control; Participant sex</text:p>
          </table:table-cell>
          <table:table-cell office:value-type="string" calcext:value-type="string">
            <text:p>Love for partner (Rubin Love-scale)</text:p>
          </table:table-cell>
          <table:table-cell table:number-columns-repeated="9"/>
          <table:table-cell office:value-type="string" calcext:value-type="string">
            <text:p>Opposite-sex nudes exposure decreases love among men, but not women</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layboy effect</text:p>
          </table:table-cell>
          <table:table-cell office:value-type="string" calcext:value-type="string">
            <text:p>Kenrick et al. (1989) Study 2</text:p>
          </table:table-cell>
          <table:table-cell office:value-type="string" calcext:value-type="string">
            <text:p>Δd = -.53 ± .64</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Δd(N=65) = -.53 ± .64</text:p>
          </table:table-cell>
          <table:table-cell office:value-type="string" calcext:value-type="string">
            <text:p>Δd = +.30 ± .42</text:p>
          </table:table-cell>
          <table:table-cell office:value-type="float" office:value="263" calcext:value-type="float">
            <text:p>263</text:p>
          </table:table-cell>
          <table:table-cell table:formula="of:=FIND(&quot;=&quot;;[.I932];1)" office:value-type="float" office:value="4" calcext:value-type="float">
            <text:p>4</text:p>
          </table:table-cell>
          <table:table-cell table:formula="of:=COM.MICROSOFT.CONCAT(MID([.I932];1;[.K932]-2);&quot;(N=&quot;;[.J932];&quot;)&quot;;MID([.I932];[.K932]-1;LEN([.I932])-[.K932]+2))" office:value-type="string" office:string-value="Δd(N=263) = +.30 ± .42" calcext:value-type="string">
            <text:p>Δd(N=263) = +.30 ± .42</text:p>
          </table:table-cell>
          <table:table-cell office:value-type="string" calcext:value-type="string">
            <text:p>Balzarini et al. (2015) Study 2</text:p>
          </table:table-cell>
          <table:table-cell table:number-columns-repeated="2"/>
          <table:table-cell office:value-type="string" calcext:value-type="string">
            <text:p>social</text:p>
          </table:table-cell>
          <table:table-cell office:value-type="string" calcext:value-type="string">
            <text:p>Updated pictures of abstract art &amp; male/female nudes; Two attention check questions</text:p>
          </table:table-cell>
          <table:table-cell office:value-type="string" calcext:value-type="string">
            <text:p>Nudes rated as more pleasant than abstract art</text:p>
          </table:table-cell>
          <table:table-cell office:value-type="string" calcext:value-type="string">
            <text:p>Playboy centerfolds vs. control; Participant sex</text:p>
          </table:table-cell>
          <table:table-cell office:value-type="string" calcext:value-type="string">
            <text:p>Love for partner (Rubin Love-scale)</text:p>
          </table:table-cell>
          <table:table-cell table:number-columns-repeated="9"/>
          <table:table-cell office:value-type="string" calcext:value-type="string">
            <text:p>Opposite-sex nudes exposure decreases love among men, but not women</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layboy effect</text:p>
          </table:table-cell>
          <table:table-cell office:value-type="string" calcext:value-type="string">
            <text:p>Kenrick et al. (1989) Study 2</text:p>
          </table:table-cell>
          <table:table-cell office:value-type="string" calcext:value-type="string">
            <text:p>Δd = -.53 ± .64</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Δd(N=65) = -.53 ± .64</text:p>
          </table:table-cell>
          <table:table-cell office:value-type="string" calcext:value-type="string">
            <text:p>Δd = -.38 ± .46</text:p>
          </table:table-cell>
          <table:table-cell office:value-type="float" office:value="225" calcext:value-type="float">
            <text:p>225</text:p>
          </table:table-cell>
          <table:table-cell table:formula="of:=FIND(&quot;=&quot;;[.I933];1)" office:value-type="float" office:value="4" calcext:value-type="float">
            <text:p>4</text:p>
          </table:table-cell>
          <table:table-cell table:formula="of:=COM.MICROSOFT.CONCAT(MID([.I933];1;[.K933]-2);&quot;(N=&quot;;[.J933];&quot;)&quot;;MID([.I933];[.K933]-1;LEN([.I933])-[.K933]+2))" office:value-type="string" office:string-value="Δd(N=225) = -.38 ± .46" calcext:value-type="string">
            <text:p>Δd(N=225) = -.38 ± .46</text:p>
          </table:table-cell>
          <table:table-cell office:value-type="string" calcext:value-type="string">
            <text:p>Balzarini et al. (2015) Study 3</text:p>
          </table:table-cell>
          <table:table-cell table:number-columns-repeated="2"/>
          <table:table-cell office:value-type="string" calcext:value-type="string">
            <text:p>social</text:p>
          </table:table-cell>
          <table:table-cell office:value-type="string" calcext:value-type="string">
            <text:p>Updated pictures of abstract art &amp; male/female nudes; Two attention check questions</text:p>
          </table:table-cell>
          <table:table-cell office:value-type="string" calcext:value-type="string">
            <text:p>Nudes rated as more pleasant than abstract art</text:p>
          </table:table-cell>
          <table:table-cell office:value-type="string" calcext:value-type="string">
            <text:p>Playboy centerfolds vs. control; Participant sex</text:p>
          </table:table-cell>
          <table:table-cell office:value-type="string" calcext:value-type="string">
            <text:p>Love for partner (Rubin Love-scale)</text:p>
          </table:table-cell>
          <table:table-cell table:number-columns-repeated="9"/>
          <table:table-cell office:value-type="string" calcext:value-type="string">
            <text:p>Opposite-sex nudes exposure decreases love among men, but not women</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ositive mood boosts helping effect</text:p>
          </table:table-cell>
          <table:table-cell office:value-type="string" calcext:value-type="string">
            <text:p>Isen &amp; Levin (1972) Study 2</text:p>
          </table:table-cell>
          <table:table-cell office:value-type="string" calcext:value-type="string">
            <text:p>PD = +84% ± 18%</text:p>
          </table:table-cell>
          <table:table-cell office:value-type="float" office:value="41" calcext:value-type="float">
            <text:p>41</text:p>
          </table:table-cell>
          <table:table-cell office:value-type="float" office:value="4" calcext:value-type="float">
            <text:p>4</text:p>
          </table:table-cell>
          <table:table-cell office:value-type="string" calcext:value-type="string">
            <text:p>PD(N=41) = +84% ± 18%</text:p>
          </table:table-cell>
          <table:table-cell office:value-type="string" calcext:value-type="string">
            <text:p>PD = +3% ± 30%</text:p>
          </table:table-cell>
          <table:table-cell office:value-type="float" office:value="50" calcext:value-type="float">
            <text:p>50</text:p>
          </table:table-cell>
          <table:table-cell table:formula="of:=FIND(&quot;=&quot;;[.I934];1)" office:value-type="float" office:value="4" calcext:value-type="float">
            <text:p>4</text:p>
          </table:table-cell>
          <table:table-cell table:formula="of:=COM.MICROSOFT.CONCAT(MID([.I934];1;[.K934]-2);&quot;(N=&quot;;[.J934];&quot;)&quot;;MID([.I934];[.K934]-1;LEN([.I934])-[.K934]+2))" office:value-type="string" office:string-value="PD(N=50) = +3% ± 30%" calcext:value-type="string">
            <text:p>PD(N=50) = +3% ± 30%</text:p>
          </table:table-cell>
          <table:table-cell office:value-type="string" calcext:value-type="string">
            <text:p>Blevins &amp; Murphy (1974)</text:p>
          </table:table-cell>
          <table:table-cell table:number-columns-repeated="2"/>
          <table:table-cell office:value-type="string" calcext:value-type="string">
            <text:p>social</text:p>
          </table:table-cell>
          <table:table-cell table:number-columns-repeated="8"/>
          <table:table-cell office:value-type="string" calcext:value-type="string">
            <text:p>https://github.com/eplebel/science-commons/blob/master/curated/mood-on-helping/isen%20%26%20levin%20(1972%2C%20jpsp%2C%20studies%201%20%26%202)%20effect%20of%20feeling%20good%20on%20helping%20-%20cookies%20%26%20kindness.pdf</text:p>
          </table:table-cell>
          <table:table-cell office:value-type="string" calcext:value-type="string">
            <text:p>https://github.com/eplebel/science-commons/blob/master/curated/mood-on-helping/blevins%20%26%20murphy%20(1974)%20failed%20replication%20of%20i%26l1972%20study%202.pdf</text:p>
          </table:table-cell>
          <table:table-cell table:number-columns-repeated="3"/>
          <table:table-cell office:value-type="string" calcext:value-type="string">
            <text:p>Positive mood increases percentage of Ps who help</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ositive mood boosts helping effect</text:p>
          </table:table-cell>
          <table:table-cell office:value-type="string" calcext:value-type="string">
            <text:p>Levin &amp; Isen (1975) Study 1</text:p>
          </table:table-cell>
          <table:table-cell office:value-type="string" calcext:value-type="string">
            <text:p>PD = +60% ± 30%</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PD(N=24) = +60% ± 30%</text:p>
          </table:table-cell>
          <table:table-cell office:value-type="string" calcext:value-type="string">
            <text:p>PD = +25% ± 29%</text:p>
          </table:table-cell>
          <table:table-cell office:value-type="float" office:value="106" calcext:value-type="float">
            <text:p>106</text:p>
          </table:table-cell>
          <table:table-cell table:formula="of:=FIND(&quot;=&quot;;[.I935];1)" office:value-type="float" office:value="4" calcext:value-type="float">
            <text:p>4</text:p>
          </table:table-cell>
          <table:table-cell table:formula="of:=COM.MICROSOFT.CONCAT(MID([.I935];1;[.K935]-2);&quot;(N=&quot;;[.J935];&quot;)&quot;;MID([.I935];[.K935]-1;LEN([.I935])-[.K935]+2))" office:value-type="string" office:string-value="PD(N=106) = +25% ± 29%" calcext:value-type="string">
            <text:p>PD(N=106) = +25% ± 29%</text:p>
          </table:table-cell>
          <table:table-cell office:value-type="string" calcext:value-type="string">
            <text:p>Weyant &amp; Clark (1977) Study 1</text:p>
          </table:table-cell>
          <table:table-cell table:number-columns-repeated="2"/>
          <table:table-cell office:value-type="string" calcext:value-type="string">
            <text:p>social</text:p>
          </table:table-cell>
          <table:table-cell table:number-columns-repeated="8"/>
          <table:table-cell office:value-type="string" calcext:value-type="string">
            <text:p>https://github.com/eplebel/science-commons/blob/master/curated/mood-on-helping/levin%20%26%20isen%20(1975%2C%20studies%201%20%26%202)%20further%20studies%20on%20effect%20of%20feeling%20good%20on%20helping.pdf</text:p>
          </table:table-cell>
          <table:table-cell office:value-type="string" calcext:value-type="string">
            <text:p>https://github.com/eplebel/science-commons/blob/master/curated/mood-on-helping/weyant%20%26%20clark%20(1977%2C%20pspb)%20dimes%20and%20helping%20-%20the%20other%20side%20of%20the%20coin%20%5B2%20failed%20reps%20of%20l%26i1975%20study%201%5D.pdf</text:p>
          </table:table-cell>
          <table:table-cell table:number-columns-repeated="3"/>
          <table:table-cell office:value-type="string" calcext:value-type="string">
            <text:p>Positive mood increases percentage of Ps who help</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Positive mood boosts helping effect</text:p>
          </table:table-cell>
          <table:table-cell office:value-type="string" calcext:value-type="string">
            <text:p>Levin &amp; Isen (1975) Study 1</text:p>
          </table:table-cell>
          <table:table-cell office:value-type="string" calcext:value-type="string">
            <text:p>PD = +60% ± 30%</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PD(N=24) = +60% ± 30%</text:p>
          </table:table-cell>
          <table:table-cell office:value-type="string" calcext:value-type="string">
            <text:p>PD = -7% ± 16%</text:p>
          </table:table-cell>
          <table:table-cell office:value-type="float" office:value="32" calcext:value-type="float">
            <text:p>32</text:p>
          </table:table-cell>
          <table:table-cell table:formula="of:=FIND(&quot;=&quot;;[.I936];1)" office:value-type="float" office:value="4" calcext:value-type="float">
            <text:p>4</text:p>
          </table:table-cell>
          <table:table-cell table:formula="of:=COM.MICROSOFT.CONCAT(MID([.I936];1;[.K936]-2);&quot;(N=&quot;;[.J936];&quot;)&quot;;MID([.I936];[.K936]-1;LEN([.I936])-[.K936]+2))" office:value-type="string" office:string-value="PD(N=32) = -7% ± 16%" calcext:value-type="string">
            <text:p>PD(N=32) = -7% ± 16%</text:p>
          </table:table-cell>
          <table:table-cell office:value-type="string" calcext:value-type="string">
            <text:p>Weyant &amp; Clark (1977) Study 2</text:p>
          </table:table-cell>
          <table:table-cell table:number-columns-repeated="2"/>
          <table:table-cell office:value-type="string" calcext:value-type="string">
            <text:p>social</text:p>
          </table:table-cell>
          <table:table-cell table:number-columns-repeated="8"/>
          <table:table-cell office:value-type="string" calcext:value-type="string">
            <text:p>https://github.com/eplebel/science-commons/blob/master/curated/mood-on-helping/levin%20%26%20isen%20(1975%2C%20studies%201%20%26%202)%20further%20studies%20on%20effect%20of%20feeling%20good%20on%20helping.pdf</text:p>
          </table:table-cell>
          <table:table-cell office:value-type="string" calcext:value-type="string">
            <text:p>https://github.com/eplebel/science-commons/blob/master/curated/mood-on-helping/weyant%20%26%20clark%20(1977%2C%20pspb)%20dimes%20and%20helping%20-%20the%20other%20side%20of%20the%20coin%20%5B2%20failed%20reps%20of%20l%26i1975%20study%201%5D.pdf</text:p>
          </table:table-cell>
          <table:table-cell table:number-columns-repeated="3"/>
          <table:table-cell office:value-type="string" calcext:value-type="string">
            <text:p>Positive mood increases percentage of Ps who help</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Reading fiction boosts empathy effect</text:p>
          </table:table-cell>
          <table:table-cell office:value-type="string" calcext:value-type="string">
            <text:p>Kidd &amp; Castano (2013) Study 1</text:p>
          </table:table-cell>
          <table:table-cell office:value-type="string" calcext:value-type="string">
            <text:p>d = +.56 ± .43</text:p>
          </table:table-cell>
          <table:table-cell office:value-type="float" office:value="86" calcext:value-type="float">
            <text:p>86</text:p>
          </table:table-cell>
          <table:table-cell office:value-type="float" office:value="3" calcext:value-type="float">
            <text:p>3</text:p>
          </table:table-cell>
          <table:table-cell office:value-type="string" calcext:value-type="string">
            <text:p>d(N=86) = +.56 ± .43</text:p>
          </table:table-cell>
          <table:table-cell office:value-type="string" calcext:value-type="string">
            <text:p>d = -.08 ± .23</text:p>
          </table:table-cell>
          <table:table-cell table:formula="of:=SUM(191;109)" office:value-type="float" office:value="300" calcext:value-type="float">
            <text:p>300</text:p>
          </table:table-cell>
          <table:table-cell table:formula="of:=FIND(&quot;=&quot;;[.I937];1)" office:value-type="float" office:value="3" calcext:value-type="float">
            <text:p>3</text:p>
          </table:table-cell>
          <table:table-cell table:formula="of:=COM.MICROSOFT.CONCAT(MID([.I937];1;[.K937]-2);&quot;(N=&quot;;[.J937];&quot;)&quot;;MID([.I937];[.K937]-1;LEN([.I937])-[.K937]+2))" office:value-type="string" office:string-value="d(N=300) = -.08 ± .23" calcext:value-type="string">
            <text:p>d(N=300) = -.08 ± .23</text:p>
          </table:table-cell>
          <table:table-cell office:value-type="string" calcext:value-type="string">
            <text:p>Panero et al. (2016) Study 1</text:p>
          </table:table-cell>
          <table:table-cell table:number-columns-repeated="2"/>
          <table:table-cell office:value-type="string" calcext:value-type="string">
            <text:p>social</text:p>
          </table:table-cell>
          <table:table-cell table:number-columns-repeated="2"/>
          <table:table-cell office:value-type="string" calcext:value-type="string">
            <text:p>Literary fiction vs. nonfiction</text:p>
          </table:table-cell>
          <table:table-cell office:value-type="string" calcext:value-type="string">
            <text:p>RMET</text:p>
          </table:table-cell>
          <table:table-cell table:number-columns-repeated="4"/>
          <table:table-cell office:value-type="string" calcext:value-type="string">
            <text:p>http://www.scienceintheclassroom.org/sites/default/files/research-papers/science-2013-kidd-377-80.pdf</text:p>
          </table:table-cell>
          <table:table-cell office:value-type="string" calcext:value-type="string">
            <text:p>https://www.sas.upenn.edu/~deenas/papers/panero-weisberg-black-etal-JPSP.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Reading fiction boosts empathy effect</text:p>
          </table:table-cell>
          <table:table-cell office:value-type="string" calcext:value-type="string">
            <text:p>Kidd &amp; Castano (2013) Study 3</text:p>
          </table:table-cell>
          <table:table-cell office:value-type="string" calcext:value-type="string">
            <text:p>d = +.36 ± .21</text:p>
          </table:table-cell>
          <table:table-cell office:value-type="float" office:value="69" calcext:value-type="float">
            <text:p>69</text:p>
          </table:table-cell>
          <table:table-cell office:value-type="float" office:value="3" calcext:value-type="float">
            <text:p>3</text:p>
          </table:table-cell>
          <table:table-cell office:value-type="string" calcext:value-type="string">
            <text:p>d(N=69) = +.36 ± .21</text:p>
          </table:table-cell>
          <table:table-cell office:value-type="string" calcext:value-type="string">
            <text:p>d = +.14 ± .23</text:p>
          </table:table-cell>
          <table:table-cell office:value-type="float" office:value="300" calcext:value-type="float">
            <text:p>300</text:p>
          </table:table-cell>
          <table:table-cell table:formula="of:=FIND(&quot;=&quot;;[.I938];1)" office:value-type="float" office:value="3" calcext:value-type="float">
            <text:p>3</text:p>
          </table:table-cell>
          <table:table-cell table:formula="of:=COM.MICROSOFT.CONCAT(MID([.I938];1;[.K938]-2);&quot;(N=&quot;;[.J938];&quot;)&quot;;MID([.I938];[.K938]-1;LEN([.I938])-[.K938]+2))" office:value-type="string" office:string-value="d(N=300) = +.14 ± .23" calcext:value-type="string">
            <text:p>d(N=300) = +.14 ± .23</text:p>
          </table:table-cell>
          <table:table-cell office:value-type="string" calcext:value-type="string">
            <text:p>Dijkstra et al. (2015)</text:p>
          </table:table-cell>
          <table:table-cell table:number-columns-repeated="2"/>
          <table:table-cell office:value-type="string" calcext:value-type="string">
            <text:p>social</text:p>
          </table:table-cell>
          <table:table-cell table:number-columns-repeated="2"/>
          <table:table-cell office:value-type="string" calcext:value-type="string">
            <text:p>Literary fiction vs. nonfiction</text:p>
          </table:table-cell>
          <table:table-cell office:value-type="string" calcext:value-type="string">
            <text:p>RMET</text:p>
          </table:table-cell>
          <table:table-cell table:number-columns-repeated="4"/>
          <table:table-cell office:value-type="string" calcext:value-type="string">
            <text:p>http://www.scienceintheclassroom.org/sites/default/files/research-papers/science-2013-kidd-377-80.pdf</text:p>
          </table:table-cell>
          <table:table-cell office:value-type="string" calcext:value-type="string">
            <text:p>https://github.com/eplebel/science-commons/blob/master/curated/dijkstra-et-al%5B2015%5D.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Reading fiction boosts empathy effect</text:p>
          </table:table-cell>
          <table:table-cell office:value-type="string" calcext:value-type="string">
            <text:p>Kidd &amp; Castano (2013) Study 3</text:p>
          </table:table-cell>
          <table:table-cell office:value-type="string" calcext:value-type="string">
            <text:p>d = +.36 ± .21</text:p>
          </table:table-cell>
          <table:table-cell office:value-type="float" office:value="69" calcext:value-type="float">
            <text:p>69</text:p>
          </table:table-cell>
          <table:table-cell office:value-type="float" office:value="3" calcext:value-type="float">
            <text:p>3</text:p>
          </table:table-cell>
          <table:table-cell office:value-type="string" calcext:value-type="string">
            <text:p>d(N=69) = +.36 ± .21</text:p>
          </table:table-cell>
          <table:table-cell office:value-type="string" calcext:value-type="string">
            <text:p>d = +.04 ± .22</text:p>
          </table:table-cell>
          <table:table-cell table:formula="of:=SUM(151;152)" office:value-type="float" office:value="303" calcext:value-type="float">
            <text:p>303</text:p>
          </table:table-cell>
          <table:table-cell table:formula="of:=FIND(&quot;=&quot;;[.I939];1)" office:value-type="float" office:value="3" calcext:value-type="float">
            <text:p>3</text:p>
          </table:table-cell>
          <table:table-cell table:formula="of:=COM.MICROSOFT.CONCAT(MID([.I939];1;[.K939]-2);&quot;(N=&quot;;[.J939];&quot;)&quot;;MID([.I939];[.K939]-1;LEN([.I939])-[.K939]+2))" office:value-type="string" office:string-value="d(N=303) = +.04 ± .22" calcext:value-type="string">
            <text:p>d(N=303) = +.04 ± .22</text:p>
          </table:table-cell>
          <table:table-cell office:value-type="string" calcext:value-type="string">
            <text:p>Panero et al. (2016) Study 2</text:p>
          </table:table-cell>
          <table:table-cell table:number-columns-repeated="2"/>
          <table:table-cell office:value-type="string" calcext:value-type="string">
            <text:p>social</text:p>
          </table:table-cell>
          <table:table-cell table:number-columns-repeated="2"/>
          <table:table-cell office:value-type="string" calcext:value-type="string">
            <text:p>Literary fiction vs. popular fiction</text:p>
          </table:table-cell>
          <table:table-cell office:value-type="string" calcext:value-type="string">
            <text:p>RMET</text:p>
          </table:table-cell>
          <table:table-cell table:number-columns-repeated="4"/>
          <table:table-cell office:value-type="string" calcext:value-type="string">
            <text:p>http://www.scienceintheclassroom.org/sites/default/files/research-papers/science-2013-kidd-377-80.pdf</text:p>
          </table:table-cell>
          <table:table-cell office:value-type="string" calcext:value-type="string">
            <text:p>https://www.sas.upenn.edu/~deenas/papers/panero-weisberg-black-etal-JPSP.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Reading fiction boosts empathy effect</text:p>
          </table:table-cell>
          <table:table-cell office:value-type="string" calcext:value-type="string">
            <text:p>Kidd &amp; Castano (2013) Study 5</text:p>
          </table:table-cell>
          <table:table-cell office:value-type="string" calcext:value-type="string">
            <text:p>d = +.25 ± .25</text:p>
          </table:table-cell>
          <table:table-cell office:value-type="float" office:value="237" calcext:value-type="float">
            <text:p>237</text:p>
          </table:table-cell>
          <table:table-cell office:value-type="float" office:value="3" calcext:value-type="float">
            <text:p>3</text:p>
          </table:table-cell>
          <table:table-cell office:value-type="string" calcext:value-type="string">
            <text:p>d(N=237) = +.25 ± .25</text:p>
          </table:table-cell>
          <table:table-cell office:value-type="string" calcext:value-type="string">
            <text:p>d = +.10 ± .20</text:p>
          </table:table-cell>
          <table:table-cell table:formula="of:=SUM(180;189)" office:value-type="float" office:value="369" calcext:value-type="float">
            <text:p>369</text:p>
          </table:table-cell>
          <table:table-cell table:formula="of:=FIND(&quot;=&quot;;[.I940];1)" office:value-type="float" office:value="3" calcext:value-type="float">
            <text:p>3</text:p>
          </table:table-cell>
          <table:table-cell table:formula="of:=COM.MICROSOFT.CONCAT(MID([.I940];1;[.K940]-2);&quot;(N=&quot;;[.J940];&quot;)&quot;;MID([.I940];[.K940]-1;LEN([.I940])-[.K940]+2))" office:value-type="string" office:string-value="d(N=369) = +.10 ± .20" calcext:value-type="string">
            <text:p>d(N=369) = +.10 ± .20</text:p>
          </table:table-cell>
          <table:table-cell office:value-type="string" calcext:value-type="string">
            <text:p>Panero et al. (2016) Study 3</text:p>
          </table:table-cell>
          <table:table-cell table:number-columns-repeated="2"/>
          <table:table-cell office:value-type="string" calcext:value-type="string">
            <text:p>social</text:p>
          </table:table-cell>
          <table:table-cell table:number-columns-repeated="2"/>
          <table:table-cell office:value-type="string" calcext:value-type="string">
            <text:p>Literary fiction vs. popular fiction</text:p>
          </table:table-cell>
          <table:table-cell office:value-type="string" calcext:value-type="string">
            <text:p>RMET</text:p>
          </table:table-cell>
          <table:table-cell table:number-columns-repeated="4"/>
          <table:table-cell office:value-type="string" calcext:value-type="string">
            <text:p>http://www.scienceintheclassroom.org/sites/default/files/research-papers/science-2013-kidd-377-80.pdf</text:p>
          </table:table-cell>
          <table:table-cell office:value-type="string" calcext:value-type="string">
            <text:p>https://www.sas.upenn.edu/~deenas/papers/panero-weisberg-black-etal-JPSP.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erotic premonition)</text:p>
          </table:table-cell>
          <table:table-cell office:value-type="string" calcext:value-type="string">
            <text:p>Bem (2011) Study 1</text:p>
          </table:table-cell>
          <table:table-cell office:value-type="string" calcext:value-type="string">
            <text:p>d = +.25</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d(N=100) = +.25</text:p>
          </table:table-cell>
          <table:table-cell office:value-type="string" calcext:value-type="string">
            <text:p>d = -.05</text:p>
          </table:table-cell>
          <table:table-cell office:value-type="float" office:value="200" calcext:value-type="float">
            <text:p>200</text:p>
          </table:table-cell>
          <table:table-cell table:formula="of:=FIND(&quot;=&quot;;[.I941];1)" office:value-type="float" office:value="3" calcext:value-type="float">
            <text:p>3</text:p>
          </table:table-cell>
          <table:table-cell table:formula="of:=COM.MICROSOFT.CONCAT(MID([.I941];1;[.K941]-2);&quot;(N=&quot;;[.J941];&quot;)&quot;;MID([.I941];[.K941]-1;LEN([.I941])-[.K941]+2))" office:value-type="string" office:string-value="d(N=200) = -.05" calcext:value-type="string">
            <text:p>d(N=200) = -.05</text:p>
          </table:table-cell>
          <table:table-cell office:value-type="string" calcext:value-type="string">
            <text:p>Wagenmakers et al. (201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ejwagenmakers.com/2012/WagenmakersEtAl2012PoPS.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8</text:p>
          </table:table-cell>
          <table:table-cell office:value-type="string" calcext:value-type="string">
            <text:p>DR% = +2.27 ± 2.27</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DR%(N=100) = +2.3% ± 2.3%</text:p>
          </table:table-cell>
          <table:table-cell office:value-type="string" calcext:value-type="string">
            <text:p>DR% = -1.2% ± 1.6%</text:p>
          </table:table-cell>
          <table:table-cell office:value-type="float" office:value="112" calcext:value-type="float">
            <text:p>112</text:p>
          </table:table-cell>
          <table:table-cell table:formula="of:=FIND(&quot;=&quot;;[.I942];1)" office:value-type="float" office:value="5" calcext:value-type="float">
            <text:p>5</text:p>
          </table:table-cell>
          <table:table-cell table:formula="of:=COM.MICROSOFT.CONCAT(MID([.I942];1;[.K942]-2);&quot;(N=&quot;;[.J942];&quot;)&quot;;MID([.I942];[.K942]-1;LEN([.I942])-[.K942]+2))" office:value-type="string" office:string-value="DR%(N=112) = -1.2% ± 1.6%" calcext:value-type="string">
            <text:p>DR%(N=112) = -1.2% ± 1.6%</text:p>
          </table:table-cell>
          <table:table-cell office:value-type="string" calcext:value-type="string">
            <text:p>Galak et al. (2012) Study 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8</text:p>
          </table:table-cell>
          <table:table-cell office:value-type="string" calcext:value-type="string">
            <text:p>DR% = +2.27 ± 2.27</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DR%(N=100) = +2.3% ± 2.3%</text:p>
          </table:table-cell>
          <table:table-cell office:value-type="string" calcext:value-type="string">
            <text:p>DR% = 0% ± 1.3%</text:p>
          </table:table-cell>
          <table:table-cell office:value-type="float" office:value="158" calcext:value-type="float">
            <text:p>158</text:p>
          </table:table-cell>
          <table:table-cell table:formula="of:=FIND(&quot;=&quot;;[.I943];1)" office:value-type="float" office:value="5" calcext:value-type="float">
            <text:p>5</text:p>
          </table:table-cell>
          <table:table-cell table:formula="of:=COM.MICROSOFT.CONCAT(MID([.I943];1;[.K943]-2);&quot;(N=&quot;;[.J943];&quot;)&quot;;MID([.I943];[.K943]-1;LEN([.I943])-[.K943]+2))" office:value-type="string" office:string-value="DR%(N=158) = 0% ± 1.3%" calcext:value-type="string">
            <text:p>DR%(N=158) = 0% ± 1.3%</text:p>
          </table:table-cell>
          <table:table-cell office:value-type="string" calcext:value-type="string">
            <text:p>Galak et al. (2012)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8</text:p>
          </table:table-cell>
          <table:table-cell office:value-type="string" calcext:value-type="string">
            <text:p>DR% = +2.27 ± 2.27</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DR%(N=100) = +2.3% ± 2.3%</text:p>
          </table:table-cell>
          <table:table-cell office:value-type="string" calcext:value-type="string">
            <text:p>DR% = +1.2% ± 1.4%</text:p>
          </table:table-cell>
          <table:table-cell office:value-type="float" office:value="124" calcext:value-type="float">
            <text:p>124</text:p>
          </table:table-cell>
          <table:table-cell table:formula="of:=FIND(&quot;=&quot;;[.I944];1)" office:value-type="float" office:value="5" calcext:value-type="float">
            <text:p>5</text:p>
          </table:table-cell>
          <table:table-cell table:formula="of:=COM.MICROSOFT.CONCAT(MID([.I944];1;[.K944]-2);&quot;(N=&quot;;[.J944];&quot;)&quot;;MID([.I944];[.K944]-1;LEN([.I944])-[.K944]+2))" office:value-type="string" office:string-value="DR%(N=124) = +1.2% ± 1.4%" calcext:value-type="string">
            <text:p>DR%(N=124) = +1.2% ± 1.4%</text:p>
          </table:table-cell>
          <table:table-cell office:value-type="string" calcext:value-type="string">
            <text:p>Galak et al. (2012) Study 3</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8</text:p>
          </table:table-cell>
          <table:table-cell office:value-type="string" calcext:value-type="string">
            <text:p>DR% = +2.27 ± 2.27</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DR%(N=100) = +2.3% ± 2.3%</text:p>
          </table:table-cell>
          <table:table-cell office:value-type="string" calcext:value-type="string">
            <text:p>DR% = -.1% ± .1%</text:p>
          </table:table-cell>
          <table:table-cell office:value-type="float" office:value="2469" calcext:value-type="float">
            <text:p>2469</text:p>
          </table:table-cell>
          <table:table-cell table:formula="of:=FIND(&quot;=&quot;;[.I945];1)" office:value-type="float" office:value="5" calcext:value-type="float">
            <text:p>5</text:p>
          </table:table-cell>
          <table:table-cell table:formula="of:=COM.MICROSOFT.CONCAT(MID([.I945];1;[.K945]-2);&quot;(N=&quot;;[.J946];&quot;)&quot;;MID([.I945];[.K945]-1;LEN([.I945])-[.K945]+2))" office:value-type="string" office:string-value="DR%(N=109) = -.1% ± .1%" calcext:value-type="string">
            <text:p>DR%(N=109) = -.1% ± .1%</text:p>
          </table:table-cell>
          <table:table-cell office:value-type="string" calcext:value-type="string">
            <text:p>Galak et al. (2012) Study 7</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1.6% ± 1.1%</text:p>
          </table:table-cell>
          <table:table-cell office:value-type="float" office:value="109" calcext:value-type="float">
            <text:p>109</text:p>
          </table:table-cell>
          <table:table-cell table:formula="of:=FIND(&quot;=&quot;;[.I946];1)" office:value-type="float" office:value="5" calcext:value-type="float">
            <text:p>5</text:p>
          </table:table-cell>
          <table:table-cell table:formula="of:=COM.MICROSOFT.CONCAT(MID([.I946];1;[.K946]-2);&quot;(N=&quot;;[.J946];&quot;)&quot;;MID([.I946];[.K946]-1;LEN([.I946])-[.K946]+2))" office:value-type="string" office:string-value="DR%(N=109) = +1.6% ± 1.1%" calcext:value-type="string">
            <text:p>DR%(N=109) = +1.6% ± 1.1%</text:p>
          </table:table-cell>
          <table:table-cell office:value-type="string" calcext:value-type="string">
            <text:p>Galak et al. (2012) Study 4</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5% ± 1.5%</text:p>
          </table:table-cell>
          <table:table-cell office:value-type="float" office:value="211" calcext:value-type="float">
            <text:p>211</text:p>
          </table:table-cell>
          <table:table-cell table:formula="of:=FIND(&quot;=&quot;;[.I947];1)" office:value-type="float" office:value="5" calcext:value-type="float">
            <text:p>5</text:p>
          </table:table-cell>
          <table:table-cell table:formula="of:=COM.MICROSOFT.CONCAT(MID([.I947];1;[.K947]-2);&quot;(N=&quot;;[.J947];&quot;)&quot;;MID([.I947];[.K947]-1;LEN([.I947])-[.K947]+2))" office:value-type="string" office:string-value="DR%(N=211) = -.5% ± 1.5%" calcext:value-type="string">
            <text:p>DR%(N=211) = -.5% ± 1.5%</text:p>
          </table:table-cell>
          <table:table-cell office:value-type="string" calcext:value-type="string">
            <text:p>Galak et al. (2012) Study 5</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3% ± 1.5%</text:p>
          </table:table-cell>
          <table:table-cell office:value-type="float" office:value="106" calcext:value-type="float">
            <text:p>106</text:p>
          </table:table-cell>
          <table:table-cell table:formula="of:=FIND(&quot;=&quot;;[.I948];1)" office:value-type="float" office:value="5" calcext:value-type="float">
            <text:p>5</text:p>
          </table:table-cell>
          <table:table-cell table:formula="of:=COM.MICROSOFT.CONCAT(MID([.I948];1;[.K948]-2);&quot;(N=&quot;;[.J948];&quot;)&quot;;MID([.I948];[.K948]-1;LEN([.I948])-[.K948]+2))" office:value-type="string" office:string-value="DR%(N=106) = -.3% ± 1.5%" calcext:value-type="string">
            <text:p>DR%(N=106) = -.3% ± 1.5%</text:p>
          </table:table-cell>
          <table:table-cell office:value-type="string" calcext:value-type="string">
            <text:p>Galak et al. (2012) Study 6</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www.deanradin.com/evidence/galak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2% ± 3.5%</text:p>
          </table:table-cell>
          <table:table-cell office:value-type="float" office:value="50" calcext:value-type="float">
            <text:p>50</text:p>
          </table:table-cell>
          <table:table-cell table:formula="of:=FIND(&quot;=&quot;;[.I949];1)" office:value-type="float" office:value="5" calcext:value-type="float">
            <text:p>5</text:p>
          </table:table-cell>
          <table:table-cell table:formula="of:=COM.MICROSOFT.CONCAT(MID([.I949];1;[.K949]-2);&quot;(N=&quot;;[.J949];&quot;)&quot;;MID([.I949];[.K949]-1;LEN([.I949])-[.K949]+2))" office:value-type="string" office:string-value="DR%(N=50) = +.2% ± 3.5%" calcext:value-type="string">
            <text:p>DR%(N=50) = +.2% ± 3.5%</text:p>
          </table:table-cell>
          <table:table-cell office:value-type="string" calcext:value-type="string">
            <text:p>Ritchie et al. (2012) Study 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journals.plos.org/plosone/article?id=10.1371/journal.pone.0033423</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2.7% ± 3.5%</text:p>
          </table:table-cell>
          <table:table-cell office:value-type="float" office:value="50" calcext:value-type="float">
            <text:p>50</text:p>
          </table:table-cell>
          <table:table-cell table:formula="of:=FIND(&quot;=&quot;;[.I950];1)" office:value-type="float" office:value="5" calcext:value-type="float">
            <text:p>5</text:p>
          </table:table-cell>
          <table:table-cell table:formula="of:=COM.MICROSOFT.CONCAT(MID([.I950];1;[.K950]-2);&quot;(N=&quot;;[.J950];&quot;)&quot;;MID([.I950];[.K950]-1;LEN([.I950])-[.K950]+2))" office:value-type="string" office:string-value="DR%(N=50) = -2.7% ± 3.5%" calcext:value-type="string">
            <text:p>DR%(N=50) = -2.7% ± 3.5%</text:p>
          </table:table-cell>
          <table:table-cell office:value-type="string" calcext:value-type="string">
            <text:p>Ritchie et al. (2012)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journals.plos.org/plosone/article?id=10.1371/journal.pone.0033423</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6% ± 3.5%</text:p>
          </table:table-cell>
          <table:table-cell office:value-type="float" office:value="50" calcext:value-type="float">
            <text:p>50</text:p>
          </table:table-cell>
          <table:table-cell table:formula="of:=FIND(&quot;=&quot;;[.I951];1)" office:value-type="float" office:value="5" calcext:value-type="float">
            <text:p>5</text:p>
          </table:table-cell>
          <table:table-cell table:formula="of:=COM.MICROSOFT.CONCAT(MID([.I951];1;[.K951]-2);&quot;(N=&quot;;[.J951];&quot;)&quot;;MID([.I951];[.K951]-1;LEN([.I951])-[.K951]+2))" office:value-type="string" office:string-value="DR%(N=50) = -.6% ± 3.5%" calcext:value-type="string">
            <text:p>DR%(N=50) = -.6% ± 3.5%</text:p>
          </table:table-cell>
          <table:table-cell office:value-type="string" calcext:value-type="string">
            <text:p>Ritchie et al. (2012) Study 3</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journals.plos.org/plosone/article?id=10.1371/journal.pone.0033423</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re-cognition (retroactive memory recall)</text:p>
          </table:table-cell>
          <table:table-cell office:value-type="string" calcext:value-type="string">
            <text:p>Bem (2011) Study 9</text:p>
          </table:table-cell>
          <table:table-cell office:value-type="string" calcext:value-type="string">
            <text:p>DR% = +4.21 ± 3.01</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DR%(N=50) = +4.2% ± 3.0%</text:p>
          </table:table-cell>
          <table:table-cell office:value-type="string" calcext:value-type="string">
            <text:p>DR% = -1.6% ± 3.4%</text:p>
          </table:table-cell>
          <table:table-cell office:value-type="float" office:value="50" calcext:value-type="float">
            <text:p>50</text:p>
          </table:table-cell>
          <table:table-cell table:formula="of:=FIND(&quot;=&quot;;[.I952];1)" office:value-type="float" office:value="5" calcext:value-type="float">
            <text:p>5</text:p>
          </table:table-cell>
          <table:table-cell table:formula="of:=COM.MICROSOFT.CONCAT(MID([.I952];1;[.K952]-2);&quot;(N=&quot;;[.J952];&quot;)&quot;;MID([.I952];[.K952]-1;LEN([.I952])-[.K952]+2))" office:value-type="string" office:string-value="DR%(N=50) = -1.6% ± 3.4%" calcext:value-type="string">
            <text:p>DR%(N=50) = -1.6% ± 3.4%</text:p>
          </table:table-cell>
          <table:table-cell office:value-type="string" calcext:value-type="string">
            <text:p>Robinson (2011)</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0d54/6a62281b2d9e49a82afffb3a6d176dbf19e9.pdf</text:p>
          </table:table-cell>
          <table:table-cell office:value-type="string" calcext:value-type="string">
            <text:p>https://github.com/eplebel/science-commons/blob/master/curated/bem2011/robinson(2011).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ower posing effect (risk-taking DV)</text:p>
          </table:table-cell>
          <table:table-cell office:value-type="string" calcext:value-type="string">
            <text:p>Carney et al. (2010)</text:p>
          </table:table-cell>
          <table:table-cell office:value-type="string" calcext:value-type="string">
            <text:p>d = +.61 ± .51</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61 ± .51</text:p>
          </table:table-cell>
          <table:table-cell office:value-type="string" calcext:value-type="string">
            <text:p>d = -.20 ± .20</text:p>
          </table:table-cell>
          <table:table-cell office:value-type="float" office:value="200" calcext:value-type="float">
            <text:p>200</text:p>
          </table:table-cell>
          <table:table-cell table:formula="of:=FIND(&quot;=&quot;;[.I953];1)" office:value-type="float" office:value="3" calcext:value-type="float">
            <text:p>3</text:p>
          </table:table-cell>
          <table:table-cell table:formula="of:=COM.MICROSOFT.CONCAT(MID([.I953];1;[.K953]-2);&quot;(N=&quot;;[.J953];&quot;)&quot;;MID([.I953];[.K953]-1;LEN([.I953])-[.K953]+2))" office:value-type="string" office:string-value="d(N=200) = -.20 ± .20" calcext:value-type="string">
            <text:p>d(N=200) = -.20 ± .20</text:p>
          </table:table-cell>
          <table:table-cell office:value-type="string" calcext:value-type="string">
            <text:p>Ranehill et al. (2015)</text:p>
          </table:table-cell>
          <table:table-cell table:number-columns-repeated="2"/>
          <table:table-cell office:value-type="string" calcext:value-type="string">
            <text:p>social</text:p>
          </table:table-cell>
          <table:table-cell table:number-columns-repeated="4"/>
          <table:table-cell office:value-type="string" calcext:value-type="string">
            <text:p>2 other DVS (testosterone level, cortisol level; same pattern of results observed)</text:p>
          </table:table-cell>
          <table:table-cell table:number-columns-repeated="3"/>
          <table:table-cell office:value-type="string" calcext:value-type="string">
            <text:p>http://www.people.hbs.edu/acuddy/in%20press,%20carney,%20cuddy,%20&amp;%20yap,%20psych%20science.pdf</text:p>
          </table:table-cell>
          <table:table-cell office:value-type="string" calcext:value-type="string">
            <text:p>http://datacolada.org/wp-content/uploads/2015/05/5110-Ranehill-Dreber-Johannesson-Leiberg-Sul-Weber-PS-2015-Assessing-the-robustness-of-power-posing-no-effect-on-hormones-and-risk-rolerance-in-a-large-sample-of-men-and-women.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Power posing effect (risk-taking DV)</text:p>
          </table:table-cell>
          <table:table-cell office:value-type="string" calcext:value-type="string">
            <text:p>Carney et al. (2010)</text:p>
          </table:table-cell>
          <table:table-cell office:value-type="string" calcext:value-type="string">
            <text:p>d = +.61 ± .51</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d(N=42) = +.61 ± .51</text:p>
          </table:table-cell>
          <table:table-cell office:value-type="string" calcext:value-type="string">
            <text:p>d = -.21 ± .30</text:p>
          </table:table-cell>
          <table:table-cell office:value-type="float" office:value="305" calcext:value-type="float">
            <text:p>305</text:p>
          </table:table-cell>
          <table:table-cell table:formula="of:=FIND(&quot;=&quot;;[.I954];1)" office:value-type="float" office:value="3" calcext:value-type="float">
            <text:p>3</text:p>
          </table:table-cell>
          <table:table-cell table:formula="of:=COM.MICROSOFT.CONCAT(MID([.I954];1;[.K954]-2);&quot;(N=&quot;;[.J954];&quot;)&quot;;MID([.I954];[.K954]-1;LEN([.I954])-[.K954]+2))" office:value-type="string" office:string-value="d(N=305) = -.21 ± .30" calcext:value-type="string">
            <text:p>d(N=305) = -.21 ± .30</text:p>
          </table:table-cell>
          <table:table-cell office:value-type="string" calcext:value-type="string">
            <text:p>Garrison et al. (2016)</text:p>
          </table:table-cell>
          <table:table-cell table:number-columns-repeated="2"/>
          <table:table-cell office:value-type="string" calcext:value-type="string">
            <text:p>social</text:p>
          </table:table-cell>
          <table:table-cell table:number-columns-repeated="8"/>
          <table:table-cell office:value-type="string" calcext:value-type="string">
            <text:p>http://www.people.hbs.edu/acuddy/in%20press,%20carney,%20cuddy,%20&amp;%20yap,%20psych%20science.pdf</text:p>
          </table:table-cell>
          <table:table-cell office:value-type="string" calcext:value-type="string">
            <text:p>http://andrewgelman.com/wp-content/uploads/2016/06/Social-Psychological-and-Personality-Science-2016-Garrison-1948550616652209-copy.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elderly priming</text:p>
          </table:table-cell>
          <table:table-cell office:value-type="string" calcext:value-type="string">
            <text:p> Bargh et al. (1996) Study 2a </text:p>
          </table:table-cell>
          <table:table-cell office:value-type="string" calcext:value-type="string">
            <text:p>d = +1.02 ± .76 </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1.02 ± .76 </text:p>
          </table:table-cell>
          <table:table-cell office:value-type="string" calcext:value-type="string">
            <text:p>d = +.56 ± .72 </text:p>
          </table:table-cell>
          <table:table-cell office:value-type="float" office:value="31" calcext:value-type="float">
            <text:p>31</text:p>
          </table:table-cell>
          <table:table-cell table:formula="of:=FIND(&quot;=&quot;;[.I955];1)" office:value-type="float" office:value="3" calcext:value-type="float">
            <text:p>3</text:p>
          </table:table-cell>
          <table:table-cell table:formula="of:=COM.MICROSOFT.CONCAT(MID([.I955];1;[.K955]-2);&quot;(N=&quot;;[.J955];&quot;)&quot;;MID([.I955];[.K955]-1;LEN([.I955])-[.K955]+2))" office:value-type="string" office:string-value="d(N=31) = +.56 ± .72 " calcext:value-type="string">
            <text:p>d(N=31) = +.56 ± .72 </text:p>
          </table:table-cell>
          <table:table-cell office:value-type="string" calcext:value-type="string">
            <text:p>Hull et al. (2002) Study 1a </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lderly priming</text:p>
          </table:table-cell>
          <table:table-cell office:value-type="string" calcext:value-type="string">
            <text:p> Bargh et al. (1996) Study 2a </text:p>
          </table:table-cell>
          <table:table-cell office:value-type="string" calcext:value-type="string">
            <text:p>d = +1.02 ± .76 </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1.02 ± .76 </text:p>
          </table:table-cell>
          <table:table-cell office:value-type="string" calcext:value-type="string">
            <text:p>d = +.53 ± .63 </text:p>
          </table:table-cell>
          <table:table-cell office:value-type="float" office:value="40" calcext:value-type="float">
            <text:p>40</text:p>
          </table:table-cell>
          <table:table-cell table:formula="of:=FIND(&quot;=&quot;;[.I956];1)" office:value-type="float" office:value="3" calcext:value-type="float">
            <text:p>3</text:p>
          </table:table-cell>
          <table:table-cell table:formula="of:=COM.MICROSOFT.CONCAT(MID([.I956];1;[.K956]-2);&quot;(N=&quot;;[.J956];&quot;)&quot;;MID([.I956];[.K956]-1;LEN([.I956])-[.K956]+2))" office:value-type="string" office:string-value="d(N=40) = +.53 ± .63 " calcext:value-type="string">
            <text:p>d(N=40) = +.53 ± .63 </text:p>
          </table:table-cell>
          <table:table-cell office:value-type="string" calcext:value-type="string">
            <text:p>Hull et al. (2002) Study 1b </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lderly priming</text:p>
          </table:table-cell>
          <table:table-cell office:value-type="string" calcext:value-type="string">
            <text:p> Bargh et al. (1996) Study 2a </text:p>
          </table:table-cell>
          <table:table-cell office:value-type="string" calcext:value-type="string">
            <text:p>d = +1.02 ± .76 </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1.02 ± .76 </text:p>
          </table:table-cell>
          <table:table-cell office:value-type="string" calcext:value-type="string">
            <text:p>d = +.22 ± .58 </text:p>
          </table:table-cell>
          <table:table-cell office:value-type="float" office:value="45" calcext:value-type="float">
            <text:p>45</text:p>
          </table:table-cell>
          <table:table-cell table:formula="of:=FIND(&quot;=&quot;;[.I957];1)" office:value-type="float" office:value="3" calcext:value-type="float">
            <text:p>3</text:p>
          </table:table-cell>
          <table:table-cell table:formula="of:=COM.MICROSOFT.CONCAT(MID([.I957];1;[.K957]-2);&quot;(N=&quot;;[.J957];&quot;)&quot;;MID([.I957];[.K957]-1;LEN([.I957])-[.K957]+2))" office:value-type="string" office:string-value="d(N=45) = +.22 ± .58 " calcext:value-type="string">
            <text:p>d(N=45) = +.22 ± .58 </text:p>
          </table:table-cell>
          <table:table-cell office:value-type="string" calcext:value-type="string">
            <text:p>Cesario et al. (2007) Study 2 </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lderly priming</text:p>
          </table:table-cell>
          <table:table-cell office:value-type="string" calcext:value-type="string">
            <text:p> Bargh et al. (1996) Study 2a </text:p>
          </table:table-cell>
          <table:table-cell office:value-type="string" calcext:value-type="string">
            <text:p>d = +1.02 ± .76 </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1.02 ± .76 </text:p>
          </table:table-cell>
          <table:table-cell office:value-type="string" calcext:value-type="string">
            <text:p>d = -.22 ± .48 </text:p>
          </table:table-cell>
          <table:table-cell office:value-type="float" office:value="66" calcext:value-type="float">
            <text:p>66</text:p>
          </table:table-cell>
          <table:table-cell table:formula="of:=FIND(&quot;=&quot;;[.I958];1)" office:value-type="float" office:value="3" calcext:value-type="float">
            <text:p>3</text:p>
          </table:table-cell>
          <table:table-cell table:formula="of:=COM.MICROSOFT.CONCAT(MID([.I958];1;[.K958]-2);&quot;(N=&quot;;[.J958];&quot;)&quot;;MID([.I958];[.K958]-1;LEN([.I958])-[.K958]+2))" office:value-type="string" office:string-value="d(N=66) = -.22 ± .48 " calcext:value-type="string">
            <text:p>d(N=66) = -.22 ± .48 </text:p>
          </table:table-cell>
          <table:table-cell office:value-type="string" calcext:value-type="string">
            <text:p>Pashler et al. (2008) </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lderly priming</text:p>
          </table:table-cell>
          <table:table-cell office:value-type="string" calcext:value-type="string">
            <text:p> Bargh et al. (1996) Study 2a </text:p>
          </table:table-cell>
          <table:table-cell office:value-type="string" calcext:value-type="string">
            <text:p>d = +1.02 ± .76 </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N=30) = +1.02 ± .76 </text:p>
          </table:table-cell>
          <table:table-cell office:value-type="string" calcext:value-type="string">
            <text:p>d = -.07 ± .36 </text:p>
          </table:table-cell>
          <table:table-cell office:value-type="float" office:value="120" calcext:value-type="float">
            <text:p>120</text:p>
          </table:table-cell>
          <table:table-cell table:formula="of:=FIND(&quot;=&quot;;[.I959];1)" office:value-type="float" office:value="3" calcext:value-type="float">
            <text:p>3</text:p>
          </table:table-cell>
          <table:table-cell table:formula="of:=COM.MICROSOFT.CONCAT(MID([.I959];1;[.K959]-2);&quot;(N=&quot;;[.J959];&quot;)&quot;;MID([.I959];[.K959]-1;LEN([.I959])-[.K959]+2))" office:value-type="string" office:string-value="d(N=120) = -.07 ± .36 " calcext:value-type="string">
            <text:p>d(N=120) = -.07 ± .36 </text:p>
          </table:table-cell>
          <table:table-cell office:value-type="string" calcext:value-type="string">
            <text:p>Doyen et al. (2012) Study 1 </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1</text:p>
          </table:table-cell>
          <table:table-cell office:value-type="string" calcext:value-type="string">
            <text:p>d = +.78 ± .62</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8 ± .62</text:p>
          </table:table-cell>
          <table:table-cell office:value-type="string" calcext:value-type="string">
            <text:p>d = +.19 ± .22</text:p>
          </table:table-cell>
          <table:table-cell office:value-type="float" office:value="314" calcext:value-type="float">
            <text:p>314</text:p>
          </table:table-cell>
          <table:table-cell table:formula="of:=FIND(&quot;=&quot;;[.I960];1)" office:value-type="float" office:value="3" calcext:value-type="float">
            <text:p>3</text:p>
          </table:table-cell>
          <table:table-cell table:formula="of:=COM.MICROSOFT.CONCAT(MID([.I960];1;[.K960]-2);&quot;(N=&quot;;[.J960];&quot;)&quot;;MID([.I960];[.K960]-1;LEN([.I960])-[.K960]+2))" office:value-type="string" office:string-value="d(N=314) = +.19 ± .22" calcext:value-type="string">
            <text:p>d(N=314) = +.19 ± .22</text:p>
          </table:table-cell>
          <table:table-cell office:value-type="string" calcext:value-type="string">
            <text:p>Perfecto et al. (2012)</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1</text:p>
          </table:table-cell>
          <table:table-cell office:value-type="string" calcext:value-type="string">
            <text:p>d = +.78 ± .62</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8 ± .62</text:p>
          </table:table-cell>
          <table:table-cell office:value-type="string" calcext:value-type="string">
            <text:p>d = +.18 ± .25</text:p>
          </table:table-cell>
          <table:table-cell office:value-type="float" office:value="240" calcext:value-type="float">
            <text:p>240</text:p>
          </table:table-cell>
          <table:table-cell table:formula="of:=FIND(&quot;=&quot;;[.I961];1)" office:value-type="float" office:value="3" calcext:value-type="float">
            <text:p>3</text:p>
          </table:table-cell>
          <table:table-cell table:formula="of:=COM.MICROSOFT.CONCAT(MID([.I961];1;[.K961]-2);&quot;(N=&quot;;[.J961];&quot;)&quot;;MID([.I961];[.K961]-1;LEN([.I961])-[.K961]+2))" office:value-type="string" office:string-value="d(N=240) = +.18 ± .25" calcext:value-type="string">
            <text:p>d(N=240) = +.18 ± .25</text:p>
          </table:table-cell>
          <table:table-cell office:value-type="string" calcext:value-type="string">
            <text:p>LeBel &amp; Wilbur (2014) Study 1</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1</text:p>
          </table:table-cell>
          <table:table-cell office:value-type="string" calcext:value-type="string">
            <text:p>d = +.78 ± .62</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8 ± .62</text:p>
          </table:table-cell>
          <table:table-cell office:value-type="string" calcext:value-type="string">
            <text:p>d = -.32 ± .41</text:p>
          </table:table-cell>
          <table:table-cell office:value-type="float" office:value="90" calcext:value-type="float">
            <text:p>90</text:p>
          </table:table-cell>
          <table:table-cell table:formula="of:=FIND(&quot;=&quot;;[.I962];1)" office:value-type="float" office:value="3" calcext:value-type="float">
            <text:p>3</text:p>
          </table:table-cell>
          <table:table-cell table:formula="of:=COM.MICROSOFT.CONCAT(MID([.I962];1;[.K962]-2);&quot;(N=&quot;;[.J962];&quot;)&quot;;MID([.I962];[.K962]-1;LEN([.I962])-[.K962]+2))" office:value-type="string" office:string-value="d(N=90) = -.32 ± .41" calcext:value-type="string">
            <text:p>d(N=90) = -.32 ± .41</text:p>
          </table:table-cell>
          <table:table-cell office:value-type="string" calcext:value-type="string">
            <text:p>LeBel &amp; Wilbur (2014) Study 2</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1</text:p>
          </table:table-cell>
          <table:table-cell office:value-type="string" calcext:value-type="string">
            <text:p>d = +.78 ± .62</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8 ± .62</text:p>
          </table:table-cell>
          <table:table-cell office:value-type="string" calcext:value-type="string">
            <text:p>d = +.08 ± .39</text:p>
          </table:table-cell>
          <table:table-cell office:value-type="float" office:value="100" calcext:value-type="float">
            <text:p>100</text:p>
          </table:table-cell>
          <table:table-cell table:formula="of:=FIND(&quot;=&quot;;[.I963];1)" office:value-type="float" office:value="3" calcext:value-type="float">
            <text:p>3</text:p>
          </table:table-cell>
          <table:table-cell table:formula="of:=COM.MICROSOFT.CONCAT(MID([.I963];1;[.K963]-2);&quot;(N=&quot;;[.J963];&quot;)&quot;;MID([.I963];[.K963]-1;LEN([.I963])-[.K963]+2))" office:value-type="string" office:string-value="d(N=100) = +.08 ± .39" calcext:value-type="string">
            <text:p>d(N=100) = +.08 ± .39</text:p>
          </table:table-cell>
          <table:table-cell office:value-type="string" calcext:value-type="string">
            <text:p>Pecher et al. (2015) Study 1</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1</text:p>
          </table:table-cell>
          <table:table-cell office:value-type="string" calcext:value-type="string">
            <text:p>d = +.78 ± .62</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d(N=40) = +.78 ± .62</text:p>
          </table:table-cell>
          <table:table-cell office:value-type="string" calcext:value-type="string">
            <text:p>d = +.21 ± .39</text:p>
          </table:table-cell>
          <table:table-cell office:value-type="float" office:value="100" calcext:value-type="float">
            <text:p>100</text:p>
          </table:table-cell>
          <table:table-cell table:formula="of:=FIND(&quot;=&quot;;[.I964];1)" office:value-type="float" office:value="3" calcext:value-type="float">
            <text:p>3</text:p>
          </table:table-cell>
          <table:table-cell table:formula="of:=COM.MICROSOFT.CONCAT(MID([.I964];1;[.K964]-2);&quot;(N=&quot;;[.J964];&quot;)&quot;;MID([.I964];[.K964]-1;LEN([.I964])-[.K964]+2))" office:value-type="string" office:string-value="d(N=100) = +.21 ± .39" calcext:value-type="string">
            <text:p>d(N=100) = +.21 ± .39</text:p>
          </table:table-cell>
          <table:table-cell office:value-type="string" calcext:value-type="string">
            <text:p>Pecher et al. (2015) Study 2</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2</text:p>
          </table:table-cell>
          <table:table-cell office:value-type="string" calcext:value-type="string">
            <text:p>d = +.81 ± .73</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d(N=36) = +.81 ± .73</text:p>
          </table:table-cell>
          <table:table-cell office:value-type="string" calcext:value-type="string">
            <text:p>d = +.31 ± .52</text:p>
          </table:table-cell>
          <table:table-cell office:value-type="float" office:value="60" calcext:value-type="float">
            <text:p>60</text:p>
          </table:table-cell>
          <table:table-cell table:formula="of:=FIND(&quot;=&quot;;[.I965];1)" office:value-type="float" office:value="3" calcext:value-type="float">
            <text:p>3</text:p>
          </table:table-cell>
          <table:table-cell table:formula="of:=COM.MICROSOFT.CONCAT(MID([.I965];1;[.K965]-2);&quot;(N=&quot;;[.J965];&quot;)&quot;;MID([.I965];[.K965]-1;LEN([.I965])-[.K965]+2))" office:value-type="string" office:string-value="d(N=60) = +.31 ± .52" calcext:value-type="string">
            <text:p>d(N=60) = +.31 ± .52</text:p>
          </table:table-cell>
          <table:table-cell office:value-type="string" calcext:value-type="string">
            <text:p>Cobb et al. (2014)</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embodiment of secrets effect</text:p>
          </table:table-cell>
          <table:table-cell office:value-type="string" calcext:value-type="string">
            <text:p>Slepian et al. (2012) Study 2</text:p>
          </table:table-cell>
          <table:table-cell office:value-type="string" calcext:value-type="string">
            <text:p>d = +.81 ± .73</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d(N=36) = +.81 ± .73</text:p>
          </table:table-cell>
          <table:table-cell office:value-type="string" calcext:value-type="string">
            <text:p>d = +.21 ± .36</text:p>
          </table:table-cell>
          <table:table-cell office:value-type="float" office:value="118" calcext:value-type="float">
            <text:p>118</text:p>
          </table:table-cell>
          <table:table-cell table:formula="of:=FIND(&quot;=&quot;;[.I966];1)" office:value-type="float" office:value="3" calcext:value-type="float">
            <text:p>3</text:p>
          </table:table-cell>
          <table:table-cell table:formula="of:=COM.MICROSOFT.CONCAT(MID([.I966];1;[.K966]-2);&quot;(N=&quot;;[.J966];&quot;)&quot;;MID([.I966];[.K966]-1;LEN([.I966])-[.K966]+2))" office:value-type="string" office:string-value="d(N=118) = +.21 ± .36" calcext:value-type="string">
            <text:p>d(N=118) = +.21 ± .36</text:p>
          </table:table-cell>
          <table:table-cell office:value-type="string" calcext:value-type="string">
            <text:p>Pecher et al. (2015) Study 3</text:p>
          </table:table-cell>
          <table:table-cell table:number-columns-repeated="2"/>
          <table:table-cell office:value-type="string" calcext:value-type="string">
            <text:p>social</text:p>
          </table:table-cell>
          <table:table-cell table:number-columns-repeated="2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04 ± .33</text:p>
          </table:table-cell>
          <table:table-cell office:value-type="float" office:value="36" calcext:value-type="float">
            <text:p>36</text:p>
          </table:table-cell>
          <table:table-cell table:formula="of:=FIND(&quot;=&quot;;[.I967];1)" office:value-type="float" office:value="3" calcext:value-type="float">
            <text:p>3</text:p>
          </table:table-cell>
          <table:table-cell table:formula="of:=COM.MICROSOFT.CONCAT(MID([.I967];1;[.K967]-2);&quot;(N=&quot;;[.J967];&quot;)&quot;;MID([.I967];[.K967]-1;LEN([.I967])-[.K967]+2))" office:value-type="string" office:string-value="r(N=36) = +.04 ± .33" calcext:value-type="string">
            <text:p>r(N=36) = +.04 ± .33</text:p>
          </table:table-cell>
          <table:table-cell office:value-type="string" calcext:value-type="string">
            <text:p>Gamez et al. (2011) Study 2</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redalyc.org/pdf/172/17217456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04 ± .11</text:p>
          </table:table-cell>
          <table:table-cell office:value-type="float" office:value="335" calcext:value-type="float">
            <text:p>335</text:p>
          </table:table-cell>
          <table:table-cell table:formula="of:=FIND(&quot;=&quot;;[.I968];1)" office:value-type="float" office:value="3" calcext:value-type="float">
            <text:p>3</text:p>
          </table:table-cell>
          <table:table-cell table:formula="of:=COM.MICROSOFT.CONCAT(MID([.I968];1;[.K968]-2);&quot;(N=&quot;;[.J968];&quot;)&quot;;MID([.I968];[.K968]-1;LEN([.I968])-[.K968]+2))" office:value-type="string" office:string-value="r(N=335) = -.04 ± .11" calcext:value-type="string">
            <text:p>r(N=335) = -.04 ± .11</text:p>
          </table:table-cell>
          <table:table-cell office:value-type="string" calcext:value-type="string">
            <text:p>Siev (2012) Study 1</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s://github.com/eplebel/science-commons/blob/master/curated/z%26l/Siev%20(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09 ± .16</text:p>
          </table:table-cell>
          <table:table-cell office:value-type="float" office:value="148" calcext:value-type="float">
            <text:p>148</text:p>
          </table:table-cell>
          <table:table-cell table:formula="of:=FIND(&quot;=&quot;;[.I969];1)" office:value-type="float" office:value="3" calcext:value-type="float">
            <text:p>3</text:p>
          </table:table-cell>
          <table:table-cell table:formula="of:=COM.MICROSOFT.CONCAT(MID([.I969];1;[.K969]-2);&quot;(N=&quot;;[.J969];&quot;)&quot;;MID([.I969];[.K969]-1;LEN([.I969])-[.K969]+2))" office:value-type="string" office:string-value="r(N=148) = -.09 ± .16" calcext:value-type="string">
            <text:p>r(N=148) = -.09 ± .16</text:p>
          </table:table-cell>
          <table:table-cell office:value-type="string" calcext:value-type="string">
            <text:p>Siev (2012) Study 2</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s://github.com/eplebel/science-commons/blob/master/curated/z%26l/Siev%20(201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00 ± .16</text:p>
          </table:table-cell>
          <table:table-cell office:value-type="float" office:value="153" calcext:value-type="float">
            <text:p>153</text:p>
          </table:table-cell>
          <table:table-cell table:formula="of:=FIND(&quot;=&quot;;[.I970];1)" office:value-type="float" office:value="3" calcext:value-type="float">
            <text:p>3</text:p>
          </table:table-cell>
          <table:table-cell table:formula="of:=COM.MICROSOFT.CONCAT(MID([.I970];1;[.K970]-2);&quot;(N=&quot;;[.J970];&quot;)&quot;;MID([.I970];[.K970]-1;LEN([.I970])-[.K970]+2))" office:value-type="string" office:string-value="r(N=153) = +.00 ± .16" calcext:value-type="string">
            <text:p>r(N=153) = +.00 ± .16</text:p>
          </table:table-cell>
          <table:table-cell office:value-type="string" calcext:value-type="string">
            <text:p>Earp et al. (2014) Study 1</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jimaceverett.com/wp-content/uploads/2014/09/Earp-Everett-et-al.-2014-Out-damned-spot.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07 ± .16</text:p>
          </table:table-cell>
          <table:table-cell office:value-type="float" office:value="156" calcext:value-type="float">
            <text:p>156</text:p>
          </table:table-cell>
          <table:table-cell table:formula="of:=FIND(&quot;=&quot;;[.I971];1)" office:value-type="float" office:value="3" calcext:value-type="float">
            <text:p>3</text:p>
          </table:table-cell>
          <table:table-cell table:formula="of:=COM.MICROSOFT.CONCAT(MID([.I971];1;[.K971]-2);&quot;(N=&quot;;[.J971];&quot;)&quot;;MID([.I971];[.K971]-1;LEN([.I971])-[.K971]+2))" office:value-type="string" office:string-value="r(N=156) = -.07 ± .16" calcext:value-type="string">
            <text:p>r(N=156) = -.07 ± .16</text:p>
          </table:table-cell>
          <table:table-cell office:value-type="string" calcext:value-type="string">
            <text:p>Earp et al. (2014) Study 2</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jimaceverett.com/wp-content/uploads/2014/09/Earp-Everett-et-al.-2014-Out-damned-spot.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2</text:p>
          </table:table-cell>
          <table:table-cell office:value-type="string" calcext:value-type="string">
            <text:p>r = +.45 ± .31</text:p>
          </table:table-cell>
          <table:table-cell office:value-type="float" office:value="27" calcext:value-type="float">
            <text:p>27</text:p>
          </table:table-cell>
          <table:table-cell office:value-type="float" office:value="3" calcext:value-type="float">
            <text:p>3</text:p>
          </table:table-cell>
          <table:table-cell office:value-type="string" calcext:value-type="string">
            <text:p>r(N=27) = +.45 ± .31</text:p>
          </table:table-cell>
          <table:table-cell office:value-type="string" calcext:value-type="string">
            <text:p>r = -.11 ± .11</text:p>
          </table:table-cell>
          <table:table-cell office:value-type="float" office:value="286" calcext:value-type="float">
            <text:p>286</text:p>
          </table:table-cell>
          <table:table-cell table:formula="of:=FIND(&quot;=&quot;;[.I972];1)" office:value-type="float" office:value="3" calcext:value-type="float">
            <text:p>3</text:p>
          </table:table-cell>
          <table:table-cell table:formula="of:=COM.MICROSOFT.CONCAT(MID([.I972];1;[.K972]-2);&quot;(N=&quot;;[.J972];&quot;)&quot;;MID([.I972];[.K972]-1;LEN([.I972])-[.K972]+2))" office:value-type="string" office:string-value="r(N=286) = -.11 ± .11" calcext:value-type="string">
            <text:p>r(N=286) = -.11 ± .11</text:p>
          </table:table-cell>
          <table:table-cell office:value-type="string" calcext:value-type="string">
            <text:p>Earp et al. (2014) Study 3</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jimaceverett.com/wp-content/uploads/2014/09/Earp-Everett-et-al.-2014-Out-damned-spot.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3</text:p>
          </table:table-cell>
          <table:table-cell office:value-type="string" calcext:value-type="string">
            <text:p>r = +.38 ± .30</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r(N=32) = +.38 ± .30</text:p>
          </table:table-cell>
          <table:table-cell office:value-type="string" calcext:value-type="string">
            <text:p>r = +.03 ± .14</text:p>
          </table:table-cell>
          <table:table-cell office:value-type="float" office:value="210" calcext:value-type="float">
            <text:p>210</text:p>
          </table:table-cell>
          <table:table-cell table:formula="of:=FIND(&quot;=&quot;;[.I973];1)" office:value-type="float" office:value="3" calcext:value-type="float">
            <text:p>3</text:p>
          </table:table-cell>
          <table:table-cell table:formula="of:=COM.MICROSOFT.CONCAT(MID([.I973];1;[.K973]-2);&quot;(N=&quot;;[.J973];&quot;)&quot;;MID([.I973];[.K973]-1;LEN([.I973])-[.K973]+2))" office:value-type="string" office:string-value="r(N=210) = +.03 ± .14" calcext:value-type="string">
            <text:p>r(N=210) = +.03 ± .14</text:p>
          </table:table-cell>
          <table:table-cell office:value-type="string" calcext:value-type="string">
            <text:p>Fayard et al. (2009) Study 1</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jasnh.com/pdf/Vol6-No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3</text:p>
          </table:table-cell>
          <table:table-cell office:value-type="string" calcext:value-type="string">
            <text:p>r = +.38 ± .30</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r(N=32) = +.38 ± .30</text:p>
          </table:table-cell>
          <table:table-cell office:value-type="string" calcext:value-type="string">
            <text:p>r = +.15 ± .29</text:p>
          </table:table-cell>
          <table:table-cell office:value-type="float" office:value="45" calcext:value-type="float">
            <text:p>45</text:p>
          </table:table-cell>
          <table:table-cell table:formula="of:=FIND(&quot;=&quot;;[.I974];1)" office:value-type="float" office:value="3" calcext:value-type="float">
            <text:p>3</text:p>
          </table:table-cell>
          <table:table-cell table:formula="of:=COM.MICROSOFT.CONCAT(MID([.I974];1;[.K974]-2);&quot;(N=&quot;;[.J974];&quot;)&quot;;MID([.I974];[.K974]-1;LEN([.I974])-[.K974]+2))" office:value-type="string" office:string-value="r(N=45) = +.15 ± .29" calcext:value-type="string">
            <text:p>r(N=45) = +.15 ± .29</text:p>
          </table:table-cell>
          <table:table-cell office:value-type="string" calcext:value-type="string">
            <text:p>Gamez et al. (2011) Study 3</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redalyc.org/pdf/172/17217456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4</text:p>
          </table:table-cell>
          <table:table-cell office:value-type="string" calcext:value-type="string">
            <text:p>r = +.33 ± .26</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r(N=45) = +.33 ± .26</text:p>
          </table:table-cell>
          <table:table-cell office:value-type="string" calcext:value-type="string">
            <text:p>r = +.01 ± .18</text:p>
          </table:table-cell>
          <table:table-cell office:value-type="float" office:value="115" calcext:value-type="float">
            <text:p>115</text:p>
          </table:table-cell>
          <table:table-cell table:formula="of:=FIND(&quot;=&quot;;[.I975];1)" office:value-type="float" office:value="3" calcext:value-type="float">
            <text:p>3</text:p>
          </table:table-cell>
          <table:table-cell table:formula="of:=COM.MICROSOFT.CONCAT(MID([.I975];1;[.K975]-2);&quot;(N=&quot;;[.J975];&quot;)&quot;;MID([.I975];[.K975]-1;LEN([.I975])-[.K975]+2))" office:value-type="string" office:string-value="r(N=115) = +.01 ± .18" calcext:value-type="string">
            <text:p>r(N=115) = +.01 ± .18</text:p>
          </table:table-cell>
          <table:table-cell office:value-type="string" calcext:value-type="string">
            <text:p>Fayard et al. (2009) Study 2</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jasnh.com/pdf/Vol6-No2.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4</text:p>
          </table:table-cell>
          <table:table-cell office:value-type="string" calcext:value-type="string">
            <text:p>r = +.33 ± .26</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r(N=45) = +.33 ± .26</text:p>
          </table:table-cell>
          <table:table-cell office:value-type="string" calcext:value-type="string">
            <text:p>r = +.19 ± .36</text:p>
          </table:table-cell>
          <table:table-cell office:value-type="float" office:value="28" calcext:value-type="float">
            <text:p>28</text:p>
          </table:table-cell>
          <table:table-cell table:formula="of:=FIND(&quot;=&quot;;[.I976];1)" office:value-type="float" office:value="3" calcext:value-type="float">
            <text:p>3</text:p>
          </table:table-cell>
          <table:table-cell table:formula="of:=COM.MICROSOFT.CONCAT(MID([.I976];1;[.K976]-2);&quot;(N=&quot;;[.J976];&quot;)&quot;;MID([.I976];[.K976]-1;LEN([.I976])-[.K976]+2))" office:value-type="string" office:string-value="r(N=28) = +.19 ± .36" calcext:value-type="string">
            <text:p>r(N=28) = +.19 ± .36</text:p>
          </table:table-cell>
          <table:table-cell office:value-type="string" calcext:value-type="string">
            <text:p>Gamez et al. (2011) Study 4</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www.redalyc.org/pdf/172/17217456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Macbeth effect</text:p>
          </table:table-cell>
          <table:table-cell office:value-type="string" calcext:value-type="string">
            <text:p>Zhong &amp; Liljenquist (2006) Study 4</text:p>
          </table:table-cell>
          <table:table-cell office:value-type="string" calcext:value-type="string">
            <text:p>r = +.33 ± .26</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r(N=45) = +.33 ± .26</text:p>
          </table:table-cell>
          <table:table-cell office:value-type="string" calcext:value-type="string">
            <text:p>r = +.39 ± .31</text:p>
          </table:table-cell>
          <table:table-cell office:value-type="float" office:value="29" calcext:value-type="float">
            <text:p>29</text:p>
          </table:table-cell>
          <table:table-cell table:formula="of:=FIND(&quot;=&quot;;[.I977];1)" office:value-type="float" office:value="3" calcext:value-type="float">
            <text:p>3</text:p>
          </table:table-cell>
          <table:table-cell table:formula="of:=COM.MICROSOFT.CONCAT(MID([.I977];1;[.K977]-2);&quot;(N=&quot;;[.J977];&quot;)&quot;;MID([.I977];[.K977]-1;LEN([.I977])-[.K977]+2))" office:value-type="string" office:string-value="r(N=29) = +.39 ± .31" calcext:value-type="string">
            <text:p>r(N=29) = +.39 ± .31</text:p>
          </table:table-cell>
          <table:table-cell office:value-type="string" calcext:value-type="string">
            <text:p>Reuven et al. (2013)</text:p>
          </table:table-cell>
          <table:table-cell table:number-columns-repeated="2"/>
          <table:table-cell office:value-type="string" calcext:value-type="string">
            <text:p>social</text:p>
          </table:table-cell>
          <table:table-cell table:number-columns-repeated="8"/>
          <table:table-cell office:value-type="string" calcext:value-type="string">
            <text:p>http://haniff.sg/wp-content/uploads/2013/04/washing-away-your-sins.pdf</text:p>
          </table:table-cell>
          <table:table-cell office:value-type="string" calcext:value-type="string">
            <text:p>https://github.com/eplebel/science-commons/blob/master/curated/z%26l/Reuven%20et%20al.%20(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13 ± .14</text:p>
          </table:table-cell>
          <table:table-cell office:value-type="float" office:value="197" calcext:value-type="float">
            <text:p>197</text:p>
          </table:table-cell>
          <table:table-cell table:formula="of:=FIND(&quot;=&quot;;[.I978];1)" office:value-type="float" office:value="3" calcext:value-type="float">
            <text:p>3</text:p>
          </table:table-cell>
          <table:table-cell table:formula="of:=COM.MICROSOFT.CONCAT(MID([.I978];1;[.K978]-2);&quot;(N=&quot;;[.J978];&quot;)&quot;;MID([.I978];[.K978]-1;LEN([.I978])-[.K978]+2))" office:value-type="string" office:string-value="r(N=197) = -.13 ± .14" calcext:value-type="string">
            <text:p>r(N=197) = -.13 ± .14</text:p>
          </table:table-cell>
          <table:table-cell office:value-type="string" calcext:value-type="string">
            <text:p>Donnellan et al. (2015a) Study 9</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10 ± .13</text:p>
          </table:table-cell>
          <table:table-cell office:value-type="float" office:value="228" calcext:value-type="float">
            <text:p>228</text:p>
          </table:table-cell>
          <table:table-cell table:formula="of:=FIND(&quot;=&quot;;[.I979];1)" office:value-type="float" office:value="3" calcext:value-type="float">
            <text:p>3</text:p>
          </table:table-cell>
          <table:table-cell table:formula="of:=COM.MICROSOFT.CONCAT(MID([.I979];1;[.K979]-2);&quot;(N=&quot;;[.J979];&quot;)&quot;;MID([.I979];[.K979]-1;LEN([.I979])-[.K979]+2))" office:value-type="string" office:string-value="r(N=228) = -.10 ± .13" calcext:value-type="string">
            <text:p>r(N=228) = -.10 ± .13</text:p>
          </table:table-cell>
          <table:table-cell office:value-type="string" calcext:value-type="string">
            <text:p>Donnellan et al. (2015a) Study 4</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6 ± .13</text:p>
          </table:table-cell>
          <table:table-cell office:value-type="float" office:value="235" calcext:value-type="float">
            <text:p>235</text:p>
          </table:table-cell>
          <table:table-cell table:formula="of:=FIND(&quot;=&quot;;[.I980];1)" office:value-type="float" office:value="3" calcext:value-type="float">
            <text:p>3</text:p>
          </table:table-cell>
          <table:table-cell table:formula="of:=COM.MICROSOFT.CONCAT(MID([.I980];1;[.K980]-2);&quot;(N=&quot;;[.J980];&quot;)&quot;;MID([.I980];[.K980]-1;LEN([.I980])-[.K980]+2))" office:value-type="string" office:string-value="r(N=235) = -.06 ± .13" calcext:value-type="string">
            <text:p>r(N=235) = -.06 ± .13</text:p>
          </table:table-cell>
          <table:table-cell office:value-type="string" calcext:value-type="string">
            <text:p>Donnellan et al. (2015a) Study 1</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4 ± .11</text:p>
          </table:table-cell>
          <table:table-cell office:value-type="float" office:value="291" calcext:value-type="float">
            <text:p>291</text:p>
          </table:table-cell>
          <table:table-cell table:formula="of:=FIND(&quot;=&quot;;[.I981];1)" office:value-type="float" office:value="3" calcext:value-type="float">
            <text:p>3</text:p>
          </table:table-cell>
          <table:table-cell table:formula="of:=COM.MICROSOFT.CONCAT(MID([.I981];1;[.K981]-2);&quot;(N=&quot;;[.J981];&quot;)&quot;;MID([.I981];[.K981]-1;LEN([.I981])-[.K981]+2))" office:value-type="string" office:string-value="r(N=291) = -.04 ± .11" calcext:value-type="string">
            <text:p>r(N=291) = -.04 ± .11</text:p>
          </table:table-cell>
          <table:table-cell office:value-type="string" calcext:value-type="string">
            <text:p>Donnellan et al.(2015b)</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3 ± .10</text:p>
          </table:table-cell>
          <table:table-cell office:value-type="float" office:value="365" calcext:value-type="float">
            <text:p>365</text:p>
          </table:table-cell>
          <table:table-cell table:formula="of:=FIND(&quot;=&quot;;[.I982];1)" office:value-type="float" office:value="3" calcext:value-type="float">
            <text:p>3</text:p>
          </table:table-cell>
          <table:table-cell table:formula="of:=COM.MICROSOFT.CONCAT(MID([.I982];1;[.K982]-2);&quot;(N=&quot;;[.J982];&quot;)&quot;;MID([.I982];[.K982]-1;LEN([.I982])-[.K982]+2))" office:value-type="string" office:string-value="r(N=365) = -.03 ± .10" calcext:value-type="string">
            <text:p>r(N=365) = -.03 ± .10</text:p>
          </table:table-cell>
          <table:table-cell office:value-type="string" calcext:value-type="string">
            <text:p>Ferrell et al. (2013)</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traitstate.files.wordpress.com/2014/05/u-of-t-failure-to-replicate_final.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2 ± .10</text:p>
          </table:table-cell>
          <table:table-cell office:value-type="float" office:value="356" calcext:value-type="float">
            <text:p>356</text:p>
          </table:table-cell>
          <table:table-cell table:formula="of:=FIND(&quot;=&quot;;[.I983];1)" office:value-type="float" office:value="3" calcext:value-type="float">
            <text:p>3</text:p>
          </table:table-cell>
          <table:table-cell table:formula="of:=COM.MICROSOFT.CONCAT(MID([.I983];1;[.K983]-2);&quot;(N=&quot;;[.J983];&quot;)&quot;;MID([.I983];[.K983]-1;LEN([.I983])-[.K983]+2))" office:value-type="string" office:string-value="r(N=356) = -.02 ± .10" calcext:value-type="string">
            <text:p>r(N=356) = -.02 ± .10</text:p>
          </table:table-cell>
          <table:table-cell office:value-type="string" calcext:value-type="string">
            <text:p>McDonald &amp; Donnellan (2015)</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psychfiledrawer.org/files/5051407362021McDonald%20and%20Donnellan.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1 ± .09</text:p>
          </table:table-cell>
          <table:table-cell office:value-type="float" office:value="480" calcext:value-type="float">
            <text:p>480</text:p>
          </table:table-cell>
          <table:table-cell table:formula="of:=FIND(&quot;=&quot;;[.I984];1)" office:value-type="float" office:value="3" calcext:value-type="float">
            <text:p>3</text:p>
          </table:table-cell>
          <table:table-cell table:formula="of:=COM.MICROSOFT.CONCAT(MID([.I984];1;[.K984]-2);&quot;(N=&quot;;[.J984];&quot;)&quot;;MID([.I984];[.K984]-1;LEN([.I984])-[.K984]+2))" office:value-type="string" office:string-value="r(N=480) = -.01 ± .09" calcext:value-type="string">
            <text:p>r(N=480) = -.01 ± .09</text:p>
          </table:table-cell>
          <table:table-cell office:value-type="string" calcext:value-type="string">
            <text:p>Donnellan et al. (2015a) Study 2</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2 ± .10</text:p>
          </table:table-cell>
          <table:table-cell office:value-type="float" office:value="365" calcext:value-type="float">
            <text:p>365</text:p>
          </table:table-cell>
          <table:table-cell table:formula="of:=FIND(&quot;=&quot;;[.I985];1)" office:value-type="float" office:value="3" calcext:value-type="float">
            <text:p>3</text:p>
          </table:table-cell>
          <table:table-cell table:formula="of:=COM.MICROSOFT.CONCAT(MID([.I985];1;[.K985]-2);&quot;(N=&quot;;[.J985];&quot;)&quot;;MID([.I985];[.K985]-1;LEN([.I985])-[.K985]+2))" office:value-type="string" office:string-value="r(N=365) = +.02 ± .10" calcext:value-type="string">
            <text:p>r(N=365) = +.02 ± .10</text:p>
          </table:table-cell>
          <table:table-cell office:value-type="string" calcext:value-type="string">
            <text:p>Donnellan et al. (2015a) Study 8</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2 ± .11</text:p>
          </table:table-cell>
          <table:table-cell office:value-type="float" office:value="311" calcext:value-type="float">
            <text:p>311</text:p>
          </table:table-cell>
          <table:table-cell table:formula="of:=FIND(&quot;=&quot;;[.I986];1)" office:value-type="float" office:value="3" calcext:value-type="float">
            <text:p>3</text:p>
          </table:table-cell>
          <table:table-cell table:formula="of:=COM.MICROSOFT.CONCAT(MID([.I986];1;[.K986]-2);&quot;(N=&quot;;[.J986];&quot;)&quot;;MID([.I986];[.K986]-1;LEN([.I986])-[.K986]+2))" office:value-type="string" office:string-value="r(N=311) = +.02 ± .11" calcext:value-type="string">
            <text:p>r(N=311) = +.02 ± .11</text:p>
          </table:table-cell>
          <table:table-cell office:value-type="string" calcext:value-type="string">
            <text:p>Donnellan et al. (2015a) Study 7</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4 ± .08</text:p>
          </table:table-cell>
          <table:table-cell office:value-type="float" office:value="531" calcext:value-type="float">
            <text:p>531</text:p>
          </table:table-cell>
          <table:table-cell table:formula="of:=FIND(&quot;=&quot;;[.I987];1)" office:value-type="float" office:value="3" calcext:value-type="float">
            <text:p>3</text:p>
          </table:table-cell>
          <table:table-cell table:formula="of:=COM.MICROSOFT.CONCAT(MID([.I987];1;[.K987]-2);&quot;(N=&quot;;[.J987];&quot;)&quot;;MID([.I987];[.K987]-1;LEN([.I987])-[.K987]+2))" office:value-type="string" office:string-value="r(N=531) = +.04 ± .08" calcext:value-type="string">
            <text:p>r(N=531) = +.04 ± .08</text:p>
          </table:table-cell>
          <table:table-cell office:value-type="string" calcext:value-type="string">
            <text:p>Donnellan &amp; Lucas (2014)</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www.psychfiledrawer.org/files/471398782639Spring%202014%20Failure%20to%20Replicate.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06 ± .08</text:p>
          </table:table-cell>
          <table:table-cell office:value-type="float" office:value="553" calcext:value-type="float">
            <text:p>553</text:p>
          </table:table-cell>
          <table:table-cell table:formula="of:=FIND(&quot;=&quot;;[.I988];1)" office:value-type="float" office:value="3" calcext:value-type="float">
            <text:p>3</text:p>
          </table:table-cell>
          <table:table-cell table:formula="of:=COM.MICROSOFT.CONCAT(MID([.I988];1;[.K988]-2);&quot;(N=&quot;;[.J988];&quot;)&quot;;MID([.I988];[.K988]-1;LEN([.I988])-[.K988]+2))" office:value-type="string" office:string-value="r(N=553) = +.06 ± .08" calcext:value-type="string">
            <text:p>r(N=553) = +.06 ± .08</text:p>
          </table:table-cell>
          <table:table-cell office:value-type="string" calcext:value-type="string">
            <text:p>Donnellan et al. (2015a) Study 6</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10 ± .09</text:p>
          </table:table-cell>
          <table:table-cell office:value-type="float" office:value="494" calcext:value-type="float">
            <text:p>494</text:p>
          </table:table-cell>
          <table:table-cell table:formula="of:=FIND(&quot;=&quot;;[.I989];1)" office:value-type="float" office:value="3" calcext:value-type="float">
            <text:p>3</text:p>
          </table:table-cell>
          <table:table-cell table:formula="of:=COM.MICROSOFT.CONCAT(MID([.I989];1;[.K989]-2);&quot;(N=&quot;;[.J989];&quot;)&quot;;MID([.I989];[.K989]-1;LEN([.I989])-[.K989]+2))" office:value-type="string" office:string-value="r(N=494) = +.10 ± .09" calcext:value-type="string">
            <text:p>r(N=494) = +.10 ± .09</text:p>
          </table:table-cell>
          <table:table-cell office:value-type="string" calcext:value-type="string">
            <text:p>Donnellan et al. (2015a) Study 5</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1a</text:p>
          </table:table-cell>
          <table:table-cell office:value-type="string" calcext:value-type="string">
            <text:p>r = +.57 ± .19</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r(N=51) = +.57 ± .19</text:p>
          </table:table-cell>
          <table:table-cell office:value-type="string" calcext:value-type="string">
            <text:p>r = +.13 ± .13</text:p>
          </table:table-cell>
          <table:table-cell office:value-type="float" office:value="210" calcext:value-type="float">
            <text:p>210</text:p>
          </table:table-cell>
          <table:table-cell table:formula="of:=FIND(&quot;=&quot;;[.I990];1)" office:value-type="float" office:value="3" calcext:value-type="float">
            <text:p>3</text:p>
          </table:table-cell>
          <table:table-cell table:formula="of:=COM.MICROSOFT.CONCAT(MID([.I990];1;[.K990]-2);&quot;(N=&quot;;[.J990];&quot;)&quot;;MID([.I990];[.K990]-1;LEN([.I990])-[.K990]+2))" office:value-type="string" office:string-value="r(N=210) = +.13 ± .13" calcext:value-type="string">
            <text:p>r(N=210) = +.13 ± .13</text:p>
          </table:table-cell>
          <table:table-cell office:value-type="string" calcext:value-type="string">
            <text:p>Donnellan et al. (2015a) Study 3</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s://msu.edu/~cesario/publications/Donnellan%20Lucas%20Cesario%20IN%20PRESS%20EMOTION%20loneliness%20bathing.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t shower loneliness effect</text:p>
          </table:table-cell>
          <table:table-cell office:value-type="string" calcext:value-type="string">
            <text:p>Bargh &amp; Shalev (2012) Study 2</text:p>
          </table:table-cell>
          <table:table-cell office:value-type="string" calcext:value-type="string">
            <text:p>r = +.29 ± .21</text:p>
          </table:table-cell>
          <table:table-cell office:value-type="float" office:value="75" calcext:value-type="float">
            <text:p>75</text:p>
          </table:table-cell>
          <table:table-cell office:value-type="float" office:value="3" calcext:value-type="float">
            <text:p>3</text:p>
          </table:table-cell>
          <table:table-cell office:value-type="string" calcext:value-type="string">
            <text:p>r(N=75) = +.29 ± .21</text:p>
          </table:table-cell>
          <table:table-cell office:value-type="string" calcext:value-type="string">
            <text:p>r = +.01 ± .11</text:p>
          </table:table-cell>
          <table:table-cell office:value-type="float" office:value="260" calcext:value-type="float">
            <text:p>260</text:p>
          </table:table-cell>
          <table:table-cell table:formula="of:=FIND(&quot;=&quot;;[.I991];1)" office:value-type="float" office:value="3" calcext:value-type="float">
            <text:p>3</text:p>
          </table:table-cell>
          <table:table-cell table:formula="of:=COM.MICROSOFT.CONCAT(MID([.I991];1;[.K991]-2);&quot;(N=&quot;;[.J991];&quot;)&quot;;MID([.I991];[.K991]-1;LEN([.I991])-[.K991]+2))" office:value-type="string" office:string-value="r(N=260) = +.01 ± .11" calcext:value-type="string">
            <text:p>r(N=260) = +.01 ± .11</text:p>
          </table:table-cell>
          <table:table-cell office:value-type="string" calcext:value-type="string">
            <text:p>Wortman et al. (2014)</text:p>
          </table:table-cell>
          <table:table-cell table:number-columns-repeated="2"/>
          <table:table-cell office:value-type="string" calcext:value-type="string">
            <text:p>social</text:p>
          </table:table-cell>
          <table:table-cell table:number-columns-repeated="8"/>
          <table:table-cell office:value-type="string" calcext:value-type="string">
            <text:p>http://www.ncbi.nlm.nih.gov/pmc/articles/PMC3406601/</text:p>
          </table:table-cell>
          <table:table-cell office:value-type="string" calcext:value-type="string">
            <text:p>http://psycnet.apa.org/fulltext/2014-34343-001.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anxious attachment warm food effect</text:p>
          </table:table-cell>
          <table:table-cell office:value-type="string" calcext:value-type="string">
            <text:p>Vess (2012) Study 1</text:p>
          </table:table-cell>
          <table:table-cell office:value-type="string" calcext:value-type="string">
            <text:p>d = +.60 ± .55</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0 ± .55</text:p>
          </table:table-cell>
          <table:table-cell office:value-type="string" calcext:value-type="string">
            <text:p>d = +.03 ± .27</text:p>
          </table:table-cell>
          <table:table-cell office:value-type="float" office:value="219" calcext:value-type="float">
            <text:p>219</text:p>
          </table:table-cell>
          <table:table-cell table:formula="of:=FIND(&quot;=&quot;;[.I992];1)" office:value-type="float" office:value="3" calcext:value-type="float">
            <text:p>3</text:p>
          </table:table-cell>
          <table:table-cell table:formula="of:=COM.MICROSOFT.CONCAT(MID([.I992];1;[.K992]-2);&quot;(N=&quot;;[.J992];&quot;)&quot;;MID([.I992];[.K992]-1;LEN([.I992])-[.K992]+2))" office:value-type="string" office:string-value="d(N=219) = +.03 ± .27" calcext:value-type="string">
            <text:p>d(N=219) = +.03 ± .27</text:p>
          </table:table-cell>
          <table:table-cell office:value-type="string" calcext:value-type="string">
            <text:p>LeBel &amp; Campbell (2013) Study 1</text:p>
          </table:table-cell>
          <table:table-cell table:number-columns-repeated="2"/>
          <table:table-cell office:value-type="string" calcext:value-type="string">
            <text:p>social</text:p>
          </table:table-cell>
          <table:table-cell/>
          <table:table-cell office:value-type="string" calcext:value-type="string">
            <text:p>Known sex differences in food preferences (women liked vegetables, fruits, candy, and wine more than men whereas men liked meats, chili pepper, and beer more than women; Logan &amp; Smith, 1986)</text:p>
          </table:table-cell>
          <table:table-cell table:number-columns-repeated="11"/>
          <table:table-cell office:value-type="string" calcext:value-type="string">
            <text:p>individuals with high (but not low) levels of anxious attachment reported heightened preferences for warm foods when attachment concerns were activated (i.e., by reflecting on a romantic breakup). </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anxious attachment warm food effect</text:p>
          </table:table-cell>
          <table:table-cell office:value-type="string" calcext:value-type="string">
            <text:p>Vess (2012) Study 1</text:p>
          </table:table-cell>
          <table:table-cell office:value-type="string" calcext:value-type="string">
            <text:p>d = +.60 ± .55</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d(N=56) = +.60 ± .55</text:p>
          </table:table-cell>
          <table:table-cell office:value-type="string" calcext:value-type="string">
            <text:p>d = +.05 ± .26</text:p>
          </table:table-cell>
          <table:table-cell office:value-type="float" office:value="233" calcext:value-type="float">
            <text:p>233</text:p>
          </table:table-cell>
          <table:table-cell table:formula="of:=FIND(&quot;=&quot;;[.I993];1)" office:value-type="float" office:value="3" calcext:value-type="float">
            <text:p>3</text:p>
          </table:table-cell>
          <table:table-cell table:formula="of:=COM.MICROSOFT.CONCAT(MID([.I993];1;[.K993]-2);&quot;(N=&quot;;[.J993];&quot;)&quot;;MID([.I993];[.K993]-1;LEN([.I993])-[.K993]+2))" office:value-type="string" office:string-value="d(N=233) = +.05 ± .26" calcext:value-type="string">
            <text:p>d(N=233) = +.05 ± .26</text:p>
          </table:table-cell>
          <table:table-cell office:value-type="string" calcext:value-type="string">
            <text:p>LeBel &amp; Campbell (2013) Study 2</text:p>
          </table:table-cell>
          <table:table-cell table:number-columns-repeated="2"/>
          <table:table-cell office:value-type="string" calcext:value-type="string">
            <text:p>social</text:p>
          </table:table-cell>
          <table:table-cell/>
          <table:table-cell office:value-type="string" calcext:value-type="string">
            <text:p>Known sex differences in food preferences (women liked vegetables, fruits, candy, and wine more than men whereas men liked meats, chili pepper, and beer more than women; Logan &amp; Smith, 1986)</text:p>
          </table:table-cell>
          <table:table-cell table:number-columns-repeated="11"/>
          <table:table-cell office:value-type="string" calcext:value-type="string">
            <text:p>individuals with high (but not low) levels of anxious attachment reported heightened preferences for warm foods when attachment concerns were activated (i.e., by reflecting on a romantic breakup). </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1/f noise racial bias effect</text:p>
          </table:table-cell>
          <table:table-cell office:value-type="string" calcext:value-type="string">
            <text:p>Correll (2008) Study 2</text:p>
          </table:table-cell>
          <table:table-cell office:value-type="string" calcext:value-type="string">
            <text:p>d = +.59 ± .51</text:p>
          </table:table-cell>
          <table:table-cell office:value-type="float" office:value="71" calcext:value-type="float">
            <text:p>71</text:p>
          </table:table-cell>
          <table:table-cell office:value-type="float" office:value="3" calcext:value-type="float">
            <text:p>3</text:p>
          </table:table-cell>
          <table:table-cell office:value-type="string" calcext:value-type="string">
            <text:p>d(N=71) = +.59 ± .51</text:p>
          </table:table-cell>
          <table:table-cell office:value-type="string" calcext:value-type="string">
            <text:p>d = +.16 ± .34</text:p>
          </table:table-cell>
          <table:table-cell office:value-type="float" office:value="148" calcext:value-type="float">
            <text:p>148</text:p>
          </table:table-cell>
          <table:table-cell table:formula="of:=FIND(&quot;=&quot;;[.I994];1)" office:value-type="float" office:value="3" calcext:value-type="float">
            <text:p>3</text:p>
          </table:table-cell>
          <table:table-cell table:formula="of:=COM.MICROSOFT.CONCAT(MID([.I994];1;[.K994]-2);&quot;(N=&quot;;[.J994];&quot;)&quot;;MID([.I994];[.K994]-1;LEN([.I994])-[.K994]+2))" office:value-type="string" office:string-value="d(N=148) = +.16 ± .34" calcext:value-type="string">
            <text:p>d(N=148) = +.16 ± .34</text:p>
          </table:table-cell>
          <table:table-cell office:value-type="string" calcext:value-type="string">
            <text:p>Madurski &amp; LeBel (2015) Study 1</text:p>
          </table:table-cell>
          <table:table-cell table:number-columns-repeated="2"/>
          <table:table-cell office:value-type="string" calcext:value-type="string">
            <text:p>social</text:p>
          </table:table-cell>
          <table:table-cell/>
          <table:table-cell office:value-type="string" calcext:value-type="string">
            <text:p>Racial bias (in terms of RT) higher in use and avoid race (compared to control) conditions (d = .34 ± .35)</text:p>
          </table:table-cell>
          <table:table-cell table:number-columns-repeated="11"/>
          <table:table-cell office:value-type="string" calcext:value-type="string">
            <text:p>Use/avoid race conditions increases effort (via 1/f noise) on racial bias task (weapon identification task)</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1/f noise racial bias effect</text:p>
          </table:table-cell>
          <table:table-cell office:value-type="string" calcext:value-type="string">
            <text:p>Correll (2008) Study 2</text:p>
          </table:table-cell>
          <table:table-cell office:value-type="string" calcext:value-type="string">
            <text:p>d = +.59 ± .51</text:p>
          </table:table-cell>
          <table:table-cell office:value-type="float" office:value="71" calcext:value-type="float">
            <text:p>71</text:p>
          </table:table-cell>
          <table:table-cell office:value-type="float" office:value="3" calcext:value-type="float">
            <text:p>3</text:p>
          </table:table-cell>
          <table:table-cell office:value-type="string" calcext:value-type="string">
            <text:p>d(N=71) = +.59 ± .51</text:p>
          </table:table-cell>
          <table:table-cell office:value-type="string" calcext:value-type="string">
            <text:p>d = -.09 ± .34</text:p>
          </table:table-cell>
          <table:table-cell office:value-type="float" office:value="148" calcext:value-type="float">
            <text:p>148</text:p>
          </table:table-cell>
          <table:table-cell table:formula="of:=FIND(&quot;=&quot;;[.I995];1)" office:value-type="float" office:value="3" calcext:value-type="float">
            <text:p>3</text:p>
          </table:table-cell>
          <table:table-cell table:formula="of:=COM.MICROSOFT.CONCAT(MID([.I995];1;[.K995]-2);&quot;(N=&quot;;[.J995];&quot;)&quot;;MID([.I995];[.K995]-1;LEN([.I995])-[.K995]+2))" office:value-type="string" office:string-value="d(N=148) = -.09 ± .34" calcext:value-type="string">
            <text:p>d(N=148) = -.09 ± .34</text:p>
          </table:table-cell>
          <table:table-cell office:value-type="string" calcext:value-type="string">
            <text:p>Madurski &amp; LeBel (2015) Study 2</text:p>
          </table:table-cell>
          <table:table-cell table:number-columns-repeated="2"/>
          <table:table-cell office:value-type="string" calcext:value-type="string">
            <text:p>social</text:p>
          </table:table-cell>
          <table:table-cell/>
          <table:table-cell office:value-type="string" calcext:value-type="string">
            <text:p>Racial bias (in terms of RT) higher in use and avoid race (compared to control) conditions (d = .44 ± .35)</text:p>
          </table:table-cell>
          <table:table-cell table:number-columns-repeated="11"/>
          <table:table-cell office:value-type="string" calcext:value-type="string">
            <text:p>Use/avoid race conditions increases effort (via 1/f noise) on racial bias task (weapon identification task)</text:p>
          </table:table-cell>
          <table:table-cell table:number-columns-repeated="7"/>
        </table:table-row>
        <table:table-row table:style-name="ro1">
          <table:table-cell office:value-type="string" calcext:value-type="string">
            <text:p>individual effort</text:p>
          </table:table-cell>
          <table:table-cell/>
          <table:table-cell office:value-type="string" calcext:value-type="string">
            <text:p>high-approach positive affect constricts attention effect</text:p>
          </table:table-cell>
          <table:table-cell office:value-type="string" calcext:value-type="string">
            <text:p>Gable &amp; Harmon-Jones (2008) Study 2 </text:p>
          </table:table-cell>
          <table:table-cell office:value-type="string" calcext:value-type="string">
            <text:p>η² = .53 [.26,.67] </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η²(N=32) = .53 [.26,.67] </text:p>
          </table:table-cell>
          <table:table-cell office:value-type="string" calcext:value-type="string">
            <text:p>η² = .24 [.09,.39] </text:p>
          </table:table-cell>
          <table:table-cell office:value-type="float" office:value="79" calcext:value-type="float">
            <text:p>79</text:p>
          </table:table-cell>
          <table:table-cell table:formula="of:=FIND(&quot;=&quot;;[.I996];1)" office:value-type="float" office:value="4" calcext:value-type="float">
            <text:p>4</text:p>
          </table:table-cell>
          <table:table-cell table:formula="of:=COM.MICROSOFT.CONCAT(MID([.I996];1;[.K996]-2);&quot;(N=&quot;;[.J996];&quot;)&quot;;MID([.I996];[.K996]-1;LEN([.I996])-[.K996]+2))" office:value-type="string" office:string-value="η²(N=79) = .24 [.09,.39] " calcext:value-type="string">
            <text:p>η²(N=79) = .24 [.09,.39] </text:p>
          </table:table-cell>
          <table:table-cell office:value-type="string" calcext:value-type="string">
            <text:p>Domachowska et al. (2016) Study 1 </text:p>
          </table:table-cell>
          <table:table-cell table:number-columns-repeated="2"/>
          <table:table-cell office:value-type="string" calcext:value-type="string">
            <text:p>social</text:p>
          </table:table-cell>
          <table:table-cell office:value-type="string" calcext:value-type="string">
            <text:p>German language; Mood (PANAS) assessed at study outset </text:p>
          </table:table-cell>
          <table:table-cell office:value-type="string" calcext:value-type="string">
            <text:p>Neutral mood global bias effect observed, p &lt; .01; Successful valence manipulation check, dz = 1.14</text:p>
          </table:table-cell>
          <table:table-cell office:value-type="string" calcext:value-type="string">
            <text:p>Affect (High-approach positive affect vs. neutral) </text:p>
          </table:table-cell>
          <table:table-cell office:value-type="string" calcext:value-type="string">
            <text:p>Attentional breadth (Navon, 1977 letter task RTs) </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high-approach positive affect constricts attention effect</text:p>
          </table:table-cell>
          <table:table-cell office:value-type="string" calcext:value-type="string">
            <text:p>Gable &amp; Harmon-Jones (2008) Study 2 </text:p>
          </table:table-cell>
          <table:table-cell office:value-type="string" calcext:value-type="string">
            <text:p>η² = .53 [.26,.67] </text:p>
          </table:table-cell>
          <table:table-cell office:value-type="float" office:value="32" calcext:value-type="float">
            <text:p>32</text:p>
          </table:table-cell>
          <table:table-cell office:value-type="float" office:value="4" calcext:value-type="float">
            <text:p>4</text:p>
          </table:table-cell>
          <table:table-cell office:value-type="string" calcext:value-type="string">
            <text:p>η²(N=32) = .53 [.26,.67] </text:p>
          </table:table-cell>
          <table:table-cell office:value-type="string" calcext:value-type="string">
            <text:p>η² = .08 [.00,.21] </text:p>
          </table:table-cell>
          <table:table-cell office:value-type="float" office:value="80" calcext:value-type="float">
            <text:p>80</text:p>
          </table:table-cell>
          <table:table-cell table:formula="of:=FIND(&quot;=&quot;;[.I997];1)" office:value-type="float" office:value="4" calcext:value-type="float">
            <text:p>4</text:p>
          </table:table-cell>
          <table:table-cell table:formula="of:=COM.MICROSOFT.CONCAT(MID([.I997];1;[.K997]-2);&quot;(N=&quot;;[.J997];&quot;)&quot;;MID([.I997];[.K997]-1;LEN([.I997])-[.K997]+2))" office:value-type="string" office:string-value="η²(N=80) = .08 [.00,.21] " calcext:value-type="string">
            <text:p>η²(N=80) = .08 [.00,.21] </text:p>
          </table:table-cell>
          <table:table-cell office:value-type="string" calcext:value-type="string">
            <text:p>Domachowska et al. (2016) Study 2</text:p>
          </table:table-cell>
          <table:table-cell table:number-columns-repeated="2"/>
          <table:table-cell office:value-type="string" calcext:value-type="string">
            <text:p>social</text:p>
          </table:table-cell>
          <table:table-cell office:value-type="string" calcext:value-type="string">
            <text:p>German-normed stimuli; Low-approach positive affect within-subject condition also included </text:p>
          </table:table-cell>
          <table:table-cell office:value-type="string" calcext:value-type="string">
            <text:p>Neutral mood global bias effect observed, p &lt; .05; Successful valence manipulation check, dz = 2.51</text:p>
          </table:table-cell>
          <table:table-cell office:value-type="string" calcext:value-type="string">
            <text:p>Affect (High-approach positive affect vs. neutral) </text:p>
          </table:table-cell>
          <table:table-cell office:value-type="string" calcext:value-type="string">
            <text:p>Attentional breadth (Navon, 1977 letter task RTs) </text:p>
          </table:table-cell>
          <table:table-cell table:number-columns-repeated="17"/>
        </table:table-row>
        <table:table-row table:style-name="ro1">
          <table:table-cell office:value-type="string" calcext:value-type="string">
            <text:p>individual effort</text:p>
          </table:table-cell>
          <table:table-cell/>
          <table:table-cell office:value-type="string" calcext:value-type="string">
            <text:p>honesty priming</text:p>
          </table:table-cell>
          <table:table-cell office:value-type="string" calcext:value-type="string">
            <text:p>Rasinski et al. (2005) </text:p>
          </table:table-cell>
          <table:table-cell office:value-type="string" calcext:value-type="string">
            <text:p>d = +1.21 ± .55</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d(N=62) = +1.21 ± .55</text:p>
          </table:table-cell>
          <table:table-cell office:value-type="string" calcext:value-type="string">
            <text:p>d = +.18 ± .33</text:p>
          </table:table-cell>
          <table:table-cell office:value-type="float" office:value="149" calcext:value-type="float">
            <text:p>149</text:p>
          </table:table-cell>
          <table:table-cell table:formula="of:=FIND(&quot;=&quot;;[.I998];1)" office:value-type="float" office:value="3" calcext:value-type="float">
            <text:p>3</text:p>
          </table:table-cell>
          <table:table-cell table:formula="of:=COM.MICROSOFT.CONCAT(MID([.I998];1;[.K998]-2);&quot;(N=&quot;;[.J998];&quot;)&quot;;MID([.I998];[.K998]-1;LEN([.I998])-[.K998]+2))" office:value-type="string" office:string-value="d(N=149) = +.18 ± .33" calcext:value-type="string">
            <text:p>d(N=149) = +.18 ± .33</text:p>
          </table:table-cell>
          <table:table-cell office:value-type="string" calcext:value-type="string">
            <text:p>Pashler, Rohrer, &amp; Harris (2012) Study 1</text:p>
          </table:table-cell>
          <table:table-cell table:number-columns-repeated="2"/>
          <table:table-cell office:value-type="string" calcext:value-type="string">
            <text:p>social</text:p>
          </table:table-cell>
          <table:table-cell table:number-columns-repeated="8"/>
          <table:table-cell office:value-type="string" calcext:value-type="string">
            <text:p>http://j.b.legal.free.fr/Blog/share/M1/Articles%20INC/Goals/honesty%20goal%20priming.pdf</text:p>
          </table:table-cell>
          <table:table-cell office:value-type="string" calcext:value-type="string">
            <text:p>http://laplab.ucsd.edu/articles/Pashler%20Rohrer%20Harris_JESP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nesty priming</text:p>
          </table:table-cell>
          <table:table-cell office:value-type="string" calcext:value-type="string">
            <text:p>Rasinski et al. (2005) </text:p>
          </table:table-cell>
          <table:table-cell office:value-type="string" calcext:value-type="string">
            <text:p>d = +1.21 ± .55</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d(N=62) = +1.21 ± .55</text:p>
          </table:table-cell>
          <table:table-cell office:value-type="string" calcext:value-type="string">
            <text:p>d = -.13 ± .33</text:p>
          </table:table-cell>
          <table:table-cell office:value-type="float" office:value="152" calcext:value-type="float">
            <text:p>152</text:p>
          </table:table-cell>
          <table:table-cell table:formula="of:=FIND(&quot;=&quot;;[.I999];1)" office:value-type="float" office:value="3" calcext:value-type="float">
            <text:p>3</text:p>
          </table:table-cell>
          <table:table-cell table:formula="of:=COM.MICROSOFT.CONCAT(MID([.I999];1;[.K999]-2);&quot;(N=&quot;;[.J999];&quot;)&quot;;MID([.I999];[.K999]-1;LEN([.I999])-[.K999]+2))" office:value-type="string" office:string-value="d(N=152) = -.13 ± .33" calcext:value-type="string">
            <text:p>d(N=152) = -.13 ± .33</text:p>
          </table:table-cell>
          <table:table-cell office:value-type="string" calcext:value-type="string">
            <text:p>Pashler, Rohrer, &amp; Harris (2012) Study 2</text:p>
          </table:table-cell>
          <table:table-cell table:number-columns-repeated="2"/>
          <table:table-cell office:value-type="string" calcext:value-type="string">
            <text:p>social</text:p>
          </table:table-cell>
          <table:table-cell table:number-columns-repeated="8"/>
          <table:table-cell office:value-type="string" calcext:value-type="string">
            <text:p>http://j.b.legal.free.fr/Blog/share/M1/Articles%20INC/Goals/honesty%20goal%20priming.pdf</text:p>
          </table:table-cell>
          <table:table-cell office:value-type="string" calcext:value-type="string">
            <text:p>http://laplab.ucsd.edu/articles/Pashler%20Rohrer%20Harris_JESP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nesty priming</text:p>
          </table:table-cell>
          <table:table-cell office:value-type="string" calcext:value-type="string">
            <text:p>Rasinski et al. (2005) </text:p>
          </table:table-cell>
          <table:table-cell office:value-type="string" calcext:value-type="string">
            <text:p>d = +1.21 ± .55</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d(N=62) = +1.21 ± .55</text:p>
          </table:table-cell>
          <table:table-cell office:value-type="string" calcext:value-type="string">
            <text:p>d = -.14 ± .32</text:p>
          </table:table-cell>
          <table:table-cell office:value-type="float" office:value="151" calcext:value-type="float">
            <text:p>151</text:p>
          </table:table-cell>
          <table:table-cell table:formula="of:=FIND(&quot;=&quot;;[.I1000];1)" office:value-type="float" office:value="3" calcext:value-type="float">
            <text:p>3</text:p>
          </table:table-cell>
          <table:table-cell table:formula="of:=COM.MICROSOFT.CONCAT(MID([.I1000];1;[.K1000]-2);&quot;(N=&quot;;[.J1000];&quot;)&quot;;MID([.I1000];[.K1000]-1;LEN([.I1000])-[.K1000]+2))" office:value-type="string" office:string-value="d(N=151) = -.14 ± .32" calcext:value-type="string">
            <text:p>d(N=151) = -.14 ± .32</text:p>
          </table:table-cell>
          <table:table-cell office:value-type="string" calcext:value-type="string">
            <text:p>Pashler, Rohrer, &amp; Harris (2012,online) Study 3</text:p>
          </table:table-cell>
          <table:table-cell table:number-columns-repeated="2"/>
          <table:table-cell office:value-type="string" calcext:value-type="string">
            <text:p>social</text:p>
          </table:table-cell>
          <table:table-cell table:number-columns-repeated="8"/>
          <table:table-cell office:value-type="string" calcext:value-type="string">
            <text:p>http://j.b.legal.free.fr/Blog/share/M1/Articles%20INC/Goals/honesty%20goal%20priming.pdf</text:p>
          </table:table-cell>
          <table:table-cell office:value-type="string" calcext:value-type="string">
            <text:p>http://laplab.ucsd.edu/articles/Pashler%20Rohrer%20Harris_JESP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honesty priming</text:p>
          </table:table-cell>
          <table:table-cell office:value-type="string" calcext:value-type="string">
            <text:p>Rasinski et al. (2005) </text:p>
          </table:table-cell>
          <table:table-cell office:value-type="string" calcext:value-type="string">
            <text:p>d = +1.21 ± .55</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d(N=62) = +1.21 ± .55</text:p>
          </table:table-cell>
          <table:table-cell office:value-type="string" calcext:value-type="string">
            <text:p>d = +.04 ± .32</text:p>
          </table:table-cell>
          <table:table-cell office:value-type="float" office:value="153" calcext:value-type="float">
            <text:p>153</text:p>
          </table:table-cell>
          <table:table-cell table:formula="of:=FIND(&quot;=&quot;;[.I1001];1)" office:value-type="float" office:value="3" calcext:value-type="float">
            <text:p>3</text:p>
          </table:table-cell>
          <table:table-cell table:formula="of:=COM.MICROSOFT.CONCAT(MID([.I1001];1;[.K1001]-2);&quot;(N=&quot;;[.J1001];&quot;)&quot;;MID([.I1001];[.K1001]-1;LEN([.I1001])-[.K1001]+2))" office:value-type="string" office:string-value="d(N=153) = +.04 ± .32" calcext:value-type="string">
            <text:p>d(N=153) = +.04 ± .32</text:p>
          </table:table-cell>
          <table:table-cell office:value-type="string" calcext:value-type="string">
            <text:p>Pashler, Rohrer, &amp; Harris (2012,online) Study 4</text:p>
          </table:table-cell>
          <table:table-cell table:number-columns-repeated="2"/>
          <table:table-cell office:value-type="string" calcext:value-type="string">
            <text:p>social</text:p>
          </table:table-cell>
          <table:table-cell table:number-columns-repeated="8"/>
          <table:table-cell office:value-type="string" calcext:value-type="string">
            <text:p>http://j.b.legal.free.fr/Blog/share/M1/Articles%20INC/Goals/honesty%20goal%20priming.pdf</text:p>
          </table:table-cell>
          <table:table-cell office:value-type="string" calcext:value-type="string">
            <text:p>http://laplab.ucsd.edu/articles/Pashler%20Rohrer%20Harris_JESP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achievement priming</text:p>
          </table:table-cell>
          <table:table-cell office:value-type="string" calcext:value-type="string">
            <text:p>Bargh et al. (2001) Study 1 </text:p>
          </table:table-cell>
          <table:table-cell office:value-type="string" calcext:value-type="string">
            <text:p>d = +.70 ± .46</text:p>
          </table:table-cell>
          <table:table-cell office:value-type="float" office:value="78" calcext:value-type="float">
            <text:p>78</text:p>
          </table:table-cell>
          <table:table-cell office:value-type="float" office:value="3" calcext:value-type="float">
            <text:p>3</text:p>
          </table:table-cell>
          <table:table-cell office:value-type="string" calcext:value-type="string">
            <text:p>d(N=78) = +.70 ± .46</text:p>
          </table:table-cell>
          <table:table-cell office:value-type="string" calcext:value-type="string">
            <text:p>d = -.24 ± .40</text:p>
          </table:table-cell>
          <table:table-cell office:value-type="float" office:value="106" calcext:value-type="float">
            <text:p>106</text:p>
          </table:table-cell>
          <table:table-cell table:formula="of:=FIND(&quot;=&quot;;[.I1002];1)" office:value-type="float" office:value="3" calcext:value-type="float">
            <text:p>3</text:p>
          </table:table-cell>
          <table:table-cell table:formula="of:=COM.MICROSOFT.CONCAT(MID([.I1002];1;[.K1002]-2);&quot;(N=&quot;;[.J1002];&quot;)&quot;;MID([.I1002];[.K1002]-1;LEN([.I1002])-[.K1002]+2))" office:value-type="string" office:string-value="d(N=106) = -.24 ± .40" calcext:value-type="string">
            <text:p>d(N=106) = -.24 ± .40</text:p>
          </table:table-cell>
          <table:table-cell office:value-type="string" calcext:value-type="string">
            <text:p>Harris et al. (2013) Study 1 </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f808/e462cc8169d5e4c8bb677df2f4a7f4304a16.pdf</text:p>
          </table:table-cell>
          <table:table-cell office:value-type="string" calcext:value-type="string">
            <text:p>http://laplab.ucsd.edu/articles/Harris_etal_PLOS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achievement priming</text:p>
          </table:table-cell>
          <table:table-cell office:value-type="string" calcext:value-type="string">
            <text:p>Bargh et al. (2001) Study 3</text:p>
          </table:table-cell>
          <table:table-cell office:value-type="string" calcext:value-type="string">
            <text:p>NR</text:p>
          </table:table-cell>
          <table:table-cell office:value-type="float" office:value="72" calcext:value-type="float">
            <text:p>72</text:p>
          </table:table-cell>
          <table:table-cell/>
          <table:table-cell office:value-type="string" calcext:value-type="string">
            <text:p>d(N=72) = ?</text:p>
          </table:table-cell>
          <table:table-cell office:value-type="string" calcext:value-type="string">
            <text:p>d = -.03 ± .49</text:p>
          </table:table-cell>
          <table:table-cell office:value-type="float" office:value="66" calcext:value-type="float">
            <text:p>66</text:p>
          </table:table-cell>
          <table:table-cell table:formula="of:=FIND(&quot;=&quot;;[.I1003];1)" office:value-type="float" office:value="3" calcext:value-type="float">
            <text:p>3</text:p>
          </table:table-cell>
          <table:table-cell table:formula="of:=COM.MICROSOFT.CONCAT(MID([.I1003];1;[.K1003]-2);&quot;(N=&quot;;[.J1003];&quot;)&quot;;MID([.I1003];[.K1003]-1;LEN([.I1003])-[.K1003]+2))" office:value-type="string" office:string-value="d(N=66) = -.03 ± .49" calcext:value-type="string">
            <text:p>d(N=66) = -.03 ± .49</text:p>
          </table:table-cell>
          <table:table-cell office:value-type="string" calcext:value-type="string">
            <text:p>Harris et al. (2013) Study 2</text:p>
          </table:table-cell>
          <table:table-cell table:number-columns-repeated="2"/>
          <table:table-cell office:value-type="string" calcext:value-type="string">
            <text:p>social</text:p>
          </table:table-cell>
          <table:table-cell table:number-columns-repeated="8"/>
          <table:table-cell office:value-type="string" calcext:value-type="string">
            <text:p>https://pdfs.semanticscholar.org/f808/e462cc8169d5e4c8bb677df2f4a7f4304a16.pdf</text:p>
          </table:table-cell>
          <table:table-cell office:value-type="string" calcext:value-type="string">
            <text:p>http://laplab.ucsd.edu/articles/Harris_etal_PLOS2013.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Time is money reminder reduces pleasure (Happiness DV)</text:p>
          </table:table-cell>
          <table:table-cell office:value-type="string" calcext:value-type="string">
            <text:p>Devoe &amp; House (2012) Study 3</text:p>
          </table:table-cell>
          <table:table-cell office:value-type="string" calcext:value-type="string">
            <text:p>d = +.75 ± .52</text:p>
          </table:table-cell>
          <table:table-cell office:value-type="float" office:value="145" calcext:value-type="float">
            <text:p>145</text:p>
          </table:table-cell>
          <table:table-cell office:value-type="float" office:value="3" calcext:value-type="float">
            <text:p>3</text:p>
          </table:table-cell>
          <table:table-cell office:value-type="string" calcext:value-type="string">
            <text:p>d(N=145) = +.75 ± .52</text:p>
          </table:table-cell>
          <table:table-cell office:value-type="string" calcext:value-type="string">
            <text:p>d = -.25 ± .27 </text:p>
          </table:table-cell>
          <table:table-cell office:value-type="float" office:value="266" calcext:value-type="float">
            <text:p>266</text:p>
          </table:table-cell>
          <table:table-cell table:formula="of:=FIND(&quot;=&quot;;[.I1004];1)" office:value-type="float" office:value="3" calcext:value-type="float">
            <text:p>3</text:p>
          </table:table-cell>
          <table:table-cell table:formula="of:=COM.MICROSOFT.CONCAT(MID([.I1004];1;[.K1004]-2);&quot;(N=&quot;;[.J1004];&quot;)&quot;;MID([.I1004];[.K1004]-1;LEN([.I1004])-[.K1004]+2))" office:value-type="string" office:string-value="d(N=266) = -.25 ± .27 " calcext:value-type="string">
            <text:p>d(N=266) = -.25 ± .27 </text:p>
          </table:table-cell>
          <table:table-cell office:value-type="string" calcext:value-type="string">
            <text:p>Connors, Khamitov et al. (2016) Study 1</text:p>
          </table:table-cell>
          <table:table-cell table:number-columns-repeated="2"/>
          <table:table-cell office:value-type="string" calcext:value-type="string">
            <text:p>social</text:p>
          </table:table-cell>
          <table:table-cell table:number-columns-repeated="8"/>
          <table:table-cell office:value-type="string" calcext:value-type="string">
            <text:p>https://www-2.rotman.utoronto.ca/facbios/file/DeVoe%20and%20House,%20JESP.pdf</text:p>
          </table:table-cell>
          <table:table-cell office:value-type="string" calcext:value-type="string">
            <text:p>https://github.com/eplebel/science-commons/blob/master/curated/connors-et-al(2016%2CJESP).pdf</text:p>
          </table:table-cell>
          <table:table-cell table:number-columns-repeated="11"/>
        </table:table-row>
        <table:table-row table:style-name="ro1">
          <table:table-cell office:value-type="string" calcext:value-type="string">
            <text:p>individual effort</text:p>
          </table:table-cell>
          <table:table-cell/>
          <table:table-cell office:value-type="string" calcext:value-type="string">
            <text:p>Time is money reminder reduces pleasure (Happiness DV)</text:p>
          </table:table-cell>
          <table:table-cell office:value-type="string" calcext:value-type="string">
            <text:p>Devoe &amp; House (2012) Study 3</text:p>
          </table:table-cell>
          <table:table-cell office:value-type="string" calcext:value-type="string">
            <text:p>d = +.75 ± .52</text:p>
          </table:table-cell>
          <table:table-cell office:value-type="float" office:value="145" calcext:value-type="float">
            <text:p>145</text:p>
          </table:table-cell>
          <table:table-cell office:value-type="float" office:value="3" calcext:value-type="float">
            <text:p>3</text:p>
          </table:table-cell>
          <table:table-cell office:value-type="string" calcext:value-type="string">
            <text:p>d(N=145) = +.75 ± .52</text:p>
          </table:table-cell>
          <table:table-cell office:value-type="string" calcext:value-type="string">
            <text:p>d = +.21 ± .29 </text:p>
          </table:table-cell>
          <table:table-cell office:value-type="float" office:value="254" calcext:value-type="float">
            <text:p>254</text:p>
          </table:table-cell>
          <table:table-cell table:formula="of:=FIND(&quot;=&quot;;[.I1005];1)" office:value-type="float" office:value="3" calcext:value-type="float">
            <text:p>3</text:p>
          </table:table-cell>
          <table:table-cell table:formula="of:=COM.MICROSOFT.CONCAT(MID([.I1005];1;[.K1005]-2);&quot;(N=&quot;;[.J1005];&quot;)&quot;;MID([.I1005];[.K1005]-1;LEN([.I1005])-[.K1005]+2))" office:value-type="string" office:string-value="d(N=254) = +.21 ± .29 " calcext:value-type="string">
            <text:p>d(N=254) = +.21 ± .29 </text:p>
          </table:table-cell>
          <table:table-cell office:value-type="string" calcext:value-type="string">
            <text:p>Connors, Khamitov et al. (2016) Study 2</text:p>
          </table:table-cell>
          <table:table-cell table:number-columns-repeated="2"/>
          <table:table-cell office:value-type="string" calcext:value-type="string">
            <text:p>social</text:p>
          </table:table-cell>
          <table:table-cell table:number-columns-repeated="8"/>
          <table:table-cell office:value-type="string" calcext:value-type="string">
            <text:p>https://www-2.rotman.utoronto.ca/facbios/file/DeVoe%20and%20House,%20JESP.pdf</text:p>
          </table:table-cell>
          <table:table-cell office:value-type="string" calcext:value-type="string">
            <text:p>https://github.com/eplebel/science-commons/blob/master/curated/connors-et-al(2016%2CJESP).pdf</text:p>
          </table:table-cell>
          <table:table-cell table:number-columns-repeated="11"/>
        </table:table-row>
        <table:table-row table:style-name="ro1" table:number-rows-repeated="1047570">
          <table:table-cell table:number-columns-repeated="37"/>
        </table:table-row>
        <table:table-row table:style-name="ro1">
          <table:table-cell table:number-columns-repeated="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6T18:38:56.169000000</dc:date>
    <meta:editing-duration>PT39M25S</meta:editing-duration>
    <meta:editing-cycles>8</meta:editing-cycles>
    <meta:generator>LibreOffice/5.4.2.2$Windows_X86_64 LibreOffice_project/22b09f6418e8c2d508a9eaf86b2399209b0990f4</meta:generator>
    <meta:document-statistic meta:table-count="1" meta:cell-count="16798" meta:object-count="0"/>
  </office:meta>
</office:document-meta>
</file>